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3" style:family="graphic" style:parent-style-name="standard">
      <style:graphic-properties draw:stroke="solid" svg:stroke-width="0.022cm" svg:stroke-color="#000000" draw:stroke-linejoin="round" svg:stroke-linecap="round" draw:fill="none" fo:padding-top="0.011cm" fo:padding-bottom="0.011cm" fo:padding-left="0.011cm" fo:padding-right="0.011cm"/>
    </style:style>
    <style:style style:name="gr4" style:family="graphic" style:parent-style-name="standard">
      <style:graphic-properties draw:stroke="solid" svg:stroke-width="0.045cm" svg:stroke-color="#000000" draw:stroke-linejoin="round" svg:stroke-linecap="round" draw:fill="none" fo:padding-top="0.022cm" fo:padding-bottom="0.022cm" fo:padding-left="0.022cm" fo:padding-right="0.022cm"/>
    </style:style>
    <style:style style:name="gr5" style:family="graphic" style:parent-style-name="standard">
      <style:graphic-properties draw:stroke="solid" svg:stroke-width="0.009cm" svg:stroke-color="#000000" draw:stroke-linejoin="round" svg:stroke-linecap="round" draw:fill="none" fo:padding-top="0.004cm" fo:padding-bottom="0.004cm" fo:padding-left="0.004cm" fo:padding-right="0.004cm"/>
    </style:style>
    <style:style style:name="gr6" style:family="graphic" style:parent-style-name="standard">
      <style:graphic-properties draw:stroke="solid" svg:stroke-width="0.034cm" svg:stroke-color="#000000" draw:stroke-linejoin="round" svg:stroke-linecap="round" draw:fill="none" fo:padding-top="0.017cm" fo:padding-bottom="0.017cm" fo:padding-left="0.017cm" fo:padding-right="0.017cm"/>
    </style:style>
    <style:style style:name="gr7" style:family="graphic" style:parent-style-name="standard">
      <style:graphic-properties draw:stroke="solid" svg:stroke-width="0.013cm" svg:stroke-color="#000000" draw:stroke-linejoin="round" svg:stroke-linecap="round" draw:fill="none" fo:padding-top="0.006cm" fo:padding-bottom="0.006cm" fo:padding-left="0.006cm" fo:padding-right="0.006cm"/>
    </style:style>
    <style:style style:name="gr8" style:family="graphic" style:parent-style-name="standard">
      <style:graphic-properties draw:stroke="none" draw:fill="solid" draw:fill-color="#000000"/>
    </style:style>
    <style:style style:name="co1" style:family="table-column">
      <style:table-column-properties style:column-width="6.744cm" style:use-optimal-column-width="false"/>
    </style:style>
    <style:style style:name="co2" style:family="table-column">
      <style:table-column-properties style:column-width="0.493cm" style:use-optimal-column-width="false"/>
    </style:style>
    <style:style style:name="co3" style:family="table-column">
      <style:table-column-properties style:column-width="1.988cm" style:use-optimal-column-width="false"/>
    </style:style>
    <style:style style:name="co4" style:family="table-column">
      <style:table-column-properties style:column-width="2.955cm" style:use-optimal-column-width="false"/>
    </style:style>
    <style:style style:name="co5" style:family="table-column">
      <style:table-column-properties style:column-width="8.177cm" style:use-optimal-column-width="false"/>
    </style:style>
    <style:style style:name="ro1" style:family="table-row">
      <style:table-row-properties style:row-height="0.392cm" style:use-optimal-row-height="false"/>
    </style:style>
    <style:style style:name="ro2" style:family="table-row">
      <style:table-row-properties style:row-height="1.054cm" style:use-optimal-row-height="false"/>
    </style:style>
    <style:style style:name="ro3" style:family="table-row">
      <style:table-row-properties style:row-height="1.716cm" style:use-optimal-row-height="false"/>
    </style:style>
    <style:style style:name="ro4" style:family="table-row">
      <style:table-row-properties style:row-height="0.723cm" style:use-optimal-row-height="false"/>
    </style:style>
    <style:style style:name="ro5" style:family="table-row">
      <style:table-row-properties style:row-height="0.408cm" style:use-optimal-row-height="false"/>
    </style:style>
    <style:style style:name="ro6" style:family="table-row">
      <style:table-row-properties style:row-height="0.772cm" style:use-optimal-row-height="false"/>
    </style:style>
    <style:style style:name="ro7" style:family="table-row">
      <style:table-row-properties style:row-height="0.481cm" style:use-optimal-row-height="false"/>
    </style:style>
    <style:style style:name="ce1" style:family="table-cell">
      <loext:graphic-properties draw:textarea-vertical-align="middle" fo:padding-top="0.03cm" fo:padding-bottom="0.03cm" fo:padding-left="0.03cm" fo:padding-right="0.03cm"/>
      <style:paragraph-properties fo:margin-top="0cm" fo:margin-bottom="0cm" fo:line-height="100%" fo:text-align="start" fo:border="0.28pt solid #000000" style:text-autospace="none"/>
      <style:text-properties style:text-position="-8% 58%" fo:font-size="12pt" style:font-size-asian="12pt" style:font-size-complex="12pt"/>
    </style:style>
    <style:style style:name="ce2" style:family="table-cell">
      <loext:graphic-properties draw:textarea-vertical-align="middle" fo:padding-top="0.03cm" fo:padding-bottom="0.03cm" fo:padding-left="0.03cm" fo:padding-right="0.03cm"/>
      <style:paragraph-properties fo:margin-top="0cm" fo:margin-bottom="0cm" fo:line-height="100%" fo:text-align="end" fo:border="0.28pt solid #000000" style:text-autospace="none"/>
      <style:text-properties style:text-position="-8% 58%" fo:font-size="12pt" style:font-size-asian="12pt" style:font-size-complex="12pt"/>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margin-top="0cm" fo:margin-bottom="0cm" fo:line-height="70%" fo:text-align="start" style:text-autospace="none"/>
      <style:text-properties style:text-position="-8% 58%"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03cm" svg:x="0cm" svg:y="0cm" svg:viewBox="0 0 21026 29704" draw:points="0,0 21026,0 21026,29704 0,29704">
          <text:p/>
        </draw:polygon>
        <draw:polyline draw:style-name="gr2" draw:text-style-name="P2" draw:layer="layout" svg:width="0.046cm" svg:height="0.026cm" svg:x="10.742cm" svg:y="11.053cm" svg:viewBox="0 0 47 27" draw:points="45,0 47,7 47,19 45,23 42,25 38,27 32,27 28,25 26,23 24,19 22,9 20,5 18,2 13,0 9,0 4,2 2,5 0,9 0,21 2,27">
          <text:p/>
        </draw:polyline>
        <draw:polyline draw:style-name="gr2" draw:text-style-name="P2" draw:layer="layout" svg:width="0.046cm" svg:height="0.028cm" svg:x="10.742cm" svg:y="11.097cm" svg:viewBox="0 0 47 29" draw:points="42,29 45,27 47,20 47,16 45,10 40,6 34,2 26,0 20,0 11,2 6,6 2,10 0,16 0,20 2,27 4,29">
          <text:p/>
        </draw:polyline>
        <draw:line draw:style-name="gr2" draw:text-style-name="P2" draw:layer="layout" svg:x1="10.788cm" svg:y1="11.145cm" svg:x2="10.742cm" svg:y2="11.145cm">
          <text:p/>
        </draw:line>
        <draw:line draw:style-name="gr2" draw:text-style-name="P2" draw:layer="layout" svg:x1="10.79cm" svg:y1="11.172cm" svg:x2="10.762cm" svg:y2="11.151cm">
          <text:p/>
        </draw:line>
        <draw:line draw:style-name="gr2" draw:text-style-name="P2" draw:layer="layout" svg:x1="10.742cm" svg:y1="11.172cm" svg:x2="10.769cm" svg:y2="11.145cm">
          <text:p/>
        </draw:line>
        <draw:line draw:style-name="gr2" draw:text-style-name="P2" draw:layer="layout" svg:x1="10.104cm" svg:y1="11.076cm" svg:x2="10.081cm" svg:y2="11.059cm">
          <text:p/>
        </draw:line>
        <draw:polyline draw:style-name="gr2" draw:text-style-name="P2" draw:layer="layout" svg:width="0.047cm" svg:height="0.027cm" svg:x="10.057cm" svg:y="11.048cm" svg:viewBox="0 0 48 28" draw:points="48,0 0,0 0,19 3,23 6,25 10,28 17,28 21,25 23,23 25,19 25,0">
          <text:p/>
        </draw:polyline>
        <draw:line draw:style-name="gr2" draw:text-style-name="P2" draw:layer="layout" svg:x1="10.079cm" svg:y1="11.094cm" svg:x2="10.079cm" svg:y2="11.109cm">
          <text:p/>
        </draw:line>
        <draw:polyline draw:style-name="gr2" draw:text-style-name="P2" draw:layer="layout" svg:width="0.047cm" svg:height="0.022cm" svg:x="10.057cm" svg:y="11.094cm" svg:viewBox="0 0 48 23" draw:points="48,23 48,0 0,0 0,23">
          <text:p/>
        </draw:polyline>
        <draw:polyline draw:style-name="gr2" draw:text-style-name="P2" draw:layer="layout" svg:width="0.047cm" svg:height="0.026cm" svg:x="10.057cm" svg:y="11.133cm" svg:viewBox="0 0 48 27" draw:points="45,0 48,7 48,18 45,23 43,25 38,27 34,27 29,25 27,23 25,18 23,9 21,4 19,2 15,0 10,0 6,2 3,4 0,9 0,21 3,27">
          <text:p/>
        </draw:polyline>
        <draw:line draw:style-name="gr2" draw:text-style-name="P2" draw:layer="layout" svg:x1="10.079cm" svg:y1="11.179cm" svg:x2="10.079cm" svg:y2="11.194cm">
          <text:p/>
        </draw:line>
        <draw:polyline draw:style-name="gr2" draw:text-style-name="P2" draw:layer="layout" svg:width="0.047cm" svg:height="0.021cm" svg:x="10.057cm" svg:y="11.179cm" svg:viewBox="0 0 48 22" draw:points="48,22 48,0 0,0 0,22">
          <text:p/>
        </draw:polyline>
        <draw:line draw:style-name="gr2" draw:text-style-name="P2" draw:layer="layout" svg:x1="10.057cm" svg:y1="11.214cm" svg:x2="10.057cm" svg:y2="11.24cm">
          <text:p/>
        </draw:line>
        <draw:line draw:style-name="gr2" draw:text-style-name="P2" draw:layer="layout" svg:x1="10.103cm" svg:y1="11.227cm" svg:x2="10.057cm" svg:y2="11.227cm">
          <text:p/>
        </draw:line>
        <draw:line draw:style-name="gr2" draw:text-style-name="P2" draw:layer="layout" svg:x1="10.045cm" svg:y1="11.042cm" svg:x2="10.045cm" svg:y2="11.239cm">
          <text:p/>
        </draw:line>
        <draw:line draw:style-name="gr2" draw:text-style-name="P2" draw:layer="layout" svg:x1="11.017cm" svg:y1="11.076cm" svg:x2="10.994cm" svg:y2="11.059cm">
          <text:p/>
        </draw:line>
        <draw:polyline draw:style-name="gr2" draw:text-style-name="P2" draw:layer="layout" svg:width="0.046cm" svg:height="0.027cm" svg:x="10.97cm" svg:y="11.048cm" svg:viewBox="0 0 47 28" draw:points="47,0 0,0 0,19 2,23 4,25 9,28 15,28 20,25 22,23 24,19 24,0">
          <text:p/>
        </draw:polyline>
        <draw:line draw:style-name="gr2" draw:text-style-name="P2" draw:layer="layout" svg:x1="10.992cm" svg:y1="11.094cm" svg:x2="10.992cm" svg:y2="11.109cm">
          <text:p/>
        </draw:line>
        <draw:polyline draw:style-name="gr2" draw:text-style-name="P2" draw:layer="layout" svg:width="0.046cm" svg:height="0.022cm" svg:x="10.97cm" svg:y="11.094cm" svg:viewBox="0 0 47 23" draw:points="47,23 47,0 0,0 0,23">
          <text:p/>
        </draw:polyline>
        <draw:polyline draw:style-name="gr2" draw:text-style-name="P2" draw:layer="layout" svg:width="0.046cm" svg:height="0.026cm" svg:x="10.97cm" svg:y="11.133cm" svg:viewBox="0 0 47 27" draw:points="45,0 47,7 47,18 45,23 42,25 38,27 34,27 28,25 26,23 24,18 22,9 20,4 18,2 13,0 9,0 4,2 2,4 0,9 0,21 2,27">
          <text:p/>
        </draw:polyline>
        <draw:line draw:style-name="gr2" draw:text-style-name="P2" draw:layer="layout" svg:x1="10.992cm" svg:y1="11.179cm" svg:x2="10.992cm" svg:y2="11.194cm">
          <text:p/>
        </draw:line>
        <draw:polyline draw:style-name="gr2" draw:text-style-name="P2" draw:layer="layout" svg:width="0.046cm" svg:height="0.021cm" svg:x="10.97cm" svg:y="11.179cm" svg:viewBox="0 0 47 22" draw:points="47,22 47,0 0,0 0,22">
          <text:p/>
        </draw:polyline>
        <draw:line draw:style-name="gr2" draw:text-style-name="P2" draw:layer="layout" svg:x1="10.97cm" svg:y1="11.214cm" svg:x2="10.97cm" svg:y2="11.24cm">
          <text:p/>
        </draw:line>
        <draw:line draw:style-name="gr2" draw:text-style-name="P2" draw:layer="layout" svg:x1="11.016cm" svg:y1="11.227cm" svg:x2="10.97cm" svg:y2="11.227cm">
          <text:p/>
        </draw:line>
        <draw:line draw:style-name="gr2" draw:text-style-name="P2" draw:layer="layout" svg:x1="10.958cm" svg:y1="11.042cm" svg:x2="10.958cm" svg:y2="11.239cm">
          <text:p/>
        </draw:line>
        <draw:polyline draw:style-name="gr2" draw:text-style-name="P2" draw:layer="layout" svg:width="0.046cm" svg:height="0.026cm" svg:x="9.829cm" svg:y="11.053cm" svg:viewBox="0 0 47 27" draw:points="45,0 47,7 47,19 45,23 43,25 38,27 34,27 29,25 27,23 25,19 23,9 21,5 19,2 15,0 10,0 6,2 2,5 0,9 0,21 2,27">
          <text:p/>
        </draw:polyline>
        <draw:polyline draw:style-name="gr2" draw:text-style-name="P2" draw:layer="layout" svg:width="0.046cm" svg:height="0.028cm" svg:x="9.829cm" svg:y="11.097cm" svg:viewBox="0 0 47 29" draw:points="43,29 45,27 47,20 47,16 45,10 40,6 36,2 27,0 21,0 12,2 8,6 2,10 0,16 0,20 2,27 6,29">
          <text:p/>
        </draw:polyline>
        <draw:line draw:style-name="gr2" draw:text-style-name="P2" draw:layer="layout" svg:x1="9.875cm" svg:y1="11.145cm" svg:x2="9.829cm" svg:y2="11.145cm">
          <text:p/>
        </draw:line>
        <draw:line draw:style-name="gr2" draw:text-style-name="P2" draw:layer="layout" svg:x1="9.876cm" svg:y1="11.172cm" svg:x2="9.849cm" svg:y2="11.151cm">
          <text:p/>
        </draw:line>
        <draw:line draw:style-name="gr2" draw:text-style-name="P2" draw:layer="layout" svg:x1="9.829cm" svg:y1="11.172cm" svg:x2="9.856cm" svg:y2="11.145cm">
          <text:p/>
        </draw:line>
        <draw:line draw:style-name="gr3" draw:text-style-name="P2" draw:layer="layout" svg:x1="11.386cm" svg:y1="6.533cm" svg:x2="11.444cm" svg:y2="6.633cm">
          <text:p/>
        </draw:line>
        <draw:line draw:style-name="gr3" draw:text-style-name="P2" draw:layer="layout" svg:x1="11.443cm" svg:y1="6.633cm" svg:x2="11.642cm" svg:y2="6.518cm">
          <text:p/>
        </draw:line>
        <draw:line draw:style-name="gr3" draw:text-style-name="P2" draw:layer="layout" svg:x1="11.585cm" svg:y1="6.42cm" svg:x2="11.386cm" svg:y2="6.535cm">
          <text:p/>
        </draw:line>
        <draw:line draw:style-name="gr3" draw:text-style-name="P2" draw:layer="layout" svg:x1="11.642cm" svg:y1="6.521cm" svg:x2="11.584cm" svg:y2="6.42cm">
          <text:p/>
        </draw:line>
        <draw:line draw:style-name="gr3" draw:text-style-name="P2" draw:layer="layout" svg:x1="9.492cm" svg:y1="6.633cm" svg:x2="9.55cm" svg:y2="6.533cm">
          <text:p/>
        </draw:line>
        <draw:line draw:style-name="gr3" draw:text-style-name="P2" draw:layer="layout" svg:x1="12.72cm" svg:y1="6.535cm" svg:x2="12.521cm" svg:y2="6.42cm">
          <text:p/>
        </draw:line>
        <draw:line draw:style-name="gr3" draw:text-style-name="P2" draw:layer="layout" svg:x1="12.465cm" svg:y1="6.518cm" svg:x2="12.663cm" svg:y2="6.633cm">
          <text:p/>
        </draw:line>
        <draw:line draw:style-name="gr3" draw:text-style-name="P2" draw:layer="layout" svg:x1="12.522cm" svg:y1="6.42cm" svg:x2="12.465cm" svg:y2="6.521cm">
          <text:p/>
        </draw:line>
        <draw:line draw:style-name="gr3" draw:text-style-name="P2" draw:layer="layout" svg:x1="12.662cm" svg:y1="6.633cm" svg:x2="12.72cm" svg:y2="6.533cm">
          <text:p/>
        </draw:line>
        <draw:line draw:style-name="gr3" draw:text-style-name="P2" draw:layer="layout" svg:x1="12.357cm" svg:y1="6.61cm" svg:x2="12.257cm" svg:y2="6.668cm">
          <text:p/>
        </draw:line>
        <draw:line draw:style-name="gr3" draw:text-style-name="P2" draw:layer="layout" svg:x1="12.371cm" svg:y1="6.865cm" svg:x2="12.471cm" svg:y2="6.807cm">
          <text:p/>
        </draw:line>
        <draw:line draw:style-name="gr3" draw:text-style-name="P2" draw:layer="layout" svg:x1="12.471cm" svg:y1="6.808cm" svg:x2="12.356cm" svg:y2="6.61cm">
          <text:p/>
        </draw:line>
        <draw:line draw:style-name="gr3" draw:text-style-name="P2" draw:layer="layout" svg:x1="12.257cm" svg:y1="6.667cm" svg:x2="12.372cm" svg:y2="6.865cm">
          <text:p/>
        </draw:line>
        <draw:line draw:style-name="gr3" draw:text-style-name="P2" draw:layer="layout" svg:x1="11.87cm" svg:y1="6.65cm" svg:x2="11.761cm" svg:y2="6.61cm">
          <text:p/>
        </draw:line>
        <draw:line draw:style-name="gr3" draw:text-style-name="P2" draw:layer="layout" svg:x1="11.79cm" svg:y1="6.865cm" svg:x2="11.87cm" svg:y2="6.649cm">
          <text:p/>
        </draw:line>
        <draw:line draw:style-name="gr3" draw:text-style-name="P2" draw:layer="layout" svg:x1="11.762cm" svg:y1="6.61cm" svg:x2="11.683cm" svg:y2="6.825cm">
          <text:p/>
        </draw:line>
        <draw:line draw:style-name="gr3" draw:text-style-name="P2" draw:layer="layout" svg:x1="11.683cm" svg:y1="6.824cm" svg:x2="11.791cm" svg:y2="6.865cm">
          <text:p/>
        </draw:line>
        <draw:line draw:style-name="gr3" draw:text-style-name="P2" draw:layer="layout" svg:x1="12.004cm" svg:y1="6.577cm" svg:x2="12.004cm" svg:y2="6.805cm">
          <text:p/>
        </draw:line>
        <draw:line draw:style-name="gr3" draw:text-style-name="P2" draw:layer="layout" svg:x1="12.119cm" svg:y1="6.805cm" svg:x2="12.119cm" svg:y2="6.577cm">
          <text:p/>
        </draw:line>
        <draw:line draw:style-name="gr3" draw:text-style-name="P2" draw:layer="layout" svg:x1="12.119cm" svg:y1="6.577cm" svg:x2="12.004cm" svg:y2="6.577cm">
          <text:p/>
        </draw:line>
        <draw:line draw:style-name="gr3" draw:text-style-name="P2" draw:layer="layout" svg:x1="12.004cm" svg:y1="6.805cm" svg:x2="12.119cm" svg:y2="6.805cm">
          <text:p/>
        </draw:line>
        <draw:line draw:style-name="gr3" draw:text-style-name="P2" draw:layer="layout" svg:x1="11.761cm" svg:y1="5.873cm" svg:x2="11.861cm" svg:y2="5.815cm">
          <text:p/>
        </draw:line>
        <draw:line draw:style-name="gr3" draw:text-style-name="P2" draw:layer="layout" svg:x1="11.746cm" svg:y1="5.617cm" svg:x2="11.646cm" svg:y2="5.675cm">
          <text:p/>
        </draw:line>
        <draw:line draw:style-name="gr3" draw:text-style-name="P2" draw:layer="layout" svg:x1="11.861cm" svg:y1="5.816cm" svg:x2="11.745cm" svg:y2="5.617cm">
          <text:p/>
        </draw:line>
        <draw:line draw:style-name="gr3" draw:text-style-name="P2" draw:layer="layout" svg:x1="11.646cm" svg:y1="5.674cm" svg:x2="11.762cm" svg:y2="5.873cm">
          <text:p/>
        </draw:line>
        <draw:line draw:style-name="gr3" draw:text-style-name="P2" draw:layer="layout" svg:x1="12.004cm" svg:y1="5.617cm" svg:x2="12.004cm" svg:y2="5.845cm">
          <text:p/>
        </draw:line>
        <draw:line draw:style-name="gr3" draw:text-style-name="P2" draw:layer="layout" svg:x1="12.004cm" svg:y1="5.845cm" svg:x2="12.119cm" svg:y2="5.845cm">
          <text:p/>
        </draw:line>
        <draw:line draw:style-name="gr3" draw:text-style-name="P2" draw:layer="layout" svg:x1="12.119cm" svg:y1="5.617cm" svg:x2="12.004cm" svg:y2="5.617cm">
          <text:p/>
        </draw:line>
        <draw:line draw:style-name="gr3" draw:text-style-name="P2" draw:layer="layout" svg:x1="12.372cm" svg:y1="5.594cm" svg:x2="12.257cm" svg:y2="5.793cm">
          <text:p/>
        </draw:line>
        <draw:line draw:style-name="gr3" draw:text-style-name="P2" draw:layer="layout" svg:x1="12.471cm" svg:y1="5.652cm" svg:x2="12.371cm" svg:y2="5.594cm">
          <text:p/>
        </draw:line>
        <draw:line draw:style-name="gr3" draw:text-style-name="P2" draw:layer="layout" svg:x1="12.257cm" svg:y1="5.792cm" svg:x2="12.357cm" svg:y2="5.85cm">
          <text:p/>
        </draw:line>
        <draw:line draw:style-name="gr3" draw:text-style-name="P2" draw:layer="layout" svg:x1="12.356cm" svg:y1="5.85cm" svg:x2="12.471cm" svg:y2="5.651cm">
          <text:p/>
        </draw:line>
        <draw:line draw:style-name="gr3" draw:text-style-name="P2" draw:layer="layout" svg:x1="12.669cm" svg:y1="5.82cm" svg:x2="12.47cm" svg:y2="5.935cm">
          <text:p/>
        </draw:line>
        <draw:line draw:style-name="gr3" draw:text-style-name="P2" draw:layer="layout" svg:x1="12.119cm" svg:y1="5.845cm" svg:x2="12.119cm" svg:y2="5.617cm">
          <text:p/>
        </draw:line>
        <draw:line draw:style-name="gr3" draw:text-style-name="P2" draw:layer="layout" svg:x1="11.433cm" svg:y1="5.82cm" svg:x2="11.375cm" svg:y2="5.92cm">
          <text:p/>
        </draw:line>
        <draw:line draw:style-name="gr3" draw:text-style-name="P2" draw:layer="layout" svg:x1="11.572cm" svg:y1="6.034cm" svg:x2="11.631cm" svg:y2="5.934cm">
          <text:p/>
        </draw:line>
        <draw:line draw:style-name="gr3" draw:text-style-name="P2" draw:layer="layout" svg:x1="11.375cm" svg:y1="5.919cm" svg:x2="11.573cm" svg:y2="6.034cm">
          <text:p/>
        </draw:line>
        <draw:line draw:style-name="gr3" draw:text-style-name="P2" draw:layer="layout" svg:x1="11.631cm" svg:y1="5.935cm" svg:x2="11.432cm" svg:y2="5.82cm">
          <text:p/>
        </draw:line>
        <draw:line draw:style-name="gr3" draw:text-style-name="P2" draw:layer="layout" svg:x1="11.468cm" svg:y1="6.166cm" svg:x2="11.468cm" svg:y2="6.28cm">
          <text:p/>
        </draw:line>
        <draw:line draw:style-name="gr3" draw:text-style-name="P2" draw:layer="layout" svg:x1="11.468cm" svg:y1="6.28cm" svg:x2="11.696cm" svg:y2="6.28cm">
          <text:p/>
        </draw:line>
        <draw:line draw:style-name="gr3" draw:text-style-name="P2" draw:layer="layout" svg:x1="11.696cm" svg:y1="6.166cm" svg:x2="11.468cm" svg:y2="6.166cm">
          <text:p/>
        </draw:line>
        <draw:line draw:style-name="gr3" draw:text-style-name="P2" draw:layer="layout" svg:x1="11.696cm" svg:y1="6.28cm" svg:x2="11.696cm" svg:y2="6.166cm">
          <text:p/>
        </draw:line>
        <draw:line draw:style-name="gr3" draw:text-style-name="P2" draw:layer="layout" svg:x1="12.527cm" svg:y1="6.034cm" svg:x2="12.726cm" svg:y2="5.919cm">
          <text:p/>
        </draw:line>
        <draw:line draw:style-name="gr3" draw:text-style-name="P2" draw:layer="layout" svg:x1="12.47cm" svg:y1="5.934cm" svg:x2="12.528cm" svg:y2="6.034cm">
          <text:p/>
        </draw:line>
        <draw:line draw:style-name="gr3" draw:text-style-name="P2" draw:layer="layout" svg:x1="12.395cm" svg:y1="6.166cm" svg:x2="12.395cm" svg:y2="6.28cm">
          <text:p/>
        </draw:line>
        <draw:line draw:style-name="gr3" draw:text-style-name="P2" draw:layer="layout" svg:x1="12.623cm" svg:y1="6.166cm" svg:x2="12.395cm" svg:y2="6.166cm">
          <text:p/>
        </draw:line>
        <draw:line draw:style-name="gr3" draw:text-style-name="P2" draw:layer="layout" svg:x1="12.395cm" svg:y1="6.28cm" svg:x2="12.623cm" svg:y2="6.28cm">
          <text:p/>
        </draw:line>
        <draw:line draw:style-name="gr3" draw:text-style-name="P2" draw:layer="layout" svg:x1="12.726cm" svg:y1="5.92cm" svg:x2="12.668cm" svg:y2="5.82cm">
          <text:p/>
        </draw:line>
        <draw:line draw:style-name="gr3" draw:text-style-name="P2" draw:layer="layout" svg:x1="12.623cm" svg:y1="6.28cm" svg:x2="12.623cm" svg:y2="6.166cm">
          <text:p/>
        </draw:line>
        <draw:line draw:style-name="gr3" draw:text-style-name="P2" draw:layer="layout" svg:x1="14.763cm" svg:y1="6.42cm" svg:x2="14.564cm" svg:y2="6.535cm">
          <text:p/>
        </draw:line>
        <draw:line draw:style-name="gr3" draw:text-style-name="P2" draw:layer="layout" svg:x1="14.564cm" svg:y1="6.533cm" svg:x2="14.622cm" svg:y2="6.633cm">
          <text:p/>
        </draw:line>
        <draw:line draw:style-name="gr3" draw:text-style-name="P2" draw:layer="layout" svg:x1="14.938cm" svg:y1="5.873cm" svg:x2="15.038cm" svg:y2="5.815cm">
          <text:p/>
        </draw:line>
        <draw:line draw:style-name="gr3" draw:text-style-name="P2" draw:layer="layout" svg:x1="14.82cm" svg:y1="6.521cm" svg:x2="14.762cm" svg:y2="6.42cm">
          <text:p/>
        </draw:line>
        <draw:line draw:style-name="gr3" draw:text-style-name="P2" draw:layer="layout" svg:x1="15.047cm" svg:y1="6.65cm" svg:x2="14.939cm" svg:y2="6.61cm">
          <text:p/>
        </draw:line>
        <draw:line draw:style-name="gr3" draw:text-style-name="P2" draw:layer="layout" svg:x1="15.296cm" svg:y1="6.577cm" svg:x2="15.182cm" svg:y2="6.577cm">
          <text:p/>
        </draw:line>
        <draw:line draw:style-name="gr3" draw:text-style-name="P2" draw:layer="layout" svg:x1="14.924cm" svg:y1="5.617cm" svg:x2="14.825cm" svg:y2="5.675cm">
          <text:p/>
        </draw:line>
        <draw:line draw:style-name="gr3" draw:text-style-name="P2" draw:layer="layout" svg:x1="14.825cm" svg:y1="5.674cm" svg:x2="14.939cm" svg:y2="5.873cm">
          <text:p/>
        </draw:line>
        <draw:line draw:style-name="gr3" draw:text-style-name="P2" draw:layer="layout" svg:x1="14.553cm" svg:y1="5.919cm" svg:x2="14.751cm" svg:y2="6.034cm">
          <text:p/>
        </draw:line>
        <draw:line draw:style-name="gr3" draw:text-style-name="P2" draw:layer="layout" svg:x1="14.808cm" svg:y1="5.935cm" svg:x2="14.61cm" svg:y2="5.82cm">
          <text:p/>
        </draw:line>
        <draw:line draw:style-name="gr3" draw:text-style-name="P2" draw:layer="layout" svg:x1="14.611cm" svg:y1="5.82cm" svg:x2="14.553cm" svg:y2="5.92cm">
          <text:p/>
        </draw:line>
        <draw:line draw:style-name="gr3" draw:text-style-name="P2" draw:layer="layout" svg:x1="14.621cm" svg:y1="6.633cm" svg:x2="14.82cm" svg:y2="6.518cm">
          <text:p/>
        </draw:line>
        <draw:line draw:style-name="gr3" draw:text-style-name="P2" draw:layer="layout" svg:x1="14.75cm" svg:y1="6.034cm" svg:x2="14.808cm" svg:y2="5.934cm">
          <text:p/>
        </draw:line>
        <draw:line draw:style-name="gr3" draw:text-style-name="P2" draw:layer="layout" svg:x1="14.874cm" svg:y1="6.166cm" svg:x2="14.646cm" svg:y2="6.166cm">
          <text:p/>
        </draw:line>
        <draw:line draw:style-name="gr3" draw:text-style-name="P2" draw:layer="layout" svg:x1="14.646cm" svg:y1="6.166cm" svg:x2="14.646cm" svg:y2="6.28cm">
          <text:p/>
        </draw:line>
        <draw:line draw:style-name="gr3" draw:text-style-name="P2" draw:layer="layout" svg:x1="14.646cm" svg:y1="6.28cm" svg:x2="14.874cm" svg:y2="6.28cm">
          <text:p/>
        </draw:line>
        <draw:line draw:style-name="gr3" draw:text-style-name="P2" draw:layer="layout" svg:x1="14.874cm" svg:y1="6.28cm" svg:x2="14.874cm" svg:y2="6.166cm">
          <text:p/>
        </draw:line>
        <draw:line draw:style-name="gr3" draw:text-style-name="P2" draw:layer="layout" svg:x1="15.7cm" svg:y1="6.42cm" svg:x2="15.642cm" svg:y2="6.521cm">
          <text:p/>
        </draw:line>
        <draw:line draw:style-name="gr3" draw:text-style-name="P2" draw:layer="layout" svg:x1="15.801cm" svg:y1="6.166cm" svg:x2="15.573cm" svg:y2="6.166cm">
          <text:p/>
        </draw:line>
        <draw:line draw:style-name="gr3" draw:text-style-name="P2" draw:layer="layout" svg:x1="15.573cm" svg:y1="6.166cm" svg:x2="15.573cm" svg:y2="6.28cm">
          <text:p/>
        </draw:line>
        <draw:line draw:style-name="gr3" draw:text-style-name="P2" draw:layer="layout" svg:x1="15.573cm" svg:y1="6.28cm" svg:x2="15.801cm" svg:y2="6.28cm">
          <text:p/>
        </draw:line>
        <draw:line draw:style-name="gr3" draw:text-style-name="P2" draw:layer="layout" svg:x1="15.801cm" svg:y1="6.28cm" svg:x2="15.801cm" svg:y2="6.166cm">
          <text:p/>
        </draw:line>
        <draw:line draw:style-name="gr3" draw:text-style-name="P2" draw:layer="layout" svg:x1="15.84cm" svg:y1="6.633cm" svg:x2="15.898cm" svg:y2="6.533cm">
          <text:p/>
        </draw:line>
        <draw:line draw:style-name="gr3" draw:text-style-name="P2" draw:layer="layout" svg:x1="15.642cm" svg:y1="6.518cm" svg:x2="15.841cm" svg:y2="6.633cm">
          <text:p/>
        </draw:line>
        <draw:line draw:style-name="gr3" draw:text-style-name="P2" draw:layer="layout" svg:x1="15.898cm" svg:y1="6.535cm" svg:x2="15.699cm" svg:y2="6.42cm">
          <text:p/>
        </draw:line>
        <draw:line draw:style-name="gr3" draw:text-style-name="P2" draw:layer="layout" svg:x1="15.549cm" svg:y1="6.865cm" svg:x2="15.649cm" svg:y2="6.807cm">
          <text:p/>
        </draw:line>
        <draw:line draw:style-name="gr3" draw:text-style-name="P2" draw:layer="layout" svg:x1="15.435cm" svg:y1="6.667cm" svg:x2="15.55cm" svg:y2="6.865cm">
          <text:p/>
        </draw:line>
        <draw:line draw:style-name="gr3" draw:text-style-name="P2" draw:layer="layout" svg:x1="15.649cm" svg:y1="6.808cm" svg:x2="15.534cm" svg:y2="6.61cm">
          <text:p/>
        </draw:line>
        <draw:line draw:style-name="gr3" draw:text-style-name="P2" draw:layer="layout" svg:x1="15.038cm" svg:y1="5.816cm" svg:x2="14.923cm" svg:y2="5.617cm">
          <text:p/>
        </draw:line>
        <draw:line draw:style-name="gr3" draw:text-style-name="P2" draw:layer="layout" svg:x1="15.296cm" svg:y1="5.617cm" svg:x2="15.182cm" svg:y2="5.617cm">
          <text:p/>
        </draw:line>
        <draw:line draw:style-name="gr3" draw:text-style-name="P2" draw:layer="layout" svg:x1="15.296cm" svg:y1="5.845cm" svg:x2="15.296cm" svg:y2="5.617cm">
          <text:p/>
        </draw:line>
        <draw:line draw:style-name="gr3" draw:text-style-name="P2" draw:layer="layout" svg:x1="15.182cm" svg:y1="5.845cm" svg:x2="15.296cm" svg:y2="5.845cm">
          <text:p/>
        </draw:line>
        <draw:line draw:style-name="gr3" draw:text-style-name="P2" draw:layer="layout" svg:x1="15.182cm" svg:y1="5.617cm" svg:x2="15.182cm" svg:y2="5.845cm">
          <text:p/>
        </draw:line>
        <draw:line draw:style-name="gr3" draw:text-style-name="P2" draw:layer="layout" svg:x1="15.536cm" svg:y1="6.61cm" svg:x2="15.435cm" svg:y2="6.668cm">
          <text:p/>
        </draw:line>
        <draw:line draw:style-name="gr3" draw:text-style-name="P2" draw:layer="layout" svg:x1="14.94cm" svg:y1="6.61cm" svg:x2="14.861cm" svg:y2="6.825cm">
          <text:p/>
        </draw:line>
        <draw:line draw:style-name="gr3" draw:text-style-name="P2" draw:layer="layout" svg:x1="14.861cm" svg:y1="6.824cm" svg:x2="14.969cm" svg:y2="6.865cm">
          <text:p/>
        </draw:line>
        <draw:line draw:style-name="gr3" draw:text-style-name="P2" draw:layer="layout" svg:x1="14.968cm" svg:y1="6.865cm" svg:x2="15.047cm" svg:y2="6.649cm">
          <text:p/>
        </draw:line>
        <draw:line draw:style-name="gr3" draw:text-style-name="P2" draw:layer="layout" svg:x1="15.296cm" svg:y1="6.805cm" svg:x2="15.296cm" svg:y2="6.577cm">
          <text:p/>
        </draw:line>
        <draw:line draw:style-name="gr3" draw:text-style-name="P2" draw:layer="layout" svg:x1="15.182cm" svg:y1="6.577cm" svg:x2="15.182cm" svg:y2="6.805cm">
          <text:p/>
        </draw:line>
        <draw:line draw:style-name="gr3" draw:text-style-name="P2" draw:layer="layout" svg:x1="15.182cm" svg:y1="6.805cm" svg:x2="15.296cm" svg:y2="6.805cm">
          <text:p/>
        </draw:line>
        <draw:line draw:style-name="gr3" draw:text-style-name="P2" draw:layer="layout" svg:x1="15.705cm" svg:y1="6.034cm" svg:x2="15.904cm" svg:y2="5.919cm">
          <text:p/>
        </draw:line>
        <draw:line draw:style-name="gr3" draw:text-style-name="P2" draw:layer="layout" svg:x1="15.648cm" svg:y1="5.934cm" svg:x2="15.706cm" svg:y2="6.034cm">
          <text:p/>
        </draw:line>
        <draw:line draw:style-name="gr3" draw:text-style-name="P2" draw:layer="layout" svg:x1="15.904cm" svg:y1="5.92cm" svg:x2="15.845cm" svg:y2="5.82cm">
          <text:p/>
        </draw:line>
        <draw:line draw:style-name="gr3" draw:text-style-name="P2" draw:layer="layout" svg:x1="15.846cm" svg:y1="5.82cm" svg:x2="15.648cm" svg:y2="5.935cm">
          <text:p/>
        </draw:line>
        <draw:line draw:style-name="gr3" draw:text-style-name="P2" draw:layer="layout" svg:x1="15.534cm" svg:y1="5.85cm" svg:x2="15.649cm" svg:y2="5.651cm">
          <text:p/>
        </draw:line>
        <draw:line draw:style-name="gr3" draw:text-style-name="P2" draw:layer="layout" svg:x1="15.649cm" svg:y1="5.652cm" svg:x2="15.549cm" svg:y2="5.594cm">
          <text:p/>
        </draw:line>
        <draw:line draw:style-name="gr3" draw:text-style-name="P2" draw:layer="layout" svg:x1="15.435cm" svg:y1="5.792cm" svg:x2="15.536cm" svg:y2="5.85cm">
          <text:p/>
        </draw:line>
        <draw:line draw:style-name="gr3" draw:text-style-name="P2" draw:layer="layout" svg:x1="15.55cm" svg:y1="5.594cm" svg:x2="15.435cm" svg:y2="5.793cm">
          <text:p/>
        </draw:line>
        <draw:line draw:style-name="gr3" draw:text-style-name="P2" draw:layer="layout" svg:x1="6.128cm" svg:y1="6.809cm" svg:x2="6.013cm" svg:y2="6.61cm">
          <text:p/>
        </draw:line>
        <draw:line draw:style-name="gr3" draw:text-style-name="P2" draw:layer="layout" svg:x1="6.028cm" svg:y1="6.865cm" svg:x2="6.128cm" svg:y2="6.808cm">
          <text:p/>
        </draw:line>
        <draw:line draw:style-name="gr3" draw:text-style-name="P2" draw:layer="layout" svg:x1="6.014cm" svg:y1="6.61cm" svg:x2="5.914cm" svg:y2="6.668cm">
          <text:p/>
        </draw:line>
        <draw:line draw:style-name="gr3" draw:text-style-name="P2" draw:layer="layout" svg:x1="6.121cm" svg:y1="6.518cm" svg:x2="6.32cm" svg:y2="6.634cm">
          <text:p/>
        </draw:line>
        <draw:line draw:style-name="gr3" draw:text-style-name="P2" draw:layer="layout" svg:x1="6.18cm" svg:y1="6.42cm" svg:x2="6.121cm" svg:y2="6.519cm">
          <text:p/>
        </draw:line>
        <draw:line draw:style-name="gr3" draw:text-style-name="P2" draw:layer="layout" svg:x1="5.914cm" svg:y1="5.793cm" svg:x2="6.014cm" svg:y2="5.85cm">
          <text:p/>
        </draw:line>
        <draw:line draw:style-name="gr3" draw:text-style-name="P2" draw:layer="layout" svg:x1="6.127cm" svg:y1="5.935cm" svg:x2="6.185cm" svg:y2="6.035cm">
          <text:p/>
        </draw:line>
        <draw:line draw:style-name="gr3" draw:text-style-name="P2" draw:layer="layout" svg:x1="6.326cm" svg:y1="5.821cm" svg:x2="6.127cm" svg:y2="5.936cm">
          <text:p/>
        </draw:line>
        <draw:line draw:style-name="gr3" draw:text-style-name="P2" draw:layer="layout" svg:x1="6.281cm" svg:y1="6.281cm" svg:x2="6.281cm" svg:y2="6.167cm">
          <text:p/>
        </draw:line>
        <draw:line draw:style-name="gr3" draw:text-style-name="P2" draw:layer="layout" svg:x1="6.052cm" svg:y1="6.281cm" svg:x2="6.281cm" svg:y2="6.281cm">
          <text:p/>
        </draw:line>
        <draw:line draw:style-name="gr3" draw:text-style-name="P2" draw:layer="layout" svg:x1="6.052cm" svg:y1="6.167cm" svg:x2="6.052cm" svg:y2="6.281cm">
          <text:p/>
        </draw:line>
        <draw:line draw:style-name="gr3" draw:text-style-name="P2" draw:layer="layout" svg:x1="6.281cm" svg:y1="6.167cm" svg:x2="6.052cm" svg:y2="6.167cm">
          <text:p/>
        </draw:line>
        <draw:line draw:style-name="gr3" draw:text-style-name="P2" draw:layer="layout" svg:x1="5.914cm" svg:y1="6.667cm" svg:x2="6.029cm" svg:y2="6.865cm">
          <text:p/>
        </draw:line>
        <draw:line draw:style-name="gr3" draw:text-style-name="P2" draw:layer="layout" svg:x1="5.775cm" svg:y1="6.578cm" svg:x2="5.661cm" svg:y2="6.578cm">
          <text:p/>
        </draw:line>
        <draw:line draw:style-name="gr3" draw:text-style-name="P2" draw:layer="layout" svg:x1="5.775cm" svg:y1="6.806cm" svg:x2="5.775cm" svg:y2="6.578cm">
          <text:p/>
        </draw:line>
        <draw:line draw:style-name="gr3" draw:text-style-name="P2" draw:layer="layout" svg:x1="5.661cm" svg:y1="6.806cm" svg:x2="5.775cm" svg:y2="6.806cm">
          <text:p/>
        </draw:line>
        <draw:line draw:style-name="gr3" draw:text-style-name="P2" draw:layer="layout" svg:x1="5.125cm" svg:y1="6.281cm" svg:x2="5.353cm" svg:y2="6.281cm">
          <text:p/>
        </draw:line>
        <draw:line draw:style-name="gr3" draw:text-style-name="P2" draw:layer="layout" svg:x1="5.353cm" svg:y1="6.167cm" svg:x2="5.125cm" svg:y2="6.167cm">
          <text:p/>
        </draw:line>
        <draw:line draw:style-name="gr3" draw:text-style-name="P2" draw:layer="layout" svg:x1="5.353cm" svg:y1="6.281cm" svg:x2="5.353cm" svg:y2="6.167cm">
          <text:p/>
        </draw:line>
        <draw:line draw:style-name="gr3" draw:text-style-name="P2" draw:layer="layout" svg:x1="5.125cm" svg:y1="6.167cm" svg:x2="5.125cm" svg:y2="6.281cm">
          <text:p/>
        </draw:line>
        <draw:line draw:style-name="gr3" draw:text-style-name="P2" draw:layer="layout" svg:x1="5.1cm" svg:y1="6.634cm" svg:x2="5.299cm" svg:y2="6.518cm">
          <text:p/>
        </draw:line>
        <draw:line draw:style-name="gr3" draw:text-style-name="P2" draw:layer="layout" svg:x1="5.299cm" svg:y1="6.519cm" svg:x2="5.241cm" svg:y2="6.42cm">
          <text:p/>
        </draw:line>
        <draw:line draw:style-name="gr3" draw:text-style-name="P2" draw:layer="layout" svg:x1="5.043cm" svg:y1="6.534cm" svg:x2="5.101cm" svg:y2="6.634cm">
          <text:p/>
        </draw:line>
        <draw:line draw:style-name="gr3" draw:text-style-name="P2" draw:layer="layout" svg:x1="5.242cm" svg:y1="6.42cm" svg:x2="5.043cm" svg:y2="6.535cm">
          <text:p/>
        </draw:line>
        <draw:line draw:style-name="gr3" draw:text-style-name="P2" draw:layer="layout" svg:x1="6.013cm" svg:y1="5.85cm" svg:x2="6.128cm" svg:y2="5.652cm">
          <text:p/>
        </draw:line>
        <draw:line draw:style-name="gr3" draw:text-style-name="P2" draw:layer="layout" svg:x1="6.029cm" svg:y1="5.594cm" svg:x2="5.914cm" svg:y2="5.794cm">
          <text:p/>
        </draw:line>
        <draw:line draw:style-name="gr3" draw:text-style-name="P2" draw:layer="layout" svg:x1="6.128cm" svg:y1="5.653cm" svg:x2="6.028cm" svg:y2="5.594cm">
          <text:p/>
        </draw:line>
        <draw:line draw:style-name="gr3" draw:text-style-name="P2" draw:layer="layout" svg:x1="5.775cm" svg:y1="5.846cm" svg:x2="5.775cm" svg:y2="5.618cm">
          <text:p/>
        </draw:line>
        <draw:line draw:style-name="gr3" draw:text-style-name="P2" draw:layer="layout" svg:x1="5.661cm" svg:y1="5.618cm" svg:x2="5.661cm" svg:y2="5.846cm">
          <text:p/>
        </draw:line>
        <draw:line draw:style-name="gr3" draw:text-style-name="P2" draw:layer="layout" svg:x1="5.661cm" svg:y1="5.846cm" svg:x2="5.775cm" svg:y2="5.846cm">
          <text:p/>
        </draw:line>
        <draw:line draw:style-name="gr3" draw:text-style-name="P2" draw:layer="layout" svg:x1="5.775cm" svg:y1="5.618cm" svg:x2="5.661cm" svg:y2="5.618cm">
          <text:p/>
        </draw:line>
        <draw:line draw:style-name="gr3" draw:text-style-name="P2" draw:layer="layout" svg:x1="5.518cm" svg:y1="5.816cm" svg:x2="5.402cm" svg:y2="5.617cm">
          <text:p/>
        </draw:line>
        <draw:line draw:style-name="gr3" draw:text-style-name="P2" draw:layer="layout" svg:x1="5.418cm" svg:y1="5.873cm" svg:x2="5.518cm" svg:y2="5.815cm">
          <text:p/>
        </draw:line>
        <draw:line draw:style-name="gr3" draw:text-style-name="P2" draw:layer="layout" svg:x1="5.661cm" svg:y1="6.578cm" svg:x2="5.661cm" svg:y2="6.806cm">
          <text:p/>
        </draw:line>
        <draw:line draw:style-name="gr3" draw:text-style-name="P2" draw:layer="layout" svg:x1="5.448cm" svg:y1="6.865cm" svg:x2="5.527cm" svg:y2="6.65cm">
          <text:p/>
        </draw:line>
        <draw:line draw:style-name="gr3" draw:text-style-name="P2" draw:layer="layout" svg:x1="5.527cm" svg:y1="6.651cm" svg:x2="5.418cm" svg:y2="6.61cm">
          <text:p/>
        </draw:line>
        <draw:line draw:style-name="gr3" draw:text-style-name="P2" draw:layer="layout" svg:x1="5.34cm" svg:y1="6.825cm" svg:x2="5.449cm" svg:y2="6.865cm">
          <text:p/>
        </draw:line>
        <draw:line draw:style-name="gr3" draw:text-style-name="P2" draw:layer="layout" svg:x1="5.419cm" svg:y1="6.61cm" svg:x2="5.34cm" svg:y2="6.826cm">
          <text:p/>
        </draw:line>
        <draw:line draw:style-name="gr3" draw:text-style-name="P2" draw:layer="layout" svg:x1="5.403cm" svg:y1="5.617cm" svg:x2="5.304cm" svg:y2="5.675cm">
          <text:p/>
        </draw:line>
        <draw:line draw:style-name="gr3" draw:text-style-name="P2" draw:layer="layout" svg:x1="5.304cm" svg:y1="5.674cm" svg:x2="5.419cm" svg:y2="5.873cm">
          <text:p/>
        </draw:line>
        <draw:line draw:style-name="gr3" draw:text-style-name="P2" draw:layer="layout" svg:x1="5.229cm" svg:y1="6.035cm" svg:x2="5.287cm" svg:y2="5.935cm">
          <text:p/>
        </draw:line>
        <draw:line draw:style-name="gr3" draw:text-style-name="P2" draw:layer="layout" svg:x1="5.287cm" svg:y1="5.936cm" svg:x2="5.089cm" svg:y2="5.821cm">
          <text:p/>
        </draw:line>
        <draw:line draw:style-name="gr3" draw:text-style-name="P2" draw:layer="layout" svg:x1="5.09cm" svg:y1="5.821cm" svg:x2="5.032cm" svg:y2="5.92cm">
          <text:p/>
        </draw:line>
        <draw:line draw:style-name="gr3" draw:text-style-name="P2" draw:layer="layout" svg:x1="5.032cm" svg:y1="5.919cm" svg:x2="5.23cm" svg:y2="6.035cm">
          <text:p/>
        </draw:line>
        <draw:line draw:style-name="gr3" draw:text-style-name="P2" draw:layer="layout" svg:x1="9.353cm" svg:y1="6.42cm" svg:x2="9.295cm" svg:y2="6.521cm">
          <text:p/>
        </draw:line>
        <draw:line draw:style-name="gr3" draw:text-style-name="P2" draw:layer="layout" svg:x1="9.454cm" svg:y1="6.166cm" svg:x2="9.225cm" svg:y2="6.166cm">
          <text:p/>
        </draw:line>
        <draw:line draw:style-name="gr3" draw:text-style-name="P2" draw:layer="layout" svg:x1="9.225cm" svg:y1="6.28cm" svg:x2="9.454cm" svg:y2="6.28cm">
          <text:p/>
        </draw:line>
        <draw:line draw:style-name="gr3" draw:text-style-name="P2" draw:layer="layout" svg:x1="9.454cm" svg:y1="6.28cm" svg:x2="9.454cm" svg:y2="6.166cm">
          <text:p/>
        </draw:line>
        <draw:line draw:style-name="gr3" draw:text-style-name="P2" draw:layer="layout" svg:x1="9.55cm" svg:y1="6.535cm" svg:x2="9.352cm" svg:y2="6.42cm">
          <text:p/>
        </draw:line>
        <draw:line draw:style-name="gr3" draw:text-style-name="P2" draw:layer="layout" svg:x1="9.295cm" svg:y1="6.518cm" svg:x2="9.493cm" svg:y2="6.633cm">
          <text:p/>
        </draw:line>
        <draw:line draw:style-name="gr3" draw:text-style-name="P2" draw:layer="layout" svg:x1="9.202cm" svg:y1="6.865cm" svg:x2="9.301cm" svg:y2="6.807cm">
          <text:p/>
        </draw:line>
        <draw:line draw:style-name="gr3" draw:text-style-name="P2" draw:layer="layout" svg:x1="9.087cm" svg:y1="6.667cm" svg:x2="9.203cm" svg:y2="6.865cm">
          <text:p/>
        </draw:line>
        <draw:line draw:style-name="gr3" draw:text-style-name="P2" draw:layer="layout" svg:x1="9.301cm" svg:y1="6.808cm" svg:x2="9.186cm" svg:y2="6.61cm">
          <text:p/>
        </draw:line>
        <draw:line draw:style-name="gr3" draw:text-style-name="P2" draw:layer="layout" svg:x1="9.187cm" svg:y1="6.61cm" svg:x2="9.087cm" svg:y2="6.668cm">
          <text:p/>
        </draw:line>
        <draw:line draw:style-name="gr3" draw:text-style-name="P2" draw:layer="layout" svg:x1="8.949cm" svg:y1="6.577cm" svg:x2="8.835cm" svg:y2="6.577cm">
          <text:p/>
        </draw:line>
        <draw:line draw:style-name="gr3" draw:text-style-name="P2" draw:layer="layout" svg:x1="8.835cm" svg:y1="6.805cm" svg:x2="8.949cm" svg:y2="6.805cm">
          <text:p/>
        </draw:line>
        <draw:line draw:style-name="gr3" draw:text-style-name="P2" draw:layer="layout" svg:x1="8.949cm" svg:y1="6.805cm" svg:x2="8.949cm" svg:y2="6.577cm">
          <text:p/>
        </draw:line>
        <draw:line draw:style-name="gr3" draw:text-style-name="P2" draw:layer="layout" svg:x1="8.835cm" svg:y1="6.577cm" svg:x2="8.835cm" svg:y2="6.805cm">
          <text:p/>
        </draw:line>
        <draw:line draw:style-name="gr3" draw:text-style-name="P2" draw:layer="layout" svg:x1="8.621cm" svg:y1="6.865cm" svg:x2="8.7cm" svg:y2="6.649cm">
          <text:p/>
        </draw:line>
        <draw:line draw:style-name="gr3" draw:text-style-name="P2" draw:layer="layout" svg:x1="8.593cm" svg:y1="6.61cm" svg:x2="8.514cm" svg:y2="6.825cm">
          <text:p/>
        </draw:line>
        <draw:line draw:style-name="gr3" draw:text-style-name="P2" draw:layer="layout" svg:x1="8.514cm" svg:y1="6.824cm" svg:x2="8.622cm" svg:y2="6.865cm">
          <text:p/>
        </draw:line>
        <draw:line draw:style-name="gr3" draw:text-style-name="P2" draw:layer="layout" svg:x1="8.591cm" svg:y1="5.873cm" svg:x2="8.691cm" svg:y2="5.815cm">
          <text:p/>
        </draw:line>
        <draw:line draw:style-name="gr3" draw:text-style-name="P2" draw:layer="layout" svg:x1="9.087cm" svg:y1="5.792cm" svg:x2="9.187cm" svg:y2="5.85cm">
          <text:p/>
        </draw:line>
        <draw:line draw:style-name="gr3" draw:text-style-name="P2" draw:layer="layout" svg:x1="9.301cm" svg:y1="5.652cm" svg:x2="9.202cm" svg:y2="5.594cm">
          <text:p/>
        </draw:line>
        <draw:line draw:style-name="gr3" draw:text-style-name="P2" draw:layer="layout" svg:x1="9.203cm" svg:y1="5.594cm" svg:x2="9.087cm" svg:y2="5.793cm">
          <text:p/>
        </draw:line>
        <draw:line draw:style-name="gr3" draw:text-style-name="P2" draw:layer="layout" svg:x1="8.835cm" svg:y1="5.617cm" svg:x2="8.835cm" svg:y2="5.845cm">
          <text:p/>
        </draw:line>
        <draw:line draw:style-name="gr3" draw:text-style-name="P2" draw:layer="layout" svg:x1="8.835cm" svg:y1="5.845cm" svg:x2="8.949cm" svg:y2="5.845cm">
          <text:p/>
        </draw:line>
        <draw:line draw:style-name="gr3" draw:text-style-name="P2" draw:layer="layout" svg:x1="8.949cm" svg:y1="5.617cm" svg:x2="8.835cm" svg:y2="5.617cm">
          <text:p/>
        </draw:line>
        <draw:line draw:style-name="gr3" draw:text-style-name="P2" draw:layer="layout" svg:x1="8.949cm" svg:y1="5.845cm" svg:x2="8.949cm" svg:y2="5.617cm">
          <text:p/>
        </draw:line>
        <draw:line draw:style-name="gr3" draw:text-style-name="P2" draw:layer="layout" svg:x1="9.225cm" svg:y1="6.166cm" svg:x2="9.225cm" svg:y2="6.28cm">
          <text:p/>
        </draw:line>
        <draw:line draw:style-name="gr3" draw:text-style-name="P2" draw:layer="layout" svg:x1="9.186cm" svg:y1="5.85cm" svg:x2="9.301cm" svg:y2="5.651cm">
          <text:p/>
        </draw:line>
        <draw:line draw:style-name="gr3" draw:text-style-name="P2" draw:layer="layout" svg:x1="9.499cm" svg:y1="5.82cm" svg:x2="9.301cm" svg:y2="5.935cm">
          <text:p/>
        </draw:line>
        <draw:line draw:style-name="gr3" draw:text-style-name="P2" draw:layer="layout" svg:x1="9.357cm" svg:y1="6.034cm" svg:x2="9.557cm" svg:y2="5.919cm">
          <text:p/>
        </draw:line>
        <draw:line draw:style-name="gr3" draw:text-style-name="P2" draw:layer="layout" svg:x1="9.301cm" svg:y1="5.934cm" svg:x2="9.358cm" svg:y2="6.034cm">
          <text:p/>
        </draw:line>
        <draw:line draw:style-name="gr3" draw:text-style-name="P2" draw:layer="layout" svg:x1="9.556cm" svg:y1="5.92cm" svg:x2="9.498cm" svg:y2="5.82cm">
          <text:p/>
        </draw:line>
        <draw:line draw:style-name="gr3" draw:text-style-name="P2" draw:layer="layout" svg:x1="8.205cm" svg:y1="5.919cm" svg:x2="8.404cm" svg:y2="6.034cm">
          <text:p/>
        </draw:line>
        <draw:line draw:style-name="gr3" draw:text-style-name="P2" draw:layer="layout" svg:x1="8.298cm" svg:y1="6.28cm" svg:x2="8.527cm" svg:y2="6.28cm">
          <text:p/>
        </draw:line>
        <draw:line draw:style-name="gr3" draw:text-style-name="P2" draw:layer="layout" svg:x1="8.527cm" svg:y1="6.166cm" svg:x2="8.298cm" svg:y2="6.166cm">
          <text:p/>
        </draw:line>
        <draw:line draw:style-name="gr3" draw:text-style-name="P2" draw:layer="layout" svg:x1="8.527cm" svg:y1="6.28cm" svg:x2="8.527cm" svg:y2="6.166cm">
          <text:p/>
        </draw:line>
        <draw:line draw:style-name="gr3" draw:text-style-name="P2" draw:layer="layout" svg:x1="8.298cm" svg:y1="6.166cm" svg:x2="8.298cm" svg:y2="6.28cm">
          <text:p/>
        </draw:line>
        <draw:line draw:style-name="gr3" draw:text-style-name="P2" draw:layer="layout" svg:x1="8.403cm" svg:y1="6.034cm" svg:x2="8.461cm" svg:y2="5.934cm">
          <text:p/>
        </draw:line>
        <draw:line draw:style-name="gr3" draw:text-style-name="P2" draw:layer="layout" svg:x1="8.461cm" svg:y1="5.935cm" svg:x2="8.262cm" svg:y2="5.82cm">
          <text:p/>
        </draw:line>
        <draw:line draw:style-name="gr3" draw:text-style-name="P2" draw:layer="layout" svg:x1="8.477cm" svg:y1="5.674cm" svg:x2="8.592cm" svg:y2="5.873cm">
          <text:p/>
        </draw:line>
        <draw:line draw:style-name="gr3" draw:text-style-name="P2" draw:layer="layout" svg:x1="8.577cm" svg:y1="5.617cm" svg:x2="8.477cm" svg:y2="5.675cm">
          <text:p/>
        </draw:line>
        <draw:line draw:style-name="gr3" draw:text-style-name="P2" draw:layer="layout" svg:x1="8.691cm" svg:y1="5.816cm" svg:x2="8.576cm" svg:y2="5.617cm">
          <text:p/>
        </draw:line>
        <draw:line draw:style-name="gr3" draw:text-style-name="P2" draw:layer="layout" svg:x1="6.377cm" svg:y1="6.535cm" svg:x2="6.179cm" svg:y2="6.42cm">
          <text:p/>
        </draw:line>
        <draw:line draw:style-name="gr3" draw:text-style-name="P2" draw:layer="layout" svg:x1="6.319cm" svg:y1="6.634cm" svg:x2="6.377cm" svg:y2="6.534cm">
          <text:p/>
        </draw:line>
        <draw:line draw:style-name="gr3" draw:text-style-name="P2" draw:layer="layout" svg:x1="8.263cm" svg:y1="5.82cm" svg:x2="8.205cm" svg:y2="5.92cm">
          <text:p/>
        </draw:line>
        <draw:line draw:style-name="gr3" draw:text-style-name="P2" draw:layer="layout" svg:x1="6.184cm" svg:y1="6.035cm" svg:x2="6.383cm" svg:y2="5.919cm">
          <text:p/>
        </draw:line>
        <draw:line draw:style-name="gr3" draw:text-style-name="P2" draw:layer="layout" svg:x1="6.383cm" svg:y1="5.92cm" svg:x2="6.325cm" svg:y2="5.821cm">
          <text:p/>
        </draw:line>
        <draw:line draw:style-name="gr3" draw:text-style-name="P2" draw:layer="layout" svg:x1="8.472cm" svg:y1="6.521cm" svg:x2="8.414cm" svg:y2="6.42cm">
          <text:p/>
        </draw:line>
        <draw:line draw:style-name="gr3" draw:text-style-name="P2" draw:layer="layout" svg:x1="8.216cm" svg:y1="6.533cm" svg:x2="8.275cm" svg:y2="6.633cm">
          <text:p/>
        </draw:line>
        <draw:line draw:style-name="gr3" draw:text-style-name="P2" draw:layer="layout" svg:x1="8.274cm" svg:y1="6.633cm" svg:x2="8.472cm" svg:y2="6.518cm">
          <text:p/>
        </draw:line>
        <draw:line draw:style-name="gr3" draw:text-style-name="P2" draw:layer="layout" svg:x1="8.415cm" svg:y1="6.42cm" svg:x2="8.216cm" svg:y2="6.535cm">
          <text:p/>
        </draw:line>
        <draw:line draw:style-name="gr3" draw:text-style-name="P2" draw:layer="layout" svg:x1="8.7cm" svg:y1="6.65cm" svg:x2="8.592cm" svg:y2="6.61cm">
          <text:p/>
        </draw:line>
        <draw:line draw:style-name="gr4" draw:text-style-name="P2" draw:layer="layout" svg:x1="0.385cm" svg:y1="10.437cm" svg:x2="0.385cm" svg:y2="1.711cm">
          <text:p/>
        </draw:line>
        <draw:path draw:style-name="gr4" draw:text-style-name="P2" draw:layer="layout" svg:width="0.913cm" svg:height="0.913cm" svg:x="0.385cm" svg:y="10.437cm" svg:viewBox="0 0 914 914" svg:d="M914 914c-242 0-474-96-646-267-171-172-268-405-268-647">
          <text:p/>
        </draw:path>
        <draw:path draw:style-name="gr4" draw:text-style-name="P2" draw:layer="layout" svg:width="0.913cm" svg:height="0.913cm" svg:x="20.009cm" svg:y="10.437cm" svg:viewBox="0 0 914 914" svg:d="M914 0c0 242-96 475-268 647-172 171-404 267-646 267">
          <text:p/>
        </draw:path>
        <draw:line draw:style-name="gr4" draw:text-style-name="P2" draw:layer="layout" svg:x1="20.922cm" svg:y1="1.711cm" svg:x2="20.922cm" svg:y2="10.437cm">
          <text:p/>
        </draw:line>
        <draw:path draw:style-name="gr4" draw:text-style-name="P2" draw:layer="layout" svg:width="0.913cm" svg:height="0.913cm" svg:x="20.009cm" svg:y="0.798cm" svg:viewBox="0 0 914 914" svg:d="M0 0c242 0 474 97 646 268s268 403 268 646">
          <text:p/>
        </draw:path>
        <draw:line draw:style-name="gr4" draw:text-style-name="P2" draw:layer="layout" svg:x1="1.298cm" svg:y1="0.798cm" svg:x2="20.009cm" svg:y2="0.798cm">
          <text:p/>
        </draw:line>
        <draw:path draw:style-name="gr4" draw:text-style-name="P2" draw:layer="layout" svg:width="0.913cm" svg:height="0.913cm" svg:x="0.385cm" svg:y="0.798cm" svg:viewBox="0 0 914 914" svg:d="M0 914c0-243 97-475 268-646 172-171 404-268 646-268">
          <text:p/>
        </draw:path>
        <draw:line draw:style-name="gr4" draw:text-style-name="P2" draw:layer="layout" svg:x1="20.009cm" svg:y1="11.35cm" svg:x2="1.298cm" svg:y2="11.35cm">
          <text:p/>
        </draw:line>
        <draw:line draw:style-name="gr3" draw:text-style-name="P2" draw:layer="layout" svg:x1="17.881cm" svg:y1="8.819cm" svg:x2="17.995cm" svg:y2="8.819cm">
          <text:p/>
        </draw:line>
        <draw:line draw:style-name="gr3" draw:text-style-name="P2" draw:layer="layout" svg:x1="17.813cm" svg:y1="8.75cm" svg:x2="17.882cm" svg:y2="8.82cm">
          <text:p/>
        </draw:line>
        <draw:line draw:style-name="gr3" draw:text-style-name="P2" draw:layer="layout" svg:x1="17.995cm" svg:y1="9.15cm" svg:x2="17.813cm" svg:y2="9.15cm">
          <text:p/>
        </draw:line>
        <draw:polygon draw:style-name="gr5" draw:text-style-name="P2" draw:layer="layout" svg:width="0.056cm" svg:height="0.033cm" svg:x="17.839cm" svg:y="9.373cm" svg:viewBox="0 0 57 34" draw:points="57,34 0,34 0,19 2,11 8,6 13,3 24,0 32,0 43,3 48,6 55,11 57,19">
          <text:p/>
        </draw:polygon>
        <draw:polyline draw:style-name="gr5" draw:text-style-name="P2" draw:layer="layout" svg:width="0.056cm" svg:height="0.033cm" svg:x="17.839cm" svg:y="9.319cm" svg:viewBox="0 0 57 34" draw:points="57,28 57,16 55,11 51,8 43,3 32,0 10,0 5,3 2,5 0,11 0,23 2,28 5,31 10,34 24,34 29,31 32,28 35,23 35,11 32,5 29,3 24,0">
          <text:p/>
        </draw:polyline>
        <draw:line draw:style-name="gr3" draw:text-style-name="P2" draw:layer="layout" svg:x1="17.995cm" svg:y1="10.21cm" svg:x2="17.995cm" svg:y2="9.845cm">
          <text:p/>
        </draw:line>
        <draw:line draw:style-name="gr3" draw:text-style-name="P2" draw:layer="layout" svg:x1="17.881cm" svg:y1="10.21cm" svg:x2="17.995cm" svg:y2="10.21cm">
          <text:p/>
        </draw:line>
        <draw:line draw:style-name="gr3" draw:text-style-name="P2" draw:layer="layout" svg:x1="17.995cm" svg:y1="9.845cm" svg:x2="17.813cm" svg:y2="9.845cm">
          <text:p/>
        </draw:line>
        <draw:polygon draw:style-name="gr5" draw:text-style-name="P2" draw:layer="layout" svg:width="0.056cm" svg:height="0.032cm" svg:x="17.839cm" svg:y="10.096cm" svg:viewBox="0 0 57 33" draw:points="57,33 0,33 0,20 2,11 8,5 13,3 24,0 32,0 43,3 48,5 55,11 57,20">
          <text:p/>
        </draw:polygon>
        <draw:line draw:style-name="gr5" draw:text-style-name="P2" draw:layer="layout" svg:x1="17.895cm" svg:y1="10.042cm" svg:x2="17.895cm" svg:y2="10.074cm">
          <text:p/>
        </draw:line>
        <draw:polyline draw:style-name="gr5" draw:text-style-name="P2" draw:layer="layout" svg:width="0.056cm" svg:height="0.016cm" svg:x="17.839cm" svg:y="10.058cm" svg:viewBox="0 0 57 17" draw:points="57,0 0,0 8,5 13,12 16,17">
          <text:p/>
        </draw:polyline>
        <draw:polygon draw:style-name="gr5" draw:text-style-name="P2" draw:layer="layout" svg:width="0.056cm" svg:height="0.033cm" svg:x="17.839cm" svg:y="9.987cm" svg:viewBox="0 0 57 34" draw:points="0,19 0,14 2,9 5,6 10,3 22,0 35,0 46,3 51,6 55,9 57,14 57,19 55,26 51,29 46,31 35,34 22,34 10,31 5,29 2,26">
          <text:p/>
        </draw:polygon>
        <draw:polyline draw:style-name="gr5" draw:text-style-name="P2" draw:layer="layout" svg:width="0.032cm" svg:height="0.044cm" svg:x="17.926cm" svg:y="10.146cm" svg:viewBox="0 0 33 45" draw:points="0,0 18,45 33,0">
          <text:p/>
        </draw:polyline>
        <draw:line draw:style-name="gr5" draw:text-style-name="P2" draw:layer="layout" svg:x1="17.943cm" svg:y1="10.076cm" svg:x2="17.943cm" svg:y2="10.032cm">
          <text:p/>
        </draw:line>
        <draw:polyline draw:style-name="gr5" draw:text-style-name="P2" draw:layer="layout" svg:width="0.057cm" svg:height="0.035cm" svg:x="17.907cm" svg:y="9.975cm" svg:viewBox="0 0 58 36" draw:points="5,34 3,31 0,25 0,11 3,5 5,3 11,0 16,0 25,3 58,36 58,0">
          <text:p/>
        </draw:polyline>
        <draw:polyline draw:style-name="gr5" draw:text-style-name="P2" draw:layer="layout" svg:width="0.057cm" svg:height="0.038cm" svg:x="17.907cm" svg:y="9.921cm" svg:viewBox="0 0 58 39" draw:points="0,39 58,19 0,0">
          <text:p/>
        </draw:polyline>
        <draw:line draw:style-name="gr6" draw:text-style-name="P2" draw:layer="layout" svg:x1="19.835cm" svg:y1="10.541cm" svg:x2="19.835cm" svg:y2="10.313cm">
          <text:p/>
        </draw:line>
        <draw:line draw:style-name="gr6" draw:text-style-name="P2" draw:layer="layout" svg:x1="19.835cm" svg:y1="10.421cm" svg:x2="19.966cm" svg:y2="10.421cm">
          <text:p/>
        </draw:line>
        <draw:line draw:style-name="gr6" draw:text-style-name="P2" draw:layer="layout" svg:x1="19.966cm" svg:y1="10.541cm" svg:x2="19.966cm" svg:y2="10.313cm">
          <text:p/>
        </draw:line>
        <draw:line draw:style-name="gr6" draw:text-style-name="P2" draw:layer="layout" svg:x1="20.172cm" svg:y1="10.389cm" svg:x2="20.172cm" svg:y2="10.541cm">
          <text:p/>
        </draw:line>
        <draw:polyline draw:style-name="gr6" draw:text-style-name="P2" draw:layer="layout" svg:width="0.141cm" svg:height="0.163cm" svg:x="20.063cm" svg:y="10.302cm" svg:viewBox="0 0 142 164" draw:points="56,0 0,164 142,164">
          <text:p/>
        </draw:polyline>
        <draw:line draw:style-name="gr6" draw:text-style-name="P2" draw:layer="layout" svg:x1="19.835cm" svg:y1="9.583cm" svg:x2="19.835cm" svg:y2="9.355cm">
          <text:p/>
        </draw:line>
        <draw:line draw:style-name="gr6" draw:text-style-name="P2" draw:layer="layout" svg:x1="19.835cm" svg:y1="9.463cm" svg:x2="19.966cm" svg:y2="9.463cm">
          <text:p/>
        </draw:line>
        <draw:line draw:style-name="gr6" draw:text-style-name="P2" draw:layer="layout" svg:x1="19.966cm" svg:y1="9.583cm" svg:x2="19.966cm" svg:y2="9.355cm">
          <text:p/>
        </draw:line>
        <draw:line draw:style-name="gr6" draw:text-style-name="P2" draw:layer="layout" svg:x1="20.172cm" svg:y1="9.431cm" svg:x2="20.172cm" svg:y2="9.583cm">
          <text:p/>
        </draw:line>
        <draw:polyline draw:style-name="gr6" draw:text-style-name="P2" draw:layer="layout" svg:width="0.141cm" svg:height="0.163cm" svg:x="20.063cm" svg:y="9.343cm" svg:viewBox="0 0 142 164" draw:points="56,0 0,164 142,164">
          <text:p/>
        </draw:polyline>
        <draw:polyline draw:style-name="gr6" draw:text-style-name="P2" draw:layer="layout" svg:width="0.151cm" svg:height="0.228cm" svg:x="19.825cm" svg:y="11.271cm" svg:viewBox="0 0 152 229" draw:points="0,229 0,0 76,164 152,0 152,229">
          <text:p/>
        </draw:polyline>
        <draw:polyline draw:style-name="gr6" draw:text-style-name="P2" draw:layer="layout" svg:width="0.141cm" svg:height="0.228cm" svg:x="20.063cm" svg:y="11.271cm" svg:viewBox="0 0 142 229" draw:points="0,0 142,0 67,89 99,89 121,99 132,110 142,132 142,186 132,208 121,219 99,229 34,229 11,219 0,208">
          <text:p/>
        </draw:polyline>
        <draw:line draw:style-name="gr3" draw:text-style-name="P2" draw:layer="layout" svg:x1="17.881cm" svg:y1="9.515cm" svg:x2="17.995cm" svg:y2="9.515cm">
          <text:p/>
        </draw:line>
        <draw:line draw:style-name="gr3" draw:text-style-name="P2" draw:layer="layout" svg:x1="17.995cm" svg:y1="9.515cm" svg:x2="17.995cm" svg:y2="9.15cm">
          <text:p/>
        </draw:line>
        <draw:line draw:style-name="gr3" draw:text-style-name="P2" draw:layer="layout" svg:x1="17.813cm" svg:y1="9.15cm" svg:x2="17.813cm" svg:y2="9.446cm">
          <text:p/>
        </draw:line>
        <draw:line draw:style-name="gr3" draw:text-style-name="P2" draw:layer="layout" svg:x1="17.813cm" svg:y1="9.446cm" svg:x2="17.882cm" svg:y2="9.516cm">
          <text:p/>
        </draw:line>
        <draw:line draw:style-name="gr5" draw:text-style-name="P2" draw:layer="layout" svg:x1="17.934cm" svg:y1="9.577cm" svg:x2="17.934cm" svg:y2="9.558cm">
          <text:p/>
        </draw:line>
        <draw:polyline draw:style-name="gr5" draw:text-style-name="P2" draw:layer="layout" svg:width="0.057cm" svg:height="0.027cm" svg:x="17.907cm" svg:y="9.55cm" svg:viewBox="0 0 58 28" draw:points="58,0 58,28 0,28 0,0">
          <text:p/>
        </draw:polyline>
        <draw:polyline draw:style-name="gr5" draw:text-style-name="P2" draw:layer="layout" svg:width="0.057cm" svg:height="0.035cm" svg:x="17.907cm" svg:y="9.493cm" svg:viewBox="0 0 58 36" draw:points="52,0 56,3 58,12 58,17 56,25 50,31 44,33 33,36 25,36 14,33 8,31 3,25 0,17 0,12 3,3 5,0">
          <text:p/>
        </draw:polyline>
        <draw:polyline draw:style-name="gr5" draw:text-style-name="P2" draw:layer="layout" svg:width="0.057cm" svg:height="0.028cm" svg:x="17.907cm" svg:y="9.441cm" svg:viewBox="0 0 58 29" draw:points="58,0 58,29 0,29">
          <text:p/>
        </draw:polyline>
        <draw:line draw:style-name="gr5" draw:text-style-name="P2" draw:layer="layout" svg:x1="17.943cm" svg:y1="9.379cm" svg:x2="17.943cm" svg:y2="9.335cm">
          <text:p/>
        </draw:line>
        <draw:line draw:style-name="gr5" draw:text-style-name="P2" draw:layer="layout" svg:x1="17.964cm" svg:y1="9.278cm" svg:x2="17.964cm" svg:y2="9.311cm">
          <text:p/>
        </draw:line>
        <draw:polyline draw:style-name="gr5" draw:text-style-name="P2" draw:layer="layout" svg:width="0.057cm" svg:height="0.017cm" svg:x="17.907cm" svg:y="9.294cm" svg:viewBox="0 0 58 18" draw:points="58,0 0,0 8,7 14,13 16,18">
          <text:p/>
        </draw:polyline>
        <draw:polyline draw:style-name="gr5" draw:text-style-name="P2" draw:layer="layout" svg:width="0.006cm" svg:height="0.005cm" svg:x="17.958cm" svg:y="9.251cm" svg:viewBox="0 0 7 6" draw:points="0,4 4,0 7,4 4,6 0,4 7,4">
          <text:p/>
        </draw:polyline>
        <draw:polyline draw:style-name="gr5" draw:text-style-name="P2" draw:layer="layout" svg:width="0.057cm" svg:height="0.035cm" svg:x="17.907cm" svg:y="9.197cm" svg:viewBox="0 0 58 36" draw:points="0,36 0,0 23,19 23,11 25,5 28,2 33,0 47,0 52,2 56,5 58,11 58,28 56,33 52,36">
          <text:p/>
        </draw:polyline>
        <draw:polyline draw:style-name="gr5" draw:text-style-name="P2" draw:layer="layout" svg:width="0.057cm" svg:height="0.037cm" svg:x="17.907cm" svg:y="9.143cm" svg:viewBox="0 0 58 38" draw:points="0,38 58,19 0,0">
          <text:p/>
        </draw:polyline>
        <draw:line draw:style-name="gr3" draw:text-style-name="P2" draw:layer="layout" svg:x1="17.813cm" svg:y1="10.142cm" svg:x2="17.882cm" svg:y2="10.211cm">
          <text:p/>
        </draw:line>
        <draw:line draw:style-name="gr3" draw:text-style-name="P2" draw:layer="layout" svg:x1="17.813cm" svg:y1="9.845cm" svg:x2="17.813cm" svg:y2="10.142cm">
          <text:p/>
        </draw:line>
        <draw:line draw:style-name="gr3" draw:text-style-name="P2" draw:layer="layout" svg:x1="16.42cm" svg:y1="9.61cm" svg:x2="16.42cm" svg:y2="9.793cm">
          <text:p/>
        </draw:line>
        <draw:line draw:style-name="gr5" draw:text-style-name="P2" draw:layer="layout" svg:x1="16.197cm" svg:y1="9.694cm" svg:x2="16.177cm" svg:y2="9.666cm">
          <text:p/>
        </draw:line>
        <draw:polyline draw:style-name="gr5" draw:text-style-name="P2" draw:layer="layout" svg:width="0.033cm" svg:height="0.057cm" svg:x="16.163cm" svg:y="9.636cm" svg:viewBox="0 0 34 58" draw:points="0,58 0,0 23,0 29,3 32,6 34,11 34,19 32,25 29,27 23,30 0,30">
          <text:p/>
        </draw:polyline>
        <draw:line draw:style-name="gr5" draw:text-style-name="P2" draw:layer="layout" svg:x1="16.251cm" svg:y1="9.693cm" svg:x2="16.218cm" svg:y2="9.693cm">
          <text:p/>
        </draw:line>
        <draw:polyline draw:style-name="gr5" draw:text-style-name="P2" draw:layer="layout" svg:width="0.016cm" svg:height="0.057cm" svg:x="16.218cm" svg:y="9.636cm" svg:viewBox="0 0 17 58" draw:points="17,58 17,0 11,8 5,13 0,17">
          <text:p/>
        </draw:polyline>
        <draw:line draw:style-name="gr3" draw:text-style-name="P2" draw:layer="layout" svg:x1="13.142cm" svg:y1="9.014cm" svg:x2="13.142cm" svg:y2="8.649cm">
          <text:p/>
        </draw:line>
        <draw:line draw:style-name="gr3" draw:text-style-name="P2" draw:layer="layout" svg:x1="13.142cm" svg:y1="8.649cm" svg:x2="13.325cm" svg:y2="8.649cm">
          <text:p/>
        </draw:line>
        <draw:line draw:style-name="gr3" draw:text-style-name="P2" draw:layer="layout" svg:x1="13.325cm" svg:y1="8.649cm" svg:x2="13.325cm" svg:y2="9.014cm">
          <text:p/>
        </draw:line>
        <draw:polyline draw:style-name="gr5" draw:text-style-name="P2" draw:layer="layout" svg:width="0.057cm" svg:height="0.035cm" svg:x="13.237cm" svg:y="8.837cm" svg:viewBox="0 0 58 36" draw:points="52,0 55,3 58,12 58,17 55,25 50,31 44,34 33,36 25,36 14,34 9,31 3,25 0,17 0,12 3,3 5,0">
          <text:p/>
        </draw:polyline>
        <draw:line draw:style-name="gr5" draw:text-style-name="P2" draw:layer="layout" svg:x1="13.256cm" svg:y1="8.788cm" svg:x2="13.294cm" svg:y2="8.788cm">
          <text:p/>
        </draw:line>
        <draw:polyline draw:style-name="gr5" draw:text-style-name="P2" draw:layer="layout" svg:width="0.041cm" svg:height="0.035cm" svg:x="13.234cm" svg:y="8.78cm" svg:viewBox="0 0 42 36" draw:points="0,22 42,36 42,0">
          <text:p/>
        </draw:polyline>
        <draw:line draw:style-name="gr5" draw:text-style-name="P2" draw:layer="layout" svg:x1="13.294cm" svg:y1="8.728cm" svg:x2="13.294cm" svg:y2="8.761cm">
          <text:p/>
        </draw:line>
        <draw:polyline draw:style-name="gr5" draw:text-style-name="P2" draw:layer="layout" svg:width="0.057cm" svg:height="0.016cm" svg:x="13.237cm" svg:y="8.745cm" svg:viewBox="0 0 58 17" draw:points="58,0 0,0 9,5 14,10 17,17">
          <text:p/>
        </draw:polyline>
        <draw:polyline draw:style-name="gr5" draw:text-style-name="P2" draw:layer="layout" svg:width="0.057cm" svg:height="0.036cm" svg:x="13.168cm" svg:y="8.85cm" svg:viewBox="0 0 58 37" draw:points="0,37 0,0 22,20 22,11 25,6 29,3 34,0 47,0 53,3 56,6 58,11 58,29 56,34 53,37">
          <text:p/>
        </draw:polyline>
        <draw:polyline draw:style-name="gr5" draw:text-style-name="P2" draw:layer="layout" svg:width="0.005cm" svg:height="0.005cm" svg:x="13.22cm" svg:y="8.824cm" svg:viewBox="0 0 6 6" draw:points="0,2 4,0 6,2 4,6 0,2 6,2">
          <text:p/>
        </draw:polyline>
        <draw:polyline draw:style-name="gr5" draw:text-style-name="P2" draw:layer="layout" svg:width="0.057cm" svg:height="0.035cm" svg:x="13.168cm" svg:y="8.769cm" svg:viewBox="0 0 58 36" draw:points="0,36 0,0 22,19 22,11 25,5 29,3 34,0 47,0 53,3 56,5 58,11 58,27 56,33 53,36">
          <text:p/>
        </draw:polyline>
        <draw:line draw:style-name="gr5" draw:text-style-name="P2" draw:layer="layout" svg:x1="13.187cm" svg:y1="8.745cm" svg:x2="13.245cm" svg:y2="8.745cm">
          <text:p/>
        </draw:line>
        <draw:polyline draw:style-name="gr5" draw:text-style-name="P2" draw:layer="layout" svg:width="0.038cm" svg:height="0.028cm" svg:x="13.187cm" svg:y="8.717cm" svg:viewBox="0 0 39 29" draw:points="3,29 0,22 0,11 3,6 6,3 12,0 28,0 34,3 37,6 39,11 39,22 37,29">
          <text:p/>
        </draw:polyline>
        <draw:line draw:style-name="gr3" draw:text-style-name="P2" draw:layer="layout" svg:x1="15.807cm" svg:y1="9.014cm" svg:x2="15.625cm" svg:y2="9.014cm">
          <text:p/>
        </draw:line>
        <draw:line draw:style-name="gr3" draw:text-style-name="P2" draw:layer="layout" svg:x1="15.625cm" svg:y1="9.014cm" svg:x2="15.625cm" svg:y2="8.649cm">
          <text:p/>
        </draw:line>
        <draw:line draw:style-name="gr3" draw:text-style-name="P2" draw:layer="layout" svg:x1="15.625cm" svg:y1="8.649cm" svg:x2="15.807cm" svg:y2="8.649cm">
          <text:p/>
        </draw:line>
        <draw:line draw:style-name="gr3" draw:text-style-name="P2" draw:layer="layout" svg:x1="15.46cm" svg:y1="8.649cm" svg:x2="15.46cm" svg:y2="9.014cm">
          <text:p/>
        </draw:line>
        <draw:line draw:style-name="gr5" draw:text-style-name="P2" draw:layer="layout" svg:x1="15.429cm" svg:y1="8.81cm" svg:x2="15.401cm" svg:y2="8.83cm">
          <text:p/>
        </draw:line>
        <draw:polyline draw:style-name="gr5" draw:text-style-name="P2" draw:layer="layout" svg:width="0.057cm" svg:height="0.033cm" svg:x="15.371cm" svg:y="8.81cm" svg:viewBox="0 0 58 34" draw:points="58,34 0,34 0,10 3,5 6,2 11,0 19,0 25,2 27,5 30,10 30,34">
          <text:p/>
        </draw:polyline>
        <draw:polyline draw:style-name="gr5" draw:text-style-name="P2" draw:layer="layout" svg:width="0.057cm" svg:height="0.033cm" svg:x="15.371cm" svg:y="8.755cm" svg:viewBox="0 0 58 34" draw:points="0,6 0,18 3,23 6,26 14,31 25,34 46,34 53,31 56,29 58,23 58,12 56,6 53,3 46,0 33,0 27,3 25,6 22,12 22,23 25,29 27,31 33,34">
          <text:p/>
        </draw:polyline>
        <draw:line draw:style-name="gr3" draw:text-style-name="P2" draw:layer="layout" svg:x1="14.929cm" svg:y1="9.014cm" svg:x2="14.929cm" svg:y2="8.649cm">
          <text:p/>
        </draw:line>
        <draw:line draw:style-name="gr3" draw:text-style-name="P2" draw:layer="layout" svg:x1="14.929cm" svg:y1="8.649cm" svg:x2="15.112cm" svg:y2="8.649cm">
          <text:p/>
        </draw:line>
        <draw:line draw:style-name="gr3" draw:text-style-name="P2" draw:layer="layout" svg:x1="15.112cm" svg:y1="9.014cm" svg:x2="14.929cm" svg:y2="9.014cm">
          <text:p/>
        </draw:line>
        <draw:line draw:style-name="gr3" draw:text-style-name="P2" draw:layer="layout" svg:x1="15.112cm" svg:y1="8.649cm" svg:x2="15.112cm" svg:y2="9.014cm">
          <text:p/>
        </draw:line>
        <draw:polyline draw:style-name="gr5" draw:text-style-name="P2" draw:layer="layout" svg:width="0.057cm" svg:height="0.036cm" svg:x="14.955cm" svg:y="8.85cm" svg:viewBox="0 0 58 37" draw:points="0,37 0,0 22,20 22,11 25,6 28,3 34,0 47,0 53,3 55,6 58,11 58,29 55,34 53,37">
          <text:p/>
        </draw:polyline>
        <draw:polyline draw:style-name="gr5" draw:text-style-name="P2" draw:layer="layout" svg:width="0.005cm" svg:height="0.005cm" svg:x="15.007cm" svg:y="8.824cm" svg:viewBox="0 0 6 6" draw:points="0,2 3,0 6,2 3,6 0,2 6,2">
          <text:p/>
        </draw:polyline>
        <draw:polyline draw:style-name="gr5" draw:text-style-name="P2" draw:layer="layout" svg:width="0.057cm" svg:height="0.035cm" svg:x="14.955cm" svg:y="8.769cm" svg:viewBox="0 0 58 36" draw:points="0,36 0,0 22,19 22,11 25,5 28,3 34,0 47,0 53,3 55,5 58,11 58,27 55,33 53,36">
          <text:p/>
        </draw:polyline>
        <draw:line draw:style-name="gr5" draw:text-style-name="P2" draw:layer="layout" svg:x1="14.974cm" svg:y1="8.745cm" svg:x2="15.031cm" svg:y2="8.745cm">
          <text:p/>
        </draw:line>
        <draw:polyline draw:style-name="gr5" draw:text-style-name="P2" draw:layer="layout" svg:width="0.038cm" svg:height="0.028cm" svg:x="14.974cm" svg:y="8.717cm" svg:viewBox="0 0 39 29" draw:points="3,29 0,22 0,11 3,6 6,3 11,0 27,0 34,3 36,6 39,11 39,22 36,29">
          <text:p/>
        </draw:polyline>
        <draw:line draw:style-name="gr3" draw:text-style-name="P2" draw:layer="layout" svg:x1="14.234cm" svg:y1="9.014cm" svg:x2="14.234cm" svg:y2="8.649cm">
          <text:p/>
        </draw:line>
        <draw:line draw:style-name="gr3" draw:text-style-name="P2" draw:layer="layout" svg:x1="14.416cm" svg:y1="8.649cm" svg:x2="14.416cm" svg:y2="9.014cm">
          <text:p/>
        </draw:line>
        <draw:line draw:style-name="gr3" draw:text-style-name="P2" draw:layer="layout" svg:x1="14.234cm" svg:y1="8.649cm" svg:x2="14.416cm" svg:y2="8.649cm">
          <text:p/>
        </draw:line>
        <draw:line draw:style-name="gr3" draw:text-style-name="P2" draw:layer="layout" svg:x1="14.416cm" svg:y1="9.014cm" svg:x2="14.234cm" svg:y2="9.014cm">
          <text:p/>
        </draw:line>
        <draw:polyline draw:style-name="gr5" draw:text-style-name="P2" draw:layer="layout" svg:width="0.057cm" svg:height="0.035cm" svg:x="14.328cm" svg:y="8.837cm" svg:viewBox="0 0 58 36" draw:points="53,0 55,3 58,12 58,17 55,25 50,31 45,34 33,36 25,36 14,34 8,31 3,25 0,17 0,12 3,3 6,0">
          <text:p/>
        </draw:polyline>
        <draw:polyline draw:style-name="gr5" draw:text-style-name="P2" draw:layer="layout" svg:width="0.057cm" svg:height="0.035cm" svg:x="14.328cm" svg:y="8.783cm" svg:viewBox="0 0 58 36" draw:points="0,36 0,0 22,19 22,10 25,5 27,2 33,0 47,0 53,2 55,5 58,10 58,28 55,33 53,36">
          <text:p/>
        </draw:polyline>
        <draw:polygon draw:style-name="gr5" draw:text-style-name="P2" draw:layer="layout" svg:width="0.057cm" svg:height="0.033cm" svg:x="14.328cm" svg:y="8.728cm" svg:viewBox="0 0 58 34" draw:points="0,20 0,15 3,9 6,7 11,3 22,0 35,0 47,3 53,7 55,9 58,15 58,20 55,26 53,28 47,31 35,34 22,34 11,31 6,28 3,26">
          <text:p/>
        </draw:polygon>
        <draw:polyline draw:style-name="gr5" draw:text-style-name="P2" draw:layer="layout" svg:width="0.057cm" svg:height="0.035cm" svg:x="15.024cm" svg:y="8.837cm" svg:viewBox="0 0 58 36" draw:points="52,0 55,3 58,12 58,17 55,25 48,31 43,34 32,36 24,36 13,34 8,31 2,25 0,17 0,12 2,3 5,0">
          <text:p/>
        </draw:polyline>
        <draw:polyline draw:style-name="gr5" draw:text-style-name="P2" draw:layer="layout" svg:width="0.057cm" svg:height="0.035cm" svg:x="15.024cm" svg:y="8.783cm" svg:viewBox="0 0 58 36" draw:points="5,33 2,30 0,24 0,10 2,5 5,2 11,0 16,0 24,2 58,36 58,0">
          <text:p/>
        </draw:polyline>
        <draw:polyline draw:style-name="gr5" draw:text-style-name="P2" draw:layer="layout" svg:width="0.057cm" svg:height="0.033cm" svg:x="15.024cm" svg:y="8.728cm" svg:viewBox="0 0 58 34" draw:points="58,28 58,18 55,12 52,9 43,3 32,0 11,0 5,3 2,7 0,12 0,23 2,28 5,31 11,34 24,34 29,31 32,28 35,23 35,12 32,7 29,3 24,0">
          <text:p/>
        </draw:polyline>
        <draw:line draw:style-name="gr3" draw:text-style-name="P2" draw:layer="layout" svg:x1="15.277cm" svg:y1="9.014cm" svg:x2="15.277cm" svg:y2="8.649cm">
          <text:p/>
        </draw:line>
        <draw:line draw:style-name="gr3" draw:text-style-name="P2" draw:layer="layout" svg:x1="15.46cm" svg:y1="9.014cm" svg:x2="15.277cm" svg:y2="9.014cm">
          <text:p/>
        </draw:line>
        <draw:polyline draw:style-name="gr5" draw:text-style-name="P2" draw:layer="layout" svg:width="0.057cm" svg:height="0.033cm" svg:x="15.303cm" svg:y="8.861cm" svg:viewBox="0 0 58 34" draw:points="58,28 58,17 55,11 52,9 44,3 33,0 12,0 6,3 4,6 0,11 0,22 4,28 6,30 12,34 25,34 31,30 33,28 36,22 36,11 33,6 31,3 25,0">
          <text:p/>
        </draw:polyline>
        <draw:polygon draw:style-name="gr5" draw:text-style-name="P2" draw:layer="layout" svg:width="0.057cm" svg:height="0.032cm" svg:x="15.303cm" svg:y="8.807cm" svg:viewBox="0 0 58 33" draw:points="0,19 0,13 4,8 6,5 12,3 23,0 36,0 47,3 52,5 55,8 58,13 58,19 55,25 52,28 47,31 36,33 23,33 12,31 6,28 4,25">
          <text:p/>
        </draw:polygon>
        <draw:line draw:style-name="gr5" draw:text-style-name="P2" draw:layer="layout" svg:x1="15.36cm" svg:y1="8.783cm" svg:x2="15.303cm" svg:y2="8.783cm">
          <text:p/>
        </draw:line>
        <draw:line draw:style-name="gr5" draw:text-style-name="P2" draw:layer="layout" svg:x1="15.338cm" svg:y1="8.778cm" svg:x2="15.361cm" svg:y2="8.761cm">
          <text:p/>
        </draw:line>
        <draw:line draw:style-name="gr5" draw:text-style-name="P2" draw:layer="layout" svg:x1="15.322cm" svg:y1="8.761cm" svg:x2="15.345cm" svg:y2="8.784cm">
          <text:p/>
        </draw:line>
        <draw:polyline draw:style-name="gr5" draw:text-style-name="P2" draw:layer="layout" svg:width="0.057cm" svg:height="0.033cm" svg:x="15.303cm" svg:y="8.706cm" svg:viewBox="0 0 58 34" draw:points="25,22 23,29 20,31 14,34 12,34 6,31 4,29 0,22 0,11 4,6 6,3 12,0 14,0 20,3 23,6 25,11 25,22 28,29 31,31 36,34 47,34 52,31 55,29 58,22 58,11 55,6 52,3 47,0 36,0 31,3 28,6 25,11">
          <text:p/>
        </draw:polyline>
        <draw:line draw:style-name="gr3" draw:text-style-name="P2" draw:layer="layout" svg:x1="14.764cm" svg:y1="8.649cm" svg:x2="14.764cm" svg:y2="9.014cm">
          <text:p/>
        </draw:line>
        <draw:line draw:style-name="gr3" draw:text-style-name="P2" draw:layer="layout" svg:x1="14.581cm" svg:y1="8.649cm" svg:x2="14.764cm" svg:y2="8.649cm">
          <text:p/>
        </draw:line>
        <draw:line draw:style-name="gr3" draw:text-style-name="P2" draw:layer="layout" svg:x1="14.764cm" svg:y1="9.014cm" svg:x2="14.581cm" svg:y2="9.014cm">
          <text:p/>
        </draw:line>
        <draw:line draw:style-name="gr3" draw:text-style-name="P2" draw:layer="layout" svg:x1="14.581cm" svg:y1="9.014cm" svg:x2="14.581cm" svg:y2="8.649cm">
          <text:p/>
        </draw:line>
        <draw:line draw:style-name="gr5" draw:text-style-name="P2" draw:layer="layout" svg:x1="14.734cm" svg:y1="8.837cm" svg:x2="14.706cm" svg:y2="8.857cm">
          <text:p/>
        </draw:line>
        <draw:polyline draw:style-name="gr5" draw:text-style-name="P2" draw:layer="layout" svg:width="0.057cm" svg:height="0.033cm" svg:x="14.676cm" svg:y="8.837cm" svg:viewBox="0 0 58 34" draw:points="58,34 0,34 0,11 4,6 6,2 11,0 20,0 25,2 28,6 31,11 31,34">
          <text:p/>
        </draw:polyline>
        <draw:line draw:style-name="gr5" draw:text-style-name="P2" draw:layer="layout" svg:x1="14.733cm" svg:y1="8.783cm" svg:x2="14.733cm" svg:y2="8.815cm">
          <text:p/>
        </draw:line>
        <draw:polyline draw:style-name="gr5" draw:text-style-name="P2" draw:layer="layout" svg:width="0.057cm" svg:height="0.016cm" svg:x="14.676cm" svg:y="8.799cm" svg:viewBox="0 0 58 17" draw:points="58,0 0,0 9,6 14,12 17,17">
          <text:p/>
        </draw:polyline>
        <draw:polyline draw:style-name="gr5" draw:text-style-name="P2" draw:layer="layout" svg:width="0.057cm" svg:height="0.036cm" svg:x="14.676cm" svg:y="8.728cm" svg:viewBox="0 0 58 37" draw:points="0,37 0,0 23,20 23,12 25,7 28,3 33,0 47,0 52,3 55,7 58,12 58,28 55,34 52,37">
          <text:p/>
        </draw:polyline>
        <draw:polyline draw:style-name="gr5" draw:text-style-name="P2" draw:layer="layout" svg:width="0.057cm" svg:height="0.033cm" svg:x="14.607cm" svg:y="8.861cm" svg:viewBox="0 0 58 34" draw:points="58,28 58,17 56,11 53,9 45,3 34,0 11,0 6,3 3,6 0,11 0,22 3,28 6,30 11,34 26,34 31,30 34,28 37,22 37,11 34,6 31,3 26,0">
          <text:p/>
        </draw:polyline>
        <draw:polygon draw:style-name="gr5" draw:text-style-name="P2" draw:layer="layout" svg:width="0.057cm" svg:height="0.032cm" svg:x="14.607cm" svg:y="8.807cm" svg:viewBox="0 0 58 33" draw:points="0,19 0,13 3,8 6,5 11,3 23,0 37,0 48,3 53,5 56,8 58,13 58,19 56,25 53,28 48,31 37,33 23,33 11,31 6,28 3,25">
          <text:p/>
        </draw:polygon>
        <draw:line draw:style-name="gr5" draw:text-style-name="P2" draw:layer="layout" svg:x1="14.664cm" svg:y1="8.783cm" svg:x2="14.607cm" svg:y2="8.783cm">
          <text:p/>
        </draw:line>
        <draw:line draw:style-name="gr5" draw:text-style-name="P2" draw:layer="layout" svg:x1="14.643cm" svg:y1="8.778cm" svg:x2="14.665cm" svg:y2="8.761cm">
          <text:p/>
        </draw:line>
        <draw:line draw:style-name="gr5" draw:text-style-name="P2" draw:layer="layout" svg:x1="14.626cm" svg:y1="8.761cm" svg:x2="14.65cm" svg:y2="8.784cm">
          <text:p/>
        </draw:line>
        <draw:polyline draw:style-name="gr5" draw:text-style-name="P2" draw:layer="layout" svg:width="0.057cm" svg:height="0.033cm" svg:x="14.607cm" svg:y="8.706cm" svg:viewBox="0 0 58 34" draw:points="26,22 23,29 20,31 15,34 11,34 6,31 3,29 0,22 0,11 3,6 6,3 11,0 15,0 20,3 23,6 26,11 26,22 29,29 31,31 37,34 48,34 53,31 56,29 58,22 58,11 56,6 53,3 48,0 37,0 31,3 29,6 26,11">
          <text:p/>
        </draw:polyline>
        <draw:polyline draw:style-name="gr5" draw:text-style-name="P2" draw:layer="layout" svg:width="0.058cm" svg:height="0.036cm" svg:x="14.259cm" svg:y="8.85cm" svg:viewBox="0 0 59 37" draw:points="0,37 0,0 23,20 23,11 26,6 29,3 34,0 48,0 53,3 56,6 59,11 59,29 56,34 53,37">
          <text:p/>
        </draw:polyline>
        <draw:polyline draw:style-name="gr5" draw:text-style-name="P2" draw:layer="layout" svg:width="0.006cm" svg:height="0.005cm" svg:x="14.311cm" svg:y="8.824cm" svg:viewBox="0 0 7 6" draw:points="0,2 4,0 7,2 4,6 0,2 7,2">
          <text:p/>
        </draw:polyline>
        <draw:polyline draw:style-name="gr5" draw:text-style-name="P2" draw:layer="layout" svg:width="0.058cm" svg:height="0.035cm" svg:x="14.259cm" svg:y="8.769cm" svg:viewBox="0 0 59 36" draw:points="0,36 0,0 23,19 23,11 26,5 29,3 34,0 48,0 53,3 56,5 59,11 59,27 56,33 53,36">
          <text:p/>
        </draw:polyline>
        <draw:line draw:style-name="gr5" draw:text-style-name="P2" draw:layer="layout" svg:x1="14.279cm" svg:y1="8.745cm" svg:x2="14.336cm" svg:y2="8.745cm">
          <text:p/>
        </draw:line>
        <draw:polyline draw:style-name="gr5" draw:text-style-name="P2" draw:layer="layout" svg:width="0.038cm" svg:height="0.028cm" svg:x="14.279cm" svg:y="8.717cm" svg:viewBox="0 0 39 29" draw:points="2,29 0,22 0,11 2,6 5,3 11,0 27,0 33,3 36,6 39,11 39,22 36,29">
          <text:p/>
        </draw:polyline>
        <draw:line draw:style-name="gr3" draw:text-style-name="P2" draw:layer="layout" svg:x1="13.886cm" svg:y1="8.649cm" svg:x2="14.068cm" svg:y2="8.649cm">
          <text:p/>
        </draw:line>
        <draw:line draw:style-name="gr3" draw:text-style-name="P2" draw:layer="layout" svg:x1="14.068cm" svg:y1="8.649cm" svg:x2="14.068cm" svg:y2="9.014cm">
          <text:p/>
        </draw:line>
        <draw:line draw:style-name="gr3" draw:text-style-name="P2" draw:layer="layout" svg:x1="13.886cm" svg:y1="9.014cm" svg:x2="13.886cm" svg:y2="8.649cm">
          <text:p/>
        </draw:line>
        <draw:line draw:style-name="gr3" draw:text-style-name="P2" draw:layer="layout" svg:x1="14.068cm" svg:y1="9.014cm" svg:x2="13.886cm" svg:y2="9.014cm">
          <text:p/>
        </draw:line>
        <draw:line draw:style-name="gr5" draw:text-style-name="P2" draw:layer="layout" svg:x1="14.038cm" svg:y1="8.837cm" svg:x2="14.01cm" svg:y2="8.857cm">
          <text:p/>
        </draw:line>
        <draw:polyline draw:style-name="gr5" draw:text-style-name="P2" draw:layer="layout" svg:width="0.057cm" svg:height="0.033cm" svg:x="13.98cm" svg:y="8.837cm" svg:viewBox="0 0 58 34" draw:points="58,34 0,34 0,11 3,6 6,2 11,0 20,0 26,2 29,6 31,11 31,34">
          <text:p/>
        </draw:polyline>
        <draw:line draw:style-name="gr5" draw:text-style-name="P2" draw:layer="layout" svg:x1="14.037cm" svg:y1="8.783cm" svg:x2="14.037cm" svg:y2="8.815cm">
          <text:p/>
        </draw:line>
        <draw:polyline draw:style-name="gr5" draw:text-style-name="P2" draw:layer="layout" svg:width="0.057cm" svg:height="0.016cm" svg:x="13.98cm" svg:y="8.799cm" svg:viewBox="0 0 58 17" draw:points="58,0 0,0 9,6 15,12 18,17">
          <text:p/>
        </draw:polyline>
        <draw:line draw:style-name="gr5" draw:text-style-name="P2" draw:layer="layout" svg:x1="13.999cm" svg:y1="8.734cm" svg:x2="14.037cm" svg:y2="8.734cm">
          <text:p/>
        </draw:line>
        <draw:polyline draw:style-name="gr5" draw:text-style-name="P2" draw:layer="layout" svg:width="0.04cm" svg:height="0.035cm" svg:x="13.978cm" svg:y="8.726cm" svg:viewBox="0 0 41 36" draw:points="0,22 41,36 41,0">
          <text:p/>
        </draw:polyline>
        <draw:polyline draw:style-name="gr5" draw:text-style-name="P2" draw:layer="layout" svg:width="0.057cm" svg:height="0.033cm" svg:x="13.912cm" svg:y="8.861cm" svg:viewBox="0 0 58 34" draw:points="58,28 58,17 55,11 53,9 44,3 34,0 11,0 5,3 3,6 0,11 0,22 3,28 5,30 11,34 24,34 31,30 34,28 36,22 36,11 34,6 31,3 24,0">
          <text:p/>
        </draw:polyline>
        <draw:polygon draw:style-name="gr5" draw:text-style-name="P2" draw:layer="layout" svg:width="0.057cm" svg:height="0.032cm" svg:x="13.912cm" svg:y="8.807cm" svg:viewBox="0 0 58 33" draw:points="0,19 0,13 3,8 5,5 11,3 22,0 36,0 47,3 53,5 55,8 58,13 58,19 55,25 53,28 47,31 36,33 22,33 11,31 5,28 3,25">
          <text:p/>
        </draw:polygon>
        <draw:line draw:style-name="gr5" draw:text-style-name="P2" draw:layer="layout" svg:x1="13.969cm" svg:y1="8.783cm" svg:x2="13.912cm" svg:y2="8.783cm">
          <text:p/>
        </draw:line>
        <draw:line draw:style-name="gr5" draw:text-style-name="P2" draw:layer="layout" svg:x1="13.947cm" svg:y1="8.778cm" svg:x2="13.97cm" svg:y2="8.761cm">
          <text:p/>
        </draw:line>
        <draw:line draw:style-name="gr5" draw:text-style-name="P2" draw:layer="layout" svg:x1="13.931cm" svg:y1="8.761cm" svg:x2="13.954cm" svg:y2="8.784cm">
          <text:p/>
        </draw:line>
        <draw:polyline draw:style-name="gr5" draw:text-style-name="P2" draw:layer="layout" svg:width="0.057cm" svg:height="0.033cm" svg:x="13.912cm" svg:y="8.706cm" svg:viewBox="0 0 58 34" draw:points="24,22 22,29 19,31 14,34 11,34 5,31 3,29 0,22 0,11 3,6 5,3 11,0 14,0 19,3 22,6 24,11 24,22 28,29 31,31 36,34 47,34 53,31 55,29 58,22 58,11 55,6 53,3 47,0 36,0 31,3 28,6 24,11">
          <text:p/>
        </draw:polyline>
        <draw:polyline draw:style-name="gr5" draw:text-style-name="P2" draw:layer="layout" svg:width="0.057cm" svg:height="0.022cm" svg:x="15.716cm" svg:y="10.968cm" svg:viewBox="0 0 58 23" draw:points="0,0 41,0 49,3 55,10 58,18 58,23">
          <text:p/>
        </draw:polyline>
        <draw:polyline draw:style-name="gr5" draw:text-style-name="P2" draw:layer="layout" svg:width="0.057cm" svg:height="0.035cm" svg:x="15.716cm" svg:y="10.911cm" svg:viewBox="0 0 58 36" draw:points="5,34 2,31 0,25 0,11 2,6 5,3 10,0 16,0 24,3 58,36 58,0">
          <text:p/>
        </draw:polyline>
        <draw:line draw:style-name="gr5" draw:text-style-name="P2" draw:layer="layout" svg:x1="15.704cm" svg:y1="10.975cm" svg:x2="15.666cm" svg:y2="10.975cm">
          <text:p/>
        </draw:line>
        <draw:polyline draw:style-name="gr5" draw:text-style-name="P2" draw:layer="layout" svg:width="0.005cm" svg:height="0.007cm" svg:x="15.648cm" svg:y="10.972cm" svg:viewBox="0 0 6 8" draw:points="0,4 2,8 6,4 2,0 0,4 6,4">
          <text:p/>
        </draw:polyline>
        <draw:line draw:style-name="gr5" draw:text-style-name="P2" draw:layer="layout" svg:x1="15.666cm" svg:y1="10.948cm" svg:x2="15.704cm" svg:y2="10.948cm">
          <text:p/>
        </draw:line>
        <draw:polyline draw:style-name="gr5" draw:text-style-name="P2" draw:layer="layout" svg:width="0.038cm" svg:height="0.025cm" svg:x="15.666cm" svg:y="10.923cm" svg:viewBox="0 0 39 26" draw:points="6,26 3,24 0,17 0,9 3,3 8,0 39,0">
          <text:p/>
        </draw:polyline>
        <draw:line draw:style-name="gr3" draw:text-style-name="P2" draw:layer="layout" svg:x1="16.055cm" svg:y1="9.793cm" svg:x2="16.055cm" svg:y2="9.61cm">
          <text:p/>
        </draw:line>
        <draw:line draw:style-name="gr3" draw:text-style-name="P2" draw:layer="layout" svg:x1="16.055cm" svg:y1="9.61cm" svg:x2="16.42cm" svg:y2="9.61cm">
          <text:p/>
        </draw:line>
        <draw:line draw:style-name="gr3" draw:text-style-name="P2" draw:layer="layout" svg:x1="16.42cm" svg:y1="9.793cm" svg:x2="16.055cm" svg:y2="9.793cm">
          <text:p/>
        </draw:line>
        <draw:polyline draw:style-name="gr5" draw:text-style-name="P2" draw:layer="layout" svg:width="0.036cm" svg:height="0.057cm" svg:x="16.132cm" svg:y="9.705cm" svg:viewBox="0 0 37 58" draw:points="0,0 37,0 17,21 26,21 31,24 34,27 37,33 37,47 34,52 31,55 26,58 9,58 3,55 0,52">
          <text:p/>
        </draw:polyline>
        <draw:polygon draw:style-name="gr5" draw:text-style-name="P2" draw:layer="layout" svg:width="0.033cm" svg:height="0.057cm" svg:x="16.189cm" svg:y="9.705cm" svg:viewBox="0 0 34 58" draw:points="14,0 20,0 26,2 28,5 32,11 34,21 34,36 32,47 28,52 26,55 20,58 14,58 9,55 6,52 3,47 0,36 0,21 3,11 6,5 9,2">
          <text:p/>
        </draw:polygon>
        <draw:polygon draw:style-name="gr5" draw:text-style-name="P2" draw:layer="layout" svg:width="0.032cm" svg:height="0.057cm" svg:x="16.244cm" svg:y="9.705cm" svg:viewBox="0 0 33 58" draw:points="13,0 19,0 24,2 27,5 30,11 33,21 33,36 30,47 27,52 24,55 19,58 13,58 8,55 5,52 3,47 0,36 0,21 3,11 5,5 8,2">
          <text:p/>
        </draw:polygon>
        <draw:line draw:style-name="gr3" draw:text-style-name="P2" draw:layer="layout" svg:x1="15.725cm" svg:y1="9.61cm" svg:x2="15.725cm" svg:y2="9.793cm">
          <text:p/>
        </draw:line>
        <draw:line draw:style-name="gr3" draw:text-style-name="P2" draw:layer="layout" svg:x1="16.418cm" svg:y1="9.445cm" svg:x2="16.053cm" svg:y2="9.445cm">
          <text:p/>
        </draw:line>
        <draw:line draw:style-name="gr3" draw:text-style-name="P2" draw:layer="layout" svg:x1="16.503cm" svg:y1="9.014cm" svg:x2="16.32cm" svg:y2="9.014cm">
          <text:p/>
        </draw:line>
        <draw:line draw:style-name="gr3" draw:text-style-name="P2" draw:layer="layout" svg:x1="16.503cm" svg:y1="8.649cm" svg:x2="16.503cm" svg:y2="9.014cm">
          <text:p/>
        </draw:line>
        <draw:line draw:style-name="gr3" draw:text-style-name="P2" draw:layer="layout" svg:x1="16.32cm" svg:y1="9.014cm" svg:x2="16.32cm" svg:y2="8.649cm">
          <text:p/>
        </draw:line>
        <draw:line draw:style-name="gr3" draw:text-style-name="P2" draw:layer="layout" svg:x1="16.32cm" svg:y1="8.649cm" svg:x2="16.503cm" svg:y2="8.649cm">
          <text:p/>
        </draw:line>
        <draw:polyline draw:style-name="gr5" draw:text-style-name="P2" draw:layer="layout" svg:width="0.057cm" svg:height="0.035cm" svg:x="16.415cm" svg:y="8.837cm" svg:viewBox="0 0 58 36" draw:points="52,0 55,3 58,12 58,17 55,25 49,31 44,34 33,36 24,36 13,34 8,31 2,25 0,17 0,12 2,3 5,0">
          <text:p/>
        </draw:polyline>
        <draw:line draw:style-name="gr5" draw:text-style-name="P2" draw:layer="layout" svg:x1="16.472cm" svg:y1="8.783cm" svg:x2="16.472cm" svg:y2="8.815cm">
          <text:p/>
        </draw:line>
        <draw:polyline draw:style-name="gr5" draw:text-style-name="P2" draw:layer="layout" svg:width="0.057cm" svg:height="0.016cm" svg:x="16.415cm" svg:y="8.799cm" svg:viewBox="0 0 58 17" draw:points="58,0 0,0 8,6 13,12 16,17">
          <text:p/>
        </draw:polyline>
        <draw:polyline draw:style-name="gr5" draw:text-style-name="P2" draw:layer="layout" svg:width="0.057cm" svg:height="0.036cm" svg:x="16.415cm" svg:y="8.728cm" svg:viewBox="0 0 58 37" draw:points="0,37 0,0 21,20 21,12 24,7 27,3 33,0 47,0 52,3 55,7 58,12 58,28 55,34 52,37">
          <text:p/>
        </draw:polyline>
        <draw:polyline draw:style-name="gr5" draw:text-style-name="P2" draw:layer="layout" svg:width="0.057cm" svg:height="0.036cm" svg:x="16.346cm" svg:y="8.85cm" svg:viewBox="0 0 58 37" draw:points="0,37 0,0 22,20 22,11 25,6 28,3 33,0 48,0 53,3 55,6 58,11 58,29 55,34 53,37">
          <text:p/>
        </draw:polyline>
        <draw:polyline draw:style-name="gr5" draw:text-style-name="P2" draw:layer="layout" svg:width="0.005cm" svg:height="0.005cm" svg:x="16.398cm" svg:y="8.824cm" svg:viewBox="0 0 6 6" draw:points="0,2 2,0 6,2 2,6 0,2 6,2">
          <text:p/>
        </draw:polyline>
        <draw:polyline draw:style-name="gr5" draw:text-style-name="P2" draw:layer="layout" svg:width="0.057cm" svg:height="0.035cm" svg:x="16.346cm" svg:y="8.769cm" svg:viewBox="0 0 58 36" draw:points="0,36 0,0 22,19 22,11 25,5 28,3 33,0 48,0 53,3 55,5 58,11 58,27 55,33 53,36">
          <text:p/>
        </draw:polyline>
        <draw:line draw:style-name="gr5" draw:text-style-name="P2" draw:layer="layout" svg:x1="16.365cm" svg:y1="8.745cm" svg:x2="16.422cm" svg:y2="8.745cm">
          <text:p/>
        </draw:line>
        <draw:polyline draw:style-name="gr5" draw:text-style-name="P2" draw:layer="layout" svg:width="0.038cm" svg:height="0.028cm" svg:x="16.365cm" svg:y="8.717cm" svg:viewBox="0 0 39 29" draw:points="3,29 0,22 0,11 3,6 6,3 11,0 28,0 34,3 36,6 39,11 39,22 36,29">
          <text:p/>
        </draw:polyline>
        <draw:line draw:style-name="gr3" draw:text-style-name="P2" draw:layer="layout" svg:x1="16.155cm" svg:y1="8.649cm" svg:x2="16.155cm" svg:y2="9.014cm">
          <text:p/>
        </draw:line>
        <draw:line draw:style-name="gr5" draw:text-style-name="P2" draw:layer="layout" svg:x1="16.125cm" svg:y1="8.81cm" svg:x2="16.097cm" svg:y2="8.83cm">
          <text:p/>
        </draw:line>
        <draw:polyline draw:style-name="gr5" draw:text-style-name="P2" draw:layer="layout" svg:width="0.057cm" svg:height="0.033cm" svg:x="16.067cm" svg:y="8.81cm" svg:viewBox="0 0 58 34" draw:points="58,34 0,34 0,10 3,5 5,2 11,0 19,0 24,2 27,5 30,10 30,34">
          <text:p/>
        </draw:polyline>
        <draw:polyline draw:style-name="gr5" draw:text-style-name="P2" draw:layer="layout" svg:width="0.057cm" svg:height="0.033cm" svg:x="16.067cm" svg:y="8.755cm" svg:viewBox="0 0 58 34" draw:points="0,3 0,31 27,34 24,31 22,26 22,12 24,6 27,3 32,0 47,0 52,3 55,6 58,12 58,26 55,31 52,34">
          <text:p/>
        </draw:polyline>
        <draw:polyline draw:style-name="gr5" draw:text-style-name="P2" draw:layer="layout" svg:width="0.057cm" svg:height="0.033cm" svg:x="15.998cm" svg:y="8.861cm" svg:viewBox="0 0 58 34" draw:points="58,28 58,17 56,11 53,9 44,3 33,0 11,0 6,3 3,6 0,11 0,22 3,28 6,30 11,34 25,34 30,30 33,28 36,22 36,11 33,6 30,3 25,0">
          <text:p/>
        </draw:polyline>
        <draw:polygon draw:style-name="gr5" draw:text-style-name="P2" draw:layer="layout" svg:width="0.057cm" svg:height="0.032cm" svg:x="15.998cm" svg:y="8.807cm" svg:viewBox="0 0 58 33" draw:points="0,19 0,13 3,8 6,5 11,3 22,0 36,0 46,3 53,5 56,8 58,13 58,19 56,25 53,28 46,31 36,33 22,33 11,31 6,28 3,25">
          <text:p/>
        </draw:polygon>
        <draw:line draw:style-name="gr5" draw:text-style-name="P2" draw:layer="layout" svg:x1="16.055cm" svg:y1="8.783cm" svg:x2="15.998cm" svg:y2="8.783cm">
          <text:p/>
        </draw:line>
        <draw:line draw:style-name="gr5" draw:text-style-name="P2" draw:layer="layout" svg:x1="16.034cm" svg:y1="8.778cm" svg:x2="16.056cm" svg:y2="8.761cm">
          <text:p/>
        </draw:line>
        <draw:line draw:style-name="gr5" draw:text-style-name="P2" draw:layer="layout" svg:x1="16.017cm" svg:y1="8.761cm" svg:x2="16.04cm" svg:y2="8.784cm">
          <text:p/>
        </draw:line>
        <draw:polyline draw:style-name="gr5" draw:text-style-name="P2" draw:layer="layout" svg:width="0.057cm" svg:height="0.033cm" svg:x="15.998cm" svg:y="8.706cm" svg:viewBox="0 0 58 34" draw:points="25,22 22,29 19,31 14,34 11,34 6,31 3,29 0,22 0,11 3,6 6,3 11,0 14,0 19,3 22,6 25,11 25,22 27,29 30,31 36,34 46,34 53,31 56,29 58,22 58,11 56,6 53,3 46,0 36,0 30,3 27,6 25,11">
          <text:p/>
        </draw:polyline>
        <draw:line draw:style-name="gr3" draw:text-style-name="P2" draw:layer="layout" svg:x1="16.053cm" svg:y1="9.263cm" svg:x2="16.418cm" svg:y2="9.263cm">
          <text:p/>
        </draw:line>
        <draw:line draw:style-name="gr3" draw:text-style-name="P2" draw:layer="layout" svg:x1="16.418cm" svg:y1="9.263cm" svg:x2="16.418cm" svg:y2="9.445cm">
          <text:p/>
        </draw:line>
        <draw:line draw:style-name="gr3" draw:text-style-name="P2" draw:layer="layout" svg:x1="16.053cm" svg:y1="9.445cm" svg:x2="16.053cm" svg:y2="9.263cm">
          <text:p/>
        </draw:line>
        <draw:line draw:style-name="gr5" draw:text-style-name="P2" draw:layer="layout" svg:x1="16.259cm" svg:y1="9.415cm" svg:x2="16.239cm" svg:y2="9.387cm">
          <text:p/>
        </draw:line>
        <draw:polyline draw:style-name="gr5" draw:text-style-name="P2" draw:layer="layout" svg:width="0.033cm" svg:height="0.057cm" svg:x="16.225cm" svg:y="9.357cm" svg:viewBox="0 0 34 58" draw:points="0,58 0,0 23,0 29,3 32,5 34,11 34,19 32,24 29,27 23,30 0,30">
          <text:p/>
        </draw:polyline>
        <draw:polyline draw:style-name="gr5" draw:text-style-name="P2" draw:layer="layout" svg:width="0.035cm" svg:height="0.057cm" svg:x="16.277cm" svg:y="9.357cm" svg:viewBox="0 0 36 58" draw:points="0,0 36,0 17,22 25,22 31,24 33,27 36,33 36,47 33,52 31,55 25,58 8,58 3,55 0,52">
          <text:p/>
        </draw:polyline>
        <draw:line draw:style-name="gr5" draw:text-style-name="P2" draw:layer="layout" svg:x1="16.224cm" svg:y1="9.307cm" svg:x2="16.224cm" svg:y2="9.345cm">
          <text:p/>
        </draw:line>
        <draw:polyline draw:style-name="gr5" draw:text-style-name="P2" draw:layer="layout" svg:width="0.035cm" svg:height="0.041cm" svg:x="16.197cm" svg:y="9.285cm" svg:viewBox="0 0 36 42" draw:points="13,0 0,42 36,42">
          <text:p/>
        </draw:polyline>
        <draw:polyline draw:style-name="gr5" draw:text-style-name="P2" draw:layer="layout" svg:width="0.033cm" svg:height="0.056cm" svg:x="16.251cm" svg:y="9.289cm" svg:viewBox="0 0 34 57" draw:points="5,57 17,57 23,55 26,52 31,44 34,33 34,11 31,5 28,2 23,0 11,0 5,2 3,5 0,11 0,25 3,30 5,33 11,36 23,36 28,33 31,30 34,25">
          <text:p/>
        </draw:polyline>
        <draw:polyline draw:style-name="gr5" draw:text-style-name="P2" draw:layer="layout" svg:width="0.038cm" svg:height="0.056cm" svg:x="16.303cm" svg:y="9.289cm" svg:viewBox="0 0 39 57" draw:points="0,0 39,0 13,57">
          <text:p/>
        </draw:polyline>
        <draw:line draw:style-name="gr3" draw:text-style-name="P2" draw:layer="layout" svg:x1="15.725cm" svg:y1="9.263cm" svg:x2="15.725cm" svg:y2="9.445cm">
          <text:p/>
        </draw:line>
        <draw:line draw:style-name="gr3" draw:text-style-name="P2" draw:layer="layout" svg:x1="15.807cm" svg:y1="8.649cm" svg:x2="15.807cm" svg:y2="9.014cm">
          <text:p/>
        </draw:line>
        <draw:polyline draw:style-name="gr5" draw:text-style-name="P2" draw:layer="layout" svg:width="0.057cm" svg:height="0.035cm" svg:x="15.719cm" svg:y="8.837cm" svg:viewBox="0 0 58 36" draw:points="53,0 55,3 58,12 58,17 55,25 50,31 44,34 33,36 25,36 14,34 8,31 3,25 0,17 0,12 3,3 6,0">
          <text:p/>
        </draw:polyline>
        <draw:line draw:style-name="gr5" draw:text-style-name="P2" draw:layer="layout" svg:x1="15.776cm" svg:y1="8.783cm" svg:x2="15.776cm" svg:y2="8.815cm">
          <text:p/>
        </draw:line>
        <draw:polyline draw:style-name="gr5" draw:text-style-name="P2" draw:layer="layout" svg:width="0.057cm" svg:height="0.016cm" svg:x="15.719cm" svg:y="8.799cm" svg:viewBox="0 0 58 17" draw:points="58,0 0,0 8,6 14,12 16,17">
          <text:p/>
        </draw:polyline>
        <draw:line draw:style-name="gr5" draw:text-style-name="P2" draw:layer="layout" svg:x1="15.738cm" svg:y1="8.734cm" svg:x2="15.776cm" svg:y2="8.734cm">
          <text:p/>
        </draw:line>
        <draw:polyline draw:style-name="gr5" draw:text-style-name="P2" draw:layer="layout" svg:width="0.041cm" svg:height="0.035cm" svg:x="15.716cm" svg:y="8.726cm" svg:viewBox="0 0 42 36" draw:points="0,22 42,36 42,0">
          <text:p/>
        </draw:polyline>
        <draw:polyline draw:style-name="gr5" draw:text-style-name="P2" draw:layer="layout" svg:width="0.057cm" svg:height="0.036cm" svg:x="15.651cm" svg:y="8.85cm" svg:viewBox="0 0 58 37" draw:points="0,37 0,0 21,20 21,11 24,6 27,3 33,0 46,0 52,3 55,6 58,11 58,29 55,34 52,37">
          <text:p/>
        </draw:polyline>
        <draw:polyline draw:style-name="gr5" draw:text-style-name="P2" draw:layer="layout" svg:width="0.005cm" svg:height="0.005cm" svg:x="15.703cm" svg:y="8.824cm" svg:viewBox="0 0 6 6" draw:points="0,2 2,0 6,2 2,6 0,2 6,2">
          <text:p/>
        </draw:polyline>
        <draw:polyline draw:style-name="gr5" draw:text-style-name="P2" draw:layer="layout" svg:width="0.057cm" svg:height="0.035cm" svg:x="15.651cm" svg:y="8.769cm" svg:viewBox="0 0 58 36" draw:points="0,36 0,0 21,19 21,11 24,5 27,3 33,0 46,0 52,3 55,5 58,11 58,27 55,33 52,36">
          <text:p/>
        </draw:polyline>
        <draw:line draw:style-name="gr5" draw:text-style-name="P2" draw:layer="layout" svg:x1="15.67cm" svg:y1="8.745cm" svg:x2="15.727cm" svg:y2="8.745cm">
          <text:p/>
        </draw:line>
        <draw:polyline draw:style-name="gr5" draw:text-style-name="P2" draw:layer="layout" svg:width="0.038cm" svg:height="0.028cm" svg:x="15.67cm" svg:y="8.717cm" svg:viewBox="0 0 39 29" draw:points="2,29 0,22 0,11 2,6 6,3 11,0 28,0 34,3 36,6 39,11 39,22 36,29">
          <text:p/>
        </draw:polyline>
        <draw:line draw:style-name="gr3" draw:text-style-name="P2" draw:layer="layout" svg:x1="15.972cm" svg:y1="9.014cm" svg:x2="15.972cm" svg:y2="8.649cm">
          <text:p/>
        </draw:line>
        <draw:line draw:style-name="gr3" draw:text-style-name="P2" draw:layer="layout" svg:x1="16.155cm" svg:y1="9.014cm" svg:x2="15.972cm" svg:y2="9.014cm">
          <text:p/>
        </draw:line>
        <draw:line draw:style-name="gr3" draw:text-style-name="P2" draw:layer="layout" svg:x1="15.725cm" svg:y1="9.793cm" svg:x2="15.36cm" svg:y2="9.793cm">
          <text:p/>
        </draw:line>
        <draw:line draw:style-name="gr3" draw:text-style-name="P2" draw:layer="layout" svg:x1="15.36cm" svg:y1="9.61cm" svg:x2="15.725cm" svg:y2="9.61cm">
          <text:p/>
        </draw:line>
        <draw:line draw:style-name="gr3" draw:text-style-name="P2" draw:layer="layout" svg:x1="15.36cm" svg:y1="9.793cm" svg:x2="15.36cm" svg:y2="9.61cm">
          <text:p/>
        </draw:line>
        <draw:line draw:style-name="gr5" draw:text-style-name="P2" draw:layer="layout" svg:x1="15.502cm" svg:y1="9.694cm" svg:x2="15.482cm" svg:y2="9.666cm">
          <text:p/>
        </draw:line>
        <draw:polyline draw:style-name="gr5" draw:text-style-name="P2" draw:layer="layout" svg:width="0.033cm" svg:height="0.057cm" svg:x="15.468cm" svg:y="9.636cm" svg:viewBox="0 0 34 58" draw:points="0,58 0,0 23,0 28,3 31,6 34,11 34,19 31,25 28,27 23,30 0,30">
          <text:p/>
        </draw:polyline>
        <draw:polyline draw:style-name="gr5" draw:text-style-name="P2" draw:layer="layout" svg:width="0.035cm" svg:height="0.057cm" svg:x="15.52cm" svg:y="9.636cm" svg:viewBox="0 0 36 58" draw:points="4,6 6,3 12,0 25,0 31,3 33,6 36,11 36,17 33,25 0,58 36,58">
          <text:p/>
        </draw:polyline>
        <draw:polyline draw:style-name="gr5" draw:text-style-name="P2" draw:layer="layout" svg:width="0.035cm" svg:height="0.057cm" svg:x="15.437cm" svg:y="9.705cm" svg:viewBox="0 0 36 58" draw:points="0,0 36,0 17,21 25,21 30,24 34,27 36,33 36,47 34,52 30,55 25,58 8,58 3,55 0,52">
          <text:p/>
        </draw:polyline>
        <draw:polygon draw:style-name="gr5" draw:text-style-name="P2" draw:layer="layout" svg:width="0.032cm" svg:height="0.057cm" svg:x="15.494cm" svg:y="9.705cm" svg:viewBox="0 0 33 58" draw:points="14,0 20,0 25,2 28,5 31,11 33,21 33,36 31,47 28,52 25,55 20,58 14,58 8,55 5,52 3,47 0,36 0,21 3,11 5,5 8,2">
          <text:p/>
        </draw:polygon>
        <draw:polygon draw:style-name="gr5" draw:text-style-name="P2" draw:layer="layout" svg:width="0.033cm" svg:height="0.057cm" svg:x="15.548cm" svg:y="9.705cm" svg:viewBox="0 0 34 58" draw:points="14,0 19,0 26,2 28,5 31,11 34,21 34,36 31,47 28,52 26,55 19,58 14,58 8,55 6,52 3,47 0,36 0,21 3,11 6,5 8,2">
          <text:p/>
        </draw:polygon>
        <draw:line draw:style-name="gr3" draw:text-style-name="P2" draw:layer="layout" svg:x1="15.36cm" svg:y1="9.263cm" svg:x2="15.725cm" svg:y2="9.263cm">
          <text:p/>
        </draw:line>
        <draw:line draw:style-name="gr3" draw:text-style-name="P2" draw:layer="layout" svg:x1="15.36cm" svg:y1="9.445cm" svg:x2="15.36cm" svg:y2="9.263cm">
          <text:p/>
        </draw:line>
        <draw:line draw:style-name="gr3" draw:text-style-name="P2" draw:layer="layout" svg:x1="15.725cm" svg:y1="9.445cm" svg:x2="15.36cm" svg:y2="9.445cm">
          <text:p/>
        </draw:line>
        <draw:line draw:style-name="gr5" draw:text-style-name="P2" draw:layer="layout" svg:x1="15.565cm" svg:y1="9.415cm" svg:x2="15.545cm" svg:y2="9.387cm">
          <text:p/>
        </draw:line>
        <draw:polyline draw:style-name="gr5" draw:text-style-name="P2" draw:layer="layout" svg:width="0.032cm" svg:height="0.057cm" svg:x="15.532cm" svg:y="9.357cm" svg:viewBox="0 0 33 58" draw:points="0,58 0,0 23,0 28,3 31,5 33,11 33,19 31,24 28,27 23,30 0,30">
          <text:p/>
        </draw:polyline>
        <draw:line draw:style-name="gr5" draw:text-style-name="P2" draw:layer="layout" svg:x1="15.614cm" svg:y1="9.376cm" svg:x2="15.614cm" svg:y2="9.414cm">
          <text:p/>
        </draw:line>
        <draw:polyline draw:style-name="gr5" draw:text-style-name="P2" draw:layer="layout" svg:width="0.035cm" svg:height="0.041cm" svg:x="15.586cm" svg:y="9.354cm" svg:viewBox="0 0 36 42" draw:points="15,0 0,42 36,42">
          <text:p/>
        </draw:polyline>
        <draw:line draw:style-name="gr5" draw:text-style-name="P2" draw:layer="layout" svg:x1="15.531cm" svg:y1="9.307cm" svg:x2="15.531cm" svg:y2="9.345cm">
          <text:p/>
        </draw:line>
        <draw:polyline draw:style-name="gr5" draw:text-style-name="P2" draw:layer="layout" svg:width="0.035cm" svg:height="0.041cm" svg:x="15.504cm" svg:y="9.285cm" svg:viewBox="0 0 36 42" draw:points="13,0 0,42 36,42">
          <text:p/>
        </draw:polyline>
        <draw:polyline draw:style-name="gr5" draw:text-style-name="P2" draw:layer="layout" svg:width="0.032cm" svg:height="0.056cm" svg:x="15.558cm" svg:y="9.289cm" svg:viewBox="0 0 33 57" draw:points="5,57 17,57 23,55 25,52 31,44 33,33 33,11 31,5 28,2 23,0 12,0 5,2 3,5 0,11 0,25 3,30 5,33 12,36 23,36 28,33 31,30 33,25">
          <text:p/>
        </draw:polyline>
        <draw:polyline draw:style-name="gr5" draw:text-style-name="P2" draw:layer="layout" svg:width="0.039cm" svg:height="0.056cm" svg:x="15.609cm" svg:y="9.289cm" svg:viewBox="0 0 40 57" draw:points="0,0 40,0 14,57">
          <text:p/>
        </draw:polyline>
        <draw:line draw:style-name="gr3" draw:text-style-name="P2" draw:layer="layout" svg:x1="15.029cm" svg:y1="9.61cm" svg:x2="15.029cm" svg:y2="9.793cm">
          <text:p/>
        </draw:line>
        <draw:line draw:style-name="gr3" draw:text-style-name="P2" draw:layer="layout" svg:x1="15.029cm" svg:y1="9.793cm" svg:x2="14.664cm" svg:y2="9.793cm">
          <text:p/>
        </draw:line>
        <draw:line draw:style-name="gr3" draw:text-style-name="P2" draw:layer="layout" svg:x1="14.664cm" svg:y1="9.61cm" svg:x2="15.029cm" svg:y2="9.61cm">
          <text:p/>
        </draw:line>
        <draw:line draw:style-name="gr5" draw:text-style-name="P2" draw:layer="layout" svg:x1="14.806cm" svg:y1="9.694cm" svg:x2="14.786cm" svg:y2="9.666cm">
          <text:p/>
        </draw:line>
        <draw:polyline draw:style-name="gr5" draw:text-style-name="P2" draw:layer="layout" svg:width="0.032cm" svg:height="0.057cm" svg:x="14.773cm" svg:y="9.636cm" svg:viewBox="0 0 33 58" draw:points="0,58 0,0 22,0 28,3 30,6 33,11 33,19 30,25 28,27 22,30 0,30">
          <text:p/>
        </draw:polyline>
        <draw:polyline draw:style-name="gr5" draw:text-style-name="P2" draw:layer="layout" svg:width="0.033cm" svg:height="0.057cm" svg:x="14.827cm" svg:y="9.636cm" svg:viewBox="0 0 34 58" draw:points="7,58 17,58 22,55 26,53 31,45 34,33 34,11 31,6 28,3 22,0 12,0 7,3 2,6 0,11 0,25 2,30 7,33 12,35 22,35 28,33 31,30 34,25">
          <text:p/>
        </draw:polyline>
        <draw:polyline draw:style-name="gr5" draw:text-style-name="P2" draw:layer="layout" svg:width="0.034cm" svg:height="0.057cm" svg:x="14.742cm" svg:y="9.705cm" svg:viewBox="0 0 35 58" draw:points="0,0 35,0 15,21 24,21 29,24 33,27 35,33 35,47 33,52 29,55 24,58 7,58 2,55 0,52">
          <text:p/>
        </draw:polyline>
        <draw:polygon draw:style-name="gr5" draw:text-style-name="P2" draw:layer="layout" svg:width="0.033cm" svg:height="0.057cm" svg:x="14.798cm" svg:y="9.705cm" svg:viewBox="0 0 34 58" draw:points="15,0 20,0 26,2 29,5 31,11 34,21 34,36 31,47 29,52 26,55 20,58 15,58 10,55 7,52 4,47 0,36 0,21 4,11 7,5 10,2">
          <text:p/>
        </draw:polygon>
        <draw:polygon draw:style-name="gr5" draw:text-style-name="P2" draw:layer="layout" svg:width="0.032cm" svg:height="0.057cm" svg:x="14.853cm" svg:y="9.705cm" svg:viewBox="0 0 33 58" draw:points="14,0 20,0 25,2 28,5 31,11 33,21 33,36 31,47 28,52 25,55 20,58 14,58 8,55 5,52 2,47 0,36 0,21 2,11 5,5 8,2">
          <text:p/>
        </draw:polygon>
        <draw:line draw:style-name="gr3" draw:text-style-name="P2" draw:layer="layout" svg:x1="14.664cm" svg:y1="9.793cm" svg:x2="14.664cm" svg:y2="9.61cm">
          <text:p/>
        </draw:line>
        <draw:line draw:style-name="gr3" draw:text-style-name="P2" draw:layer="layout" svg:x1="14.334cm" svg:y1="9.61cm" svg:x2="14.334cm" svg:y2="9.793cm">
          <text:p/>
        </draw:line>
        <draw:polyline draw:style-name="gr5" draw:text-style-name="P2" draw:layer="layout" svg:width="0.035cm" svg:height="0.057cm" svg:x="14.046cm" svg:y="9.705cm" svg:viewBox="0 0 36 58" draw:points="0,0 36,0 17,21 25,21 31,24 34,27 36,33 36,47 34,52 31,55 25,58 9,58 2,55 0,52">
          <text:p/>
        </draw:polyline>
        <draw:polygon draw:style-name="gr5" draw:text-style-name="P2" draw:layer="layout" svg:width="0.033cm" svg:height="0.057cm" svg:x="14.103cm" svg:y="9.705cm" svg:viewBox="0 0 34 58" draw:points="14,0 19,0 24,2 28,5 31,11 34,21 34,36 31,47 28,52 24,55 19,58 14,58 8,55 5,52 2,47 0,36 0,21 2,11 5,5 8,2">
          <text:p/>
        </draw:polygon>
        <draw:polygon draw:style-name="gr5" draw:text-style-name="P2" draw:layer="layout" svg:width="0.033cm" svg:height="0.057cm" svg:x="14.157cm" svg:y="9.705cm" svg:viewBox="0 0 34 58" draw:points="15,0 20,0 26,2 28,5 31,11 34,21 34,36 31,47 28,52 26,55 20,58 15,58 9,55 7,52 4,47 0,36 0,21 4,11 7,5 9,2">
          <text:p/>
        </draw:polygon>
        <draw:line draw:style-name="gr3" draw:text-style-name="P2" draw:layer="layout" svg:x1="14.334cm" svg:y1="9.263cm" svg:x2="14.334cm" svg:y2="9.445cm">
          <text:p/>
        </draw:line>
        <draw:line draw:style-name="gr3" draw:text-style-name="P2" draw:layer="layout" svg:x1="13.968cm" svg:y1="9.445cm" svg:x2="13.968cm" svg:y2="9.263cm">
          <text:p/>
        </draw:line>
        <draw:line draw:style-name="gr3" draw:text-style-name="P2" draw:layer="layout" svg:x1="13.968cm" svg:y1="9.263cm" svg:x2="14.334cm" svg:y2="9.263cm">
          <text:p/>
        </draw:line>
        <draw:line draw:style-name="gr5" draw:text-style-name="P2" draw:layer="layout" svg:x1="14.147cm" svg:y1="9.415cm" svg:x2="14.127cm" svg:y2="9.387cm">
          <text:p/>
        </draw:line>
        <draw:polyline draw:style-name="gr5" draw:text-style-name="P2" draw:layer="layout" svg:width="0.032cm" svg:height="0.057cm" svg:x="14.114cm" svg:y="9.357cm" svg:viewBox="0 0 33 58" draw:points="0,58 0,0 23,0 28,3 31,5 33,11 33,19 31,24 28,27 23,30 0,30">
          <text:p/>
        </draw:polyline>
        <draw:line draw:style-name="gr5" draw:text-style-name="P2" draw:layer="layout" svg:x1="14.201cm" svg:y1="9.414cm" svg:x2="14.168cm" svg:y2="9.414cm">
          <text:p/>
        </draw:line>
        <draw:polyline draw:style-name="gr5" draw:text-style-name="P2" draw:layer="layout" svg:width="0.016cm" svg:height="0.057cm" svg:x="14.168cm" svg:y="9.357cm" svg:viewBox="0 0 17 58" draw:points="17,58 17,0 11,8 6,14 0,16">
          <text:p/>
        </draw:polyline>
        <draw:polyline draw:style-name="gr5" draw:text-style-name="P2" draw:layer="layout" svg:width="0.035cm" svg:height="0.057cm" svg:x="14.22cm" svg:y="9.357cm" svg:viewBox="0 0 36 58" draw:points="3,5 5,3 11,0 25,0 30,3 33,5 36,11 36,16 33,24 0,58 36,58">
          <text:p/>
        </draw:polyline>
        <draw:line draw:style-name="gr5" draw:text-style-name="P2" draw:layer="layout" svg:x1="14.139cm" svg:y1="9.307cm" svg:x2="14.139cm" svg:y2="9.345cm">
          <text:p/>
        </draw:line>
        <draw:polyline draw:style-name="gr5" draw:text-style-name="P2" draw:layer="layout" svg:width="0.036cm" svg:height="0.041cm" svg:x="14.112cm" svg:y="9.285cm" svg:viewBox="0 0 37 42" draw:points="15,0 0,42 37,42">
          <text:p/>
        </draw:polyline>
        <draw:polyline draw:style-name="gr5" draw:text-style-name="P2" draw:layer="layout" svg:width="0.032cm" svg:height="0.056cm" svg:x="14.167cm" svg:y="9.289cm" svg:viewBox="0 0 33 57" draw:points="5,57 16,57 22,55 24,52 30,44 33,33 33,11 30,5 28,2 22,0 10,0 5,2 3,5 0,11 0,25 3,30 5,33 10,36 22,36 28,33 30,30 33,25">
          <text:p/>
        </draw:polyline>
        <draw:polyline draw:style-name="gr5" draw:text-style-name="P2" draw:layer="layout" svg:width="0.038cm" svg:height="0.056cm" svg:x="14.218cm" svg:y="9.289cm" svg:viewBox="0 0 39 57" draw:points="0,0 39,0 15,57">
          <text:p/>
        </draw:polyline>
        <draw:line draw:style-name="gr3" draw:text-style-name="P2" draw:layer="layout" svg:x1="15.029cm" svg:y1="9.445cm" svg:x2="14.664cm" svg:y2="9.445cm">
          <text:p/>
        </draw:line>
        <draw:line draw:style-name="gr3" draw:text-style-name="P2" draw:layer="layout" svg:x1="15.029cm" svg:y1="9.263cm" svg:x2="15.029cm" svg:y2="9.445cm">
          <text:p/>
        </draw:line>
        <draw:line draw:style-name="gr3" draw:text-style-name="P2" draw:layer="layout" svg:x1="14.664cm" svg:y1="9.445cm" svg:x2="14.664cm" svg:y2="9.263cm">
          <text:p/>
        </draw:line>
        <draw:line draw:style-name="gr3" draw:text-style-name="P2" draw:layer="layout" svg:x1="14.664cm" svg:y1="9.263cm" svg:x2="15.029cm" svg:y2="9.263cm">
          <text:p/>
        </draw:line>
        <draw:line draw:style-name="gr5" draw:text-style-name="P2" draw:layer="layout" svg:x1="14.843cm" svg:y1="9.415cm" svg:x2="14.823cm" svg:y2="9.387cm">
          <text:p/>
        </draw:line>
        <draw:polyline draw:style-name="gr5" draw:text-style-name="P2" draw:layer="layout" svg:width="0.033cm" svg:height="0.057cm" svg:x="14.809cm" svg:y="9.357cm" svg:viewBox="0 0 34 58" draw:points="0,58 0,0 22,0 28,3 31,5 34,11 34,19 31,24 28,27 22,30 0,30">
          <text:p/>
        </draw:polyline>
        <draw:line draw:style-name="gr5" draw:text-style-name="P2" draw:layer="layout" svg:x1="14.896cm" svg:y1="9.414cm" svg:x2="14.864cm" svg:y2="9.414cm">
          <text:p/>
        </draw:line>
        <draw:polyline draw:style-name="gr5" draw:text-style-name="P2" draw:layer="layout" svg:width="0.016cm" svg:height="0.057cm" svg:x="14.864cm" svg:y="9.357cm" svg:viewBox="0 0 17 58" draw:points="17,58 17,0 11,8 5,14 0,16">
          <text:p/>
        </draw:polyline>
        <draw:line draw:style-name="gr5" draw:text-style-name="P2" draw:layer="layout" svg:x1="14.951cm" svg:y1="9.414cm" svg:x2="14.918cm" svg:y2="9.414cm">
          <text:p/>
        </draw:line>
        <draw:polyline draw:style-name="gr5" draw:text-style-name="P2" draw:layer="layout" svg:width="0.016cm" svg:height="0.057cm" svg:x="14.918cm" svg:y="9.357cm" svg:viewBox="0 0 17 58" draw:points="17,58 17,0 12,8 7,14 0,16">
          <text:p/>
        </draw:polyline>
        <draw:line draw:style-name="gr5" draw:text-style-name="P2" draw:layer="layout" svg:x1="14.835cm" svg:y1="9.307cm" svg:x2="14.835cm" svg:y2="9.345cm">
          <text:p/>
        </draw:line>
        <draw:polyline draw:style-name="gr5" draw:text-style-name="P2" draw:layer="layout" svg:width="0.035cm" svg:height="0.041cm" svg:x="14.808cm" svg:y="9.285cm" svg:viewBox="0 0 36 42" draw:points="13,0 0,42 36,42">
          <text:p/>
        </draw:polyline>
        <draw:polyline draw:style-name="gr5" draw:text-style-name="P2" draw:layer="layout" svg:width="0.033cm" svg:height="0.056cm" svg:x="14.862cm" svg:y="9.289cm" svg:viewBox="0 0 34 57" draw:points="6,57 18,57 23,55 26,52 31,44 34,33 34,11 31,5 28,2 23,0 12,0 6,2 4,5 0,11 0,25 4,30 6,33 12,36 23,36 28,33 31,30 34,25">
          <text:p/>
        </draw:polyline>
        <draw:polyline draw:style-name="gr5" draw:text-style-name="P2" draw:layer="layout" svg:width="0.038cm" svg:height="0.056cm" svg:x="14.914cm" svg:y="9.289cm" svg:viewBox="0 0 39 57" draw:points="0,0 39,0 14,57">
          <text:p/>
        </draw:polyline>
        <draw:line draw:style-name="gr3" draw:text-style-name="P2" draw:layer="layout" svg:x1="1.913cm" svg:y1="8.077cm" svg:x2="2.096cm" svg:y2="8.077cm">
          <text:p/>
        </draw:line>
        <draw:line draw:style-name="gr3" draw:text-style-name="P2" draw:layer="layout" svg:x1="2.096cm" svg:y1="8.442cm" svg:x2="1.913cm" svg:y2="8.442cm">
          <text:p/>
        </draw:line>
        <draw:line draw:style-name="gr3" draw:text-style-name="P2" draw:layer="layout" svg:x1="1.913cm" svg:y1="8.442cm" svg:x2="1.913cm" svg:y2="8.077cm">
          <text:p/>
        </draw:line>
        <draw:line draw:style-name="gr5" draw:text-style-name="P2" draw:layer="layout" svg:x1="1.998cm" svg:y1="8.329cm" svg:x2="1.969cm" svg:y2="8.348cm">
          <text:p/>
        </draw:line>
        <draw:polyline draw:style-name="gr5" draw:text-style-name="P2" draw:layer="layout" svg:width="0.058cm" svg:height="0.032cm" svg:x="1.939cm" svg:y="8.329cm" svg:viewBox="0 0 59 33" draw:points="59,33 0,33 0,10 3,5 6,2 11,0 20,0 25,2 27,5 31,10 31,33">
          <text:p/>
        </draw:polyline>
        <draw:polyline draw:style-name="gr5" draw:text-style-name="P2" draw:layer="layout" svg:width="0.058cm" svg:height="0.036cm" svg:x="1.939cm" svg:y="8.274cm" svg:viewBox="0 0 59 37" draw:points="0,37 0,0 22,20 22,12 25,7 27,3 34,0 48,0 53,3 55,7 59,12 59,28 55,33 53,37">
          <text:p/>
        </draw:polyline>
        <draw:line draw:style-name="gr5" draw:text-style-name="P2" draw:layer="layout" svg:x1="1.959cm" svg:y1="8.225cm" svg:x2="1.997cm" svg:y2="8.225cm">
          <text:p/>
        </draw:line>
        <draw:polyline draw:style-name="gr5" draw:text-style-name="P2" draw:layer="layout" svg:width="0.041cm" svg:height="0.036cm" svg:x="1.937cm" svg:y="8.217cm" svg:viewBox="0 0 42 37" draw:points="0,22 42,37 42,0">
          <text:p/>
        </draw:polyline>
        <draw:polyline draw:style-name="gr5" draw:text-style-name="P2" draw:layer="layout" svg:width="0.057cm" svg:height="0.035cm" svg:x="2.008cm" svg:y="8.33cm" svg:viewBox="0 0 58 36" draw:points="5,34 2,31 0,25 0,11 2,5 5,3 11,0 17,0 25,3 58,36 58,0">
          <text:p/>
        </draw:polyline>
        <draw:polyline draw:style-name="gr5" draw:text-style-name="P2" draw:layer="layout" svg:width="0.057cm" svg:height="0.036cm" svg:x="2.008cm" svg:y="8.275cm" svg:viewBox="0 0 58 37" draw:points="5,34 2,31 0,26 0,12 2,7 5,4 11,0 17,0 25,4 58,37 58,0">
          <text:p/>
        </draw:polyline>
        <draw:polygon draw:style-name="gr5" draw:text-style-name="P2" draw:layer="layout" svg:width="0.057cm" svg:height="0.033cm" svg:x="2.008cm" svg:y="8.221cm" svg:viewBox="0 0 58 34" draw:points="0,19 0,14 2,8 5,6 11,3 22,0 36,0 47,3 53,6 55,8 58,14 58,19 55,25 53,27 47,30 36,34 22,34 11,30 5,27 2,25">
          <text:p/>
        </draw:polygon>
        <draw:line draw:style-name="gr3" draw:text-style-name="P2" draw:layer="layout" svg:x1="1.548cm" svg:y1="8.077cm" svg:x2="1.731cm" svg:y2="8.077cm">
          <text:p/>
        </draw:line>
        <draw:line draw:style-name="gr3" draw:text-style-name="P2" draw:layer="layout" svg:x1="1.731cm" svg:y1="8.077cm" svg:x2="1.731cm" svg:y2="8.442cm">
          <text:p/>
        </draw:line>
        <draw:line draw:style-name="gr3" draw:text-style-name="P2" draw:layer="layout" svg:x1="1.731cm" svg:y1="8.442cm" svg:x2="1.548cm" svg:y2="8.442cm">
          <text:p/>
        </draw:line>
        <draw:line draw:style-name="gr3" draw:text-style-name="P2" draw:layer="layout" svg:x1="1.548cm" svg:y1="8.442cm" svg:x2="1.548cm" svg:y2="8.077cm">
          <text:p/>
        </draw:line>
        <draw:polyline draw:style-name="gr5" draw:text-style-name="P2" draw:layer="layout" svg:width="0.057cm" svg:height="0.035cm" svg:x="1.643cm" svg:y="8.33cm" svg:viewBox="0 0 58 36" draw:points="5,34 2,31 0,25 0,11 2,5 5,3 11,0 16,0 24,3 58,36 58,0">
          <text:p/>
        </draw:polyline>
        <draw:polyline draw:style-name="gr5" draw:text-style-name="P2" draw:layer="layout" svg:width="0.057cm" svg:height="0.036cm" svg:x="1.643cm" svg:y="8.275cm" svg:viewBox="0 0 58 37" draw:points="5,34 2,31 0,26 0,12 2,7 5,4 11,0 16,0 24,4 58,37 58,0">
          <text:p/>
        </draw:polyline>
        <draw:polygon draw:style-name="gr5" draw:text-style-name="P2" draw:layer="layout" svg:width="0.057cm" svg:height="0.033cm" svg:x="1.643cm" svg:y="8.221cm" svg:viewBox="0 0 58 34" draw:points="0,19 0,14 2,8 5,6 11,3 21,0 35,0 47,3 52,6 55,8 58,14 58,19 55,25 52,27 47,30 35,34 21,34 11,30 5,27 2,25">
          <text:p/>
        </draw:polygon>
        <draw:line draw:style-name="gr5" draw:text-style-name="P2" draw:layer="layout" svg:x1="1.633cm" svg:y1="8.329cm" svg:x2="1.604cm" svg:y2="8.348cm">
          <text:p/>
        </draw:line>
        <draw:polyline draw:style-name="gr5" draw:text-style-name="P2" draw:layer="layout" svg:width="0.058cm" svg:height="0.032cm" svg:x="1.574cm" svg:y="8.329cm" svg:viewBox="0 0 59 33" draw:points="59,33 0,33 0,10 3,5 6,2 11,0 19,0 25,2 27,5 30,10 30,33">
          <text:p/>
        </draw:polyline>
        <draw:polyline draw:style-name="gr5" draw:text-style-name="P2" draw:layer="layout" svg:width="0.058cm" svg:height="0.036cm" svg:x="1.574cm" svg:y="8.274cm" svg:viewBox="0 0 59 37" draw:points="0,37 0,0 22,20 22,12 25,7 27,3 33,0 46,0 53,3 56,7 59,12 59,28 56,33 53,37">
          <text:p/>
        </draw:polyline>
        <draw:polyline draw:style-name="gr5" draw:text-style-name="P2" draw:layer="layout" svg:width="0.058cm" svg:height="0.033cm" svg:x="1.574cm" svg:y="8.22cm" svg:viewBox="0 0 59 34" draw:points="0,2 0,30 27,34 25,30 22,24 22,11 25,5 27,2 33,0 46,0 53,2 56,5 59,11 59,24 56,30 53,34">
          <text:p/>
        </draw:polyline>
        <draw:line draw:style-name="gr3" draw:text-style-name="P2" draw:layer="layout" svg:x1="1.318cm" svg:y1="8.442cm" svg:x2="1.135cm" svg:y2="8.442cm">
          <text:p/>
        </draw:line>
        <draw:line draw:style-name="gr3" draw:text-style-name="P2" draw:layer="layout" svg:x1="1.318cm" svg:y1="8.077cm" svg:x2="1.318cm" svg:y2="8.442cm">
          <text:p/>
        </draw:line>
        <draw:polyline draw:style-name="gr5" draw:text-style-name="P2" draw:layer="layout" svg:width="0.057cm" svg:height="0.035cm" svg:x="1.23cm" svg:y="8.33cm" svg:viewBox="0 0 58 36" draw:points="5,34 2,31 0,25 0,11 2,5 5,3 10,0 16,0 24,3 58,36 58,0">
          <text:p/>
        </draw:polyline>
        <draw:polyline draw:style-name="gr5" draw:text-style-name="P2" draw:layer="layout" svg:width="0.057cm" svg:height="0.036cm" svg:x="1.23cm" svg:y="8.275cm" svg:viewBox="0 0 58 37" draw:points="5,34 2,31 0,26 0,12 2,7 5,4 10,0 16,0 24,4 58,37 58,0">
          <text:p/>
        </draw:polyline>
        <draw:polygon draw:style-name="gr5" draw:text-style-name="P2" draw:layer="layout" svg:width="0.057cm" svg:height="0.033cm" svg:x="1.23cm" svg:y="8.221cm" svg:viewBox="0 0 58 34" draw:points="0,19 0,14 2,8 5,6 10,3 21,0 35,0 46,3 51,6 55,8 58,14 58,19 55,25 51,27 46,30 35,34 21,34 10,30 5,27 2,25">
          <text:p/>
        </draw:polygon>
        <draw:line draw:style-name="gr6" draw:text-style-name="P2" draw:layer="layout" svg:x1="1.124cm" svg:y1="10.541cm" svg:x2="1.124cm" svg:y2="10.313cm">
          <text:p/>
        </draw:line>
        <draw:line draw:style-name="gr6" draw:text-style-name="P2" draw:layer="layout" svg:x1="1.124cm" svg:y1="10.421cm" svg:x2="1.254cm" svg:y2="10.421cm">
          <text:p/>
        </draw:line>
        <draw:line draw:style-name="gr6" draw:text-style-name="P2" draw:layer="layout" svg:x1="1.254cm" svg:y1="10.541cm" svg:x2="1.254cm" svg:y2="10.313cm">
          <text:p/>
        </draw:line>
        <draw:polyline draw:style-name="gr6" draw:text-style-name="P2" draw:layer="layout" svg:width="0.142cm" svg:height="0.228cm" svg:x="1.341cm" svg:y="10.313cm" svg:viewBox="0 0 143 229" draw:points="11,22 22,11 44,0 98,0 120,11 130,22 143,43 143,65 130,98 0,229 143,229">
          <text:p/>
        </draw:polyline>
        <draw:line draw:style-name="gr6" draw:text-style-name="P2" draw:layer="layout" svg:x1="1.124cm" svg:y1="9.583cm" svg:x2="1.124cm" svg:y2="9.355cm">
          <text:p/>
        </draw:line>
        <draw:line draw:style-name="gr6" draw:text-style-name="P2" draw:layer="layout" svg:x1="1.124cm" svg:y1="9.463cm" svg:x2="1.254cm" svg:y2="9.463cm">
          <text:p/>
        </draw:line>
        <draw:line draw:style-name="gr6" draw:text-style-name="P2" draw:layer="layout" svg:x1="1.254cm" svg:y1="9.583cm" svg:x2="1.254cm" svg:y2="9.355cm">
          <text:p/>
        </draw:line>
        <draw:polyline draw:style-name="gr6" draw:text-style-name="P2" draw:layer="layout" svg:width="0.142cm" svg:height="0.228cm" svg:x="1.341cm" svg:y="9.355cm" svg:viewBox="0 0 143 229" draw:points="11,21 22,11 44,0 98,0 120,11 130,21 143,43 143,65 130,97 0,229 143,229">
          <text:p/>
        </draw:polyline>
        <draw:polyline draw:style-name="gr6" draw:text-style-name="P2" draw:layer="layout" svg:width="0.152cm" svg:height="0.228cm" svg:x="1.113cm" svg:y="11.271cm" svg:viewBox="0 0 153 229" draw:points="0,229 0,0 77,164 153,0 153,229">
          <text:p/>
        </draw:polyline>
        <draw:polyline draw:style-name="gr6" draw:text-style-name="P2" draw:layer="layout" svg:width="0.141cm" svg:height="0.228cm" svg:x="1.352cm" svg:y="11.271cm" svg:viewBox="0 0 142 229" draw:points="0,0 142,0 65,89 98,89 119,99 132,110 142,132 142,186 132,208 119,219 98,229 33,229 11,219 0,208">
          <text:p/>
        </draw:polyline>
        <draw:line draw:style-name="gr3" draw:text-style-name="P2" draw:layer="layout" svg:x1="1.135cm" svg:y1="8.077cm" svg:x2="1.318cm" svg:y2="8.077cm">
          <text:p/>
        </draw:line>
        <draw:line draw:style-name="gr3" draw:text-style-name="P2" draw:layer="layout" svg:x1="1.135cm" svg:y1="8.442cm" svg:x2="1.135cm" svg:y2="8.077cm">
          <text:p/>
        </draw:line>
        <draw:line draw:style-name="gr5" draw:text-style-name="P2" draw:layer="layout" svg:x1="1.219cm" svg:y1="8.329cm" svg:x2="1.191cm" svg:y2="8.348cm">
          <text:p/>
        </draw:line>
        <draw:polyline draw:style-name="gr5" draw:text-style-name="P2" draw:layer="layout" svg:width="0.057cm" svg:height="0.032cm" svg:x="1.161cm" svg:y="8.329cm" svg:viewBox="0 0 58 33" draw:points="58,33 0,33 0,10 3,5 6,2 12,0 20,0 26,2 28,5 31,10 31,33">
          <text:p/>
        </draw:polyline>
        <draw:polyline draw:style-name="gr5" draw:text-style-name="P2" draw:layer="layout" svg:width="0.057cm" svg:height="0.036cm" svg:x="1.161cm" svg:y="8.274cm" svg:viewBox="0 0 58 37" draw:points="0,37 0,0 23,20 23,12 26,7 28,3 34,0 48,0 53,3 55,7 58,12 58,28 55,33 53,37">
          <text:p/>
        </draw:polyline>
        <draw:polyline draw:style-name="gr5" draw:text-style-name="P2" draw:layer="layout" svg:width="0.057cm" svg:height="0.033cm" svg:x="1.161cm" svg:y="8.22cm" svg:viewBox="0 0 58 34" draw:points="0,5 0,16 3,21 6,24 15,30 26,34 48,34 53,30 55,27 58,21 58,11 55,5 53,2 48,0 34,0 28,2 26,5 23,11 23,21 26,27 28,30 34,34">
          <text:p/>
        </draw:polyline>
        <draw:polyline draw:style-name="gr5" draw:text-style-name="P2" draw:layer="layout" svg:width="0.057cm" svg:height="0.036cm" svg:x="0.844cm" svg:y="8.237cm" svg:viewBox="0 0 58 37" draw:points="52,0 56,3 58,12 58,18 56,26 50,31 45,34 33,37 24,37 14,34 8,31 3,26 0,18 0,12 3,3 5,0">
          <text:p/>
        </draw:polyline>
        <draw:line draw:style-name="gr5" draw:text-style-name="P2" draw:layer="layout" svg:x1="0.863cm" svg:y1="8.189cm" svg:x2="0.901cm" svg:y2="8.189cm">
          <text:p/>
        </draw:line>
        <draw:polyline draw:style-name="gr5" draw:text-style-name="P2" draw:layer="layout" svg:width="0.041cm" svg:height="0.034cm" svg:x="0.841cm" svg:y="8.181cm" svg:viewBox="0 0 42 35" draw:points="0,22 42,35 42,0">
          <text:p/>
        </draw:polyline>
        <draw:line draw:style-name="gr3" draw:text-style-name="P2" draw:layer="layout" svg:x1="0.75cm" svg:y1="8.442cm" svg:x2="0.75cm" svg:y2="8.077cm">
          <text:p/>
        </draw:line>
        <draw:line draw:style-name="gr3" draw:text-style-name="P2" draw:layer="layout" svg:x1="0.932cm" svg:y1="8.077cm" svg:x2="0.932cm" svg:y2="8.442cm">
          <text:p/>
        </draw:line>
        <draw:line draw:style-name="gr3" draw:text-style-name="P2" draw:layer="layout" svg:x1="0.932cm" svg:y1="8.442cm" svg:x2="0.75cm" svg:y2="8.442cm">
          <text:p/>
        </draw:line>
        <draw:line draw:style-name="gr3" draw:text-style-name="P2" draw:layer="layout" svg:x1="0.75cm" svg:y1="8.077cm" svg:x2="0.932cm" svg:y2="8.077cm">
          <text:p/>
        </draw:line>
        <draw:line draw:style-name="gr5" draw:text-style-name="P2" draw:layer="layout" svg:x1="0.832cm" svg:y1="8.292cm" svg:x2="0.832cm" svg:y2="8.325cm">
          <text:p/>
        </draw:line>
        <draw:polyline draw:style-name="gr5" draw:text-style-name="P2" draw:layer="layout" svg:width="0.056cm" svg:height="0.017cm" svg:x="0.776cm" svg:y="8.308cm" svg:viewBox="0 0 57 18" draw:points="57,0 0,0 8,5 13,11 16,18">
          <text:p/>
        </draw:polyline>
        <draw:polygon draw:style-name="gr5" draw:text-style-name="P2" draw:layer="layout" svg:width="0.056cm" svg:height="0.033cm" svg:x="0.776cm" svg:y="8.237cm" svg:viewBox="0 0 57 34" draw:points="0,20 0,14 2,9 5,6 10,3 22,0 35,0 47,3 52,6 55,9 57,14 57,20 55,26 52,29 47,31 35,34 22,34 10,31 5,29 2,26">
          <text:p/>
        </draw:polygon>
        <draw:polygon draw:style-name="gr5" draw:text-style-name="P2" draw:layer="layout" svg:width="0.056cm" svg:height="0.032cm" svg:x="0.776cm" svg:y="8.183cm" svg:viewBox="0 0 57 33" draw:points="0,20 0,14 2,9 5,7 10,3 22,0 35,0 47,3 52,7 55,9 57,14 57,20 55,26 52,28 47,31 35,33 22,33 10,31 5,28 2,26">
          <text:p/>
        </draw:polygon>
        <draw:line draw:style-name="gr5" draw:text-style-name="P2" draw:layer="layout" svg:x1="0.795cm" svg:y1="8.159cm" svg:x2="0.832cm" svg:y2="8.159cm">
          <text:p/>
        </draw:line>
        <draw:polyline draw:style-name="gr5" draw:text-style-name="P2" draw:layer="layout" svg:width="0.037cm" svg:height="0.025cm" svg:x="0.795cm" svg:y="8.134cm" svg:viewBox="0 0 38 26" draw:points="6,26 4,23 0,17 0,9 4,4 9,0 38,0">
          <text:p/>
        </draw:polyline>
        <draw:line draw:style-name="gr3" draw:text-style-name="P2" draw:layer="layout" svg:x1="2.917cm" svg:y1="6.845cm" svg:x2="2.917cm" svg:y2="6.48cm">
          <text:p/>
        </draw:line>
        <draw:line draw:style-name="gr3" draw:text-style-name="P2" draw:layer="layout" svg:x1="3.1cm" svg:y1="6.48cm" svg:x2="3.1cm" svg:y2="6.845cm">
          <text:p/>
        </draw:line>
        <draw:line draw:style-name="gr3" draw:text-style-name="P2" draw:layer="layout" svg:x1="2.917cm" svg:y1="6.48cm" svg:x2="3.1cm" svg:y2="6.48cm">
          <text:p/>
        </draw:line>
        <draw:polyline draw:style-name="gr5" draw:text-style-name="P2" draw:layer="layout" svg:width="0.057cm" svg:height="0.037cm" svg:x="3.012cm" svg:y="6.667cm" svg:viewBox="0 0 58 38" draw:points="52,0 55,4 58,12 58,18 55,26 50,31 44,34 32,38 24,38 13,34 8,31 3,26 0,18 0,12 3,4 5,0">
          <text:p/>
        </draw:polyline>
        <draw:polyline draw:style-name="gr5" draw:text-style-name="P2" draw:layer="layout" svg:width="0.057cm" svg:height="0.032cm" svg:x="3.012cm" svg:y="6.613cm" svg:viewBox="0 0 58 33" draw:points="0,6 0,17 3,23 5,26 13,31 24,33 47,33 52,31 55,28 58,23 58,12 55,6 52,3 47,0 32,0 27,3 24,6 22,12 22,23 24,28 27,31 32,33">
          <text:p/>
        </draw:polyline>
        <draw:line draw:style-name="gr5" draw:text-style-name="P2" draw:layer="layout" svg:x1="3.069cm" svg:y1="6.559cm" svg:x2="3.069cm" svg:y2="6.591cm">
          <text:p/>
        </draw:line>
        <draw:polyline draw:style-name="gr5" draw:text-style-name="P2" draw:layer="layout" svg:width="0.057cm" svg:height="0.016cm" svg:x="3.012cm" svg:y="6.575cm" svg:viewBox="0 0 58 17" draw:points="58,0 0,0 8,6 13,12 16,17">
          <text:p/>
        </draw:polyline>
        <draw:line draw:style-name="gr5" draw:text-style-name="P2" draw:layer="layout" svg:x1="3cm" svg:y1="6.695cm" svg:x2="3cm" svg:y2="6.727cm">
          <text:p/>
        </draw:line>
        <draw:polyline draw:style-name="gr5" draw:text-style-name="P2" draw:layer="layout" svg:width="0.057cm" svg:height="0.016cm" svg:x="2.943cm" svg:y="6.711cm" svg:viewBox="0 0 58 17" draw:points="58,0 0,0 9,5 14,11 17,17">
          <text:p/>
        </draw:polyline>
        <draw:polygon draw:style-name="gr5" draw:text-style-name="P2" draw:layer="layout" svg:width="0.057cm" svg:height="0.033cm" svg:x="2.943cm" svg:y="6.64cm" svg:viewBox="0 0 58 34" draw:points="0,20 0,15 3,8 6,5 11,3 22,0 36,0 46,3 53,5 56,8 58,15 58,20 56,26 53,28 46,31 36,34 22,34 11,31 6,28 3,26">
          <text:p/>
        </draw:polygon>
        <draw:polygon draw:style-name="gr5" draw:text-style-name="P2" draw:layer="layout" svg:width="0.057cm" svg:height="0.033cm" svg:x="2.943cm" svg:y="6.586cm" svg:viewBox="0 0 58 34" draw:points="0,20 0,14 3,9 6,6 11,3 22,0 36,0 46,3 53,6 56,9 58,14 58,20 56,25 53,28 46,31 36,34 22,34 11,31 6,28 3,25">
          <text:p/>
        </draw:polygon>
        <draw:line draw:style-name="gr5" draw:text-style-name="P2" draw:layer="layout" svg:x1="2.962cm" svg:y1="6.561cm" svg:x2="3cm" svg:y2="6.561cm">
          <text:p/>
        </draw:line>
        <draw:polyline draw:style-name="gr5" draw:text-style-name="P2" draw:layer="layout" svg:width="0.038cm" svg:height="0.024cm" svg:x="2.962cm" svg:y="6.537cm" svg:viewBox="0 0 39 25" draw:points="6,25 3,23 0,17 0,8 3,3 9,0 39,0">
          <text:p/>
        </draw:polyline>
        <draw:line draw:style-name="gr3" draw:text-style-name="P2" draw:layer="layout" svg:x1="2.518cm" svg:y1="6.217cm" svg:x2="2.742cm" svg:y2="6.441cm">
          <text:p/>
        </draw:line>
        <draw:line draw:style-name="gr3" draw:text-style-name="P2" draw:layer="layout" svg:x1="3.1cm" svg:y1="6.845cm" svg:x2="2.917cm" svg:y2="6.845cm">
          <text:p/>
        </draw:line>
        <draw:line draw:style-name="gr3" draw:text-style-name="P2" draw:layer="layout" svg:x1="3.556cm" svg:y1="7.458cm" svg:x2="3.374cm" svg:y2="7.458cm">
          <text:p/>
        </draw:line>
        <draw:polygon draw:style-name="gr6" draw:text-style-name="P2" draw:layer="layout" svg:width="0.228cm" svg:height="0.13cm" svg:x="3.014cm" svg:y="7.788cm" svg:viewBox="0 0 229 131" draw:points="229,131 0,131 0,76 12,43 33,21 55,10 99,0 132,0 176,10 197,21 219,43 229,76">
          <text:p/>
        </draw:polygon>
        <draw:line draw:style-name="gr6" draw:text-style-name="P2" draw:layer="layout" svg:x1="3.242cm" svg:y1="7.57cm" svg:x2="3.242cm" svg:y2="7.701cm">
          <text:p/>
        </draw:line>
        <draw:polyline draw:style-name="gr6" draw:text-style-name="P2" draw:layer="layout" svg:width="0.228cm" svg:height="0.066cm" svg:x="3.014cm" svg:y="7.635cm" svg:viewBox="0 0 229 67" draw:points="229,0 0,0 33,24 55,45 67,67">
          <text:p/>
        </draw:polyline>
        <draw:polyline draw:style-name="gr6" draw:text-style-name="P2" draw:layer="layout" svg:width="0.228cm" svg:height="0.13cm" svg:x="3.014cm" svg:y="7.353cm" svg:viewBox="0 0 229 131" draw:points="99,88 88,110 78,120 55,131 44,131 22,120 12,110 0,88 0,45 12,23 22,11 44,0 55,0 78,11 88,23 99,45 99,88 110,110 121,120 143,131 186,131 208,120 219,110 229,88 229,45 219,23 208,11 186,0 143,0 121,11 110,23 99,45">
          <text:p/>
        </draw:polyline>
        <draw:line draw:style-name="gr3" draw:text-style-name="P2" draw:layer="layout" svg:x1="3.442cm" svg:y1="7.139cm" svg:x2="3.556cm" svg:y2="7.139cm">
          <text:p/>
        </draw:line>
        <draw:polygon draw:style-name="gr7" draw:text-style-name="P2" draw:layer="layout" svg:width="0.091cm" svg:height="0.051cm" svg:x="3.415cm" svg:y="7.7cm" svg:viewBox="0 0 92 52" draw:points="92,52 0,52 0,31 5,17 13,8 22,4 39,0 52,0 70,4 79,8 87,17 92,31">
          <text:p/>
        </draw:polygon>
        <draw:line draw:style-name="gr7" draw:text-style-name="P2" draw:layer="layout" svg:x1="3.506cm" svg:y1="7.612cm" svg:x2="3.506cm" svg:y2="7.665cm">
          <text:p/>
        </draw:line>
        <draw:polyline draw:style-name="gr7" draw:text-style-name="P2" draw:layer="layout" svg:width="0.091cm" svg:height="0.026cm" svg:x="3.415cm" svg:y="7.639cm" svg:viewBox="0 0 92 27" draw:points="92,0 0,0 13,8 22,18 26,27">
          <text:p/>
        </draw:polyline>
        <draw:polyline draw:style-name="gr7" draw:text-style-name="P2" draw:layer="layout" svg:width="0.091cm" svg:height="0.052cm" svg:x="3.415cm" svg:y="7.526cm" svg:viewBox="0 0 92 53" draw:points="39,35 35,44 30,48 22,53 18,53 9,48 5,44 0,35 0,18 5,9 9,4 18,0 22,0 30,4 35,9 39,18 39,35 44,44 48,48 56,53 74,53 83,48 87,44 92,35 92,18 87,9 83,4 74,0 56,0 48,4 44,9 39,18">
          <text:p/>
        </draw:polyline>
        <draw:line draw:style-name="gr3" draw:text-style-name="P2" draw:layer="layout" svg:x1="3.442cm" svg:y1="7.823cm" svg:x2="3.556cm" svg:y2="7.823cm">
          <text:p/>
        </draw:line>
        <draw:line draw:style-name="gr3" draw:text-style-name="P2" draw:layer="layout" svg:x1="3.556cm" svg:y1="7.823cm" svg:x2="3.556cm" svg:y2="7.458cm">
          <text:p/>
        </draw:line>
        <draw:line draw:style-name="gr3" draw:text-style-name="P2" draw:layer="layout" svg:x1="3.374cm" svg:y1="7.458cm" svg:x2="3.374cm" svg:y2="7.755cm">
          <text:p/>
        </draw:line>
        <draw:polygon draw:style-name="gr6" draw:text-style-name="P2" draw:layer="layout" svg:width="0.228cm" svg:height="0.131cm" svg:x="3.667cm" svg:y="7.673cm" svg:viewBox="0 0 229 132" draw:points="0,77 0,55 11,33 22,22 43,12 87,0 142,0 186,12 207,22 218,33 229,55 229,77 218,99 207,110 186,121 142,132 87,132 43,121 22,110 11,99">
          <text:p/>
        </draw:polygon>
        <draw:polyline draw:style-name="gr6" draw:text-style-name="P2" draw:layer="layout" svg:width="0.228cm" svg:height="0.152cm" svg:x="3.667cm" svg:y="7.456cm" svg:viewBox="0 0 229 153" draw:points="0,153 229,76 0,0">
          <text:p/>
        </draw:polyline>
        <draw:polygon draw:style-name="gr7" draw:text-style-name="P2" draw:layer="layout" svg:width="0.091cm" svg:height="0.052cm" svg:x="3.415cm" svg:y="7.015cm" svg:viewBox="0 0 92 53" draw:points="92,53 0,53 0,30 5,17 13,8 22,4 39,0 52,0 70,4 79,8 87,17 92,30">
          <text:p/>
        </draw:polygon>
        <draw:line draw:style-name="gr7" draw:text-style-name="P2" draw:layer="layout" svg:x1="3.506cm" svg:y1="6.928cm" svg:x2="3.506cm" svg:y2="6.98cm">
          <text:p/>
        </draw:line>
        <draw:polyline draw:style-name="gr7" draw:text-style-name="P2" draw:layer="layout" svg:width="0.091cm" svg:height="0.026cm" svg:x="3.415cm" svg:y="6.954cm" svg:viewBox="0 0 92 27" draw:points="92,0 0,0 13,8 22,17 26,27">
          <text:p/>
        </draw:polyline>
        <draw:polyline draw:style-name="gr7" draw:text-style-name="P2" draw:layer="layout" svg:width="0.091cm" svg:height="0.052cm" svg:x="3.415cm" svg:y="6.841cm" svg:viewBox="0 0 92 53" draw:points="0,9 0,27 5,36 9,40 22,49 39,53 74,53 83,49 87,45 92,36 92,17 87,9 83,4 74,0 52,0 44,4 39,9 35,17 35,36 39,45 44,49 52,53">
          <text:p/>
        </draw:polyline>
        <draw:line draw:style-name="gr3" draw:text-style-name="P2" draw:layer="layout" svg:x1="3.374cm" svg:y1="6.774cm" svg:x2="3.374cm" svg:y2="7.07cm">
          <text:p/>
        </draw:line>
        <draw:line draw:style-name="gr3" draw:text-style-name="P2" draw:layer="layout" svg:x1="3.374cm" svg:y1="7.07cm" svg:x2="3.443cm" svg:y2="7.14cm">
          <text:p/>
        </draw:line>
        <draw:line draw:style-name="gr3" draw:text-style-name="P2" draw:layer="layout" svg:x1="3.556cm" svg:y1="7.139cm" svg:x2="3.556cm" svg:y2="6.774cm">
          <text:p/>
        </draw:line>
        <draw:line draw:style-name="gr3" draw:text-style-name="P2" draw:layer="layout" svg:x1="3.556cm" svg:y1="6.774cm" svg:x2="3.374cm" svg:y2="6.774cm">
          <text:p/>
        </draw:line>
        <draw:polygon draw:style-name="gr6" draw:text-style-name="P2" draw:layer="layout" svg:width="0.228cm" svg:height="0.131cm" svg:x="3.014cm" svg:y="7.103cm" svg:viewBox="0 0 229 132" draw:points="229,132 0,132 0,77 12,44 33,23 55,12 99,0 132,0 176,12 197,23 219,44 229,77">
          <text:p/>
        </draw:polygon>
        <draw:line draw:style-name="gr6" draw:text-style-name="P2" draw:layer="layout" svg:x1="3.242cm" svg:y1="6.886cm" svg:x2="3.242cm" svg:y2="7.016cm">
          <text:p/>
        </draw:line>
        <draw:polyline draw:style-name="gr6" draw:text-style-name="P2" draw:layer="layout" svg:width="0.228cm" svg:height="0.065cm" svg:x="3.014cm" svg:y="6.951cm" svg:viewBox="0 0 229 66" draw:points="229,0 0,0 33,22 55,43 67,66">
          <text:p/>
        </draw:polyline>
        <draw:polyline draw:style-name="gr6" draw:text-style-name="P2" draw:layer="layout" svg:width="0.228cm" svg:height="0.13cm" svg:x="3.014cm" svg:y="6.669cm" svg:viewBox="0 0 229 131" draw:points="0,21 0,66 12,87 22,98 55,120 99,131 186,131 208,120 219,109 229,87 229,43 219,21 208,10 186,0 132,0 110,10 99,21 88,43 88,87 99,109 110,120 132,131">
          <text:p/>
        </draw:polyline>
        <draw:polyline draw:style-name="gr6" draw:text-style-name="P2" draw:layer="layout" svg:width="0.228cm" svg:height="0.108cm" svg:x="3.667cm" svg:y="7.663cm" svg:viewBox="0 0 229 109" draw:points="229,0 229,109 0,109">
          <text:p/>
        </draw:polyline>
        <draw:polyline draw:style-name="gr6" draw:text-style-name="P2" draw:layer="layout" svg:width="0.228cm" svg:height="0.152cm" svg:x="3.667cm" svg:y="7.467cm" svg:viewBox="0 0 229 153" draw:points="0,153 229,77 0,0">
          <text:p/>
        </draw:polyline>
        <draw:polygon draw:style-name="gr6" draw:text-style-name="P2" draw:layer="layout" svg:width="0.228cm" svg:height="0.13cm" svg:x="3.667cm" svg:y="7.261cm" svg:viewBox="0 0 229 131" draw:points="229,131 0,131 0,76 11,43 33,21 54,11 99,0 132,0 175,11 197,21 218,43 229,76">
          <text:p/>
        </draw:polygon>
        <draw:polyline draw:style-name="gr6" draw:text-style-name="P2" draw:layer="layout" svg:width="0.228cm" svg:height="0.131cm" svg:x="3.667cm" svg:y="7.043cm" svg:viewBox="0 0 229 132" draw:points="218,132 229,99 229,43 218,22 207,11 186,0 164,0 142,11 132,22 120,43 110,88 99,110 87,121 65,132 43,132 22,121 11,110 0,88 0,33 11,0">
          <text:p/>
        </draw:polyline>
        <draw:line draw:style-name="gr6" draw:text-style-name="P2" draw:layer="layout" svg:x1="3.895cm" svg:y1="6.652cm" svg:x2="3.895cm" svg:y2="6.783cm">
          <text:p/>
        </draw:line>
        <draw:polyline draw:style-name="gr6" draw:text-style-name="P2" draw:layer="layout" svg:width="0.228cm" svg:height="0.066cm" svg:x="3.667cm" svg:y="6.717cm" svg:viewBox="0 0 229 67" draw:points="229,0 0,0 33,22 54,45 65,67">
          <text:p/>
        </draw:polyline>
        <draw:polyline draw:style-name="gr6" draw:text-style-name="P2" draw:layer="layout" svg:width="0.022cm" svg:height="0.021cm" svg:x="3.873cm" svg:y="6.544cm" svg:viewBox="0 0 23 22" draw:points="0,10 12,0 23,10 12,22 0,10 23,10">
          <text:p/>
        </draw:polyline>
        <draw:polyline draw:style-name="gr6" draw:text-style-name="P2" draw:layer="layout" svg:width="0.228cm" svg:height="0.141cm" svg:x="3.667cm" svg:y="6.326cm" svg:viewBox="0 0 229 142" draw:points="22,131 11,121 0,99 0,44 11,23 22,11 43,0 65,0 99,11 229,142 229,0">
          <text:p/>
        </draw:polyline>
        <draw:polyline draw:style-name="gr6" draw:text-style-name="P2" draw:layer="layout" svg:width="0.228cm" svg:height="0.152cm" svg:x="3.667cm" svg:y="6.109cm" svg:viewBox="0 0 229 153" draw:points="0,153 229,77 0,0">
          <text:p/>
        </draw:polyline>
        <draw:line draw:style-name="gr3" draw:text-style-name="P2" draw:layer="layout" svg:x1="2.741cm" svg:y1="6.44cm" svg:x2="2.741cm" svg:y2="7.107cm">
          <text:p/>
        </draw:line>
        <draw:polygon draw:style-name="gr7" draw:text-style-name="P2" draw:layer="layout" svg:width="0.091cm" svg:height="0.052cm" svg:x="3.415cm" svg:y="6.33cm" svg:viewBox="0 0 92 53" draw:points="92,53 0,53 0,32 5,19 13,10 22,4 39,0 52,0 70,4 79,10 87,19 92,32">
          <text:p/>
        </draw:polygon>
        <draw:line draw:style-name="gr7" draw:text-style-name="P2" draw:layer="layout" svg:x1="3.506cm" svg:y1="6.243cm" svg:x2="3.506cm" svg:y2="6.296cm">
          <text:p/>
        </draw:line>
        <draw:polyline draw:style-name="gr7" draw:text-style-name="P2" draw:layer="layout" svg:width="0.091cm" svg:height="0.027cm" svg:x="3.415cm" svg:y="6.269cm" svg:viewBox="0 0 92 28" draw:points="92,0 0,0 13,10 22,19 26,28">
          <text:p/>
        </draw:polyline>
        <draw:polyline draw:style-name="gr7" draw:text-style-name="P2" draw:layer="layout" svg:width="0.091cm" svg:height="0.051cm" svg:x="3.415cm" svg:y="6.157cm" svg:viewBox="0 0 92 52" draw:points="0,4 0,48 44,52 39,48 35,39 35,17 39,8 44,4 52,0 74,0 83,4 87,8 92,17 92,39 87,48 83,52">
          <text:p/>
        </draw:polyline>
        <draw:line draw:style-name="gr3" draw:text-style-name="P2" draw:layer="layout" svg:x1="3.442cm" svg:y1="6.454cm" svg:x2="3.556cm" svg:y2="6.454cm">
          <text:p/>
        </draw:line>
        <draw:line draw:style-name="gr3" draw:text-style-name="P2" draw:layer="layout" svg:x1="3.374cm" svg:y1="6.386cm" svg:x2="3.443cm" svg:y2="6.455cm">
          <text:p/>
        </draw:line>
        <draw:line draw:style-name="gr3" draw:text-style-name="P2" draw:layer="layout" svg:x1="4.294cm" svg:y1="3.723cm" svg:x2="5.025cm" svg:y2="3.723cm">
          <text:p/>
        </draw:line>
        <draw:line draw:style-name="gr3" draw:text-style-name="P2" draw:layer="layout" svg:x1="5.025cm" svg:y1="4.089cm" svg:x2="4.294cm" svg:y2="4.089cm">
          <text:p/>
        </draw:line>
        <draw:line draw:style-name="gr3" draw:text-style-name="P2" draw:layer="layout" svg:x1="4.294cm" svg:y1="4.089cm" svg:x2="4.294cm" svg:y2="3.723cm">
          <text:p/>
        </draw:line>
        <draw:line draw:style-name="gr5" draw:text-style-name="P2" draw:layer="layout" svg:x1="4.57cm" svg:y1="3.849cm" svg:x2="4.55cm" svg:y2="3.821cm">
          <text:p/>
        </draw:line>
        <draw:polyline draw:style-name="gr5" draw:text-style-name="P2" draw:layer="layout" svg:width="0.032cm" svg:height="0.057cm" svg:x="4.537cm" svg:y="3.791cm" svg:viewBox="0 0 33 58" draw:points="0,58 0,0 22,0 28,3 31,5 33,11 33,20 31,25 28,28 22,31 0,31">
          <text:p/>
        </draw:polyline>
        <draw:polyline draw:style-name="gr5" draw:text-style-name="P2" draw:layer="layout" svg:width="0.033cm" svg:height="0.057cm" svg:x="4.594cm" svg:y="3.791cm" svg:viewBox="0 0 34 58" draw:points="0,58 0,0 34,58 34,0">
          <text:p/>
        </draw:polyline>
        <draw:line draw:style-name="gr5" draw:text-style-name="P2" draw:layer="layout" svg:x1="4.684cm" svg:y1="3.848cm" svg:x2="4.651cm" svg:y2="3.848cm">
          <text:p/>
        </draw:line>
        <draw:polyline draw:style-name="gr5" draw:text-style-name="P2" draw:layer="layout" svg:width="0.016cm" svg:height="0.057cm" svg:x="4.651cm" svg:y="3.791cm" svg:viewBox="0 0 17 58" draw:points="17,58 17,0 11,8 6,13 0,16">
          <text:p/>
        </draw:polyline>
        <draw:polyline draw:style-name="gr5" draw:text-style-name="P2" draw:layer="layout" svg:width="0.033cm" svg:height="0.057cm" svg:x="4.705cm" svg:y="3.791cm" svg:viewBox="0 0 34 58" draw:points="28,0 18,0 11,3 8,5 3,13 0,25 0,47 3,52 6,55 11,58 23,58 28,55 31,52 34,47 34,33 31,28 28,25 23,23 11,23 6,25 3,28 0,33">
          <text:p/>
        </draw:polyline>
        <draw:line draw:style-name="gr5" draw:text-style-name="P2" draw:layer="layout" svg:x1="4.576cm" svg:y1="3.958cm" svg:x2="4.576cm" svg:y2="3.996cm">
          <text:p/>
        </draw:line>
        <draw:polyline draw:style-name="gr5" draw:text-style-name="P2" draw:layer="layout" svg:width="0.036cm" svg:height="0.04cm" svg:x="4.548cm" svg:y="3.937cm" svg:viewBox="0 0 37 41" draw:points="14,0 0,41 37,41">
          <text:p/>
        </draw:polyline>
        <draw:polyline draw:style-name="gr5" draw:text-style-name="P2" draw:layer="layout" svg:width="0.032cm" svg:height="0.057cm" svg:x="4.603cm" svg:y="3.939cm" svg:viewBox="0 0 33 58" draw:points="5,58 16,58 22,55 25,53 30,45 33,33 33,11 30,6 28,3 22,0 10,0 5,3 2,6 0,11 0,25 2,30 5,33 10,36 22,36 28,33 30,30 33,25">
          <text:p/>
        </draw:polyline>
        <draw:line draw:style-name="gr5" draw:text-style-name="P2" draw:layer="layout" svg:x1="4.693cm" svg:y1="3.997cm" svg:x2="4.673cm" svg:y2="3.969cm">
          <text:p/>
        </draw:line>
        <draw:polyline draw:style-name="gr5" draw:text-style-name="P2" draw:layer="layout" svg:width="0.032cm" svg:height="0.057cm" svg:x="4.66cm" svg:y="3.939cm" svg:viewBox="0 0 33 58" draw:points="0,58 0,0 22,0 27,3 31,6 33,11 33,19 31,25 27,27 22,30 0,30">
          <text:p/>
        </draw:polyline>
        <draw:polyline draw:style-name="gr5" draw:text-style-name="P2" draw:layer="layout" svg:width="0.033cm" svg:height="0.057cm" svg:x="4.714cm" svg:y="3.939cm" svg:viewBox="0 0 34 58" draw:points="7,58 17,58 23,55 26,53 31,45 34,33 34,11 31,6 28,3 23,0 12,0 7,3 3,6 0,11 0,25 3,30 7,33 12,36 23,36 28,33 31,30 34,25">
          <text:p/>
        </draw:polyline>
        <draw:line draw:style-name="gr3" draw:text-style-name="P2" draw:layer="layout" svg:x1="4.294cm" svg:y1="4.564cm" svg:x2="5.025cm" svg:y2="4.564cm">
          <text:p/>
        </draw:line>
        <draw:line draw:style-name="gr3" draw:text-style-name="P2" draw:layer="layout" svg:x1="5.025cm" svg:y1="4.929cm" svg:x2="4.294cm" svg:y2="4.929cm">
          <text:p/>
        </draw:line>
        <draw:line draw:style-name="gr3" draw:text-style-name="P2" draw:layer="layout" svg:x1="3.556cm" svg:y1="4.4cm" svg:x2="3.556cm" svg:y2="4.035cm">
          <text:p/>
        </draw:line>
        <draw:line draw:style-name="gr3" draw:text-style-name="P2" draw:layer="layout" svg:x1="3.374cm" svg:y1="4.035cm" svg:x2="3.374cm" svg:y2="4.332cm">
          <text:p/>
        </draw:line>
        <draw:line draw:style-name="gr3" draw:text-style-name="P2" draw:layer="layout" svg:x1="3.556cm" svg:y1="4.035cm" svg:x2="3.374cm" svg:y2="4.035cm">
          <text:p/>
        </draw:line>
        <draw:polygon draw:style-name="gr6" draw:text-style-name="P2" draw:layer="layout" svg:width="0.228cm" svg:height="0.13cm" svg:x="3.014cm" svg:y="4.365cm" svg:viewBox="0 0 229 131" draw:points="229,131 0,131 0,77 12,44 33,23 55,12 99,0 132,0 176,12 197,23 219,44 229,77">
          <text:p/>
        </draw:polygon>
        <draw:line draw:style-name="gr6" draw:text-style-name="P2" draw:layer="layout" svg:x1="3.242cm" svg:y1="4.148cm" svg:x2="3.242cm" svg:y2="4.278cm">
          <text:p/>
        </draw:line>
        <draw:polyline draw:style-name="gr6" draw:text-style-name="P2" draw:layer="layout" svg:width="0.228cm" svg:height="0.065cm" svg:x="3.014cm" svg:y="4.213cm" svg:viewBox="0 0 229 66" draw:points="229,0 0,0 33,21 55,43 67,66">
          <text:p/>
        </draw:polyline>
        <draw:polyline draw:style-name="gr6" draw:text-style-name="P2" draw:layer="layout" svg:width="0.228cm" svg:height="0.141cm" svg:x="3.014cm" svg:y="3.93cm" svg:viewBox="0 0 229 142" draw:points="22,132 12,121 0,99 0,44 12,23 22,12 44,0 67,0 99,12 229,142 229,0">
          <text:p/>
        </draw:polyline>
        <draw:polyline draw:style-name="gr6" draw:text-style-name="P2" draw:layer="layout" svg:width="0.228cm" svg:height="0.13cm" svg:x="3.667cm" svg:y="4.914cm" svg:viewBox="0 0 229 131" draw:points="229,131 0,131 0,43 11,22 22,10 43,0 76,0 99,10 110,22 120,43 120,131">
          <text:p/>
        </draw:polyline>
        <draw:line draw:style-name="gr6" draw:text-style-name="P2" draw:layer="layout" svg:x1="3.776cm" svg:y1="4.816cm" svg:x2="3.776cm" svg:y2="4.74cm">
          <text:p/>
        </draw:line>
        <draw:polyline draw:style-name="gr6" draw:text-style-name="P2" draw:layer="layout" svg:width="0.228cm" svg:height="0.109cm" svg:x="3.667cm" svg:y="4.707cm" svg:viewBox="0 0 229 110" draw:points="229,0 229,110 0,110 0,0">
          <text:p/>
        </draw:polyline>
        <draw:polyline draw:style-name="gr6" draw:text-style-name="P2" draw:layer="layout" svg:width="0.228cm" svg:height="0.141cm" svg:x="3.667cm" svg:y="4.479cm" svg:viewBox="0 0 229 142" draw:points="207,0 218,11 229,44 229,66 218,99 197,120 175,131 132,142 99,142 54,131 33,120 11,99 0,66 0,44 11,11 22,0">
          <text:p/>
        </draw:polyline>
        <draw:polyline draw:style-name="gr6" draw:text-style-name="P2" draw:layer="layout" svg:width="0.228cm" svg:height="0.109cm" svg:x="3.667cm" svg:y="4.272cm" svg:viewBox="0 0 229 110" draw:points="229,0 229,110 0,110">
          <text:p/>
        </draw:polyline>
        <draw:polyline draw:style-name="gr6" draw:text-style-name="P2" draw:layer="layout" svg:width="0.228cm" svg:height="0.141cm" svg:x="3.667cm" svg:y="3.903cm" svg:viewBox="0 0 229 142" draw:points="0,142 0,0 87,77 87,44 99,22 110,11 132,0 186,0 207,11 218,22 229,44 229,110 218,131 207,142">
          <text:p/>
        </draw:polyline>
        <draw:polyline draw:style-name="gr6" draw:text-style-name="P2" draw:layer="layout" svg:width="0.022cm" svg:height="0.021cm" svg:x="3.873cm" svg:y="3.795cm" svg:viewBox="0 0 23 22" draw:points="0,10 12,0 23,10 12,22 0,10 23,10">
          <text:p/>
        </draw:polyline>
        <draw:polyline draw:style-name="gr6" draw:text-style-name="P2" draw:layer="layout" svg:width="0.228cm" svg:height="0.152cm" svg:x="3.667cm" svg:y="3.566cm" svg:viewBox="0 0 229 153" draw:points="0,153 0,0 229,99">
          <text:p/>
        </draw:polyline>
        <draw:polyline draw:style-name="gr6" draw:text-style-name="P2" draw:layer="layout" svg:width="0.228cm" svg:height="0.152cm" svg:x="3.667cm" svg:y="3.36cm" svg:viewBox="0 0 229 153" draw:points="0,153 229,77 0,0">
          <text:p/>
        </draw:polyline>
        <draw:polygon draw:style-name="gr7" draw:text-style-name="P2" draw:layer="layout" svg:width="0.091cm" svg:height="0.052cm" svg:x="3.415cm" svg:y="3.592cm" svg:viewBox="0 0 92 53" draw:points="92,53 0,53 0,31 5,18 13,10 22,4 39,0 52,0 70,4 79,10 87,18 92,31">
          <text:p/>
        </draw:polygon>
        <draw:line draw:style-name="gr7" draw:text-style-name="P2" draw:layer="layout" svg:x1="3.506cm" svg:y1="3.505cm" svg:x2="3.506cm" svg:y2="3.557cm">
          <text:p/>
        </draw:line>
        <draw:polyline draw:style-name="gr7" draw:text-style-name="P2" draw:layer="layout" svg:width="0.091cm" svg:height="0.026cm" svg:x="3.415cm" svg:y="3.531cm" svg:viewBox="0 0 92 27" draw:points="92,0 0,0 13,9 22,19 26,27">
          <text:p/>
        </draw:polyline>
        <draw:line draw:style-name="gr7" draw:text-style-name="P2" draw:layer="layout" svg:x1="3.506cm" svg:y1="3.418cm" svg:x2="3.506cm" svg:y2="3.47cm">
          <text:p/>
        </draw:line>
        <draw:polyline draw:style-name="gr7" draw:text-style-name="P2" draw:layer="layout" svg:width="0.091cm" svg:height="0.026cm" svg:x="3.415cm" svg:y="3.444cm" svg:viewBox="0 0 92 27" draw:points="92,0 0,0 13,9 22,17 26,27">
          <text:p/>
        </draw:polyline>
        <draw:line draw:style-name="gr3" draw:text-style-name="P2" draw:layer="layout" svg:x1="3.374cm" svg:y1="3.647cm" svg:x2="3.443cm" svg:y2="3.717cm">
          <text:p/>
        </draw:line>
        <draw:line draw:style-name="gr3" draw:text-style-name="P2" draw:layer="layout" svg:x1="3.442cm" svg:y1="3.716cm" svg:x2="3.556cm" svg:y2="3.716cm">
          <text:p/>
        </draw:line>
        <draw:polygon draw:style-name="gr7" draw:text-style-name="P2" draw:layer="layout" svg:width="0.091cm" svg:height="0.053cm" svg:x="3.415cm" svg:y="4.276cm" svg:viewBox="0 0 92 54" draw:points="92,54 0,54 0,31 5,18 13,9 22,5 39,0 52,0 70,5 79,9 87,18 92,31">
          <text:p/>
        </draw:polygon>
        <draw:line draw:style-name="gr7" draw:text-style-name="P2" draw:layer="layout" svg:x1="3.506cm" svg:y1="4.19cm" svg:x2="3.506cm" svg:y2="4.242cm">
          <text:p/>
        </draw:line>
        <draw:polyline draw:style-name="gr7" draw:text-style-name="P2" draw:layer="layout" svg:width="0.091cm" svg:height="0.027cm" svg:x="3.415cm" svg:y="4.215cm" svg:viewBox="0 0 92 28" draw:points="92,0 0,0 13,11 22,19 26,28">
          <text:p/>
        </draw:polyline>
        <draw:polyline draw:style-name="gr7" draw:text-style-name="P2" draw:layer="layout" svg:width="0.091cm" svg:height="0.056cm" svg:x="3.415cm" svg:y="4.103cm" svg:viewBox="0 0 92 57" draw:points="9,53 5,48 0,39 0,17 5,8 9,4 18,0 26,0 39,4 92,57 92,0">
          <text:p/>
        </draw:polyline>
        <draw:line draw:style-name="gr3" draw:text-style-name="P2" draw:layer="layout" svg:x1="3.442cm" svg:y1="4.4cm" svg:x2="3.556cm" svg:y2="4.4cm">
          <text:p/>
        </draw:line>
        <draw:line draw:style-name="gr3" draw:text-style-name="P2" draw:layer="layout" svg:x1="3.374cm" svg:y1="4.332cm" svg:x2="3.443cm" svg:y2="4.401cm">
          <text:p/>
        </draw:line>
        <draw:line draw:style-name="gr3" draw:text-style-name="P2" draw:layer="layout" svg:x1="3.556cm" svg:y1="5.085cm" svg:x2="3.556cm" svg:y2="4.72cm">
          <text:p/>
        </draw:line>
        <draw:polygon draw:style-name="gr7" draw:text-style-name="P2" draw:layer="layout" svg:width="0.091cm" svg:height="0.052cm" svg:x="3.415cm" svg:y="5.646cm" svg:viewBox="0 0 92 53" draw:points="92,53 0,53 0,30 5,17 13,8 22,4 39,0 52,0 70,4 79,8 87,17 92,30">
          <text:p/>
        </draw:polygon>
        <draw:line draw:style-name="gr7" draw:text-style-name="P2" draw:layer="layout" svg:x1="3.506cm" svg:y1="5.559cm" svg:x2="3.506cm" svg:y2="5.611cm">
          <text:p/>
        </draw:line>
        <draw:polyline draw:style-name="gr7" draw:text-style-name="P2" draw:layer="layout" svg:width="0.091cm" svg:height="0.026cm" svg:x="3.415cm" svg:y="5.585cm" svg:viewBox="0 0 92 27" draw:points="92,0 0,0 13,10 22,18 26,27">
          <text:p/>
        </draw:polyline>
        <draw:line draw:style-name="gr7" draw:text-style-name="P2" draw:layer="layout" svg:x1="3.445cm" svg:y1="5.481cm" svg:x2="3.506cm" svg:y2="5.481cm">
          <text:p/>
        </draw:line>
        <draw:polyline draw:style-name="gr7" draw:text-style-name="P2" draw:layer="layout" svg:width="0.065cm" svg:height="0.056cm" svg:x="3.411cm" svg:y="5.468cm" svg:viewBox="0 0 66 57" draw:points="0,35 66,57 66,0">
          <text:p/>
        </draw:polyline>
        <draw:line draw:style-name="gr3" draw:text-style-name="P2" draw:layer="layout" svg:x1="3.374cm" svg:y1="5.701cm" svg:x2="3.443cm" svg:y2="5.771cm">
          <text:p/>
        </draw:line>
        <draw:line draw:style-name="gr3" draw:text-style-name="P2" draw:layer="layout" svg:x1="3.374cm" svg:y1="5.405cm" svg:x2="3.374cm" svg:y2="5.701cm">
          <text:p/>
        </draw:line>
        <draw:line draw:style-name="gr3" draw:text-style-name="P2" draw:layer="layout" svg:x1="3.442cm" svg:y1="5.77cm" svg:x2="3.556cm" svg:y2="5.77cm">
          <text:p/>
        </draw:line>
        <draw:line draw:style-name="gr3" draw:text-style-name="P2" draw:layer="layout" svg:x1="3.556cm" svg:y1="5.77cm" svg:x2="3.556cm" svg:y2="5.405cm">
          <text:p/>
        </draw:line>
        <draw:polygon draw:style-name="gr6" draw:text-style-name="P2" draw:layer="layout" svg:width="0.228cm" svg:height="0.13cm" svg:x="3.014cm" svg:y="5.734cm" svg:viewBox="0 0 229 131" draw:points="229,131 0,131 0,77 12,43 33,22 55,11 99,0 132,0 176,11 197,22 219,43 229,77">
          <text:p/>
        </draw:polygon>
        <draw:line draw:style-name="gr6" draw:text-style-name="P2" draw:layer="layout" svg:x1="3.242cm" svg:y1="5.516cm" svg:x2="3.242cm" svg:y2="5.647cm">
          <text:p/>
        </draw:line>
        <draw:polyline draw:style-name="gr6" draw:text-style-name="P2" draw:layer="layout" svg:width="0.228cm" svg:height="0.065cm" svg:x="3.014cm" svg:y="5.582cm" svg:viewBox="0 0 229 66" draw:points="229,0 0,0 33,22 55,43 67,66">
          <text:p/>
        </draw:polyline>
        <draw:line draw:style-name="gr6" draw:text-style-name="P2" draw:layer="layout" svg:x1="3.091cm" svg:y1="5.321cm" svg:x2="3.242cm" svg:y2="5.321cm">
          <text:p/>
        </draw:line>
        <draw:polyline draw:style-name="gr6" draw:text-style-name="P2" draw:layer="layout" svg:width="0.163cm" svg:height="0.142cm" svg:x="3.003cm" svg:y="5.288cm" svg:viewBox="0 0 164 143" draw:points="0,88 164,143 164,0">
          <text:p/>
        </draw:polyline>
        <draw:line draw:style-name="gr3" draw:text-style-name="P2" draw:layer="layout" svg:x1="4.895cm" svg:y1="6.738cm" svg:x2="4.895cm" svg:y2="7.103cm">
          <text:p/>
        </draw:line>
        <draw:line draw:style-name="gr3" draw:text-style-name="P2" draw:layer="layout" svg:x1="4.713cm" svg:y1="6.738cm" svg:x2="4.895cm" svg:y2="6.738cm">
          <text:p/>
        </draw:line>
        <draw:line draw:style-name="gr3" draw:text-style-name="P2" draw:layer="layout" svg:x1="4.895cm" svg:y1="7.103cm" svg:x2="4.713cm" svg:y2="7.103cm">
          <text:p/>
        </draw:line>
        <draw:line draw:style-name="gr3" draw:text-style-name="P2" draw:layer="layout" svg:x1="4.713cm" svg:y1="7.103cm" svg:x2="4.713cm" svg:y2="6.738cm">
          <text:p/>
        </draw:line>
        <draw:polyline draw:style-name="gr5" draw:text-style-name="P2" draw:layer="layout" svg:width="0.057cm" svg:height="0.035cm" svg:x="4.739cm" svg:y="7.016cm" svg:viewBox="0 0 58 36" draw:points="53,0 55,4 58,11 58,17 55,25 50,31 45,33 34,36 26,36 13,33 8,31 3,25 0,17 0,11 3,4 6,0">
          <text:p/>
        </draw:polyline>
        <draw:line draw:style-name="gr5" draw:text-style-name="P2" draw:layer="layout" svg:x1="4.796cm" svg:y1="6.961cm" svg:x2="4.796cm" svg:y2="6.994cm">
          <text:p/>
        </draw:line>
        <draw:polyline draw:style-name="gr5" draw:text-style-name="P2" draw:layer="layout" svg:width="0.057cm" svg:height="0.016cm" svg:x="4.739cm" svg:y="6.978cm" svg:viewBox="0 0 58 17" draw:points="58,0 0,0 8,6 13,12 16,17">
          <text:p/>
        </draw:polyline>
        <draw:polygon draw:style-name="gr5" draw:text-style-name="P2" draw:layer="layout" svg:width="0.057cm" svg:height="0.034cm" svg:x="4.739cm" svg:y="6.907cm" svg:viewBox="0 0 58 35" draw:points="0,20 0,15 3,9 6,7 11,4 23,0 36,0 47,4 53,7 55,9 58,15 58,20 55,26 53,28 47,31 36,35 23,35 11,31 6,28 3,26">
          <text:p/>
        </draw:polygon>
        <draw:polyline draw:style-name="gr5" draw:text-style-name="P2" draw:layer="layout" svg:width="0.057cm" svg:height="0.032cm" svg:x="4.739cm" svg:y="6.853cm" svg:viewBox="0 0 58 33" draw:points="58,28 58,16 55,11 53,8 45,2 34,0 11,0 6,2 3,5 0,11 0,22 3,28 6,31 11,33 26,33 31,31 34,28 36,22 36,11 34,5 31,2 26,0">
          <text:p/>
        </draw:polyline>
        <draw:line draw:style-name="gr5" draw:text-style-name="P2" draw:layer="layout" svg:x1="4.865cm" svg:y1="7.016cm" svg:x2="4.865cm" svg:y2="7.048cm">
          <text:p/>
        </draw:line>
        <draw:polyline draw:style-name="gr5" draw:text-style-name="P2" draw:layer="layout" svg:width="0.058cm" svg:height="0.016cm" svg:x="4.807cm" svg:y="7.032cm" svg:viewBox="0 0 59 17" draw:points="59,0 0,0 8,6 15,12 18,17">
          <text:p/>
        </draw:polyline>
        <draw:polygon draw:style-name="gr5" draw:text-style-name="P2" draw:layer="layout" svg:width="0.058cm" svg:height="0.033cm" svg:x="4.807cm" svg:y="6.961cm" svg:viewBox="0 0 59 34" draw:points="0,20 0,15 3,9 6,6 12,3 23,0 37,0 48,3 53,6 55,9 59,15 59,20 55,26 53,29 48,32 37,34 23,34 12,32 6,29 3,26">
          <text:p/>
        </draw:polygon>
        <draw:polygon draw:style-name="gr5" draw:text-style-name="P2" draw:layer="layout" svg:width="0.058cm" svg:height="0.034cm" svg:x="4.807cm" svg:y="6.907cm" svg:viewBox="0 0 59 35" draw:points="0,20 0,15 3,9 6,7 12,4 23,0 37,0 48,4 53,7 55,9 59,15 59,20 55,26 53,28 48,31 37,35 23,35 12,31 6,28 3,26">
          <text:p/>
        </draw:polygon>
        <draw:line draw:style-name="gr5" draw:text-style-name="P2" draw:layer="layout" svg:x1="4.826cm" svg:y1="6.883cm" svg:x2="4.865cm" svg:y2="6.883cm">
          <text:p/>
        </draw:line>
        <draw:polyline draw:style-name="gr5" draw:text-style-name="P2" draw:layer="layout" svg:width="0.039cm" svg:height="0.025cm" svg:x="4.826cm" svg:y="6.858cm" svg:viewBox="0 0 40 26" draw:points="6,26 3,23 0,18 0,10 3,3 8,0 40,0">
          <text:p/>
        </draw:polyline>
        <draw:polygon draw:style-name="gr7" draw:text-style-name="P2" draw:layer="layout" svg:width="0.091cm" svg:height="0.053cm" svg:x="3.415cm" svg:y="4.961cm" svg:viewBox="0 0 92 54" draw:points="92,54 0,54 0,31 5,18 13,9 22,4 39,0 52,0 70,4 79,9 87,18 92,31">
          <text:p/>
        </draw:polygon>
        <draw:line draw:style-name="gr7" draw:text-style-name="P2" draw:layer="layout" svg:x1="3.506cm" svg:y1="4.874cm" svg:x2="3.506cm" svg:y2="4.926cm">
          <text:p/>
        </draw:line>
        <draw:polyline draw:style-name="gr7" draw:text-style-name="P2" draw:layer="layout" svg:width="0.091cm" svg:height="0.026cm" svg:x="3.415cm" svg:y="4.9cm" svg:viewBox="0 0 92 27" draw:points="92,0 0,0 13,9 22,18 26,27">
          <text:p/>
        </draw:polyline>
        <draw:polyline draw:style-name="gr7" draw:text-style-name="P2" draw:layer="layout" svg:width="0.091cm" svg:height="0.057cm" svg:x="3.415cm" svg:y="4.787cm" svg:viewBox="0 0 92 58" draw:points="0,58 0,0 35,32 35,17 39,9 44,5 52,0 74,0 83,5 87,9 92,17 92,45 87,53 83,58">
          <text:p/>
        </draw:polyline>
        <draw:line draw:style-name="gr3" draw:text-style-name="P2" draw:layer="layout" svg:x1="3.374cm" svg:y1="4.72cm" svg:x2="3.374cm" svg:y2="5.017cm">
          <text:p/>
        </draw:line>
        <draw:line draw:style-name="gr3" draw:text-style-name="P2" draw:layer="layout" svg:x1="3.556cm" svg:y1="4.72cm" svg:x2="3.374cm" svg:y2="4.72cm">
          <text:p/>
        </draw:line>
        <draw:polygon draw:style-name="gr6" draw:text-style-name="P2" draw:layer="layout" svg:width="0.228cm" svg:height="0.131cm" svg:x="3.014cm" svg:y="5.049cm" svg:viewBox="0 0 229 132" draw:points="229,132 0,132 0,76 12,44 33,22 55,11 99,0 132,0 176,11 197,22 219,44 229,76">
          <text:p/>
        </draw:polygon>
        <draw:line draw:style-name="gr6" draw:text-style-name="P2" draw:layer="layout" svg:x1="3.242cm" svg:y1="4.832cm" svg:x2="3.242cm" svg:y2="4.962cm">
          <text:p/>
        </draw:line>
        <draw:polyline draw:style-name="gr6" draw:text-style-name="P2" draw:layer="layout" svg:width="0.228cm" svg:height="0.065cm" svg:x="3.014cm" svg:y="4.897cm" svg:viewBox="0 0 229 66" draw:points="229,0 0,0 33,22 55,45 67,66">
          <text:p/>
        </draw:polyline>
        <draw:polyline draw:style-name="gr6" draw:text-style-name="P2" draw:layer="layout" svg:width="0.228cm" svg:height="0.141cm" svg:x="3.014cm" svg:y="4.615cm" svg:viewBox="0 0 229 142" draw:points="0,142 0,0 88,77 88,44 99,21 110,10 132,0 186,0 208,10 219,21 229,44 229,109 219,131 208,142">
          <text:p/>
        </draw:polyline>
        <draw:line draw:style-name="gr3" draw:text-style-name="P2" draw:layer="layout" svg:x1="3.556cm" svg:y1="5.405cm" svg:x2="3.374cm" svg:y2="5.405cm">
          <text:p/>
        </draw:line>
        <draw:polyline draw:style-name="gr6" draw:text-style-name="P2" draw:layer="layout" svg:width="0.228cm" svg:height="0.141cm" svg:x="3.667cm" svg:y="6.799cm" svg:viewBox="0 0 229 142" draw:points="207,0 218,11 229,43 229,65 218,98 197,120 175,131 132,142 99,142 54,131 33,120 11,98 0,65 0,43 11,11 22,0">
          <text:p/>
        </draw:polyline>
        <draw:polyline draw:style-name="gr6" draw:text-style-name="P2" draw:layer="layout" svg:width="0.228cm" svg:height="0.152cm" svg:x="3.667cm" svg:y="6.549cm" svg:viewBox="0 0 229 153" draw:points="229,153 0,153 164,77 0,0 229,0">
          <text:p/>
        </draw:polyline>
        <draw:polygon draw:style-name="gr6" draw:text-style-name="P2" draw:layer="layout" svg:width="0.228cm" svg:height="0.152cm" svg:x="3.667cm" svg:y="6.299cm" svg:viewBox="0 0 229 153" draw:points="0,99 0,54 11,32 33,11 76,0 153,0 197,11 218,32 229,54 229,99 218,121 197,142 153,153 76,153 33,142 11,121">
          <text:p/>
        </draw:polygon>
        <draw:polyline draw:style-name="gr6" draw:text-style-name="P2" draw:layer="layout" svg:width="0.228cm" svg:height="0.13cm" svg:x="3.667cm" svg:y="6.082cm" svg:viewBox="0 0 229 131" draw:points="218,131 229,98 229,43 218,21 207,11 186,0 164,0 142,11 132,21 120,43 110,86 99,108 87,120 65,131 43,131 22,120 11,108 0,86 0,32 11,0">
          <text:p/>
        </draw:polyline>
        <draw:polyline draw:style-name="gr6" draw:text-style-name="P2" draw:layer="layout" svg:width="0.228cm" svg:height="0.141cm" svg:x="3.667cm" svg:y="5.691cm" svg:viewBox="0 0 229 142" draw:points="0,142 0,0 87,76 87,43 99,21 110,10 132,0 186,0 207,10 218,21 229,43 229,109 218,131 207,142">
          <text:p/>
        </draw:polyline>
        <draw:polyline draw:style-name="gr6" draw:text-style-name="P2" draw:layer="layout" svg:width="0.022cm" svg:height="0.022cm" svg:x="3.873cm" svg:y="5.582cm" svg:viewBox="0 0 23 23" draw:points="0,11 12,0 23,11 12,23 0,11 23,11">
          <text:p/>
        </draw:polyline>
        <draw:polyline draw:style-name="gr6" draw:text-style-name="P2" draw:layer="layout" svg:width="0.228cm" svg:height="0.141cm" svg:x="3.667cm" svg:y="5.365cm" svg:viewBox="0 0 229 142" draw:points="0,142 0,0 87,76 87,43 99,21 110,10 132,0 186,0 207,10 218,21 229,43 229,108 218,131 207,142">
          <text:p/>
        </draw:polyline>
        <draw:line draw:style-name="gr6" draw:text-style-name="P2" draw:layer="layout" svg:x1="3.895cm" svg:y1="4.974cm" svg:x2="3.895cm" svg:y2="5.104cm">
          <text:p/>
        </draw:line>
        <draw:polyline draw:style-name="gr6" draw:text-style-name="P2" draw:layer="layout" svg:width="0.228cm" svg:height="0.065cm" svg:x="3.667cm" svg:y="5.039cm" svg:viewBox="0 0 229 66" draw:points="229,0 0,0 33,22 54,44 65,66">
          <text:p/>
        </draw:polyline>
        <draw:polyline draw:style-name="gr6" draw:text-style-name="P2" draw:layer="layout" svg:width="0.022cm" svg:height="0.021cm" svg:x="3.873cm" svg:y="4.865cm" svg:viewBox="0 0 23 22" draw:points="0,11 12,0 23,11 12,22 0,11 23,11">
          <text:p/>
        </draw:polyline>
        <draw:polyline draw:style-name="gr6" draw:text-style-name="P2" draw:layer="layout" svg:width="0.228cm" svg:height="0.13cm" svg:x="3.667cm" svg:y="4.648cm" svg:viewBox="0 0 229 131" draw:points="0,21 0,65 11,86 22,97 54,120 99,131 186,131 207,120 218,108 229,86 229,43 218,21 207,10 186,0 132,0 110,10 99,21 87,43 87,86 99,108 110,120 132,131">
          <text:p/>
        </draw:polyline>
        <draw:polyline draw:style-name="gr6" draw:text-style-name="P2" draw:layer="layout" svg:width="0.228cm" svg:height="0.13cm" svg:x="3.667cm" svg:y="4.43cm" svg:viewBox="0 0 229 131" draw:points="0,11 0,121 110,131 99,121 87,99 87,43 99,22 110,11 132,0 186,0 207,11 218,22 229,43 229,99 218,121 207,131">
          <text:p/>
        </draw:polyline>
        <draw:polyline draw:style-name="gr6" draw:text-style-name="P2" draw:layer="layout" svg:width="0.228cm" svg:height="0.152cm" svg:x="3.667cm" svg:y="4.213cm" svg:viewBox="0 0 229 153" draw:points="0,153 229,76 0,0">
          <text:p/>
        </draw:polyline>
        <draw:line draw:style-name="gr3" draw:text-style-name="P2" draw:layer="layout" svg:x1="3.374cm" svg:y1="5.017cm" svg:x2="3.443cm" svg:y2="5.086cm">
          <text:p/>
        </draw:line>
        <draw:line draw:style-name="gr3" draw:text-style-name="P2" draw:layer="layout" svg:x1="3.442cm" svg:y1="5.085cm" svg:x2="3.556cm" svg:y2="5.085cm">
          <text:p/>
        </draw:line>
        <draw:polyline draw:style-name="gr6" draw:text-style-name="P2" draw:layer="layout" svg:width="0.228cm" svg:height="0.142cm" svg:x="3.667cm" svg:y="5.842cm" svg:viewBox="0 0 229 143" draw:points="207,0 218,12 229,44 229,66 218,99 197,121 175,132 132,143 99,143 54,132 33,121 11,99 0,66 0,44 11,12 22,0">
          <text:p/>
        </draw:polyline>
        <draw:polyline draw:style-name="gr6" draw:text-style-name="P2" draw:layer="layout" svg:width="0.228cm" svg:height="0.152cm" svg:x="3.667cm" svg:y="5.593cm" svg:viewBox="0 0 229 153" draw:points="229,153 0,153 164,77 0,0 229,0">
          <text:p/>
        </draw:polyline>
        <draw:polygon draw:style-name="gr6" draw:text-style-name="P2" draw:layer="layout" svg:width="0.228cm" svg:height="0.152cm" svg:x="3.667cm" svg:y="5.343cm" svg:viewBox="0 0 229 153" draw:points="0,98 0,54 11,32 33,10 76,0 153,0 197,10 218,32 229,54 229,98 218,120 197,142 153,153 76,153 33,142 11,120">
          <text:p/>
        </draw:polygon>
        <draw:polyline draw:style-name="gr6" draw:text-style-name="P2" draw:layer="layout" svg:width="0.228cm" svg:height="0.131cm" svg:x="3.667cm" svg:y="5.125cm" svg:viewBox="0 0 229 132" draw:points="218,132 229,99 229,45 218,22 207,12 186,0 164,0 142,12 132,22 120,45 110,88 99,110 87,121 65,132 43,132 22,121 11,110 0,88 0,34 11,0">
          <text:p/>
        </draw:polyline>
        <draw:polyline draw:style-name="gr6" draw:text-style-name="P2" draw:layer="layout" svg:width="0.228cm" svg:height="0.131cm" svg:x="3.667cm" svg:y="4.734cm" svg:viewBox="0 0 229 132" draw:points="0,11 0,121 110,132 99,121 87,99 87,45 99,22 110,11 132,0 186,0 207,11 218,22 229,45 229,99 218,121 207,132">
          <text:p/>
        </draw:polyline>
        <draw:polyline draw:style-name="gr6" draw:text-style-name="P2" draw:layer="layout" svg:width="0.228cm" svg:height="0.142cm" svg:x="3.667cm" svg:y="4.343cm" svg:viewBox="0 0 229 143" draw:points="22,131 11,120 0,99 0,45 11,23 22,11 43,0 65,0 99,11 229,143 229,0">
          <text:p/>
        </draw:polyline>
        <draw:polyline draw:style-name="gr6" draw:text-style-name="P2" draw:layer="layout" svg:width="0.022cm" svg:height="0.022cm" svg:x="3.873cm" svg:y="4.234cm" svg:viewBox="0 0 23 23" draw:points="0,11 12,0 23,11 12,23 0,11 23,11">
          <text:p/>
        </draw:polyline>
        <draw:polyline draw:style-name="gr6" draw:text-style-name="P2" draw:layer="layout" svg:width="0.228cm" svg:height="0.131cm" svg:x="3.667cm" svg:y="4.017cm" svg:viewBox="0 0 229 132" draw:points="0,11 0,120 110,132 99,120 87,99 87,44 99,22 110,11 132,0 186,0 207,11 218,22 229,44 229,99 218,120 207,132">
          <text:p/>
        </draw:polyline>
        <draw:polyline draw:style-name="gr6" draw:text-style-name="P2" draw:layer="layout" svg:width="0.228cm" svg:height="0.152cm" svg:x="3.667cm" svg:y="3.8cm" svg:viewBox="0 0 229 153" draw:points="0,153 229,76 0,0">
          <text:p/>
        </draw:polyline>
        <draw:line draw:style-name="gr6" draw:text-style-name="P2" draw:layer="layout" svg:x1="3.667cm" svg:y1="6.973cm" svg:x2="3.667cm" svg:y2="6.842cm">
          <text:p/>
        </draw:line>
        <draw:line draw:style-name="gr6" draw:text-style-name="P2" draw:layer="layout" svg:x1="3.895cm" svg:y1="6.908cm" svg:x2="3.667cm" svg:y2="6.908cm">
          <text:p/>
        </draw:line>
        <draw:line draw:style-name="gr6" draw:text-style-name="P2" draw:layer="layout" svg:x1="3.667cm" svg:y1="6.799cm" svg:x2="3.667cm" svg:y2="6.669cm">
          <text:p/>
        </draw:line>
        <draw:line draw:style-name="gr6" draw:text-style-name="P2" draw:layer="layout" svg:x1="3.895cm" svg:y1="6.734cm" svg:x2="3.667cm" svg:y2="6.734cm">
          <text:p/>
        </draw:line>
        <draw:polyline draw:style-name="gr6" draw:text-style-name="P2" draw:layer="layout" svg:width="0.228cm" svg:height="0.108cm" svg:x="3.667cm" svg:y="6.484cm" svg:viewBox="0 0 229 109" draw:points="229,0 229,109 0,109">
          <text:p/>
        </draw:polyline>
        <draw:line draw:style-name="gr6" draw:text-style-name="P2" draw:layer="layout" svg:x1="3.895cm" svg:y1="6.114cm" svg:x2="3.895cm" svg:y2="6.245cm">
          <text:p/>
        </draw:line>
        <draw:polyline draw:style-name="gr6" draw:text-style-name="P2" draw:layer="layout" svg:width="0.228cm" svg:height="0.065cm" svg:x="3.667cm" svg:y="6.18cm" svg:viewBox="0 0 229 66" draw:points="229,0 0,0 33,21 54,43 65,66">
          <text:p/>
        </draw:polyline>
        <draw:polyline draw:style-name="gr6" draw:text-style-name="P2" draw:layer="layout" svg:width="0.022cm" svg:height="0.022cm" svg:x="3.873cm" svg:y="6.005cm" svg:viewBox="0 0 23 23" draw:points="0,13 12,0 23,13 12,23 0,13 23,13">
          <text:p/>
        </draw:polyline>
        <draw:line draw:style-name="gr6" draw:text-style-name="P2" draw:layer="layout" svg:x1="3.743cm" svg:y1="5.81cm" svg:x2="3.895cm" svg:y2="5.81cm">
          <text:p/>
        </draw:line>
        <draw:polyline draw:style-name="gr6" draw:text-style-name="P2" draw:layer="layout" svg:width="0.163cm" svg:height="0.142cm" svg:x="3.656cm" svg:y="5.777cm" svg:viewBox="0 0 164 143" draw:points="0,87 164,143 164,0">
          <text:p/>
        </draw:polyline>
        <draw:polyline draw:style-name="gr6" draw:text-style-name="P2" draw:layer="layout" svg:width="0.228cm" svg:height="0.152cm" svg:x="3.667cm" svg:y="5.571cm" svg:viewBox="0 0 229 153" draw:points="0,153 229,77 0,0">
          <text:p/>
        </draw:polyline>
        <draw:line draw:style-name="gr3" draw:text-style-name="P2" draw:layer="layout" svg:x1="4.294cm" svg:y1="4.929cm" svg:x2="4.294cm" svg:y2="4.564cm">
          <text:p/>
        </draw:line>
        <draw:line draw:style-name="gr3" draw:text-style-name="P2" draw:layer="layout" svg:x1="3.556cm" svg:y1="6.089cm" svg:x2="3.374cm" svg:y2="6.089cm">
          <text:p/>
        </draw:line>
        <draw:line draw:style-name="gr3" draw:text-style-name="P2" draw:layer="layout" svg:x1="3.556cm" svg:y1="6.454cm" svg:x2="3.556cm" svg:y2="6.089cm">
          <text:p/>
        </draw:line>
        <draw:line draw:style-name="gr3" draw:text-style-name="P2" draw:layer="layout" svg:x1="3.374cm" svg:y1="6.089cm" svg:x2="3.374cm" svg:y2="6.386cm">
          <text:p/>
        </draw:line>
        <draw:polygon draw:style-name="gr6" draw:text-style-name="P2" draw:layer="layout" svg:width="0.228cm" svg:height="0.13cm" svg:x="3.014cm" svg:y="6.419cm" svg:viewBox="0 0 229 131" draw:points="229,131 0,131 0,76 12,44 33,21 55,10 99,0 132,0 176,10 197,21 219,44 229,76">
          <text:p/>
        </draw:polygon>
        <draw:line draw:style-name="gr6" draw:text-style-name="P2" draw:layer="layout" svg:x1="3.242cm" svg:y1="6.201cm" svg:x2="3.242cm" svg:y2="6.331cm">
          <text:p/>
        </draw:line>
        <draw:polyline draw:style-name="gr6" draw:text-style-name="P2" draw:layer="layout" svg:width="0.228cm" svg:height="0.065cm" svg:x="3.014cm" svg:y="6.266cm" svg:viewBox="0 0 229 66" draw:points="229,0 0,0 33,22 55,45 67,66">
          <text:p/>
        </draw:polyline>
        <draw:polyline draw:style-name="gr6" draw:text-style-name="P2" draw:layer="layout" svg:width="0.228cm" svg:height="0.13cm" svg:x="3.014cm" svg:y="5.984cm" svg:viewBox="0 0 229 131" draw:points="0,11 0,120 110,131 99,120 88,99 88,43 99,21 110,11 132,0 186,0 208,11 219,21 229,43 229,99 219,120 208,131">
          <text:p/>
        </draw:polyline>
        <draw:line draw:style-name="gr3" draw:text-style-name="P2" draw:layer="layout" svg:x1="2.552cm" svg:y1="8.08cm" svg:x2="2.552cm" svg:y2="8.445cm">
          <text:p/>
        </draw:line>
        <draw:line draw:style-name="gr3" draw:text-style-name="P2" draw:layer="layout" svg:x1="2.37cm" svg:y1="8.445cm" svg:x2="2.37cm" svg:y2="8.08cm">
          <text:p/>
        </draw:line>
        <draw:line draw:style-name="gr3" draw:text-style-name="P2" draw:layer="layout" svg:x1="2.552cm" svg:y1="8.445cm" svg:x2="2.37cm" svg:y2="8.445cm">
          <text:p/>
        </draw:line>
        <draw:line draw:style-name="gr3" draw:text-style-name="P2" draw:layer="layout" svg:x1="2.096cm" svg:y1="8.077cm" svg:x2="2.096cm" svg:y2="8.442cm">
          <text:p/>
        </draw:line>
        <draw:line draw:style-name="gr3" draw:text-style-name="P2" draw:layer="layout" svg:x1="2.37cm" svg:y1="8.08cm" svg:x2="2.552cm" svg:y2="8.08cm">
          <text:p/>
        </draw:line>
        <draw:line draw:style-name="gr5" draw:text-style-name="P2" draw:layer="layout" svg:x1="2.454cm" svg:y1="8.331cm" svg:x2="2.426cm" svg:y2="8.351cm">
          <text:p/>
        </draw:line>
        <draw:polyline draw:style-name="gr5" draw:text-style-name="P2" draw:layer="layout" svg:width="0.057cm" svg:height="0.033cm" svg:x="2.396cm" svg:y="8.331cm" svg:viewBox="0 0 58 34" draw:points="58,34 0,34 0,11 2,6 5,3 11,0 19,0 24,3 28,6 31,11 31,34">
          <text:p/>
        </draw:polyline>
        <draw:polyline draw:style-name="gr5" draw:text-style-name="P2" draw:layer="layout" svg:width="0.057cm" svg:height="0.035cm" svg:x="2.396cm" svg:y="8.277cm" svg:viewBox="0 0 58 36" draw:points="0,36 0,0 21,20 21,12 24,7 28,4 33,0 47,0 52,4 55,7 58,12 58,28 55,34 52,36">
          <text:p/>
        </draw:polyline>
        <draw:polyline draw:style-name="gr5" draw:text-style-name="P2" draw:layer="layout" svg:width="0.057cm" svg:height="0.035cm" svg:x="2.396cm" svg:y="8.223cm" svg:viewBox="0 0 58 36" draw:points="0,36 0,0 21,19 21,12 24,5 28,3 33,0 47,0 52,3 55,5 58,12 58,28 55,33 52,36">
          <text:p/>
        </draw:polyline>
        <draw:polyline draw:style-name="gr5" draw:text-style-name="P2" draw:layer="layout" svg:width="0.057cm" svg:height="0.035cm" svg:x="2.464cm" svg:y="8.333cm" svg:viewBox="0 0 58 36" draw:points="6,33 3,31 0,25 0,11 3,5 6,3 11,0 16,0 25,3 58,36 58,0">
          <text:p/>
        </draw:polyline>
        <draw:polyline draw:style-name="gr5" draw:text-style-name="P2" draw:layer="layout" svg:width="0.057cm" svg:height="0.036cm" svg:x="2.464cm" svg:y="8.278cm" svg:viewBox="0 0 58 37" draw:points="6,33 3,30 0,25 0,11 3,6 6,3 11,0 16,0 25,3 58,37 58,0">
          <text:p/>
        </draw:polyline>
        <draw:polygon draw:style-name="gr5" draw:text-style-name="P2" draw:layer="layout" svg:width="0.057cm" svg:height="0.033cm" svg:x="2.464cm" svg:y="8.224cm" svg:viewBox="0 0 58 34" draw:points="0,19 0,14 3,8 6,5 11,3 22,0 36,0 47,3 53,5 55,8 58,14 58,19 55,24 53,27 47,31 36,34 22,34 11,31 6,27 3,24">
          <text:p/>
        </draw:polygon>
        <draw:line draw:style-name="gr3" draw:text-style-name="P2" draw:layer="layout" svg:x1="3.374cm" svg:y1="7.755cm" svg:x2="3.443cm" svg:y2="7.824cm">
          <text:p/>
        </draw:line>
        <draw:polygon draw:style-name="gr6" draw:text-style-name="P2" draw:layer="layout" svg:width="0.228cm" svg:height="0.131cm" svg:x="3.014cm" svg:y="8.472cm" svg:viewBox="0 0 229 132" draw:points="229,132 0,132 0,77 12,44 33,22 55,11 99,0 132,0 176,11 197,22 219,44 229,77">
          <text:p/>
        </draw:polygon>
        <draw:line draw:style-name="gr6" draw:text-style-name="P2" draw:layer="layout" svg:x1="3.242cm" svg:y1="8.255cm" svg:x2="3.242cm" svg:y2="8.385cm">
          <text:p/>
        </draw:line>
        <draw:polyline draw:style-name="gr6" draw:text-style-name="P2" draw:layer="layout" svg:width="0.228cm" svg:height="0.065cm" svg:x="3.014cm" svg:y="8.32cm" svg:viewBox="0 0 229 66" draw:points="229,0 0,0 33,22 55,43 67,66">
          <text:p/>
        </draw:polyline>
        <draw:polyline draw:style-name="gr6" draw:text-style-name="P2" draw:layer="layout" svg:width="0.228cm" svg:height="0.152cm" svg:x="3.014cm" svg:y="8.027cm" svg:viewBox="0 0 229 153" draw:points="0,153 0,0 229,97">
          <text:p/>
        </draw:polyline>
        <draw:polygon draw:style-name="gr7" draw:text-style-name="P2" draw:layer="layout" svg:width="0.091cm" svg:height="0.052cm" svg:x="3.415cm" svg:y="8.384cm" svg:viewBox="0 0 92 53" draw:points="92,53 0,53 0,30 5,17 13,9 22,4 39,0 52,0 70,4 79,9 87,17 92,30">
          <text:p/>
        </draw:polygon>
        <draw:line draw:style-name="gr7" draw:text-style-name="P2" draw:layer="layout" svg:x1="3.506cm" svg:y1="8.297cm" svg:x2="3.506cm" svg:y2="8.349cm">
          <text:p/>
        </draw:line>
        <draw:polyline draw:style-name="gr7" draw:text-style-name="P2" draw:layer="layout" svg:width="0.091cm" svg:height="0.026cm" svg:x="3.415cm" svg:y="8.323cm" svg:viewBox="0 0 92 27" draw:points="92,0 0,0 13,10 22,18 26,27">
          <text:p/>
        </draw:polyline>
        <draw:polyline draw:style-name="gr7" draw:text-style-name="P2" draw:layer="layout" svg:width="0.091cm" svg:height="0.06cm" svg:x="3.415cm" svg:y="8.206cm" svg:viewBox="0 0 92 61" draw:points="0,61 0,0 92,39">
          <text:p/>
        </draw:polyline>
        <draw:line draw:style-name="gr3" draw:text-style-name="P2" draw:layer="layout" svg:x1="3.374cm" svg:y1="8.142cm" svg:x2="3.374cm" svg:y2="8.439cm">
          <text:p/>
        </draw:line>
        <draw:line draw:style-name="gr3" draw:text-style-name="P2" draw:layer="layout" svg:x1="3.442cm" svg:y1="8.508cm" svg:x2="3.556cm" svg:y2="8.508cm">
          <text:p/>
        </draw:line>
        <draw:line draw:style-name="gr3" draw:text-style-name="P2" draw:layer="layout" svg:x1="3.374cm" svg:y1="8.439cm" svg:x2="3.443cm" svg:y2="8.509cm">
          <text:p/>
        </draw:line>
        <draw:line draw:style-name="gr3" draw:text-style-name="P2" draw:layer="layout" svg:x1="3.556cm" svg:y1="8.142cm" svg:x2="3.374cm" svg:y2="8.142cm">
          <text:p/>
        </draw:line>
        <draw:line draw:style-name="gr3" draw:text-style-name="P2" draw:layer="layout" svg:x1="3.556cm" svg:y1="8.508cm" svg:x2="3.556cm" svg:y2="8.142cm">
          <text:p/>
        </draw:line>
        <draw:line draw:style-name="gr3" draw:text-style-name="P2" draw:layer="layout" svg:x1="3.556cm" svg:y1="8.827cm" svg:x2="3.374cm" svg:y2="8.827cm">
          <text:p/>
        </draw:line>
        <draw:line draw:style-name="gr3" draw:text-style-name="P2" draw:layer="layout" svg:x1="3.374cm" svg:y1="8.827cm" svg:x2="3.374cm" svg:y2="9.124cm">
          <text:p/>
        </draw:line>
        <draw:line draw:style-name="gr3" draw:text-style-name="P2" draw:layer="layout" svg:x1="3.374cm" svg:y1="9.124cm" svg:x2="3.443cm" svg:y2="9.193cm">
          <text:p/>
        </draw:line>
        <draw:polygon draw:style-name="gr6" draw:text-style-name="P2" draw:layer="layout" svg:width="0.228cm" svg:height="0.13cm" svg:x="3.014cm" svg:y="9.157cm" svg:viewBox="0 0 229 131" draw:points="229,131 0,131 0,77 12,44 33,21 55,11 99,0 132,0 176,11 197,21 219,44 229,77">
          <text:p/>
        </draw:polygon>
        <draw:line draw:style-name="gr6" draw:text-style-name="P2" draw:layer="layout" svg:x1="3.242cm" svg:y1="8.94cm" svg:x2="3.242cm" svg:y2="9.07cm">
          <text:p/>
        </draw:line>
        <draw:polyline draw:style-name="gr6" draw:text-style-name="P2" draw:layer="layout" svg:width="0.228cm" svg:height="0.065cm" svg:x="3.014cm" svg:y="9.005cm" svg:viewBox="0 0 229 66" draw:points="229,0 0,0 33,22 55,44 67,66">
          <text:p/>
        </draw:polyline>
        <draw:polyline draw:style-name="gr6" draw:text-style-name="P2" draw:layer="layout" svg:width="0.228cm" svg:height="0.13cm" svg:x="3.014cm" svg:y="8.722cm" svg:viewBox="0 0 229 131" draw:points="229,110 229,65 219,44 208,32 176,11 132,0 44,0 22,11 12,22 0,44 0,88 12,110 22,121 44,131 99,131 121,121 132,110 143,88 143,44 132,22 121,11 99,0">
          <text:p/>
        </draw:polyline>
        <draw:polyline draw:style-name="gr6" draw:text-style-name="P2" draw:layer="layout" svg:width="0.228cm" svg:height="0.141cm" svg:x="3.667cm" svg:y="9.429cm" svg:viewBox="0 0 229 142" draw:points="207,0 218,10 229,44 229,66 218,98 197,120 175,131 132,142 99,142 54,131 33,120 11,98 0,66 0,44 11,10 22,0">
          <text:p/>
        </draw:polyline>
        <draw:polyline draw:style-name="gr6" draw:text-style-name="P2" draw:layer="layout" svg:width="0.228cm" svg:height="0.153cm" svg:x="3.667cm" svg:y="9.178cm" svg:viewBox="0 0 229 154" draw:points="229,154 0,154 164,78 0,0 229,0">
          <text:p/>
        </draw:polyline>
        <draw:polygon draw:style-name="gr6" draw:text-style-name="P2" draw:layer="layout" svg:width="0.228cm" svg:height="0.153cm" svg:x="3.667cm" svg:y="8.928cm" svg:viewBox="0 0 229 154" draw:points="0,98 0,55 11,33 33,12 76,0 153,0 197,12 218,33 229,55 229,98 218,121 197,143 153,154 76,154 33,143 11,121">
          <text:p/>
        </draw:polygon>
        <draw:polyline draw:style-name="gr6" draw:text-style-name="P2" draw:layer="layout" svg:width="0.228cm" svg:height="0.131cm" svg:x="3.667cm" svg:y="8.711cm" svg:viewBox="0 0 229 132" draw:points="218,132 229,99 229,43 218,22 207,11 186,0 164,0 142,11 132,22 120,43 110,88 99,110 87,121 65,132 43,132 22,121 11,110 0,88 0,33 11,0">
          <text:p/>
        </draw:polyline>
        <draw:line draw:style-name="gr6" draw:text-style-name="P2" draw:layer="layout" svg:x1="3.895cm" svg:y1="8.32cm" svg:x2="3.895cm" svg:y2="8.451cm">
          <text:p/>
        </draw:line>
        <draw:polyline draw:style-name="gr6" draw:text-style-name="P2" draw:layer="layout" svg:width="0.228cm" svg:height="0.066cm" svg:x="3.667cm" svg:y="8.385cm" svg:viewBox="0 0 229 67" draw:points="229,0 0,0 33,22 54,44 65,67">
          <text:p/>
        </draw:polyline>
        <draw:polyline draw:style-name="gr6" draw:text-style-name="P2" draw:layer="layout" svg:width="0.022cm" svg:height="0.021cm" svg:x="3.873cm" svg:y="8.212cm" svg:viewBox="0 0 23 22" draw:points="0,11 12,0 23,11 12,22 0,11 23,11">
          <text:p/>
        </draw:polyline>
        <draw:polyline draw:style-name="gr6" draw:text-style-name="P2" draw:layer="layout" svg:width="0.228cm" svg:height="0.13cm" svg:x="3.667cm" svg:y="7.994cm" svg:viewBox="0 0 229 131" draw:points="99,88 87,109 76,121 54,131 43,131 22,121 11,109 0,88 0,44 11,23 22,11 43,0 54,0 76,11 87,23 99,44 99,88 110,109 120,121 142,131 186,131 207,121 218,109 229,88 229,44 218,23 207,11 186,0 142,0 120,11 110,23 99,44">
          <text:p/>
        </draw:polyline>
        <draw:polygon draw:style-name="gr6" draw:text-style-name="P2" draw:layer="layout" svg:width="0.228cm" svg:height="0.13cm" svg:x="3.667cm" svg:y="7.603cm" svg:viewBox="0 0 229 131" draw:points="0,77 0,56 11,33 22,23 43,11 87,0 142,0 186,11 207,23 218,33 229,56 229,77 218,99 207,109 186,121 142,131 87,131 43,121 22,109 11,99">
          <text:p/>
        </draw:polygon>
        <draw:polyline draw:style-name="gr6" draw:text-style-name="P2" draw:layer="layout" svg:width="0.022cm" svg:height="0.021cm" svg:x="3.873cm" svg:y="7.495cm" svg:viewBox="0 0 23 22" draw:points="0,10 12,0 23,10 12,22 0,10 23,10">
          <text:p/>
        </draw:polyline>
        <draw:polyline draw:style-name="gr6" draw:text-style-name="P2" draw:layer="layout" svg:width="0.228cm" svg:height="0.13cm" svg:x="3.667cm" svg:y="7.277cm" svg:viewBox="0 0 229 131" draw:points="229,110 229,65 218,43 207,32 175,11 132,0 43,0 22,11 11,22 0,43 0,87 11,110 22,121 43,131 99,131 120,121 132,110 142,87 142,43 132,22 120,11 99,0">
          <text:p/>
        </draw:polyline>
        <draw:polyline draw:style-name="gr6" draw:text-style-name="P2" draw:layer="layout" svg:width="0.228cm" svg:height="0.153cm" svg:x="3.667cm" svg:y="7.059cm" svg:viewBox="0 0 229 154" draw:points="0,154 229,78 0,0">
          <text:p/>
        </draw:polyline>
        <draw:polygon draw:style-name="gr7" draw:text-style-name="P2" draw:layer="layout" svg:width="0.091cm" svg:height="0.051cm" svg:x="3.415cm" svg:y="9.069cm" svg:viewBox="0 0 92 52" draw:points="92,52 0,52 0,30 5,17 13,8 22,4 39,0 52,0 70,4 79,8 87,17 92,30">
          <text:p/>
        </draw:polygon>
        <draw:line draw:style-name="gr7" draw:text-style-name="P2" draw:layer="layout" svg:x1="3.506cm" svg:y1="8.982cm" svg:x2="3.506cm" svg:y2="9.034cm">
          <text:p/>
        </draw:line>
        <draw:polyline draw:style-name="gr7" draw:text-style-name="P2" draw:layer="layout" svg:width="0.091cm" svg:height="0.026cm" svg:x="3.415cm" svg:y="9.008cm" svg:viewBox="0 0 92 27" draw:points="92,0 0,0 13,8 22,17 26,27">
          <text:p/>
        </draw:polyline>
        <draw:polyline draw:style-name="gr7" draw:text-style-name="P2" draw:layer="layout" svg:width="0.091cm" svg:height="0.053cm" svg:x="3.415cm" svg:y="8.894cm" svg:viewBox="0 0 92 54" draw:points="92,45 92,27 87,18 83,14 70,5 52,0 18,0 9,5 5,9 0,18 0,35 5,45 9,50 18,54 39,54 48,50 52,45 56,35 56,18 52,9 48,5 39,0">
          <text:p/>
        </draw:polyline>
        <draw:line draw:style-name="gr3" draw:text-style-name="P2" draw:layer="layout" svg:x1="3.442cm" svg:y1="9.192cm" svg:x2="3.556cm" svg:y2="9.192cm">
          <text:p/>
        </draw:line>
        <draw:line draw:style-name="gr3" draw:text-style-name="P2" draw:layer="layout" svg:x1="3.556cm" svg:y1="9.192cm" svg:x2="3.556cm" svg:y2="8.827cm">
          <text:p/>
        </draw:line>
        <draw:line draw:style-name="gr6" draw:text-style-name="P2" draw:layer="layout" svg:x1="3.776cm" svg:y1="9.863cm" svg:x2="3.776cm" svg:y2="9.787cm">
          <text:p/>
        </draw:line>
        <draw:polyline draw:style-name="gr6" draw:text-style-name="P2" draw:layer="layout" svg:width="0.228cm" svg:height="0.108cm" svg:x="3.667cm" svg:y="9.755cm" svg:viewBox="0 0 229 109" draw:points="229,0 229,109 0,109 0,0">
          <text:p/>
        </draw:polyline>
        <draw:polyline draw:style-name="gr6" draw:text-style-name="P2" draw:layer="layout" svg:width="0.228cm" svg:height="0.141cm" svg:x="3.667cm" svg:y="9.526cm" svg:viewBox="0 0 229 142" draw:points="207,0 218,11 229,44 229,67 218,99 197,121 175,132 132,142 99,142 54,132 33,121 11,99 0,67 0,44 11,11 22,0">
          <text:p/>
        </draw:polyline>
        <draw:polyline draw:style-name="gr6" draw:text-style-name="P2" draw:layer="layout" svg:width="0.228cm" svg:height="0.109cm" svg:x="3.667cm" svg:y="9.32cm" svg:viewBox="0 0 229 110" draw:points="229,0 229,110 0,110">
          <text:p/>
        </draw:polyline>
        <draw:line draw:style-name="gr6" draw:text-style-name="P2" draw:layer="layout" svg:x1="3.808cm" svg:y1="9.07cm" svg:x2="3.808cm" svg:y2="8.896cm">
          <text:p/>
        </draw:line>
        <draw:line draw:style-name="gr6" draw:text-style-name="P2" draw:layer="layout" svg:x1="3.895cm" svg:y1="8.668cm" svg:x2="3.895cm" svg:y2="8.798cm">
          <text:p/>
        </draw:line>
        <draw:polyline draw:style-name="gr6" draw:text-style-name="P2" draw:layer="layout" svg:width="0.228cm" svg:height="0.065cm" svg:x="3.667cm" svg:y="8.733cm" svg:viewBox="0 0 229 66" draw:points="229,0 0,0 33,21 54,45 65,66">
          <text:p/>
        </draw:polyline>
        <draw:polyline draw:style-name="gr6" draw:text-style-name="P2" draw:layer="layout" svg:width="0.022cm" svg:height="0.022cm" svg:x="3.873cm" svg:y="8.559cm" svg:viewBox="0 0 23 23" draw:points="0,11 12,0 23,11 12,23 0,11 23,11">
          <text:p/>
        </draw:polyline>
        <draw:polyline draw:style-name="gr6" draw:text-style-name="P2" draw:layer="layout" svg:width="0.228cm" svg:height="0.141cm" svg:x="3.667cm" svg:y="8.342cm" svg:viewBox="0 0 229 142" draw:points="0,142 0,0 87,76 87,43 99,21 110,11 132,0 186,0 207,11 218,21 229,43 229,109 218,131 207,142">
          <text:p/>
        </draw:polyline>
        <draw:polyline draw:style-name="gr6" draw:text-style-name="P2" draw:layer="layout" svg:width="0.228cm" svg:height="0.153cm" svg:x="3.667cm" svg:y="8.124cm" svg:viewBox="0 0 229 154" draw:points="0,154 229,77 0,0">
          <text:p/>
        </draw:polyline>
        <draw:polygon draw:style-name="gr7" draw:text-style-name="P2" draw:layer="layout" svg:width="0.091cm" svg:height="0.052cm" svg:x="3.415cm" svg:y="9.753cm" svg:viewBox="0 0 92 53" draw:points="92,53 0,53 0,31 5,18 13,9 22,5 39,0 52,0 70,5 79,9 87,18 92,31">
          <text:p/>
        </draw:polygon>
        <draw:polyline draw:style-name="gr7" draw:text-style-name="P2" draw:layer="layout" svg:width="0.091cm" svg:height="0.057cm" svg:x="3.415cm" svg:y="9.666cm" svg:viewBox="0 0 92 58" draw:points="9,53 5,49 0,40 0,17 5,9 9,5 18,0 26,0 39,5 92,58 92,0">
          <text:p/>
        </draw:polyline>
        <draw:polygon draw:style-name="gr7" draw:text-style-name="P2" draw:layer="layout" svg:width="0.091cm" svg:height="0.053cm" svg:x="3.415cm" svg:y="9.579cm" svg:viewBox="0 0 92 54" draw:points="0,31 0,22 5,13 9,9 18,4 35,0 56,0 74,4 83,9 87,13 92,22 92,31 87,40 83,45 74,49 56,54 35,54 18,49 9,45 5,40">
          <text:p/>
        </draw:polygon>
        <draw:line draw:style-name="gr3" draw:text-style-name="P2" draw:layer="layout" svg:x1="3.556cm" svg:y1="9.512cm" svg:x2="3.374cm" svg:y2="9.512cm">
          <text:p/>
        </draw:line>
        <draw:line draw:style-name="gr3" draw:text-style-name="P2" draw:layer="layout" svg:x1="3.556cm" svg:y1="9.877cm" svg:x2="3.556cm" svg:y2="9.512cm">
          <text:p/>
        </draw:line>
        <draw:line draw:style-name="gr3" draw:text-style-name="P2" draw:layer="layout" svg:x1="3.374cm" svg:y1="9.512cm" svg:x2="3.374cm" svg:y2="9.808cm">
          <text:p/>
        </draw:line>
        <draw:polygon draw:style-name="gr6" draw:text-style-name="P2" draw:layer="layout" svg:width="0.228cm" svg:height="0.131cm" svg:x="3.014cm" svg:y="9.841cm" svg:viewBox="0 0 229 132" draw:points="229,132 0,132 0,77 12,44 33,22 55,11 99,0 132,0 176,11 197,22 219,44 229,77">
          <text:p/>
        </draw:polygon>
        <draw:polyline draw:style-name="gr6" draw:text-style-name="P2" draw:layer="layout" svg:width="0.228cm" svg:height="0.141cm" svg:x="3.014cm" svg:y="9.624cm" svg:viewBox="0 0 229 142" draw:points="22,132 12,120 0,99 0,43 12,22 22,11 44,0 67,0 99,11 229,142 229,0">
          <text:p/>
        </draw:polyline>
        <draw:polygon draw:style-name="gr6" draw:text-style-name="P2" draw:layer="layout" svg:width="0.228cm" svg:height="0.13cm" svg:x="3.014cm" svg:y="9.407cm" svg:viewBox="0 0 229 131" draw:points="0,77 0,55 12,32 22,22 44,11 88,0 143,0 186,11 208,22 219,32 229,55 229,77 219,98 208,109 186,120 143,131 88,131 44,120 22,109 12,98">
          <text:p/>
        </draw:polygon>
        <draw:line draw:style-name="gr3" draw:text-style-name="P2" draw:layer="layout" svg:x1="4.363cm" svg:y1="8.65cm" svg:x2="4.551cm" svg:y2="8.65cm">
          <text:p/>
        </draw:line>
        <draw:line draw:style-name="gr3" draw:text-style-name="P2" draw:layer="layout" svg:x1="4.551cm" svg:y1="9.015cm" svg:x2="4.363cm" svg:y2="9.015cm">
          <text:p/>
        </draw:line>
        <draw:line draw:style-name="gr3" draw:text-style-name="P2" draw:layer="layout" svg:x1="4.363cm" svg:y1="9.015cm" svg:x2="4.363cm" svg:y2="8.65cm">
          <text:p/>
        </draw:line>
        <draw:polyline draw:style-name="gr5" draw:text-style-name="P2" draw:layer="layout" svg:width="0.057cm" svg:height="0.032cm" svg:x="4.391cm" svg:y="8.862cm" svg:viewBox="0 0 58 33" draw:points="58,27 58,16 56,11 53,8 44,3 34,0 11,0 6,3 3,5 0,11 0,22 3,27 6,31 11,33 24,33 31,31 34,27 36,22 36,11 34,5 31,3 24,0">
          <text:p/>
        </draw:polyline>
        <draw:polygon draw:style-name="gr5" draw:text-style-name="P2" draw:layer="layout" svg:width="0.057cm" svg:height="0.032cm" svg:x="4.391cm" svg:y="8.808cm" svg:viewBox="0 0 58 33" draw:points="0,19 0,13 3,8 6,5 11,2 22,0 36,0 48,2 53,5 56,8 58,13 58,19 56,25 53,28 48,30 36,33 22,33 11,30 6,28 3,25">
          <text:p/>
        </draw:polygon>
        <draw:line draw:style-name="gr5" draw:text-style-name="P2" draw:layer="layout" svg:x1="4.448cm" svg:y1="8.783cm" svg:x2="4.391cm" svg:y2="8.783cm">
          <text:p/>
        </draw:line>
        <draw:line draw:style-name="gr5" draw:text-style-name="P2" draw:layer="layout" svg:x1="4.426cm" svg:y1="8.778cm" svg:x2="4.449cm" svg:y2="8.762cm">
          <text:p/>
        </draw:line>
        <draw:line draw:style-name="gr5" draw:text-style-name="P2" draw:layer="layout" svg:x1="4.41cm" svg:y1="8.762cm" svg:x2="4.433cm" svg:y2="8.784cm">
          <text:p/>
        </draw:line>
        <draw:polyline draw:style-name="gr5" draw:text-style-name="P2" draw:layer="layout" svg:width="0.057cm" svg:height="0.032cm" svg:x="4.391cm" svg:y="8.707cm" svg:viewBox="0 0 58 33" draw:points="24,22 22,28 19,31 14,33 11,33 6,31 3,28 0,22 0,11 3,5 6,3 11,0 14,0 19,3 22,5 24,11 24,22 29,28 31,31 36,33 48,33 53,31 56,28 58,22 58,11 56,5 53,3 48,0 36,0 31,3 29,5 24,11">
          <text:p/>
        </draw:polyline>
        <draw:line draw:style-name="gr3" draw:text-style-name="P2" draw:layer="layout" svg:x1="3.374cm" svg:y1="9.808cm" svg:x2="3.443cm" svg:y2="9.878cm">
          <text:p/>
        </draw:line>
        <draw:line draw:style-name="gr3" draw:text-style-name="P2" draw:layer="layout" svg:x1="3.442cm" svg:y1="9.877cm" svg:x2="3.556cm" svg:y2="9.877cm">
          <text:p/>
        </draw:line>
        <draw:polyline draw:style-name="gr6" draw:text-style-name="P2" draw:layer="layout" svg:width="0.13cm" svg:height="0.174cm" svg:x="3.743cm" svg:y="10.042cm" svg:viewBox="0 0 131 175" draw:points="0,0 65,175 131,0">
          <text:p/>
        </draw:polyline>
        <draw:line draw:style-name="gr6" draw:text-style-name="P2" draw:layer="layout" svg:x1="3.808cm" svg:y1="9.76cm" svg:x2="3.808cm" svg:y2="9.586cm">
          <text:p/>
        </draw:line>
        <draw:polyline draw:style-name="gr6" draw:text-style-name="P2" draw:layer="layout" svg:width="0.228cm" svg:height="0.141cm" svg:x="3.667cm" svg:y="9.358cm" svg:viewBox="0 0 229 142" draw:points="22,131 11,120 0,99 0,43 11,21 22,11 43,0 65,0 99,11 229,142 229,0">
          <text:p/>
        </draw:polyline>
        <draw:polyline draw:style-name="gr6" draw:text-style-name="P2" draw:layer="layout" svg:width="0.228cm" svg:height="0.153cm" svg:x="3.667cm" svg:y="9.14cm" svg:viewBox="0 0 229 154" draw:points="0,154 229,77 0,0">
          <text:p/>
        </draw:polyline>
        <draw:line draw:style-name="gr6" draw:text-style-name="P2" draw:layer="layout" svg:x1="4.639cm" svg:y1="10.79cm" svg:x2="4.487cm" svg:y2="10.79cm">
          <text:p/>
        </draw:line>
        <draw:polyline draw:style-name="gr6" draw:text-style-name="P2" draw:layer="layout" svg:width="0.022cm" svg:height="0.021cm" svg:x="4.411cm" svg:y="10.78cm" svg:viewBox="0 0 23 22" draw:points="0,11 11,22 23,11 11,0 0,11 23,11">
          <text:p/>
        </draw:polyline>
        <draw:line draw:style-name="gr6" draw:text-style-name="P2" draw:layer="layout" svg:x1="4.487cm" svg:y1="10.682cm" svg:x2="4.639cm" svg:y2="10.682cm">
          <text:p/>
        </draw:line>
        <draw:polyline draw:style-name="gr6" draw:text-style-name="P2" draw:layer="layout" svg:width="0.152cm" svg:height="0.098cm" svg:x="4.487cm" svg:y="10.584cm" svg:viewBox="0 0 153 99" draw:points="22,99 11,88 0,66 0,33 11,11 33,0 153,0">
          <text:p/>
        </draw:polyline>
        <draw:polyline draw:style-name="gr7" draw:text-style-name="P2" draw:layer="layout" svg:width="0.057cm" svg:height="0.091cm" svg:x="1.182cm" svg:y="5.244cm" svg:viewBox="0 0 58 92" draw:points="58,83 53,87 40,92 31,92 18,87 9,79 4,70 0,53 0,40 4,22 9,13 18,4 31,0 40,0 53,4 58,8">
          <text:p/>
        </draw:polyline>
        <draw:polyline draw:style-name="gr7" draw:text-style-name="P2" draw:layer="layout" svg:width="0.054cm" svg:height="0.091cm" svg:x="1.273cm" svg:y="5.244cm" svg:viewBox="0 0 55 92" draw:points="45,0 28,0 19,4 14,8 6,22 0,40 0,75 6,83 10,87 19,92 36,92 45,87 49,83 55,75 55,53 49,44 45,40 36,36 19,36 10,40 6,44 0,53">
          <text:p/>
        </draw:polyline>
        <draw:polyline draw:style-name="gr7" draw:text-style-name="P2" draw:layer="layout" svg:width="0.056cm" svg:height="0.091cm" svg:x="1.356cm" svg:y="5.244cm" svg:viewBox="0 0 57 92" draw:points="4,8 9,4 18,0 40,0 49,4 53,8 57,17 57,27 53,40 0,92 57,92">
          <text:p/>
        </draw:polyline>
        <draw:line draw:style-name="gr3" draw:text-style-name="P2" draw:layer="layout" svg:x1="1.115cm" svg:y1="5.202cm" svg:x2="1.48cm" svg:y2="5.202cm">
          <text:p/>
        </draw:line>
        <draw:line draw:style-name="gr3" draw:text-style-name="P2" draw:layer="layout" svg:x1="1.48cm" svg:y1="5.384cm" svg:x2="1.115cm" svg:y2="5.384cm">
          <text:p/>
        </draw:line>
        <draw:line draw:style-name="gr3" draw:text-style-name="P2" draw:layer="layout" svg:x1="1.115cm" svg:y1="5.384cm" svg:x2="1.115cm" svg:y2="5.202cm">
          <text:p/>
        </draw:line>
        <draw:line draw:style-name="gr6" draw:text-style-name="P2" draw:layer="layout" svg:x1="1.042cm" svg:y1="5.724cm" svg:x2="0.912cm" svg:y2="5.724cm">
          <text:p/>
        </draw:line>
        <draw:polyline draw:style-name="gr6" draw:text-style-name="P2" draw:layer="layout" svg:width="0.065cm" svg:height="0.228cm" svg:x="0.912cm" svg:y="5.496cm" svg:viewBox="0 0 66 229" draw:points="66,229 66,0 44,32 22,54 0,65">
          <text:p/>
        </draw:polyline>
        <draw:polygon draw:style-name="gr6" draw:text-style-name="P2" draw:layer="layout" svg:width="0.131cm" svg:height="0.228cm" svg:x="1.129cm" svg:y="5.496cm" svg:viewBox="0 0 132 229" draw:points="54,0 76,0 98,10 110,22 121,43 132,87 132,141 121,185 110,207 98,218 76,229 54,229 33,218 22,207 11,185 0,141 0,87 11,43 22,22 33,10">
          <text:p/>
        </draw:polygon>
        <draw:polygon draw:style-name="gr6" draw:text-style-name="P2" draw:layer="layout" svg:width="0.13cm" svg:height="0.228cm" svg:x="1.347cm" svg:y="5.496cm" svg:viewBox="0 0 131 229" draw:points="55,0 77,0 98,10 109,22 120,43 131,87 131,141 120,185 109,207 98,218 77,229 55,229 33,218 22,207 11,185 0,141 0,87 11,43 22,22 33,10">
          <text:p/>
        </draw:polygon>
        <draw:line draw:style-name="gr6" draw:text-style-name="P2" draw:layer="layout" svg:x1="1.575cm" svg:y1="5.571cm" svg:x2="1.575cm" svg:y2="5.724cm">
          <text:p/>
        </draw:line>
        <draw:polyline draw:style-name="gr6" draw:text-style-name="P2" draw:layer="layout" svg:width="0.097cm" svg:height="0.153cm" svg:x="1.575cm" svg:y="5.571cm" svg:viewBox="0 0 98 154" draw:points="0,22 11,12 33,0 66,0 87,12 98,33 98,154">
          <text:p/>
        </draw:polyline>
        <draw:line draw:style-name="gr7" draw:text-style-name="P2" draw:layer="layout" svg:x1="2.494cm" svg:y1="5.336cm" svg:x2="2.463cm" svg:y2="5.291cm">
          <text:p/>
        </draw:line>
        <draw:polyline draw:style-name="gr7" draw:text-style-name="P2" draw:layer="layout" svg:width="0.051cm" svg:height="0.091cm" svg:x="2.442cm" svg:y="5.244cm" svg:viewBox="0 0 52 92" draw:points="0,92 0,0 36,0 44,4 48,8 52,17 52,31 48,40 44,44 36,48 0,48">
          <text:p/>
        </draw:polyline>
        <draw:polyline draw:style-name="gr7" draw:text-style-name="P2" draw:layer="layout" svg:width="0.057cm" svg:height="0.091cm" svg:x="2.524cm" svg:y="5.244cm" svg:viewBox="0 0 58 92" draw:points="0,0 58,0 27,36 40,36 49,40 53,44 58,53 58,75 53,83 49,87 40,92 13,92 4,87 0,83">
          <text:p/>
        </draw:polyline>
        <draw:polyline draw:style-name="gr7" draw:text-style-name="P2" draw:layer="layout" svg:width="0.061cm" svg:height="0.091cm" svg:x="2.611cm" svg:y="5.244cm" svg:viewBox="0 0 62 92" draw:points="0,0 62,0 22,92">
          <text:p/>
        </draw:polyline>
        <draw:line draw:style-name="gr3" draw:text-style-name="P2" draw:layer="layout" svg:x1="2.37cm" svg:y1="5.199cm" svg:x2="2.735cm" svg:y2="5.199cm">
          <text:p/>
        </draw:line>
        <draw:line draw:style-name="gr3" draw:text-style-name="P2" draw:layer="layout" svg:x1="2.735cm" svg:y1="5.388cm" svg:x2="2.37cm" svg:y2="5.388cm">
          <text:p/>
        </draw:line>
        <draw:line draw:style-name="gr3" draw:text-style-name="P2" draw:layer="layout" svg:x1="2.735cm" svg:y1="5.199cm" svg:x2="2.735cm" svg:y2="5.388cm">
          <text:p/>
        </draw:line>
        <draw:polyline draw:style-name="gr6" draw:text-style-name="P2" draw:layer="layout" svg:width="0.142cm" svg:height="0.228cm" svg:x="2.259cm" svg:y="4.843cm" svg:viewBox="0 0 143 229" draw:points="11,22 22,11 44,0 99,0 121,11 131,22 143,43 143,65 131,98 0,229 143,229">
          <text:p/>
        </draw:polyline>
        <draw:polyline draw:style-name="gr6" draw:text-style-name="P2" draw:layer="layout" svg:width="0.14cm" svg:height="0.228cm" svg:x="2.477cm" svg:y="4.843cm" svg:viewBox="0 0 141 229" draw:points="10,22 21,11 43,0 97,0 120,11 131,22 141,43 141,65 131,98 0,229 141,229">
          <text:p/>
        </draw:polyline>
        <draw:polygon draw:style-name="gr6" draw:text-style-name="P2" draw:layer="layout" svg:width="0.13cm" svg:height="0.228cm" svg:x="2.705cm" svg:y="4.843cm" svg:viewBox="0 0 131 229" draw:points="54,0 76,0 99,11 109,22 120,43 131,87 131,142 120,186 109,207 99,218 76,229 54,229 32,218 22,207 10,186 0,142 0,87 10,43 22,22 32,11">
          <text:p/>
        </draw:polygon>
        <draw:polyline draw:style-name="gr6" draw:text-style-name="P2" draw:layer="layout" svg:width="0.224cm" svg:height="0.127cm" svg:x="1.632cm" svg:y="6.706cm" svg:viewBox="0 0 225 128" draw:points="0,128 182,128 203,117 214,107 225,86 225,43 214,21 203,10 182,0 0,0">
          <text:p/>
        </draw:polyline>
        <draw:line draw:style-name="gr6" draw:text-style-name="P2" draw:layer="layout" svg:x1="1.856cm" svg:y1="6.482cm" svg:x2="1.856cm" svg:y2="6.61cm">
          <text:p/>
        </draw:line>
        <draw:polyline draw:style-name="gr6" draw:text-style-name="P2" draw:layer="layout" svg:width="0.224cm" svg:height="0.064cm" svg:x="1.632cm" svg:y="6.546cm" svg:viewBox="0 0 225 65" draw:points="225,0 0,0 32,21 54,43 65,65">
          <text:p/>
        </draw:polyline>
        <draw:line draw:style-name="gr3" draw:text-style-name="P2" draw:layer="layout" svg:x1="0.767cm" svg:y1="6.217cm" svg:x2="2.518cm" svg:y2="6.217cm">
          <text:p/>
        </draw:line>
        <draw:line draw:style-name="gr3" draw:text-style-name="P2" draw:layer="layout" svg:x1="0.767cm" svg:y1="7.107cm" svg:x2="0.767cm" svg:y2="6.217cm">
          <text:p/>
        </draw:line>
        <draw:line draw:style-name="gr3" draw:text-style-name="P2" draw:layer="layout" svg:x1="2.741cm" svg:y1="7.107cm" svg:x2="0.767cm" svg:y2="7.107cm">
          <text:p/>
        </draw:line>
        <draw:line draw:style-name="gr6" draw:text-style-name="P2" draw:layer="layout" svg:x1="0.195cm" svg:y1="7.673cm" svg:x2="0.195cm" svg:y2="7.565cm">
          <text:p/>
        </draw:line>
        <draw:polyline draw:style-name="gr6" draw:text-style-name="P2" draw:layer="layout" svg:width="0.229cm" svg:height="0.152cm" svg:x="0.032cm" svg:y="7.543cm" svg:viewBox="0 0 230 153" draw:points="230,153 0,77 230,0">
          <text:p/>
        </draw:polyline>
        <draw:line draw:style-name="gr6" draw:text-style-name="P2" draw:layer="layout" svg:x1="0.032cm" svg:y1="7.499cm" svg:x2="0.032cm" svg:y2="7.369cm">
          <text:p/>
        </draw:line>
        <draw:line draw:style-name="gr6" draw:text-style-name="P2" draw:layer="layout" svg:x1="0.261cm" svg:y1="7.434cm" svg:x2="0.032cm" svg:y2="7.434cm">
          <text:p/>
        </draw:line>
        <draw:line draw:style-name="gr6" draw:text-style-name="P2" draw:layer="layout" svg:x1="0.108cm" svg:y1="7.326cm" svg:x2="0.108cm" svg:y2="7.239cm">
          <text:p/>
        </draw:line>
        <draw:polyline draw:style-name="gr6" draw:text-style-name="P2" draw:layer="layout" svg:width="0.229cm" svg:height="0.054cm" svg:x="0.032cm" svg:y="7.239cm" svg:viewBox="0 0 230 55" draw:points="0,55 197,55 218,44 230,23 230,0">
          <text:p/>
        </draw:polyline>
        <draw:line draw:style-name="gr6" draw:text-style-name="P2" draw:layer="layout" svg:x1="0.261cm" svg:y1="7.163cm" svg:x2="0.108cm" svg:y2="7.163cm">
          <text:p/>
        </draw:line>
        <draw:polyline draw:style-name="gr6" draw:text-style-name="P2" draw:layer="layout" svg:width="0.022cm" svg:height="0.021cm" svg:x="0.032cm" svg:y="7.152cm" svg:viewBox="0 0 23 22" draw:points="0,11 11,22 23,11 11,0 0,11 23,11">
          <text:p/>
        </draw:polyline>
        <draw:line draw:style-name="gr6" draw:text-style-name="P2" draw:layer="layout" svg:x1="0.108cm" svg:y1="7.054cm" svg:x2="0.261cm" svg:y2="7.054cm">
          <text:p/>
        </draw:line>
        <draw:polyline draw:style-name="gr6" draw:text-style-name="P2" draw:layer="layout" svg:width="0.153cm" svg:height="0.098cm" svg:x="0.108cm" svg:y="6.956cm" svg:viewBox="0 0 154 99" draw:points="22,99 11,88 0,65 0,33 11,11 33,0 154,0">
          <text:p/>
        </draw:polyline>
        <draw:line draw:style-name="gr6" draw:text-style-name="P2" draw:layer="layout" svg:x1="0.108cm" svg:y1="6.87cm" svg:x2="0.262cm" svg:y2="6.815cm">
          <text:p/>
        </draw:line>
        <draw:polyline draw:style-name="gr6" draw:text-style-name="P2" draw:layer="layout" svg:width="0.228cm" svg:height="0.108cm" svg:x="0.108cm" svg:y="6.761cm" svg:viewBox="0 0 229 109" draw:points="0,0 154,55 208,77 219,87 229,109">
          <text:p/>
        </draw:polyline>
        <draw:line draw:style-name="gr6" draw:text-style-name="P2" draw:layer="layout" svg:x1="0.108cm" svg:y1="6.576cm" svg:x2="0.261cm" svg:y2="6.576cm">
          <text:p/>
        </draw:line>
        <draw:polyline draw:style-name="gr6" draw:text-style-name="P2" draw:layer="layout" svg:width="0.163cm" svg:height="0.141cm" svg:x="0.021cm" svg:y="6.543cm" svg:viewBox="0 0 164 142" draw:points="0,88 164,142 164,0">
          <text:p/>
        </draw:polyline>
        <draw:line draw:style-name="gr6" draw:text-style-name="P2" draw:layer="layout" svg:x1="0.108cm" svg:y1="6.358cm" svg:x2="0.261cm" svg:y2="6.358cm">
          <text:p/>
        </draw:line>
        <draw:polyline draw:style-name="gr6" draw:text-style-name="P2" draw:layer="layout" svg:width="0.163cm" svg:height="0.141cm" svg:x="0.021cm" svg:y="6.326cm" svg:viewBox="0 0 164 142" draw:points="0,88 164,142 164,0">
          <text:p/>
        </draw:polyline>
        <draw:line draw:style-name="gr6" draw:text-style-name="P2" draw:layer="layout" svg:x1="0.195cm" svg:y1="6.25cm" svg:x2="0.195cm" svg:y2="6.141cm">
          <text:p/>
        </draw:line>
        <draw:polyline draw:style-name="gr6" draw:text-style-name="P2" draw:layer="layout" svg:width="0.229cm" svg:height="0.152cm" svg:x="0.032cm" svg:y="6.12cm" svg:viewBox="0 0 230 153" draw:points="230,153 0,75 230,0">
          <text:p/>
        </draw:polyline>
        <draw:line draw:style-name="gr6" draw:text-style-name="P2" draw:layer="layout" svg:x1="0.173cm" svg:y1="6.044cm" svg:x2="0.173cm" svg:y2="5.869cm">
          <text:p/>
        </draw:line>
        <draw:polyline draw:style-name="gr6" draw:text-style-name="P2" draw:layer="layout" svg:width="0.229cm" svg:height="0.131cm" svg:x="0.032cm" svg:y="5.641cm" svg:viewBox="0 0 230 132" draw:points="218,132 230,99 230,45 218,22 208,11 186,0 164,0 142,11 132,22 121,45 110,88 99,110 88,121 66,132 44,132 22,121 11,110 0,88 0,33 11,0">
          <text:p/>
        </draw:polyline>
        <draw:polyline draw:style-name="gr6" draw:text-style-name="P2" draw:layer="layout" svg:width="0.229cm" svg:height="0.131cm" svg:x="0.032cm" svg:y="5.424cm" svg:viewBox="0 0 230 132" draw:points="218,132 230,98 230,44 218,22 208,11 186,0 164,0 142,11 132,22 121,44 110,87 99,109 88,119 66,132 44,132 22,119 11,109 0,87 0,33 11,0">
          <text:p/>
        </draw:polyline>
        <draw:line draw:style-name="gr3" draw:text-style-name="P2" draw:layer="layout" svg:x1="1.48cm" svg:y1="5.202cm" svg:x2="1.48cm" svg:y2="5.384cm">
          <text:p/>
        </draw:line>
        <draw:line draw:style-name="gr3" draw:text-style-name="P2" draw:layer="layout" svg:x1="2.37cm" svg:y1="5.388cm" svg:x2="2.37cm" svg:y2="5.199cm">
          <text:p/>
        </draw:line>
        <draw:line draw:style-name="gr3" draw:text-style-name="P2" draw:layer="layout" svg:x1="2.62cm" svg:y1="4.509cm" svg:x2="2.391cm" svg:y2="4.738cm">
          <text:p/>
        </draw:line>
        <draw:line draw:style-name="gr6" draw:text-style-name="P2" draw:layer="layout" svg:x1="1.531cm" svg:y1="4.941cm" svg:x2="1.531cm" svg:y2="4.713cm">
          <text:p/>
        </draw:line>
        <draw:polyline draw:style-name="gr6" draw:text-style-name="P2" draw:layer="layout" svg:width="0.13cm" svg:height="0.228cm" svg:x="1.629cm" svg:y="4.713cm" svg:viewBox="0 0 131 229" draw:points="0,218 32,229 87,229 108,218 120,208 131,186 131,164 120,142 108,131 87,120 43,110 22,99 11,88 0,66 0,45 11,22 22,11 43,0 98,0 131,11">
          <text:p/>
        </draw:polyline>
        <draw:polyline draw:style-name="gr6" draw:text-style-name="P2" draw:layer="layout" svg:width="0.13cm" svg:height="0.228cm" svg:x="1.857cm" svg:y="4.713cm" svg:viewBox="0 0 131 229" draw:points="0,229 0,0 88,0 110,11 121,22 131,45 131,77 121,99 110,110 88,120 0,120">
          <text:p/>
        </draw:polyline>
        <draw:polyline draw:style-name="gr6" draw:text-style-name="P2" draw:layer="layout" svg:width="0.087cm" svg:height="0.228cm" svg:x="1.588cm" svg:y="4.033cm" svg:viewBox="0 0 88 229" draw:points="88,0 88,164 76,196 55,218 22,229 0,229">
          <text:p/>
        </draw:polyline>
        <draw:polyline draw:style-name="gr6" draw:text-style-name="P2" draw:layer="layout" svg:width="0.131cm" svg:height="0.228cm" svg:x="1.772cm" svg:y="4.033cm" svg:viewBox="0 0 132 229" draw:points="44,99 22,88 11,77 0,55 0,45 11,21 22,11 44,0 87,0 109,11 121,21 132,45 132,55 121,77 109,88 87,99 44,99 22,110 11,120 0,142 0,185 11,208 22,218 44,229 87,229 109,218 121,208 132,185 132,142 121,120 109,110 87,99">
          <text:p/>
        </draw:polyline>
        <draw:line draw:style-name="gr3" draw:text-style-name="P2" draw:layer="layout" svg:x1="0.881cm" svg:y1="4.737cm" svg:x2="0.881cm" svg:y2="3.577cm">
          <text:p/>
        </draw:line>
        <draw:line draw:style-name="gr3" draw:text-style-name="P2" draw:layer="layout" svg:x1="0.881cm" svg:y1="3.577cm" svg:x2="2.619cm" svg:y2="3.577cm">
          <text:p/>
        </draw:line>
        <draw:line draw:style-name="gr3" draw:text-style-name="P2" draw:layer="layout" svg:x1="2.619cm" svg:y1="3.577cm" svg:x2="2.619cm" svg:y2="4.509cm">
          <text:p/>
        </draw:line>
        <draw:line draw:style-name="gr3" draw:text-style-name="P2" draw:layer="layout" svg:x1="2.391cm" svg:y1="4.737cm" svg:x2="0.881cm" svg:y2="4.737cm">
          <text:p/>
        </draw:line>
        <draw:line draw:style-name="gr6" draw:text-style-name="P2" draw:layer="layout" svg:x1="1.124cm" svg:y1="1.975cm" svg:x2="1.124cm" svg:y2="1.747cm">
          <text:p/>
        </draw:line>
        <draw:line draw:style-name="gr6" draw:text-style-name="P2" draw:layer="layout" svg:x1="1.124cm" svg:y1="1.855cm" svg:x2="1.254cm" svg:y2="1.855cm">
          <text:p/>
        </draw:line>
        <draw:line draw:style-name="gr6" draw:text-style-name="P2" draw:layer="layout" svg:x1="1.254cm" svg:y1="1.975cm" svg:x2="1.254cm" svg:y2="1.747cm">
          <text:p/>
        </draw:line>
        <draw:line draw:style-name="gr6" draw:text-style-name="P2" draw:layer="layout" svg:x1="1.483cm" svg:y1="1.975cm" svg:x2="1.352cm" svg:y2="1.975cm">
          <text:p/>
        </draw:line>
        <draw:polyline draw:style-name="gr6" draw:text-style-name="P2" draw:layer="layout" svg:width="0.065cm" svg:height="0.228cm" svg:x="1.352cm" svg:y="1.747cm" svg:viewBox="0 0 66 229" draw:points="66,229 66,0 43,32 22,55 0,66">
          <text:p/>
        </draw:polyline>
        <draw:polyline draw:style-name="gr6" draw:text-style-name="P2" draw:layer="layout" svg:width="0.152cm" svg:height="0.228cm" svg:x="1.113cm" svg:y="2.705cm" svg:viewBox="0 0 153 229" draw:points="0,229 0,0 77,163 153,0 153,229">
          <text:p/>
        </draw:polyline>
        <draw:polyline draw:style-name="gr6" draw:text-style-name="P2" draw:layer="layout" svg:width="0.141cm" svg:height="0.228cm" svg:x="1.352cm" svg:y="2.705cm" svg:viewBox="0 0 142 229" draw:points="0,0 142,0 65,87 98,87 119,98 132,108 142,130 142,185 132,206 119,217 98,229 33,229 11,217 0,206">
          <text:p/>
        </draw:polyline>
        <draw:line draw:style-name="gr3" draw:text-style-name="P2" draw:layer="layout" svg:x1="17.179cm" svg:y1="4.381cm" svg:x2="16.905cm" svg:y2="4.381cm">
          <text:p/>
        </draw:line>
        <draw:line draw:style-name="gr3" draw:text-style-name="P2" draw:layer="layout" svg:x1="17.995cm" svg:y1="4.281cm" svg:x2="17.813cm" svg:y2="4.281cm">
          <text:p/>
        </draw:line>
        <draw:line draw:style-name="gr3" draw:text-style-name="P2" draw:layer="layout" svg:x1="17.813cm" svg:y1="4.281cm" svg:x2="17.813cm" svg:y2="4.577cm">
          <text:p/>
        </draw:line>
        <draw:polygon draw:style-name="gr5" draw:text-style-name="P2" draw:layer="layout" svg:width="0.056cm" svg:height="0.033cm" svg:x="17.839cm" svg:y="4.504cm" svg:viewBox="0 0 57 34" draw:points="57,34 0,34 0,20 2,12 8,7 13,3 24,0 32,0 43,3 48,7 55,12 57,20">
          <text:p/>
        </draw:polygon>
        <draw:polyline draw:style-name="gr5" draw:text-style-name="P2" draw:layer="layout" svg:width="0.056cm" svg:height="0.035cm" svg:x="17.839cm" svg:y="4.45cm" svg:viewBox="0 0 57 36" draw:points="5,34 2,31 0,25 0,11 2,6 5,3 10,0 16,0 24,3 57,36 57,0">
          <text:p/>
        </draw:polyline>
        <draw:line draw:style-name="gr3" draw:text-style-name="P2" draw:layer="layout" svg:x1="17.179cm" svg:y1="5.522cm" svg:x2="17.179cm" svg:y2="5.978cm">
          <text:p/>
        </draw:line>
        <draw:line draw:style-name="gr3" draw:text-style-name="P2" draw:layer="layout" svg:x1="16.905cm" svg:y1="5.978cm" svg:x2="16.905cm" svg:y2="5.522cm">
          <text:p/>
        </draw:line>
        <draw:line draw:style-name="gr3" draw:text-style-name="P2" draw:layer="layout" svg:x1="16.905cm" svg:y1="5.522cm" svg:x2="17.179cm" svg:y2="5.522cm">
          <text:p/>
        </draw:line>
        <draw:line draw:style-name="gr5" draw:text-style-name="P2" draw:layer="layout" svg:x1="17.034cm" svg:y1="5.779cm" svg:x2="17.034cm" svg:y2="5.812cm">
          <text:p/>
        </draw:line>
        <draw:polyline draw:style-name="gr5" draw:text-style-name="P2" draw:layer="layout" svg:width="0.057cm" svg:height="0.018cm" svg:x="16.977cm" svg:y="5.795cm" svg:viewBox="0 0 58 19" draw:points="58,0 0,0 8,7 14,12 16,19">
          <text:p/>
        </draw:polyline>
        <draw:polygon draw:style-name="gr5" draw:text-style-name="P2" draw:layer="layout" svg:width="0.057cm" svg:height="0.032cm" svg:x="16.977cm" svg:y="5.725cm" svg:viewBox="0 0 58 33" draw:points="0,19 0,13 2,8 5,5 11,2 21,0 35,0 47,2 53,5 55,8 58,13 58,19 55,24 53,27 47,29 35,33 21,33 11,29 5,27 2,24">
          <text:p/>
        </draw:polygon>
        <draw:line draw:style-name="gr5" draw:text-style-name="P2" draw:layer="layout" svg:x1="16.996cm" svg:y1="5.675cm" svg:x2="17.034cm" svg:y2="5.675cm">
          <text:p/>
        </draw:line>
        <draw:polyline draw:style-name="gr5" draw:text-style-name="P2" draw:layer="layout" svg:width="0.038cm" svg:height="0.025cm" svg:x="16.996cm" svg:y="5.675cm" svg:viewBox="0 0 39 26" draw:points="0,26 31,26 36,24 39,18 39,9 36,4 34,0">
          <text:p/>
        </draw:polyline>
        <draw:line draw:style-name="gr5" draw:text-style-name="P2" draw:layer="layout" svg:x1="17.004cm" svg:y1="5.629cm" svg:x2="17.004cm" svg:y2="5.649cm">
          <text:p/>
        </draw:line>
        <draw:polyline draw:style-name="gr5" draw:text-style-name="P2" draw:layer="layout" svg:width="0.057cm" svg:height="0.028cm" svg:x="16.977cm" svg:y="5.621cm" svg:viewBox="0 0 58 29" draw:points="58,29 0,29 0,0">
          <text:p/>
        </draw:polyline>
        <draw:line draw:style-name="gr3" draw:text-style-name="P2" draw:layer="layout" svg:x1="17.813cm" svg:y1="5.273cm" svg:x2="17.882cm" svg:y2="5.342cm">
          <text:p/>
        </draw:line>
        <draw:line draw:style-name="gr3" draw:text-style-name="P2" draw:layer="layout" svg:x1="17.813cm" svg:y1="5.671cm" svg:x2="17.813cm" svg:y2="5.968cm">
          <text:p/>
        </draw:line>
        <draw:line draw:style-name="gr3" draw:text-style-name="P2" draw:layer="layout" svg:x1="17.995cm" svg:y1="5.671cm" svg:x2="17.813cm" svg:y2="5.671cm">
          <text:p/>
        </draw:line>
        <draw:polygon draw:style-name="gr5" draw:text-style-name="P2" draw:layer="layout" svg:width="0.056cm" svg:height="0.032cm" svg:x="17.839cm" svg:y="5.896cm" svg:viewBox="0 0 57 33" draw:points="57,33 0,33 0,19 2,10 8,5 13,2 24,0 32,0 43,2 48,5 55,10 57,19">
          <text:p/>
        </draw:polygon>
        <draw:line draw:style-name="gr5" draw:text-style-name="P2" draw:layer="layout" svg:x1="17.857cm" svg:y1="5.846cm" svg:x2="17.895cm" svg:y2="5.846cm">
          <text:p/>
        </draw:line>
        <draw:polyline draw:style-name="gr5" draw:text-style-name="P2" draw:layer="layout" svg:width="0.04cm" svg:height="0.035cm" svg:x="17.836cm" svg:y="5.839cm" svg:viewBox="0 0 41 36" draw:points="0,21 41,36 41,0">
          <text:p/>
        </draw:polyline>
        <draw:line draw:style-name="gr3" draw:text-style-name="P2" draw:layer="layout" svg:x1="17.813cm" svg:y1="4.976cm" svg:x2="17.813cm" svg:y2="5.273cm">
          <text:p/>
        </draw:line>
        <draw:line draw:style-name="gr3" draw:text-style-name="P2" draw:layer="layout" svg:x1="17.995cm" svg:y1="5.341cm" svg:x2="17.995cm" svg:y2="4.976cm">
          <text:p/>
        </draw:line>
        <draw:line draw:style-name="gr3" draw:text-style-name="P2" draw:layer="layout" svg:x1="17.881cm" svg:y1="5.341cm" svg:x2="17.995cm" svg:y2="5.341cm">
          <text:p/>
        </draw:line>
        <draw:polygon draw:style-name="gr5" draw:text-style-name="P2" draw:layer="layout" svg:width="0.056cm" svg:height="0.033cm" svg:x="17.839cm" svg:y="5.2cm" svg:viewBox="0 0 57 34" draw:points="57,34 0,34 0,20 2,11 8,6 13,2 24,0 32,0 43,2 48,6 55,11 57,20">
          <text:p/>
        </draw:polygon>
        <draw:polyline draw:style-name="gr5" draw:text-style-name="P2" draw:layer="layout" svg:width="0.056cm" svg:height="0.035cm" svg:x="17.839cm" svg:y="5.146cm" svg:viewBox="0 0 57 36" draw:points="0,36 0,0 22,19 22,10 24,5 27,2 32,0 46,0 51,2 55,5 57,10 57,28 55,33 51,36">
          <text:p/>
        </draw:polyline>
        <draw:polyline draw:style-name="gr5" draw:text-style-name="P2" draw:layer="layout" svg:width="0.057cm" svg:height="0.036cm" svg:x="17.907cm" svg:y="5.425cm" svg:viewBox="0 0 58 37" draw:points="52,0 56,3 58,11 58,17 56,26 50,31 44,34 33,37 25,37 14,34 8,31 3,26 0,17 0,11 3,3 5,0">
          <text:p/>
        </draw:polyline>
        <draw:polyline draw:style-name="gr5" draw:text-style-name="P2" draw:layer="layout" svg:width="0.057cm" svg:height="0.038cm" svg:x="17.907cm" svg:y="5.363cm" svg:viewBox="0 0 58 39" draw:points="58,39 0,39 42,20 0,0 58,0">
          <text:p/>
        </draw:polyline>
        <draw:polygon draw:style-name="gr5" draw:text-style-name="P2" draw:layer="layout" svg:width="0.057cm" svg:height="0.038cm" svg:x="17.907cm" svg:y="5.3cm" svg:viewBox="0 0 58 39" draw:points="0,25 0,14 3,9 8,3 19,0 39,0 50,3 56,9 58,14 58,25 56,30 50,37 39,39 19,39 8,37 3,30">
          <text:p/>
        </draw:polygon>
        <draw:polyline draw:style-name="gr5" draw:text-style-name="P2" draw:layer="layout" svg:width="0.057cm" svg:height="0.033cm" svg:x="17.907cm" svg:y="5.246cm" svg:viewBox="0 0 58 34" draw:points="56,34 58,25 58,11 56,6 52,3 47,0 42,0 37,3 33,6 31,11 28,22 25,27 23,31 16,34 11,34 5,31 3,27 0,22 0,8 3,0">
          <text:p/>
        </draw:polyline>
        <draw:polyline draw:style-name="gr5" draw:text-style-name="P2" draw:layer="layout" svg:width="0.057cm" svg:height="0.033cm" svg:x="17.907cm" svg:y="5.148cm" svg:viewBox="0 0 58 34" draw:points="0,3 0,30 28,34 25,30 23,25 23,11 25,6 28,3 33,0 47,0 52,3 56,6 58,11 58,25 56,30 52,34">
          <text:p/>
        </draw:polyline>
        <draw:polyline draw:style-name="gr5" draw:text-style-name="P2" draw:layer="layout" svg:width="0.057cm" svg:height="0.035cm" svg:x="17.907cm" svg:y="5.051cm" svg:viewBox="0 0 58 36" draw:points="5,33 3,30 0,25 0,12 3,5 5,2 11,0 16,0 25,2 58,36 58,0">
          <text:p/>
        </draw:polyline>
        <draw:polyline draw:style-name="gr5" draw:text-style-name="P2" draw:layer="layout" svg:width="0.006cm" svg:height="0.005cm" svg:x="17.958cm" svg:y="5.024cm" svg:viewBox="0 0 7 6" draw:points="0,2 4,0 7,2 4,6 0,2 7,2">
          <text:p/>
        </draw:polyline>
        <draw:polyline draw:style-name="gr5" draw:text-style-name="P2" draw:layer="layout" svg:width="0.057cm" svg:height="0.033cm" svg:x="17.907cm" svg:y="4.969cm" svg:viewBox="0 0 58 34" draw:points="0,3 0,31 28,34 25,31 23,25 23,11 25,5 28,3 33,0 47,0 52,3 56,5 58,11 58,25 56,31 52,34">
          <text:p/>
        </draw:polyline>
        <draw:polyline draw:style-name="gr5" draw:text-style-name="P2" draw:layer="layout" svg:width="0.057cm" svg:height="0.038cm" svg:x="17.907cm" svg:y="4.915cm" svg:viewBox="0 0 58 39" draw:points="0,39 58,20 0,0">
          <text:p/>
        </draw:polyline>
        <draw:line draw:style-name="gr3" draw:text-style-name="P2" draw:layer="layout" svg:x1="17.995cm" svg:y1="4.976cm" svg:x2="17.813cm" svg:y2="4.976cm">
          <text:p/>
        </draw:line>
        <draw:line draw:style-name="gr3" draw:text-style-name="P2" draw:layer="layout" svg:x1="17.881cm" svg:y1="4.646cm" svg:x2="17.995cm" svg:y2="4.646cm">
          <text:p/>
        </draw:line>
        <draw:line draw:style-name="gr3" draw:text-style-name="P2" draw:layer="layout" svg:x1="17.995cm" svg:y1="4.646cm" svg:x2="17.995cm" svg:y2="4.281cm">
          <text:p/>
        </draw:line>
        <draw:line draw:style-name="gr3" draw:text-style-name="P2" draw:layer="layout" svg:x1="17.813cm" svg:y1="4.577cm" svg:x2="17.882cm" svg:y2="4.647cm">
          <text:p/>
        </draw:line>
        <draw:polyline draw:style-name="gr5" draw:text-style-name="P2" draw:layer="layout" svg:width="0.057cm" svg:height="0.032cm" svg:x="17.907cm" svg:y="4.669cm" svg:viewBox="0 0 58 33" draw:points="58,33 0,33 0,11 3,5 5,3 11,0 19,0 25,3 28,5 31,11 31,33">
          <text:p/>
        </draw:polyline>
        <draw:line draw:style-name="gr5" draw:text-style-name="P2" draw:layer="layout" svg:x1="17.934cm" svg:y1="4.644cm" svg:x2="17.934cm" svg:y2="4.625cm">
          <text:p/>
        </draw:line>
        <draw:polyline draw:style-name="gr5" draw:text-style-name="P2" draw:layer="layout" svg:width="0.057cm" svg:height="0.027cm" svg:x="17.907cm" svg:y="4.617cm" svg:viewBox="0 0 58 28" draw:points="58,0 58,28 0,28 0,0">
          <text:p/>
        </draw:polyline>
        <draw:polyline draw:style-name="gr5" draw:text-style-name="P2" draw:layer="layout" svg:width="0.057cm" svg:height="0.036cm" svg:x="17.907cm" svg:y="4.56cm" svg:viewBox="0 0 58 37" draw:points="52,0 56,3 58,12 58,17 56,25 50,31 44,34 33,37 25,37 14,34 8,31 3,25 0,17 0,12 3,3 5,0">
          <text:p/>
        </draw:polyline>
        <draw:polyline draw:style-name="gr5" draw:text-style-name="P2" draw:layer="layout" svg:width="0.057cm" svg:height="0.027cm" svg:x="17.907cm" svg:y="4.509cm" svg:viewBox="0 0 58 28" draw:points="58,0 58,28 0,28">
          <text:p/>
        </draw:polyline>
        <draw:polyline draw:style-name="gr5" draw:text-style-name="P2" draw:layer="layout" svg:width="0.057cm" svg:height="0.036cm" svg:x="17.907cm" svg:y="4.416cm" svg:viewBox="0 0 58 37" draw:points="0,37 0,0 23,20 23,11 25,5 28,3 33,0 47,0 52,3 56,5 58,11 58,28 56,34 52,37">
          <text:p/>
        </draw:polyline>
        <draw:polyline draw:style-name="gr5" draw:text-style-name="P2" draw:layer="layout" svg:width="0.006cm" svg:height="0.005cm" svg:x="17.958cm" svg:y="4.389cm" svg:viewBox="0 0 7 6" draw:points="0,3 4,0 7,3 4,6 0,3 7,3">
          <text:p/>
        </draw:polyline>
        <draw:polyline draw:style-name="gr5" draw:text-style-name="P2" draw:layer="layout" svg:width="0.057cm" svg:height="0.038cm" svg:x="17.907cm" svg:y="4.332cm" svg:viewBox="0 0 58 39" draw:points="0,39 0,0 58,25">
          <text:p/>
        </draw:polyline>
        <draw:polyline draw:style-name="gr5" draw:text-style-name="P2" draw:layer="layout" svg:width="0.057cm" svg:height="0.038cm" svg:x="17.907cm" svg:y="4.28cm" svg:viewBox="0 0 58 39" draw:points="0,39 58,19 0,0">
          <text:p/>
        </draw:polyline>
        <draw:line draw:style-name="gr3" draw:text-style-name="P2" draw:layer="layout" svg:x1="17.636cm" svg:y1="3.696cm" svg:x2="17.361cm" svg:y2="3.696cm">
          <text:p/>
        </draw:line>
        <draw:line draw:style-name="gr3" draw:text-style-name="P2" draw:layer="layout" svg:x1="17.813cm" svg:y1="3.585cm" svg:x2="17.813cm" svg:y2="3.882cm">
          <text:p/>
        </draw:line>
        <draw:line draw:style-name="gr3" draw:text-style-name="P2" draw:layer="layout" svg:x1="17.881cm" svg:y1="3.95cm" svg:x2="17.995cm" svg:y2="3.95cm">
          <text:p/>
        </draw:line>
        <draw:line draw:style-name="gr3" draw:text-style-name="P2" draw:layer="layout" svg:x1="17.813cm" svg:y1="3.882cm" svg:x2="17.882cm" svg:y2="3.951cm">
          <text:p/>
        </draw:line>
        <draw:polygon draw:style-name="gr5" draw:text-style-name="P2" draw:layer="layout" svg:width="0.056cm" svg:height="0.032cm" svg:x="17.839cm" svg:y="3.809cm" svg:viewBox="0 0 57 33" draw:points="57,33 0,33 0,19 2,11 8,5 13,3 24,0 32,0 43,3 48,5 55,11 57,19">
          <text:p/>
        </draw:polygon>
        <draw:line draw:style-name="gr5" draw:text-style-name="P2" draw:layer="layout" svg:x1="17.895cm" svg:y1="3.755cm" svg:x2="17.895cm" svg:y2="3.787cm">
          <text:p/>
        </draw:line>
        <draw:polyline draw:style-name="gr5" draw:text-style-name="P2" draw:layer="layout" svg:width="0.056cm" svg:height="0.016cm" svg:x="17.839cm" svg:y="3.771cm" svg:viewBox="0 0 57 17" draw:points="57,0 0,0 8,6 13,12 16,17">
          <text:p/>
        </draw:polyline>
        <draw:line draw:style-name="gr3" draw:text-style-name="P2" draw:layer="layout" svg:x1="17.995cm" svg:y1="3.585cm" svg:x2="17.813cm" svg:y2="3.585cm">
          <text:p/>
        </draw:line>
        <draw:line draw:style-name="gr3" draw:text-style-name="P2" draw:layer="layout" svg:x1="17.995cm" svg:y1="3.95cm" svg:x2="17.995cm" svg:y2="3.585cm">
          <text:p/>
        </draw:line>
        <draw:polyline draw:style-name="gr5" draw:text-style-name="P2" draw:layer="layout" svg:width="0.032cm" svg:height="0.043cm" svg:x="17.926cm" svg:y="3.851cm" svg:viewBox="0 0 33 44" draw:points="0,44 18,0 33,44">
          <text:p/>
        </draw:polyline>
        <draw:line draw:style-name="gr5" draw:text-style-name="P2" draw:layer="layout" svg:x1="17.926cm" svg:y1="3.756cm" svg:x2="17.964cm" svg:y2="3.756cm">
          <text:p/>
        </draw:line>
        <draw:polyline draw:style-name="gr5" draw:text-style-name="P2" draw:layer="layout" svg:width="0.041cm" svg:height="0.035cm" svg:x="17.904cm" svg:y="3.748cm" svg:viewBox="0 0 42 36" draw:points="0,22 42,36 42,0">
          <text:p/>
        </draw:polyline>
        <draw:polyline draw:style-name="gr5" draw:text-style-name="P2" draw:layer="layout" svg:width="0.057cm" svg:height="0.038cm" svg:x="17.907cm" svg:y="3.696cm" svg:viewBox="0 0 58 39" draw:points="0,39 58,20 0,0">
          <text:p/>
        </draw:polyline>
        <draw:line draw:style-name="gr6" draw:text-style-name="P2" draw:layer="layout" svg:x1="19.835cm" svg:y1="1.975cm" svg:x2="19.835cm" svg:y2="1.747cm">
          <text:p/>
        </draw:line>
        <draw:line draw:style-name="gr6" draw:text-style-name="P2" draw:layer="layout" svg:x1="19.835cm" svg:y1="1.855cm" svg:x2="19.966cm" svg:y2="1.855cm">
          <text:p/>
        </draw:line>
        <draw:line draw:style-name="gr6" draw:text-style-name="P2" draw:layer="layout" svg:x1="19.966cm" svg:y1="1.975cm" svg:x2="19.966cm" svg:y2="1.747cm">
          <text:p/>
        </draw:line>
        <draw:polyline draw:style-name="gr6" draw:text-style-name="P2" draw:layer="layout" svg:width="0.141cm" svg:height="0.228cm" svg:x="20.053cm" svg:y="1.747cm" svg:viewBox="0 0 142 229" draw:points="0,0 142,0 66,88 98,88 120,98 131,109 142,131 142,185 131,207 120,218 98,229 32,229 10,218 0,207">
          <text:p/>
        </draw:polyline>
        <draw:line draw:style-name="gr6" draw:text-style-name="P2" draw:layer="layout" svg:x1="19.835cm" svg:y1="1.016cm" svg:x2="19.835cm" svg:y2="0.788cm">
          <text:p/>
        </draw:line>
        <draw:line draw:style-name="gr6" draw:text-style-name="P2" draw:layer="layout" svg:x1="19.835cm" svg:y1="0.897cm" svg:x2="19.966cm" svg:y2="0.897cm">
          <text:p/>
        </draw:line>
        <draw:line draw:style-name="gr6" draw:text-style-name="P2" draw:layer="layout" svg:x1="19.966cm" svg:y1="1.016cm" svg:x2="19.966cm" svg:y2="0.788cm">
          <text:p/>
        </draw:line>
        <draw:polyline draw:style-name="gr6" draw:text-style-name="P2" draw:layer="layout" svg:width="0.141cm" svg:height="0.228cm" svg:x="20.053cm" svg:y="0.788cm" svg:viewBox="0 0 142 229" draw:points="0,0 142,0 66,88 98,88 120,99 131,110 142,131 142,186 131,208 120,218 98,229 32,229 10,218 0,208">
          <text:p/>
        </draw:polyline>
        <draw:polyline draw:style-name="gr6" draw:text-style-name="P2" draw:layer="layout" svg:width="0.151cm" svg:height="0.228cm" svg:x="19.825cm" svg:y="2.705cm" svg:viewBox="0 0 152 229" draw:points="0,229 0,0 76,163 152,0 152,229">
          <text:p/>
        </draw:polyline>
        <draw:polyline draw:style-name="gr6" draw:text-style-name="P2" draw:layer="layout" svg:width="0.141cm" svg:height="0.228cm" svg:x="20.063cm" svg:y="2.705cm" svg:viewBox="0 0 142 229" draw:points="0,0 142,0 67,87 99,87 121,98 132,108 142,130 142,185 132,206 121,217 99,229 34,229 11,217 0,206">
          <text:p/>
        </draw:polyline>
        <draw:line draw:style-name="gr3" draw:text-style-name="P2" draw:layer="layout" svg:x1="17.179cm" svg:y1="5.978cm" svg:x2="16.905cm" svg:y2="5.978cm">
          <text:p/>
        </draw:line>
        <draw:polyline draw:style-name="gr5" draw:text-style-name="P2" draw:layer="layout" svg:width="0.056cm" svg:height="0.036cm" svg:x="17.046cm" svg:y="5.727cm" svg:viewBox="0 0 57 37" draw:points="52,0 55,3 57,11 57,17 55,25 49,30 44,34 33,37 25,37 14,34 9,30 2,25 0,17 0,11 2,3 5,0">
          <text:p/>
        </draw:polyline>
        <draw:polyline draw:style-name="gr5" draw:text-style-name="P2" draw:layer="layout" svg:width="0.056cm" svg:height="0.035cm" svg:x="17.046cm" svg:y="5.673cm" svg:viewBox="0 0 57 36" draw:points="5,34 2,31 0,26 0,11 2,6 5,2 11,0 16,0 25,2 57,36 57,0">
          <text:p/>
        </draw:polyline>
        <draw:line draw:style-name="gr3" draw:text-style-name="P2" draw:layer="layout" svg:x1="16.503cm" svg:y1="7.102cm" svg:x2="16.32cm" svg:y2="7.102cm">
          <text:p/>
        </draw:line>
        <draw:line draw:style-name="gr3" draw:text-style-name="P2" draw:layer="layout" svg:x1="16.32cm" svg:y1="6.737cm" svg:x2="16.503cm" svg:y2="6.737cm">
          <text:p/>
        </draw:line>
        <draw:line draw:style-name="gr3" draw:text-style-name="P2" draw:layer="layout" svg:x1="16.32cm" svg:y1="7.102cm" svg:x2="16.32cm" svg:y2="6.737cm">
          <text:p/>
        </draw:line>
        <draw:line draw:style-name="gr3" draw:text-style-name="P2" draw:layer="layout" svg:x1="17.995cm" svg:y1="7.063cm" svg:x2="17.813cm" svg:y2="7.063cm">
          <text:p/>
        </draw:line>
        <draw:polygon draw:style-name="gr5" draw:text-style-name="P2" draw:layer="layout" svg:width="0.056cm" svg:height="0.032cm" svg:x="17.839cm" svg:y="7.287cm" svg:viewBox="0 0 57 33" draw:points="57,33 0,33 0,20 2,11 8,6 13,2 24,0 32,0 43,2 48,6 55,11 57,20">
          <text:p/>
        </draw:polygon>
        <draw:polyline draw:style-name="gr5" draw:text-style-name="P2" draw:layer="layout" svg:width="0.056cm" svg:height="0.033cm" svg:x="17.839cm" svg:y="7.232cm" svg:viewBox="0 0 57 34" draw:points="0,6 0,17 2,22 5,25 13,31 24,34 46,34 51,31 55,27 57,22 57,11 55,6 51,3 46,0 32,0 27,3 24,6 22,11 22,22 24,27 27,31 32,34">
          <text:p/>
        </draw:polyline>
        <draw:line draw:style-name="gr3" draw:text-style-name="P2" draw:layer="layout" svg:x1="16.503cm" svg:y1="6.737cm" svg:x2="16.503cm" svg:y2="7.102cm">
          <text:p/>
        </draw:line>
        <draw:polyline draw:style-name="gr5" draw:text-style-name="P2" draw:layer="layout" svg:width="0.057cm" svg:height="0.036cm" svg:x="16.415cm" svg:y="6.924cm" svg:viewBox="0 0 58 37" draw:points="52,0 55,3 58,11 58,17 55,26 49,31 44,34 33,37 24,37 13,34 8,31 2,26 0,17 0,11 2,3 5,0">
          <text:p/>
        </draw:polyline>
        <draw:polyline draw:style-name="gr5" draw:text-style-name="P2" draw:layer="layout" svg:width="0.057cm" svg:height="0.035cm" svg:x="16.415cm" svg:y="6.87cm" svg:viewBox="0 0 58 36" draw:points="5,34 2,31 0,25 0,12 2,5 5,2 10,0 16,0 24,2 58,36 58,0">
          <text:p/>
        </draw:polyline>
        <draw:polygon draw:style-name="gr5" draw:text-style-name="P2" draw:layer="layout" svg:width="0.057cm" svg:height="0.033cm" svg:x="16.415cm" svg:y="6.815cm" svg:viewBox="0 0 58 34" draw:points="0,19 0,14 2,9 5,6 10,3 21,0 36,0 47,3 52,6 55,9 58,14 58,19 55,25 52,28 47,31 36,34 21,34 10,31 5,28 2,25">
          <text:p/>
        </draw:polygon>
        <draw:line draw:style-name="gr3" draw:text-style-name="P2" draw:layer="layout" svg:x1="17.881cm" svg:y1="6.036cm" svg:x2="17.995cm" svg:y2="6.036cm">
          <text:p/>
        </draw:line>
        <draw:line draw:style-name="gr3" draw:text-style-name="P2" draw:layer="layout" svg:x1="17.995cm" svg:y1="6.036cm" svg:x2="17.995cm" svg:y2="5.671cm">
          <text:p/>
        </draw:line>
        <draw:line draw:style-name="gr3" draw:text-style-name="P2" draw:layer="layout" svg:x1="17.813cm" svg:y1="5.968cm" svg:x2="17.882cm" svg:y2="6.037cm">
          <text:p/>
        </draw:line>
        <draw:polyline draw:style-name="gr5" draw:text-style-name="P2" draw:layer="layout" svg:width="0.057cm" svg:height="0.035cm" svg:x="17.907cm" svg:y="6.189cm" svg:viewBox="0 0 58 36" draw:points="52,0 56,2 58,11 58,16 56,25 50,31 44,34 33,36 25,36 14,34 8,31 3,25 0,16 0,11 3,2 5,0">
          <text:p/>
        </draw:polyline>
        <draw:polyline draw:style-name="gr5" draw:text-style-name="P2" draw:layer="layout" svg:width="0.057cm" svg:height="0.038cm" svg:x="17.907cm" svg:y="6.126cm" svg:viewBox="0 0 58 39" draw:points="58,39 0,39 42,20 0,0 58,0">
          <text:p/>
        </draw:polyline>
        <draw:polygon draw:style-name="gr5" draw:text-style-name="P2" draw:layer="layout" svg:width="0.057cm" svg:height="0.038cm" svg:x="17.907cm" svg:y="6.064cm" svg:viewBox="0 0 58 39" draw:points="0,24 0,14 3,8 8,3 19,0 39,0 50,3 56,8 58,14 58,24 56,30 50,36 39,39 19,39 8,36 3,30">
          <text:p/>
        </draw:polygon>
        <draw:polyline draw:style-name="gr5" draw:text-style-name="P2" draw:layer="layout" svg:width="0.057cm" svg:height="0.033cm" svg:x="17.907cm" svg:y="6.009cm" svg:viewBox="0 0 58 34" draw:points="56,34 58,26 58,13 56,7 52,5 47,0 42,0 37,5 33,7 31,13 28,23 25,29 23,32 16,34 11,34 5,32 3,29 0,23 0,10 3,0">
          <text:p/>
        </draw:polyline>
        <draw:polyline draw:style-name="gr5" draw:text-style-name="P2" draw:layer="layout" svg:width="0.057cm" svg:height="0.035cm" svg:x="17.907cm" svg:y="5.912cm" svg:viewBox="0 0 58 36" draw:points="0,36 0,0 23,20 23,12 25,5 28,3 33,0 47,0 52,3 56,5 58,12 58,28 56,33 52,36">
          <text:p/>
        </draw:polyline>
        <draw:polyline draw:style-name="gr5" draw:text-style-name="P2" draw:layer="layout" svg:width="0.006cm" svg:height="0.005cm" svg:x="17.958cm" svg:y="5.885cm" svg:viewBox="0 0 7 6" draw:points="0,2 4,0 7,2 4,6 0,2 7,2">
          <text:p/>
        </draw:polyline>
        <draw:polyline draw:style-name="gr5" draw:text-style-name="P2" draw:layer="layout" svg:width="0.057cm" svg:height="0.035cm" svg:x="17.907cm" svg:y="5.831cm" svg:viewBox="0 0 58 36" draw:points="0,36 0,0 23,19 23,10 25,5 28,2 33,0 47,0 52,2 56,5 58,10 58,28 56,33 52,36">
          <text:p/>
        </draw:polyline>
        <draw:line draw:style-name="gr5" draw:text-style-name="P2" draw:layer="layout" svg:x1="17.964cm" svg:y1="5.733cm" svg:x2="17.964cm" svg:y2="5.765cm">
          <text:p/>
        </draw:line>
        <draw:polyline draw:style-name="gr5" draw:text-style-name="P2" draw:layer="layout" svg:width="0.057cm" svg:height="0.016cm" svg:x="17.907cm" svg:y="5.749cm" svg:viewBox="0 0 58 17" draw:points="58,0 0,0 8,6 14,12 16,17">
          <text:p/>
        </draw:polyline>
        <draw:polyline draw:style-name="gr5" draw:text-style-name="P2" draw:layer="layout" svg:width="0.006cm" svg:height="0.006cm" svg:x="17.958cm" svg:y="5.705cm" svg:viewBox="0 0 7 7" draw:points="0,4 4,0 7,4 4,7 0,4 7,4">
          <text:p/>
        </draw:polyline>
        <draw:polyline draw:style-name="gr5" draw:text-style-name="P2" draw:layer="layout" svg:width="0.057cm" svg:height="0.032cm" svg:x="17.907cm" svg:y="5.651cm" svg:viewBox="0 0 58 33" draw:points="0,5 0,18 3,23 5,25 14,31 25,33 47,33 52,31 56,28 58,23 58,12 56,5 52,3 47,0 33,0 28,3 25,5 23,12 23,23 25,28 28,31 33,33">
          <text:p/>
        </draw:polyline>
        <draw:polyline draw:style-name="gr5" draw:text-style-name="P2" draw:layer="layout" svg:width="0.057cm" svg:height="0.032cm" svg:x="17.907cm" svg:y="5.597cm" svg:viewBox="0 0 58 33" draw:points="0,2 0,30 28,33 25,30 23,24 23,11 25,5 28,2 33,0 47,0 52,2 56,5 58,11 58,24 56,30 52,33">
          <text:p/>
        </draw:polyline>
        <draw:polyline draw:style-name="gr5" draw:text-style-name="P2" draw:layer="layout" svg:width="0.057cm" svg:height="0.038cm" svg:x="17.907cm" svg:y="5.542cm" svg:viewBox="0 0 58 39" draw:points="0,39 58,19 0,0">
          <text:p/>
        </draw:polyline>
        <draw:line draw:style-name="gr3" draw:text-style-name="P2" draw:layer="layout" svg:x1="17.813cm" svg:y1="6.663cm" svg:x2="17.882cm" svg:y2="6.733cm">
          <text:p/>
        </draw:line>
        <draw:line draw:style-name="gr3" draw:text-style-name="P2" draw:layer="layout" svg:x1="17.881cm" svg:y1="6.732cm" svg:x2="17.995cm" svg:y2="6.732cm">
          <text:p/>
        </draw:line>
        <draw:line draw:style-name="gr3" draw:text-style-name="P2" draw:layer="layout" svg:x1="17.813cm" svg:y1="6.367cm" svg:x2="17.813cm" svg:y2="6.663cm">
          <text:p/>
        </draw:line>
        <draw:line draw:style-name="gr3" draw:text-style-name="P2" draw:layer="layout" svg:x1="17.995cm" svg:y1="6.732cm" svg:x2="17.995cm" svg:y2="6.367cm">
          <text:p/>
        </draw:line>
        <draw:line draw:style-name="gr3" draw:text-style-name="P2" draw:layer="layout" svg:x1="17.995cm" svg:y1="6.367cm" svg:x2="17.813cm" svg:y2="6.367cm">
          <text:p/>
        </draw:line>
        <draw:polygon draw:style-name="gr5" draw:text-style-name="P2" draw:layer="layout" svg:width="0.056cm" svg:height="0.033cm" svg:x="17.839cm" svg:y="6.591cm" svg:viewBox="0 0 57 34" draw:points="57,34 0,34 0,19 2,11 8,5 13,3 24,0 32,0 43,3 48,5 55,11 57,19">
          <text:p/>
        </draw:polygon>
        <draw:polyline draw:style-name="gr5" draw:text-style-name="P2" draw:layer="layout" svg:width="0.056cm" svg:height="0.032cm" svg:x="17.839cm" svg:y="6.537cm" svg:viewBox="0 0 57 33" draw:points="0,3 0,31 27,33 24,31 22,25 22,11 24,5 27,3 32,0 46,0 51,3 55,5 57,11 57,25 55,31 51,33">
          <text:p/>
        </draw:polyline>
        <draw:line draw:style-name="gr5" draw:text-style-name="P2" draw:layer="layout" svg:x1="17.907cm" svg:y1="6.757cm" svg:x2="17.907cm" svg:y2="6.724cm">
          <text:p/>
        </draw:line>
        <draw:line draw:style-name="gr5" draw:text-style-name="P2" draw:layer="layout" svg:x1="17.964cm" svg:y1="6.741cm" svg:x2="17.907cm" svg:y2="6.741cm">
          <text:p/>
        </draw:line>
        <draw:line draw:style-name="gr5" draw:text-style-name="P2" draw:layer="layout" svg:x1="17.907cm" svg:y1="6.713cm" svg:x2="17.907cm" svg:y2="6.681cm">
          <text:p/>
        </draw:line>
        <draw:line draw:style-name="gr5" draw:text-style-name="P2" draw:layer="layout" svg:x1="17.964cm" svg:y1="6.697cm" svg:x2="17.907cm" svg:y2="6.697cm">
          <text:p/>
        </draw:line>
        <draw:polyline draw:style-name="gr5" draw:text-style-name="P2" draw:layer="layout" svg:width="0.057cm" svg:height="0.028cm" svg:x="17.907cm" svg:y="6.634cm" svg:viewBox="0 0 58 29" draw:points="58,0 58,29 0,29">
          <text:p/>
        </draw:polyline>
        <draw:line draw:style-name="gr5" draw:text-style-name="P2" draw:layer="layout" svg:x1="17.964cm" svg:y1="6.542cm" svg:x2="17.964cm" svg:y2="6.575cm">
          <text:p/>
        </draw:line>
        <draw:polyline draw:style-name="gr5" draw:text-style-name="P2" draw:layer="layout" svg:width="0.057cm" svg:height="0.016cm" svg:x="17.907cm" svg:y="6.559cm" svg:viewBox="0 0 58 17" draw:points="58,0 0,0 8,6 14,11 16,17">
          <text:p/>
        </draw:polyline>
        <draw:polyline draw:style-name="gr5" draw:text-style-name="P2" draw:layer="layout" svg:width="0.006cm" svg:height="0.006cm" svg:x="17.958cm" svg:y="6.515cm" svg:viewBox="0 0 7 7" draw:points="0,4 4,0 7,4 4,7 0,4 7,4">
          <text:p/>
        </draw:polyline>
        <draw:line draw:style-name="gr5" draw:text-style-name="P2" draw:layer="layout" svg:x1="17.926cm" svg:y1="6.466cm" svg:x2="17.964cm" svg:y2="6.466cm">
          <text:p/>
        </draw:line>
        <draw:polyline draw:style-name="gr5" draw:text-style-name="P2" draw:layer="layout" svg:width="0.041cm" svg:height="0.035cm" svg:x="17.904cm" svg:y="6.458cm" svg:viewBox="0 0 42 36" draw:points="0,23 42,36 42,0">
          <text:p/>
        </draw:polyline>
        <draw:polyline draw:style-name="gr5" draw:text-style-name="P2" draw:layer="layout" svg:width="0.057cm" svg:height="0.038cm" svg:x="17.907cm" svg:y="6.406cm" svg:viewBox="0 0 58 39" draw:points="0,39 58,19 0,0">
          <text:p/>
        </draw:polyline>
        <draw:line draw:style-name="gr3" draw:text-style-name="P2" draw:layer="layout" svg:x1="16.905cm" svg:y1="3.924cm" svg:x2="17.179cm" svg:y2="3.924cm">
          <text:p/>
        </draw:line>
        <draw:line draw:style-name="gr3" draw:text-style-name="P2" draw:layer="layout" svg:x1="17.179cm" svg:y1="3.924cm" svg:x2="17.179cm" svg:y2="4.381cm">
          <text:p/>
        </draw:line>
        <draw:line draw:style-name="gr3" draw:text-style-name="P2" draw:layer="layout" svg:x1="16.905cm" svg:y1="4.381cm" svg:x2="16.905cm" svg:y2="3.924cm">
          <text:p/>
        </draw:line>
        <draw:polyline draw:style-name="gr5" draw:text-style-name="P2" draw:layer="layout" svg:width="0.056cm" svg:height="0.035cm" svg:x="17.046cm" svg:y="4.13cm" svg:viewBox="0 0 57 36" draw:points="52,0 55,3 57,11 57,16 55,26 49,31 44,34 33,36 25,36 14,34 9,31 2,26 0,16 0,11 2,3 5,0">
          <text:p/>
        </draw:polyline>
        <draw:line draw:style-name="gr5" draw:text-style-name="P2" draw:layer="layout" svg:x1="17.102cm" svg:y1="4.076cm" svg:x2="17.102cm" svg:y2="4.108cm">
          <text:p/>
        </draw:line>
        <draw:polyline draw:style-name="gr5" draw:text-style-name="P2" draw:layer="layout" svg:width="0.056cm" svg:height="0.016cm" svg:x="17.046cm" svg:y="4.092cm" svg:viewBox="0 0 57 17" draw:points="57,0 0,0 9,6 14,12 16,17">
          <text:p/>
        </draw:polyline>
        <draw:line draw:style-name="gr5" draw:text-style-name="P2" draw:layer="layout" svg:x1="17.034cm" svg:y1="4.182cm" svg:x2="17.034cm" svg:y2="4.214cm">
          <text:p/>
        </draw:line>
        <draw:polyline draw:style-name="gr5" draw:text-style-name="P2" draw:layer="layout" svg:width="0.057cm" svg:height="0.016cm" svg:x="16.977cm" svg:y="4.198cm" svg:viewBox="0 0 58 17" draw:points="58,0 0,0 8,5 14,11 16,17">
          <text:p/>
        </draw:polyline>
        <draw:polygon draw:style-name="gr5" draw:text-style-name="P2" draw:layer="layout" svg:width="0.057cm" svg:height="0.033cm" svg:x="16.977cm" svg:y="4.127cm" svg:viewBox="0 0 58 34" draw:points="0,19 0,14 2,9 5,6 11,3 21,0 35,0 47,3 53,6 55,9 58,14 58,19 55,25 53,28 47,31 35,34 21,34 11,31 5,28 2,25">
          <text:p/>
        </draw:polygon>
        <draw:line draw:style-name="gr5" draw:text-style-name="P2" draw:layer="layout" svg:x1="16.996cm" svg:y1="4.079cm" svg:x2="17.034cm" svg:y2="4.079cm">
          <text:p/>
        </draw:line>
        <draw:polyline draw:style-name="gr5" draw:text-style-name="P2" draw:layer="layout" svg:width="0.038cm" svg:height="0.024cm" svg:x="16.996cm" svg:y="4.079cm" svg:viewBox="0 0 39 25" draw:points="0,25 31,25 36,22 39,17 39,8 36,3 34,0">
          <text:p/>
        </draw:polyline>
        <draw:line draw:style-name="gr5" draw:text-style-name="P2" draw:layer="layout" svg:x1="17.004cm" svg:y1="4.032cm" svg:x2="17.004cm" svg:y2="4.051cm">
          <text:p/>
        </draw:line>
        <draw:polyline draw:style-name="gr5" draw:text-style-name="P2" draw:layer="layout" svg:width="0.057cm" svg:height="0.027cm" svg:x="16.977cm" svg:y="4.024cm" svg:viewBox="0 0 58 28" draw:points="58,28 0,28 0,0">
          <text:p/>
        </draw:polyline>
        <draw:line draw:style-name="gr3" draw:text-style-name="P2" draw:layer="layout" svg:x1="16.661cm" svg:y1="4.564cm" svg:x2="16.661cm" svg:y2="4.928cm">
          <text:p/>
        </draw:line>
        <draw:line draw:style-name="gr3" draw:text-style-name="P2" draw:layer="layout" svg:x1="16.661cm" svg:y1="3.723cm" svg:x2="16.661cm" svg:y2="4.088cm">
          <text:p/>
        </draw:line>
        <draw:line draw:style-name="gr3" draw:text-style-name="P2" draw:layer="layout" svg:x1="17.636cm" svg:y1="3.24cm" svg:x2="17.636cm" svg:y2="3.696cm">
          <text:p/>
        </draw:line>
        <draw:line draw:style-name="gr3" draw:text-style-name="P2" draw:layer="layout" svg:x1="17.361cm" svg:y1="3.696cm" svg:x2="17.361cm" svg:y2="3.24cm">
          <text:p/>
        </draw:line>
        <draw:line draw:style-name="gr3" draw:text-style-name="P2" draw:layer="layout" svg:x1="17.361cm" svg:y1="3.24cm" svg:x2="17.636cm" svg:y2="3.24cm">
          <text:p/>
        </draw:line>
        <draw:polyline draw:style-name="gr5" draw:text-style-name="P2" draw:layer="layout" svg:width="0.057cm" svg:height="0.035cm" svg:x="17.502cm" svg:y="3.446cm" svg:viewBox="0 0 58 36" draw:points="53,0 55,3 58,11 58,17 55,25 49,30 44,33 33,36 24,36 13,33 8,30 2,25 0,17 0,11 2,3 5,0">
          <text:p/>
        </draw:polyline>
        <draw:polyline draw:style-name="gr5" draw:text-style-name="P2" draw:layer="layout" svg:width="0.057cm" svg:height="0.036cm" svg:x="17.502cm" svg:y="3.391cm" svg:viewBox="0 0 58 37" draw:points="0,37 0,0 21,19 21,11 24,5 28,3 33,0 47,0 53,3 55,5 58,11 58,28 55,34 53,37">
          <text:p/>
        </draw:polyline>
        <draw:line draw:style-name="gr5" draw:text-style-name="P2" draw:layer="layout" svg:x1="17.49cm" svg:y1="3.497cm" svg:x2="17.49cm" svg:y2="3.53cm">
          <text:p/>
        </draw:line>
        <draw:polyline draw:style-name="gr5" draw:text-style-name="P2" draw:layer="layout" svg:width="0.057cm" svg:height="0.017cm" svg:x="17.433cm" svg:y="3.513cm" svg:viewBox="0 0 58 18" draw:points="58,0 0,0 8,6 15,12 17,18">
          <text:p/>
        </draw:polyline>
        <draw:polygon draw:style-name="gr5" draw:text-style-name="P2" draw:layer="layout" svg:width="0.057cm" svg:height="0.032cm" svg:x="17.433cm" svg:y="3.443cm" svg:viewBox="0 0 58 33" draw:points="0,20 0,14 3,8 6,5 12,3 23,0 36,0 47,3 53,5 55,8 58,14 58,20 55,25 53,28 47,31 36,33 23,33 12,31 6,28 3,25">
          <text:p/>
        </draw:polygon>
        <draw:line draw:style-name="gr5" draw:text-style-name="P2" draw:layer="layout" svg:x1="17.452cm" svg:y1="3.394cm" svg:x2="17.49cm" svg:y2="3.394cm">
          <text:p/>
        </draw:line>
        <draw:polyline draw:style-name="gr5" draw:text-style-name="P2" draw:layer="layout" svg:width="0.038cm" svg:height="0.024cm" svg:x="17.452cm" svg:y="3.394cm" svg:viewBox="0 0 39 25" draw:points="0,25 30,25 36,22 39,17 39,8 36,2 34,0">
          <text:p/>
        </draw:polyline>
        <draw:line draw:style-name="gr5" draw:text-style-name="P2" draw:layer="layout" svg:x1="17.46cm" svg:y1="3.348cm" svg:x2="17.46cm" svg:y2="3.367cm">
          <text:p/>
        </draw:line>
        <draw:polyline draw:style-name="gr5" draw:text-style-name="P2" draw:layer="layout" svg:width="0.057cm" svg:height="0.027cm" svg:x="17.433cm" svg:y="3.34cm" svg:viewBox="0 0 58 28" draw:points="58,28 0,28 0,0">
          <text:p/>
        </draw:polyline>
        <draw:line draw:style-name="gr3" draw:text-style-name="P2" draw:layer="layout" svg:x1="15.489cm" svg:y1="4.523cm" svg:x2="15.306cm" svg:y2="4.523cm">
          <text:p/>
        </draw:line>
        <draw:line draw:style-name="gr3" draw:text-style-name="P2" draw:layer="layout" svg:x1="15.489cm" svg:y1="4.158cm" svg:x2="15.489cm" svg:y2="4.523cm">
          <text:p/>
        </draw:line>
        <draw:line draw:style-name="gr3" draw:text-style-name="P2" draw:layer="layout" svg:x1="15.306cm" svg:y1="4.158cm" svg:x2="15.489cm" svg:y2="4.158cm">
          <text:p/>
        </draw:line>
        <draw:line draw:style-name="gr3" draw:text-style-name="P2" draw:layer="layout" svg:x1="15.306cm" svg:y1="4.523cm" svg:x2="15.306cm" svg:y2="4.158cm">
          <text:p/>
        </draw:line>
        <draw:polyline draw:style-name="gr5" draw:text-style-name="P2" draw:layer="layout" svg:width="0.057cm" svg:height="0.035cm" svg:x="15.332cm" svg:y="4.409cm" svg:viewBox="0 0 58 36" draw:points="52,0 55,3 58,11 58,16 55,25 50,31 44,33 32,36 24,36 13,33 8,31 3,25 0,16 0,11 3,3 5,0">
          <text:p/>
        </draw:polyline>
        <draw:line draw:style-name="gr5" draw:text-style-name="P2" draw:layer="layout" svg:x1="15.389cm" svg:y1="4.355cm" svg:x2="15.389cm" svg:y2="4.387cm">
          <text:p/>
        </draw:line>
        <draw:polyline draw:style-name="gr5" draw:text-style-name="P2" draw:layer="layout" svg:width="0.057cm" svg:height="0.016cm" svg:x="15.332cm" svg:y="4.371cm" svg:viewBox="0 0 58 17" draw:points="58,0 0,0 8,6 13,12 16,17">
          <text:p/>
        </draw:polyline>
        <draw:polyline draw:style-name="gr5" draw:text-style-name="P2" draw:layer="layout" svg:width="0.057cm" svg:height="0.033cm" svg:x="15.332cm" svg:y="4.3cm" svg:viewBox="0 0 58 34" draw:points="58,28 58,18 55,11 52,9 44,3 32,0 11,0 5,3 3,5 0,11 0,23 3,28 5,31 11,34 24,34 30,31 32,28 35,23 35,11 32,5 30,3 24,0">
          <text:p/>
        </draw:polyline>
        <draw:line draw:style-name="gr5" draw:text-style-name="P2" draw:layer="layout" svg:x1="15.458cm" svg:y1="4.409cm" svg:x2="15.458cm" svg:y2="4.441cm">
          <text:p/>
        </draw:line>
        <draw:polyline draw:style-name="gr5" draw:text-style-name="P2" draw:layer="layout" svg:width="0.058cm" svg:height="0.016cm" svg:x="15.4cm" svg:y="4.425cm" svg:viewBox="0 0 59 17" draw:points="59,0 0,0 8,6 14,12 17,17">
          <text:p/>
        </draw:polyline>
        <draw:polygon draw:style-name="gr5" draw:text-style-name="P2" draw:layer="layout" svg:width="0.058cm" svg:height="0.032cm" svg:x="15.4cm" svg:y="4.355cm" svg:viewBox="0 0 59 33" draw:points="0,19 0,13 3,8 6,5 11,2 23,0 37,0 47,2 53,5 56,8 59,13 59,19 56,24 53,28 47,30 37,33 23,33 11,30 6,28 3,24">
          <text:p/>
        </draw:polygon>
        <draw:line draw:style-name="gr5" draw:text-style-name="P2" draw:layer="layout" svg:x1="15.419cm" svg:y1="4.33cm" svg:x2="15.458cm" svg:y2="4.33cm">
          <text:p/>
        </draw:line>
        <draw:polyline draw:style-name="gr5" draw:text-style-name="P2" draw:layer="layout" svg:width="0.039cm" svg:height="0.025cm" svg:x="15.419cm" svg:y="4.305cm" svg:viewBox="0 0 40 26" draw:points="6,26 3,23 0,18 0,9 3,4 8,0 40,0">
          <text:p/>
        </draw:polyline>
        <draw:line draw:style-name="gr3" draw:text-style-name="P2" draw:layer="layout" svg:x1="15.625cm" svg:y1="4.158cm" svg:x2="15.807cm" svg:y2="4.158cm">
          <text:p/>
        </draw:line>
        <draw:line draw:style-name="gr3" draw:text-style-name="P2" draw:layer="layout" svg:x1="15.625cm" svg:y1="4.523cm" svg:x2="15.625cm" svg:y2="4.158cm">
          <text:p/>
        </draw:line>
        <draw:line draw:style-name="gr3" draw:text-style-name="P2" draw:layer="layout" svg:x1="15.807cm" svg:y1="4.523cm" svg:x2="15.625cm" svg:y2="4.523cm">
          <text:p/>
        </draw:line>
        <draw:polyline draw:style-name="gr5" draw:text-style-name="P2" draw:layer="layout" svg:width="0.057cm" svg:height="0.035cm" svg:x="15.651cm" svg:y="4.409cm" svg:viewBox="0 0 58 36" draw:points="52,0 55,3 58,11 58,16 55,25 48,31 43,33 33,36 24,36 13,33 8,31 2,25 0,16 0,11 2,3 5,0">
          <text:p/>
        </draw:polyline>
        <draw:polyline draw:style-name="gr5" draw:text-style-name="P2" draw:layer="layout" svg:width="0.057cm" svg:height="0.035cm" svg:x="15.651cm" svg:y="4.355cm" svg:viewBox="0 0 58 36" draw:points="5,33 2,30 0,25 0,11 2,6 5,2 11,0 16,0 24,2 58,36 58,0">
          <text:p/>
        </draw:polyline>
        <draw:polyline draw:style-name="gr5" draw:text-style-name="P2" draw:layer="layout" svg:width="0.057cm" svg:height="0.036cm" svg:x="15.651cm" svg:y="4.3cm" svg:viewBox="0 0 58 37" draw:points="5,34 2,31 0,25 0,11 2,5 5,3 11,0 16,0 24,3 58,37 58,0">
          <text:p/>
        </draw:polyline>
        <draw:line draw:style-name="gr3" draw:text-style-name="P2" draw:layer="layout" svg:x1="15.931cm" svg:y1="4.928cm" svg:x2="15.931cm" svg:y2="4.564cm">
          <text:p/>
        </draw:line>
        <draw:line draw:style-name="gr3" draw:text-style-name="P2" draw:layer="layout" svg:x1="15.931cm" svg:y1="4.564cm" svg:x2="16.661cm" svg:y2="4.564cm">
          <text:p/>
        </draw:line>
        <draw:line draw:style-name="gr3" draw:text-style-name="P2" draw:layer="layout" svg:x1="16.661cm" svg:y1="4.928cm" svg:x2="15.931cm" svg:y2="4.928cm">
          <text:p/>
        </draw:line>
        <draw:line draw:style-name="gr5" draw:text-style-name="P2" draw:layer="layout" svg:x1="16.245cm" svg:y1="4.689cm" svg:x2="16.225cm" svg:y2="4.661cm">
          <text:p/>
        </draw:line>
        <draw:polyline draw:style-name="gr5" draw:text-style-name="P2" draw:layer="layout" svg:width="0.032cm" svg:height="0.057cm" svg:x="16.212cm" svg:y="4.631cm" svg:viewBox="0 0 33 58" draw:points="0,58 0,0 21,0 27,3 31,5 33,11 33,19 31,24 27,27 21,31 0,31">
          <text:p/>
        </draw:polyline>
        <draw:polyline draw:style-name="gr5" draw:text-style-name="P2" draw:layer="layout" svg:width="0.033cm" svg:height="0.057cm" svg:x="16.269cm" svg:y="4.631cm" svg:viewBox="0 0 34 58" draw:points="0,58 0,0 34,58 34,0">
          <text:p/>
        </draw:polyline>
        <draw:line draw:style-name="gr5" draw:text-style-name="P2" draw:layer="layout" svg:x1="16.358cm" svg:y1="4.688cm" svg:x2="16.326cm" svg:y2="4.688cm">
          <text:p/>
        </draw:line>
        <draw:polyline draw:style-name="gr5" draw:text-style-name="P2" draw:layer="layout" svg:width="0.016cm" svg:height="0.057cm" svg:x="16.326cm" svg:y="4.631cm" svg:viewBox="0 0 17 58" draw:points="17,58 17,0 11,8 6,13 0,16">
          <text:p/>
        </draw:polyline>
        <draw:polyline draw:style-name="gr5" draw:text-style-name="P2" draw:layer="layout" svg:width="0.035cm" svg:height="0.057cm" svg:x="16.21cm" svg:y="4.768cm" svg:viewBox="0 0 36 58" draw:points="3,5 6,3 11,0 26,0 31,3 34,5 36,12 36,17 34,25 0,58 36,58">
          <text:p/>
        </draw:polyline>
        <draw:polygon draw:style-name="gr5" draw:text-style-name="P2" draw:layer="layout" svg:width="0.033cm" svg:height="0.057cm" svg:x="16.267cm" svg:y="4.768cm" svg:viewBox="0 0 34 58" draw:points="15,0 20,0 26,3 29,5 31,12 34,23 34,36 31,47 29,52 26,55 20,58 15,58 10,55 7,52 3,47 0,36 0,23 3,12 7,5 10,3">
          <text:p/>
        </draw:polygon>
        <draw:polygon draw:style-name="gr5" draw:text-style-name="P2" draw:layer="layout" svg:width="0.032cm" svg:height="0.057cm" svg:x="16.322cm" svg:y="4.768cm" svg:viewBox="0 0 33 58" draw:points="13,0 20,0 25,3 28,5 31,12 33,23 33,36 31,47 28,52 25,55 20,58 13,58 8,55 5,52 2,47 0,36 0,23 2,12 5,5 8,3">
          <text:p/>
        </draw:polygon>
        <draw:line draw:style-name="gr3" draw:text-style-name="P2" draw:layer="layout" svg:x1="15.807cm" svg:y1="4.158cm" svg:x2="15.807cm" svg:y2="4.523cm">
          <text:p/>
        </draw:line>
        <draw:line draw:style-name="gr5" draw:text-style-name="P2" draw:layer="layout" svg:x1="15.776cm" svg:y1="4.436cm" svg:x2="15.776cm" svg:y2="4.468cm">
          <text:p/>
        </draw:line>
        <draw:polyline draw:style-name="gr5" draw:text-style-name="P2" draw:layer="layout" svg:width="0.057cm" svg:height="0.015cm" svg:x="15.719cm" svg:y="4.453cm" svg:viewBox="0 0 58 16" draw:points="58,0 0,0 8,5 14,11 16,16">
          <text:p/>
        </draw:polyline>
        <draw:polygon draw:style-name="gr5" draw:text-style-name="P2" draw:layer="layout" svg:width="0.057cm" svg:height="0.032cm" svg:x="15.719cm" svg:y="4.382cm" svg:viewBox="0 0 58 33" draw:points="0,19 0,13 3,8 6,5 11,2 22,0 35,0 47,2 53,5 55,8 58,13 58,19 55,24 53,27 47,31 35,33 22,33 11,31 6,27 3,24">
          <text:p/>
        </draw:polygon>
        <draw:polygon draw:style-name="gr5" draw:text-style-name="P2" draw:layer="layout" svg:width="0.057cm" svg:height="0.033cm" svg:x="15.719cm" svg:y="4.327cm" svg:viewBox="0 0 58 34" draw:points="0,19 0,14 3,9 6,6 11,3 22,0 35,0 47,3 53,6 55,9 58,14 58,19 55,26 53,29 47,31 35,34 22,34 11,31 6,29 3,26">
          <text:p/>
        </draw:polygon>
        <draw:line draw:style-name="gr5" draw:text-style-name="P2" draw:layer="layout" svg:x1="15.738cm" svg:y1="4.303cm" svg:x2="15.776cm" svg:y2="4.303cm">
          <text:p/>
        </draw:line>
        <draw:polyline draw:style-name="gr5" draw:text-style-name="P2" draw:layer="layout" svg:width="0.038cm" svg:height="0.025cm" svg:x="15.738cm" svg:y="4.278cm" svg:viewBox="0 0 39 26" draw:points="6,26 3,23 0,17 0,8 3,3 8,0 39,0">
          <text:p/>
        </draw:polyline>
        <draw:line draw:style-name="gr3" draw:text-style-name="P2" draw:layer="layout" svg:x1="16.661cm" svg:y1="4.088cm" svg:x2="15.931cm" svg:y2="4.088cm">
          <text:p/>
        </draw:line>
        <draw:line draw:style-name="gr3" draw:text-style-name="P2" draw:layer="layout" svg:x1="15.931cm" svg:y1="3.723cm" svg:x2="16.661cm" svg:y2="3.723cm">
          <text:p/>
        </draw:line>
        <draw:line draw:style-name="gr3" draw:text-style-name="P2" draw:layer="layout" svg:x1="15.931cm" svg:y1="4.088cm" svg:x2="15.931cm" svg:y2="3.723cm">
          <text:p/>
        </draw:line>
        <draw:line draw:style-name="gr5" draw:text-style-name="P2" draw:layer="layout" svg:x1="16.268cm" svg:y1="3.837cm" svg:x2="16.248cm" svg:y2="3.809cm">
          <text:p/>
        </draw:line>
        <draw:polyline draw:style-name="gr5" draw:text-style-name="P2" draw:layer="layout" svg:width="0.033cm" svg:height="0.057cm" svg:x="16.234cm" svg:y="3.779cm" svg:viewBox="0 0 34 58" draw:points="0,58 0,0 23,0 29,3 31,5 34,11 34,19 31,24 29,28 23,31 0,31">
          <text:p/>
        </draw:polyline>
        <draw:polyline draw:style-name="gr5" draw:text-style-name="P2" draw:layer="layout" svg:width="0.033cm" svg:height="0.057cm" svg:x="16.291cm" svg:y="3.779cm" svg:viewBox="0 0 34 58" draw:points="0,58 0,0 34,58 34,0">
          <text:p/>
        </draw:polyline>
        <draw:polyline draw:style-name="gr5" draw:text-style-name="P2" draw:layer="layout" svg:width="0.035cm" svg:height="0.057cm" svg:x="16.346cm" svg:y="3.779cm" svg:viewBox="0 0 36 58" draw:points="3,5 5,3 11,0 25,0 31,3 33,5 36,11 36,16 33,24 0,58 36,58">
          <text:p/>
        </draw:polyline>
        <draw:line draw:style-name="gr5" draw:text-style-name="P2" draw:layer="layout" svg:x1="16.234cm" svg:y1="3.958cm" svg:x2="16.234cm" svg:y2="3.996cm">
          <text:p/>
        </draw:line>
        <draw:polyline draw:style-name="gr5" draw:text-style-name="P2" draw:layer="layout" svg:width="0.036cm" svg:height="0.041cm" svg:x="16.207cm" svg:y="3.936cm" svg:viewBox="0 0 37 42" draw:points="14,0 0,42 37,42">
          <text:p/>
        </draw:polyline>
        <draw:polyline draw:style-name="gr5" draw:text-style-name="P2" draw:layer="layout" svg:width="0.032cm" svg:height="0.057cm" svg:x="16.262cm" svg:y="3.939cm" svg:viewBox="0 0 33 58" draw:points="5,58 17,58 23,55 25,52 30,44 33,32 33,10 30,5 28,2 23,0 11,0 5,2 2,5 0,10 0,24 2,29 5,32 11,35 23,35 28,32 30,29 33,24">
          <text:p/>
        </draw:polyline>
        <draw:line draw:style-name="gr5" draw:text-style-name="P2" draw:layer="layout" svg:x1="16.352cm" svg:y1="3.997cm" svg:x2="16.332cm" svg:y2="3.968cm">
          <text:p/>
        </draw:line>
        <draw:polyline draw:style-name="gr5" draw:text-style-name="P2" draw:layer="layout" svg:width="0.032cm" svg:height="0.057cm" svg:x="16.319cm" svg:y="3.939cm" svg:viewBox="0 0 33 58" draw:points="0,58 0,0 23,0 28,2 31,5 33,10 33,19 31,24 28,27 23,29 0,29">
          <text:p/>
        </draw:polyline>
        <draw:polyline draw:style-name="gr5" draw:text-style-name="P2" draw:layer="layout" svg:width="0.033cm" svg:height="0.057cm" svg:x="16.373cm" svg:y="3.939cm" svg:viewBox="0 0 34 58" draw:points="5,58 16,58 22,55 24,52 31,44 34,32 34,10 31,5 28,2 22,0 11,0 5,2 3,5 0,10 0,24 3,29 5,32 11,35 22,35 28,32 31,29 34,24">
          <text:p/>
        </draw:polyline>
        <draw:line draw:style-name="gr3" draw:text-style-name="P2" draw:layer="layout" svg:x1="18.69cm" svg:y1="1.092cm" svg:x2="18.69cm" svg:y2="2.895cm">
          <text:p/>
        </draw:line>
        <draw:line draw:style-name="gr3" draw:text-style-name="P2" draw:layer="layout" svg:x1="11.038cm" svg:y1="1.137cm" svg:x2="18.418cm" svg:y2="1.137cm">
          <text:p/>
        </draw:line>
        <draw:line draw:style-name="gr3" draw:text-style-name="P2" draw:layer="layout" svg:x1="18.418cm" svg:y1="1.137cm" svg:x2="18.418cm" svg:y2="2.621cm">
          <text:p/>
        </draw:line>
        <draw:polyline draw:style-name="gr6" draw:text-style-name="P2" draw:layer="layout" svg:width="0.152cm" svg:height="0.098cm" svg:x="18.37cm" svg:y="2.232cm" svg:viewBox="0 0 153 99" draw:points="142,99 153,78 153,33 142,12 120,0 110,0 87,12 76,33 76,67 65,88 43,99 33,99 11,88 0,67 0,33 11,12">
          <text:p/>
        </draw:polyline>
        <draw:polyline draw:style-name="gr6" draw:text-style-name="P2" draw:layer="layout" svg:width="0.152cm" svg:height="0.109cm" svg:x="18.37cm" svg:y="2.037cm" svg:viewBox="0 0 153 110" draw:points="142,0 153,22 153,65 142,87 132,98 110,110 43,110 21,98 11,87 0,65 0,22 11,0">
          <text:p/>
        </draw:polyline>
        <draw:polygon draw:style-name="gr6" draw:text-style-name="P2" draw:layer="layout" svg:width="0.152cm" svg:height="0.121cm" svg:x="18.37cm" svg:y="1.83cm" svg:viewBox="0 0 153 122" draw:points="153,78 142,99 132,110 110,122 43,122 21,110 11,99 0,78 0,45 11,24 21,12 43,0 110,0 132,12 142,24 153,45">
          <text:p/>
        </draw:polygon>
        <draw:line draw:style-name="gr6" draw:text-style-name="P2" draw:layer="layout" svg:x1="18.37cm" svg:y1="1.733cm" svg:x2="18.598cm" svg:y2="1.733cm">
          <text:p/>
        </draw:line>
        <draw:polyline draw:style-name="gr6" draw:text-style-name="P2" draw:layer="layout" svg:width="0.152cm" svg:height="0.109cm" svg:x="18.37cm" svg:y="1.624cm" svg:viewBox="0 0 153 110" draw:points="11,110 0,88 0,43 11,22 21,11 43,0 110,0 132,11 142,22 153,43 153,88 142,110">
          <text:p/>
        </draw:polyline>
        <draw:polyline draw:style-name="gr6" draw:text-style-name="P2" draw:layer="layout" svg:width="0.152cm" svg:height="0.108cm" svg:x="18.37cm" svg:y="1.429cm" svg:viewBox="0 0 153 109" draw:points="142,10 153,32 153,76 142,98 120,109 33,109 11,98 0,76 0,32 11,10 33,0 54,0 76,109">
          <text:p/>
        </draw:polyline>
        <draw:line draw:style-name="gr3" draw:text-style-name="P2" draw:layer="layout" svg:x1="17.995cm" svg:y1="8.454cm" svg:x2="17.813cm" svg:y2="8.454cm">
          <text:p/>
        </draw:line>
        <draw:line draw:style-name="gr3" draw:text-style-name="P2" draw:layer="layout" svg:x1="17.995cm" svg:y1="8.819cm" svg:x2="17.995cm" svg:y2="8.454cm">
          <text:p/>
        </draw:line>
        <draw:line draw:style-name="gr3" draw:text-style-name="P2" draw:layer="layout" svg:x1="17.813cm" svg:y1="8.454cm" svg:x2="17.813cm" svg:y2="8.75cm">
          <text:p/>
        </draw:line>
        <draw:polygon draw:style-name="gr5" draw:text-style-name="P2" draw:layer="layout" svg:width="0.056cm" svg:height="0.033cm" svg:x="17.839cm" svg:y="8.677cm" svg:viewBox="0 0 57 34" draw:points="57,34 0,34 0,20 2,12 8,6 13,4 24,0 32,0 43,4 48,6 55,12 57,20">
          <text:p/>
        </draw:polygon>
        <draw:polyline draw:style-name="gr5" draw:text-style-name="P2" draw:layer="layout" svg:width="0.056cm" svg:height="0.032cm" svg:x="17.839cm" svg:y="8.624cm" svg:viewBox="0 0 57 33" draw:points="24,22 22,27 18,30 13,33 10,33 5,30 2,27 0,22 0,10 2,5 5,2 10,0 13,0 18,2 22,5 24,10 24,22 27,27 29,30 35,33 46,33 51,30 55,27 57,22 57,10 55,5 51,2 46,0 35,0 29,2 27,5 24,10">
          <text:p/>
        </draw:polyline>
        <draw:polygon draw:style-name="gr5" draw:text-style-name="P2" draw:layer="layout" svg:width="0.057cm" svg:height="0.033cm" svg:x="17.907cm" svg:y="8.676cm" svg:viewBox="0 0 58 34" draw:points="0,19 0,14 3,8 5,6 11,3 23,0 37,0 47,3 52,6 56,8 58,14 58,19 56,26 52,28 47,31 37,34 23,34 11,31 5,28 3,26">
          <text:p/>
        </draw:polygon>
        <draw:polyline draw:style-name="gr5" draw:text-style-name="P2" draw:layer="layout" svg:width="0.057cm" svg:height="0.038cm" svg:x="17.907cm" svg:y="8.622cm" svg:viewBox="0 0 58 39" draw:points="0,39 58,20 0,0">
          <text:p/>
        </draw:polyline>
        <draw:line draw:style-name="gr3" draw:text-style-name="P2" draw:layer="layout" svg:x1="17.995cm" svg:y1="7.428cm" svg:x2="17.995cm" svg:y2="7.063cm">
          <text:p/>
        </draw:line>
        <draw:line draw:style-name="gr3" draw:text-style-name="P2" draw:layer="layout" svg:x1="17.813cm" svg:y1="7.359cm" svg:x2="17.882cm" svg:y2="7.429cm">
          <text:p/>
        </draw:line>
        <draw:line draw:style-name="gr3" draw:text-style-name="P2" draw:layer="layout" svg:x1="17.813cm" svg:y1="7.063cm" svg:x2="17.813cm" svg:y2="7.359cm">
          <text:p/>
        </draw:line>
        <draw:line draw:style-name="gr3" draw:text-style-name="P2" draw:layer="layout" svg:x1="17.881cm" svg:y1="7.428cm" svg:x2="17.995cm" svg:y2="7.428cm">
          <text:p/>
        </draw:line>
        <draw:polyline draw:style-name="gr5" draw:text-style-name="P2" draw:layer="layout" svg:width="0.057cm" svg:height="0.028cm" svg:x="17.907cm" svg:y="7.453cm" svg:viewBox="0 0 58 29" draw:points="58,0 58,29 0,29">
          <text:p/>
        </draw:polyline>
        <draw:polyline draw:style-name="gr5" draw:text-style-name="P2" draw:layer="layout" svg:width="0.057cm" svg:height="0.038cm" svg:x="17.907cm" svg:y="7.405cm" svg:viewBox="0 0 58 39" draw:points="0,39 58,19 0,0">
          <text:p/>
        </draw:polyline>
        <draw:polygon draw:style-name="gr5" draw:text-style-name="P2" draw:layer="layout" svg:width="0.057cm" svg:height="0.033cm" svg:x="17.907cm" svg:y="7.353cm" svg:viewBox="0 0 58 34" draw:points="58,34 0,34 0,20 3,12 8,7 14,4 25,0 33,0 44,4 50,7 56,12 58,20">
          <text:p/>
        </draw:polygon>
        <draw:polyline draw:style-name="gr5" draw:text-style-name="P2" draw:layer="layout" svg:width="0.057cm" svg:height="0.032cm" svg:x="17.907cm" svg:y="7.299cm" svg:viewBox="0 0 58 33" draw:points="56,33 58,24 58,11 56,5 52,3 47,0 42,0 37,3 33,5 31,11 28,22 25,28 23,31 16,33 11,33 5,31 3,28 0,22 0,8 3,0">
          <text:p/>
        </draw:polyline>
        <draw:line draw:style-name="gr5" draw:text-style-name="P2" draw:layer="layout" svg:x1="17.964cm" svg:y1="7.201cm" svg:x2="17.964cm" svg:y2="7.234cm">
          <text:p/>
        </draw:line>
        <draw:polyline draw:style-name="gr5" draw:text-style-name="P2" draw:layer="layout" svg:width="0.057cm" svg:height="0.016cm" svg:x="17.907cm" svg:y="7.218cm" svg:viewBox="0 0 58 17" draw:points="58,0 0,0 8,6 14,11 16,17">
          <text:p/>
        </draw:polyline>
        <draw:polyline draw:style-name="gr5" draw:text-style-name="P2" draw:layer="layout" svg:width="0.006cm" svg:height="0.005cm" svg:x="17.958cm" svg:y="7.174cm" svg:viewBox="0 0 7 6" draw:points="0,3 4,0 7,3 4,6 0,3 7,3">
          <text:p/>
        </draw:polyline>
        <draw:polyline draw:style-name="gr5" draw:text-style-name="P2" draw:layer="layout" svg:width="0.057cm" svg:height="0.035cm" svg:x="17.907cm" svg:y="7.12cm" svg:viewBox="0 0 58 36" draw:points="5,33 3,30 0,25 0,11 3,6 5,2 11,0 16,0 25,2 58,36 58,0">
          <text:p/>
        </draw:polyline>
        <draw:polyline draw:style-name="gr5" draw:text-style-name="P2" draw:layer="layout" svg:width="0.057cm" svg:height="0.038cm" svg:x="17.907cm" svg:y="7.065cm" svg:viewBox="0 0 58 39" draw:points="0,39 58,20 0,0">
          <text:p/>
        </draw:polyline>
        <draw:line draw:style-name="gr3" draw:text-style-name="P2" draw:layer="layout" svg:x1="17.881cm" svg:y1="8.123cm" svg:x2="17.995cm" svg:y2="8.123cm">
          <text:p/>
        </draw:line>
        <draw:line draw:style-name="gr3" draw:text-style-name="P2" draw:layer="layout" svg:x1="17.995cm" svg:y1="8.123cm" svg:x2="17.995cm" svg:y2="7.758cm">
          <text:p/>
        </draw:line>
        <draw:line draw:style-name="gr3" draw:text-style-name="P2" draw:layer="layout" svg:x1="17.995cm" svg:y1="7.758cm" svg:x2="17.813cm" svg:y2="7.758cm">
          <text:p/>
        </draw:line>
        <draw:line draw:style-name="gr3" draw:text-style-name="P2" draw:layer="layout" svg:x1="17.813cm" svg:y1="8.055cm" svg:x2="17.882cm" svg:y2="8.124cm">
          <text:p/>
        </draw:line>
        <draw:polyline draw:style-name="gr5" draw:text-style-name="P2" draw:layer="layout" svg:width="0.057cm" svg:height="0.036cm" svg:x="17.907cm" svg:y="8.248cm" svg:viewBox="0 0 58 37" draw:points="52,0 56,3 58,11 58,17 56,25 50,31 44,34 33,37 25,37 14,34 8,31 3,25 0,17 0,11 3,3 5,0">
          <text:p/>
        </draw:polyline>
        <draw:polyline draw:style-name="gr5" draw:text-style-name="P2" draw:layer="layout" svg:width="0.057cm" svg:height="0.038cm" svg:x="17.907cm" svg:y="8.186cm" svg:viewBox="0 0 58 39" draw:points="58,39 0,39 42,19 0,0 58,0">
          <text:p/>
        </draw:polyline>
        <draw:polygon draw:style-name="gr5" draw:text-style-name="P2" draw:layer="layout" svg:width="0.057cm" svg:height="0.038cm" svg:x="17.907cm" svg:y="8.123cm" svg:viewBox="0 0 58 39" draw:points="0,26 0,14 3,8 8,3 19,0 39,0 50,3 56,8 58,14 58,26 56,31 50,37 39,39 19,39 8,37 3,31">
          <text:p/>
        </draw:polygon>
        <draw:polyline draw:style-name="gr5" draw:text-style-name="P2" draw:layer="layout" svg:width="0.057cm" svg:height="0.033cm" svg:x="17.907cm" svg:y="8.069cm" svg:viewBox="0 0 58 34" draw:points="56,34 58,26 58,11 56,6 52,2 47,0 42,0 37,2 33,6 31,11 28,22 25,28 23,31 16,34 11,34 5,31 3,28 0,22 0,8 3,0">
          <text:p/>
        </draw:polyline>
        <draw:line draw:style-name="gr5" draw:text-style-name="P2" draw:layer="layout" svg:x1="17.964cm" svg:y1="7.972cm" svg:x2="17.964cm" svg:y2="8.004cm">
          <text:p/>
        </draw:line>
        <draw:polyline draw:style-name="gr5" draw:text-style-name="P2" draw:layer="layout" svg:width="0.057cm" svg:height="0.018cm" svg:x="17.907cm" svg:y="7.987cm" svg:viewBox="0 0 58 19" draw:points="58,0 0,0 8,7 14,13 16,19">
          <text:p/>
        </draw:polyline>
        <draw:polyline draw:style-name="gr5" draw:text-style-name="P2" draw:layer="layout" svg:width="0.006cm" svg:height="0.005cm" svg:x="17.958cm" svg:y="7.944cm" svg:viewBox="0 0 7 6" draw:points="0,3 4,0 7,3 4,6 0,3 7,3">
          <text:p/>
        </draw:polyline>
        <draw:polyline draw:style-name="gr5" draw:text-style-name="P2" draw:layer="layout" svg:width="0.057cm" svg:height="0.032cm" svg:x="17.907cm" svg:y="7.89cm" svg:viewBox="0 0 58 33" draw:points="25,23 23,28 19,31 14,33 11,33 5,31 3,28 0,23 0,12 3,5 5,3 11,0 14,0 19,3 23,5 25,12 25,23 28,28 31,31 37,33 47,33 52,31 56,28 58,23 58,12 56,5 52,3 47,0 37,0 31,3 28,5 25,12">
          <text:p/>
        </draw:polyline>
        <draw:polygon draw:style-name="gr5" draw:text-style-name="P2" draw:layer="layout" svg:width="0.057cm" svg:height="0.032cm" svg:x="17.907cm" svg:y="7.792cm" svg:viewBox="0 0 58 33" draw:points="0,20 0,14 3,8 5,5 11,3 23,0 37,0 47,3 52,5 56,8 58,14 58,20 56,26 52,28 47,31 37,33 23,33 11,31 5,28 3,26">
          <text:p/>
        </draw:polygon>
        <draw:polyline draw:style-name="gr5" draw:text-style-name="P2" draw:layer="layout" svg:width="0.006cm" svg:height="0.006cm" svg:x="17.958cm" svg:y="7.765cm" svg:viewBox="0 0 7 7" draw:points="0,2 4,0 7,2 4,7 0,2 7,2">
          <text:p/>
        </draw:polyline>
        <draw:polyline draw:style-name="gr5" draw:text-style-name="P2" draw:layer="layout" svg:width="0.057cm" svg:height="0.032cm" svg:x="17.907cm" svg:y="7.711cm" svg:viewBox="0 0 58 33" draw:points="58,27 58,16 56,10 52,8 44,2 33,0 11,0 5,2 3,5 0,10 0,21 3,27 5,30 11,33 25,33 31,30 33,27 37,21 37,10 33,5 31,2 25,0">
          <text:p/>
        </draw:polyline>
        <draw:polyline draw:style-name="gr5" draw:text-style-name="P2" draw:layer="layout" svg:width="0.057cm" svg:height="0.038cm" svg:x="17.907cm" svg:y="7.656cm" svg:viewBox="0 0 58 39" draw:points="0,39 58,19 0,0">
          <text:p/>
        </draw:polyline>
        <draw:line draw:style-name="gr3" draw:text-style-name="P2" draw:layer="layout" svg:x1="17.813cm" svg:y1="7.758cm" svg:x2="17.813cm" svg:y2="8.055cm">
          <text:p/>
        </draw:line>
        <draw:polygon draw:style-name="gr5" draw:text-style-name="P2" draw:layer="layout" svg:width="0.056cm" svg:height="0.033cm" svg:x="17.839cm" svg:y="7.982cm" svg:viewBox="0 0 57 34" draw:points="57,34 0,34 0,20 2,11 8,5 13,3 24,0 32,0 43,3 48,5 55,11 57,20">
          <text:p/>
        </draw:polygon>
        <draw:polyline draw:style-name="gr5" draw:text-style-name="P2" draw:layer="layout" svg:width="0.056cm" svg:height="0.038cm" svg:x="17.839cm" svg:y="7.925cm" svg:viewBox="0 0 57 39" draw:points="0,39 0,0 57,24">
          <text:p/>
        </draw:polyline>
        <draw:line draw:style-name="gr3" draw:text-style-name="P2" draw:layer="layout" svg:x1="16.42cm" svg:y1="7.872cm" svg:x2="16.42cm" svg:y2="8.054cm">
          <text:p/>
        </draw:line>
        <draw:line draw:style-name="gr5" draw:text-style-name="P2" draw:layer="layout" svg:x1="16.206cm" svg:y1="7.49cm" svg:x2="16.173cm" svg:y2="7.49cm">
          <text:p/>
        </draw:line>
        <draw:polyline draw:style-name="gr5" draw:text-style-name="P2" draw:layer="layout" svg:width="0.016cm" svg:height="0.056cm" svg:x="16.173cm" svg:y="7.434cm" svg:viewBox="0 0 17 57" draw:points="17,57 17,0 12,8 6,13 0,17">
          <text:p/>
        </draw:polyline>
        <draw:polygon draw:style-name="gr5" draw:text-style-name="P2" draw:layer="layout" svg:width="0.033cm" svg:height="0.056cm" svg:x="16.227cm" svg:y="7.434cm" svg:viewBox="0 0 34 57" draw:points="15,0 21,0 26,2 28,5 32,10 34,23 34,36 32,47 28,52 26,55 21,57 15,57 8,55 6,52 3,47 0,36 0,23 3,10 6,5 8,2">
          <text:p/>
        </draw:polygon>
        <draw:polygon draw:style-name="gr5" draw:text-style-name="P2" draw:layer="layout" svg:width="0.032cm" svg:height="0.056cm" svg:x="16.282cm" svg:y="7.434cm" svg:viewBox="0 0 33 57" draw:points="13,0 19,0 25,2 28,5 31,10 33,23 33,36 31,47 28,52 25,55 19,57 13,57 8,55 5,52 3,47 0,36 0,23 3,10 5,5 8,2">
          <text:p/>
        </draw:polygon>
        <draw:line draw:style-name="gr5" draw:text-style-name="P2" draw:layer="layout" svg:x1="16.339cm" svg:y1="7.453cm" svg:x2="16.339cm" svg:y2="7.49cm">
          <text:p/>
        </draw:line>
        <draw:polyline draw:style-name="gr5" draw:text-style-name="P2" draw:layer="layout" svg:width="0.024cm" svg:height="0.037cm" svg:x="16.339cm" svg:y="7.453cm" svg:viewBox="0 0 25 38" draw:points="0,5 3,3 8,0 16,0 23,3 25,8 25,38">
          <text:p/>
        </draw:polyline>
        <draw:polyline draw:style-name="gr5" draw:text-style-name="P2" draw:layer="layout" svg:width="0.035cm" svg:height="0.057cm" svg:x="16.134cm" svg:y="7.966cm" svg:viewBox="0 0 36 58" draw:points="2,6 5,3 10,0 25,0 30,3 33,6 36,12 36,17 33,25 0,58 36,58">
          <text:p/>
        </draw:polyline>
        <draw:polyline draw:style-name="gr5" draw:text-style-name="P2" draw:layer="layout" svg:width="0.038cm" svg:height="0.057cm" svg:x="16.188cm" svg:y="7.966cm" svg:viewBox="0 0 39 58" draw:points="0,0 39,0 14,58">
          <text:p/>
        </draw:polyline>
        <draw:line draw:style-name="gr5" draw:text-style-name="P2" draw:layer="layout" svg:x1="16.248cm" svg:y1="7.985cm" svg:x2="16.248cm" svg:y2="8.042cm">
          <text:p/>
        </draw:line>
        <draw:polyline draw:style-name="gr5" draw:text-style-name="P2" draw:layer="layout" svg:width="0.027cm" svg:height="0.038cm" svg:x="16.248cm" svg:y="7.985cm" svg:viewBox="0 0 28 39" draw:points="0,2 5,0 16,0 23,2 25,5 28,12 28,28 25,34 23,36 16,39 5,39 0,36">
          <text:p/>
        </draw:polyline>
        <draw:line draw:style-name="gr3" draw:text-style-name="P2" draw:layer="layout" svg:x1="15.972cm" svg:y1="8.649cm" svg:x2="16.155cm" svg:y2="8.649cm">
          <text:p/>
        </draw:line>
        <draw:line draw:style-name="gr3" draw:text-style-name="P2" draw:layer="layout" svg:x1="16.055cm" svg:y1="8.402cm" svg:x2="16.055cm" svg:y2="8.219cm">
          <text:p/>
        </draw:line>
        <draw:line draw:style-name="gr3" draw:text-style-name="P2" draw:layer="layout" svg:x1="16.42cm" svg:y1="8.219cm" svg:x2="16.42cm" svg:y2="8.402cm">
          <text:p/>
        </draw:line>
        <draw:line draw:style-name="gr3" draw:text-style-name="P2" draw:layer="layout" svg:x1="16.055cm" svg:y1="8.219cm" svg:x2="16.42cm" svg:y2="8.219cm">
          <text:p/>
        </draw:line>
        <draw:line draw:style-name="gr3" draw:text-style-name="P2" draw:layer="layout" svg:x1="16.42cm" svg:y1="8.402cm" svg:x2="16.055cm" svg:y2="8.402cm">
          <text:p/>
        </draw:line>
        <draw:line draw:style-name="gr5" draw:text-style-name="P2" draw:layer="layout" svg:x1="16.197cm" svg:y1="8.303cm" svg:x2="16.177cm" svg:y2="8.275cm">
          <text:p/>
        </draw:line>
        <draw:polyline draw:style-name="gr5" draw:text-style-name="P2" draw:layer="layout" svg:width="0.033cm" svg:height="0.057cm" svg:x="16.163cm" svg:y="8.245cm" svg:viewBox="0 0 34 58" draw:points="0,58 0,0 23,0 29,3 32,5 34,12 34,20 32,26 29,28 23,31 0,31">
          <text:p/>
        </draw:polyline>
        <draw:polyline draw:style-name="gr5" draw:text-style-name="P2" draw:layer="layout" svg:width="0.038cm" svg:height="0.057cm" svg:x="16.215cm" svg:y="8.245cm" svg:viewBox="0 0 39 58" draw:points="0,0 39,0 14,58">
          <text:p/>
        </draw:polyline>
        <draw:line draw:style-name="gr5" draw:text-style-name="P2" draw:layer="layout" svg:x1="16.172cm" svg:y1="8.371cm" svg:x2="16.139cm" svg:y2="8.371cm">
          <text:p/>
        </draw:line>
        <draw:polyline draw:style-name="gr5" draw:text-style-name="P2" draw:layer="layout" svg:width="0.016cm" svg:height="0.058cm" svg:x="16.139cm" svg:y="8.313cm" svg:viewBox="0 0 17 59" draw:points="17,59 17,0 11,9 5,14 0,17">
          <text:p/>
        </draw:polyline>
        <draw:polygon draw:style-name="gr5" draw:text-style-name="P2" draw:layer="layout" svg:width="0.032cm" svg:height="0.058cm" svg:x="16.194cm" svg:y="8.313cm" svg:viewBox="0 0 33 59" draw:points="13,0 20,0 25,3 28,6 30,12 33,22 33,36 30,47 28,52 25,56 20,59 13,59 8,56 5,52 2,47 0,36 0,22 2,12 5,6 8,3">
          <text:p/>
        </draw:polygon>
        <draw:line draw:style-name="gr5" draw:text-style-name="P2" draw:layer="layout" svg:x1="16.251cm" svg:y1="8.371cm" svg:x2="16.251cm" svg:y2="8.313cm">
          <text:p/>
        </draw:line>
        <draw:line draw:style-name="gr5" draw:text-style-name="P2" draw:layer="layout" svg:x1="16.256cm" svg:y1="8.349cm" svg:x2="16.273cm" svg:y2="8.372cm">
          <text:p/>
        </draw:line>
        <draw:line draw:style-name="gr5" draw:text-style-name="P2" draw:layer="layout" svg:x1="16.273cm" svg:y1="8.333cm" svg:x2="16.251cm" svg:y2="8.355cm">
          <text:p/>
        </draw:line>
        <draw:line draw:style-name="gr3" draw:text-style-name="P2" draw:layer="layout" svg:x1="15.725cm" svg:y1="8.054cm" svg:x2="15.36cm" svg:y2="8.054cm">
          <text:p/>
        </draw:line>
        <draw:line draw:style-name="gr3" draw:text-style-name="P2" draw:layer="layout" svg:x1="15.725cm" svg:y1="7.872cm" svg:x2="15.725cm" svg:y2="8.054cm">
          <text:p/>
        </draw:line>
        <draw:line draw:style-name="gr3" draw:text-style-name="P2" draw:layer="layout" svg:x1="15.36cm" svg:y1="7.872cm" svg:x2="15.725cm" svg:y2="7.872cm">
          <text:p/>
        </draw:line>
        <draw:polyline draw:style-name="gr5" draw:text-style-name="P2" draw:layer="layout" svg:width="0.034cm" svg:height="0.058cm" svg:x="15.439cm" svg:y="7.897cm" svg:viewBox="0 0 35 59" draw:points="35,53 33,56 25,59 19,59 10,56 5,50 2,45 0,34 0,26 2,15 5,8 10,3 19,0 25,0 33,3 35,6">
          <text:p/>
        </draw:polyline>
        <draw:line draw:style-name="gr5" draw:text-style-name="P2" draw:layer="layout" svg:x1="15.528cm" svg:y1="7.955cm" svg:x2="15.495cm" svg:y2="7.955cm">
          <text:p/>
        </draw:line>
        <draw:polyline draw:style-name="gr5" draw:text-style-name="P2" draw:layer="layout" svg:width="0.018cm" svg:height="0.058cm" svg:x="15.495cm" svg:y="7.897cm" svg:viewBox="0 0 19 59" draw:points="19,59 19,0 12,8 7,15 0,18">
          <text:p/>
        </draw:polyline>
        <draw:polyline draw:style-name="gr5" draw:text-style-name="P2" draw:layer="layout" svg:width="0.038cm" svg:height="0.058cm" svg:x="15.547cm" svg:y="7.897cm" svg:viewBox="0 0 39 59" draw:points="0,0 39,0 15,59">
          <text:p/>
        </draw:polyline>
        <draw:polyline draw:style-name="gr5" draw:text-style-name="P2" draw:layer="layout" svg:width="0.034cm" svg:height="0.057cm" svg:x="15.439cm" svg:y="7.966cm" svg:viewBox="0 0 35 58" draw:points="2,6 5,3 10,0 25,0 30,3 33,6 35,12 35,17 33,25 0,58 35,58">
          <text:p/>
        </draw:polyline>
        <draw:polyline draw:style-name="gr5" draw:text-style-name="P2" draw:layer="layout" svg:width="0.038cm" svg:height="0.057cm" svg:x="15.493cm" svg:y="7.966cm" svg:viewBox="0 0 39 58" draw:points="0,0 39,0 13,58">
          <text:p/>
        </draw:polyline>
        <draw:line draw:style-name="gr5" draw:text-style-name="P2" draw:layer="layout" svg:x1="15.552cm" svg:y1="7.985cm" svg:x2="15.552cm" svg:y2="8.042cm">
          <text:p/>
        </draw:line>
        <draw:polyline draw:style-name="gr5" draw:text-style-name="P2" draw:layer="layout" svg:width="0.027cm" svg:height="0.038cm" svg:x="15.552cm" svg:y="7.985cm" svg:viewBox="0 0 28 39" draw:points="0,2 6,0 18,0 23,2 26,5 28,12 28,28 26,34 23,36 18,39 6,39 0,36">
          <text:p/>
        </draw:polyline>
        <draw:line draw:style-name="gr3" draw:text-style-name="P2" draw:layer="layout" svg:x1="15.36cm" svg:y1="8.054cm" svg:x2="15.36cm" svg:y2="7.872cm">
          <text:p/>
        </draw:line>
        <draw:line draw:style-name="gr3" draw:text-style-name="P2" draw:layer="layout" svg:x1="15.029cm" svg:y1="7.872cm" svg:x2="15.029cm" svg:y2="8.054cm">
          <text:p/>
        </draw:line>
        <draw:polyline draw:style-name="gr5" draw:text-style-name="P2" draw:layer="layout" svg:width="0.035cm" svg:height="0.058cm" svg:x="14.743cm" svg:y="7.897cm" svg:viewBox="0 0 36 59" draw:points="36,53 33,56 25,59 20,59 12,56 5,50 2,45 0,34 0,26 2,15 5,8 12,3 20,0 25,0 33,3 36,6">
          <text:p/>
        </draw:polyline>
        <draw:polyline draw:style-name="gr5" draw:text-style-name="P2" draw:layer="layout" svg:width="0.036cm" svg:height="0.058cm" svg:x="14.797cm" svg:y="7.897cm" svg:viewBox="0 0 37 59" draw:points="0,0 37,0 17,23 24,23 31,26 33,28 37,34 37,47 33,53 31,56 24,59 8,59 3,56 0,53">
          <text:p/>
        </draw:polyline>
        <draw:line draw:style-name="gr5" draw:text-style-name="P2" draw:layer="layout" svg:x1="14.887cm" svg:y1="7.955cm" svg:x2="14.854cm" svg:y2="7.955cm">
          <text:p/>
        </draw:line>
        <draw:polyline draw:style-name="gr5" draw:text-style-name="P2" draw:layer="layout" svg:width="0.016cm" svg:height="0.058cm" svg:x="14.854cm" svg:y="7.897cm" svg:viewBox="0 0 17 59" draw:points="17,59 17,0 12,8 7,15 0,18">
          <text:p/>
        </draw:polyline>
        <draw:polyline draw:style-name="gr5" draw:text-style-name="P2" draw:layer="layout" svg:width="0.035cm" svg:height="0.057cm" svg:x="14.743cm" svg:y="7.966cm" svg:viewBox="0 0 36 58" draw:points="2,6 5,3 12,0 25,0 31,3 33,6 36,12 36,17 33,25 0,58 36,58">
          <text:p/>
        </draw:polyline>
        <draw:polyline draw:style-name="gr5" draw:text-style-name="P2" draw:layer="layout" svg:width="0.038cm" svg:height="0.057cm" svg:x="14.797cm" svg:y="7.966cm" svg:viewBox="0 0 39 58" draw:points="0,0 39,0 15,58">
          <text:p/>
        </draw:polyline>
        <draw:line draw:style-name="gr5" draw:text-style-name="P2" draw:layer="layout" svg:x1="14.857cm" svg:y1="7.985cm" svg:x2="14.857cm" svg:y2="8.042cm">
          <text:p/>
        </draw:line>
        <draw:polyline draw:style-name="gr5" draw:text-style-name="P2" draw:layer="layout" svg:width="0.027cm" svg:height="0.038cm" svg:x="14.857cm" svg:y="7.985cm" svg:viewBox="0 0 28 39" draw:points="0,2 5,0 17,0 23,2 25,5 28,12 28,28 25,34 23,36 17,39 5,39 0,36">
          <text:p/>
        </draw:polyline>
        <draw:line draw:style-name="gr3" draw:text-style-name="P2" draw:layer="layout" svg:x1="15.277cm" svg:y1="8.649cm" svg:x2="15.46cm" svg:y2="8.649cm">
          <text:p/>
        </draw:line>
        <draw:line draw:style-name="gr3" draw:text-style-name="P2" draw:layer="layout" svg:x1="15.36cm" svg:y1="8.219cm" svg:x2="15.725cm" svg:y2="8.219cm">
          <text:p/>
        </draw:line>
        <draw:line draw:style-name="gr3" draw:text-style-name="P2" draw:layer="layout" svg:x1="15.725cm" svg:y1="8.219cm" svg:x2="15.725cm" svg:y2="8.402cm">
          <text:p/>
        </draw:line>
        <draw:line draw:style-name="gr3" draw:text-style-name="P2" draw:layer="layout" svg:x1="15.36cm" svg:y1="8.402cm" svg:x2="15.36cm" svg:y2="8.219cm">
          <text:p/>
        </draw:line>
        <draw:line draw:style-name="gr3" draw:text-style-name="P2" draw:layer="layout" svg:x1="15.725cm" svg:y1="8.402cm" svg:x2="15.36cm" svg:y2="8.402cm">
          <text:p/>
        </draw:line>
        <draw:line draw:style-name="gr5" draw:text-style-name="P2" draw:layer="layout" svg:x1="15.502cm" svg:y1="8.303cm" svg:x2="15.482cm" svg:y2="8.275cm">
          <text:p/>
        </draw:line>
        <draw:polyline draw:style-name="gr5" draw:text-style-name="P2" draw:layer="layout" svg:width="0.033cm" svg:height="0.057cm" svg:x="15.468cm" svg:y="8.245cm" svg:viewBox="0 0 34 58" draw:points="0,58 0,0 23,0 28,3 31,5 34,12 34,20 31,26 28,28 23,31 0,31">
          <text:p/>
        </draw:polyline>
        <draw:polyline draw:style-name="gr5" draw:text-style-name="P2" draw:layer="layout" svg:width="0.032cm" svg:height="0.057cm" svg:x="15.523cm" svg:y="8.245cm" svg:viewBox="0 0 33 58" draw:points="10,26 5,23 2,20 0,15 0,12 2,5 5,3 10,0 22,0 28,3 30,5 33,12 33,15 30,20 28,23 22,26 10,26 5,28 2,31 0,37 0,47 2,53 5,56 10,58 22,58 28,56 30,53 33,47 33,37 30,31 28,28 22,26">
          <text:p/>
        </draw:polyline>
        <draw:line draw:style-name="gr5" draw:text-style-name="P2" draw:layer="layout" svg:x1="15.476cm" svg:y1="8.371cm" svg:x2="15.444cm" svg:y2="8.371cm">
          <text:p/>
        </draw:line>
        <draw:polyline draw:style-name="gr5" draw:text-style-name="P2" draw:layer="layout" svg:width="0.016cm" svg:height="0.058cm" svg:x="15.444cm" svg:y="8.313cm" svg:viewBox="0 0 17 59" draw:points="17,59 17,0 11,9 6,14 0,17">
          <text:p/>
        </draw:polyline>
        <draw:polygon draw:style-name="gr5" draw:text-style-name="P2" draw:layer="layout" svg:width="0.033cm" svg:height="0.058cm" svg:x="15.498cm" svg:y="8.313cm" svg:viewBox="0 0 34 59" draw:points="15,0 20,0 26,3 28,6 31,12 34,22 34,36 31,47 28,52 26,56 20,59 15,59 9,56 7,52 3,47 0,36 0,22 3,12 7,6 9,3">
          <text:p/>
        </draw:polygon>
        <draw:line draw:style-name="gr5" draw:text-style-name="P2" draw:layer="layout" svg:x1="15.555cm" svg:y1="8.371cm" svg:x2="15.555cm" svg:y2="8.313cm">
          <text:p/>
        </draw:line>
        <draw:line draw:style-name="gr5" draw:text-style-name="P2" draw:layer="layout" svg:x1="15.561cm" svg:y1="8.349cm" svg:x2="15.578cm" svg:y2="8.372cm">
          <text:p/>
        </draw:line>
        <draw:line draw:style-name="gr5" draw:text-style-name="P2" draw:layer="layout" svg:x1="15.578cm" svg:y1="8.333cm" svg:x2="15.555cm" svg:y2="8.355cm">
          <text:p/>
        </draw:line>
        <draw:line draw:style-name="gr3" draw:text-style-name="P2" draw:layer="layout" svg:x1="15.029cm" svg:y1="8.054cm" svg:x2="14.664cm" svg:y2="8.054cm">
          <text:p/>
        </draw:line>
        <draw:line draw:style-name="gr3" draw:text-style-name="P2" draw:layer="layout" svg:x1="14.664cm" svg:y1="8.054cm" svg:x2="14.664cm" svg:y2="7.872cm">
          <text:p/>
        </draw:line>
        <draw:line draw:style-name="gr3" draw:text-style-name="P2" draw:layer="layout" svg:x1="14.664cm" svg:y1="7.872cm" svg:x2="15.029cm" svg:y2="7.872cm">
          <text:p/>
        </draw:line>
        <draw:line draw:style-name="gr3" draw:text-style-name="P2" draw:layer="layout" svg:x1="14.664cm" svg:y1="8.219cm" svg:x2="15.029cm" svg:y2="8.219cm">
          <text:p/>
        </draw:line>
        <draw:line draw:style-name="gr3" draw:text-style-name="P2" draw:layer="layout" svg:x1="15.029cm" svg:y1="8.402cm" svg:x2="14.664cm" svg:y2="8.402cm">
          <text:p/>
        </draw:line>
        <draw:line draw:style-name="gr3" draw:text-style-name="P2" draw:layer="layout" svg:x1="15.029cm" svg:y1="8.219cm" svg:x2="15.029cm" svg:y2="8.402cm">
          <text:p/>
        </draw:line>
        <draw:line draw:style-name="gr3" draw:text-style-name="P2" draw:layer="layout" svg:x1="14.664cm" svg:y1="8.402cm" svg:x2="14.664cm" svg:y2="8.219cm">
          <text:p/>
        </draw:line>
        <draw:line draw:style-name="gr5" draw:text-style-name="P2" draw:layer="layout" svg:x1="14.779cm" svg:y1="8.303cm" svg:x2="14.759cm" svg:y2="8.275cm">
          <text:p/>
        </draw:line>
        <draw:polyline draw:style-name="gr5" draw:text-style-name="P2" draw:layer="layout" svg:width="0.033cm" svg:height="0.057cm" svg:x="14.745cm" svg:y="8.245cm" svg:viewBox="0 0 34 58" draw:points="0,58 0,0 22,0 29,3 31,5 34,12 34,20 31,26 29,28 22,31 0,31">
          <text:p/>
        </draw:polyline>
        <draw:line draw:style-name="gr5" draw:text-style-name="P2" draw:layer="layout" svg:x1="14.833cm" svg:y1="8.302cm" svg:x2="14.8cm" svg:y2="8.302cm">
          <text:p/>
        </draw:line>
        <draw:polyline draw:style-name="gr5" draw:text-style-name="P2" draw:layer="layout" svg:width="0.016cm" svg:height="0.057cm" svg:x="14.8cm" svg:y="8.245cm" svg:viewBox="0 0 17 58" draw:points="17,58 17,0 12,9 5,15 0,18">
          <text:p/>
        </draw:polyline>
        <draw:polyline draw:style-name="gr5" draw:text-style-name="P2" draw:layer="layout" svg:width="0.033cm" svg:height="0.057cm" svg:x="14.854cm" svg:y="8.245cm" svg:viewBox="0 0 34 58" draw:points="31,0 3,0 0,28 3,26 8,23 23,23 28,26 31,28 34,34 34,47 31,53 28,56 23,58 8,58 3,56 0,53">
          <text:p/>
        </draw:polyline>
        <draw:line draw:style-name="gr5" draw:text-style-name="P2" draw:layer="layout" svg:x1="14.781cm" svg:y1="8.371cm" svg:x2="14.748cm" svg:y2="8.371cm">
          <text:p/>
        </draw:line>
        <draw:polyline draw:style-name="gr5" draw:text-style-name="P2" draw:layer="layout" svg:width="0.016cm" svg:height="0.058cm" svg:x="14.748cm" svg:y="8.313cm" svg:viewBox="0 0 17 59" draw:points="17,59 17,0 11,9 6,14 0,17">
          <text:p/>
        </draw:polyline>
        <draw:polygon draw:style-name="gr5" draw:text-style-name="P2" draw:layer="layout" svg:width="0.033cm" svg:height="0.058cm" svg:x="14.802cm" svg:y="8.313cm" svg:viewBox="0 0 34 59" draw:points="14,0 19,0 25,3 27,6 32,12 34,22 34,36 32,47 27,52 25,56 19,59 14,59 9,56 6,52 3,47 0,36 0,22 3,12 6,6 9,3">
          <text:p/>
        </draw:polygon>
        <draw:line draw:style-name="gr5" draw:text-style-name="P2" draw:layer="layout" svg:x1="14.86cm" svg:y1="8.371cm" svg:x2="14.86cm" svg:y2="8.313cm">
          <text:p/>
        </draw:line>
        <draw:line draw:style-name="gr5" draw:text-style-name="P2" draw:layer="layout" svg:x1="14.865cm" svg:y1="8.349cm" svg:x2="14.882cm" svg:y2="8.372cm">
          <text:p/>
        </draw:line>
        <draw:line draw:style-name="gr5" draw:text-style-name="P2" draw:layer="layout" svg:x1="14.882cm" svg:y1="8.333cm" svg:x2="14.86cm" svg:y2="8.355cm">
          <text:p/>
        </draw:line>
        <draw:line draw:style-name="gr3" draw:text-style-name="P2" draw:layer="layout" svg:x1="14.987cm" svg:y1="4.523cm" svg:x2="14.987cm" svg:y2="4.158cm">
          <text:p/>
        </draw:line>
        <draw:line draw:style-name="gr3" draw:text-style-name="P2" draw:layer="layout" svg:x1="14.987cm" svg:y1="4.158cm" svg:x2="15.17cm" svg:y2="4.158cm">
          <text:p/>
        </draw:line>
        <draw:line draw:style-name="gr3" draw:text-style-name="P2" draw:layer="layout" svg:x1="15.17cm" svg:y1="4.523cm" svg:x2="14.987cm" svg:y2="4.523cm">
          <text:p/>
        </draw:line>
        <draw:line draw:style-name="gr3" draw:text-style-name="P2" draw:layer="layout" svg:x1="15.17cm" svg:y1="4.158cm" svg:x2="15.17cm" svg:y2="4.523cm">
          <text:p/>
        </draw:line>
        <draw:polyline draw:style-name="gr5" draw:text-style-name="P2" draw:layer="layout" svg:width="0.056cm" svg:height="0.035cm" svg:x="15.082cm" svg:y="4.345cm" svg:viewBox="0 0 57 36" draw:points="52,0 55,3 57,12 57,18 55,26 49,31 44,33 33,36 25,36 14,33 8,31 2,26 0,18 0,12 2,3 5,0">
          <text:p/>
        </draw:polyline>
        <draw:polyline draw:style-name="gr5" draw:text-style-name="P2" draw:layer="layout" svg:width="0.056cm" svg:height="0.035cm" svg:x="15.082cm" svg:y="4.291cm" svg:viewBox="0 0 57 36" draw:points="5,34 2,29 0,24 0,11 2,5 5,2 10,0 17,0 25,2 57,36 57,0">
          <text:p/>
        </draw:polyline>
        <draw:polyline draw:style-name="gr5" draw:text-style-name="P2" draw:layer="layout" svg:width="0.056cm" svg:height="0.033cm" svg:x="15.082cm" svg:y="4.236cm" svg:viewBox="0 0 57 34" draw:points="0,3 0,31 28,34 25,31 23,26 23,11 25,6 28,3 33,0 47,0 52,3 55,6 57,11 57,26 55,31 52,34">
          <text:p/>
        </draw:polyline>
        <draw:line draw:style-name="gr5" draw:text-style-name="P2" draw:layer="layout" svg:x1="15.07cm" svg:y1="4.372cm" svg:x2="15.07cm" svg:y2="4.405cm">
          <text:p/>
        </draw:line>
        <draw:polyline draw:style-name="gr5" draw:text-style-name="P2" draw:layer="layout" svg:width="0.057cm" svg:height="0.016cm" svg:x="15.013cm" svg:y="4.389cm" svg:viewBox="0 0 58 17" draw:points="58,0 0,0 9,5 15,10 17,17">
          <text:p/>
        </draw:polyline>
        <draw:polygon draw:style-name="gr5" draw:text-style-name="P2" draw:layer="layout" svg:width="0.057cm" svg:height="0.033cm" svg:x="15.013cm" svg:y="4.318cm" svg:viewBox="0 0 58 34" draw:points="0,19 0,13 3,8 5,6 12,2 23,0 37,0 47,2 53,6 56,8 58,13 58,19 56,25 53,27 47,31 37,34 23,34 12,31 5,27 3,25">
          <text:p/>
        </draw:polygon>
        <draw:polygon draw:style-name="gr5" draw:text-style-name="P2" draw:layer="layout" svg:width="0.057cm" svg:height="0.032cm" svg:x="15.013cm" svg:y="4.264cm" svg:viewBox="0 0 58 33" draw:points="0,19 0,13 3,8 5,5 12,2 23,0 37,0 47,2 53,5 56,8 58,13 58,19 56,25 53,28 47,30 37,33 23,33 12,30 5,28 3,25">
          <text:p/>
        </draw:polygon>
        <draw:line draw:style-name="gr5" draw:text-style-name="P2" draw:layer="layout" svg:x1="15.032cm" svg:y1="4.239cm" svg:x2="15.07cm" svg:y2="4.239cm">
          <text:p/>
        </draw:line>
        <draw:polyline draw:style-name="gr5" draw:text-style-name="P2" draw:layer="layout" svg:width="0.038cm" svg:height="0.025cm" svg:x="15.032cm" svg:y="4.214cm" svg:viewBox="0 0 39 26" draw:points="5,26 3,23 0,18 0,9 3,3 8,0 39,0">
          <text:p/>
        </draw:polyline>
        <draw:line draw:style-name="gr3" draw:text-style-name="P2" draw:layer="layout" svg:x1="14.669cm" svg:y1="4.158cm" svg:x2="14.851cm" svg:y2="4.158cm">
          <text:p/>
        </draw:line>
        <draw:line draw:style-name="gr3" draw:text-style-name="P2" draw:layer="layout" svg:x1="14.851cm" svg:y1="4.158cm" svg:x2="14.851cm" svg:y2="4.523cm">
          <text:p/>
        </draw:line>
        <draw:line draw:style-name="gr3" draw:text-style-name="P2" draw:layer="layout" svg:x1="14.851cm" svg:y1="4.523cm" svg:x2="14.669cm" svg:y2="4.523cm">
          <text:p/>
        </draw:line>
        <draw:polyline draw:style-name="gr5" draw:text-style-name="P2" draw:layer="layout" svg:width="0.057cm" svg:height="0.035cm" svg:x="14.763cm" svg:y="4.345cm" svg:viewBox="0 0 58 36" draw:points="53,0 55,3 58,12 58,18 55,26 49,31 44,33 33,36 24,36 13,33 8,31 2,26 0,18 0,12 2,3 5,0">
          <text:p/>
        </draw:polyline>
        <draw:polyline draw:style-name="gr5" draw:text-style-name="P2" draw:layer="layout" svg:width="0.057cm" svg:height="0.035cm" svg:x="14.763cm" svg:y="4.291cm" svg:viewBox="0 0 58 36" draw:points="5,34 2,29 0,24 0,11 2,5 5,2 11,0 16,0 24,2 58,36 58,0">
          <text:p/>
        </draw:polyline>
        <draw:polyline draw:style-name="gr5" draw:text-style-name="P2" draw:layer="layout" svg:width="0.057cm" svg:height="0.038cm" svg:x="14.763cm" svg:y="4.234cm" svg:viewBox="0 0 58 39" draw:points="0,39 0,0 58,24">
          <text:p/>
        </draw:polyline>
        <draw:line draw:style-name="gr3" draw:text-style-name="P2" draw:layer="layout" svg:x1="14.545cm" svg:y1="3.723cm" svg:x2="14.545cm" svg:y2="4.088cm">
          <text:p/>
        </draw:line>
        <draw:line draw:style-name="gr3" draw:text-style-name="P2" draw:layer="layout" svg:x1="14.545cm" svg:y1="4.928cm" svg:x2="13.815cm" svg:y2="4.928cm">
          <text:p/>
        </draw:line>
        <draw:line draw:style-name="gr3" draw:text-style-name="P2" draw:layer="layout" svg:x1="13.815cm" svg:y1="4.564cm" svg:x2="14.545cm" svg:y2="4.564cm">
          <text:p/>
        </draw:line>
        <draw:line draw:style-name="gr3" draw:text-style-name="P2" draw:layer="layout" svg:x1="14.545cm" svg:y1="4.564cm" svg:x2="14.545cm" svg:y2="4.928cm">
          <text:p/>
        </draw:line>
        <draw:polyline draw:style-name="gr5" draw:text-style-name="P2" draw:layer="layout" svg:width="0.036cm" svg:height="0.057cm" svg:x="14.083cm" svg:y="4.779cm" svg:viewBox="0 0 37 58" draw:points="3,5 7,3 12,0 26,0 31,3 34,5 37,11 37,16 34,24 0,58 37,58">
          <text:p/>
        </draw:polyline>
        <draw:polygon draw:style-name="gr5" draw:text-style-name="P2" draw:layer="layout" svg:width="0.033cm" svg:height="0.057cm" svg:x="14.14cm" svg:y="4.779cm" svg:viewBox="0 0 34 58" draw:points="14,0 21,0 26,3 28,5 32,11 34,22 34,36 32,46 28,52 26,56 21,58 14,58 8,56 6,52 3,46 0,36 0,22 3,11 6,5 8,3">
          <text:p/>
        </draw:polygon>
        <draw:polygon draw:style-name="gr5" draw:text-style-name="P2" draw:layer="layout" svg:width="0.032cm" svg:height="0.057cm" svg:x="14.195cm" svg:y="4.779cm" svg:viewBox="0 0 33 58" draw:points="13,0 19,0 24,3 27,5 31,11 33,22 33,36 31,46 27,52 24,56 19,58 13,58 8,56 5,52 3,46 0,36 0,22 3,11 5,5 8,3">
          <text:p/>
        </draw:polygon>
        <draw:line draw:style-name="gr3" draw:text-style-name="P2" draw:layer="layout" svg:x1="12.753cm" svg:y1="4.088cm" svg:x2="12.753cm" svg:y2="3.723cm">
          <text:p/>
        </draw:line>
        <draw:line draw:style-name="gr3" draw:text-style-name="P2" draw:layer="layout" svg:x1="12.753cm" svg:y1="3.723cm" svg:x2="13.483cm" svg:y2="3.723cm">
          <text:p/>
        </draw:line>
        <draw:line draw:style-name="gr3" draw:text-style-name="P2" draw:layer="layout" svg:x1="13.483cm" svg:y1="3.723cm" svg:x2="13.483cm" svg:y2="4.088cm">
          <text:p/>
        </draw:line>
        <draw:line draw:style-name="gr5" draw:text-style-name="P2" draw:layer="layout" svg:x1="13.09cm" svg:y1="3.837cm" svg:x2="13.07cm" svg:y2="3.809cm">
          <text:p/>
        </draw:line>
        <draw:polyline draw:style-name="gr5" draw:text-style-name="P2" draw:layer="layout" svg:width="0.032cm" svg:height="0.057cm" svg:x="13.057cm" svg:y="3.779cm" svg:viewBox="0 0 33 58" draw:points="0,58 0,0 22,0 28,3 31,5 33,11 33,19 31,24 28,28 22,31 0,31">
          <text:p/>
        </draw:polyline>
        <draw:polyline draw:style-name="gr5" draw:text-style-name="P2" draw:layer="layout" svg:width="0.033cm" svg:height="0.057cm" svg:x="13.114cm" svg:y="3.779cm" svg:viewBox="0 0 34 58" draw:points="0,58 0,0 34,58 34,0">
          <text:p/>
        </draw:polyline>
        <draw:polyline draw:style-name="gr5" draw:text-style-name="P2" draw:layer="layout" svg:width="0.032cm" svg:height="0.057cm" svg:x="13.171cm" svg:y="3.779cm" svg:viewBox="0 0 33 58" draw:points="27,0 16,0 11,3 8,5 3,14 0,24 0,47 3,52 5,55 11,58 22,58 27,55 31,52 33,47 33,34 31,28 27,24 22,22 11,22 5,24 3,28 0,34">
          <text:p/>
        </draw:polyline>
        <draw:line draw:style-name="gr5" draw:text-style-name="P2" draw:layer="layout" svg:x1="13.057cm" svg:y1="3.958cm" svg:x2="13.057cm" svg:y2="3.996cm">
          <text:p/>
        </draw:line>
        <draw:polyline draw:style-name="gr5" draw:text-style-name="P2" draw:layer="layout" svg:width="0.035cm" svg:height="0.041cm" svg:x="13.03cm" svg:y="3.936cm" svg:viewBox="0 0 36 42" draw:points="14,0 0,42 36,42">
          <text:p/>
        </draw:polyline>
        <draw:polyline draw:style-name="gr5" draw:text-style-name="P2" draw:layer="layout" svg:width="0.032cm" svg:height="0.057cm" svg:x="13.084cm" svg:y="3.939cm" svg:viewBox="0 0 33 58" draw:points="5,58 16,58 23,55 26,52 31,44 33,32 33,10 31,5 28,2 23,0 11,0 5,2 3,5 0,10 0,24 3,29 5,32 11,35 23,35 28,32 31,29 33,24">
          <text:p/>
        </draw:polyline>
        <draw:line draw:style-name="gr5" draw:text-style-name="P2" draw:layer="layout" svg:x1="13.175cm" svg:y1="3.997cm" svg:x2="13.155cm" svg:y2="3.968cm">
          <text:p/>
        </draw:line>
        <draw:polyline draw:style-name="gr5" draw:text-style-name="P2" draw:layer="layout" svg:width="0.033cm" svg:height="0.057cm" svg:x="13.141cm" svg:y="3.939cm" svg:viewBox="0 0 34 58" draw:points="0,58 0,0 22,0 28,2 31,5 34,10 34,19 31,24 28,27 22,29 0,29">
          <text:p/>
        </draw:polyline>
        <draw:polyline draw:style-name="gr5" draw:text-style-name="P2" draw:layer="layout" svg:width="0.033cm" svg:height="0.057cm" svg:x="13.195cm" svg:y="3.939cm" svg:viewBox="0 0 34 58" draw:points="7,58 18,58 23,55 26,52 31,44 34,32 34,10 31,5 28,2 23,0 12,0 7,2 3,5 0,10 0,24 3,29 7,32 12,35 23,35 28,32 31,29 34,24">
          <text:p/>
        </draw:polyline>
        <draw:line draw:style-name="gr3" draw:text-style-name="P2" draw:layer="layout" svg:x1="13.815cm" svg:y1="4.088cm" svg:x2="13.815cm" svg:y2="3.723cm">
          <text:p/>
        </draw:line>
        <draw:line draw:style-name="gr3" draw:text-style-name="P2" draw:layer="layout" svg:x1="14.669cm" svg:y1="4.523cm" svg:x2="14.669cm" svg:y2="4.158cm">
          <text:p/>
        </draw:line>
        <draw:line draw:style-name="gr5" draw:text-style-name="P2" draw:layer="layout" svg:x1="14.752cm" svg:y1="4.372cm" svg:x2="14.752cm" svg:y2="4.405cm">
          <text:p/>
        </draw:line>
        <draw:polyline draw:style-name="gr5" draw:text-style-name="P2" draw:layer="layout" svg:width="0.058cm" svg:height="0.016cm" svg:x="14.694cm" svg:y="4.389cm" svg:viewBox="0 0 59 17" draw:points="59,0 0,0 8,5 14,10 17,17">
          <text:p/>
        </draw:polyline>
        <draw:polygon draw:style-name="gr5" draw:text-style-name="P2" draw:layer="layout" svg:width="0.058cm" svg:height="0.033cm" svg:x="14.694cm" svg:y="4.318cm" svg:viewBox="0 0 59 34" draw:points="0,19 0,13 3,8 6,6 11,2 22,0 35,0 47,2 53,6 55,8 59,13 59,19 55,25 53,27 47,31 35,34 22,34 11,31 6,27 3,25">
          <text:p/>
        </draw:polygon>
        <draw:polygon draw:style-name="gr5" draw:text-style-name="P2" draw:layer="layout" svg:width="0.058cm" svg:height="0.032cm" svg:x="14.694cm" svg:y="4.264cm" svg:viewBox="0 0 59 33" draw:points="0,19 0,13 3,8 6,5 11,2 22,0 35,0 47,2 53,5 55,8 59,13 59,19 55,25 53,28 47,30 35,33 22,33 11,30 6,28 3,25">
          <text:p/>
        </draw:polygon>
        <draw:line draw:style-name="gr5" draw:text-style-name="P2" draw:layer="layout" svg:x1="14.714cm" svg:y1="4.239cm" svg:x2="14.752cm" svg:y2="4.239cm">
          <text:p/>
        </draw:line>
        <draw:polyline draw:style-name="gr5" draw:text-style-name="P2" draw:layer="layout" svg:width="0.038cm" svg:height="0.025cm" svg:x="14.714cm" svg:y="4.214cm" svg:viewBox="0 0 39 26" draw:points="5,26 2,23 0,18 0,9 2,3 7,0 39,0">
          <text:p/>
        </draw:polyline>
        <draw:line draw:style-name="gr3" draw:text-style-name="P2" draw:layer="layout" svg:x1="14.545cm" svg:y1="4.088cm" svg:x2="13.815cm" svg:y2="4.088cm">
          <text:p/>
        </draw:line>
        <draw:line draw:style-name="gr3" draw:text-style-name="P2" draw:layer="layout" svg:x1="13.815cm" svg:y1="3.723cm" svg:x2="14.545cm" svg:y2="3.723cm">
          <text:p/>
        </draw:line>
        <draw:line draw:style-name="gr5" draw:text-style-name="P2" draw:layer="layout" svg:x1="14.118cm" svg:y1="3.848cm" svg:x2="14.098cm" svg:y2="3.82cm">
          <text:p/>
        </draw:line>
        <draw:polyline draw:style-name="gr5" draw:text-style-name="P2" draw:layer="layout" svg:width="0.032cm" svg:height="0.056cm" svg:x="14.085cm" svg:y="3.791cm" svg:viewBox="0 0 33 57" draw:points="0,57 0,0 23,0 28,2 30,5 33,10 33,19 30,25 28,28 23,30 0,30">
          <text:p/>
        </draw:polyline>
        <draw:polyline draw:style-name="gr5" draw:text-style-name="P2" draw:layer="layout" svg:width="0.032cm" svg:height="0.056cm" svg:x="14.142cm" svg:y="3.791cm" svg:viewBox="0 0 33 57" draw:points="0,57 0,0 33,57 33,0">
          <text:p/>
        </draw:polyline>
        <draw:line draw:style-name="gr5" draw:text-style-name="P2" draw:layer="layout" svg:x1="14.226cm" svg:y1="3.809cm" svg:x2="14.226cm" svg:y2="3.847cm">
          <text:p/>
        </draw:line>
        <draw:polyline draw:style-name="gr5" draw:text-style-name="P2" draw:layer="layout" svg:width="0.035cm" svg:height="0.041cm" svg:x="14.199cm" svg:y="3.787cm" svg:viewBox="0 0 36 42" draw:points="13,0 0,42 36,42">
          <text:p/>
        </draw:polyline>
        <draw:line draw:style-name="gr5" draw:text-style-name="P2" draw:layer="layout" svg:x1="14.096cm" svg:y1="3.958cm" svg:x2="14.096cm" svg:y2="3.996cm">
          <text:p/>
        </draw:line>
        <draw:polyline draw:style-name="gr5" draw:text-style-name="P2" draw:layer="layout" svg:width="0.035cm" svg:height="0.041cm" svg:x="14.069cm" svg:y="3.936cm" svg:viewBox="0 0 36 42" draw:points="14,0 0,42 36,42">
          <text:p/>
        </draw:polyline>
        <draw:polyline draw:style-name="gr5" draw:text-style-name="P2" draw:layer="layout" svg:width="0.033cm" svg:height="0.057cm" svg:x="14.123cm" svg:y="3.939cm" svg:viewBox="0 0 34 58" draw:points="7,58 17,58 23,55 26,52 31,44 34,32 34,10 31,5 28,2 23,0 12,0 7,2 3,5 0,10 0,24 3,29 7,32 12,35 23,35 28,32 31,29 34,24">
          <text:p/>
        </draw:polyline>
        <draw:line draw:style-name="gr5" draw:text-style-name="P2" draw:layer="layout" svg:x1="14.214cm" svg:y1="3.997cm" svg:x2="14.194cm" svg:y2="3.968cm">
          <text:p/>
        </draw:line>
        <draw:polyline draw:style-name="gr5" draw:text-style-name="P2" draw:layer="layout" svg:width="0.033cm" svg:height="0.057cm" svg:x="14.18cm" svg:y="3.939cm" svg:viewBox="0 0 34 58" draw:points="0,58 0,0 23,0 29,2 31,5 34,10 34,19 31,24 29,27 23,29 0,29">
          <text:p/>
        </draw:polyline>
        <draw:polyline draw:style-name="gr5" draw:text-style-name="P2" draw:layer="layout" svg:width="0.032cm" svg:height="0.057cm" svg:x="14.235cm" svg:y="3.939cm" svg:viewBox="0 0 33 58" draw:points="5,58 16,58 22,55 25,52 31,44 33,32 33,10 31,5 28,2 22,0 11,0 5,2 2,5 0,10 0,24 2,29 5,32 11,35 22,35 28,32 31,29 33,24">
          <text:p/>
        </draw:polyline>
        <draw:line draw:style-name="gr3" draw:text-style-name="P2" draw:layer="layout" svg:x1="13.483cm" svg:y1="4.928cm" svg:x2="12.753cm" svg:y2="4.928cm">
          <text:p/>
        </draw:line>
        <draw:line draw:style-name="gr3" draw:text-style-name="P2" draw:layer="layout" svg:x1="12.753cm" svg:y1="4.564cm" svg:x2="13.483cm" svg:y2="4.564cm">
          <text:p/>
        </draw:line>
        <draw:polyline draw:style-name="gr5" draw:text-style-name="P2" draw:layer="layout" svg:width="0.036cm" svg:height="0.057cm" svg:x="13.032cm" svg:y="4.768cm" svg:viewBox="0 0 37 58" draw:points="3,5 7,3 12,0 26,0 31,3 34,5 37,12 37,17 34,25 0,58 37,58">
          <text:p/>
        </draw:polyline>
        <draw:polygon draw:style-name="gr5" draw:text-style-name="P2" draw:layer="layout" svg:width="0.033cm" svg:height="0.057cm" svg:x="13.089cm" svg:y="4.768cm" svg:viewBox="0 0 34 58" draw:points="14,0 21,0 26,3 29,5 32,12 34,23 34,36 32,47 29,52 26,55 21,58 14,58 9,55 6,52 3,47 0,36 0,23 3,12 6,5 9,3">
          <text:p/>
        </draw:polygon>
        <draw:polygon draw:style-name="gr5" draw:text-style-name="P2" draw:layer="layout" svg:width="0.033cm" svg:height="0.057cm" svg:x="13.144cm" svg:y="4.768cm" svg:viewBox="0 0 34 58" draw:points="14,0 19,0 25,3 28,5 31,12 34,23 34,36 31,47 28,52 25,55 19,58 14,58 8,55 5,52 3,47 0,36 0,23 3,12 5,5 8,3">
          <text:p/>
        </draw:polygon>
        <draw:line draw:style-name="gr3" draw:text-style-name="P2" draw:layer="layout" svg:x1="13.483cm" svg:y1="4.088cm" svg:x2="12.753cm" svg:y2="4.088cm">
          <text:p/>
        </draw:line>
        <draw:line draw:style-name="gr3" draw:text-style-name="P2" draw:layer="layout" svg:x1="13.483cm" svg:y1="4.564cm" svg:x2="13.483cm" svg:y2="4.928cm">
          <text:p/>
        </draw:line>
        <draw:line draw:style-name="gr5" draw:text-style-name="P2" draw:layer="layout" svg:x1="13.068cm" svg:y1="4.689cm" svg:x2="13.048cm" svg:y2="4.661cm">
          <text:p/>
        </draw:line>
        <draw:polyline draw:style-name="gr5" draw:text-style-name="P2" draw:layer="layout" svg:width="0.033cm" svg:height="0.057cm" svg:x="13.034cm" svg:y="4.631cm" svg:viewBox="0 0 34 58" draw:points="0,58 0,0 23,0 28,3 31,5 34,11 34,19 31,24 28,27 23,31 0,31">
          <text:p/>
        </draw:polyline>
        <draw:polyline draw:style-name="gr5" draw:text-style-name="P2" draw:layer="layout" svg:width="0.032cm" svg:height="0.057cm" svg:x="13.091cm" svg:y="4.631cm" svg:viewBox="0 0 33 58" draw:points="0,58 0,0 33,58 33,0">
          <text:p/>
        </draw:polyline>
        <draw:polyline draw:style-name="gr5" draw:text-style-name="P2" draw:layer="layout" svg:width="0.033cm" svg:height="0.057cm" svg:x="13.148cm" svg:y="4.631cm" svg:viewBox="0 0 34 58" draw:points="31,0 3,0 0,27 3,24 8,22 23,22 28,24 31,27 34,33 34,47 31,52 28,55 23,58 8,58 3,55 0,52">
          <text:p/>
        </draw:polyline>
        <draw:line draw:style-name="gr3" draw:text-style-name="P2" draw:layer="layout" svg:x1="13.815cm" svg:y1="4.928cm" svg:x2="13.815cm" svg:y2="4.564cm">
          <text:p/>
        </draw:line>
        <draw:line draw:style-name="gr5" draw:text-style-name="P2" draw:layer="layout" svg:x1="14.107cm" svg:y1="4.7cm" svg:x2="14.087cm" svg:y2="4.672cm">
          <text:p/>
        </draw:line>
        <draw:polyline draw:style-name="gr5" draw:text-style-name="P2" draw:layer="layout" svg:width="0.033cm" svg:height="0.057cm" svg:x="14.073cm" svg:y="4.642cm" svg:viewBox="0 0 34 58" draw:points="0,58 0,0 22,0 29,3 31,6 34,11 34,20 31,25 29,29 22,31 0,31">
          <text:p/>
        </draw:polyline>
        <draw:polyline draw:style-name="gr5" draw:text-style-name="P2" draw:layer="layout" svg:width="0.033cm" svg:height="0.057cm" svg:x="14.13cm" svg:y="4.642cm" svg:viewBox="0 0 34 58" draw:points="0,58 0,0 34,58 34,0">
          <text:p/>
        </draw:polyline>
        <draw:polyline draw:style-name="gr5" draw:text-style-name="P2" draw:layer="layout" svg:width="0.035cm" svg:height="0.057cm" svg:x="14.185cm" svg:y="4.642cm" svg:viewBox="0 0 36 58" draw:points="0,0 36,0 17,23 25,23 31,25 33,29 36,34 36,48 33,53 31,56 25,58 8,58 3,56 0,53">
          <text:p/>
        </draw:polyline>
        <draw:line draw:style-name="gr3" draw:text-style-name="P2" draw:layer="layout" svg:x1="11.723cm" svg:y1="5.653cm" svg:x2="11.494cm" svg:y2="5.883cm">
          <text:p/>
        </draw:line>
        <draw:polyline draw:style-name="gr5" draw:text-style-name="P2" draw:layer="layout" svg:width="0.055cm" svg:height="0.048cm" svg:x="11.767cm" svg:y="5.718cm" svg:viewBox="0 0 56 49" draw:points="1,25 0,28 1,37 4,41 10,47 18,49 24,48 36,45 42,42 51,34 54,28 56,21 54,13 51,7 45,1 41,0">
          <text:p/>
        </draw:polyline>
        <draw:polyline draw:style-name="gr5" draw:text-style-name="P2" draw:layer="layout" svg:width="0.062cm" svg:height="0.056cm" svg:x="11.741cm" svg:y="5.669cm" svg:viewBox="0 0 63 57" draw:points="63,30 45,0 36,27 31,20 27,17 23,15 17,16 5,23 1,28 0,31 0,38 9,52 14,56 18,57">
          <text:p/>
        </draw:polyline>
        <draw:polyline draw:style-name="gr5" draw:text-style-name="P2" draw:layer="layout" svg:width="0.062cm" svg:height="0.057cm" svg:x="11.714cm" svg:y="5.621cm" svg:viewBox="0 0 63 58" draw:points="63,31 45,0 36,28 31,21 25,17 21,16 16,17 4,24 0,29 0,32 0,40 8,53 13,57 17,58">
          <text:p/>
        </draw:polyline>
        <draw:line draw:style-name="gr5" draw:text-style-name="P2" draw:layer="layout" svg:x1="11.704cm" svg:y1="5.778cm" svg:x2="11.72cm" svg:y2="5.808cm">
          <text:p/>
        </draw:line>
        <draw:polyline draw:style-name="gr5" draw:text-style-name="P2" draw:layer="layout" svg:width="0.049cm" svg:height="0.029cm" svg:x="11.712cm" svg:y="5.764cm" svg:viewBox="0 0 50 30" draw:points="0,30 50,0 46,9 43,16 44,23">
          <text:p/>
        </draw:polyline>
        <draw:polygon draw:style-name="gr5" draw:text-style-name="P2" draw:layer="layout" svg:width="0.052cm" svg:height="0.042cm" svg:x="11.683cm" svg:y="5.71cm" svg:viewBox="0 0 53 43" draw:points="53,10 50,6 45,1 41,0 34,0 24,4 12,11 4,19 0,24 0,28 0,34 3,39 8,42 12,43 17,43 29,40 40,33 49,25 52,20 53,16">
          <text:p/>
        </draw:polygon>
        <draw:line draw:style-name="gr5" draw:text-style-name="P2" draw:layer="layout" svg:x1="11.698cm" svg:y1="5.691cm" svg:x2="11.664cm" svg:y2="5.711cm">
          <text:p/>
        </draw:line>
        <draw:polyline draw:style-name="gr5" draw:text-style-name="P2" draw:layer="layout" svg:width="0.041cm" svg:height="0.02cm" svg:x="11.652cm" svg:y="5.674cm" svg:viewBox="0 0 42 21" draw:points="41,21 42,17 42,10 38,3 32,0 27,0 0,15">
          <text:p/>
        </draw:polyline>
        <draw:polyline draw:style-name="gr5" draw:text-style-name="P2" draw:layer="layout" svg:width="0.048cm" svg:height="0.056cm" svg:x="11.513cm" svg:y="5.876cm" svg:viewBox="0 0 49 57" draw:points="0,42 1,46 7,52 11,55 20,57 28,55 33,51 41,43 45,37 48,25 49,20 47,11 41,5 36,2 28,0 23,1">
          <text:p/>
        </draw:polyline>
        <draw:line draw:style-name="gr5" draw:text-style-name="P2" draw:layer="layout" svg:x1="11.488cm" svg:y1="5.864cm" svg:x2="11.468cm" svg:y2="5.899cm">
          <text:p/>
        </draw:line>
        <draw:polyline draw:style-name="gr5" draw:text-style-name="P2" draw:layer="layout" svg:width="0.039cm" svg:height="0.042cm" svg:x="11.47cm" svg:y="5.853cm" svg:viewBox="0 0 40 43" draw:points="40,0 32,43 0,24">
          <text:p/>
        </draw:polyline>
        <draw:polygon draw:style-name="gr5" draw:text-style-name="P2" draw:layer="layout" svg:width="0.041cm" svg:height="0.053cm" svg:x="11.424cm" svg:y="5.825cm" svg:viewBox="0 0 42 54" draw:points="38,3 33,0 27,0 23,1 18,4 10,12 3,24 0,35 0,41 1,44 4,50 9,53 15,54 19,53 24,49 31,40 39,28 42,18 42,11 41,8">
          <text:p/>
        </draw:polygon>
        <draw:polyline draw:style-name="gr5" draw:text-style-name="P2" draw:layer="layout" svg:width="0.047cm" svg:height="0.055cm" svg:x="12.624cm" svg:y="6.567cm" svg:viewBox="0 0 48 56" draw:points="0,40 1,45 7,51 11,54 19,56 27,54 32,51 40,42 45,35 48,24 48,18 46,10 40,4 35,1 27,0 23,1">
          <text:p/>
        </draw:polyline>
        <draw:polyline draw:style-name="gr5" draw:text-style-name="P2" draw:layer="layout" svg:width="0.054cm" svg:height="0.064cm" svg:x="12.579cm" svg:y="6.535cm" svg:viewBox="0 0 55 65" draw:points="55,18 24,0 29,29 22,25 16,25 13,25 7,29 0,41 0,46 1,51 5,56 18,64 25,65 28,64">
          <text:p/>
        </draw:polyline>
        <draw:line draw:style-name="gr5" draw:text-style-name="P2" draw:layer="layout" svg:x1="12.552cm" svg:y1="6.527cm" svg:x2="12.532cm" svg:y2="6.562cm">
          <text:p/>
        </draw:line>
        <draw:polyline draw:style-name="gr5" draw:text-style-name="P2" draw:layer="layout" svg:width="0.04cm" svg:height="0.042cm" svg:x="12.534cm" svg:y="6.516cm" svg:viewBox="0 0 41 43" draw:points="41,0 32,43 0,25">
          <text:p/>
        </draw:polyline>
        <draw:line draw:style-name="gr5" draw:text-style-name="P2" draw:layer="layout" svg:x1="12.655cm" svg:y1="6.553cm" svg:x2="12.685cm" svg:y2="6.57cm">
          <text:p/>
        </draw:line>
        <draw:polyline draw:style-name="gr5" draw:text-style-name="P2" draw:layer="layout" svg:width="0.035cm" svg:height="0.049cm" svg:x="12.669cm" svg:y="6.512cm" svg:viewBox="0 0 36 50" draw:points="0,50 29,0 29,10 33,17 36,22">
          <text:p/>
        </draw:polyline>
        <draw:polygon draw:style-name="gr5" draw:text-style-name="P2" draw:layer="layout" svg:width="0.042cm" svg:height="0.053cm" svg:x="12.616cm" svg:y="6.482cm" svg:viewBox="0 0 43 54" draw:points="38,4 34,1 26,0 23,2 18,5 10,14 3,26 0,36 0,43 0,46 4,52 9,54 15,54 18,53 24,50 31,42 39,31 42,20 43,14 42,9">
          <text:p/>
        </draw:polygon>
        <draw:line draw:style-name="gr5" draw:text-style-name="P2" draw:layer="layout" svg:x1="12.607cm" svg:y1="6.48cm" svg:x2="12.587cm" svg:y2="6.515cm">
          <text:p/>
        </draw:line>
        <draw:polyline draw:style-name="gr5" draw:text-style-name="P2" draw:layer="layout" svg:width="0.037cm" svg:height="0.029cm" svg:x="12.566cm" svg:y="6.472cm" svg:viewBox="0 0 38 30" draw:points="38,14 37,10 34,5 26,0 20,0 15,4 0,30">
          <text:p/>
        </draw:polyline>
        <draw:polyline draw:style-name="gr5" draw:text-style-name="P2" draw:layer="layout" svg:width="0.055cm" svg:height="0.047cm" svg:x="12.35cm" svg:y="6.801cm" svg:viewBox="0 0 56 48" draw:points="0,24 0,28 1,36 4,41 10,46 18,48 24,48 35,45 42,41 49,33 54,28 56,21 54,12 50,6 44,0 40,0">
          <text:p/>
        </draw:polyline>
        <draw:polyline draw:style-name="gr5" draw:text-style-name="P2" draw:layer="layout" svg:width="0.062cm" svg:height="0.056cm" svg:x="12.324cm" svg:y="6.751cm" svg:viewBox="0 0 63 57" draw:points="63,32 45,0 36,28 31,20 26,17 22,16 16,16 4,23 1,29 0,32 0,39 8,53 13,56 17,57">
          <text:p/>
        </draw:polyline>
        <draw:polyline draw:style-name="gr5" draw:text-style-name="P2" draw:layer="layout" svg:width="0.06cm" svg:height="0.052cm" svg:x="12.296cm" svg:y="6.706cm" svg:viewBox="0 0 61 53" draw:points="47,0 61,25 39,40 39,37 39,31 32,19 27,16 23,15 18,15 5,22 1,27 0,30 1,37 9,48 14,52 18,53">
          <text:p/>
        </draw:polyline>
        <draw:line draw:style-name="gr5" draw:text-style-name="P2" draw:layer="layout" svg:x1="12.405cm" svg:y1="6.792cm" svg:x2="12.422cm" svg:y2="6.822cm">
          <text:p/>
        </draw:line>
        <draw:polyline draw:style-name="gr5" draw:text-style-name="P2" draw:layer="layout" svg:width="0.049cm" svg:height="0.028cm" svg:x="12.413cm" svg:y="6.778cm" svg:viewBox="0 0 50 29" draw:points="0,29 50,0 46,9 44,17 45,23">
          <text:p/>
        </draw:polyline>
        <draw:polygon draw:style-name="gr5" draw:text-style-name="P2" draw:layer="layout" svg:width="0.053cm" svg:height="0.042cm" svg:x="12.384cm" svg:y="6.724cm" svg:viewBox="0 0 54 43" draw:points="54,9 51,5 46,1 42,0 36,0 25,3 13,10 5,19 1,24 0,28 1,34 3,38 9,42 12,43 19,43 30,39 42,32 50,25 53,20 54,15">
          <text:p/>
        </draw:polygon>
        <draw:line draw:style-name="gr5" draw:text-style-name="P2" draw:layer="layout" svg:x1="12.399cm" svg:y1="6.705cm" svg:x2="12.366cm" svg:y2="6.725cm">
          <text:p/>
        </draw:line>
        <draw:polyline draw:style-name="gr5" draw:text-style-name="P2" draw:layer="layout" svg:width="0.042cm" svg:height="0.02cm" svg:x="12.353cm" svg:y="6.687cm" svg:viewBox="0 0 43 21" draw:points="42,21 43,18 43,12 38,5 33,0 27,1 0,17">
          <text:p/>
        </draw:polyline>
        <draw:line draw:style-name="gr3" draw:text-style-name="P2" draw:layer="layout" svg:x1="12.635cm" svg:y1="5.653cm" svg:x2="11.722cm" svg:y2="5.653cm">
          <text:p/>
        </draw:line>
        <draw:polyline draw:style-name="gr5" draw:text-style-name="P2" draw:layer="layout" svg:width="0.056cm" svg:height="0.047cm" svg:x="12.404cm" svg:y="5.642cm" svg:viewBox="0 0 57 48" draw:points="41,48 45,47 52,42 55,36 57,28 55,20 50,15 42,7 35,3 25,0 19,0 11,2 4,8 2,12 0,21 1,25">
          <text:p/>
        </draw:polyline>
        <draw:polyline draw:style-name="gr5" draw:text-style-name="P2" draw:layer="layout" svg:width="0.063cm" svg:height="0.054cm" svg:x="12.374cm" svg:y="5.68cm" svg:viewBox="0 0 64 55" draw:points="17,0 0,30 28,25 23,32 23,38 24,42 28,47 39,55 46,55 49,54 54,51 64,36 64,29 62,26">
          <text:p/>
        </draw:polyline>
        <draw:polyline draw:style-name="gr5" draw:text-style-name="P2" draw:layer="layout" svg:width="0.061cm" svg:height="0.041cm" svg:x="12.345cm" svg:y="5.727cm" svg:viewBox="0 0 62 42" draw:points="20,0 0,33 62,42">
          <text:p/>
        </draw:polyline>
        <draw:line draw:style-name="gr5" draw:text-style-name="P2" draw:layer="layout" svg:x1="12.39cm" svg:y1="5.659cm" svg:x2="12.408cm" svg:y2="5.629cm">
          <text:p/>
        </draw:line>
        <draw:polyline draw:style-name="gr5" draw:text-style-name="P2" draw:layer="layout" svg:width="0.05cm" svg:height="0.035cm" svg:x="12.349cm" svg:y="5.609cm" svg:viewBox="0 0 51 36" draw:points="51,36 0,7 10,7 18,4 22,0">
          <text:p/>
        </draw:polyline>
        <draw:polygon draw:style-name="gr5" draw:text-style-name="P2" draw:layer="layout" svg:width="0.053cm" svg:height="0.043cm" svg:x="12.321cm" svg:y="5.655cm" svg:viewBox="0 0 54 44" draw:points="3,5 0,9 0,16 1,19 4,24 12,32 23,40 36,43 41,44 45,43 50,39 53,33 54,27 52,24 49,18 41,11 28,4 18,1 11,0 8,1">
          <text:p/>
        </draw:polygon>
        <draw:line draw:style-name="gr5" draw:text-style-name="P2" draw:layer="layout" svg:x1="12.318cm" svg:y1="5.707cm" svg:x2="12.352cm" svg:y2="5.727cm">
          <text:p/>
        </draw:line>
        <draw:polyline draw:style-name="gr5" draw:text-style-name="P2" draw:layer="layout" svg:width="0.029cm" svg:height="0.037cm" svg:x="12.31cm" svg:y="5.71cm" svg:viewBox="0 0 30 38" draw:points="14,0 10,1 5,4 0,11 0,17 4,22 30,38">
          <text:p/>
        </draw:polyline>
        <draw:polyline draw:style-name="gr5" draw:text-style-name="P2" draw:layer="layout" svg:width="0.047cm" svg:height="0.056cm" svg:x="12.661cm" svg:y="5.885cm" svg:viewBox="0 0 48 57" draw:points="24,56 28,57 36,55 41,52 47,46 48,39 48,32 45,22 41,15 33,6 28,2 21,0 12,2 8,5 1,12 0,16">
          <text:p/>
        </draw:polyline>
        <draw:polyline draw:style-name="gr5" draw:text-style-name="P2" draw:layer="layout" svg:width="0.057cm" svg:height="0.062cm" svg:x="12.611cm" svg:y="5.905cm" svg:viewBox="0 0 58 63" draw:points="32,0 0,18 29,28 22,32 18,37 16,40 18,47 24,58 30,61 33,63 39,63 54,54 57,49 58,46">
          <text:p/>
        </draw:polyline>
        <draw:polyline draw:style-name="gr5" draw:text-style-name="P2" draw:layer="layout" svg:width="0.047cm" svg:height="0.056cm" svg:x="12.569cm" svg:y="5.938cm" svg:viewBox="0 0 48 57" draw:points="27,23 30,18 31,14 31,7 30,5 25,1 21,0 15,0 5,6 1,12 0,16 1,22 2,24 7,27 11,28 18,28 27,23 34,23 37,23 42,27 47,36 48,42 47,46 44,51 34,57 28,57 25,56 19,52 14,43 14,37 15,33 18,28">
          <text:p/>
        </draw:polyline>
        <draw:line draw:style-name="gr5" draw:text-style-name="P2" draw:layer="layout" svg:x1="12.652cm" svg:y1="5.886cm" svg:x2="12.682cm" svg:y2="5.869cm">
          <text:p/>
        </draw:line>
        <draw:polyline draw:style-name="gr5" draw:text-style-name="P2" draw:layer="layout" svg:width="0.029cm" svg:height="0.049cm" svg:x="12.638cm" svg:y="5.828cm" svg:viewBox="0 0 30 50" draw:points="30,50 0,0 10,4 18,6 23,6">
          <text:p/>
        </draw:polyline>
        <draw:polygon draw:style-name="gr5" draw:text-style-name="P2" draw:layer="layout" svg:width="0.041cm" svg:height="0.053cm" svg:x="12.585cm" svg:y="5.853cm" svg:viewBox="0 0 42 54" draw:points="9,0 4,3 1,8 0,12 0,19 3,30 10,42 18,49 22,53 27,54 34,54 38,51 41,46 42,42 42,36 39,25 32,13 25,5 18,1 14,0">
          <text:p/>
        </draw:polygon>
        <draw:line draw:style-name="gr5" draw:text-style-name="P2" draw:layer="layout" svg:x1="12.566cm" svg:y1="5.892cm" svg:x2="12.586cm" svg:y2="5.926cm">
          <text:p/>
        </draw:line>
        <draw:polyline draw:style-name="gr5" draw:text-style-name="P2" draw:layer="layout" svg:width="0.02cm" svg:height="0.041cm" svg:x="12.548cm" svg:y="5.896cm" svg:viewBox="0 0 21 42" draw:points="21,1 18,0 11,0 4,4 0,9 0,15 17,42">
          <text:p/>
        </draw:polyline>
        <draw:polyline draw:style-name="gr5" draw:text-style-name="P2" draw:layer="layout" svg:width="0.057cm" svg:height="0.036cm" svg:x="12.065cm" svg:y="5.627cm" svg:viewBox="0 0 58 37" draw:points="53,37 56,34 58,25 58,19 56,11 50,6 45,3 34,0 26,0 15,3 10,6 3,11 0,19 0,25 3,34 7,37">
          <text:p/>
        </draw:polyline>
        <draw:polyline draw:style-name="gr5" draw:text-style-name="P2" draw:layer="layout" svg:width="0.057cm" svg:height="0.033cm" svg:x="12.065cm" svg:y="5.684cm" svg:viewBox="0 0 58 34" draw:points="0,31 0,3 29,0 26,3 23,9 23,23 26,28 29,31 34,34 48,34 53,31 56,28 58,23 58,9 56,3 53,0">
          <text:p/>
        </draw:polyline>
        <draw:polyline draw:style-name="gr5" draw:text-style-name="P2" draw:layer="layout" svg:width="0.057cm" svg:height="0.035cm" svg:x="12.065cm" svg:y="5.736cm" svg:viewBox="0 0 58 36" draw:points="7,3 3,6 0,11 0,26 3,31 7,34 12,36 17,36 26,34 58,0 58,36">
          <text:p/>
        </draw:polyline>
        <draw:line draw:style-name="gr5" draw:text-style-name="P2" draw:layer="layout" svg:x1="12.053cm" svg:y1="5.663cm" svg:x2="12.053cm" svg:y2="5.63cm">
          <text:p/>
        </draw:line>
        <draw:polyline draw:style-name="gr5" draw:text-style-name="P2" draw:layer="layout" svg:width="0.057cm" svg:height="0.016cm" svg:x="11.996cm" svg:y="5.63cm" svg:viewBox="0 0 58 17" draw:points="58,17 0,17 9,12 15,5 17,0">
          <text:p/>
        </draw:polyline>
        <draw:polygon draw:style-name="gr5" draw:text-style-name="P2" draw:layer="layout" svg:width="0.057cm" svg:height="0.033cm" svg:x="11.996cm" svg:y="5.684cm" svg:viewBox="0 0 58 34" draw:points="0,15 0,20 2,26 6,28 12,31 22,34 36,34 47,31 53,28 55,26 58,20 58,15 55,9 53,6 47,3 36,0 22,0 12,3 6,6 2,9">
          <text:p/>
        </draw:polygon>
        <draw:line draw:style-name="gr5" draw:text-style-name="P2" draw:layer="layout" svg:x1="12.015cm" svg:y1="5.742cm" svg:x2="12.053cm" svg:y2="5.742cm">
          <text:p/>
        </draw:line>
        <draw:polyline draw:style-name="gr5" draw:text-style-name="P2" draw:layer="layout" svg:width="0.038cm" svg:height="0.024cm" svg:x="12.015cm" svg:y="5.742cm" svg:viewBox="0 0 39 25" draw:points="5,0 2,2 0,8 0,15 2,22 8,25 39,25">
          <text:p/>
        </draw:polyline>
        <draw:line draw:style-name="gr3" draw:text-style-name="P2" draw:layer="layout" svg:x1="11.494cm" svg:y1="5.882cm" svg:x2="11.494cm" svg:y2="6.795cm">
          <text:p/>
        </draw:line>
        <draw:polyline draw:style-name="gr5" draw:text-style-name="P2" draw:layer="layout" svg:width="0.047cm" svg:height="0.056cm" svg:x="11.488cm" svg:y="6.457cm" svg:viewBox="0 0 48 57" draw:points="24,56 28,57 36,54 40,52 46,45 48,37 48,31 45,20 41,13 33,5 28,2 20,0 12,2 8,4 1,11 0,14">
          <text:p/>
        </draw:polyline>
        <draw:polyline draw:style-name="gr5" draw:text-style-name="P2" draw:layer="layout" svg:width="0.056cm" svg:height="0.063cm" svg:x="11.438cm" svg:y="6.476cm" svg:viewBox="0 0 57 64" draw:points="32,0 0,18 28,27 21,31 18,37 17,40 17,46 24,59 29,62 33,64 39,63 53,55 56,50 57,45">
          <text:p/>
        </draw:polyline>
        <draw:polyline draw:style-name="gr5" draw:text-style-name="P2" draw:layer="layout" svg:width="0.047cm" svg:height="0.053cm" svg:x="11.396cm" svg:y="6.513cm" svg:viewBox="0 0 48 54" draw:points="0,5 10,0 16,0 20,1 29,5 36,13 47,32 48,39 47,42 43,48 34,53 28,54 24,52 19,49 12,37 12,30 13,27 16,21 26,16 31,16 35,17 40,20">
          <text:p/>
        </draw:polyline>
        <draw:line draw:style-name="gr5" draw:text-style-name="P2" draw:layer="layout" svg:x1="11.547cm" svg:y1="6.577cm" svg:x2="11.577cm" svg:y2="6.559cm">
          <text:p/>
        </draw:line>
        <draw:polyline draw:style-name="gr5" draw:text-style-name="P2" draw:layer="layout" svg:width="0.029cm" svg:height="0.049cm" svg:x="11.533cm" svg:y="6.518cm" svg:viewBox="0 0 30 50" draw:points="30,50 0,0 9,4 18,6 23,6">
          <text:p/>
        </draw:polyline>
        <draw:polygon draw:style-name="gr5" draw:text-style-name="P2" draw:layer="layout" svg:width="0.042cm" svg:height="0.053cm" svg:x="11.48cm" svg:y="6.543cm" svg:viewBox="0 0 43 54" draw:points="9,1 4,5 0,9 0,13 0,19 3,30 10,42 18,50 24,53 27,54 34,54 38,51 41,46 43,43 42,36 39,26 32,14 25,6 18,1 15,0">
          <text:p/>
        </draw:polygon>
        <draw:line draw:style-name="gr5" draw:text-style-name="P2" draw:layer="layout" svg:x1="11.46cm" svg:y1="6.582cm" svg:x2="11.48cm" svg:y2="6.616cm">
          <text:p/>
        </draw:line>
        <draw:polyline draw:style-name="gr5" draw:text-style-name="P2" draw:layer="layout" svg:width="0.02cm" svg:height="0.041cm" svg:x="11.443cm" svg:y="6.586cm" svg:viewBox="0 0 21 42" draw:points="21,1 18,0 11,0 3,4 0,9 0,15 16,42">
          <text:p/>
        </draw:polyline>
        <draw:polyline draw:style-name="gr5" draw:text-style-name="P2" draw:layer="layout" svg:width="0.057cm" svg:height="0.043cm" svg:x="11.719cm" svg:y="6.684cm" svg:viewBox="0 0 58 44" draw:points="46,44 50,43 55,36 57,30 58,22 54,15 50,10 41,4 33,1 22,0 16,1 8,4 3,11 1,16 0,24 2,28">
          <text:p/>
        </draw:polyline>
        <draw:polyline draw:style-name="gr5" draw:text-style-name="P2" draw:layer="layout" svg:width="0.062cm" svg:height="0.049cm" svg:x="11.698cm" svg:y="6.728cm" svg:viewBox="0 0 63 50" draw:points="11,0 0,34 26,23 24,31 24,38 26,41 30,45 43,50 49,49 54,48 58,43 63,27 63,21 61,17">
          <text:p/>
        </draw:polyline>
        <draw:polyline draw:style-name="gr5" draw:text-style-name="P2" draw:layer="layout" svg:width="0.059cm" svg:height="0.039cm" svg:x="11.683cm" svg:y="6.785cm" svg:viewBox="0 0 60 40" draw:points="60,22 56,32 52,37 48,38 39,40 26,39 6,32 2,28 0,24 0,18 3,7 8,3 11,1 17,0 31,5 35,9 37,13 37,20 34,30 30,34 25,36 19,37">
          <text:p/>
        </draw:polyline>
        <draw:line draw:style-name="gr5" draw:text-style-name="P2" draw:layer="layout" svg:x1="11.834cm" svg:y1="6.754cm" svg:x2="11.846cm" svg:y2="6.722cm">
          <text:p/>
        </draw:line>
        <draw:polyline draw:style-name="gr5" draw:text-style-name="P2" draw:layer="layout" svg:width="0.054cm" svg:height="0.03cm" svg:x="11.786cm" svg:y="6.708cm" svg:viewBox="0 0 55 31" draw:points="55,31 0,11 11,9 18,6 22,0">
          <text:p/>
        </draw:polyline>
        <draw:polygon draw:style-name="gr5" draw:text-style-name="P2" draw:layer="layout" svg:width="0.055cm" svg:height="0.038cm" svg:x="11.767cm" svg:y="6.76cm" svg:viewBox="0 0 56 39" draw:points="1,7 0,12 0,19 2,23 6,27 15,33 28,38 40,39 46,38 50,36 54,33 56,27 55,21 53,18 49,12 40,6 27,1 15,0 9,1 6,2">
          <text:p/>
        </draw:polygon>
        <draw:line draw:style-name="gr5" draw:text-style-name="P2" draw:layer="layout" svg:x1="11.771cm" svg:y1="6.814cm" svg:x2="11.808cm" svg:y2="6.828cm">
          <text:p/>
        </draw:line>
        <draw:polyline draw:style-name="gr5" draw:text-style-name="P2" draw:layer="layout" svg:width="0.033cm" svg:height="0.034cm" svg:x="11.766cm" svg:y="6.816cm" svg:viewBox="0 0 34 35" draw:points="11,0 7,1 3,6 0,13 1,19 5,25 34,35">
          <text:p/>
        </draw:polyline>
        <draw:line draw:style-name="gr5" draw:text-style-name="P2" draw:layer="layout" svg:x1="11.476cm" svg:y1="5.981cm" svg:x2="11.505cm" svg:y2="5.999cm">
          <text:p/>
        </draw:line>
        <draw:polyline draw:style-name="gr5" draw:text-style-name="P2" draw:layer="layout" svg:width="0.035cm" svg:height="0.049cm" svg:x="11.49cm" svg:y="5.94cm" svg:viewBox="0 0 36 50" draw:points="0,50 30,0 30,10 33,18 36,23">
          <text:p/>
        </draw:polyline>
        <draw:polygon draw:style-name="gr5" draw:text-style-name="P2" draw:layer="layout" svg:width="0.042cm" svg:height="0.053cm" svg:x="11.436cm" svg:y="5.911cm" svg:viewBox="0 0 43 54" draw:points="39,3 34,1 28,0 25,1 18,4 11,14 4,25 1,36 0,42 2,46 5,51 9,53 16,54 19,53 25,50 33,42 40,30 43,19 43,13 43,8">
          <text:p/>
        </draw:polygon>
        <draw:line draw:style-name="gr5" draw:text-style-name="P2" draw:layer="layout" svg:x1="11.428cm" svg:y1="5.909cm" svg:x2="11.408cm" svg:y2="5.943cm">
          <text:p/>
        </draw:line>
        <draw:polyline draw:style-name="gr5" draw:text-style-name="P2" draw:layer="layout" svg:width="0.037cm" svg:height="0.029cm" svg:x="11.387cm" svg:y="5.9cm" svg:viewBox="0 0 38 30" draw:points="38,14 37,10 34,5 26,1 20,0 14,4 0,30">
          <text:p/>
        </draw:polyline>
        <draw:polyline draw:style-name="gr5" draw:text-style-name="P2" draw:layer="layout" svg:width="0.035cm" svg:height="0.057cm" svg:x="11.587cm" svg:y="6.158cm" svg:viewBox="0 0 36 58" draw:points="0,52 2,56 11,58 17,58 25,56 31,50 34,44 36,33 36,24 34,14 31,8 25,3 17,0 11,0 2,3 0,5">
          <text:p/>
        </draw:polyline>
        <draw:line draw:style-name="gr5" draw:text-style-name="P2" draw:layer="layout" svg:x1="11.538cm" svg:y1="6.177cm" svg:x2="11.538cm" svg:y2="6.215cm">
          <text:p/>
        </draw:line>
        <draw:polyline draw:style-name="gr5" draw:text-style-name="P2" draw:layer="layout" svg:width="0.035cm" svg:height="0.041cm" svg:x="11.53cm" svg:y="6.155cm" svg:viewBox="0 0 36 42" draw:points="22,0 36,42 0,42">
          <text:p/>
        </draw:polyline>
        <draw:polyline draw:style-name="gr5" draw:text-style-name="P2" draw:layer="layout" svg:width="0.035cm" svg:height="0.057cm" svg:x="11.478cm" svg:y="6.158cm" svg:viewBox="0 0 36 58" draw:points="36,0 0,0 19,22 11,22 6,24 3,27 0,33 0,47 3,52 6,56 11,58 27,58 34,56 36,52">
          <text:p/>
        </draw:polyline>
        <draw:line draw:style-name="gr5" draw:text-style-name="P2" draw:layer="layout" svg:x1="11.587cm" svg:y1="6.284cm" svg:x2="11.62cm" svg:y2="6.284cm">
          <text:p/>
        </draw:line>
        <draw:polyline draw:style-name="gr5" draw:text-style-name="P2" draw:layer="layout" svg:width="0.017cm" svg:height="0.058cm" svg:x="11.603cm" svg:y="6.226cm" svg:viewBox="0 0 18 59" draw:points="0,59 0,0 6,9 12,14 18,17">
          <text:p/>
        </draw:polyline>
        <draw:polygon draw:style-name="gr5" draw:text-style-name="P2" draw:layer="layout" svg:width="0.033cm" svg:height="0.058cm" svg:x="11.532cm" svg:y="6.226cm" svg:viewBox="0 0 34 59" draw:points="20,0 15,0 10,3 7,6 3,11 0,22 0,37 3,48 7,53 10,56 15,59 20,59 26,56 29,53 31,48 34,37 34,22 31,11 29,6 26,3">
          <text:p/>
        </draw:polygon>
        <draw:line draw:style-name="gr5" draw:text-style-name="P2" draw:layer="layout" svg:x1="11.508cm" svg:y1="6.245cm" svg:x2="11.508cm" svg:y2="6.284cm">
          <text:p/>
        </draw:line>
        <draw:polyline draw:style-name="gr5" draw:text-style-name="P2" draw:layer="layout" svg:width="0.024cm" svg:height="0.039cm" svg:x="11.484cm" svg:y="6.245cm" svg:viewBox="0 0 25 40" draw:points="25,7 21,4 16,0 7,0 2,4 0,10 0,40">
          <text:p/>
        </draw:polyline>
        <draw:polyline draw:style-name="gr6" draw:text-style-name="P2" draw:layer="layout" svg:width="0.13cm" svg:height="0.228cm" svg:x="11.891cm" svg:y="6.1cm" svg:viewBox="0 0 131 229" draw:points="0,0 0,185 12,208 23,218 45,229 88,229 110,218 120,208 131,185 131,0">
          <text:p/>
        </draw:polyline>
        <draw:polyline draw:style-name="gr6" draw:text-style-name="P2" draw:layer="layout" svg:width="0.141cm" svg:height="0.228cm" svg:x="12.108cm" svg:y="6.1cm" svg:viewBox="0 0 142 229" draw:points="0,0 142,0 65,88 99,88 121,98 132,110 142,131 142,185 132,208 121,218 99,229 33,229 11,218 0,208">
          <text:p/>
        </draw:polyline>
        <draw:line draw:style-name="gr3" draw:text-style-name="P2" draw:layer="layout" svg:x1="12.635cm" svg:y1="5.653cm" svg:x2="12.635cm" svg:y2="6.795cm">
          <text:p/>
        </draw:line>
        <draw:polyline draw:style-name="gr5" draw:text-style-name="P2" draw:layer="layout" svg:width="0.057cm" svg:height="0.036cm" svg:x="11.996cm" svg:y="6.651cm" svg:viewBox="0 0 58 37" draw:points="53,37 55,34 58,26 58,20 55,11 50,6 44,3 34,0 25,0 15,3 9,6 2,11 0,20 0,26 2,34 6,37">
          <text:p/>
        </draw:polyline>
        <draw:line draw:style-name="gr5" draw:text-style-name="P2" draw:layer="layout" svg:x1="12.015cm" svg:y1="6.735cm" svg:x2="12.053cm" svg:y2="6.735cm">
          <text:p/>
        </draw:line>
        <draw:polyline draw:style-name="gr5" draw:text-style-name="P2" draw:layer="layout" svg:width="0.041cm" svg:height="0.035cm" svg:x="11.993cm" svg:y="6.708cm" svg:viewBox="0 0 42 36" draw:points="0,14 42,0 42,36">
          <text:p/>
        </draw:polyline>
        <draw:polyline draw:style-name="gr5" draw:text-style-name="P2" draw:layer="layout" svg:width="0.057cm" svg:height="0.033cm" svg:x="11.996cm" svg:y="6.762cm" svg:viewBox="0 0 58 34" draw:points="0,29 0,17 2,12 6,9 15,3 25,0 47,0 53,3 55,6 58,12 58,23 55,29 53,32 47,34 34,34 28,32 25,29 22,23 22,12 25,6 28,3 34,0">
          <text:p/>
        </draw:polyline>
        <draw:line draw:style-name="gr5" draw:text-style-name="P2" draw:layer="layout" svg:x1="12.121cm" svg:y1="6.687cm" svg:x2="12.121cm" svg:y2="6.654cm">
          <text:p/>
        </draw:line>
        <draw:polyline draw:style-name="gr5" draw:text-style-name="P2" draw:layer="layout" svg:width="0.057cm" svg:height="0.016cm" svg:x="12.065cm" svg:y="6.654cm" svg:viewBox="0 0 58 17" draw:points="58,17 0,17 10,12 15,5 17,0">
          <text:p/>
        </draw:polyline>
        <draw:polygon draw:style-name="gr5" draw:text-style-name="P2" draw:layer="layout" svg:width="0.057cm" svg:height="0.033cm" svg:x="12.065cm" svg:y="6.708cm" svg:viewBox="0 0 58 34" draw:points="0,15 0,20 3,26 7,28 12,31 23,34 36,34 48,31 53,28 56,26 58,20 58,15 56,9 53,6 48,3 36,0 23,0 12,3 7,6 3,9">
          <text:p/>
        </draw:polygon>
        <draw:line draw:style-name="gr5" draw:text-style-name="P2" draw:layer="layout" svg:x1="12.083cm" svg:y1="6.765cm" svg:x2="12.121cm" svg:y2="6.765cm">
          <text:p/>
        </draw:line>
        <draw:polyline draw:style-name="gr5" draw:text-style-name="P2" draw:layer="layout" svg:width="0.038cm" svg:height="0.025cm" svg:x="12.083cm" svg:y="6.765cm" svg:viewBox="0 0 39 26" draw:points="6,0 3,4 0,10 0,18 3,23 9,26 39,26">
          <text:p/>
        </draw:polyline>
        <draw:polyline draw:style-name="gr5" draw:text-style-name="P2" draw:layer="layout" svg:width="0.035cm" svg:height="0.058cm" svg:x="12.578cm" svg:y="6.226cm" svg:viewBox="0 0 36 59" draw:points="0,53 2,56 12,59 17,59 25,56 31,51 34,45 36,34 36,25 34,14 31,9 25,3 17,0 12,0 2,3 0,6">
          <text:p/>
        </draw:polyline>
        <draw:line draw:style-name="gr5" draw:text-style-name="P2" draw:layer="layout" svg:x1="12.529cm" svg:y1="6.245cm" svg:x2="12.529cm" svg:y2="6.284cm">
          <text:p/>
        </draw:line>
        <draw:polyline draw:style-name="gr5" draw:text-style-name="P2" draw:layer="layout" svg:width="0.035cm" svg:height="0.04cm" svg:x="12.521cm" svg:y="6.224cm" svg:viewBox="0 0 36 41" draw:points="22,0 36,41 0,41">
          <text:p/>
        </draw:polyline>
        <draw:polyline draw:style-name="gr5" draw:text-style-name="P2" draw:layer="layout" svg:width="0.033cm" svg:height="0.058cm" svg:x="12.469cm" svg:y="6.226cm" svg:viewBox="0 0 34 59" draw:points="28,59 17,59 11,56 8,53 3,45 0,34 0,11 3,6 6,3 11,0 22,0 28,3 31,6 34,11 34,25 31,30 28,34 22,37 11,37 6,34 3,30 0,25">
          <text:p/>
        </draw:polyline>
        <draw:line draw:style-name="gr5" draw:text-style-name="P2" draw:layer="layout" svg:x1="12.578cm" svg:y1="6.215cm" svg:x2="12.611cm" svg:y2="6.215cm">
          <text:p/>
        </draw:line>
        <draw:polyline draw:style-name="gr5" draw:text-style-name="P2" draw:layer="layout" svg:width="0.017cm" svg:height="0.057cm" svg:x="12.594cm" svg:y="6.158cm" svg:viewBox="0 0 18 58" draw:points="0,58 0,0 5,8 12,14 18,16">
          <text:p/>
        </draw:polyline>
        <draw:polygon draw:style-name="gr5" draw:text-style-name="P2" draw:layer="layout" svg:width="0.032cm" svg:height="0.057cm" svg:x="12.524cm" svg:y="6.158cm" svg:viewBox="0 0 33 58" draw:points="20,0 14,0 9,3 6,5 2,11 0,22 0,36 2,47 6,52 9,56 14,58 20,58 25,56 28,52 30,47 33,36 33,22 30,11 28,5 25,3">
          <text:p/>
        </draw:polygon>
        <draw:line draw:style-name="gr5" draw:text-style-name="P2" draw:layer="layout" svg:x1="12.499cm" svg:y1="6.177cm" svg:x2="12.499cm" svg:y2="6.215cm">
          <text:p/>
        </draw:line>
        <draw:polyline draw:style-name="gr5" draw:text-style-name="P2" draw:layer="layout" svg:width="0.024cm" svg:height="0.038cm" svg:x="12.475cm" svg:y="6.177cm" svg:viewBox="0 0 25 39" draw:points="25,5 22,3 16,0 8,0 2,3 0,8 0,39">
          <text:p/>
        </draw:polyline>
        <draw:line draw:style-name="gr3" draw:text-style-name="P2" draw:layer="layout" svg:x1="16.055cm" svg:y1="8.054cm" svg:x2="16.055cm" svg:y2="7.872cm">
          <text:p/>
        </draw:line>
        <draw:line draw:style-name="gr3" draw:text-style-name="P2" draw:layer="layout" svg:x1="16.055cm" svg:y1="7.872cm" svg:x2="16.42cm" svg:y2="7.872cm">
          <text:p/>
        </draw:line>
        <draw:line draw:style-name="gr3" draw:text-style-name="P2" draw:layer="layout" svg:x1="16.42cm" svg:y1="8.054cm" svg:x2="16.055cm" svg:y2="8.054cm">
          <text:p/>
        </draw:line>
        <draw:polyline draw:style-name="gr5" draw:text-style-name="P2" draw:layer="layout" svg:width="0.035cm" svg:height="0.058cm" svg:x="16.134cm" svg:y="7.897cm" svg:viewBox="0 0 36 59" draw:points="36,53 33,56 25,59 20,59 10,56 5,50 2,45 0,34 0,26 2,15 5,8 10,3 20,0 25,0 33,3 36,6">
          <text:p/>
        </draw:polyline>
        <draw:line draw:style-name="gr5" draw:text-style-name="P2" draw:layer="layout" svg:x1="16.223cm" svg:y1="7.955cm" svg:x2="16.191cm" svg:y2="7.955cm">
          <text:p/>
        </draw:line>
        <draw:polyline draw:style-name="gr5" draw:text-style-name="P2" draw:layer="layout" svg:width="0.016cm" svg:height="0.058cm" svg:x="16.191cm" svg:y="7.897cm" svg:viewBox="0 0 17 59" draw:points="17,59 17,0 12,8 6,15 0,18">
          <text:p/>
        </draw:polyline>
        <draw:polyline draw:style-name="gr5" draw:text-style-name="P2" draw:layer="layout" svg:width="0.033cm" svg:height="0.058cm" svg:x="16.245cm" svg:y="7.897cm" svg:viewBox="0 0 34 59" draw:points="28,0 16,0 11,3 8,6 3,15 0,26 0,47 3,53 6,56 11,59 22,59 28,56 31,53 34,47 34,34 31,28 28,26 22,23 11,23 6,26 3,28 0,34">
          <text:p/>
        </draw:polyline>
        <draw:line draw:style-name="gr3" draw:text-style-name="P2" draw:layer="layout" svg:x1="16.42cm" svg:y1="7.591cm" svg:x2="16.055cm" svg:y2="7.591cm">
          <text:p/>
        </draw:line>
        <draw:line draw:style-name="gr3" draw:text-style-name="P2" draw:layer="layout" svg:x1="16.42cm" svg:y1="7.408cm" svg:x2="16.42cm" svg:y2="7.591cm">
          <text:p/>
        </draw:line>
        <draw:line draw:style-name="gr3" draw:text-style-name="P2" draw:layer="layout" svg:x1="16.055cm" svg:y1="7.408cm" svg:x2="16.42cm" svg:y2="7.408cm">
          <text:p/>
        </draw:line>
        <draw:line draw:style-name="gr3" draw:text-style-name="P2" draw:layer="layout" svg:x1="16.055cm" svg:y1="7.591cm" svg:x2="16.055cm" svg:y2="7.408cm">
          <text:p/>
        </draw:line>
        <draw:polyline draw:style-name="gr5" draw:text-style-name="P2" draw:layer="layout" svg:width="0.035cm" svg:height="0.057cm" svg:x="16.198cm" svg:y="7.502cm" svg:viewBox="0 0 36 58" draw:points="36,53 33,56 25,58 20,58 11,56 6,50 2,45 0,34 0,25 2,15 6,8 11,3 20,0 25,0 33,3 36,5">
          <text:p/>
        </draw:polyline>
        <draw:polyline draw:style-name="gr5" draw:text-style-name="P2" draw:layer="layout" svg:width="0.035cm" svg:height="0.057cm" svg:x="16.252cm" svg:y="7.502cm" svg:viewBox="0 0 36 58" draw:points="2,5 7,3 12,0 25,0 31,3 34,5 36,12 36,18 34,25 0,58 36,58">
          <text:p/>
        </draw:polyline>
        <draw:polyline draw:style-name="gr5" draw:text-style-name="P2" draw:layer="layout" svg:width="0.033cm" svg:height="0.057cm" svg:x="16.309cm" svg:y="7.502cm" svg:viewBox="0 0 34 58" draw:points="11,25 5,23 3,20 0,15 0,12 3,5 5,3 11,0 22,0 28,3 31,5 34,12 34,15 31,20 28,23 22,25 11,25 5,28 3,31 0,37 0,47 3,53 5,56 11,58 22,58 28,56 31,53 34,47 34,37 31,31 28,28 22,25">
          <text:p/>
        </draw:polyline>
        <draw:line draw:style-name="gr5" draw:text-style-name="P2" draw:layer="layout" svg:x1="16.403cm" svg:y1="6.924cm" svg:x2="16.403cm" svg:y2="6.957cm">
          <text:p/>
        </draw:line>
        <draw:polyline draw:style-name="gr5" draw:text-style-name="P2" draw:layer="layout" svg:width="0.057cm" svg:height="0.016cm" svg:x="16.346cm" svg:y="6.941cm" svg:viewBox="0 0 58 17" draw:points="58,0 0,0 8,5 14,11 16,17">
          <text:p/>
        </draw:polyline>
        <draw:polygon draw:style-name="gr5" draw:text-style-name="P2" draw:layer="layout" svg:width="0.057cm" svg:height="0.033cm" svg:x="16.346cm" svg:y="6.87cm" svg:viewBox="0 0 58 34" draw:points="0,20 0,15 3,9 6,5 11,2 22,0 35,0 48,2 53,5 55,9 58,15 58,20 55,25 53,28 48,31 35,34 22,34 11,31 6,28 3,25">
          <text:p/>
        </draw:polygon>
        <draw:line draw:style-name="gr5" draw:text-style-name="P2" draw:layer="layout" svg:x1="16.365cm" svg:y1="6.845cm" svg:x2="16.403cm" svg:y2="6.845cm">
          <text:p/>
        </draw:line>
        <draw:polyline draw:style-name="gr5" draw:text-style-name="P2" draw:layer="layout" svg:width="0.038cm" svg:height="0.024cm" svg:x="16.365cm" svg:y="6.821cm" svg:viewBox="0 0 39 25" draw:points="6,25 3,23 0,17 0,8 3,3 9,0 39,0">
          <text:p/>
        </draw:polyline>
        <draw:polyline draw:style-name="gr5" draw:text-style-name="P2" draw:layer="layout" svg:width="0.048cm" svg:height="0.055cm" svg:x="15.778cm" svg:y="6.553cm" svg:viewBox="0 0 49 56" draw:points="0,41 1,45 7,51 11,54 20,56 27,53 32,50 41,42 45,35 48,24 49,18 47,11 41,4 35,1 27,0 23,1">
          <text:p/>
        </draw:polyline>
        <draw:polyline draw:style-name="gr5" draw:text-style-name="P2" draw:layer="layout" svg:width="0.043cm" svg:height="0.058cm" svg:x="15.733cm" svg:y="6.525cm" svg:viewBox="0 0 44 59" draw:points="28,0 38,5 42,10 43,14 44,25 41,36 29,54 24,57 20,59 14,59 4,53 1,48 0,44 1,38 8,26 12,23 16,22 22,23 31,28 35,33 36,36 36,43">
          <text:p/>
        </draw:polyline>
        <draw:line draw:style-name="gr5" draw:text-style-name="P2" draw:layer="layout" svg:x1="15.833cm" svg:y1="6.553cm" svg:x2="15.862cm" svg:y2="6.57cm">
          <text:p/>
        </draw:line>
        <draw:polyline draw:style-name="gr5" draw:text-style-name="P2" draw:layer="layout" svg:width="0.034cm" svg:height="0.049cm" svg:x="15.847cm" svg:y="6.512cm" svg:viewBox="0 0 35 50" draw:points="0,50 30,0 30,10 32,17 35,22">
          <text:p/>
        </draw:polyline>
        <draw:polygon draw:style-name="gr5" draw:text-style-name="P2" draw:layer="layout" svg:width="0.042cm" svg:height="0.053cm" svg:x="15.793cm" svg:y="6.482cm" svg:viewBox="0 0 43 54" draw:points="39,4 34,1 28,0 24,2 20,5 11,14 4,26 0,36 0,43 2,46 5,52 10,54 16,54 20,53 25,50 33,42 40,31 43,20 43,14 42,9">
          <text:p/>
        </draw:polygon>
        <draw:line draw:style-name="gr5" draw:text-style-name="P2" draw:layer="layout" svg:x1="15.785cm" svg:y1="6.48cm" svg:x2="15.765cm" svg:y2="6.515cm">
          <text:p/>
        </draw:line>
        <draw:polyline draw:style-name="gr5" draw:text-style-name="P2" draw:layer="layout" svg:width="0.037cm" svg:height="0.029cm" svg:x="15.744cm" svg:y="6.472cm" svg:viewBox="0 0 38 30" draw:points="38,14 37,10 34,5 27,0 20,0 16,4 0,30">
          <text:p/>
        </draw:polyline>
        <draw:line draw:style-name="gr5" draw:text-style-name="P2" draw:layer="layout" svg:x1="15.583cm" svg:y1="6.792cm" svg:x2="15.6cm" svg:y2="6.822cm">
          <text:p/>
        </draw:line>
        <draw:polyline draw:style-name="gr5" draw:text-style-name="P2" draw:layer="layout" svg:width="0.049cm" svg:height="0.028cm" svg:x="15.591cm" svg:y="6.778cm" svg:viewBox="0 0 50 29" draw:points="0,29 50,0 46,9 44,17 44,23">
          <text:p/>
        </draw:polyline>
        <draw:polygon draw:style-name="gr5" draw:text-style-name="P2" draw:layer="layout" svg:width="0.053cm" svg:height="0.042cm" svg:x="15.562cm" svg:y="6.724cm" svg:viewBox="0 0 54 43" draw:points="54,9 51,5 46,1 42,0 36,0 25,3 12,10 5,19 1,24 0,28 0,34 3,38 8,42 12,43 19,43 30,39 41,32 49,25 53,20 54,15">
          <text:p/>
        </draw:polygon>
        <draw:line draw:style-name="gr5" draw:text-style-name="P2" draw:layer="layout" svg:x1="15.577cm" svg:y1="6.705cm" svg:x2="15.543cm" svg:y2="6.725cm">
          <text:p/>
        </draw:line>
        <draw:polyline draw:style-name="gr5" draw:text-style-name="P2" draw:layer="layout" svg:width="0.041cm" svg:height="0.02cm" svg:x="15.531cm" svg:y="6.687cm" svg:viewBox="0 0 42 21" draw:points="42,21 42,18 42,12 38,5 33,0 26,1 0,17">
          <text:p/>
        </draw:polyline>
        <draw:line draw:style-name="gr3" draw:text-style-name="P2" draw:layer="layout" svg:x1="14.901cm" svg:y1="5.653cm" svg:x2="14.672cm" svg:y2="5.883cm">
          <text:p/>
        </draw:line>
        <draw:line draw:style-name="gr3" draw:text-style-name="P2" draw:layer="layout" svg:x1="14.672cm" svg:y1="5.882cm" svg:x2="14.672cm" svg:y2="6.795cm">
          <text:p/>
        </draw:line>
        <draw:polyline draw:style-name="gr5" draw:text-style-name="P2" draw:layer="layout" svg:width="0.047cm" svg:height="0.056cm" svg:x="14.691cm" svg:y="5.876cm" svg:viewBox="0 0 48 57" draw:points="0,42 1,46 7,52 11,55 20,57 27,55 32,51 40,43 45,37 48,25 48,20 46,11 40,5 35,2 27,0 23,1">
          <text:p/>
        </draw:polyline>
        <draw:line draw:style-name="gr5" draw:text-style-name="P2" draw:layer="layout" svg:x1="14.641cm" svg:y1="5.895cm" svg:x2="14.67cm" svg:y2="5.912cm">
          <text:p/>
        </draw:line>
        <draw:polyline draw:style-name="gr5" draw:text-style-name="P2" draw:layer="layout" svg:width="0.035cm" svg:height="0.05cm" svg:x="14.655cm" svg:y="5.853cm" svg:viewBox="0 0 36 51" draw:points="0,51 30,0 30,11 32,19 36,24">
          <text:p/>
        </draw:polyline>
        <draw:polyline draw:style-name="gr5" draw:text-style-name="P2" draw:layer="layout" svg:width="0.054cm" svg:height="0.062cm" svg:x="14.594cm" svg:y="5.823cm" svg:viewBox="0 0 55 63" draw:points="55,16 54,12 51,8 39,1 33,0 29,1 24,4 22,9 20,18 32,63 0,46">
          <text:p/>
        </draw:polyline>
        <draw:line draw:style-name="gr5" draw:text-style-name="P2" draw:layer="layout" svg:x1="14.654cm" svg:y1="5.981cm" svg:x2="14.683cm" svg:y2="5.999cm">
          <text:p/>
        </draw:line>
        <draw:polyline draw:style-name="gr5" draw:text-style-name="P2" draw:layer="layout" svg:width="0.034cm" svg:height="0.049cm" svg:x="14.668cm" svg:y="5.94cm" svg:viewBox="0 0 35 50" draw:points="0,50 30,0 30,10 32,18 35,23">
          <text:p/>
        </draw:polyline>
        <draw:polygon draw:style-name="gr5" draw:text-style-name="P2" draw:layer="layout" svg:width="0.042cm" svg:height="0.053cm" svg:x="14.614cm" svg:y="5.911cm" svg:viewBox="0 0 43 54" draw:points="39,3 34,1 28,0 23,1 18,4 11,14 4,25 1,36 0,42 1,46 5,51 9,53 15,54 19,53 25,50 33,42 40,30 43,19 43,13 42,8">
          <text:p/>
        </draw:polygon>
        <draw:line draw:style-name="gr5" draw:text-style-name="P2" draw:layer="layout" svg:x1="14.605cm" svg:y1="5.909cm" svg:x2="14.585cm" svg:y2="5.943cm">
          <text:p/>
        </draw:line>
        <draw:polyline draw:style-name="gr5" draw:text-style-name="P2" draw:layer="layout" svg:width="0.038cm" svg:height="0.029cm" svg:x="14.564cm" svg:y="5.9cm" svg:viewBox="0 0 39 30" draw:points="39,14 38,10 35,5 27,1 20,0 16,4 0,30">
          <text:p/>
        </draw:polyline>
        <draw:polyline draw:style-name="gr5" draw:text-style-name="P2" draw:layer="layout" svg:width="0.036cm" svg:height="0.057cm" svg:x="14.764cm" svg:y="6.158cm" svg:viewBox="0 0 37 58" draw:points="0,52 3,56 11,58 17,58 26,56 32,50 34,44 37,33 37,24 34,14 32,8 26,3 17,0 11,0 3,3 0,5">
          <text:p/>
        </draw:polyline>
        <draw:line draw:style-name="gr5" draw:text-style-name="P2" draw:layer="layout" svg:x1="14.71cm" svg:y1="6.215cm" svg:x2="14.743cm" svg:y2="6.215cm">
          <text:p/>
        </draw:line>
        <draw:polyline draw:style-name="gr5" draw:text-style-name="P2" draw:layer="layout" svg:width="0.017cm" svg:height="0.057cm" svg:x="14.726cm" svg:y="6.158cm" svg:viewBox="0 0 18 58" draw:points="0,58 0,0 7,8 12,14 18,16">
          <text:p/>
        </draw:polyline>
        <draw:polyline draw:style-name="gr5" draw:text-style-name="P2" draw:layer="layout" svg:width="0.032cm" svg:height="0.057cm" svg:x="14.656cm" svg:y="6.158cm" svg:viewBox="0 0 33 58" draw:points="3,0 31,0 33,27 31,24 25,22 10,22 5,24 3,27 0,33 0,47 3,52 5,56 10,58 25,58 31,56 33,52">
          <text:p/>
        </draw:polyline>
        <draw:line draw:style-name="gr5" draw:text-style-name="P2" draw:layer="layout" svg:x1="14.764cm" svg:y1="6.284cm" svg:x2="14.797cm" svg:y2="6.284cm">
          <text:p/>
        </draw:line>
        <draw:polyline draw:style-name="gr5" draw:text-style-name="P2" draw:layer="layout" svg:width="0.016cm" svg:height="0.058cm" svg:x="14.781cm" svg:y="6.226cm" svg:viewBox="0 0 17 59" draw:points="0,59 0,0 5,9 12,14 17,17">
          <text:p/>
        </draw:polyline>
        <draw:polygon draw:style-name="gr5" draw:text-style-name="P2" draw:layer="layout" svg:width="0.033cm" svg:height="0.058cm" svg:x="14.71cm" svg:y="6.226cm" svg:viewBox="0 0 34 59" draw:points="19,0 14,0 8,3 6,6 3,11 0,22 0,37 3,48 6,53 8,56 14,59 19,59 25,56 28,53 31,48 34,37 34,22 31,11 28,6 25,3">
          <text:p/>
        </draw:polygon>
        <draw:line draw:style-name="gr5" draw:text-style-name="P2" draw:layer="layout" svg:x1="14.686cm" svg:y1="6.245cm" svg:x2="14.686cm" svg:y2="6.284cm">
          <text:p/>
        </draw:line>
        <draw:polyline draw:style-name="gr5" draw:text-style-name="P2" draw:layer="layout" svg:width="0.025cm" svg:height="0.039cm" svg:x="14.661cm" svg:y="6.245cm" svg:viewBox="0 0 26 40" draw:points="26,7 23,4 18,0 9,0 3,4 0,10 0,40">
          <text:p/>
        </draw:polyline>
        <draw:polyline draw:style-name="gr6" draw:text-style-name="P2" draw:layer="layout" svg:width="0.109cm" svg:height="0.229cm" svg:x="14.52cm" svg:y="6.969cm" svg:viewBox="0 0 110 230" draw:points="110,230 0,230 0,0">
          <text:p/>
        </draw:polyline>
        <draw:polyline draw:style-name="gr6" draw:text-style-name="P2" draw:layer="layout" svg:width="0.152cm" svg:height="0.229cm" svg:x="14.705cm" svg:y="6.969cm" svg:viewBox="0 0 153 230" draw:points="0,230 0,0 77,164 153,0 153,230">
          <text:p/>
        </draw:polyline>
        <draw:line draw:style-name="gr6" draw:text-style-name="P2" draw:layer="layout" svg:x1="14.966cm" svg:y1="7.198cm" svg:x2="14.966cm" svg:y2="6.969cm">
          <text:p/>
        </draw:line>
        <draw:line draw:style-name="gr6" draw:text-style-name="P2" draw:layer="layout" svg:x1="14.966cm" svg:y1="7.078cm" svg:x2="15.096cm" svg:y2="7.078cm">
          <text:p/>
        </draw:line>
        <draw:line draw:style-name="gr6" draw:text-style-name="P2" draw:layer="layout" svg:x1="15.096cm" svg:y1="7.198cm" svg:x2="15.096cm" svg:y2="6.969cm">
          <text:p/>
        </draw:line>
        <draw:polyline draw:style-name="gr6" draw:text-style-name="P2" draw:layer="layout" svg:width="0.152cm" svg:height="0.229cm" svg:x="15.183cm" svg:y="6.969cm" svg:viewBox="0 0 153 230" draw:points="0,0 153,0 54,230">
          <text:p/>
        </draw:polyline>
        <draw:polyline draw:style-name="gr6" draw:text-style-name="P2" draw:layer="layout" svg:width="0.141cm" svg:height="0.229cm" svg:x="15.4cm" svg:y="6.969cm" svg:viewBox="0 0 142 230" draw:points="0,0 142,0 66,88 99,88 121,99 131,110 142,132 142,186 131,208 121,219 99,230 33,230 11,219 0,208">
          <text:p/>
        </draw:polyline>
        <draw:polyline draw:style-name="gr6" draw:text-style-name="P2" draw:layer="layout" svg:width="0.141cm" svg:height="0.229cm" svg:x="15.618cm" svg:y="6.969cm" svg:viewBox="0 0 142 230" draw:points="10,22 21,11 43,0 97,0 120,11 131,22 142,43 142,67 131,99 0,230 142,230">
          <text:p/>
        </draw:polyline>
        <draw:line draw:style-name="gr6" draw:text-style-name="P2" draw:layer="layout" svg:x1="15.954cm" svg:y1="7.045cm" svg:x2="15.954cm" svg:y2="7.198cm">
          <text:p/>
        </draw:line>
        <draw:polyline draw:style-name="gr6" draw:text-style-name="P2" draw:layer="layout" svg:width="0.141cm" svg:height="0.163cm" svg:x="15.846cm" svg:y="6.958cm" svg:viewBox="0 0 142 164" draw:points="55,0 0,164 142,164">
          <text:p/>
        </draw:polyline>
        <draw:polyline draw:style-name="gr5" draw:text-style-name="P2" draw:layer="layout" svg:width="0.048cm" svg:height="0.056cm" svg:x="14.642cm" svg:y="6.47cm" svg:viewBox="0 0 49 57" draw:points="23,56 27,57 35,55 40,53 47,46 49,39 48,32 44,21 40,14 32,6 27,2 20,0 11,2 6,5 1,11 0,15">
          <text:p/>
        </draw:polyline>
        <draw:polyline draw:style-name="gr5" draw:text-style-name="P2" draw:layer="layout" svg:width="0.047cm" svg:height="0.056cm" svg:x="14.597cm" svg:y="6.496cm" svg:viewBox="0 0 48 57" draw:points="27,23 30,18 31,14 31,8 30,6 25,1 21,0 15,1 4,7 1,12 0,16 1,22 2,25 7,28 12,29 17,28 27,23 33,22 37,23 42,27 47,36 48,42 47,46 43,51 34,56 28,57 24,56 19,53 14,43 13,37 14,34 17,28">
          <text:p/>
        </draw:polyline>
        <draw:line draw:style-name="gr5" draw:text-style-name="P2" draw:layer="layout" svg:x1="14.725cm" svg:y1="6.577cm" svg:x2="14.755cm" svg:y2="6.559cm">
          <text:p/>
        </draw:line>
        <draw:polyline draw:style-name="gr5" draw:text-style-name="P2" draw:layer="layout" svg:width="0.028cm" svg:height="0.049cm" svg:x="14.711cm" svg:y="6.518cm" svg:viewBox="0 0 29 50" draw:points="29,50 0,0 10,4 17,6 23,6">
          <text:p/>
        </draw:polyline>
        <draw:polygon draw:style-name="gr5" draw:text-style-name="P2" draw:layer="layout" svg:width="0.043cm" svg:height="0.053cm" svg:x="14.657cm" svg:y="6.543cm" svg:viewBox="0 0 44 54" draw:points="10,1 6,5 3,9 0,13 0,19 5,30 11,42 19,50 24,53 28,54 34,54 39,51 42,46 44,43 44,36 39,26 33,14 25,6 20,1 16,0">
          <text:p/>
        </draw:polygon>
        <draw:line draw:style-name="gr5" draw:text-style-name="P2" draw:layer="layout" svg:x1="14.638cm" svg:y1="6.582cm" svg:x2="14.658cm" svg:y2="6.616cm">
          <text:p/>
        </draw:line>
        <draw:polyline draw:style-name="gr5" draw:text-style-name="P2" draw:layer="layout" svg:width="0.02cm" svg:height="0.041cm" svg:x="14.621cm" svg:y="6.586cm" svg:viewBox="0 0 21 42" draw:points="21,1 17,0 11,0 3,4 0,9 0,15 16,42">
          <text:p/>
        </draw:polyline>
        <draw:polyline draw:style-name="gr5" draw:text-style-name="P2" draw:layer="layout" svg:width="0.056cm" svg:height="0.043cm" svg:x="14.897cm" svg:y="6.684cm" svg:viewBox="0 0 57 44" draw:points="46,44 50,43 55,36 57,30 57,22 54,15 50,10 40,4 33,1 21,0 15,1 8,4 2,11 1,16 0,24 2,28">
          <text:p/>
        </draw:polyline>
        <draw:line draw:style-name="gr5" draw:text-style-name="P2" draw:layer="layout" svg:x1="14.929cm" svg:y1="6.781cm" svg:x2="14.941cm" svg:y2="6.75cm">
          <text:p/>
        </draw:line>
        <draw:polyline draw:style-name="gr5" draw:text-style-name="P2" draw:layer="layout" svg:width="0.053cm" svg:height="0.029cm" svg:x="14.881cm" svg:y="6.736cm" svg:viewBox="0 0 54 30" draw:points="54,30 0,11 9,8 16,5 21,0">
          <text:p/>
        </draw:polyline>
        <draw:line draw:style-name="gr5" draw:text-style-name="P2" draw:layer="layout" svg:x1="14.91cm" svg:y1="6.833cm" svg:x2="14.922cm" svg:y2="6.801cm">
          <text:p/>
        </draw:line>
        <draw:polyline draw:style-name="gr5" draw:text-style-name="P2" draw:layer="layout" svg:width="0.054cm" svg:height="0.029cm" svg:x="14.862cm" svg:y="6.787cm" svg:viewBox="0 0 55 30" draw:points="55,30 0,11 11,8 18,5 22,0">
          <text:p/>
        </draw:polyline>
        <draw:line draw:style-name="gr5" draw:text-style-name="P2" draw:layer="layout" svg:x1="15.012cm" svg:y1="6.754cm" svg:x2="15.024cm" svg:y2="6.722cm">
          <text:p/>
        </draw:line>
        <draw:polyline draw:style-name="gr5" draw:text-style-name="P2" draw:layer="layout" svg:width="0.053cm" svg:height="0.03cm" svg:x="14.964cm" svg:y="6.708cm" svg:viewBox="0 0 54 31" draw:points="54,31 0,11 10,9 17,6 21,0">
          <text:p/>
        </draw:polyline>
        <draw:polygon draw:style-name="gr5" draw:text-style-name="P2" draw:layer="layout" svg:width="0.056cm" svg:height="0.038cm" svg:x="14.944cm" svg:y="6.76cm" svg:viewBox="0 0 57 39" draw:points="2,7 0,12 1,19 2,23 7,27 16,33 29,38 40,39 47,38 50,36 55,33 57,27 56,21 54,18 50,12 40,6 27,1 16,0 10,1 7,2">
          <text:p/>
        </draw:polygon>
        <draw:line draw:style-name="gr5" draw:text-style-name="P2" draw:layer="layout" svg:x1="14.949cm" svg:y1="6.814cm" svg:x2="14.986cm" svg:y2="6.828cm">
          <text:p/>
        </draw:line>
        <draw:polyline draw:style-name="gr5" draw:text-style-name="P2" draw:layer="layout" svg:width="0.033cm" svg:height="0.034cm" svg:x="14.944cm" svg:y="6.816cm" svg:viewBox="0 0 34 35" draw:points="10,0 7,1 2,6 0,13 0,19 4,25 34,35">
          <text:p/>
        </draw:polyline>
        <draw:polyline draw:style-name="gr6" draw:text-style-name="P2" draw:layer="layout" svg:width="0.13cm" svg:height="0.228cm" svg:x="15.069cm" svg:y="6.1cm" svg:viewBox="0 0 131 229" draw:points="0,0 0,185 10,208 22,218 43,229 88,229 109,218 120,208 131,185 131,0">
          <text:p/>
        </draw:polyline>
        <draw:polyline draw:style-name="gr6" draw:text-style-name="P2" draw:layer="layout" svg:width="0.141cm" svg:height="0.228cm" svg:x="15.286cm" svg:y="6.1cm" svg:viewBox="0 0 142 229" draw:points="11,22 22,11 45,0 99,0 120,11 131,22 142,44 142,66 131,98 0,229 142,229">
          <text:p/>
        </draw:polyline>
        <draw:line draw:style-name="gr3" draw:text-style-name="P2" draw:layer="layout" svg:x1="15.813cm" svg:y1="5.653cm" svg:x2="15.813cm" svg:y2="6.795cm">
          <text:p/>
        </draw:line>
        <draw:polyline draw:style-name="gr5" draw:text-style-name="P2" draw:layer="layout" svg:width="0.048cm" svg:height="0.056cm" svg:x="15.839cm" svg:y="5.885cm" svg:viewBox="0 0 49 57" draw:points="23,56 28,57 36,55 41,52 47,46 49,39 48,32 45,22 41,15 33,6 28,2 20,0 11,2 6,5 1,12 0,16">
          <text:p/>
        </draw:polyline>
        <draw:line draw:style-name="gr5" draw:text-style-name="P2" draw:layer="layout" svg:x1="15.817cm" svg:y1="5.974cm" svg:x2="15.847cm" svg:y2="5.955cm">
          <text:p/>
        </draw:line>
        <draw:polyline draw:style-name="gr5" draw:text-style-name="P2" draw:layer="layout" svg:width="0.029cm" svg:height="0.049cm" svg:x="15.803cm" svg:y="5.914cm" svg:viewBox="0 0 30 50" draw:points="30,50 0,0 10,4 18,6 23,6">
          <text:p/>
        </draw:polyline>
        <draw:polygon draw:style-name="gr5" draw:text-style-name="P2" draw:layer="layout" svg:width="0.041cm" svg:height="0.052cm" svg:x="15.75cm" svg:y="5.94cm" svg:viewBox="0 0 42 53" draw:points="9,0 4,3 0,8 0,12 0,18 3,28 10,41 19,49 23,52 27,53 33,53 38,50 41,46 42,42 42,36 39,24 32,12 24,4 19,1 14,0">
          <text:p/>
        </draw:polygon>
        <draw:line draw:style-name="gr5" draw:text-style-name="P2" draw:layer="layout" svg:x1="15.831cm" svg:y1="5.886cm" svg:x2="15.86cm" svg:y2="5.869cm">
          <text:p/>
        </draw:line>
        <draw:polyline draw:style-name="gr5" draw:text-style-name="P2" draw:layer="layout" svg:width="0.028cm" svg:height="0.049cm" svg:x="15.816cm" svg:y="5.828cm" svg:viewBox="0 0 29 50" draw:points="29,50 0,0 9,4 16,6 23,6">
          <text:p/>
        </draw:polyline>
        <draw:polygon draw:style-name="gr5" draw:text-style-name="P2" draw:layer="layout" svg:width="0.042cm" svg:height="0.053cm" svg:x="15.762cm" svg:y="5.853cm" svg:viewBox="0 0 43 54" draw:points="10,0 6,3 1,8 0,12 1,19 4,30 11,42 19,49 24,53 28,54 34,54 39,51 42,46 43,42 43,36 40,25 33,13 25,5 20,1 16,0">
          <text:p/>
        </draw:polygon>
        <draw:line draw:style-name="gr5" draw:text-style-name="P2" draw:layer="layout" svg:x1="15.743cm" svg:y1="5.892cm" svg:x2="15.763cm" svg:y2="5.926cm">
          <text:p/>
        </draw:line>
        <draw:polyline draw:style-name="gr5" draw:text-style-name="P2" draw:layer="layout" svg:width="0.02cm" svg:height="0.041cm" svg:x="15.726cm" svg:y="5.896cm" svg:viewBox="0 0 21 42" draw:points="21,1 17,0 11,0 3,4 0,9 0,15 16,42">
          <text:p/>
        </draw:polyline>
        <draw:polyline draw:style-name="gr5" draw:text-style-name="P2" draw:layer="layout" svg:width="0.058cm" svg:height="0.036cm" svg:x="15.173cm" svg:y="6.651cm" svg:viewBox="0 0 59 37" draw:points="53,37 56,34 59,26 59,20 56,11 51,6 45,3 34,0 26,0 14,3 9,6 3,11 0,20 0,26 3,34 6,37">
          <text:p/>
        </draw:polyline>
        <draw:line draw:style-name="gr5" draw:text-style-name="P2" draw:layer="layout" svg:x1="15.231cm" svg:y1="6.741cm" svg:x2="15.231cm" svg:y2="6.708cm">
          <text:p/>
        </draw:line>
        <draw:polyline draw:style-name="gr5" draw:text-style-name="P2" draw:layer="layout" svg:width="0.058cm" svg:height="0.016cm" svg:x="15.173cm" svg:y="6.708cm" svg:viewBox="0 0 59 17" draw:points="59,17 0,17 9,12 14,7 17,0">
          <text:p/>
        </draw:polyline>
        <draw:polyline draw:style-name="gr5" draw:text-style-name="P2" draw:layer="layout" svg:width="0.058cm" svg:height="0.033cm" svg:x="15.173cm" svg:y="6.762cm" svg:viewBox="0 0 59 34" draw:points="26,12 23,6 20,3 14,0 12,0 6,3 3,6 0,12 0,23 3,29 6,32 12,34 14,34 20,32 23,29 26,23 26,12 29,6 32,3 37,0 48,0 53,3 56,6 59,12 59,23 56,29 53,32 48,34 37,34 32,32 29,29 26,23">
          <text:p/>
        </draw:polyline>
        <draw:line draw:style-name="gr5" draw:text-style-name="P2" draw:layer="layout" svg:x1="15.299cm" svg:y1="6.687cm" svg:x2="15.299cm" svg:y2="6.654cm">
          <text:p/>
        </draw:line>
        <draw:polyline draw:style-name="gr5" draw:text-style-name="P2" draw:layer="layout" svg:width="0.057cm" svg:height="0.016cm" svg:x="15.242cm" svg:y="6.654cm" svg:viewBox="0 0 58 17" draw:points="58,17 0,17 8,12 13,5 16,0">
          <text:p/>
        </draw:polyline>
        <draw:polygon draw:style-name="gr5" draw:text-style-name="P2" draw:layer="layout" svg:width="0.057cm" svg:height="0.033cm" svg:x="15.242cm" svg:y="6.708cm" svg:viewBox="0 0 58 34" draw:points="0,15 0,20 3,26 6,28 11,31 23,34 36,34 47,31 53,28 55,26 58,20 58,15 55,9 53,6 47,3 36,0 23,0 11,3 6,6 3,9">
          <text:p/>
        </draw:polygon>
        <draw:line draw:style-name="gr5" draw:text-style-name="P2" draw:layer="layout" svg:x1="15.261cm" svg:y1="6.765cm" svg:x2="15.299cm" svg:y2="6.765cm">
          <text:p/>
        </draw:line>
        <draw:polyline draw:style-name="gr5" draw:text-style-name="P2" draw:layer="layout" svg:width="0.038cm" svg:height="0.025cm" svg:x="15.261cm" svg:y="6.765cm" svg:viewBox="0 0 39 26" draw:points="7,0 4,4 0,10 0,18 4,23 9,26 39,26">
          <text:p/>
        </draw:polyline>
        <draw:polyline draw:style-name="gr5" draw:text-style-name="P2" draw:layer="layout" svg:width="0.036cm" svg:height="0.058cm" svg:x="15.755cm" svg:y="6.226cm" svg:viewBox="0 0 37 59" draw:points="0,53 4,56 12,59 18,59 26,56 32,51 34,45 37,34 37,25 34,14 32,9 26,3 18,0 12,0 4,3 0,6">
          <text:p/>
        </draw:polyline>
        <draw:polyline draw:style-name="gr5" draw:text-style-name="P2" draw:layer="layout" svg:width="0.035cm" svg:height="0.058cm" svg:x="15.701cm" svg:y="6.226cm" svg:viewBox="0 0 36 59" draw:points="34,6 31,3 26,0 11,0 6,3 3,6 0,11 0,17 3,25 36,59 0,59">
          <text:p/>
        </draw:polyline>
        <draw:line draw:style-name="gr5" draw:text-style-name="P2" draw:layer="layout" svg:x1="15.647cm" svg:y1="6.284cm" svg:x2="15.68cm" svg:y2="6.284cm">
          <text:p/>
        </draw:line>
        <draw:polyline draw:style-name="gr5" draw:text-style-name="P2" draw:layer="layout" svg:width="0.017cm" svg:height="0.058cm" svg:x="15.663cm" svg:y="6.226cm" svg:viewBox="0 0 18 59" draw:points="0,59 0,0 6,9 12,14 18,17">
          <text:p/>
        </draw:polyline>
        <draw:line draw:style-name="gr5" draw:text-style-name="P2" draw:layer="layout" svg:x1="15.755cm" svg:y1="6.215cm" svg:x2="15.788cm" svg:y2="6.215cm">
          <text:p/>
        </draw:line>
        <draw:polyline draw:style-name="gr5" draw:text-style-name="P2" draw:layer="layout" svg:width="0.016cm" svg:height="0.057cm" svg:x="15.772cm" svg:y="6.158cm" svg:viewBox="0 0 17 58" draw:points="0,58 0,0 6,8 11,14 17,16">
          <text:p/>
        </draw:polyline>
        <draw:polygon draw:style-name="gr5" draw:text-style-name="P2" draw:layer="layout" svg:width="0.033cm" svg:height="0.057cm" svg:x="15.701cm" svg:y="6.158cm" svg:viewBox="0 0 34 58" draw:points="20,0 14,0 8,3 6,5 3,11 0,22 0,36 3,47 6,52 8,56 14,58 20,58 25,56 28,52 31,47 34,36 34,22 31,11 28,5 25,3">
          <text:p/>
        </draw:polygon>
        <draw:line draw:style-name="gr5" draw:text-style-name="P2" draw:layer="layout" svg:x1="15.677cm" svg:y1="6.177cm" svg:x2="15.677cm" svg:y2="6.215cm">
          <text:p/>
        </draw:line>
        <draw:polyline draw:style-name="gr5" draw:text-style-name="P2" draw:layer="layout" svg:width="0.025cm" svg:height="0.038cm" svg:x="15.652cm" svg:y="6.177cm" svg:viewBox="0 0 26 39" draw:points="26,5 23,3 18,0 10,0 3,3 0,8 0,39">
          <text:p/>
        </draw:polyline>
        <draw:line draw:style-name="gr3" draw:text-style-name="P2" draw:layer="layout" svg:x1="15.813cm" svg:y1="5.653cm" svg:x2="14.9cm" svg:y2="5.653cm">
          <text:p/>
        </draw:line>
        <draw:polyline draw:style-name="gr5" draw:text-style-name="P2" draw:layer="layout" svg:width="0.056cm" svg:height="0.048cm" svg:x="14.93cm" svg:y="5.695cm" svg:viewBox="0 0 57 49" draw:points="2,23 0,27 2,36 6,41 13,47 20,49 26,48 37,45 44,41 52,33 55,27 57,20 55,11 53,6 46,1 43,0">
          <text:p/>
        </draw:polyline>
        <draw:polyline draw:style-name="gr5" draw:text-style-name="P2" draw:layer="layout" svg:width="0.059cm" svg:height="0.052cm" svg:x="14.905cm" svg:y="5.647cm" svg:viewBox="0 0 60 53" draw:points="46,0 60,24 37,40 38,36 38,30 31,18 25,15 22,14 16,14 4,21 1,26 0,30 0,36 7,49 12,52 15,53">
          <text:p/>
        </draw:polyline>
        <draw:line draw:style-name="gr5" draw:text-style-name="P2" draw:layer="layout" svg:x1="14.881cm" svg:y1="5.778cm" svg:x2="14.899cm" svg:y2="5.808cm">
          <text:p/>
        </draw:line>
        <draw:polyline draw:style-name="gr5" draw:text-style-name="P2" draw:layer="layout" svg:width="0.05cm" svg:height="0.029cm" svg:x="14.889cm" svg:y="5.764cm" svg:viewBox="0 0 51 30" draw:points="0,30 51,0 46,9 45,16 45,23">
          <text:p/>
        </draw:polyline>
        <draw:polygon draw:style-name="gr5" draw:text-style-name="P2" draw:layer="layout" svg:width="0.052cm" svg:height="0.042cm" svg:x="14.861cm" svg:y="5.71cm" svg:viewBox="0 0 53 43" draw:points="53,10 50,6 45,1 41,0 35,0 23,4 12,11 4,19 0,24 0,28 0,34 2,39 8,42 11,43 17,43 28,40 41,33 49,25 52,20 53,16">
          <text:p/>
        </draw:polygon>
        <draw:line draw:style-name="gr5" draw:text-style-name="P2" draw:layer="layout" svg:x1="14.876cm" svg:y1="5.691cm" svg:x2="14.842cm" svg:y2="5.711cm">
          <text:p/>
        </draw:line>
        <draw:polyline draw:style-name="gr5" draw:text-style-name="P2" draw:layer="layout" svg:width="0.042cm" svg:height="0.02cm" svg:x="14.829cm" svg:y="5.674cm" svg:viewBox="0 0 43 21" draw:points="42,21 43,17 43,10 38,3 33,0 26,0 0,15">
          <text:p/>
        </draw:polyline>
        <draw:polyline draw:style-name="gr5" draw:text-style-name="P2" draw:layer="layout" svg:width="0.056cm" svg:height="0.048cm" svg:x="15.568cm" svg:y="5.665cm" svg:viewBox="0 0 57 49" draw:points="42,49 46,48 52,42 55,37 57,29 55,22 51,17 43,8 37,4 24,0 19,0 11,2 5,8 2,13 0,22 1,26">
          <text:p/>
        </draw:polyline>
        <draw:polyline draw:style-name="gr5" draw:text-style-name="P2" draw:layer="layout" svg:width="0.057cm" svg:height="0.042cm" svg:x="15.543cm" svg:y="5.711cm" svg:viewBox="0 0 58 43" draw:points="58,29 53,39 48,42 43,43 34,43 22,41 4,30 1,24 0,19 0,14 6,4 10,1 14,0 20,0 32,7 35,12 36,16 36,22 30,32 26,36 22,37 16,36">
          <text:p/>
        </draw:polyline>
        <draw:line draw:style-name="gr5" draw:text-style-name="P2" draw:layer="layout" svg:x1="15.568cm" svg:y1="5.659cm" svg:x2="15.586cm" svg:y2="5.629cm">
          <text:p/>
        </draw:line>
        <draw:polyline draw:style-name="gr5" draw:text-style-name="P2" draw:layer="layout" svg:width="0.05cm" svg:height="0.035cm" svg:x="15.527cm" svg:y="5.609cm" svg:viewBox="0 0 51 36" draw:points="51,36 0,7 10,7 17,4 23,0">
          <text:p/>
        </draw:polyline>
        <draw:polygon draw:style-name="gr5" draw:text-style-name="P2" draw:layer="layout" svg:width="0.053cm" svg:height="0.043cm" svg:x="15.498cm" svg:y="5.655cm" svg:viewBox="0 0 54 44" draw:points="3,5 1,9 0,16 1,19 4,24 12,32 26,40 36,43 42,44 46,43 51,39 54,33 54,27 53,24 50,18 42,11 30,4 18,1 12,0 8,1">
          <text:p/>
        </draw:polygon>
        <draw:line draw:style-name="gr5" draw:text-style-name="P2" draw:layer="layout" svg:x1="15.496cm" svg:y1="5.707cm" svg:x2="15.53cm" svg:y2="5.727cm">
          <text:p/>
        </draw:line>
        <draw:polyline draw:style-name="gr5" draw:text-style-name="P2" draw:layer="layout" svg:width="0.029cm" svg:height="0.037cm" svg:x="15.488cm" svg:y="5.71cm" svg:viewBox="0 0 30 38" draw:points="14,0 9,1 4,4 0,11 0,17 3,22 30,38">
          <text:p/>
        </draw:polyline>
        <draw:polyline draw:style-name="gr5" draw:text-style-name="P2" draw:layer="layout" svg:width="0.057cm" svg:height="0.036cm" svg:x="15.242cm" svg:y="5.627cm" svg:viewBox="0 0 58 37" draw:points="53,37 55,34 58,25 58,19 55,11 50,6 45,3 33,0 26,0 13,3 8,6 3,11 0,19 0,25 3,34 6,37">
          <text:p/>
        </draw:polyline>
        <draw:polyline draw:style-name="gr5" draw:text-style-name="P2" draw:layer="layout" svg:width="0.057cm" svg:height="0.035cm" svg:x="15.242cm" svg:y="5.682cm" svg:viewBox="0 0 58 36" draw:points="6,2 3,5 0,10 0,24 3,29 6,32 11,36 16,36 26,32 58,0 58,36">
          <text:p/>
        </draw:polyline>
        <draw:line draw:style-name="gr5" draw:text-style-name="P2" draw:layer="layout" svg:x1="15.261cm" svg:y1="5.766cm" svg:x2="15.299cm" svg:y2="5.766cm">
          <text:p/>
        </draw:line>
        <draw:polyline draw:style-name="gr5" draw:text-style-name="P2" draw:layer="layout" svg:width="0.041cm" svg:height="0.035cm" svg:x="15.24cm" svg:y="5.739cm" svg:viewBox="0 0 42 36" draw:points="0,14 42,0 42,36">
          <text:p/>
        </draw:polyline>
        <draw:line draw:style-name="gr5" draw:text-style-name="P2" draw:layer="layout" svg:x1="15.231cm" svg:y1="5.663cm" svg:x2="15.231cm" svg:y2="5.63cm">
          <text:p/>
        </draw:line>
        <draw:polyline draw:style-name="gr5" draw:text-style-name="P2" draw:layer="layout" svg:width="0.058cm" svg:height="0.016cm" svg:x="15.173cm" svg:y="5.63cm" svg:viewBox="0 0 59 17" draw:points="59,17 0,17 9,12 14,5 17,0">
          <text:p/>
        </draw:polyline>
        <draw:polygon draw:style-name="gr5" draw:text-style-name="P2" draw:layer="layout" svg:width="0.058cm" svg:height="0.033cm" svg:x="15.173cm" svg:y="5.684cm" svg:viewBox="0 0 59 34" draw:points="0,15 0,20 3,26 6,28 12,31 23,34 37,34 48,31 53,28 56,26 59,20 59,15 56,9 53,6 48,3 37,0 23,0 12,3 6,6 3,9">
          <text:p/>
        </draw:polygon>
        <draw:line draw:style-name="gr5" draw:text-style-name="P2" draw:layer="layout" svg:x1="15.192cm" svg:y1="5.742cm" svg:x2="15.231cm" svg:y2="5.742cm">
          <text:p/>
        </draw:line>
        <draw:polyline draw:style-name="gr5" draw:text-style-name="P2" draw:layer="layout" svg:width="0.039cm" svg:height="0.024cm" svg:x="15.192cm" svg:y="5.742cm" svg:viewBox="0 0 40 25" draw:points="6,0 3,2 0,8 0,15 3,22 9,25 40,25">
          <text:p/>
        </draw:polyline>
        <draw:line draw:style-name="gr3" draw:text-style-name="P2" draw:layer="layout" svg:x1="11.365cm" svg:y1="11.271cm" svg:x2="11.365cm" svg:y2="10.112cm">
          <text:p/>
        </draw:line>
        <draw:line draw:style-name="gr3" draw:text-style-name="P2" draw:layer="layout" svg:x1="11.851cm" svg:y1="9.793cm" svg:x2="11.486cm" svg:y2="9.793cm">
          <text:p/>
        </draw:line>
        <draw:line draw:style-name="gr3" draw:text-style-name="P2" draw:layer="layout" svg:x1="11.486cm" svg:y1="9.793cm" svg:x2="11.486cm" svg:y2="9.61cm">
          <text:p/>
        </draw:line>
        <draw:line draw:style-name="gr5" draw:text-style-name="P2" draw:layer="layout" svg:x1="11.601cm" svg:y1="9.694cm" svg:x2="11.581cm" svg:y2="9.666cm">
          <text:p/>
        </draw:line>
        <draw:polyline draw:style-name="gr5" draw:text-style-name="P2" draw:layer="layout" svg:width="0.032cm" svg:height="0.057cm" svg:x="11.568cm" svg:y="9.636cm" svg:viewBox="0 0 33 58" draw:points="0,58 0,0 21,0 27,3 30,6 33,11 33,19 30,25 27,27 21,30 0,30">
          <text:p/>
        </draw:polyline>
        <draw:polyline draw:style-name="gr5" draw:text-style-name="P2" draw:layer="layout" svg:width="0.034cm" svg:height="0.057cm" svg:x="11.62cm" svg:y="9.636cm" svg:viewBox="0 0 35 58" draw:points="2,6 5,3 10,0 24,0 30,3 33,6 35,11 35,17 33,25 0,58 35,58">
          <text:p/>
        </draw:polyline>
        <draw:polyline draw:style-name="gr5" draw:text-style-name="P2" draw:layer="layout" svg:width="0.033cm" svg:height="0.057cm" svg:x="11.676cm" svg:y="9.636cm" svg:viewBox="0 0 34 58" draw:points="31,0 3,0 0,27 3,25 9,22 23,22 29,25 31,27 34,33 34,47 31,53 29,55 23,58 9,58 3,55 0,53">
          <text:p/>
        </draw:polyline>
        <draw:line draw:style-name="gr3" draw:text-style-name="P2" draw:layer="layout" svg:x1="12.182cm" svg:y1="9.793cm" svg:x2="12.182cm" svg:y2="9.61cm">
          <text:p/>
        </draw:line>
        <draw:line draw:style-name="gr3" draw:text-style-name="P2" draw:layer="layout" svg:x1="12.547cm" svg:y1="9.793cm" svg:x2="12.182cm" svg:y2="9.793cm">
          <text:p/>
        </draw:line>
        <draw:line draw:style-name="gr5" draw:text-style-name="P2" draw:layer="layout" svg:x1="12.297cm" svg:y1="9.694cm" svg:x2="12.277cm" svg:y2="9.666cm">
          <text:p/>
        </draw:line>
        <draw:polyline draw:style-name="gr5" draw:text-style-name="P2" draw:layer="layout" svg:width="0.032cm" svg:height="0.057cm" svg:x="12.264cm" svg:y="9.636cm" svg:viewBox="0 0 33 58" draw:points="0,58 0,0 22,0 27,3 30,6 33,11 33,19 30,25 27,27 22,30 0,30">
          <text:p/>
        </draw:polyline>
        <draw:line draw:style-name="gr5" draw:text-style-name="P2" draw:layer="layout" svg:x1="12.35cm" svg:y1="9.693cm" svg:x2="12.318cm" svg:y2="9.693cm">
          <text:p/>
        </draw:line>
        <draw:polyline draw:style-name="gr5" draw:text-style-name="P2" draw:layer="layout" svg:width="0.016cm" svg:height="0.057cm" svg:x="12.318cm" svg:y="9.636cm" svg:viewBox="0 0 17 58" draw:points="17,58 17,0 12,8 5,13 0,17">
          <text:p/>
        </draw:polyline>
        <draw:polyline draw:style-name="gr5" draw:text-style-name="P2" draw:layer="layout" svg:width="0.032cm" svg:height="0.057cm" svg:x="12.372cm" svg:y="9.636cm" svg:viewBox="0 0 33 58" draw:points="11,25 5,22 3,19 0,13 0,11 3,6 5,3 11,0 22,0 27,3 31,6 33,11 33,13 31,19 27,22 22,25 11,25 5,27 3,30 0,35 0,47 3,53 5,55 11,58 22,58 27,55 31,53 33,47 33,35 31,30 27,27 22,25">
          <text:p/>
        </draw:polyline>
        <draw:line draw:style-name="gr3" draw:text-style-name="P2" draw:layer="layout" svg:x1="11.851cm" svg:y1="9.61cm" svg:x2="11.851cm" svg:y2="9.793cm">
          <text:p/>
        </draw:line>
        <draw:line draw:style-name="gr3" draw:text-style-name="P2" draw:layer="layout" svg:x1="11.156cm" svg:y1="9.61cm" svg:x2="11.156cm" svg:y2="9.793cm">
          <text:p/>
        </draw:line>
        <draw:line draw:style-name="gr3" draw:text-style-name="P2" draw:layer="layout" svg:x1="11.156cm" svg:y1="9.793cm" svg:x2="10.791cm" svg:y2="9.793cm">
          <text:p/>
        </draw:line>
        <draw:line draw:style-name="gr3" draw:text-style-name="P2" draw:layer="layout" svg:x1="10.791cm" svg:y1="9.793cm" svg:x2="10.791cm" svg:y2="9.61cm">
          <text:p/>
        </draw:line>
        <draw:line draw:style-name="gr3" draw:text-style-name="P2" draw:layer="layout" svg:x1="10.791cm" svg:y1="9.61cm" svg:x2="11.156cm" svg:y2="9.61cm">
          <text:p/>
        </draw:line>
        <draw:polyline draw:style-name="gr5" draw:text-style-name="P2" draw:layer="layout" svg:width="0.036cm" svg:height="0.057cm" svg:x="10.868cm" svg:y="9.705cm" svg:viewBox="0 0 37 58" draw:points="0,0 37,0 16,21 24,21 30,24 33,27 37,33 37,47 33,52 30,55 24,58 8,58 3,55 0,52">
          <text:p/>
        </draw:polyline>
        <draw:polygon draw:style-name="gr5" draw:text-style-name="P2" draw:layer="layout" svg:width="0.033cm" svg:height="0.057cm" svg:x="10.925cm" svg:y="9.705cm" svg:viewBox="0 0 34 58" draw:points="15,0 20,0 26,2 28,5 31,11 34,21 34,36 31,47 28,52 26,55 20,58 15,58 9,55 6,52 4,47 0,36 0,21 4,11 6,5 9,2">
          <text:p/>
        </draw:polygon>
        <draw:polygon draw:style-name="gr5" draw:text-style-name="P2" draw:layer="layout" svg:width="0.032cm" svg:height="0.057cm" svg:x="10.98cm" svg:y="9.705cm" svg:viewBox="0 0 33 58" draw:points="14,0 20,0 25,2 28,5 30,11 33,21 33,36 30,47 28,52 25,55 20,58 14,58 8,55 5,52 2,47 0,36 0,21 2,11 5,5 8,2">
          <text:p/>
        </draw:polygon>
        <draw:line draw:style-name="gr3" draw:text-style-name="P2" draw:layer="layout" svg:x1="11.486cm" svg:y1="9.61cm" svg:x2="11.851cm" svg:y2="9.61cm">
          <text:p/>
        </draw:line>
        <draw:polyline draw:style-name="gr5" draw:text-style-name="P2" draw:layer="layout" svg:width="0.036cm" svg:height="0.057cm" svg:x="11.563cm" svg:y="9.705cm" svg:viewBox="0 0 37 58" draw:points="0,0 37,0 18,21 26,21 31,24 34,27 37,33 37,47 34,52 31,55 26,58 10,58 4,55 0,52">
          <text:p/>
        </draw:polyline>
        <draw:polygon draw:style-name="gr5" draw:text-style-name="P2" draw:layer="layout" svg:width="0.033cm" svg:height="0.057cm" svg:x="11.62cm" svg:y="9.705cm" svg:viewBox="0 0 34 58" draw:points="15,0 21,0 26,2 29,5 32,11 34,21 34,36 32,47 29,52 26,55 21,58 15,58 9,55 6,52 3,47 0,36 0,21 3,11 6,5 9,2">
          <text:p/>
        </draw:polygon>
        <draw:polygon draw:style-name="gr5" draw:text-style-name="P2" draw:layer="layout" svg:width="0.033cm" svg:height="0.057cm" svg:x="11.675cm" svg:y="9.705cm" svg:viewBox="0 0 34 58" draw:points="14,0 19,0 25,2 28,5 31,11 34,21 34,36 31,47 28,52 25,55 19,58 14,58 8,55 5,52 3,47 0,36 0,21 3,11 5,5 8,2">
          <text:p/>
        </draw:polygon>
        <draw:line draw:style-name="gr3" draw:text-style-name="P2" draw:layer="layout" svg:x1="11.486cm" svg:y1="9.263cm" svg:x2="11.851cm" svg:y2="9.263cm">
          <text:p/>
        </draw:line>
        <draw:line draw:style-name="gr3" draw:text-style-name="P2" draw:layer="layout" svg:x1="11.851cm" svg:y1="9.445cm" svg:x2="11.486cm" svg:y2="9.445cm">
          <text:p/>
        </draw:line>
        <draw:line draw:style-name="gr3" draw:text-style-name="P2" draw:layer="layout" svg:x1="11.486cm" svg:y1="9.445cm" svg:x2="11.486cm" svg:y2="9.263cm">
          <text:p/>
        </draw:line>
        <draw:line draw:style-name="gr5" draw:text-style-name="P2" draw:layer="layout" svg:x1="11.665cm" svg:y1="9.415cm" svg:x2="11.645cm" svg:y2="9.387cm">
          <text:p/>
        </draw:line>
        <draw:polyline draw:style-name="gr5" draw:text-style-name="P2" draw:layer="layout" svg:width="0.032cm" svg:height="0.057cm" svg:x="11.632cm" svg:y="9.357cm" svg:viewBox="0 0 33 58" draw:points="0,58 0,0 21,0 27,3 29,5 33,11 33,19 29,24 27,27 21,30 0,30">
          <text:p/>
        </draw:polyline>
        <draw:polyline draw:style-name="gr5" draw:text-style-name="P2" draw:layer="layout" svg:width="0.035cm" svg:height="0.057cm" svg:x="11.683cm" svg:y="9.357cm" svg:viewBox="0 0 36 58" draw:points="3,5 6,3 11,0 26,0 31,3 34,5 36,11 36,16 34,24 0,58 36,58">
          <text:p/>
        </draw:polyline>
        <draw:polyline draw:style-name="gr5" draw:text-style-name="P2" draw:layer="layout" svg:width="0.039cm" svg:height="0.057cm" svg:x="11.737cm" svg:y="9.357cm" svg:viewBox="0 0 40 58" draw:points="0,0 40,0 14,58">
          <text:p/>
        </draw:polyline>
        <draw:line draw:style-name="gr5" draw:text-style-name="P2" draw:layer="layout" svg:x1="11.658cm" svg:y1="9.307cm" svg:x2="11.658cm" svg:y2="9.345cm">
          <text:p/>
        </draw:line>
        <draw:polyline draw:style-name="gr5" draw:text-style-name="P2" draw:layer="layout" svg:width="0.036cm" svg:height="0.041cm" svg:x="11.63cm" svg:y="9.285cm" svg:viewBox="0 0 37 42" draw:points="15,0 0,42 37,42">
          <text:p/>
        </draw:polyline>
        <draw:polyline draw:style-name="gr5" draw:text-style-name="P2" draw:layer="layout" svg:width="0.032cm" svg:height="0.056cm" svg:x="11.685cm" svg:y="9.289cm" svg:viewBox="0 0 33 57" draw:points="5,57 17,57 22,55 25,52 30,44 33,33 33,11 30,5 28,2 22,0 12,0 5,2 2,5 0,11 0,25 2,30 5,33 12,36 22,36 28,33 30,30 33,25">
          <text:p/>
        </draw:polyline>
        <draw:polyline draw:style-name="gr5" draw:text-style-name="P2" draw:layer="layout" svg:width="0.038cm" svg:height="0.056cm" svg:x="11.736cm" svg:y="9.289cm" svg:viewBox="0 0 39 57" draw:points="0,0 39,0 15,57">
          <text:p/>
        </draw:polyline>
        <draw:line draw:style-name="gr3" draw:text-style-name="P2" draw:layer="layout" svg:x1="11.586cm" svg:y1="9.014cm" svg:x2="11.404cm" svg:y2="9.014cm">
          <text:p/>
        </draw:line>
        <draw:line draw:style-name="gr5" draw:text-style-name="P2" draw:layer="layout" svg:x1="10.906cm" svg:y1="9.694cm" svg:x2="10.885cm" svg:y2="9.666cm">
          <text:p/>
        </draw:line>
        <draw:polyline draw:style-name="gr5" draw:text-style-name="P2" draw:layer="layout" svg:width="0.033cm" svg:height="0.057cm" svg:x="10.872cm" svg:y="9.636cm" svg:viewBox="0 0 34 58" draw:points="0,58 0,0 22,0 28,3 31,6 34,11 34,19 31,25 28,27 22,30 0,30">
          <text:p/>
        </draw:polyline>
        <draw:polyline draw:style-name="gr5" draw:text-style-name="P2" draw:layer="layout" svg:width="0.035cm" svg:height="0.057cm" svg:x="10.924cm" svg:y="9.636cm" svg:viewBox="0 0 36 58" draw:points="2,6 5,3 11,0 25,0 31,3 33,6 36,11 36,17 33,25 0,58 36,58">
          <text:p/>
        </draw:polyline>
        <draw:polyline draw:style-name="gr5" draw:text-style-name="P2" draw:layer="layout" svg:width="0.033cm" svg:height="0.057cm" svg:x="10.981cm" svg:y="9.636cm" svg:viewBox="0 0 34 58" draw:points="28,0 17,0 12,3 8,6 2,13 0,25 0,47 2,53 5,55 12,58 22,58 28,55 31,53 34,47 34,33 31,27 28,25 22,22 12,22 5,25 2,27 0,33">
          <text:p/>
        </draw:polyline>
        <draw:line draw:style-name="gr3" draw:text-style-name="P2" draw:layer="layout" svg:x1="10.791cm" svg:y1="9.445cm" svg:x2="10.791cm" svg:y2="9.263cm">
          <text:p/>
        </draw:line>
        <draw:line draw:style-name="gr3" draw:text-style-name="P2" draw:layer="layout" svg:x1="10.791cm" svg:y1="9.263cm" svg:x2="11.156cm" svg:y2="9.263cm">
          <text:p/>
        </draw:line>
        <draw:line draw:style-name="gr3" draw:text-style-name="P2" draw:layer="layout" svg:x1="11.156cm" svg:y1="9.263cm" svg:x2="11.156cm" svg:y2="9.445cm">
          <text:p/>
        </draw:line>
        <draw:line draw:style-name="gr3" draw:text-style-name="P2" draw:layer="layout" svg:x1="11.156cm" svg:y1="9.445cm" svg:x2="10.791cm" svg:y2="9.445cm">
          <text:p/>
        </draw:line>
        <draw:line draw:style-name="gr5" draw:text-style-name="P2" draw:layer="layout" svg:x1="10.97cm" svg:y1="9.415cm" svg:x2="10.95cm" svg:y2="9.387cm">
          <text:p/>
        </draw:line>
        <draw:polyline draw:style-name="gr5" draw:text-style-name="P2" draw:layer="layout" svg:width="0.033cm" svg:height="0.057cm" svg:x="10.936cm" svg:y="9.357cm" svg:viewBox="0 0 34 58" draw:points="0,58 0,0 22,0 28,3 31,5 34,11 34,19 31,24 28,27 22,30 0,30">
          <text:p/>
        </draw:polyline>
        <draw:polyline draw:style-name="gr5" draw:text-style-name="P2" draw:layer="layout" svg:width="0.035cm" svg:height="0.057cm" svg:x="10.988cm" svg:y="9.357cm" svg:viewBox="0 0 36 58" draw:points="2,5 5,3 11,0 25,0 31,3 33,5 36,11 36,16 33,24 0,58 36,58">
          <text:p/>
        </draw:polyline>
        <draw:polyline draw:style-name="gr5" draw:text-style-name="P2" draw:layer="layout" svg:width="0.032cm" svg:height="0.057cm" svg:x="11.045cm" svg:y="9.357cm" svg:viewBox="0 0 33 58" draw:points="10,24 5,22 3,19 0,14 0,11 3,5 5,3 10,0 23,0 28,3 30,5 33,11 33,14 30,19 28,22 23,24 10,24 5,27 3,30 0,36 0,47 3,52 5,55 10,58 23,58 28,55 30,52 33,47 33,36 30,30 28,27 23,24">
          <text:p/>
        </draw:polyline>
        <draw:line draw:style-name="gr5" draw:text-style-name="P2" draw:layer="layout" svg:x1="10.962cm" svg:y1="9.307cm" svg:x2="10.962cm" svg:y2="9.345cm">
          <text:p/>
        </draw:line>
        <draw:polyline draw:style-name="gr5" draw:text-style-name="P2" draw:layer="layout" svg:width="0.035cm" svg:height="0.041cm" svg:x="10.935cm" svg:y="9.285cm" svg:viewBox="0 0 36 42" draw:points="14,0 0,42 36,42">
          <text:p/>
        </draw:polyline>
        <draw:polyline draw:style-name="gr5" draw:text-style-name="P2" draw:layer="layout" svg:width="0.032cm" svg:height="0.056cm" svg:x="10.989cm" svg:y="9.289cm" svg:viewBox="0 0 33 57" draw:points="7,57 17,57 23,55 26,52 31,44 33,33 33,11 31,5 28,2 23,0 12,0 7,2 4,5 0,11 0,25 4,30 7,33 12,36 23,36 28,33 31,30 33,25">
          <text:p/>
        </draw:polyline>
        <draw:polyline draw:style-name="gr5" draw:text-style-name="P2" draw:layer="layout" svg:width="0.038cm" svg:height="0.056cm" svg:x="11.041cm" svg:y="9.289cm" svg:viewBox="0 0 39 57" draw:points="0,0 39,0 13,57">
          <text:p/>
        </draw:polyline>
        <draw:line draw:style-name="gr3" draw:text-style-name="P2" draw:layer="layout" svg:x1="13.242cm" svg:y1="8.054cm" svg:x2="12.877cm" svg:y2="8.054cm">
          <text:p/>
        </draw:line>
        <draw:line draw:style-name="gr3" draw:text-style-name="P2" draw:layer="layout" svg:x1="12.877cm" svg:y1="7.872cm" svg:x2="13.242cm" svg:y2="7.872cm">
          <text:p/>
        </draw:line>
        <draw:line draw:style-name="gr3" draw:text-style-name="P2" draw:layer="layout" svg:x1="13.242cm" svg:y1="7.872cm" svg:x2="13.242cm" svg:y2="8.054cm">
          <text:p/>
        </draw:line>
        <draw:polyline draw:style-name="gr5" draw:text-style-name="P2" draw:layer="layout" svg:width="0.035cm" svg:height="0.058cm" svg:x="12.956cm" svg:y="7.897cm" svg:viewBox="0 0 36 59" draw:points="36,53 33,56 25,59 20,59 11,56 5,50 3,45 0,34 0,26 3,15 5,8 11,3 20,0 25,0 33,3 36,6">
          <text:p/>
        </draw:polyline>
        <draw:line draw:style-name="gr5" draw:text-style-name="P2" draw:layer="layout" svg:x1="13.04cm" svg:y1="7.916cm" svg:x2="13.04cm" svg:y2="7.955cm">
          <text:p/>
        </draw:line>
        <draw:polyline draw:style-name="gr5" draw:text-style-name="P2" draw:layer="layout" svg:width="0.035cm" svg:height="0.041cm" svg:x="13.013cm" svg:y="7.895cm" svg:viewBox="0 0 36 42" draw:points="14,0 0,42 36,42">
          <text:p/>
        </draw:polyline>
        <draw:line draw:style-name="gr5" draw:text-style-name="P2" draw:layer="layout" svg:x1="13.095cm" svg:y1="7.916cm" svg:x2="13.095cm" svg:y2="7.955cm">
          <text:p/>
        </draw:line>
        <draw:polyline draw:style-name="gr5" draw:text-style-name="P2" draw:layer="layout" svg:width="0.036cm" svg:height="0.041cm" svg:x="13.067cm" svg:y="7.895cm" svg:viewBox="0 0 37 42" draw:points="15,0 0,42 37,42">
          <text:p/>
        </draw:polyline>
        <draw:polyline draw:style-name="gr5" draw:text-style-name="P2" draw:layer="layout" svg:width="0.035cm" svg:height="0.057cm" svg:x="12.956cm" svg:y="7.966cm" svg:viewBox="0 0 36 58" draw:points="3,6 5,3 11,0 25,0 31,3 33,6 36,12 36,17 33,25 0,58 36,58">
          <text:p/>
        </draw:polyline>
        <draw:polyline draw:style-name="gr5" draw:text-style-name="P2" draw:layer="layout" svg:width="0.038cm" svg:height="0.057cm" svg:x="13.01cm" svg:y="7.966cm" svg:viewBox="0 0 39 58" draw:points="0,0 39,0 15,58">
          <text:p/>
        </draw:polyline>
        <draw:line draw:style-name="gr5" draw:text-style-name="P2" draw:layer="layout" svg:x1="13.07cm" svg:y1="7.985cm" svg:x2="13.07cm" svg:y2="8.042cm">
          <text:p/>
        </draw:line>
        <draw:polyline draw:style-name="gr5" draw:text-style-name="P2" draw:layer="layout" svg:width="0.027cm" svg:height="0.038cm" svg:x="13.07cm" svg:y="7.985cm" svg:viewBox="0 0 28 39" draw:points="0,2 6,0 17,0 23,2 26,5 28,12 28,28 26,34 23,36 17,39 6,39 0,36">
          <text:p/>
        </draw:polyline>
        <draw:line draw:style-name="gr3" draw:text-style-name="P2" draw:layer="layout" svg:x1="12.877cm" svg:y1="8.219cm" svg:x2="13.242cm" svg:y2="8.219cm">
          <text:p/>
        </draw:line>
        <draw:line draw:style-name="gr3" draw:text-style-name="P2" draw:layer="layout" svg:x1="12.877cm" svg:y1="8.054cm" svg:x2="12.877cm" svg:y2="7.872cm">
          <text:p/>
        </draw:line>
        <draw:line draw:style-name="gr3" draw:text-style-name="P2" draw:layer="layout" svg:x1="12.547cm" svg:y1="7.872cm" svg:x2="12.547cm" svg:y2="8.054cm">
          <text:p/>
        </draw:line>
        <draw:line draw:style-name="gr3" draw:text-style-name="P2" draw:layer="layout" svg:x1="12.182cm" svg:y1="8.054cm" svg:x2="12.182cm" svg:y2="7.872cm">
          <text:p/>
        </draw:line>
        <draw:line draw:style-name="gr3" draw:text-style-name="P2" draw:layer="layout" svg:x1="12.547cm" svg:y1="8.054cm" svg:x2="12.182cm" svg:y2="8.054cm">
          <text:p/>
        </draw:line>
        <draw:polyline draw:style-name="gr5" draw:text-style-name="P2" draw:layer="layout" svg:width="0.036cm" svg:height="0.057cm" svg:x="12.26cm" svg:y="7.966cm" svg:viewBox="0 0 37 58" draw:points="4,6 6,3 12,0 26,0 31,3 34,6 37,12 37,17 34,25 0,58 37,58">
          <text:p/>
        </draw:polyline>
        <draw:polyline draw:style-name="gr5" draw:text-style-name="P2" draw:layer="layout" svg:width="0.038cm" svg:height="0.057cm" svg:x="12.315cm" svg:y="7.966cm" svg:viewBox="0 0 39 58" draw:points="0,0 39,0 14,58">
          <text:p/>
        </draw:polyline>
        <draw:line draw:style-name="gr5" draw:text-style-name="P2" draw:layer="layout" svg:x1="12.375cm" svg:y1="7.985cm" svg:x2="12.375cm" svg:y2="8.042cm">
          <text:p/>
        </draw:line>
        <draw:polyline draw:style-name="gr5" draw:text-style-name="P2" draw:layer="layout" svg:width="0.027cm" svg:height="0.038cm" svg:x="12.375cm" svg:y="7.985cm" svg:viewBox="0 0 28 39" draw:points="0,2 6,0 17,0 22,2 25,5 28,12 28,28 25,34 22,36 17,39 6,39 0,36">
          <text:p/>
        </draw:polyline>
        <draw:line draw:style-name="gr3" draw:text-style-name="P2" draw:layer="layout" svg:x1="11.851cm" svg:y1="7.872cm" svg:x2="11.851cm" svg:y2="8.054cm">
          <text:p/>
        </draw:line>
        <draw:line draw:style-name="gr3" draw:text-style-name="P2" draw:layer="layout" svg:x1="12.635cm" svg:y1="6.795cm" svg:x2="11.494cm" svg:y2="6.795cm">
          <text:p/>
        </draw:line>
        <draw:polyline draw:style-name="gr6" draw:text-style-name="P2" draw:layer="layout" svg:width="0.109cm" svg:height="0.229cm" svg:x="11.342cm" svg:y="6.969cm" svg:viewBox="0 0 110 230" draw:points="110,230 0,230 0,0">
          <text:p/>
        </draw:polyline>
        <draw:polyline draw:style-name="gr6" draw:text-style-name="P2" draw:layer="layout" svg:width="0.152cm" svg:height="0.229cm" svg:x="11.527cm" svg:y="6.969cm" svg:viewBox="0 0 153 230" draw:points="0,230 0,0 77,164 153,0 153,230">
          <text:p/>
        </draw:polyline>
        <draw:line draw:style-name="gr6" draw:text-style-name="P2" draw:layer="layout" svg:x1="11.788cm" svg:y1="7.198cm" svg:x2="11.788cm" svg:y2="6.969cm">
          <text:p/>
        </draw:line>
        <draw:line draw:style-name="gr6" draw:text-style-name="P2" draw:layer="layout" svg:x1="11.788cm" svg:y1="7.078cm" svg:x2="11.918cm" svg:y2="7.078cm">
          <text:p/>
        </draw:line>
        <draw:line draw:style-name="gr6" draw:text-style-name="P2" draw:layer="layout" svg:x1="11.918cm" svg:y1="7.198cm" svg:x2="11.918cm" svg:y2="6.969cm">
          <text:p/>
        </draw:line>
        <draw:polyline draw:style-name="gr6" draw:text-style-name="P2" draw:layer="layout" svg:width="0.152cm" svg:height="0.229cm" svg:x="12.005cm" svg:y="6.969cm" svg:viewBox="0 0 153 230" draw:points="0,0 153,0 55,230">
          <text:p/>
        </draw:polyline>
        <draw:polyline draw:style-name="gr6" draw:text-style-name="P2" draw:layer="layout" svg:width="0.142cm" svg:height="0.229cm" svg:x="12.222cm" svg:y="6.969cm" svg:viewBox="0 0 143 230" draw:points="0,0 143,0 66,88 98,88 121,99 132,110 143,132 143,186 132,208 121,219 98,230 33,230 11,219 0,208">
          <text:p/>
        </draw:polyline>
        <draw:polyline draw:style-name="gr6" draw:text-style-name="P2" draw:layer="layout" svg:width="0.141cm" svg:height="0.229cm" svg:x="12.44cm" svg:y="6.969cm" svg:viewBox="0 0 142 230" draw:points="10,22 22,11 44,0 98,0 120,11 131,22 142,43 142,67 131,99 0,230 142,230">
          <text:p/>
        </draw:polyline>
        <draw:line draw:style-name="gr6" draw:text-style-name="P2" draw:layer="layout" svg:x1="12.777cm" svg:y1="7.045cm" svg:x2="12.777cm" svg:y2="7.198cm">
          <text:p/>
        </draw:line>
        <draw:polyline draw:style-name="gr6" draw:text-style-name="P2" draw:layer="layout" svg:width="0.141cm" svg:height="0.163cm" svg:x="12.668cm" svg:y="6.958cm" svg:viewBox="0 0 142 164" draw:points="54,0 0,164 142,164">
          <text:p/>
        </draw:polyline>
        <draw:line draw:style-name="gr3" draw:text-style-name="P2" draw:layer="layout" svg:x1="13.142cm" svg:y1="6.737cm" svg:x2="13.325cm" svg:y2="6.737cm">
          <text:p/>
        </draw:line>
        <draw:line draw:style-name="gr3" draw:text-style-name="P2" draw:layer="layout" svg:x1="13.142cm" svg:y1="7.102cm" svg:x2="13.142cm" svg:y2="6.737cm">
          <text:p/>
        </draw:line>
        <draw:line draw:style-name="gr3" draw:text-style-name="P2" draw:layer="layout" svg:x1="13.325cm" svg:y1="7.102cm" svg:x2="13.142cm" svg:y2="7.102cm">
          <text:p/>
        </draw:line>
        <draw:line draw:style-name="gr3" draw:text-style-name="P2" draw:layer="layout" svg:x1="13.325cm" svg:y1="6.737cm" svg:x2="13.325cm" svg:y2="7.102cm">
          <text:p/>
        </draw:line>
        <draw:polyline draw:style-name="gr5" draw:text-style-name="P2" draw:layer="layout" svg:width="0.057cm" svg:height="0.036cm" svg:x="13.237cm" svg:y="6.924cm" svg:viewBox="0 0 58 37" draw:points="52,0 55,3 58,11 58,17 55,26 50,31 44,34 33,37 25,37 14,34 9,31 3,26 0,17 0,11 3,3 5,0">
          <text:p/>
        </draw:polyline>
        <draw:line draw:style-name="gr5" draw:text-style-name="P2" draw:layer="layout" svg:x1="13.256cm" svg:y1="6.875cm" svg:x2="13.294cm" svg:y2="6.875cm">
          <text:p/>
        </draw:line>
        <draw:polyline draw:style-name="gr5" draw:text-style-name="P2" draw:layer="layout" svg:width="0.041cm" svg:height="0.036cm" svg:x="13.234cm" svg:y="6.867cm" svg:viewBox="0 0 42 37" draw:points="0,23 42,37 42,0">
          <text:p/>
        </draw:polyline>
        <draw:polyline draw:style-name="gr5" draw:text-style-name="P2" draw:layer="layout" svg:width="0.057cm" svg:height="0.033cm" svg:x="13.237cm" svg:y="6.815cm" svg:viewBox="0 0 58 34" draw:points="25,23 23,28 20,31 14,34 12,34 5,31 3,28 0,23 0,11 3,6 5,3 12,0 14,0 20,3 23,6 25,11 25,23 28,28 31,31 36,34 47,34 52,31 55,28 58,23 58,11 55,6 52,3 47,0 36,0 31,3 28,6 25,11">
          <text:p/>
        </draw:polyline>
        <draw:line draw:style-name="gr5" draw:text-style-name="P2" draw:layer="layout" svg:x1="13.225cm" svg:y1="6.924cm" svg:x2="13.225cm" svg:y2="6.957cm">
          <text:p/>
        </draw:line>
        <draw:polyline draw:style-name="gr5" draw:text-style-name="P2" draw:layer="layout" svg:width="0.057cm" svg:height="0.016cm" svg:x="13.168cm" svg:y="6.941cm" svg:viewBox="0 0 58 17" draw:points="58,0 0,0 9,5 14,11 17,17">
          <text:p/>
        </draw:polyline>
        <draw:polygon draw:style-name="gr5" draw:text-style-name="P2" draw:layer="layout" svg:width="0.057cm" svg:height="0.033cm" svg:x="13.168cm" svg:y="6.87cm" svg:viewBox="0 0 58 34" draw:points="0,20 0,15 3,9 6,5 11,2 22,0 37,0 47,2 53,5 56,9 58,15 58,20 56,25 53,28 47,31 37,34 22,34 11,31 6,28 3,25">
          <text:p/>
        </draw:polygon>
        <draw:line draw:style-name="gr5" draw:text-style-name="P2" draw:layer="layout" svg:x1="13.187cm" svg:y1="6.845cm" svg:x2="13.225cm" svg:y2="6.845cm">
          <text:p/>
        </draw:line>
        <draw:polyline draw:style-name="gr5" draw:text-style-name="P2" draw:layer="layout" svg:width="0.038cm" svg:height="0.024cm" svg:x="13.187cm" svg:y="6.821cm" svg:viewBox="0 0 39 25" draw:points="6,25 3,23 0,17 0,8 3,3 9,0 39,0">
          <text:p/>
        </draw:polyline>
        <draw:line draw:style-name="gr3" draw:text-style-name="P2" draw:layer="layout" svg:x1="12.877cm" svg:y1="7.408cm" svg:x2="13.242cm" svg:y2="7.408cm">
          <text:p/>
        </draw:line>
        <draw:line draw:style-name="gr3" draw:text-style-name="P2" draw:layer="layout" svg:x1="12.877cm" svg:y1="7.591cm" svg:x2="12.877cm" svg:y2="7.408cm">
          <text:p/>
        </draw:line>
        <draw:line draw:style-name="gr3" draw:text-style-name="P2" draw:layer="layout" svg:x1="13.242cm" svg:y1="7.591cm" svg:x2="12.877cm" svg:y2="7.591cm">
          <text:p/>
        </draw:line>
        <draw:polyline draw:style-name="gr5" draw:text-style-name="P2" draw:layer="layout" svg:width="0.035cm" svg:height="0.057cm" svg:x="13.02cm" svg:y="7.502cm" svg:viewBox="0 0 36 58" draw:points="36,53 33,56 26,58 20,58 11,56 5,50 3,45 0,34 0,25 3,15 5,8 11,3 20,0 26,0 33,3 36,5">
          <text:p/>
        </draw:polyline>
        <draw:polyline draw:style-name="gr5" draw:text-style-name="P2" draw:layer="layout" svg:width="0.033cm" svg:height="0.057cm" svg:x="13.077cm" svg:y="7.502cm" svg:viewBox="0 0 34 58" draw:points="31,0 2,0 0,28 2,25 8,23 21,23 28,25 31,28 34,34 34,47 31,53 28,56 21,58 8,58 2,56 0,53">
          <text:p/>
        </draw:polyline>
        <draw:polyline draw:style-name="gr5" draw:text-style-name="P2" draw:layer="layout" svg:width="0.033cm" svg:height="0.057cm" svg:x="13.131cm" svg:y="7.502cm" svg:viewBox="0 0 34 58" draw:points="28,0 18,0 12,3 9,5 3,15 0,25 0,47 3,53 7,56 12,58 23,58 28,56 31,53 34,47 34,34 31,28 28,25 23,23 12,23 7,25 3,28 0,34">
          <text:p/>
        </draw:polyline>
        <draw:line draw:style-name="gr5" draw:text-style-name="P2" draw:layer="layout" svg:x1="13.028cm" svg:y1="7.49cm" svg:x2="12.995cm" svg:y2="7.49cm">
          <text:p/>
        </draw:line>
        <draw:polyline draw:style-name="gr5" draw:text-style-name="P2" draw:layer="layout" svg:width="0.017cm" svg:height="0.056cm" svg:x="12.995cm" svg:y="7.434cm" svg:viewBox="0 0 18 57" draw:points="18,57 18,0 12,8 7,13 0,17">
          <text:p/>
        </draw:polyline>
        <draw:polygon draw:style-name="gr5" draw:text-style-name="P2" draw:layer="layout" svg:width="0.033cm" svg:height="0.056cm" svg:x="13.05cm" svg:y="7.434cm" svg:viewBox="0 0 34 57" draw:points="14,0 19,0 25,2 28,5 30,10 34,23 34,36 30,47 28,52 25,55 19,57 14,57 8,55 5,52 2,47 0,36 0,23 2,10 5,5 8,2">
          <text:p/>
        </draw:polygon>
        <draw:polygon draw:style-name="gr5" draw:text-style-name="P2" draw:layer="layout" svg:width="0.033cm" svg:height="0.056cm" svg:x="13.104cm" svg:y="7.434cm" svg:viewBox="0 0 34 57" draw:points="14,0 19,0 25,2 27,5 30,10 34,23 34,36 30,47 27,52 25,55 19,57 14,57 8,55 6,52 3,47 0,36 0,23 3,10 6,5 8,2">
          <text:p/>
        </draw:polygon>
        <draw:line draw:style-name="gr5" draw:text-style-name="P2" draw:layer="layout" svg:x1="13.161cm" svg:y1="7.453cm" svg:x2="13.161cm" svg:y2="7.49cm">
          <text:p/>
        </draw:line>
        <draw:polyline draw:style-name="gr5" draw:text-style-name="P2" draw:layer="layout" svg:width="0.025cm" svg:height="0.037cm" svg:x="13.161cm" svg:y="7.453cm" svg:viewBox="0 0 26 38" draw:points="0,5 4,3 9,0 17,0 23,3 26,8 26,38">
          <text:p/>
        </draw:polyline>
        <draw:line draw:style-name="gr3" draw:text-style-name="P2" draw:layer="layout" svg:x1="12.795cm" svg:y1="8.649cm" svg:x2="12.977cm" svg:y2="8.649cm">
          <text:p/>
        </draw:line>
        <draw:line draw:style-name="gr3" draw:text-style-name="P2" draw:layer="layout" svg:x1="12.977cm" svg:y1="8.649cm" svg:x2="12.977cm" svg:y2="9.014cm">
          <text:p/>
        </draw:line>
        <draw:line draw:style-name="gr3" draw:text-style-name="P2" draw:layer="layout" svg:x1="12.977cm" svg:y1="9.014cm" svg:x2="12.795cm" svg:y2="9.014cm">
          <text:p/>
        </draw:line>
        <draw:line draw:style-name="gr5" draw:text-style-name="P2" draw:layer="layout" svg:x1="12.947cm" svg:y1="8.837cm" svg:x2="12.919cm" svg:y2="8.857cm">
          <text:p/>
        </draw:line>
        <draw:polyline draw:style-name="gr5" draw:text-style-name="P2" draw:layer="layout" svg:width="0.057cm" svg:height="0.033cm" svg:x="12.889cm" svg:y="8.837cm" svg:viewBox="0 0 58 34" draw:points="58,34 0,34 0,11 3,6 6,2 11,0 19,0 26,2 28,6 31,11 31,34">
          <text:p/>
        </draw:polyline>
        <draw:polyline draw:style-name="gr5" draw:text-style-name="P2" draw:layer="layout" svg:width="0.057cm" svg:height="0.035cm" svg:x="12.889cm" svg:y="8.783cm" svg:viewBox="0 0 58 36" draw:points="6,33 3,30 0,24 0,10 3,5 6,2 11,0 16,0 26,2 58,36 58,0">
          <text:p/>
        </draw:polyline>
        <draw:line draw:style-name="gr5" draw:text-style-name="P2" draw:layer="layout" svg:x1="12.946cm" svg:y1="8.728cm" svg:x2="12.946cm" svg:y2="8.761cm">
          <text:p/>
        </draw:line>
        <draw:polyline draw:style-name="gr5" draw:text-style-name="P2" draw:layer="layout" svg:width="0.057cm" svg:height="0.016cm" svg:x="12.889cm" svg:y="8.745cm" svg:viewBox="0 0 58 17" draw:points="58,0 0,0 8,5 14,10 16,17">
          <text:p/>
        </draw:polyline>
        <draw:polyline draw:style-name="gr5" draw:text-style-name="P2" draw:layer="layout" svg:width="0.057cm" svg:height="0.033cm" svg:x="12.821cm" svg:y="8.861cm" svg:viewBox="0 0 58 34" draw:points="58,28 58,17 55,11 53,9 44,3 32,0 11,0 5,3 2,6 0,11 0,22 2,28 5,30 11,34 24,34 29,30 32,28 36,22 36,11 32,6 29,3 24,0">
          <text:p/>
        </draw:polyline>
        <draw:polygon draw:style-name="gr5" draw:text-style-name="P2" draw:layer="layout" svg:width="0.057cm" svg:height="0.032cm" svg:x="12.821cm" svg:y="8.807cm" svg:viewBox="0 0 58 33" draw:points="0,19 0,13 2,8 5,5 11,3 21,0 36,0 47,3 53,5 55,8 58,13 58,19 55,25 53,28 47,31 36,33 21,33 11,31 5,28 2,25">
          <text:p/>
        </draw:polygon>
        <draw:line draw:style-name="gr5" draw:text-style-name="P2" draw:layer="layout" svg:x1="12.878cm" svg:y1="8.783cm" svg:x2="12.821cm" svg:y2="8.783cm">
          <text:p/>
        </draw:line>
        <draw:line draw:style-name="gr5" draw:text-style-name="P2" draw:layer="layout" svg:x1="12.856cm" svg:y1="8.778cm" svg:x2="12.879cm" svg:y2="8.761cm">
          <text:p/>
        </draw:line>
        <draw:line draw:style-name="gr5" draw:text-style-name="P2" draw:layer="layout" svg:x1="12.84cm" svg:y1="8.761cm" svg:x2="12.862cm" svg:y2="8.784cm">
          <text:p/>
        </draw:line>
        <draw:polyline draw:style-name="gr5" draw:text-style-name="P2" draw:layer="layout" svg:width="0.057cm" svg:height="0.033cm" svg:x="12.821cm" svg:y="8.706cm" svg:viewBox="0 0 58 34" draw:points="24,22 21,29 19,31 13,34 11,34 5,31 2,29 0,22 0,11 2,6 5,3 11,0 13,0 19,3 21,6 24,11 24,22 27,29 29,31 36,34 47,34 53,31 55,29 58,22 58,11 55,6 53,3 47,0 36,0 29,3 27,6 24,11">
          <text:p/>
        </draw:polyline>
        <draw:line draw:style-name="gr5" draw:text-style-name="P2" draw:layer="layout" svg:x1="12.992cm" svg:y1="9.694cm" svg:x2="12.972cm" svg:y2="9.666cm">
          <text:p/>
        </draw:line>
        <draw:polyline draw:style-name="gr5" draw:text-style-name="P2" draw:layer="layout" svg:width="0.032cm" svg:height="0.057cm" svg:x="12.959cm" svg:y="9.636cm" svg:viewBox="0 0 33 58" draw:points="0,58 0,0 22,0 28,3 30,6 33,11 33,19 30,25 28,27 22,30 0,30">
          <text:p/>
        </draw:polyline>
        <draw:line draw:style-name="gr5" draw:text-style-name="P2" draw:layer="layout" svg:x1="13.046cm" svg:y1="9.693cm" svg:x2="13.013cm" svg:y2="9.693cm">
          <text:p/>
        </draw:line>
        <draw:polyline draw:style-name="gr5" draw:text-style-name="P2" draw:layer="layout" svg:width="0.016cm" svg:height="0.057cm" svg:x="13.013cm" svg:y="9.636cm" svg:viewBox="0 0 17 58" draw:points="17,58 17,0 11,8 6,13 0,17">
          <text:p/>
        </draw:polyline>
        <draw:polyline draw:style-name="gr5" draw:text-style-name="P2" draw:layer="layout" svg:width="0.038cm" svg:height="0.057cm" svg:x="13.065cm" svg:y="9.636cm" svg:viewBox="0 0 39 58" draw:points="0,0 39,0 13,58">
          <text:p/>
        </draw:polyline>
        <draw:line draw:style-name="gr3" draw:text-style-name="P2" draw:layer="layout" svg:x1="13.24cm" svg:y1="9.445cm" svg:x2="12.875cm" svg:y2="9.445cm">
          <text:p/>
        </draw:line>
        <draw:line draw:style-name="gr3" draw:text-style-name="P2" draw:layer="layout" svg:x1="13.24cm" svg:y1="9.263cm" svg:x2="13.24cm" svg:y2="9.445cm">
          <text:p/>
        </draw:line>
        <draw:line draw:style-name="gr3" draw:text-style-name="P2" draw:layer="layout" svg:x1="12.875cm" svg:y1="9.263cm" svg:x2="13.24cm" svg:y2="9.263cm">
          <text:p/>
        </draw:line>
        <draw:line draw:style-name="gr3" draw:text-style-name="P2" draw:layer="layout" svg:x1="12.875cm" svg:y1="9.445cm" svg:x2="12.875cm" svg:y2="9.263cm">
          <text:p/>
        </draw:line>
        <draw:line draw:style-name="gr5" draw:text-style-name="P2" draw:layer="layout" svg:x1="13.054cm" svg:y1="9.415cm" svg:x2="13.034cm" svg:y2="9.387cm">
          <text:p/>
        </draw:line>
        <draw:polyline draw:style-name="gr5" draw:text-style-name="P2" draw:layer="layout" svg:width="0.032cm" svg:height="0.057cm" svg:x="13.021cm" svg:y="9.357cm" svg:viewBox="0 0 33 58" draw:points="0,58 0,0 22,0 28,3 30,5 33,11 33,19 30,24 28,27 22,30 0,30">
          <text:p/>
        </draw:polyline>
        <draw:line draw:style-name="gr5" draw:text-style-name="P2" draw:layer="layout" svg:x1="13.108cm" svg:y1="9.414cm" svg:x2="13.075cm" svg:y2="9.414cm">
          <text:p/>
        </draw:line>
        <draw:polyline draw:style-name="gr5" draw:text-style-name="P2" draw:layer="layout" svg:width="0.016cm" svg:height="0.057cm" svg:x="13.075cm" svg:y="9.357cm" svg:viewBox="0 0 17 58" draw:points="17,58 17,0 12,8 7,14 0,16">
          <text:p/>
        </draw:polyline>
        <draw:polyline draw:style-name="gr5" draw:text-style-name="P2" draw:layer="layout" svg:width="0.033cm" svg:height="0.057cm" svg:x="13.129cm" svg:y="9.357cm" svg:viewBox="0 0 34 58" draw:points="5,58 18,58 23,55 26,52 31,44 34,33 34,11 31,5 28,3 23,0 12,0 5,3 3,5 0,11 0,24 3,30 5,33 12,36 23,36 28,33 31,30 34,24">
          <text:p/>
        </draw:polyline>
        <draw:line draw:style-name="gr5" draw:text-style-name="P2" draw:layer="layout" svg:x1="13.047cm" svg:y1="9.307cm" svg:x2="13.047cm" svg:y2="9.345cm">
          <text:p/>
        </draw:line>
        <draw:polyline draw:style-name="gr5" draw:text-style-name="P2" draw:layer="layout" svg:width="0.036cm" svg:height="0.041cm" svg:x="13.019cm" svg:y="9.285cm" svg:viewBox="0 0 37 42" draw:points="14,0 0,42 37,42">
          <text:p/>
        </draw:polyline>
        <draw:polyline draw:style-name="gr5" draw:text-style-name="P2" draw:layer="layout" svg:width="0.032cm" svg:height="0.056cm" svg:x="13.074cm" svg:y="9.289cm" svg:viewBox="0 0 33 57" draw:points="5,57 16,57 21,55 24,52 29,44 33,33 33,11 29,5 27,2 21,0 10,0 5,2 2,5 0,11 0,25 2,30 5,33 10,36 21,36 27,33 29,30 33,25">
          <text:p/>
        </draw:polyline>
        <draw:polyline draw:style-name="gr5" draw:text-style-name="P2" draw:layer="layout" svg:width="0.038cm" svg:height="0.056cm" svg:x="13.125cm" svg:y="9.289cm" svg:viewBox="0 0 39 57" draw:points="0,0 39,0 15,57">
          <text:p/>
        </draw:polyline>
        <draw:line draw:style-name="gr3" draw:text-style-name="P2" draw:layer="layout" svg:x1="12.63cm" svg:y1="8.649cm" svg:x2="12.63cm" svg:y2="9.014cm">
          <text:p/>
        </draw:line>
        <draw:line draw:style-name="gr3" draw:text-style-name="P2" draw:layer="layout" svg:x1="12.447cm" svg:y1="8.649cm" svg:x2="12.63cm" svg:y2="8.649cm">
          <text:p/>
        </draw:line>
        <draw:line draw:style-name="gr3" draw:text-style-name="P2" draw:layer="layout" svg:x1="12.447cm" svg:y1="9.014cm" svg:x2="12.447cm" svg:y2="8.649cm">
          <text:p/>
        </draw:line>
        <draw:polyline draw:style-name="gr5" draw:text-style-name="P2" draw:layer="layout" svg:width="0.057cm" svg:height="0.035cm" svg:x="12.541cm" svg:y="8.837cm" svg:viewBox="0 0 58 36" draw:points="53,0 56,3 58,12 58,17 56,25 50,31 45,34 34,36 25,36 14,34 9,31 3,25 0,17 0,12 3,3 6,0">
          <text:p/>
        </draw:polyline>
        <draw:line draw:style-name="gr5" draw:text-style-name="P2" draw:layer="layout" svg:x1="12.56cm" svg:y1="8.788cm" svg:x2="12.598cm" svg:y2="8.788cm">
          <text:p/>
        </draw:line>
        <draw:polyline draw:style-name="gr5" draw:text-style-name="P2" draw:layer="layout" svg:width="0.04cm" svg:height="0.035cm" svg:x="12.539cm" svg:y="8.78cm" svg:viewBox="0 0 41 36" draw:points="0,22 41,36 41,0">
          <text:p/>
        </draw:polyline>
        <draw:polyline draw:style-name="gr5" draw:text-style-name="P2" draw:layer="layout" svg:width="0.057cm" svg:height="0.036cm" svg:x="12.541cm" svg:y="8.728cm" svg:viewBox="0 0 58 37" draw:points="6,34 3,31 0,26 0,12 3,7 6,3 11,0 17,0 25,3 58,37 58,0">
          <text:p/>
        </draw:polyline>
        <draw:line draw:style-name="gr3" draw:text-style-name="P2" draw:layer="layout" svg:x1="12.795cm" svg:y1="9.014cm" svg:x2="12.795cm" svg:y2="8.649cm">
          <text:p/>
        </draw:line>
        <draw:line draw:style-name="gr3" draw:text-style-name="P2" draw:layer="layout" svg:x1="13.325cm" svg:y1="9.014cm" svg:x2="13.142cm" svg:y2="9.014cm">
          <text:p/>
        </draw:line>
        <draw:line draw:style-name="gr3" draw:text-style-name="P2" draw:layer="layout" svg:x1="13.242cm" svg:y1="8.402cm" svg:x2="12.877cm" svg:y2="8.402cm">
          <text:p/>
        </draw:line>
        <draw:line draw:style-name="gr3" draw:text-style-name="P2" draw:layer="layout" svg:x1="12.877cm" svg:y1="8.402cm" svg:x2="12.877cm" svg:y2="8.219cm">
          <text:p/>
        </draw:line>
        <draw:line draw:style-name="gr3" draw:text-style-name="P2" draw:layer="layout" svg:x1="13.242cm" svg:y1="8.219cm" svg:x2="13.242cm" svg:y2="8.402cm">
          <text:p/>
        </draw:line>
        <draw:line draw:style-name="gr5" draw:text-style-name="P2" draw:layer="layout" svg:x1="12.992cm" svg:y1="8.303cm" svg:x2="12.972cm" svg:y2="8.275cm">
          <text:p/>
        </draw:line>
        <draw:polyline draw:style-name="gr5" draw:text-style-name="P2" draw:layer="layout" svg:width="0.032cm" svg:height="0.057cm" svg:x="12.959cm" svg:y="8.245cm" svg:viewBox="0 0 33 58" draw:points="0,58 0,0 22,0 28,3 30,5 33,12 33,20 30,26 28,28 22,31 0,31">
          <text:p/>
        </draw:polyline>
        <draw:polyline draw:style-name="gr5" draw:text-style-name="P2" draw:layer="layout" svg:width="0.036cm" svg:height="0.057cm" svg:x="13.01cm" svg:y="8.245cm" svg:viewBox="0 0 37 58" draw:points="3,5 6,3 11,0 25,0 31,3 34,5 37,12 37,18 34,26 0,58 37,58">
          <text:p/>
        </draw:polyline>
        <draw:polyline draw:style-name="gr5" draw:text-style-name="P2" draw:layer="layout" svg:width="0.035cm" svg:height="0.057cm" svg:x="13.065cm" svg:y="8.245cm" svg:viewBox="0 0 36 58" draw:points="0,0 36,0 17,23 25,23 31,26 33,28 36,34 36,47 33,53 31,56 25,58 9,58 2,56 0,53">
          <text:p/>
        </draw:polyline>
        <draw:line draw:style-name="gr5" draw:text-style-name="P2" draw:layer="layout" svg:x1="12.994cm" svg:y1="8.371cm" svg:x2="12.961cm" svg:y2="8.371cm">
          <text:p/>
        </draw:line>
        <draw:polyline draw:style-name="gr5" draw:text-style-name="P2" draw:layer="layout" svg:width="0.017cm" svg:height="0.058cm" svg:x="12.961cm" svg:y="8.313cm" svg:viewBox="0 0 18 59" draw:points="18,59 18,0 12,9 6,14 0,17">
          <text:p/>
        </draw:polyline>
        <draw:polygon draw:style-name="gr5" draw:text-style-name="P2" draw:layer="layout" svg:width="0.032cm" svg:height="0.058cm" svg:x="13.016cm" svg:y="8.313cm" svg:viewBox="0 0 33 59" draw:points="13,0 19,0 25,3 28,6 31,12 33,22 33,36 31,47 28,52 25,56 19,59 13,59 8,56 5,52 3,47 0,36 0,22 3,12 5,6 8,3">
          <text:p/>
        </draw:polygon>
        <draw:line draw:style-name="gr5" draw:text-style-name="P2" draw:layer="layout" svg:x1="13.073cm" svg:y1="8.371cm" svg:x2="13.073cm" svg:y2="8.313cm">
          <text:p/>
        </draw:line>
        <draw:line draw:style-name="gr5" draw:text-style-name="P2" draw:layer="layout" svg:x1="13.078cm" svg:y1="8.349cm" svg:x2="13.096cm" svg:y2="8.372cm">
          <text:p/>
        </draw:line>
        <draw:line draw:style-name="gr5" draw:text-style-name="P2" draw:layer="layout" svg:x1="13.096cm" svg:y1="8.333cm" svg:x2="13.073cm" svg:y2="8.355cm">
          <text:p/>
        </draw:line>
        <draw:polyline draw:style-name="gr5" draw:text-style-name="P2" draw:layer="layout" svg:width="0.057cm" svg:height="0.036cm" svg:x="12.473cm" svg:y="8.85cm" svg:viewBox="0 0 58 37" draw:points="0,37 0,0 22,20 22,11 24,6 27,3 32,0 47,0 52,3 55,6 58,11 58,29 55,34 52,37">
          <text:p/>
        </draw:polyline>
        <draw:polyline draw:style-name="gr5" draw:text-style-name="P2" draw:layer="layout" svg:width="0.006cm" svg:height="0.005cm" svg:x="12.524cm" svg:y="8.824cm" svg:viewBox="0 0 7 6" draw:points="0,2 3,0 7,2 3,6 0,2 7,2">
          <text:p/>
        </draw:polyline>
        <draw:polyline draw:style-name="gr5" draw:text-style-name="P2" draw:layer="layout" svg:width="0.057cm" svg:height="0.035cm" svg:x="12.473cm" svg:y="8.769cm" svg:viewBox="0 0 58 36" draw:points="0,36 0,0 22,19 22,11 24,5 27,3 32,0 47,0 52,3 55,5 58,11 58,27 55,33 52,36">
          <text:p/>
        </draw:polyline>
        <draw:line draw:style-name="gr5" draw:text-style-name="P2" draw:layer="layout" svg:x1="12.492cm" svg:y1="8.745cm" svg:x2="12.549cm" svg:y2="8.745cm">
          <text:p/>
        </draw:line>
        <draw:polyline draw:style-name="gr5" draw:text-style-name="P2" draw:layer="layout" svg:width="0.038cm" svg:height="0.028cm" svg:x="12.492cm" svg:y="8.717cm" svg:viewBox="0 0 39 29" draw:points="3,29 0,22 0,11 3,6 5,3 11,0 27,0 33,3 36,6 39,11 39,22 36,29">
          <text:p/>
        </draw:polyline>
        <draw:line draw:style-name="gr3" draw:text-style-name="P2" draw:layer="layout" svg:x1="12.282cm" svg:y1="9.014cm" svg:x2="12.099cm" svg:y2="9.014cm">
          <text:p/>
        </draw:line>
        <draw:line draw:style-name="gr3" draw:text-style-name="P2" draw:layer="layout" svg:x1="12.282cm" svg:y1="8.649cm" svg:x2="12.282cm" svg:y2="9.014cm">
          <text:p/>
        </draw:line>
        <draw:line draw:style-name="gr5" draw:text-style-name="P2" draw:layer="layout" svg:x1="12.252cm" svg:y1="8.837cm" svg:x2="12.223cm" svg:y2="8.857cm">
          <text:p/>
        </draw:line>
        <draw:polyline draw:style-name="gr5" draw:text-style-name="P2" draw:layer="layout" svg:width="0.057cm" svg:height="0.033cm" svg:x="12.194cm" svg:y="8.837cm" svg:viewBox="0 0 58 34" draw:points="58,34 0,34 0,11 2,6 5,2 11,0 19,0 24,2 27,6 29,11 29,34">
          <text:p/>
        </draw:polyline>
        <draw:polyline draw:style-name="gr5" draw:text-style-name="P2" draw:layer="layout" svg:width="0.057cm" svg:height="0.035cm" svg:x="12.194cm" svg:y="8.783cm" svg:viewBox="0 0 58 36" draw:points="5,33 2,30 0,24 0,10 2,5 5,2 11,0 16,0 24,2 58,36 58,0">
          <text:p/>
        </draw:polyline>
        <draw:polyline draw:style-name="gr5" draw:text-style-name="P2" draw:layer="layout" svg:width="0.057cm" svg:height="0.036cm" svg:x="12.194cm" svg:y="8.728cm" svg:viewBox="0 0 58 37" draw:points="5,34 2,31 0,26 0,12 2,7 5,3 11,0 16,0 24,3 58,37 58,0">
          <text:p/>
        </draw:polyline>
        <draw:polyline draw:style-name="gr5" draw:text-style-name="P2" draw:layer="layout" svg:width="0.057cm" svg:height="0.033cm" svg:x="12.125cm" svg:y="8.861cm" svg:viewBox="0 0 58 34" draw:points="58,28 58,17 54,11 52,9 44,3 33,0 11,0 6,3 3,6 0,11 0,22 3,28 6,30 11,34 25,34 30,30 33,28 35,22 35,11 33,6 30,3 25,0">
          <text:p/>
        </draw:polyline>
        <draw:polygon draw:style-name="gr5" draw:text-style-name="P2" draw:layer="layout" svg:width="0.057cm" svg:height="0.032cm" svg:x="12.125cm" svg:y="8.807cm" svg:viewBox="0 0 58 33" draw:points="0,19 0,13 3,8 6,5 11,3 22,0 35,0 46,3 52,5 54,8 58,13 58,19 54,25 52,28 46,31 35,33 22,33 11,31 6,28 3,25">
          <text:p/>
        </draw:polygon>
        <draw:line draw:style-name="gr5" draw:text-style-name="P2" draw:layer="layout" svg:x1="12.182cm" svg:y1="8.783cm" svg:x2="12.125cm" svg:y2="8.783cm">
          <text:p/>
        </draw:line>
        <draw:line draw:style-name="gr5" draw:text-style-name="P2" draw:layer="layout" svg:x1="12.16cm" svg:y1="8.778cm" svg:x2="12.183cm" svg:y2="8.761cm">
          <text:p/>
        </draw:line>
        <draw:line draw:style-name="gr5" draw:text-style-name="P2" draw:layer="layout" svg:x1="12.144cm" svg:y1="8.761cm" svg:x2="12.167cm" svg:y2="8.784cm">
          <text:p/>
        </draw:line>
        <draw:polyline draw:style-name="gr5" draw:text-style-name="P2" draw:layer="layout" svg:width="0.057cm" svg:height="0.033cm" svg:x="12.125cm" svg:y="8.706cm" svg:viewBox="0 0 58 34" draw:points="25,22 22,29 19,31 14,34 11,34 6,31 3,29 0,22 0,11 3,6 6,3 11,0 14,0 19,3 22,6 25,11 25,22 27,29 30,31 35,34 46,34 52,31 54,29 58,22 58,11 54,6 52,3 46,0 35,0 30,3 27,6 25,11">
          <text:p/>
        </draw:polyline>
        <draw:line draw:style-name="gr3" draw:text-style-name="P2" draw:layer="layout" svg:x1="12.63cm" svg:y1="9.014cm" svg:x2="12.447cm" svg:y2="9.014cm">
          <text:p/>
        </draw:line>
        <draw:line draw:style-name="gr3" draw:text-style-name="P2" draw:layer="layout" svg:x1="11.934cm" svg:y1="9.014cm" svg:x2="11.752cm" svg:y2="9.014cm">
          <text:p/>
        </draw:line>
        <draw:polyline draw:style-name="gr5" draw:text-style-name="P2" draw:layer="layout" svg:width="0.057cm" svg:height="0.036cm" svg:x="11.777cm" svg:y="8.85cm" svg:viewBox="0 0 58 37" draw:points="0,37 0,0 22,20 22,11 25,6 28,3 33,0 47,0 53,3 56,6 58,11 58,29 56,34 53,37">
          <text:p/>
        </draw:polyline>
        <draw:polyline draw:style-name="gr5" draw:text-style-name="P2" draw:layer="layout" svg:width="0.005cm" svg:height="0.005cm" svg:x="11.829cm" svg:y="8.824cm" svg:viewBox="0 0 6 6" draw:points="0,2 3,0 6,2 3,6 0,2 6,2">
          <text:p/>
        </draw:polyline>
        <draw:polyline draw:style-name="gr5" draw:text-style-name="P2" draw:layer="layout" svg:width="0.057cm" svg:height="0.035cm" svg:x="11.777cm" svg:y="8.769cm" svg:viewBox="0 0 58 36" draw:points="0,36 0,0 22,19 22,11 25,5 28,3 33,0 47,0 53,3 56,5 58,11 58,27 56,33 53,36">
          <text:p/>
        </draw:polyline>
        <draw:line draw:style-name="gr5" draw:text-style-name="P2" draw:layer="layout" svg:x1="11.796cm" svg:y1="8.745cm" svg:x2="11.853cm" svg:y2="8.745cm">
          <text:p/>
        </draw:line>
        <draw:polyline draw:style-name="gr5" draw:text-style-name="P2" draw:layer="layout" svg:width="0.038cm" svg:height="0.028cm" svg:x="11.796cm" svg:y="8.717cm" svg:viewBox="0 0 39 29" draw:points="4,29 0,22 0,11 4,6 7,3 12,0 29,0 34,3 37,6 39,11 39,22 37,29">
          <text:p/>
        </draw:polyline>
        <draw:line draw:style-name="gr3" draw:text-style-name="P2" draw:layer="layout" svg:x1="12.182cm" svg:y1="9.445cm" svg:x2="12.182cm" svg:y2="9.263cm">
          <text:p/>
        </draw:line>
        <draw:line draw:style-name="gr3" draw:text-style-name="P2" draw:layer="layout" svg:x1="11.851cm" svg:y1="9.263cm" svg:x2="11.851cm" svg:y2="9.445cm">
          <text:p/>
        </draw:line>
        <draw:line draw:style-name="gr3" draw:text-style-name="P2" draw:layer="layout" svg:x1="11.934cm" svg:y1="8.649cm" svg:x2="11.934cm" svg:y2="9.014cm">
          <text:p/>
        </draw:line>
        <draw:line draw:style-name="gr3" draw:text-style-name="P2" draw:layer="layout" svg:x1="11.752cm" svg:y1="8.649cm" svg:x2="11.934cm" svg:y2="8.649cm">
          <text:p/>
        </draw:line>
        <draw:line draw:style-name="gr3" draw:text-style-name="P2" draw:layer="layout" svg:x1="11.752cm" svg:y1="9.014cm" svg:x2="11.752cm" svg:y2="8.649cm">
          <text:p/>
        </draw:line>
        <draw:polyline draw:style-name="gr5" draw:text-style-name="P2" draw:layer="layout" svg:width="0.057cm" svg:height="0.035cm" svg:x="11.846cm" svg:y="8.837cm" svg:viewBox="0 0 58 36" draw:points="52,0 56,3 58,12 58,17 56,25 50,31 44,34 32,36 24,36 14,34 8,31 3,25 0,17 0,12 3,3 5,0">
          <text:p/>
        </draw:polyline>
        <draw:polyline draw:style-name="gr5" draw:text-style-name="P2" draw:layer="layout" svg:width="0.057cm" svg:height="0.032cm" svg:x="11.846cm" svg:y="8.783cm" svg:viewBox="0 0 58 33" draw:points="0,2 0,30 27,33 24,30 22,25 22,10 24,5 27,2 32,0 47,0 52,2 56,5 58,10 58,25 56,30 52,33">
          <text:p/>
        </draw:polyline>
        <draw:polyline draw:style-name="gr5" draw:text-style-name="P2" draw:layer="layout" svg:width="0.057cm" svg:height="0.038cm" svg:x="11.846cm" svg:y="8.726cm" svg:viewBox="0 0 58 39" draw:points="0,39 0,0 58,24">
          <text:p/>
        </draw:polyline>
        <draw:line draw:style-name="gr3" draw:text-style-name="P2" draw:layer="layout" svg:x1="12.099cm" svg:y1="9.014cm" svg:x2="12.099cm" svg:y2="8.649cm">
          <text:p/>
        </draw:line>
        <draw:line draw:style-name="gr3" draw:text-style-name="P2" draw:layer="layout" svg:x1="12.099cm" svg:y1="8.649cm" svg:x2="12.282cm" svg:y2="8.649cm">
          <text:p/>
        </draw:line>
        <draw:line draw:style-name="gr3" draw:text-style-name="P2" draw:layer="layout" svg:x1="12.182cm" svg:y1="8.402cm" svg:x2="12.182cm" svg:y2="8.219cm">
          <text:p/>
        </draw:line>
        <draw:line draw:style-name="gr3" draw:text-style-name="P2" draw:layer="layout" svg:x1="12.182cm" svg:y1="8.219cm" svg:x2="12.547cm" svg:y2="8.219cm">
          <text:p/>
        </draw:line>
        <draw:line draw:style-name="gr3" draw:text-style-name="P2" draw:layer="layout" svg:x1="12.547cm" svg:y1="8.402cm" svg:x2="12.182cm" svg:y2="8.402cm">
          <text:p/>
        </draw:line>
        <draw:line draw:style-name="gr3" draw:text-style-name="P2" draw:layer="layout" svg:x1="12.547cm" svg:y1="8.219cm" svg:x2="12.547cm" svg:y2="8.402cm">
          <text:p/>
        </draw:line>
        <draw:line draw:style-name="gr5" draw:text-style-name="P2" draw:layer="layout" svg:x1="12.297cm" svg:y1="8.303cm" svg:x2="12.277cm" svg:y2="8.275cm">
          <text:p/>
        </draw:line>
        <draw:polyline draw:style-name="gr5" draw:text-style-name="P2" draw:layer="layout" svg:width="0.032cm" svg:height="0.057cm" svg:x="12.264cm" svg:y="8.245cm" svg:viewBox="0 0 33 58" draw:points="0,58 0,0 22,0 27,3 30,5 33,12 33,20 30,26 27,28 22,31 0,31">
          <text:p/>
        </draw:polyline>
        <draw:polyline draw:style-name="gr5" draw:text-style-name="P2" draw:layer="layout" svg:width="0.035cm" svg:height="0.057cm" svg:x="12.315cm" svg:y="8.245cm" svg:viewBox="0 0 36 58" draw:points="3,5 5,3 11,0 25,0 31,3 34,5 36,12 36,18 34,26 0,58 36,58">
          <text:p/>
        </draw:polyline>
        <draw:line draw:style-name="gr5" draw:text-style-name="P2" draw:layer="layout" svg:x1="12.399cm" svg:y1="8.264cm" svg:x2="12.399cm" svg:y2="8.302cm">
          <text:p/>
        </draw:line>
        <draw:polyline draw:style-name="gr5" draw:text-style-name="P2" draw:layer="layout" svg:width="0.035cm" svg:height="0.04cm" svg:x="12.372cm" svg:y="8.243cm" svg:viewBox="0 0 36 41" draw:points="15,0 0,41 36,41">
          <text:p/>
        </draw:polyline>
        <draw:line draw:style-name="gr5" draw:text-style-name="P2" draw:layer="layout" svg:x1="12.298cm" svg:y1="8.371cm" svg:x2="12.266cm" svg:y2="8.371cm">
          <text:p/>
        </draw:line>
        <draw:polyline draw:style-name="gr5" draw:text-style-name="P2" draw:layer="layout" svg:width="0.016cm" svg:height="0.058cm" svg:x="12.266cm" svg:y="8.313cm" svg:viewBox="0 0 17 59" draw:points="17,59 17,0 11,9 5,14 0,17">
          <text:p/>
        </draw:polyline>
        <draw:polygon draw:style-name="gr5" draw:text-style-name="P2" draw:layer="layout" svg:width="0.033cm" svg:height="0.058cm" svg:x="12.32cm" svg:y="8.313cm" svg:viewBox="0 0 34 59" draw:points="14,0 20,0 26,3 29,6 31,12 34,22 34,36 31,47 29,52 26,56 20,59 14,59 9,56 6,52 3,47 0,36 0,22 3,12 6,6 9,3">
          <text:p/>
        </draw:polygon>
        <draw:line draw:style-name="gr5" draw:text-style-name="P2" draw:layer="layout" svg:x1="12.377cm" svg:y1="8.371cm" svg:x2="12.377cm" svg:y2="8.313cm">
          <text:p/>
        </draw:line>
        <draw:line draw:style-name="gr5" draw:text-style-name="P2" draw:layer="layout" svg:x1="12.383cm" svg:y1="8.349cm" svg:x2="12.4cm" svg:y2="8.372cm">
          <text:p/>
        </draw:line>
        <draw:line draw:style-name="gr5" draw:text-style-name="P2" draw:layer="layout" svg:x1="12.4cm" svg:y1="8.333cm" svg:x2="12.377cm" svg:y2="8.355cm">
          <text:p/>
        </draw:line>
        <draw:line draw:style-name="gr3" draw:text-style-name="P2" draw:layer="layout" svg:x1="11.404cm" svg:y1="9.014cm" svg:x2="11.404cm" svg:y2="8.649cm">
          <text:p/>
        </draw:line>
        <draw:line draw:style-name="gr3" draw:text-style-name="P2" draw:layer="layout" svg:x1="11.586cm" svg:y1="8.649cm" svg:x2="11.586cm" svg:y2="9.014cm">
          <text:p/>
        </draw:line>
        <draw:line draw:style-name="gr3" draw:text-style-name="P2" draw:layer="layout" svg:x1="10.891cm" svg:y1="8.649cm" svg:x2="10.891cm" svg:y2="9.014cm">
          <text:p/>
        </draw:line>
        <draw:line draw:style-name="gr5" draw:text-style-name="P2" draw:layer="layout" svg:x1="10.861cm" svg:y1="8.837cm" svg:x2="10.833cm" svg:y2="8.857cm">
          <text:p/>
        </draw:line>
        <draw:polyline draw:style-name="gr5" draw:text-style-name="P2" draw:layer="layout" svg:width="0.057cm" svg:height="0.033cm" svg:x="10.803cm" svg:y="8.837cm" svg:viewBox="0 0 58 34" draw:points="58,34 0,34 0,11 2,6 5,2 11,0 19,0 24,2 27,6 30,11 30,34">
          <text:p/>
        </draw:polyline>
        <draw:polyline draw:style-name="gr5" draw:text-style-name="P2" draw:layer="layout" svg:width="0.057cm" svg:height="0.035cm" svg:x="10.803cm" svg:y="8.783cm" svg:viewBox="0 0 58 36" draw:points="0,36 0,0 21,19 21,10 24,5 27,2 32,0 46,0 51,2 54,5 58,10 58,28 54,33 51,36">
          <text:p/>
        </draw:polyline>
        <draw:polygon draw:style-name="gr5" draw:text-style-name="P2" draw:layer="layout" svg:width="0.057cm" svg:height="0.033cm" svg:x="10.803cm" svg:y="8.728cm" svg:viewBox="0 0 58 34" draw:points="0,20 0,15 2,9 5,7 11,3 21,0 35,0 46,3 51,7 54,9 58,15 58,20 54,26 51,28 46,31 35,34 21,34 11,31 5,28 2,26">
          <text:p/>
        </draw:polygon>
        <draw:line draw:style-name="gr3" draw:text-style-name="P2" draw:layer="layout" svg:x1="11.404cm" svg:y1="8.649cm" svg:x2="11.586cm" svg:y2="8.649cm">
          <text:p/>
        </draw:line>
        <draw:line draw:style-name="gr5" draw:text-style-name="P2" draw:layer="layout" svg:x1="11.556cm" svg:y1="8.837cm" svg:x2="11.528cm" svg:y2="8.857cm">
          <text:p/>
        </draw:line>
        <draw:polyline draw:style-name="gr5" draw:text-style-name="P2" draw:layer="layout" svg:width="0.057cm" svg:height="0.033cm" svg:x="11.498cm" svg:y="8.837cm" svg:viewBox="0 0 58 34" draw:points="58,34 0,34 0,11 3,6 6,2 12,0 20,0 26,2 28,6 31,11 31,34">
          <text:p/>
        </draw:polyline>
        <draw:polyline draw:style-name="gr5" draw:text-style-name="P2" draw:layer="layout" svg:width="0.057cm" svg:height="0.035cm" svg:x="11.498cm" svg:y="8.783cm" svg:viewBox="0 0 58 36" draw:points="6,33 3,30 0,24 0,10 3,5 6,2 12,0 17,0 26,2 58,36 58,0">
          <text:p/>
        </draw:polyline>
        <draw:polyline draw:style-name="gr5" draw:text-style-name="P2" draw:layer="layout" svg:width="0.057cm" svg:height="0.033cm" svg:x="11.498cm" svg:y="8.728cm" svg:viewBox="0 0 58 34" draw:points="58,28 58,18 55,12 53,9 45,3 34,0 12,0 6,3 3,7 0,12 0,23 3,28 6,31 12,34 26,34 31,31 34,28 36,23 36,12 34,7 31,3 26,0">
          <text:p/>
        </draw:polyline>
        <draw:polyline draw:style-name="gr5" draw:text-style-name="P2" draw:layer="layout" svg:width="0.058cm" svg:height="0.033cm" svg:x="11.43cm" svg:y="8.861cm" svg:viewBox="0 0 59 34" draw:points="59,28 59,17 55,11 52,9 44,3 33,0 12,0 6,3 3,6 0,11 0,22 3,28 6,30 12,34 25,34 31,30 33,28 36,22 36,11 33,6 31,3 25,0">
          <text:p/>
        </draw:polyline>
        <draw:polygon draw:style-name="gr5" draw:text-style-name="P2" draw:layer="layout" svg:width="0.058cm" svg:height="0.032cm" svg:x="11.43cm" svg:y="8.807cm" svg:viewBox="0 0 59 33" draw:points="0,19 0,13 3,8 6,5 12,3 22,0 36,0 47,3 52,5 55,8 59,13 59,19 55,25 52,28 47,31 36,33 22,33 12,31 6,28 3,25">
          <text:p/>
        </draw:polygon>
        <draw:line draw:style-name="gr5" draw:text-style-name="P2" draw:layer="layout" svg:x1="11.488cm" svg:y1="8.783cm" svg:x2="11.43cm" svg:y2="8.783cm">
          <text:p/>
        </draw:line>
        <draw:line draw:style-name="gr5" draw:text-style-name="P2" draw:layer="layout" svg:x1="11.465cm" svg:y1="8.778cm" svg:x2="11.488cm" svg:y2="8.761cm">
          <text:p/>
        </draw:line>
        <draw:line draw:style-name="gr5" draw:text-style-name="P2" draw:layer="layout" svg:x1="11.449cm" svg:y1="8.761cm" svg:x2="11.471cm" svg:y2="8.784cm">
          <text:p/>
        </draw:line>
        <draw:polyline draw:style-name="gr5" draw:text-style-name="P2" draw:layer="layout" svg:width="0.058cm" svg:height="0.033cm" svg:x="11.43cm" svg:y="8.706cm" svg:viewBox="0 0 59 34" draw:points="25,22 22,29 20,31 14,34 12,34 6,31 3,29 0,22 0,11 3,6 6,3 12,0 14,0 20,3 22,6 25,11 25,22 28,29 31,31 36,34 47,34 52,31 55,29 59,22 59,11 55,6 52,3 47,0 36,0 31,3 28,6 25,11">
          <text:p/>
        </draw:polyline>
        <draw:line draw:style-name="gr5" draw:text-style-name="P2" draw:layer="layout" svg:x1="11.603cm" svg:y1="8.371cm" svg:x2="11.57cm" svg:y2="8.371cm">
          <text:p/>
        </draw:line>
        <draw:polyline draw:style-name="gr5" draw:text-style-name="P2" draw:layer="layout" svg:width="0.017cm" svg:height="0.058cm" svg:x="11.57cm" svg:y="8.313cm" svg:viewBox="0 0 18 59" draw:points="18,59 18,0 12,9 7,14 0,17">
          <text:p/>
        </draw:polyline>
        <draw:polygon draw:style-name="gr5" draw:text-style-name="P2" draw:layer="layout" svg:width="0.033cm" svg:height="0.058cm" svg:x="11.625cm" svg:y="8.313cm" svg:viewBox="0 0 34 59" draw:points="15,0 20,0 25,3 28,6 30,12 34,22 34,36 30,47 28,52 25,56 20,59 15,59 9,56 5,52 2,47 0,36 0,22 2,12 5,6 9,3">
          <text:p/>
        </draw:polygon>
        <draw:line draw:style-name="gr5" draw:text-style-name="P2" draw:layer="layout" svg:x1="11.682cm" svg:y1="8.371cm" svg:x2="11.682cm" svg:y2="8.313cm">
          <text:p/>
        </draw:line>
        <draw:line draw:style-name="gr5" draw:text-style-name="P2" draw:layer="layout" svg:x1="11.687cm" svg:y1="8.349cm" svg:x2="11.706cm" svg:y2="8.372cm">
          <text:p/>
        </draw:line>
        <draw:line draw:style-name="gr5" draw:text-style-name="P2" draw:layer="layout" svg:x1="11.705cm" svg:y1="8.333cm" svg:x2="11.682cm" svg:y2="8.355cm">
          <text:p/>
        </draw:line>
        <draw:line draw:style-name="gr3" draw:text-style-name="P2" draw:layer="layout" svg:x1="11.486cm" svg:y1="8.402cm" svg:x2="11.486cm" svg:y2="8.219cm">
          <text:p/>
        </draw:line>
        <draw:line draw:style-name="gr3" draw:text-style-name="P2" draw:layer="layout" svg:x1="11.486cm" svg:y1="8.219cm" svg:x2="11.851cm" svg:y2="8.219cm">
          <text:p/>
        </draw:line>
        <draw:line draw:style-name="gr3" draw:text-style-name="P2" draw:layer="layout" svg:x1="11.851cm" svg:y1="8.402cm" svg:x2="11.486cm" svg:y2="8.402cm">
          <text:p/>
        </draw:line>
        <draw:line draw:style-name="gr3" draw:text-style-name="P2" draw:layer="layout" svg:x1="11.851cm" svg:y1="8.219cm" svg:x2="11.851cm" svg:y2="8.402cm">
          <text:p/>
        </draw:line>
        <draw:line draw:style-name="gr5" draw:text-style-name="P2" draw:layer="layout" svg:x1="11.601cm" svg:y1="8.303cm" svg:x2="11.581cm" svg:y2="8.275cm">
          <text:p/>
        </draw:line>
        <draw:polyline draw:style-name="gr5" draw:text-style-name="P2" draw:layer="layout" svg:width="0.032cm" svg:height="0.057cm" svg:x="11.568cm" svg:y="8.245cm" svg:viewBox="0 0 33 58" draw:points="0,58 0,0 21,0 27,3 30,5 33,12 33,20 30,26 27,28 21,31 0,31">
          <text:p/>
        </draw:polyline>
        <draw:polyline draw:style-name="gr5" draw:text-style-name="P2" draw:layer="layout" svg:width="0.034cm" svg:height="0.057cm" svg:x="11.62cm" svg:y="8.245cm" svg:viewBox="0 0 35 58" draw:points="0,0 35,0 15,23 24,23 30,26 33,28 35,34 35,47 33,53 30,56 24,58 7,58 2,56 0,53">
          <text:p/>
        </draw:polyline>
        <draw:line draw:style-name="gr5" draw:text-style-name="P2" draw:layer="layout" svg:x1="11.709cm" svg:y1="8.302cm" svg:x2="11.676cm" svg:y2="8.302cm">
          <text:p/>
        </draw:line>
        <draw:polyline draw:style-name="gr5" draw:text-style-name="P2" draw:layer="layout" svg:width="0.016cm" svg:height="0.057cm" svg:x="11.676cm" svg:y="8.245cm" svg:viewBox="0 0 17 58" draw:points="17,58 17,0 11,9 6,15 0,18">
          <text:p/>
        </draw:polyline>
        <draw:line draw:style-name="gr3" draw:text-style-name="P2" draw:layer="layout" svg:x1="10.791cm" svg:y1="8.219cm" svg:x2="11.156cm" svg:y2="8.219cm">
          <text:p/>
        </draw:line>
        <draw:line draw:style-name="gr3" draw:text-style-name="P2" draw:layer="layout" svg:x1="11.156cm" svg:y1="8.402cm" svg:x2="10.791cm" svg:y2="8.402cm">
          <text:p/>
        </draw:line>
        <draw:line draw:style-name="gr3" draw:text-style-name="P2" draw:layer="layout" svg:x1="11.156cm" svg:y1="8.219cm" svg:x2="11.156cm" svg:y2="8.402cm">
          <text:p/>
        </draw:line>
        <draw:line draw:style-name="gr3" draw:text-style-name="P2" draw:layer="layout" svg:x1="10.791cm" svg:y1="8.402cm" svg:x2="10.791cm" svg:y2="8.219cm">
          <text:p/>
        </draw:line>
        <draw:line draw:style-name="gr5" draw:text-style-name="P2" draw:layer="layout" svg:x1="10.906cm" svg:y1="8.303cm" svg:x2="10.885cm" svg:y2="8.275cm">
          <text:p/>
        </draw:line>
        <draw:polyline draw:style-name="gr5" draw:text-style-name="P2" draw:layer="layout" svg:width="0.033cm" svg:height="0.057cm" svg:x="10.872cm" svg:y="8.245cm" svg:viewBox="0 0 34 58" draw:points="0,58 0,0 22,0 28,3 31,5 34,12 34,20 31,26 28,28 22,31 0,31">
          <text:p/>
        </draw:polyline>
        <draw:polyline draw:style-name="gr5" draw:text-style-name="P2" draw:layer="layout" svg:width="0.035cm" svg:height="0.057cm" svg:x="10.924cm" svg:y="8.245cm" svg:viewBox="0 0 36 58" draw:points="0,0 36,0 17,23 25,23 31,26 33,28 36,34 36,47 33,53 31,56 25,58 8,58 2,56 0,53">
          <text:p/>
        </draw:polyline>
        <draw:polyline draw:style-name="gr5" draw:text-style-name="P2" draw:layer="layout" svg:width="0.036cm" svg:height="0.057cm" svg:x="10.978cm" svg:y="8.245cm" svg:viewBox="0 0 37 58" draw:points="3,5 5,3 11,0 24,0 31,3 34,5 37,12 37,18 34,26 0,58 37,58">
          <text:p/>
        </draw:polyline>
        <draw:line draw:style-name="gr5" draw:text-style-name="P2" draw:layer="layout" svg:x1="10.908cm" svg:y1="8.371cm" svg:x2="10.875cm" svg:y2="8.371cm">
          <text:p/>
        </draw:line>
        <draw:polyline draw:style-name="gr5" draw:text-style-name="P2" draw:layer="layout" svg:width="0.016cm" svg:height="0.058cm" svg:x="10.875cm" svg:y="8.313cm" svg:viewBox="0 0 17 59" draw:points="17,59 17,0 10,9 5,14 0,17">
          <text:p/>
        </draw:polyline>
        <draw:polygon draw:style-name="gr5" draw:text-style-name="P2" draw:layer="layout" svg:width="0.033cm" svg:height="0.058cm" svg:x="10.929cm" svg:y="8.313cm" svg:viewBox="0 0 34 59" draw:points="14,0 19,0 25,3 27,6 30,12 34,22 34,36 30,47 27,52 25,56 19,59 14,59 8,56 6,52 3,47 0,36 0,22 3,12 6,6 8,3">
          <text:p/>
        </draw:polygon>
        <draw:line draw:style-name="gr5" draw:text-style-name="P2" draw:layer="layout" svg:x1="10.986cm" svg:y1="8.371cm" svg:x2="10.986cm" svg:y2="8.313cm">
          <text:p/>
        </draw:line>
        <draw:line draw:style-name="gr5" draw:text-style-name="P2" draw:layer="layout" svg:x1="10.992cm" svg:y1="8.349cm" svg:x2="11.009cm" svg:y2="8.372cm">
          <text:p/>
        </draw:line>
        <draw:line draw:style-name="gr5" draw:text-style-name="P2" draw:layer="layout" svg:x1="11.009cm" svg:y1="8.333cm" svg:x2="10.986cm" svg:y2="8.355cm">
          <text:p/>
        </draw:line>
        <draw:line draw:style-name="gr3" draw:text-style-name="P2" draw:layer="layout" svg:x1="16.004cm" svg:y1="11.043cm" svg:x2="15.774cm" svg:y2="11.272cm">
          <text:p/>
        </draw:line>
        <draw:line draw:style-name="gr3" draw:text-style-name="P2" draw:layer="layout" svg:x1="16.003cm" svg:y1="10.112cm" svg:x2="16.003cm" svg:y2="11.043cm">
          <text:p/>
        </draw:line>
        <draw:line draw:style-name="gr3" draw:text-style-name="P2" draw:layer="layout" svg:x1="15.774cm" svg:y1="11.271cm" svg:x2="11.365cm" svg:y2="11.271cm">
          <text:p/>
        </draw:line>
        <draw:line draw:style-name="gr3" draw:text-style-name="P2" draw:layer="layout" svg:x1="11.365cm" svg:y1="10.112cm" svg:x2="16.003cm" svg:y2="10.112cm">
          <text:p/>
        </draw:line>
        <draw:line draw:style-name="gr3" draw:text-style-name="P2" draw:layer="layout" svg:x1="13.242cm" svg:y1="9.61cm" svg:x2="13.242cm" svg:y2="9.793cm">
          <text:p/>
        </draw:line>
        <draw:line draw:style-name="gr3" draw:text-style-name="P2" draw:layer="layout" svg:x1="13.242cm" svg:y1="9.793cm" svg:x2="12.877cm" svg:y2="9.793cm">
          <text:p/>
        </draw:line>
        <draw:line draw:style-name="gr3" draw:text-style-name="P2" draw:layer="layout" svg:x1="12.877cm" svg:y1="9.61cm" svg:x2="13.242cm" svg:y2="9.61cm">
          <text:p/>
        </draw:line>
        <draw:line draw:style-name="gr3" draw:text-style-name="P2" draw:layer="layout" svg:x1="12.877cm" svg:y1="9.793cm" svg:x2="12.877cm" svg:y2="9.61cm">
          <text:p/>
        </draw:line>
        <draw:polyline draw:style-name="gr5" draw:text-style-name="P2" draw:layer="layout" svg:width="0.035cm" svg:height="0.057cm" svg:x="12.955cm" svg:y="9.705cm" svg:viewBox="0 0 36 58" draw:points="0,0 36,0 17,21 25,21 31,24 33,27 36,33 36,47 33,52 31,55 25,58 8,58 2,55 0,52">
          <text:p/>
        </draw:polyline>
        <draw:polygon draw:style-name="gr5" draw:text-style-name="P2" draw:layer="layout" svg:width="0.033cm" svg:height="0.057cm" svg:x="13.012cm" svg:y="9.705cm" svg:viewBox="0 0 34 58" draw:points="13,0 19,0 24,2 27,5 30,11 34,21 34,36 30,47 27,52 24,55 19,58 13,58 8,55 5,52 2,47 0,36 0,21 2,11 5,5 8,2">
          <text:p/>
        </draw:polygon>
        <draw:polygon draw:style-name="gr5" draw:text-style-name="P2" draw:layer="layout" svg:width="0.032cm" svg:height="0.057cm" svg:x="13.066cm" svg:y="9.705cm" svg:viewBox="0 0 33 58" draw:points="14,0 20,0 26,2 28,5 31,11 33,21 33,36 31,47 28,52 26,55 20,58 14,58 9,55 7,52 3,47 0,36 0,21 3,11 7,5 9,2">
          <text:p/>
        </draw:polygon>
        <draw:line draw:style-name="gr3" draw:text-style-name="P2" draw:layer="layout" svg:x1="12.182cm" svg:y1="9.61cm" svg:x2="12.547cm" svg:y2="9.61cm">
          <text:p/>
        </draw:line>
        <draw:line draw:style-name="gr3" draw:text-style-name="P2" draw:layer="layout" svg:x1="12.547cm" svg:y1="9.61cm" svg:x2="12.547cm" svg:y2="9.793cm">
          <text:p/>
        </draw:line>
        <draw:polyline draw:style-name="gr5" draw:text-style-name="P2" draw:layer="layout" svg:width="0.036cm" svg:height="0.057cm" svg:x="12.259cm" svg:y="9.705cm" svg:viewBox="0 0 37 58" draw:points="0,0 37,0 18,21 26,21 31,24 33,27 37,33 37,47 33,52 31,55 26,58 8,58 3,55 0,52">
          <text:p/>
        </draw:polyline>
        <draw:polygon draw:style-name="gr5" draw:text-style-name="P2" draw:layer="layout" svg:width="0.033cm" svg:height="0.057cm" svg:x="12.316cm" svg:y="9.705cm" svg:viewBox="0 0 34 58" draw:points="14,0 19,0 26,2 28,5 31,11 34,21 34,36 31,47 28,52 26,55 19,58 14,58 8,55 6,52 3,47 0,36 0,21 3,11 6,5 8,2">
          <text:p/>
        </draw:polygon>
        <draw:polygon draw:style-name="gr5" draw:text-style-name="P2" draw:layer="layout" svg:width="0.033cm" svg:height="0.057cm" svg:x="12.37cm" svg:y="9.705cm" svg:viewBox="0 0 34 58" draw:points="14,0 19,0 25,2 28,5 31,11 34,21 34,36 31,47 28,52 25,55 19,58 14,58 9,55 6,52 3,47 0,36 0,21 3,11 6,5 9,2">
          <text:p/>
        </draw:polygon>
        <draw:line draw:style-name="gr3" draw:text-style-name="P2" draw:layer="layout" svg:x1="12.182cm" svg:y1="9.263cm" svg:x2="12.547cm" svg:y2="9.263cm">
          <text:p/>
        </draw:line>
        <draw:line draw:style-name="gr3" draw:text-style-name="P2" draw:layer="layout" svg:x1="12.547cm" svg:y1="9.263cm" svg:x2="12.547cm" svg:y2="9.445cm">
          <text:p/>
        </draw:line>
        <draw:line draw:style-name="gr3" draw:text-style-name="P2" draw:layer="layout" svg:x1="12.547cm" svg:y1="9.445cm" svg:x2="12.182cm" svg:y2="9.445cm">
          <text:p/>
        </draw:line>
        <draw:line draw:style-name="gr5" draw:text-style-name="P2" draw:layer="layout" svg:x1="12.361cm" svg:y1="9.415cm" svg:x2="12.341cm" svg:y2="9.387cm">
          <text:p/>
        </draw:line>
        <draw:polyline draw:style-name="gr5" draw:text-style-name="P2" draw:layer="layout" svg:width="0.033cm" svg:height="0.057cm" svg:x="12.327cm" svg:y="9.357cm" svg:viewBox="0 0 34 58" draw:points="0,58 0,0 23,0 28,3 31,5 34,11 34,19 31,24 28,27 23,30 0,30">
          <text:p/>
        </draw:polyline>
        <draw:polyline draw:style-name="gr5" draw:text-style-name="P2" draw:layer="layout" svg:width="0.035cm" svg:height="0.057cm" svg:x="12.379cm" svg:y="9.357cm" svg:viewBox="0 0 36 58" draw:points="2,5 5,3 10,0 24,0 30,3 33,5 36,11 36,16 33,24 0,58 36,58">
          <text:p/>
        </draw:polyline>
        <draw:polygon draw:style-name="gr5" draw:text-style-name="P2" draw:layer="layout" svg:width="0.032cm" svg:height="0.057cm" svg:x="12.436cm" svg:y="9.357cm" svg:viewBox="0 0 33 58" draw:points="13,0 19,0 24,3 27,5 31,11 33,22 33,36 31,47 27,52 24,55 19,58 13,58 8,55 5,52 3,47 0,36 0,22 3,11 5,5 8,3">
          <text:p/>
        </draw:polygon>
        <draw:line draw:style-name="gr5" draw:text-style-name="P2" draw:layer="layout" svg:x1="12.353cm" svg:y1="9.307cm" svg:x2="12.353cm" svg:y2="9.345cm">
          <text:p/>
        </draw:line>
        <draw:polyline draw:style-name="gr5" draw:text-style-name="P2" draw:layer="layout" svg:width="0.035cm" svg:height="0.041cm" svg:x="12.326cm" svg:y="9.285cm" svg:viewBox="0 0 36 42" draw:points="13,0 0,42 36,42">
          <text:p/>
        </draw:polyline>
        <draw:polyline draw:style-name="gr5" draw:text-style-name="P2" draw:layer="layout" svg:width="0.033cm" svg:height="0.056cm" svg:x="12.38cm" svg:y="9.289cm" svg:viewBox="0 0 34 57" draw:points="6,57 16,57 23,55 26,52 31,44 34,33 34,11 31,5 28,2 23,0 11,0 6,2 3,5 0,11 0,25 3,30 6,33 11,36 23,36 28,33 31,30 34,25">
          <text:p/>
        </draw:polyline>
        <draw:polyline draw:style-name="gr5" draw:text-style-name="P2" draw:layer="layout" svg:width="0.038cm" svg:height="0.056cm" svg:x="12.432cm" svg:y="9.289cm" svg:viewBox="0 0 39 57" draw:points="0,0 39,0 15,57">
          <text:p/>
        </draw:polyline>
        <draw:line draw:style-name="gr3" draw:text-style-name="P2" draw:layer="layout" svg:x1="14.334cm" svg:y1="9.793cm" svg:x2="13.968cm" svg:y2="9.793cm">
          <text:p/>
        </draw:line>
        <draw:line draw:style-name="gr3" draw:text-style-name="P2" draw:layer="layout" svg:x1="13.968cm" svg:y1="9.793cm" svg:x2="13.968cm" svg:y2="9.61cm">
          <text:p/>
        </draw:line>
        <draw:line draw:style-name="gr3" draw:text-style-name="P2" draw:layer="layout" svg:x1="13.968cm" svg:y1="9.61cm" svg:x2="14.334cm" svg:y2="9.61cm">
          <text:p/>
        </draw:line>
        <draw:line draw:style-name="gr5" draw:text-style-name="P2" draw:layer="layout" svg:x1="14.084cm" svg:y1="9.694cm" svg:x2="14.064cm" svg:y2="9.666cm">
          <text:p/>
        </draw:line>
        <draw:polyline draw:style-name="gr5" draw:text-style-name="P2" draw:layer="layout" svg:width="0.033cm" svg:height="0.057cm" svg:x="14.05cm" svg:y="9.636cm" svg:viewBox="0 0 34 58" draw:points="0,58 0,0 23,0 28,3 31,6 34,11 34,19 31,25 28,27 23,30 0,30">
          <text:p/>
        </draw:polyline>
        <draw:line draw:style-name="gr5" draw:text-style-name="P2" draw:layer="layout" svg:x1="14.137cm" svg:y1="9.693cm" svg:x2="14.104cm" svg:y2="9.693cm">
          <text:p/>
        </draw:line>
        <draw:polyline draw:style-name="gr5" draw:text-style-name="P2" draw:layer="layout" svg:width="0.016cm" svg:height="0.057cm" svg:x="14.104cm" svg:y="9.636cm" svg:viewBox="0 0 17 58" draw:points="17,58 17,0 12,8 7,13 0,17">
          <text:p/>
        </draw:polyline>
        <draw:polygon draw:style-name="gr5" draw:text-style-name="P2" draw:layer="layout" svg:width="0.033cm" svg:height="0.057cm" svg:x="14.158cm" svg:y="9.636cm" svg:viewBox="0 0 34 58" draw:points="15,0 20,0 26,3 29,6 32,11 34,22 34,35 32,47 29,53 26,55 20,58 15,58 10,55 7,53 4,47 0,35 0,22 4,11 7,6 10,3">
          <text:p/>
        </draw:polygon>
        <draw:line draw:style-name="gr3" draw:text-style-name="P2" draw:layer="layout" svg:x1="14.334cm" svg:y1="9.445cm" svg:x2="13.968cm" svg:y2="9.445cm">
          <text:p/>
        </draw:line>
        <draw:line draw:style-name="gr3" draw:text-style-name="P2" draw:layer="layout" svg:x1="13.242cm" svg:y1="7.408cm" svg:x2="13.242cm" svg:y2="7.591cm">
          <text:p/>
        </draw:line>
        <draw:line draw:style-name="gr3" draw:text-style-name="P2" draw:layer="layout" svg:x1="13.968cm" svg:y1="7.591cm" svg:x2="13.968cm" svg:y2="7.408cm">
          <text:p/>
        </draw:line>
        <draw:polyline draw:style-name="gr5" draw:text-style-name="P2" draw:layer="layout" svg:width="0.036cm" svg:height="0.056cm" svg:x="14.047cm" svg:y="7.434cm" svg:viewBox="0 0 37 57" draw:points="37,52 34,55 26,57 20,57 12,55 7,50 3,44 0,33 0,25 3,13 7,8 12,2 20,0 26,0 34,2 37,5">
          <text:p/>
        </draw:polyline>
        <draw:polyline draw:style-name="gr5" draw:text-style-name="P2" draw:layer="layout" svg:width="0.036cm" svg:height="0.056cm" svg:x="14.101cm" svg:y="7.434cm" svg:viewBox="0 0 37 57" draw:points="3,5 6,2 11,0 26,0 31,2 34,5 37,10 37,17 34,25 0,57 37,57">
          <text:p/>
        </draw:polyline>
        <draw:polyline draw:style-name="gr5" draw:text-style-name="P2" draw:layer="layout" svg:width="0.035cm" svg:height="0.056cm" svg:x="14.156cm" svg:y="7.434cm" svg:viewBox="0 0 36 57" draw:points="0,0 36,0 17,23 25,23 31,25 34,28 36,33 36,47 34,52 31,55 25,57 9,57 3,55 0,52">
          <text:p/>
        </draw:polyline>
        <draw:line draw:style-name="gr5" draw:text-style-name="P2" draw:layer="layout" svg:x1="14.055cm" svg:y1="7.559cm" svg:x2="14.023cm" svg:y2="7.559cm">
          <text:p/>
        </draw:line>
        <draw:polyline draw:style-name="gr5" draw:text-style-name="P2" draw:layer="layout" svg:width="0.016cm" svg:height="0.057cm" svg:x="14.023cm" svg:y="7.502cm" svg:viewBox="0 0 17 58" draw:points="17,58 17,0 12,8 5,15 0,18">
          <text:p/>
        </draw:polyline>
        <draw:polygon draw:style-name="gr5" draw:text-style-name="P2" draw:layer="layout" svg:width="0.033cm" svg:height="0.057cm" svg:x="14.077cm" svg:y="7.502cm" svg:viewBox="0 0 34 58" draw:points="14,0 20,0 25,3 28,5 31,12 34,23 34,37 31,47 28,53 25,56 20,58 14,58 8,56 6,53 3,47 0,37 0,23 3,12 6,5 8,3">
          <text:p/>
        </draw:polygon>
        <draw:polygon draw:style-name="gr5" draw:text-style-name="P2" draw:layer="layout" svg:width="0.033cm" svg:height="0.057cm" svg:x="14.131cm" svg:y="7.502cm" svg:viewBox="0 0 34 58" draw:points="14,0 19,0 25,3 27,5 31,12 34,23 34,37 31,47 27,53 25,56 19,58 14,58 8,56 6,53 3,47 0,37 0,23 3,12 6,5 8,3">
          <text:p/>
        </draw:polygon>
        <draw:line draw:style-name="gr5" draw:text-style-name="P2" draw:layer="layout" svg:x1="14.189cm" svg:y1="7.521cm" svg:x2="14.189cm" svg:y2="7.559cm">
          <text:p/>
        </draw:line>
        <draw:polyline draw:style-name="gr5" draw:text-style-name="P2" draw:layer="layout" svg:width="0.024cm" svg:height="0.038cm" svg:x="14.189cm" svg:y="7.521cm" svg:viewBox="0 0 25 39" draw:points="0,5 2,3 8,0 17,0 22,3 25,8 25,39">
          <text:p/>
        </draw:polyline>
        <draw:line draw:style-name="gr3" draw:text-style-name="P2" draw:layer="layout" svg:x1="14.334cm" svg:y1="7.408cm" svg:x2="14.334cm" svg:y2="7.591cm">
          <text:p/>
        </draw:line>
        <draw:line draw:style-name="gr3" draw:text-style-name="P2" draw:layer="layout" svg:x1="13.968cm" svg:y1="7.408cm" svg:x2="14.334cm" svg:y2="7.408cm">
          <text:p/>
        </draw:line>
        <draw:line draw:style-name="gr3" draw:text-style-name="P2" draw:layer="layout" svg:x1="14.334cm" svg:y1="7.591cm" svg:x2="13.968cm" svg:y2="7.591cm">
          <text:p/>
        </draw:line>
        <draw:line draw:style-name="gr3" draw:text-style-name="P2" draw:layer="layout" svg:x1="14.416cm" svg:y1="7.102cm" svg:x2="14.234cm" svg:y2="7.102cm">
          <text:p/>
        </draw:line>
        <draw:line draw:style-name="gr3" draw:text-style-name="P2" draw:layer="layout" svg:x1="14.234cm" svg:y1="6.737cm" svg:x2="14.416cm" svg:y2="6.737cm">
          <text:p/>
        </draw:line>
        <draw:line draw:style-name="gr3" draw:text-style-name="P2" draw:layer="layout" svg:x1="14.416cm" svg:y1="6.737cm" svg:x2="14.416cm" svg:y2="7.102cm">
          <text:p/>
        </draw:line>
        <draw:line draw:style-name="gr3" draw:text-style-name="P2" draw:layer="layout" svg:x1="14.234cm" svg:y1="7.102cm" svg:x2="14.234cm" svg:y2="6.737cm">
          <text:p/>
        </draw:line>
        <draw:polyline draw:style-name="gr5" draw:text-style-name="P2" draw:layer="layout" svg:width="0.058cm" svg:height="0.035cm" svg:x="14.259cm" svg:y="6.988cm" svg:viewBox="0 0 59 36" draw:points="53,0 56,3 59,11 59,16 56,26 51,31 45,34 34,36 26,36 14,34 9,31 3,26 0,16 0,11 3,3 6,0">
          <text:p/>
        </draw:polyline>
        <draw:polyline draw:style-name="gr5" draw:text-style-name="P2" draw:layer="layout" svg:width="0.058cm" svg:height="0.035cm" svg:x="14.259cm" svg:y="6.934cm" svg:viewBox="0 0 59 36" draw:points="6,33 3,31 0,25 0,10 3,5 6,3 12,0 17,0 26,3 59,36 59,0">
          <text:p/>
        </draw:polyline>
        <draw:polyline draw:style-name="gr5" draw:text-style-name="P2" draw:layer="layout" svg:width="0.058cm" svg:height="0.033cm" svg:x="14.259cm" svg:y="6.879cm" svg:viewBox="0 0 59 34" draw:points="0,6 0,17 3,22 6,25 14,32 26,34 48,34 53,32 56,28 59,22 59,12 56,6 53,3 48,0 34,0 29,3 26,6 23,12 23,22 26,28 29,32 34,34">
          <text:p/>
        </draw:polyline>
        <draw:line draw:style-name="gr5" draw:text-style-name="P2" draw:layer="layout" svg:x1="14.385cm" svg:y1="7.015cm" svg:x2="14.385cm" svg:y2="7.048cm">
          <text:p/>
        </draw:line>
        <draw:polyline draw:style-name="gr5" draw:text-style-name="P2" draw:layer="layout" svg:width="0.057cm" svg:height="0.016cm" svg:x="14.328cm" svg:y="7.032cm" svg:viewBox="0 0 58 17" draw:points="58,0 0,0 8,5 14,10 16,17">
          <text:p/>
        </draw:polyline>
        <draw:polygon draw:style-name="gr5" draw:text-style-name="P2" draw:layer="layout" svg:width="0.057cm" svg:height="0.033cm" svg:x="14.328cm" svg:y="6.961cm" svg:viewBox="0 0 58 34" draw:points="0,20 0,15 3,8 6,5 11,3 22,0 35,0 47,3 53,5 55,8 58,15 58,20 55,25 53,28 47,31 35,34 22,34 11,31 6,28 3,25">
          <text:p/>
        </draw:polygon>
        <draw:polygon draw:style-name="gr5" draw:text-style-name="P2" draw:layer="layout" svg:width="0.057cm" svg:height="0.032cm" svg:x="14.328cm" svg:y="6.907cm" svg:viewBox="0 0 58 33" draw:points="0,19 0,14 3,9 6,6 11,4 22,0 35,0 47,4 53,6 55,9 58,14 58,19 55,25 53,28 47,31 35,33 22,33 11,31 6,28 3,25">
          <text:p/>
        </draw:polygon>
        <draw:line draw:style-name="gr5" draw:text-style-name="P2" draw:layer="layout" svg:x1="14.347cm" svg:y1="6.882cm" svg:x2="14.385cm" svg:y2="6.882cm">
          <text:p/>
        </draw:line>
        <draw:polyline draw:style-name="gr5" draw:text-style-name="P2" draw:layer="layout" svg:width="0.038cm" svg:height="0.024cm" svg:x="14.347cm" svg:y="6.858cm" svg:viewBox="0 0 39 25" draw:points="6,25 3,22 0,17 0,9 3,2 8,0 39,0">
          <text:p/>
        </draw:polyline>
        <draw:line draw:style-name="gr3" draw:text-style-name="P2" draw:layer="layout" svg:x1="15.813cm" svg:y1="6.795cm" svg:x2="14.672cm" svg:y2="6.795cm">
          <text:p/>
        </draw:line>
        <draw:polyline draw:style-name="gr5" draw:text-style-name="P2" draw:layer="layout" svg:width="0.055cm" svg:height="0.048cm" svg:x="15.514cm" svg:y="6.777cm" svg:viewBox="0 0 56 49" draw:points="1,23 0,27 1,36 4,41 11,47 18,49 25,48 36,45 43,41 51,33 54,27 56,20 55,11 52,7 45,1 41,0">
          <text:p/>
        </draw:polyline>
        <draw:polyline draw:style-name="gr5" draw:text-style-name="P2" draw:layer="layout" svg:width="0.057cm" svg:height="0.05cm" svg:x="15.493cm" svg:y="6.725cm" svg:viewBox="0 0 58 51" draw:points="58,34 38,0 0,51">
          <text:p/>
        </draw:polyline>
        <draw:line draw:style-name="gr3" draw:text-style-name="P2" draw:layer="layout" svg:x1="14.334cm" svg:y1="7.872cm" svg:x2="14.334cm" svg:y2="8.054cm">
          <text:p/>
        </draw:line>
        <draw:line draw:style-name="gr3" draw:text-style-name="P2" draw:layer="layout" svg:x1="13.968cm" svg:y1="7.872cm" svg:x2="14.334cm" svg:y2="7.872cm">
          <text:p/>
        </draw:line>
        <draw:line draw:style-name="gr3" draw:text-style-name="P2" draw:layer="layout" svg:x1="13.968cm" svg:y1="8.054cm" svg:x2="13.968cm" svg:y2="7.872cm">
          <text:p/>
        </draw:line>
        <draw:line draw:style-name="gr3" draw:text-style-name="P2" draw:layer="layout" svg:x1="14.334cm" svg:y1="8.054cm" svg:x2="13.968cm" svg:y2="8.054cm">
          <text:p/>
        </draw:line>
        <draw:polyline draw:style-name="gr5" draw:text-style-name="P2" draw:layer="layout" svg:width="0.036cm" svg:height="0.058cm" svg:x="14.047cm" svg:y="7.897cm" svg:viewBox="0 0 37 59" draw:points="37,53 34,56 26,59 20,59 12,56 7,50 3,45 0,34 0,26 3,15 7,8 12,3 20,0 26,0 34,3 37,6">
          <text:p/>
        </draw:polyline>
        <draw:polyline draw:style-name="gr5" draw:text-style-name="P2" draw:layer="layout" svg:width="0.036cm" svg:height="0.058cm" svg:x="14.101cm" svg:y="7.897cm" svg:viewBox="0 0 37 59" draw:points="0,0 37,0 17,23 26,23 31,26 34,28 37,34 37,47 34,53 31,56 26,59 9,59 3,56 0,53">
          <text:p/>
        </draw:polyline>
        <draw:polyline draw:style-name="gr5" draw:text-style-name="P2" draw:layer="layout" svg:width="0.035cm" svg:height="0.058cm" svg:x="14.156cm" svg:y="7.897cm" svg:viewBox="0 0 36 59" draw:points="3,6 6,3 12,0 25,0 31,3 34,6 36,11 36,18 34,26 0,59 36,59">
          <text:p/>
        </draw:polyline>
        <draw:polyline draw:style-name="gr5" draw:text-style-name="P2" draw:layer="layout" svg:width="0.036cm" svg:height="0.057cm" svg:x="14.047cm" svg:y="7.966cm" svg:viewBox="0 0 37 58" draw:points="3,6 7,3 12,0 26,0 31,3 34,6 37,12 37,17 34,25 0,58 37,58">
          <text:p/>
        </draw:polyline>
        <draw:polyline draw:style-name="gr5" draw:text-style-name="P2" draw:layer="layout" svg:width="0.038cm" svg:height="0.057cm" svg:x="14.101cm" svg:y="7.966cm" svg:viewBox="0 0 39 58" draw:points="0,0 39,0 14,58">
          <text:p/>
        </draw:polyline>
        <draw:line draw:style-name="gr5" draw:text-style-name="P2" draw:layer="layout" svg:x1="14.161cm" svg:y1="7.985cm" svg:x2="14.161cm" svg:y2="8.042cm">
          <text:p/>
        </draw:line>
        <draw:polyline draw:style-name="gr5" draw:text-style-name="P2" draw:layer="layout" svg:width="0.029cm" svg:height="0.038cm" svg:x="14.161cm" svg:y="7.985cm" svg:viewBox="0 0 30 39" draw:points="0,2 7,0 17,0 23,2 26,5 30,12 30,28 26,34 23,36 17,39 7,39 0,36">
          <text:p/>
        </draw:polyline>
        <draw:line draw:style-name="gr3" draw:text-style-name="P2" draw:layer="layout" svg:x1="13.968cm" svg:y1="8.402cm" svg:x2="13.968cm" svg:y2="8.219cm">
          <text:p/>
        </draw:line>
        <draw:line draw:style-name="gr3" draw:text-style-name="P2" draw:layer="layout" svg:x1="13.968cm" svg:y1="8.219cm" svg:x2="14.334cm" svg:y2="8.219cm">
          <text:p/>
        </draw:line>
        <draw:line draw:style-name="gr3" draw:text-style-name="P2" draw:layer="layout" svg:x1="14.334cm" svg:y1="8.402cm" svg:x2="13.968cm" svg:y2="8.402cm">
          <text:p/>
        </draw:line>
        <draw:line draw:style-name="gr3" draw:text-style-name="P2" draw:layer="layout" svg:x1="14.334cm" svg:y1="8.219cm" svg:x2="14.334cm" svg:y2="8.402cm">
          <text:p/>
        </draw:line>
        <draw:line draw:style-name="gr5" draw:text-style-name="P2" draw:layer="layout" svg:x1="14.084cm" svg:y1="8.303cm" svg:x2="14.064cm" svg:y2="8.275cm">
          <text:p/>
        </draw:line>
        <draw:polyline draw:style-name="gr5" draw:text-style-name="P2" draw:layer="layout" svg:width="0.033cm" svg:height="0.057cm" svg:x="14.05cm" svg:y="8.245cm" svg:viewBox="0 0 34 58" draw:points="0,58 0,0 23,0 28,3 31,5 34,12 34,20 31,26 28,28 23,31 0,31">
          <text:p/>
        </draw:polyline>
        <draw:line draw:style-name="gr5" draw:text-style-name="P2" draw:layer="layout" svg:x1="14.137cm" svg:y1="8.302cm" svg:x2="14.104cm" svg:y2="8.302cm">
          <text:p/>
        </draw:line>
        <draw:polyline draw:style-name="gr5" draw:text-style-name="P2" draw:layer="layout" svg:width="0.016cm" svg:height="0.057cm" svg:x="14.104cm" svg:y="8.245cm" svg:viewBox="0 0 17 58" draw:points="17,58 17,0 12,9 7,15 0,18">
          <text:p/>
        </draw:polyline>
        <draw:polyline draw:style-name="gr5" draw:text-style-name="P2" draw:layer="layout" svg:width="0.033cm" svg:height="0.057cm" svg:x="14.158cm" svg:y="8.245cm" svg:viewBox="0 0 34 58" draw:points="29,0 18,0 13,3 10,5 4,15 0,26 0,47 4,53 7,56 13,58 23,58 29,56 32,53 34,47 34,34 32,28 29,26 23,23 13,23 7,26 4,28 0,34">
          <text:p/>
        </draw:polyline>
        <draw:line draw:style-name="gr5" draw:text-style-name="P2" draw:layer="layout" svg:x1="14.085cm" svg:y1="8.371cm" svg:x2="14.053cm" svg:y2="8.371cm">
          <text:p/>
        </draw:line>
        <draw:polyline draw:style-name="gr5" draw:text-style-name="P2" draw:layer="layout" svg:width="0.016cm" svg:height="0.058cm" svg:x="14.053cm" svg:y="8.313cm" svg:viewBox="0 0 17 59" draw:points="17,59 17,0 12,9 6,14 0,17">
          <text:p/>
        </draw:polyline>
        <draw:polygon draw:style-name="gr5" draw:text-style-name="P2" draw:layer="layout" svg:width="0.032cm" svg:height="0.058cm" svg:x="14.107cm" svg:y="8.313cm" svg:viewBox="0 0 33 59" draw:points="13,0 19,0 25,3 28,6 31,12 33,22 33,36 31,47 28,52 25,56 19,59 13,59 8,56 5,52 3,47 0,36 0,22 3,12 5,6 8,3">
          <text:p/>
        </draw:polygon>
        <draw:line draw:style-name="gr5" draw:text-style-name="P2" draw:layer="layout" svg:x1="14.164cm" svg:y1="8.371cm" svg:x2="14.164cm" svg:y2="8.313cm">
          <text:p/>
        </draw:line>
        <draw:line draw:style-name="gr5" draw:text-style-name="P2" draw:layer="layout" svg:x1="14.17cm" svg:y1="8.349cm" svg:x2="14.187cm" svg:y2="8.372cm">
          <text:p/>
        </draw:line>
        <draw:line draw:style-name="gr5" draw:text-style-name="P2" draw:layer="layout" svg:x1="14.188cm" svg:y1="8.333cm" svg:x2="14.164cm" svg:y2="8.355cm">
          <text:p/>
        </draw:line>
        <draw:line draw:style-name="gr3" draw:text-style-name="P2" draw:layer="layout" svg:x1="10.791cm" svg:y1="7.408cm" svg:x2="11.156cm" svg:y2="7.408cm">
          <text:p/>
        </draw:line>
        <draw:polyline draw:style-name="gr5" draw:text-style-name="P2" draw:layer="layout" svg:width="0.035cm" svg:height="0.056cm" svg:x="10.87cm" svg:y="7.434cm" svg:viewBox="0 0 36 57" draw:points="36,52 33,55 24,57 19,57 10,55 5,50 2,44 0,33 0,25 2,13 5,8 10,2 19,0 24,0 33,2 36,5">
          <text:p/>
        </draw:polyline>
        <draw:polyline draw:style-name="gr5" draw:text-style-name="P2" draw:layer="layout" svg:width="0.033cm" svg:height="0.056cm" svg:x="10.926cm" svg:y="7.434cm" svg:viewBox="0 0 34 57" draw:points="31,0 4,0 0,28 4,25 10,23 23,23 29,25 31,28 34,33 34,47 31,52 29,55 23,57 10,57 4,55 0,52">
          <text:p/>
        </draw:polyline>
        <draw:line draw:style-name="gr5" draw:text-style-name="P2" draw:layer="layout" svg:x1="11.014cm" svg:y1="7.49cm" svg:x2="10.981cm" svg:y2="7.49cm">
          <text:p/>
        </draw:line>
        <draw:polyline draw:style-name="gr5" draw:text-style-name="P2" draw:layer="layout" svg:width="0.016cm" svg:height="0.056cm" svg:x="10.981cm" svg:y="7.434cm" svg:viewBox="0 0 17 57" draw:points="17,57 17,0 12,8 6,13 0,17">
          <text:p/>
        </draw:polyline>
        <draw:line draw:style-name="gr3" draw:text-style-name="P2" draw:layer="layout" svg:x1="11.239cm" svg:y1="7.102cm" svg:x2="11.056cm" svg:y2="7.102cm">
          <text:p/>
        </draw:line>
        <draw:line draw:style-name="gr3" draw:text-style-name="P2" draw:layer="layout" svg:x1="11.056cm" svg:y1="7.102cm" svg:x2="11.056cm" svg:y2="6.737cm">
          <text:p/>
        </draw:line>
        <draw:line draw:style-name="gr3" draw:text-style-name="P2" draw:layer="layout" svg:x1="11.239cm" svg:y1="6.737cm" svg:x2="11.239cm" svg:y2="7.102cm">
          <text:p/>
        </draw:line>
        <draw:line draw:style-name="gr3" draw:text-style-name="P2" draw:layer="layout" svg:x1="11.056cm" svg:y1="9.014cm" svg:x2="11.056cm" svg:y2="8.649cm">
          <text:p/>
        </draw:line>
        <draw:line draw:style-name="gr3" draw:text-style-name="P2" draw:layer="layout" svg:x1="11.239cm" svg:y1="8.649cm" svg:x2="11.239cm" svg:y2="9.014cm">
          <text:p/>
        </draw:line>
        <draw:line draw:style-name="gr3" draw:text-style-name="P2" draw:layer="layout" svg:x1="11.056cm" svg:y1="8.649cm" svg:x2="11.239cm" svg:y2="8.649cm">
          <text:p/>
        </draw:line>
        <draw:line draw:style-name="gr3" draw:text-style-name="P2" draw:layer="layout" svg:x1="11.239cm" svg:y1="9.014cm" svg:x2="11.056cm" svg:y2="9.014cm">
          <text:p/>
        </draw:line>
        <draw:polyline draw:style-name="gr5" draw:text-style-name="P2" draw:layer="layout" svg:width="0.057cm" svg:height="0.035cm" svg:x="11.15cm" svg:y="8.837cm" svg:viewBox="0 0 58 36" draw:points="53,0 56,3 58,12 58,17 56,25 49,31 44,34 33,36 25,36 14,34 9,31 3,25 0,17 0,12 3,3 6,0">
          <text:p/>
        </draw:polyline>
        <draw:polyline draw:style-name="gr5" draw:text-style-name="P2" draw:layer="layout" svg:width="0.057cm" svg:height="0.032cm" svg:x="11.15cm" svg:y="8.783cm" svg:viewBox="0 0 58 33" draw:points="0,2 0,30 28,33 25,30 22,25 22,10 25,5 28,2 33,0 47,0 53,2 56,5 58,10 58,25 56,30 53,33">
          <text:p/>
        </draw:polyline>
        <draw:polyline draw:style-name="gr5" draw:text-style-name="P2" draw:layer="layout" svg:width="0.057cm" svg:height="0.033cm" svg:x="11.15cm" svg:y="8.728cm" svg:viewBox="0 0 58 34" draw:points="25,23 22,28 19,31 14,34 11,34 6,31 3,28 0,23 0,12 3,7 6,3 11,0 14,0 19,3 22,7 25,12 25,23 28,28 30,31 36,34 47,34 53,31 56,28 58,23 58,12 56,7 53,3 47,0 36,0 30,3 28,7 25,12">
          <text:p/>
        </draw:polyline>
        <draw:polyline draw:style-name="gr5" draw:text-style-name="P2" draw:layer="layout" svg:width="0.057cm" svg:height="0.036cm" svg:x="11.082cm" svg:y="8.85cm" svg:viewBox="0 0 58 37" draw:points="0,37 0,0 23,20 23,11 25,6 28,3 34,0 47,0 53,3 55,6 58,11 58,29 55,34 53,37">
          <text:p/>
        </draw:polyline>
        <draw:polyline draw:style-name="gr5" draw:text-style-name="P2" draw:layer="layout" svg:width="0.005cm" svg:height="0.005cm" svg:x="11.134cm" svg:y="8.824cm" svg:viewBox="0 0 6 6" draw:points="0,2 2,0 6,2 2,6 0,2 6,2">
          <text:p/>
        </draw:polyline>
        <draw:polyline draw:style-name="gr5" draw:text-style-name="P2" draw:layer="layout" svg:width="0.057cm" svg:height="0.035cm" svg:x="11.082cm" svg:y="8.769cm" svg:viewBox="0 0 58 36" draw:points="0,36 0,0 23,19 23,11 25,5 28,3 34,0 47,0 53,3 55,5 58,11 58,27 55,33 53,36">
          <text:p/>
        </draw:polyline>
        <draw:line draw:style-name="gr5" draw:text-style-name="P2" draw:layer="layout" svg:x1="11.101cm" svg:y1="8.745cm" svg:x2="11.158cm" svg:y2="8.745cm">
          <text:p/>
        </draw:line>
        <draw:polyline draw:style-name="gr5" draw:text-style-name="P2" draw:layer="layout" svg:width="0.038cm" svg:height="0.028cm" svg:x="11.101cm" svg:y="8.717cm" svg:viewBox="0 0 39 29" draw:points="3,29 0,22 0,11 3,6 5,3 11,0 28,0 34,3 36,6 39,11 39,22 36,29">
          <text:p/>
        </draw:polyline>
        <draw:line draw:style-name="gr3" draw:text-style-name="P2" draw:layer="layout" svg:x1="10.891cm" svg:y1="9.014cm" svg:x2="10.708cm" svg:y2="9.014cm">
          <text:p/>
        </draw:line>
        <draw:line draw:style-name="gr3" draw:text-style-name="P2" draw:layer="layout" svg:x1="10.708cm" svg:y1="8.649cm" svg:x2="10.891cm" svg:y2="8.649cm">
          <text:p/>
        </draw:line>
        <draw:line draw:style-name="gr3" draw:text-style-name="P2" draw:layer="layout" svg:x1="10.708cm" svg:y1="9.014cm" svg:x2="10.708cm" svg:y2="8.649cm">
          <text:p/>
        </draw:line>
        <draw:polyline draw:style-name="gr5" draw:text-style-name="P2" draw:layer="layout" svg:width="0.057cm" svg:height="0.033cm" svg:x="10.734cm" svg:y="8.861cm" svg:viewBox="0 0 58 34" draw:points="58,28 58,17 56,11 53,9 45,3 34,0 12,0 6,3 3,6 0,11 0,22 3,28 6,30 12,34 26,34 31,30 34,28 37,22 37,11 34,6 31,3 26,0">
          <text:p/>
        </draw:polyline>
        <draw:polygon draw:style-name="gr5" draw:text-style-name="P2" draw:layer="layout" svg:width="0.057cm" svg:height="0.032cm" svg:x="10.734cm" svg:y="8.807cm" svg:viewBox="0 0 58 33" draw:points="0,19 0,13 3,8 6,5 12,3 23,0 37,0 47,3 53,5 56,8 58,13 58,19 56,25 53,28 47,31 37,33 23,33 12,31 6,28 3,25">
          <text:p/>
        </draw:polygon>
        <draw:line draw:style-name="gr5" draw:text-style-name="P2" draw:layer="layout" svg:x1="10.791cm" svg:y1="8.783cm" svg:x2="10.734cm" svg:y2="8.783cm">
          <text:p/>
        </draw:line>
        <draw:line draw:style-name="gr5" draw:text-style-name="P2" draw:layer="layout" svg:x1="10.77cm" svg:y1="8.778cm" svg:x2="10.792cm" svg:y2="8.761cm">
          <text:p/>
        </draw:line>
        <draw:line draw:style-name="gr5" draw:text-style-name="P2" draw:layer="layout" svg:x1="10.753cm" svg:y1="8.761cm" svg:x2="10.776cm" svg:y2="8.784cm">
          <text:p/>
        </draw:line>
        <draw:polyline draw:style-name="gr5" draw:text-style-name="P2" draw:layer="layout" svg:width="0.057cm" svg:height="0.033cm" svg:x="10.734cm" svg:y="8.706cm" svg:viewBox="0 0 58 34" draw:points="26,22 23,29 20,31 15,34 12,34 6,31 3,29 0,22 0,11 3,6 6,3 12,0 15,0 20,3 23,6 26,11 26,22 28,29 31,31 37,34 47,34 53,31 56,29 58,22 58,11 56,6 53,3 47,0 37,0 31,3 28,6 26,11">
          <text:p/>
        </draw:polyline>
        <draw:line draw:style-name="gr3" draw:text-style-name="P2" draw:layer="layout" svg:x1="10.073cm" svg:y1="9.796cm" svg:x2="9.708cm" svg:y2="9.796cm">
          <text:p/>
        </draw:line>
        <draw:line draw:style-name="gr3" draw:text-style-name="P2" draw:layer="layout" svg:x1="9.708cm" svg:y1="9.607cm" svg:x2="10.073cm" svg:y2="9.607cm">
          <text:p/>
        </draw:line>
        <draw:line draw:style-name="gr3" draw:text-style-name="P2" draw:layer="layout" svg:x1="9.708cm" svg:y1="9.796cm" svg:x2="9.708cm" svg:y2="9.607cm">
          <text:p/>
        </draw:line>
        <draw:line draw:style-name="gr3" draw:text-style-name="P2" draw:layer="layout" svg:x1="10.073cm" svg:y1="9.607cm" svg:x2="10.073cm" svg:y2="9.796cm">
          <text:p/>
        </draw:line>
        <draw:polyline draw:style-name="gr5" draw:text-style-name="P2" draw:layer="layout" svg:width="0.035cm" svg:height="0.057cm" svg:x="9.785cm" svg:y="9.705cm" svg:viewBox="0 0 36 58" draw:points="0,0 36,0 16,21 24,21 30,24 34,27 36,33 36,47 34,52 30,55 24,58 8,58 2,55 0,52">
          <text:p/>
        </draw:polyline>
        <draw:polygon draw:style-name="gr5" draw:text-style-name="P2" draw:layer="layout" svg:width="0.033cm" svg:height="0.057cm" svg:x="9.842cm" svg:y="9.705cm" svg:viewBox="0 0 34 58" draw:points="14,0 19,0 24,2 27,5 31,11 34,21 34,36 31,47 27,52 24,55 19,58 14,58 8,55 5,52 3,47 0,36 0,21 3,11 5,5 8,2">
          <text:p/>
        </draw:polygon>
        <draw:polygon draw:style-name="gr5" draw:text-style-name="P2" draw:layer="layout" svg:width="0.032cm" svg:height="0.057cm" svg:x="9.897cm" svg:y="9.705cm" svg:viewBox="0 0 33 58" draw:points="14,0 20,0 25,2 27,5 30,11 33,21 33,36 30,47 27,52 25,55 20,58 14,58 8,55 5,52 2,47 0,36 0,21 2,11 5,5 8,2">
          <text:p/>
        </draw:polygon>
        <draw:polyline draw:style-name="gr5" draw:text-style-name="P2" draw:layer="layout" svg:width="0.036cm" svg:height="0.057cm" svg:x="9.786cm" svg:y="7.966cm" svg:viewBox="0 0 37 58" draw:points="3,6 6,3 11,0 25,0 30,3 34,6 37,12 37,17 34,25 0,58 37,58">
          <text:p/>
        </draw:polyline>
        <draw:polyline draw:style-name="gr5" draw:text-style-name="P2" draw:layer="layout" svg:width="0.039cm" svg:height="0.057cm" svg:x="9.84cm" svg:y="7.966cm" svg:viewBox="0 0 40 58" draw:points="0,0 40,0 14,58">
          <text:p/>
        </draw:polyline>
        <draw:line draw:style-name="gr5" draw:text-style-name="P2" draw:layer="layout" svg:x1="9.9cm" svg:y1="7.985cm" svg:x2="9.9cm" svg:y2="8.042cm">
          <text:p/>
        </draw:line>
        <draw:polyline draw:style-name="gr5" draw:text-style-name="P2" draw:layer="layout" svg:width="0.028cm" svg:height="0.038cm" svg:x="9.9cm" svg:y="7.985cm" svg:viewBox="0 0 29 39" draw:points="0,2 6,0 17,0 22,2 26,5 29,12 29,28 26,34 22,36 17,39 6,39 0,36">
          <text:p/>
        </draw:polyline>
        <draw:line draw:style-name="gr3" draw:text-style-name="P2" draw:layer="layout" svg:x1="10.073cm" svg:y1="8.217cm" svg:x2="10.073cm" svg:y2="8.404cm">
          <text:p/>
        </draw:line>
        <draw:line draw:style-name="gr3" draw:text-style-name="P2" draw:layer="layout" svg:x1="9.708cm" svg:y1="8.217cm" svg:x2="10.073cm" svg:y2="8.217cm">
          <text:p/>
        </draw:line>
        <draw:line draw:style-name="gr3" draw:text-style-name="P2" draw:layer="layout" svg:x1="9.708cm" svg:y1="8.404cm" svg:x2="9.708cm" svg:y2="8.217cm">
          <text:p/>
        </draw:line>
        <draw:line draw:style-name="gr5" draw:text-style-name="P2" draw:layer="layout" svg:x1="9.823cm" svg:y1="8.303cm" svg:x2="9.803cm" svg:y2="8.275cm">
          <text:p/>
        </draw:line>
        <draw:polyline draw:style-name="gr5" draw:text-style-name="P2" draw:layer="layout" svg:width="0.033cm" svg:height="0.057cm" svg:x="9.789cm" svg:y="8.245cm" svg:viewBox="0 0 34 58" draw:points="0,58 0,0 23,0 28,3 31,5 34,12 34,20 31,26 28,28 23,31 0,31">
          <text:p/>
        </draw:polyline>
        <draw:polyline draw:style-name="gr5" draw:text-style-name="P2" draw:layer="layout" svg:width="0.032cm" svg:height="0.057cm" svg:x="9.844cm" svg:y="8.245cm" svg:viewBox="0 0 33 58" draw:points="30,0 2,0 0,28 2,26 8,23 21,23 27,26 30,28 33,34 33,47 30,53 27,56 21,58 8,58 2,56 0,53">
          <text:p/>
        </draw:polyline>
        <draw:polyline draw:style-name="gr5" draw:text-style-name="P2" draw:layer="layout" svg:width="0.035cm" svg:height="0.057cm" svg:x="9.895cm" svg:y="8.245cm" svg:viewBox="0 0 36 58" draw:points="3,5 5,3 11,0 24,0 31,3 34,5 36,12 36,18 34,26 0,58 36,58">
          <text:p/>
        </draw:polyline>
        <draw:line draw:style-name="gr5" draw:text-style-name="P2" draw:layer="layout" svg:x1="9.823cm" svg:y1="9.694cm" svg:x2="9.803cm" svg:y2="9.666cm">
          <text:p/>
        </draw:line>
        <draw:polyline draw:style-name="gr5" draw:text-style-name="P2" draw:layer="layout" svg:width="0.033cm" svg:height="0.057cm" svg:x="9.789cm" svg:y="9.636cm" svg:viewBox="0 0 34 58" draw:points="0,58 0,0 23,0 28,3 31,6 34,11 34,19 31,25 28,27 23,30 0,30">
          <text:p/>
        </draw:polyline>
        <draw:line draw:style-name="gr5" draw:text-style-name="P2" draw:layer="layout" svg:x1="9.871cm" svg:y1="9.655cm" svg:x2="9.871cm" svg:y2="9.693cm">
          <text:p/>
        </draw:line>
        <draw:polyline draw:style-name="gr5" draw:text-style-name="P2" draw:layer="layout" svg:width="0.035cm" svg:height="0.04cm" svg:x="9.844cm" svg:y="9.634cm" svg:viewBox="0 0 36 41" draw:points="13,0 0,41 36,41">
          <text:p/>
        </draw:polyline>
        <draw:polyline draw:style-name="gr5" draw:text-style-name="P2" draw:layer="layout" svg:width="0.032cm" svg:height="0.057cm" svg:x="9.898cm" svg:y="9.636cm" svg:viewBox="0 0 33 58" draw:points="28,0 17,0 12,3 9,6 2,13 0,25 0,47 2,53 5,55 12,58 22,58 28,55 31,53 33,47 33,33 31,27 28,25 22,22 12,22 5,25 2,27 0,33">
          <text:p/>
        </draw:polyline>
        <draw:line draw:style-name="gr3" draw:text-style-name="P2" draw:layer="layout" svg:x1="10.071cm" svg:y1="9.448cm" svg:x2="9.705cm" svg:y2="9.448cm">
          <text:p/>
        </draw:line>
        <draw:line draw:style-name="gr3" draw:text-style-name="P2" draw:layer="layout" svg:x1="9.705cm" svg:y1="9.26cm" svg:x2="10.071cm" svg:y2="9.26cm">
          <text:p/>
        </draw:line>
        <draw:line draw:style-name="gr3" draw:text-style-name="P2" draw:layer="layout" svg:x1="10.071cm" svg:y1="9.26cm" svg:x2="10.071cm" svg:y2="9.448cm">
          <text:p/>
        </draw:line>
        <draw:line draw:style-name="gr3" draw:text-style-name="P2" draw:layer="layout" svg:x1="9.705cm" svg:y1="9.448cm" svg:x2="9.705cm" svg:y2="9.26cm">
          <text:p/>
        </draw:line>
        <draw:line draw:style-name="gr5" draw:text-style-name="P2" draw:layer="layout" svg:x1="9.884cm" svg:y1="9.415cm" svg:x2="9.864cm" svg:y2="9.387cm">
          <text:p/>
        </draw:line>
        <draw:polyline draw:style-name="gr5" draw:text-style-name="P2" draw:layer="layout" svg:width="0.032cm" svg:height="0.057cm" svg:x="9.851cm" svg:y="9.357cm" svg:viewBox="0 0 33 58" draw:points="0,58 0,0 23,0 28,3 31,5 33,11 33,19 31,24 28,27 23,30 0,30">
          <text:p/>
        </draw:polyline>
        <draw:line draw:style-name="gr5" draw:text-style-name="P2" draw:layer="layout" svg:x1="9.933cm" svg:y1="9.376cm" svg:x2="9.933cm" svg:y2="9.414cm">
          <text:p/>
        </draw:line>
        <draw:polyline draw:style-name="gr5" draw:text-style-name="P2" draw:layer="layout" svg:width="0.035cm" svg:height="0.041cm" svg:x="9.905cm" svg:y="9.354cm" svg:viewBox="0 0 36 42" draw:points="14,0 0,42 36,42">
          <text:p/>
        </draw:polyline>
        <draw:polyline draw:style-name="gr5" draw:text-style-name="P2" draw:layer="layout" svg:width="0.033cm" svg:height="0.057cm" svg:x="9.959cm" svg:y="9.357cm" svg:viewBox="0 0 34 58" draw:points="13,24 6,22 3,19 0,14 0,11 3,5 6,3 13,0 23,0 28,3 32,5 34,11 34,14 32,19 28,22 23,24 13,24 6,27 3,30 0,36 0,47 3,52 6,55 13,58 23,58 28,55 32,52 34,47 34,36 32,30 28,27 23,24">
          <text:p/>
        </draw:polyline>
        <draw:line draw:style-name="gr5" draw:text-style-name="P2" draw:layer="layout" svg:x1="9.877cm" svg:y1="9.307cm" svg:x2="9.877cm" svg:y2="9.345cm">
          <text:p/>
        </draw:line>
        <draw:polyline draw:style-name="gr5" draw:text-style-name="P2" draw:layer="layout" svg:width="0.036cm" svg:height="0.041cm" svg:x="9.849cm" svg:y="9.285cm" svg:viewBox="0 0 37 42" draw:points="15,0 0,42 37,42">
          <text:p/>
        </draw:polyline>
        <draw:polyline draw:style-name="gr5" draw:text-style-name="P2" draw:layer="layout" svg:width="0.033cm" svg:height="0.056cm" svg:x="9.904cm" svg:y="9.289cm" svg:viewBox="0 0 34 57" draw:points="5,57 16,57 22,55 24,52 30,44 34,33 34,11 30,5 27,2 22,0 10,0 5,2 2,5 0,11 0,25 2,30 5,33 10,36 22,36 27,33 30,30 34,25">
          <text:p/>
        </draw:polyline>
        <draw:polyline draw:style-name="gr5" draw:text-style-name="P2" draw:layer="layout" svg:width="0.038cm" svg:height="0.056cm" svg:x="9.955cm" svg:y="9.289cm" svg:viewBox="0 0 39 57" draw:points="0,0 39,0 14,57">
          <text:p/>
        </draw:polyline>
        <draw:line draw:style-name="gr3" draw:text-style-name="P2" draw:layer="layout" svg:x1="10.073cm" svg:y1="8.404cm" svg:x2="9.708cm" svg:y2="8.404cm">
          <text:p/>
        </draw:line>
        <draw:line draw:style-name="gr5" draw:text-style-name="P2" draw:layer="layout" svg:x1="9.825cm" svg:y1="8.371cm" svg:x2="9.792cm" svg:y2="8.371cm">
          <text:p/>
        </draw:line>
        <draw:polyline draw:style-name="gr5" draw:text-style-name="P2" draw:layer="layout" svg:width="0.016cm" svg:height="0.058cm" svg:x="9.792cm" svg:y="8.313cm" svg:viewBox="0 0 17 59" draw:points="17,59 17,0 12,9 5,14 0,17">
          <text:p/>
        </draw:polyline>
        <draw:polygon draw:style-name="gr5" draw:text-style-name="P2" draw:layer="layout" svg:width="0.033cm" svg:height="0.058cm" svg:x="9.846cm" svg:y="8.313cm" svg:viewBox="0 0 34 59" draw:points="13,0 19,0 25,3 28,6 31,12 34,22 34,36 31,47 28,52 25,56 19,59 13,59 8,56 6,52 3,47 0,36 0,22 3,12 6,6 8,3">
          <text:p/>
        </draw:polygon>
        <draw:line draw:style-name="gr5" draw:text-style-name="P2" draw:layer="layout" svg:x1="9.903cm" svg:y1="8.371cm" svg:x2="9.903cm" svg:y2="8.313cm">
          <text:p/>
        </draw:line>
        <draw:line draw:style-name="gr5" draw:text-style-name="P2" draw:layer="layout" svg:x1="9.909cm" svg:y1="8.349cm" svg:x2="9.926cm" svg:y2="8.372cm">
          <text:p/>
        </draw:line>
        <draw:line draw:style-name="gr5" draw:text-style-name="P2" draw:layer="layout" svg:x1="9.926cm" svg:y1="8.333cm" svg:x2="9.903cm" svg:y2="8.355cm">
          <text:p/>
        </draw:line>
        <draw:line draw:style-name="gr3" draw:text-style-name="P2" draw:layer="layout" svg:x1="9.973cm" svg:y1="9.014cm" svg:x2="9.973cm" svg:y2="8.649cm">
          <text:p/>
        </draw:line>
        <draw:line draw:style-name="gr3" draw:text-style-name="P2" draw:layer="layout" svg:x1="9.973cm" svg:y1="8.649cm" svg:x2="10.155cm" svg:y2="8.649cm">
          <text:p/>
        </draw:line>
        <draw:line draw:style-name="gr3" draw:text-style-name="P2" draw:layer="layout" svg:x1="10.155cm" svg:y1="8.649cm" svg:x2="10.155cm" svg:y2="9.014cm">
          <text:p/>
        </draw:line>
        <draw:line draw:style-name="gr3" draw:text-style-name="P2" draw:layer="layout" svg:x1="10.155cm" svg:y1="9.014cm" svg:x2="9.973cm" svg:y2="9.014cm">
          <text:p/>
        </draw:line>
        <draw:polyline draw:style-name="gr5" draw:text-style-name="P2" draw:layer="layout" svg:width="0.057cm" svg:height="0.035cm" svg:x="10.067cm" svg:y="8.837cm" svg:viewBox="0 0 58 36" draw:points="53,0 55,3 58,12 58,17 55,25 50,31 45,34 33,36 25,36 14,34 8,31 3,25 0,17 0,12 3,3 6,0">
          <text:p/>
        </draw:polyline>
        <draw:polyline draw:style-name="gr5" draw:text-style-name="P2" draw:layer="layout" svg:width="0.057cm" svg:height="0.032cm" svg:x="10.067cm" svg:y="8.783cm" svg:viewBox="0 0 58 33" draw:points="25,22 22,28 19,30 14,33 11,33 6,30 3,28 0,22 0,10 3,5 6,2 11,0 14,0 19,2 22,5 25,10 25,22 27,28 30,30 35,33 47,33 53,30 55,28 58,22 58,10 55,5 53,2 47,0 35,0 30,2 27,5 25,10">
          <text:p/>
        </draw:polyline>
        <draw:polyline draw:style-name="gr5" draw:text-style-name="P2" draw:layer="layout" svg:width="0.057cm" svg:height="0.038cm" svg:x="10.067cm" svg:y="8.726cm" svg:viewBox="0 0 58 39" draw:points="0,39 0,0 58,24">
          <text:p/>
        </draw:polyline>
        <draw:polyline draw:style-name="gr5" draw:text-style-name="P2" draw:layer="layout" svg:width="0.057cm" svg:height="0.036cm" svg:x="9.999cm" svg:y="8.85cm" svg:viewBox="0 0 58 37" draw:points="0,37 0,0 22,20 22,11 25,6 28,3 33,0 47,0 52,3 55,6 58,11 58,29 55,34 52,37">
          <text:p/>
        </draw:polyline>
        <draw:polyline draw:style-name="gr5" draw:text-style-name="P2" draw:layer="layout" svg:width="0.006cm" svg:height="0.005cm" svg:x="10.05cm" svg:y="8.824cm" svg:viewBox="0 0 7 6" draw:points="0,2 4,0 7,2 4,6 0,2 7,2">
          <text:p/>
        </draw:polyline>
        <draw:polyline draw:style-name="gr5" draw:text-style-name="P2" draw:layer="layout" svg:width="0.057cm" svg:height="0.035cm" svg:x="9.999cm" svg:y="8.769cm" svg:viewBox="0 0 58 36" draw:points="0,36 0,0 22,19 22,11 25,5 28,3 33,0 47,0 52,3 55,5 58,11 58,27 55,33 52,36">
          <text:p/>
        </draw:polyline>
        <draw:line draw:style-name="gr5" draw:text-style-name="P2" draw:layer="layout" svg:x1="10.018cm" svg:y1="8.745cm" svg:x2="10.075cm" svg:y2="8.745cm">
          <text:p/>
        </draw:line>
        <draw:polyline draw:style-name="gr5" draw:text-style-name="P2" draw:layer="layout" svg:width="0.038cm" svg:height="0.028cm" svg:x="10.018cm" svg:y="8.717cm" svg:viewBox="0 0 39 29" draw:points="2,29 0,22 0,11 2,6 5,3 11,0 27,0 32,3 36,6 39,11 39,22 36,29">
          <text:p/>
        </draw:polyline>
        <draw:line draw:style-name="gr3" draw:text-style-name="P2" draw:layer="layout" svg:x1="9.973cm" svg:y1="6.737cm" svg:x2="10.155cm" svg:y2="6.737cm">
          <text:p/>
        </draw:line>
        <draw:line draw:style-name="gr3" draw:text-style-name="P2" draw:layer="layout" svg:x1="10.155cm" svg:y1="6.737cm" svg:x2="10.155cm" svg:y2="7.102cm">
          <text:p/>
        </draw:line>
        <draw:line draw:style-name="gr3" draw:text-style-name="P2" draw:layer="layout" svg:x1="10.155cm" svg:y1="7.102cm" svg:x2="9.973cm" svg:y2="7.102cm">
          <text:p/>
        </draw:line>
        <draw:polyline draw:style-name="gr5" draw:text-style-name="P2" draw:layer="layout" svg:width="0.057cm" svg:height="0.036cm" svg:x="10.067cm" svg:y="6.924cm" svg:viewBox="0 0 58 37" draw:points="53,0 55,3 58,11 58,17 55,26 50,31 45,34 33,37 25,37 14,34 8,31 3,26 0,17 0,11 3,3 6,0">
          <text:p/>
        </draw:polyline>
        <draw:polyline draw:style-name="gr5" draw:text-style-name="P2" draw:layer="layout" svg:width="0.057cm" svg:height="0.038cm" svg:x="10.067cm" svg:y="6.867cm" svg:viewBox="0 0 58 39" draw:points="0,39 0,0 58,24">
          <text:p/>
        </draw:polyline>
        <draw:polyline draw:style-name="gr5" draw:text-style-name="P2" draw:layer="layout" svg:width="0.057cm" svg:height="0.033cm" svg:x="10.067cm" svg:y="6.815cm" svg:viewBox="0 0 58 34" draw:points="58,28 58,17 55,11 53,9 45,3 33,0 11,0 6,3 3,6 0,11 0,23 3,28 6,31 11,34 25,34 30,31 33,28 35,23 35,11 33,6 30,3 25,0">
          <text:p/>
        </draw:polyline>
        <draw:line draw:style-name="gr3" draw:text-style-name="P2" draw:layer="layout" svg:x1="7.886cm" svg:y1="7.102cm" svg:x2="7.886cm" svg:y2="6.737cm">
          <text:p/>
        </draw:line>
        <draw:line draw:style-name="gr3" draw:text-style-name="P2" draw:layer="layout" svg:x1="8.069cm" svg:y1="7.102cm" svg:x2="7.886cm" svg:y2="7.102cm">
          <text:p/>
        </draw:line>
        <draw:line draw:style-name="gr3" draw:text-style-name="P2" draw:layer="layout" svg:x1="7.886cm" svg:y1="6.737cm" svg:x2="8.069cm" svg:y2="6.737cm">
          <text:p/>
        </draw:line>
        <draw:polyline draw:style-name="gr5" draw:text-style-name="P2" draw:layer="layout" svg:width="0.057cm" svg:height="0.035cm" svg:x="7.912cm" svg:y="6.988cm" svg:viewBox="0 0 58 36" draw:points="53,0 56,3 58,11 58,16 56,26 50,31 44,34 33,36 24,36 14,34 9,31 3,26 0,16 0,11 3,3 5,0">
          <text:p/>
        </draw:polyline>
        <draw:polyline draw:style-name="gr5" draw:text-style-name="P2" draw:layer="layout" svg:width="0.057cm" svg:height="0.032cm" svg:x="7.912cm" svg:y="6.934cm" svg:viewBox="0 0 58 33" draw:points="24,23 22,28 19,31 14,33 11,33 5,31 3,28 0,23 0,11 3,5 5,3 11,0 14,0 19,3 22,5 24,11 24,23 28,28 30,31 36,33 47,33 53,31 56,28 58,23 58,11 56,5 53,3 47,0 36,0 30,3 28,5 24,11">
          <text:p/>
        </draw:polyline>
        <draw:line draw:style-name="gr5" draw:text-style-name="P2" draw:layer="layout" svg:x1="7.969cm" svg:y1="6.879cm" svg:x2="7.969cm" svg:y2="6.912cm">
          <text:p/>
        </draw:line>
        <draw:polyline draw:style-name="gr5" draw:text-style-name="P2" draw:layer="layout" svg:width="0.057cm" svg:height="0.016cm" svg:x="7.912cm" svg:y="6.896cm" svg:viewBox="0 0 58 17" draw:points="58,0 0,0 9,6 14,12 17,17">
          <text:p/>
        </draw:polyline>
        <draw:line draw:style-name="gr5" draw:text-style-name="P2" draw:layer="layout" svg:x1="8.038cm" svg:y1="7.015cm" svg:x2="8.038cm" svg:y2="7.048cm">
          <text:p/>
        </draw:line>
        <draw:polyline draw:style-name="gr5" draw:text-style-name="P2" draw:layer="layout" svg:width="0.057cm" svg:height="0.016cm" svg:x="7.981cm" svg:y="7.032cm" svg:viewBox="0 0 58 17" draw:points="58,0 0,0 8,5 13,10 16,17">
          <text:p/>
        </draw:polyline>
        <draw:polygon draw:style-name="gr5" draw:text-style-name="P2" draw:layer="layout" svg:width="0.057cm" svg:height="0.033cm" svg:x="7.981cm" svg:y="6.961cm" svg:viewBox="0 0 58 34" draw:points="0,20 0,15 3,8 5,5 11,3 22,0 35,0 46,3 51,5 54,8 58,15 58,20 54,25 51,28 46,31 35,34 22,34 11,31 5,28 3,25">
          <text:p/>
        </draw:polygon>
        <draw:polygon draw:style-name="gr5" draw:text-style-name="P2" draw:layer="layout" svg:width="0.057cm" svg:height="0.032cm" svg:x="7.981cm" svg:y="6.907cm" svg:viewBox="0 0 58 33" draw:points="0,19 0,14 3,9 5,6 11,4 22,0 35,0 46,4 51,6 54,9 58,14 58,19 54,25 51,28 46,31 35,33 22,33 11,31 5,28 3,25">
          <text:p/>
        </draw:polygon>
        <draw:line draw:style-name="gr5" draw:text-style-name="P2" draw:layer="layout" svg:x1="7.999cm" svg:y1="6.882cm" svg:x2="8.038cm" svg:y2="6.882cm">
          <text:p/>
        </draw:line>
        <draw:polyline draw:style-name="gr5" draw:text-style-name="P2" draw:layer="layout" svg:width="0.039cm" svg:height="0.024cm" svg:x="7.999cm" svg:y="6.858cm" svg:viewBox="0 0 40 25" draw:points="6,25 4,22 0,17 0,9 4,2 9,0 40,0">
          <text:p/>
        </draw:polyline>
        <draw:line draw:style-name="gr3" draw:text-style-name="P2" draw:layer="layout" svg:x1="6.982cm" svg:y1="7.103cm" svg:x2="6.8cm" svg:y2="7.103cm">
          <text:p/>
        </draw:line>
        <draw:line draw:style-name="gr3" draw:text-style-name="P2" draw:layer="layout" svg:x1="6.8cm" svg:y1="6.738cm" svg:x2="6.982cm" svg:y2="6.738cm">
          <text:p/>
        </draw:line>
        <draw:line draw:style-name="gr3" draw:text-style-name="P2" draw:layer="layout" svg:x1="6.8cm" svg:y1="7.103cm" svg:x2="6.8cm" svg:y2="6.738cm">
          <text:p/>
        </draw:line>
        <draw:line draw:style-name="gr3" draw:text-style-name="P2" draw:layer="layout" svg:x1="6.982cm" svg:y1="6.738cm" svg:x2="6.982cm" svg:y2="7.103cm">
          <text:p/>
        </draw:line>
        <draw:polyline draw:style-name="gr5" draw:text-style-name="P2" draw:layer="layout" svg:width="0.057cm" svg:height="0.035cm" svg:x="6.894cm" svg:y="6.952cm" svg:viewBox="0 0 58 36" draw:points="52,0 56,2 58,11 58,16 56,24 50,30 44,34 33,36 24,36 14,34 8,30 3,24 0,16 0,11 3,2 5,0">
          <text:p/>
        </draw:polyline>
        <draw:line draw:style-name="gr5" draw:text-style-name="P2" draw:layer="layout" svg:x1="6.951cm" svg:y1="6.897cm" svg:x2="6.951cm" svg:y2="6.93cm">
          <text:p/>
        </draw:line>
        <draw:polyline draw:style-name="gr5" draw:text-style-name="P2" draw:layer="layout" svg:width="0.057cm" svg:height="0.016cm" svg:x="6.894cm" svg:y="6.914cm" svg:viewBox="0 0 58 17" draw:points="58,0 0,0 8,7 14,12 16,17">
          <text:p/>
        </draw:polyline>
        <draw:polygon draw:style-name="gr5" draw:text-style-name="P2" draw:layer="layout" svg:width="0.057cm" svg:height="0.034cm" svg:x="6.894cm" svg:y="6.843cm" svg:viewBox="0 0 58 35" draw:points="0,20 0,15 3,9 5,7 11,4 22,0 37,0 47,4 52,7 56,9 58,15 58,20 56,26 52,28 47,31 37,35 22,35 11,31 5,28 3,26">
          <text:p/>
        </draw:polygon>
        <draw:polyline draw:style-name="gr5" draw:text-style-name="P2" draw:layer="layout" svg:width="0.057cm" svg:height="0.038cm" svg:x="6.894cm" svg:y="6.786cm" svg:viewBox="0 0 58 39" draw:points="0,39 0,0 58,25">
          <text:p/>
        </draw:polyline>
        <draw:line draw:style-name="gr5" draw:text-style-name="P2" draw:layer="layout" svg:x1="6.882cm" svg:y1="6.925cm" svg:x2="6.882cm" svg:y2="6.957cm">
          <text:p/>
        </draw:line>
        <draw:polyline draw:style-name="gr5" draw:text-style-name="P2" draw:layer="layout" svg:width="0.056cm" svg:height="0.016cm" svg:x="6.826cm" svg:y="6.941cm" svg:viewBox="0 0 57 17" draw:points="57,0 0,0 8,6 13,11 16,17">
          <text:p/>
        </draw:polyline>
        <draw:polygon draw:style-name="gr5" draw:text-style-name="P2" draw:layer="layout" svg:width="0.056cm" svg:height="0.033cm" svg:x="6.826cm" svg:y="6.87cm" svg:viewBox="0 0 57 34" draw:points="0,20 0,15 2,10 5,7 10,3 21,0 36,0 47,3 52,7 55,10 57,15 57,20 55,26 52,28 47,32 36,34 21,34 10,32 5,28 2,26">
          <text:p/>
        </draw:polygon>
        <draw:line draw:style-name="gr5" draw:text-style-name="P2" draw:layer="layout" svg:x1="6.844cm" svg:y1="6.846cm" svg:x2="6.882cm" svg:y2="6.846cm">
          <text:p/>
        </draw:line>
        <draw:polyline draw:style-name="gr5" draw:text-style-name="P2" draw:layer="layout" svg:width="0.038cm" svg:height="0.024cm" svg:x="6.844cm" svg:y="6.822cm" svg:viewBox="0 0 39 25" draw:points="6,25 3,22 0,16 0,8 3,2 9,0 39,0">
          <text:p/>
        </draw:polyline>
        <draw:line draw:style-name="gr3" draw:text-style-name="P2" draw:layer="layout" svg:x1="7.986cm" svg:y1="8.217cm" svg:x2="7.986cm" svg:y2="8.404cm">
          <text:p/>
        </draw:line>
        <draw:line draw:style-name="gr3" draw:text-style-name="P2" draw:layer="layout" svg:x1="7.621cm" svg:y1="8.217cm" svg:x2="7.986cm" svg:y2="8.217cm">
          <text:p/>
        </draw:line>
        <draw:line draw:style-name="gr3" draw:text-style-name="P2" draw:layer="layout" svg:x1="7.621cm" svg:y1="8.404cm" svg:x2="7.621cm" svg:y2="8.217cm">
          <text:p/>
        </draw:line>
        <draw:line draw:style-name="gr3" draw:text-style-name="P2" draw:layer="layout" svg:x1="7.986cm" svg:y1="8.404cm" svg:x2="7.621cm" svg:y2="8.404cm">
          <text:p/>
        </draw:line>
        <draw:line draw:style-name="gr3" draw:text-style-name="P2" draw:layer="layout" svg:x1="7.986cm" svg:y1="7.408cm" svg:x2="7.986cm" svg:y2="7.591cm">
          <text:p/>
        </draw:line>
        <draw:line draw:style-name="gr3" draw:text-style-name="P2" draw:layer="layout" svg:x1="7.621cm" svg:y1="7.408cm" svg:x2="7.986cm" svg:y2="7.408cm">
          <text:p/>
        </draw:line>
        <draw:line draw:style-name="gr3" draw:text-style-name="P2" draw:layer="layout" svg:x1="7.621cm" svg:y1="7.591cm" svg:x2="7.621cm" svg:y2="7.408cm">
          <text:p/>
        </draw:line>
        <draw:line draw:style-name="gr3" draw:text-style-name="P2" draw:layer="layout" svg:x1="7.986cm" svg:y1="7.591cm" svg:x2="7.621cm" svg:y2="7.591cm">
          <text:p/>
        </draw:line>
        <draw:polyline draw:style-name="gr5" draw:text-style-name="P2" draw:layer="layout" svg:width="0.035cm" svg:height="0.056cm" svg:x="7.7cm" svg:y="7.434cm" svg:viewBox="0 0 36 57" draw:points="36,52 33,55 25,57 20,57 11,55 6,50 4,44 0,33 0,25 4,13 6,8 11,2 20,0 25,0 33,2 36,5">
          <text:p/>
        </draw:polyline>
        <draw:polyline draw:style-name="gr5" draw:text-style-name="P2" draw:layer="layout" svg:width="0.032cm" svg:height="0.056cm" svg:x="7.757cm" svg:y="7.434cm" svg:viewBox="0 0 33 57" draw:points="12,25 6,23 4,20 0,13 0,10 4,5 6,2 12,0 23,0 28,2 31,5 33,10 33,13 31,20 28,23 23,25 12,25 6,28 4,31 0,36 0,47 4,52 6,55 12,57 23,57 28,55 31,52 33,47 33,36 31,31 28,28 23,25">
          <text:p/>
        </draw:polyline>
        <draw:polyline draw:style-name="gr5" draw:text-style-name="P2" draw:layer="layout" svg:width="0.033cm" svg:height="0.056cm" svg:x="7.811cm" svg:y="7.434cm" svg:viewBox="0 0 34 57" draw:points="31,0 3,0 0,28 3,25 9,23 23,23 29,25 31,28 34,33 34,47 31,52 29,55 23,57 9,57 3,55 0,52">
          <text:p/>
        </draw:polyline>
        <draw:line draw:style-name="gr5" draw:text-style-name="P2" draw:layer="layout" svg:x1="7.708cm" svg:y1="7.559cm" svg:x2="7.676cm" svg:y2="7.559cm">
          <text:p/>
        </draw:line>
        <draw:polyline draw:style-name="gr5" draw:text-style-name="P2" draw:layer="layout" svg:width="0.015cm" svg:height="0.057cm" svg:x="7.676cm" svg:y="7.502cm" svg:viewBox="0 0 16 58" draw:points="16,58 16,0 10,8 5,15 0,18">
          <text:p/>
        </draw:polyline>
        <draw:polygon draw:style-name="gr5" draw:text-style-name="P2" draw:layer="layout" svg:width="0.032cm" svg:height="0.057cm" svg:x="7.73cm" svg:y="7.502cm" svg:viewBox="0 0 33 58" draw:points="13,0 19,0 24,3 27,5 31,12 33,23 33,37 31,47 27,53 24,56 19,58 13,58 8,56 5,53 2,47 0,37 0,23 2,12 5,5 8,3">
          <text:p/>
        </draw:polygon>
        <draw:polygon draw:style-name="gr5" draw:text-style-name="P2" draw:layer="layout" svg:width="0.032cm" svg:height="0.057cm" svg:x="7.784cm" svg:y="7.502cm" svg:viewBox="0 0 33 58" draw:points="15,0 20,0 25,3 28,5 31,12 33,23 33,37 31,47 28,53 25,56 20,58 15,58 9,56 5,53 3,47 0,37 0,23 3,12 5,5 9,3">
          <text:p/>
        </draw:polygon>
        <draw:line draw:style-name="gr5" draw:text-style-name="P2" draw:layer="layout" svg:x1="7.841cm" svg:y1="7.521cm" svg:x2="7.841cm" svg:y2="7.559cm">
          <text:p/>
        </draw:line>
        <draw:polyline draw:style-name="gr5" draw:text-style-name="P2" draw:layer="layout" svg:width="0.025cm" svg:height="0.038cm" svg:x="7.841cm" svg:y="7.521cm" svg:viewBox="0 0 26 39" draw:points="0,5 3,3 8,0 16,0 23,3 26,8 26,39">
          <text:p/>
        </draw:polyline>
        <draw:line draw:style-name="gr3" draw:text-style-name="P2" draw:layer="layout" svg:x1="8.069cm" svg:y1="8.649cm" svg:x2="8.069cm" svg:y2="9.014cm">
          <text:p/>
        </draw:line>
        <draw:line draw:style-name="gr3" draw:text-style-name="P2" draw:layer="layout" svg:x1="8.582cm" svg:y1="9.014cm" svg:x2="8.582cm" svg:y2="8.649cm">
          <text:p/>
        </draw:line>
        <draw:line draw:style-name="gr3" draw:text-style-name="P2" draw:layer="layout" svg:x1="8.231cm" svg:y1="9.014cm" svg:x2="8.231cm" svg:y2="8.649cm">
          <text:p/>
        </draw:line>
        <draw:line draw:style-name="gr3" draw:text-style-name="P2" draw:layer="layout" svg:x1="8.42cm" svg:y1="9.014cm" svg:x2="8.231cm" svg:y2="9.014cm">
          <text:p/>
        </draw:line>
        <draw:line draw:style-name="gr3" draw:text-style-name="P2" draw:layer="layout" svg:x1="8.42cm" svg:y1="8.649cm" svg:x2="8.42cm" svg:y2="9.014cm">
          <text:p/>
        </draw:line>
        <draw:line draw:style-name="gr3" draw:text-style-name="P2" draw:layer="layout" svg:x1="8.231cm" svg:y1="8.649cm" svg:x2="8.42cm" svg:y2="8.649cm">
          <text:p/>
        </draw:line>
        <draw:line draw:style-name="gr5" draw:text-style-name="P2" draw:layer="layout" svg:x1="8.387cm" svg:y1="8.837cm" svg:x2="8.358cm" svg:y2="8.857cm">
          <text:p/>
        </draw:line>
        <draw:polyline draw:style-name="gr5" draw:text-style-name="P2" draw:layer="layout" svg:width="0.057cm" svg:height="0.033cm" svg:x="8.329cm" svg:y="8.837cm" svg:viewBox="0 0 58 34" draw:points="58,34 0,34 0,11 2,6 5,2 10,0 19,0 25,2 28,6 30,11 30,34">
          <text:p/>
        </draw:polyline>
        <draw:polyline draw:style-name="gr5" draw:text-style-name="P2" draw:layer="layout" svg:width="0.057cm" svg:height="0.032cm" svg:x="8.329cm" svg:y="8.783cm" svg:viewBox="0 0 58 33" draw:points="0,2 0,30 28,33 25,30 21,25 21,10 25,5 28,2 33,0 47,0 52,2 55,5 58,10 58,25 55,30 52,33">
          <text:p/>
        </draw:polyline>
        <draw:line draw:style-name="gr5" draw:text-style-name="P2" draw:layer="layout" svg:x1="8.386cm" svg:y1="8.728cm" svg:x2="8.386cm" svg:y2="8.761cm">
          <text:p/>
        </draw:line>
        <draw:polyline draw:style-name="gr5" draw:text-style-name="P2" draw:layer="layout" svg:width="0.057cm" svg:height="0.016cm" svg:x="8.329cm" svg:y="8.745cm" svg:viewBox="0 0 58 17" draw:points="58,0 0,0 7,5 13,10 16,17">
          <text:p/>
        </draw:polyline>
        <draw:polyline draw:style-name="gr5" draw:text-style-name="P2" draw:layer="layout" svg:width="0.057cm" svg:height="0.033cm" svg:x="8.26cm" svg:y="8.861cm" svg:viewBox="0 0 58 34" draw:points="58,28 58,17 55,11 53,9 45,3 33,0 11,0 6,3 3,6 0,11 0,22 3,28 6,30 11,34 25,34 30,30 33,28 36,22 36,11 33,6 30,3 25,0">
          <text:p/>
        </draw:polyline>
        <draw:polygon draw:style-name="gr5" draw:text-style-name="P2" draw:layer="layout" svg:width="0.057cm" svg:height="0.032cm" svg:x="8.26cm" svg:y="8.807cm" svg:viewBox="0 0 58 33" draw:points="0,19 0,13 3,8 6,5 11,3 22,0 36,0 47,3 53,5 55,8 58,13 58,19 55,25 53,28 47,31 36,33 22,33 11,31 6,28 3,25">
          <text:p/>
        </draw:polygon>
        <draw:line draw:style-name="gr5" draw:text-style-name="P2" draw:layer="layout" svg:x1="8.317cm" svg:y1="8.783cm" svg:x2="8.26cm" svg:y2="8.783cm">
          <text:p/>
        </draw:line>
        <draw:line draw:style-name="gr5" draw:text-style-name="P2" draw:layer="layout" svg:x1="8.295cm" svg:y1="8.778cm" svg:x2="8.318cm" svg:y2="8.761cm">
          <text:p/>
        </draw:line>
        <draw:line draw:style-name="gr5" draw:text-style-name="P2" draw:layer="layout" svg:x1="8.279cm" svg:y1="8.761cm" svg:x2="8.302cm" svg:y2="8.784cm">
          <text:p/>
        </draw:line>
        <draw:polyline draw:style-name="gr5" draw:text-style-name="P2" draw:layer="layout" svg:width="0.057cm" svg:height="0.033cm" svg:x="8.26cm" svg:y="8.706cm" svg:viewBox="0 0 58 34" draw:points="25,22 22,29 19,31 14,34 11,34 6,31 3,29 0,22 0,11 3,6 6,3 11,0 14,0 19,3 22,6 25,11 25,22 27,29 30,31 36,34 47,34 53,31 55,29 58,22 58,11 55,6 53,3 47,0 36,0 30,3 27,6 25,11">
          <text:p/>
        </draw:polyline>
        <draw:line draw:style-name="gr3" draw:text-style-name="P2" draw:layer="layout" svg:x1="8.927cm" svg:y1="8.649cm" svg:x2="9.115cm" svg:y2="8.649cm">
          <text:p/>
        </draw:line>
        <draw:line draw:style-name="gr3" draw:text-style-name="P2" draw:layer="layout" svg:x1="9.012cm" svg:y1="8.054cm" svg:x2="9.012cm" svg:y2="7.872cm">
          <text:p/>
        </draw:line>
        <draw:line draw:style-name="gr3" draw:text-style-name="P2" draw:layer="layout" svg:x1="8.682cm" svg:y1="8.217cm" svg:x2="8.682cm" svg:y2="8.404cm">
          <text:p/>
        </draw:line>
        <draw:line draw:style-name="gr3" draw:text-style-name="P2" draw:layer="layout" svg:x1="8.682cm" svg:y1="8.404cm" svg:x2="8.317cm" svg:y2="8.404cm">
          <text:p/>
        </draw:line>
        <draw:line draw:style-name="gr3" draw:text-style-name="P2" draw:layer="layout" svg:x1="8.682cm" svg:y1="7.872cm" svg:x2="8.682cm" svg:y2="8.054cm">
          <text:p/>
        </draw:line>
        <draw:line draw:style-name="gr3" draw:text-style-name="P2" draw:layer="layout" svg:x1="8.682cm" svg:y1="8.054cm" svg:x2="8.317cm" svg:y2="8.054cm">
          <text:p/>
        </draw:line>
        <draw:polyline draw:style-name="gr5" draw:text-style-name="P2" draw:layer="layout" svg:width="0.036cm" svg:height="0.057cm" svg:x="8.395cm" svg:y="7.966cm" svg:viewBox="0 0 37 58" draw:points="3,6 6,3 11,0 26,0 31,3 34,6 37,12 37,17 34,25 0,58 37,58">
          <text:p/>
        </draw:polyline>
        <draw:polyline draw:style-name="gr5" draw:text-style-name="P2" draw:layer="layout" svg:width="0.038cm" svg:height="0.057cm" svg:x="8.45cm" svg:y="7.966cm" svg:viewBox="0 0 39 58" draw:points="0,0 39,0 14,58">
          <text:p/>
        </draw:polyline>
        <draw:line draw:style-name="gr5" draw:text-style-name="P2" draw:layer="layout" svg:x1="8.51cm" svg:y1="7.985cm" svg:x2="8.51cm" svg:y2="8.042cm">
          <text:p/>
        </draw:line>
        <draw:polyline draw:style-name="gr5" draw:text-style-name="P2" draw:layer="layout" svg:width="0.027cm" svg:height="0.038cm" svg:x="8.51cm" svg:y="7.985cm" svg:viewBox="0 0 28 39" draw:points="0,2 5,0 17,0 22,2 25,5 28,12 28,28 25,34 22,36 17,39 5,39 0,36">
          <text:p/>
        </draw:polyline>
        <draw:line draw:style-name="gr3" draw:text-style-name="P2" draw:layer="layout" svg:x1="8.317cm" svg:y1="8.217cm" svg:x2="8.682cm" svg:y2="8.217cm">
          <text:p/>
        </draw:line>
        <draw:line draw:style-name="gr3" draw:text-style-name="P2" draw:layer="layout" svg:x1="8.317cm" svg:y1="8.404cm" svg:x2="8.317cm" svg:y2="8.217cm">
          <text:p/>
        </draw:line>
        <draw:line draw:style-name="gr5" draw:text-style-name="P2" draw:layer="layout" svg:x1="8.432cm" svg:y1="8.303cm" svg:x2="8.412cm" svg:y2="8.275cm">
          <text:p/>
        </draw:line>
        <draw:polyline draw:style-name="gr5" draw:text-style-name="P2" draw:layer="layout" svg:width="0.033cm" svg:height="0.057cm" svg:x="8.398cm" svg:y="8.245cm" svg:viewBox="0 0 34 58" draw:points="0,58 0,0 23,0 28,3 31,5 34,12 34,20 31,26 28,28 23,31 0,31">
          <text:p/>
        </draw:polyline>
        <draw:polyline draw:style-name="gr5" draw:text-style-name="P2" draw:layer="layout" svg:width="0.033cm" svg:height="0.057cm" svg:x="8.452cm" svg:y="8.245cm" svg:viewBox="0 0 34 58" draw:points="31,0 3,0 0,28 3,26 8,23 23,23 28,26 31,28 34,34 34,47 31,53 28,56 23,58 8,58 3,56 0,53">
          <text:p/>
        </draw:polyline>
        <draw:polyline draw:style-name="gr5" draw:text-style-name="P2" draw:layer="layout" svg:width="0.035cm" svg:height="0.057cm" svg:x="8.504cm" svg:y="8.245cm" svg:viewBox="0 0 36 58" draw:points="0,0 36,0 16,23 26,23 31,26 34,28 36,34 36,47 34,53 31,56 26,58 8,58 3,56 0,53">
          <text:p/>
        </draw:polyline>
        <draw:line draw:style-name="gr5" draw:text-style-name="P2" draw:layer="layout" svg:x1="8.433cm" svg:y1="8.371cm" svg:x2="8.401cm" svg:y2="8.371cm">
          <text:p/>
        </draw:line>
        <draw:polyline draw:style-name="gr5" draw:text-style-name="P2" draw:layer="layout" svg:width="0.016cm" svg:height="0.058cm" svg:x="8.401cm" svg:y="8.313cm" svg:viewBox="0 0 17 59" draw:points="17,59 17,0 12,9 5,14 0,17">
          <text:p/>
        </draw:polyline>
        <draw:polygon draw:style-name="gr5" draw:text-style-name="P2" draw:layer="layout" svg:width="0.033cm" svg:height="0.058cm" svg:x="8.455cm" svg:y="8.313cm" svg:viewBox="0 0 34 59" draw:points="15,0 20,0 25,3 28,6 31,12 34,22 34,36 31,47 28,52 25,56 20,59 15,59 8,56 5,52 3,47 0,36 0,22 3,12 5,6 8,3">
          <text:p/>
        </draw:polygon>
        <draw:line draw:style-name="gr5" draw:text-style-name="P2" draw:layer="layout" svg:x1="8.512cm" svg:y1="8.371cm" svg:x2="8.512cm" svg:y2="8.313cm">
          <text:p/>
        </draw:line>
        <draw:line draw:style-name="gr5" draw:text-style-name="P2" draw:layer="layout" svg:x1="8.517cm" svg:y1="8.349cm" svg:x2="8.535cm" svg:y2="8.372cm">
          <text:p/>
        </draw:line>
        <draw:line draw:style-name="gr5" draw:text-style-name="P2" draw:layer="layout" svg:x1="8.535cm" svg:y1="8.333cm" svg:x2="8.512cm" svg:y2="8.355cm">
          <text:p/>
        </draw:line>
        <draw:line draw:style-name="gr3" draw:text-style-name="P2" draw:layer="layout" svg:x1="9.277cm" svg:y1="8.649cm" svg:x2="9.46cm" svg:y2="8.649cm">
          <text:p/>
        </draw:line>
        <draw:line draw:style-name="gr3" draw:text-style-name="P2" draw:layer="layout" svg:x1="9.46cm" svg:y1="9.014cm" svg:x2="9.277cm" svg:y2="9.014cm">
          <text:p/>
        </draw:line>
        <draw:line draw:style-name="gr3" draw:text-style-name="P2" draw:layer="layout" svg:x1="9.46cm" svg:y1="8.649cm" svg:x2="9.46cm" svg:y2="9.014cm">
          <text:p/>
        </draw:line>
        <draw:polyline draw:style-name="gr5" draw:text-style-name="P2" draw:layer="layout" svg:width="0.057cm" svg:height="0.035cm" svg:x="9.372cm" svg:y="8.837cm" svg:viewBox="0 0 58 36" draw:points="52,0 55,3 58,12 58,17 55,25 50,31 44,34 33,36 25,36 14,34 9,31 2,25 0,17 0,12 2,3 6,0">
          <text:p/>
        </draw:polyline>
        <draw:polyline draw:style-name="gr5" draw:text-style-name="P2" draw:layer="layout" svg:width="0.057cm" svg:height="0.038cm" svg:x="9.372cm" svg:y="8.78cm" svg:viewBox="0 0 58 39" draw:points="0,39 0,0 58,25">
          <text:p/>
        </draw:polyline>
        <draw:polyline draw:style-name="gr5" draw:text-style-name="P2" draw:layer="layout" svg:width="0.057cm" svg:height="0.036cm" svg:x="9.372cm" svg:y="8.728cm" svg:viewBox="0 0 58 37" draw:points="0,37 0,0 22,20 22,12 25,7 28,3 33,0 47,0 52,3 55,7 58,12 58,28 55,34 52,37">
          <text:p/>
        </draw:polyline>
        <draw:line draw:style-name="gr3" draw:text-style-name="P2" draw:layer="layout" svg:x1="9.622cm" svg:y1="9.014cm" svg:x2="9.622cm" svg:y2="8.649cm">
          <text:p/>
        </draw:line>
        <draw:line draw:style-name="gr3" draw:text-style-name="P2" draw:layer="layout" svg:x1="9.811cm" svg:y1="9.014cm" svg:x2="9.622cm" svg:y2="9.014cm">
          <text:p/>
        </draw:line>
        <draw:line draw:style-name="gr3" draw:text-style-name="P2" draw:layer="layout" svg:x1="9.811cm" svg:y1="8.649cm" svg:x2="9.811cm" svg:y2="9.014cm">
          <text:p/>
        </draw:line>
        <draw:line draw:style-name="gr3" draw:text-style-name="P2" draw:layer="layout" svg:x1="9.622cm" svg:y1="8.649cm" svg:x2="9.811cm" svg:y2="8.649cm">
          <text:p/>
        </draw:line>
        <draw:line draw:style-name="gr5" draw:text-style-name="P2" draw:layer="layout" svg:x1="9.777cm" svg:y1="8.837cm" svg:x2="9.749cm" svg:y2="8.857cm">
          <text:p/>
        </draw:line>
        <draw:polyline draw:style-name="gr5" draw:text-style-name="P2" draw:layer="layout" svg:width="0.057cm" svg:height="0.033cm" svg:x="9.719cm" svg:y="8.837cm" svg:viewBox="0 0 58 34" draw:points="58,34 0,34 0,11 3,6 6,2 11,0 19,0 25,2 28,6 30,11 30,34">
          <text:p/>
        </draw:polyline>
        <draw:polyline draw:style-name="gr5" draw:text-style-name="P2" draw:layer="layout" svg:width="0.057cm" svg:height="0.032cm" svg:x="9.719cm" svg:y="8.783cm" svg:viewBox="0 0 58 33" draw:points="0,2 0,30 28,33 25,30 22,25 22,10 25,5 28,2 33,0 47,0 52,2 55,5 58,10 58,25 55,30 52,33">
          <text:p/>
        </draw:polyline>
        <draw:polygon draw:style-name="gr5" draw:text-style-name="P2" draw:layer="layout" svg:width="0.057cm" svg:height="0.033cm" svg:x="9.719cm" svg:y="8.728cm" svg:viewBox="0 0 58 34" draw:points="0,20 0,15 3,9 6,7 11,3 22,0 36,0 47,3 52,7 55,9 58,15 58,20 55,26 52,28 47,31 36,34 22,34 11,31 6,28 3,26">
          <text:p/>
        </draw:polygon>
        <draw:polyline draw:style-name="gr5" draw:text-style-name="P2" draw:layer="layout" svg:width="0.057cm" svg:height="0.033cm" svg:x="9.651cm" svg:y="8.861cm" svg:viewBox="0 0 58 34" draw:points="58,28 58,17 55,11 53,9 44,3 34,0 12,0 5,3 3,6 0,11 0,22 3,28 5,30 12,34 25,34 31,30 34,28 36,22 36,11 34,6 31,3 25,0">
          <text:p/>
        </draw:polyline>
        <draw:polygon draw:style-name="gr5" draw:text-style-name="P2" draw:layer="layout" svg:width="0.057cm" svg:height="0.032cm" svg:x="9.651cm" svg:y="8.807cm" svg:viewBox="0 0 58 33" draw:points="0,19 0,13 3,8 5,5 12,3 23,0 36,0 47,3 53,5 55,8 58,13 58,19 55,25 53,28 47,31 36,33 23,33 12,31 5,28 3,25">
          <text:p/>
        </draw:polygon>
        <draw:line draw:style-name="gr5" draw:text-style-name="P2" draw:layer="layout" svg:x1="9.708cm" svg:y1="8.783cm" svg:x2="9.651cm" svg:y2="8.783cm">
          <text:p/>
        </draw:line>
        <draw:line draw:style-name="gr5" draw:text-style-name="P2" draw:layer="layout" svg:x1="9.686cm" svg:y1="8.778cm" svg:x2="9.709cm" svg:y2="8.761cm">
          <text:p/>
        </draw:line>
        <draw:line draw:style-name="gr5" draw:text-style-name="P2" draw:layer="layout" svg:x1="9.67cm" svg:y1="8.761cm" svg:x2="9.694cm" svg:y2="8.784cm">
          <text:p/>
        </draw:line>
        <draw:polyline draw:style-name="gr5" draw:text-style-name="P2" draw:layer="layout" svg:width="0.057cm" svg:height="0.033cm" svg:x="9.651cm" svg:y="8.706cm" svg:viewBox="0 0 58 34" draw:points="25,22 23,29 20,31 15,34 12,34 5,31 3,29 0,22 0,11 3,6 5,3 12,0 15,0 20,3 23,6 25,11 25,22 28,29 31,31 36,34 47,34 53,31 55,29 58,22 58,11 55,6 53,3 47,0 36,0 31,3 28,6 25,11">
          <text:p/>
        </draw:polyline>
        <draw:line draw:style-name="gr3" draw:text-style-name="P2" draw:layer="layout" svg:x1="9.377cm" svg:y1="8.404cm" svg:x2="9.012cm" svg:y2="8.404cm">
          <text:p/>
        </draw:line>
        <draw:line draw:style-name="gr3" draw:text-style-name="P2" draw:layer="layout" svg:x1="9.377cm" svg:y1="8.217cm" svg:x2="9.377cm" svg:y2="8.404cm">
          <text:p/>
        </draw:line>
        <draw:line draw:style-name="gr3" draw:text-style-name="P2" draw:layer="layout" svg:x1="9.012cm" svg:y1="8.217cm" svg:x2="9.377cm" svg:y2="8.217cm">
          <text:p/>
        </draw:line>
        <draw:line draw:style-name="gr3" draw:text-style-name="P2" draw:layer="layout" svg:x1="9.012cm" svg:y1="8.404cm" svg:x2="9.012cm" svg:y2="8.217cm">
          <text:p/>
        </draw:line>
        <draw:line draw:style-name="gr5" draw:text-style-name="P2" draw:layer="layout" svg:x1="9.127cm" svg:y1="8.303cm" svg:x2="9.107cm" svg:y2="8.275cm">
          <text:p/>
        </draw:line>
        <draw:polyline draw:style-name="gr5" draw:text-style-name="P2" draw:layer="layout" svg:width="0.032cm" svg:height="0.057cm" svg:x="9.094cm" svg:y="8.245cm" svg:viewBox="0 0 33 58" draw:points="0,58 0,0 22,0 28,3 30,5 33,12 33,20 30,26 28,28 22,31 0,31">
          <text:p/>
        </draw:polyline>
        <draw:line draw:style-name="gr5" draw:text-style-name="P2" draw:layer="layout" svg:x1="9.175cm" svg:y1="8.264cm" svg:x2="9.175cm" svg:y2="8.302cm">
          <text:p/>
        </draw:line>
        <draw:polyline draw:style-name="gr5" draw:text-style-name="P2" draw:layer="layout" svg:width="0.035cm" svg:height="0.04cm" svg:x="9.148cm" svg:y="8.243cm" svg:viewBox="0 0 36 41" draw:points="15,0 0,41 36,41">
          <text:p/>
        </draw:polyline>
        <draw:polyline draw:style-name="gr5" draw:text-style-name="P2" draw:layer="layout" svg:width="0.033cm" svg:height="0.057cm" svg:x="9.202cm" svg:y="8.245cm" svg:viewBox="0 0 34 58" draw:points="31,0 3,0 0,28 3,26 8,23 22,23 27,26 31,28 34,34 34,47 31,53 27,56 22,58 8,58 3,56 0,53">
          <text:p/>
        </draw:polyline>
        <draw:line draw:style-name="gr5" draw:text-style-name="P2" draw:layer="layout" svg:x1="9.129cm" svg:y1="8.371cm" svg:x2="9.096cm" svg:y2="8.371cm">
          <text:p/>
        </draw:line>
        <draw:polyline draw:style-name="gr5" draw:text-style-name="P2" draw:layer="layout" svg:width="0.017cm" svg:height="0.058cm" svg:x="9.096cm" svg:y="8.313cm" svg:viewBox="0 0 18 59" draw:points="18,59 18,0 11,9 6,14 0,17">
          <text:p/>
        </draw:polyline>
        <draw:polygon draw:style-name="gr5" draw:text-style-name="P2" draw:layer="layout" svg:width="0.033cm" svg:height="0.058cm" svg:x="9.15cm" svg:y="8.313cm" svg:viewBox="0 0 34 59" draw:points="14,0 20,0 26,3 29,6 32,12 34,22 34,36 32,47 29,52 26,56 20,59 14,59 9,56 6,52 4,47 0,36 0,22 4,12 6,6 9,3">
          <text:p/>
        </draw:polygon>
        <draw:line draw:style-name="gr5" draw:text-style-name="P2" draw:layer="layout" svg:x1="9.208cm" svg:y1="8.371cm" svg:x2="9.208cm" svg:y2="8.313cm">
          <text:p/>
        </draw:line>
        <draw:line draw:style-name="gr5" draw:text-style-name="P2" draw:layer="layout" svg:x1="9.213cm" svg:y1="8.349cm" svg:x2="9.23cm" svg:y2="8.372cm">
          <text:p/>
        </draw:line>
        <draw:line draw:style-name="gr5" draw:text-style-name="P2" draw:layer="layout" svg:x1="9.23cm" svg:y1="8.333cm" svg:x2="9.208cm" svg:y2="8.355cm">
          <text:p/>
        </draw:line>
        <draw:line draw:style-name="gr3" draw:text-style-name="P2" draw:layer="layout" svg:x1="9.115cm" svg:y1="8.649cm" svg:x2="9.115cm" svg:y2="9.014cm">
          <text:p/>
        </draw:line>
        <draw:line draw:style-name="gr3" draw:text-style-name="P2" draw:layer="layout" svg:x1="8.927cm" svg:y1="9.014cm" svg:x2="8.927cm" svg:y2="8.649cm">
          <text:p/>
        </draw:line>
        <draw:line draw:style-name="gr3" draw:text-style-name="P2" draw:layer="layout" svg:x1="9.115cm" svg:y1="9.014cm" svg:x2="8.927cm" svg:y2="9.014cm">
          <text:p/>
        </draw:line>
        <draw:line draw:style-name="gr5" draw:text-style-name="P2" draw:layer="layout" svg:x1="9.082cm" svg:y1="8.837cm" svg:x2="9.054cm" svg:y2="8.857cm">
          <text:p/>
        </draw:line>
        <draw:polyline draw:style-name="gr5" draw:text-style-name="P2" draw:layer="layout" svg:width="0.057cm" svg:height="0.033cm" svg:x="9.024cm" svg:y="8.837cm" svg:viewBox="0 0 58 34" draw:points="58,34 0,34 0,11 3,6 5,2 12,0 20,0 25,2 28,6 31,11 31,34">
          <text:p/>
        </draw:polyline>
        <draw:line draw:style-name="gr5" draw:text-style-name="P2" draw:layer="layout" svg:x1="9.043cm" svg:y1="8.788cm" svg:x2="9.081cm" svg:y2="8.788cm">
          <text:p/>
        </draw:line>
        <draw:polyline draw:style-name="gr5" draw:text-style-name="P2" draw:layer="layout" svg:width="0.041cm" svg:height="0.035cm" svg:x="9.021cm" svg:y="8.78cm" svg:viewBox="0 0 42 36" draw:points="0,22 42,36 42,0">
          <text:p/>
        </draw:polyline>
        <draw:polyline draw:style-name="gr5" draw:text-style-name="P2" draw:layer="layout" svg:width="0.057cm" svg:height="0.036cm" svg:x="9.024cm" svg:y="8.728cm" svg:viewBox="0 0 58 37" draw:points="0,37 0,0 23,20 23,12 25,7 28,3 34,0 47,0 53,3 55,7 58,12 58,28 55,34 53,37">
          <text:p/>
        </draw:polyline>
        <draw:polyline draw:style-name="gr5" draw:text-style-name="P2" draw:layer="layout" svg:width="0.057cm" svg:height="0.033cm" svg:x="8.956cm" svg:y="8.861cm" svg:viewBox="0 0 58 34" draw:points="58,28 58,17 55,11 52,9 44,3 33,0 10,0 5,3 2,6 0,11 0,22 2,28 5,30 10,34 25,34 30,30 33,28 36,22 36,11 33,6 30,3 25,0">
          <text:p/>
        </draw:polyline>
        <draw:polygon draw:style-name="gr5" draw:text-style-name="P2" draw:layer="layout" svg:width="0.057cm" svg:height="0.032cm" svg:x="8.956cm" svg:y="8.807cm" svg:viewBox="0 0 58 33" draw:points="0,19 0,13 2,8 5,5 10,3 21,0 36,0 47,3 52,5 55,8 58,13 58,19 55,25 52,28 47,31 36,33 21,33 10,31 5,28 2,25">
          <text:p/>
        </draw:polygon>
        <draw:line draw:style-name="gr5" draw:text-style-name="P2" draw:layer="layout" svg:x1="9.013cm" svg:y1="8.783cm" svg:x2="8.956cm" svg:y2="8.783cm">
          <text:p/>
        </draw:line>
        <draw:line draw:style-name="gr5" draw:text-style-name="P2" draw:layer="layout" svg:x1="8.991cm" svg:y1="8.778cm" svg:x2="9.014cm" svg:y2="8.761cm">
          <text:p/>
        </draw:line>
        <draw:line draw:style-name="gr5" draw:text-style-name="P2" draw:layer="layout" svg:x1="8.975cm" svg:y1="8.761cm" svg:x2="8.997cm" svg:y2="8.784cm">
          <text:p/>
        </draw:line>
        <draw:polyline draw:style-name="gr5" draw:text-style-name="P2" draw:layer="layout" svg:width="0.057cm" svg:height="0.033cm" svg:x="8.956cm" svg:y="8.706cm" svg:viewBox="0 0 58 34" draw:points="25,22 21,29 19,31 13,34 10,34 5,31 2,29 0,22 0,11 2,6 5,3 10,0 13,0 19,3 21,6 25,11 25,22 28,29 30,31 36,34 47,34 52,31 55,29 58,22 58,11 55,6 52,3 47,0 36,0 30,3 28,6 25,11">
          <text:p/>
        </draw:polyline>
        <draw:line draw:style-name="gr3" draw:text-style-name="P2" draw:layer="layout" svg:x1="9.277cm" svg:y1="9.014cm" svg:x2="9.277cm" svg:y2="8.649cm">
          <text:p/>
        </draw:line>
        <draw:polyline draw:style-name="gr5" draw:text-style-name="P2" draw:layer="layout" svg:width="0.058cm" svg:height="0.036cm" svg:x="9.303cm" svg:y="8.85cm" svg:viewBox="0 0 59 37" draw:points="0,37 0,0 23,20 23,11 26,6 28,3 34,0 47,0 53,3 56,6 59,11 59,29 56,34 53,37">
          <text:p/>
        </draw:polyline>
        <draw:polyline draw:style-name="gr5" draw:text-style-name="P2" draw:layer="layout" svg:width="0.006cm" svg:height="0.005cm" svg:x="9.355cm" svg:y="8.824cm" svg:viewBox="0 0 7 6" draw:points="0,2 4,0 7,2 4,6 0,2 7,2">
          <text:p/>
        </draw:polyline>
        <draw:polyline draw:style-name="gr5" draw:text-style-name="P2" draw:layer="layout" svg:width="0.058cm" svg:height="0.035cm" svg:x="9.303cm" svg:y="8.769cm" svg:viewBox="0 0 59 36" draw:points="0,36 0,0 23,19 23,11 26,5 28,3 34,0 47,0 53,3 56,5 59,11 59,27 56,33 53,36">
          <text:p/>
        </draw:polyline>
        <draw:line draw:style-name="gr5" draw:text-style-name="P2" draw:layer="layout" svg:x1="9.322cm" svg:y1="8.745cm" svg:x2="9.38cm" svg:y2="8.745cm">
          <text:p/>
        </draw:line>
        <draw:polyline draw:style-name="gr5" draw:text-style-name="P2" draw:layer="layout" svg:width="0.039cm" svg:height="0.028cm" svg:x="9.322cm" svg:y="8.717cm" svg:viewBox="0 0 40 29" draw:points="3,29 0,22 0,11 3,6 6,3 12,0 28,0 34,3 37,6 40,11 40,22 37,29">
          <text:p/>
        </draw:polyline>
        <draw:line draw:style-name="gr3" draw:text-style-name="P2" draw:layer="layout" svg:x1="8.682cm" svg:y1="9.607cm" svg:x2="8.682cm" svg:y2="9.796cm">
          <text:p/>
        </draw:line>
        <draw:line draw:style-name="gr3" draw:text-style-name="P2" draw:layer="layout" svg:x1="8.682cm" svg:y1="9.796cm" svg:x2="8.317cm" svg:y2="9.796cm">
          <text:p/>
        </draw:line>
        <draw:line draw:style-name="gr3" draw:text-style-name="P2" draw:layer="layout" svg:x1="8.317cm" svg:y1="9.607cm" svg:x2="8.682cm" svg:y2="9.607cm">
          <text:p/>
        </draw:line>
        <draw:line draw:style-name="gr3" draw:text-style-name="P2" draw:layer="layout" svg:x1="8.317cm" svg:y1="9.796cm" svg:x2="8.317cm" svg:y2="9.607cm">
          <text:p/>
        </draw:line>
        <draw:polyline draw:style-name="gr5" draw:text-style-name="P2" draw:layer="layout" svg:width="0.035cm" svg:height="0.057cm" svg:x="8.394cm" svg:y="9.705cm" svg:viewBox="0 0 36 58" draw:points="0,0 36,0 16,21 25,21 31,24 33,27 36,33 36,47 33,52 31,55 25,58 8,58 3,55 0,52">
          <text:p/>
        </draw:polyline>
        <draw:polygon draw:style-name="gr5" draw:text-style-name="P2" draw:layer="layout" svg:width="0.033cm" svg:height="0.057cm" svg:x="8.451cm" svg:y="9.705cm" svg:viewBox="0 0 34 58" draw:points="15,0 20,0 26,2 28,5 31,11 34,21 34,36 31,47 28,52 26,55 20,58 15,58 8,55 6,52 3,47 0,36 0,21 3,11 6,5 8,2">
          <text:p/>
        </draw:polygon>
        <draw:polygon draw:style-name="gr5" draw:text-style-name="P2" draw:layer="layout" svg:width="0.033cm" svg:height="0.057cm" svg:x="8.505cm" svg:y="9.705cm" svg:viewBox="0 0 34 58" draw:points="14,0 19,0 26,2 28,5 31,11 34,21 34,36 31,47 28,52 26,55 19,58 14,58 8,55 6,52 3,47 0,36 0,21 3,11 6,5 8,2">
          <text:p/>
        </draw:polygon>
        <draw:line draw:style-name="gr3" draw:text-style-name="P2" draw:layer="layout" svg:x1="8.765cm" svg:y1="9.014cm" svg:x2="8.582cm" svg:y2="9.014cm">
          <text:p/>
        </draw:line>
        <draw:line draw:style-name="gr3" draw:text-style-name="P2" draw:layer="layout" svg:x1="8.765cm" svg:y1="8.649cm" svg:x2="8.765cm" svg:y2="9.014cm">
          <text:p/>
        </draw:line>
        <draw:line draw:style-name="gr3" draw:text-style-name="P2" draw:layer="layout" svg:x1="8.582cm" svg:y1="8.649cm" svg:x2="8.765cm" svg:y2="8.649cm">
          <text:p/>
        </draw:line>
        <draw:polyline draw:style-name="gr5" draw:text-style-name="P2" draw:layer="layout" svg:width="0.057cm" svg:height="0.035cm" svg:x="8.676cm" svg:y="8.837cm" svg:viewBox="0 0 58 36" draw:points="53,0 56,3 58,12 58,17 56,25 50,31 45,34 34,36 26,36 14,34 8,31 3,25 0,17 0,12 3,3 6,0">
          <text:p/>
        </draw:polyline>
        <draw:polyline draw:style-name="gr5" draw:text-style-name="P2" draw:layer="layout" svg:width="0.057cm" svg:height="0.032cm" svg:x="8.676cm" svg:y="8.783cm" svg:viewBox="0 0 58 33" draw:points="26,22 23,28 20,30 14,33 11,33 6,30 3,28 0,22 0,10 3,5 6,2 11,0 14,0 20,2 23,5 26,10 26,22 28,28 31,30 37,33 47,33 53,30 56,28 58,22 58,10 56,5 53,2 47,0 37,0 31,2 28,5 26,10">
          <text:p/>
        </draw:polyline>
        <draw:polyline draw:style-name="gr5" draw:text-style-name="P2" draw:layer="layout" svg:width="0.057cm" svg:height="0.033cm" svg:x="8.676cm" svg:y="8.728cm" svg:viewBox="0 0 58 34" draw:points="26,23 23,28 20,31 14,34 11,34 6,31 3,28 0,23 0,12 3,7 6,3 11,0 14,0 20,3 23,7 26,12 26,23 28,28 31,31 37,34 47,34 53,31 56,28 58,23 58,12 56,7 53,3 47,0 37,0 31,3 28,7 26,12">
          <text:p/>
        </draw:polyline>
        <draw:polyline draw:style-name="gr5" draw:text-style-name="P2" draw:layer="layout" svg:width="0.057cm" svg:height="0.036cm" svg:x="8.608cm" svg:y="8.85cm" svg:viewBox="0 0 58 37" draw:points="0,37 0,0 22,20 22,11 24,6 27,3 32,0 47,0 52,3 55,6 58,11 58,29 55,34 52,37">
          <text:p/>
        </draw:polyline>
        <draw:polyline draw:style-name="gr5" draw:text-style-name="P2" draw:layer="layout" svg:width="0.006cm" svg:height="0.005cm" svg:x="8.659cm" svg:y="8.824cm" svg:viewBox="0 0 7 6" draw:points="0,2 3,0 7,2 3,6 0,2 7,2">
          <text:p/>
        </draw:polyline>
        <draw:polyline draw:style-name="gr5" draw:text-style-name="P2" draw:layer="layout" svg:width="0.057cm" svg:height="0.035cm" svg:x="8.608cm" svg:y="8.769cm" svg:viewBox="0 0 58 36" draw:points="0,36 0,0 22,19 22,11 24,5 27,3 32,0 47,0 52,3 55,5 58,11 58,27 55,33 52,36">
          <text:p/>
        </draw:polyline>
        <draw:line draw:style-name="gr5" draw:text-style-name="P2" draw:layer="layout" svg:x1="8.627cm" svg:y1="8.745cm" svg:x2="8.684cm" svg:y2="8.745cm">
          <text:p/>
        </draw:line>
        <draw:polyline draw:style-name="gr5" draw:text-style-name="P2" draw:layer="layout" svg:width="0.038cm" svg:height="0.028cm" svg:x="8.627cm" svg:y="8.717cm" svg:viewBox="0 0 39 29" draw:points="3,29 0,22 0,11 3,6 5,3 11,0 28,0 33,3 36,6 39,11 39,22 36,29">
          <text:p/>
        </draw:polyline>
        <draw:line draw:style-name="gr3" draw:text-style-name="P2" draw:layer="layout" svg:x1="9.377cm" svg:y1="9.448cm" svg:x2="9.012cm" svg:y2="9.448cm">
          <text:p/>
        </draw:line>
        <draw:line draw:style-name="gr3" draw:text-style-name="P2" draw:layer="layout" svg:x1="9.012cm" svg:y1="9.448cm" svg:x2="9.012cm" svg:y2="9.26cm">
          <text:p/>
        </draw:line>
        <draw:line draw:style-name="gr3" draw:text-style-name="P2" draw:layer="layout" svg:x1="9.012cm" svg:y1="9.26cm" svg:x2="9.377cm" svg:y2="9.26cm">
          <text:p/>
        </draw:line>
        <draw:line draw:style-name="gr3" draw:text-style-name="P2" draw:layer="layout" svg:x1="9.377cm" svg:y1="9.26cm" svg:x2="9.377cm" svg:y2="9.448cm">
          <text:p/>
        </draw:line>
        <draw:line draw:style-name="gr5" draw:text-style-name="P2" draw:layer="layout" svg:x1="9.183cm" svg:y1="9.307cm" svg:x2="9.183cm" svg:y2="9.345cm">
          <text:p/>
        </draw:line>
        <draw:polyline draw:style-name="gr5" draw:text-style-name="P2" draw:layer="layout" svg:width="0.036cm" svg:height="0.041cm" svg:x="9.156cm" svg:y="9.285cm" svg:viewBox="0 0 37 42" draw:points="13,0 0,42 37,42">
          <text:p/>
        </draw:polyline>
        <draw:polyline draw:style-name="gr5" draw:text-style-name="P2" draw:layer="layout" svg:width="0.033cm" svg:height="0.056cm" svg:x="9.21cm" svg:y="9.289cm" svg:viewBox="0 0 34 57" draw:points="6,57 17,57 23,55 26,52 31,44 34,33 34,11 31,5 29,2 23,0 11,0 6,2 3,5 0,11 0,25 3,30 6,33 11,36 23,36 29,33 31,30 34,25">
          <text:p/>
        </draw:polyline>
        <draw:polyline draw:style-name="gr5" draw:text-style-name="P2" draw:layer="layout" svg:width="0.038cm" svg:height="0.056cm" svg:x="9.262cm" svg:y="9.289cm" svg:viewBox="0 0 39 57" draw:points="0,0 39,0 14,57">
          <text:p/>
        </draw:polyline>
        <draw:line draw:style-name="gr5" draw:text-style-name="P2" draw:layer="layout" svg:x1="9.191cm" svg:y1="9.415cm" svg:x2="9.171cm" svg:y2="9.387cm">
          <text:p/>
        </draw:line>
        <draw:polyline draw:style-name="gr5" draw:text-style-name="P2" draw:layer="layout" svg:width="0.033cm" svg:height="0.057cm" svg:x="9.157cm" svg:y="9.357cm" svg:viewBox="0 0 34 58" draw:points="0,58 0,0 23,0 29,3 31,5 34,11 34,19 31,24 29,27 23,30 0,30">
          <text:p/>
        </draw:polyline>
        <draw:line draw:style-name="gr5" draw:text-style-name="P2" draw:layer="layout" svg:x1="9.239cm" svg:y1="9.376cm" svg:x2="9.239cm" svg:y2="9.414cm">
          <text:p/>
        </draw:line>
        <draw:polyline draw:style-name="gr5" draw:text-style-name="P2" draw:layer="layout" svg:width="0.035cm" svg:height="0.041cm" svg:x="9.212cm" svg:y="9.354cm" svg:viewBox="0 0 36 42" draw:points="14,0 0,42 36,42">
          <text:p/>
        </draw:polyline>
        <draw:line draw:style-name="gr5" draw:text-style-name="P2" draw:layer="layout" svg:x1="9.299cm" svg:y1="9.414cm" svg:x2="9.266cm" svg:y2="9.414cm">
          <text:p/>
        </draw:line>
        <draw:polyline draw:style-name="gr5" draw:text-style-name="P2" draw:layer="layout" svg:width="0.016cm" svg:height="0.057cm" svg:x="9.266cm" svg:y="9.357cm" svg:viewBox="0 0 17 58" draw:points="17,58 17,0 11,8 5,14 0,16">
          <text:p/>
        </draw:polyline>
        <draw:line draw:style-name="gr3" draw:text-style-name="P2" draw:layer="layout" svg:x1="9.012cm" svg:y1="9.796cm" svg:x2="9.012cm" svg:y2="9.607cm">
          <text:p/>
        </draw:line>
        <draw:line draw:style-name="gr3" draw:text-style-name="P2" draw:layer="layout" svg:x1="9.377cm" svg:y1="9.607cm" svg:x2="9.377cm" svg:y2="9.796cm">
          <text:p/>
        </draw:line>
        <draw:line draw:style-name="gr3" draw:text-style-name="P2" draw:layer="layout" svg:x1="9.012cm" svg:y1="9.607cm" svg:x2="9.377cm" svg:y2="9.607cm">
          <text:p/>
        </draw:line>
        <draw:line draw:style-name="gr3" draw:text-style-name="P2" draw:layer="layout" svg:x1="9.377cm" svg:y1="9.796cm" svg:x2="9.012cm" svg:y2="9.796cm">
          <text:p/>
        </draw:line>
        <draw:line draw:style-name="gr5" draw:text-style-name="P2" draw:layer="layout" svg:x1="9.127cm" svg:y1="9.694cm" svg:x2="9.107cm" svg:y2="9.666cm">
          <text:p/>
        </draw:line>
        <draw:polyline draw:style-name="gr5" draw:text-style-name="P2" draw:layer="layout" svg:width="0.032cm" svg:height="0.057cm" svg:x="9.094cm" svg:y="9.636cm" svg:viewBox="0 0 33 58" draw:points="0,58 0,0 22,0 28,3 30,6 33,11 33,19 30,25 28,27 22,30 0,30">
          <text:p/>
        </draw:polyline>
        <draw:polyline draw:style-name="gr5" draw:text-style-name="P2" draw:layer="layout" svg:width="0.036cm" svg:height="0.057cm" svg:x="9.145cm" svg:y="9.636cm" svg:viewBox="0 0 37 58" draw:points="0,0 37,0 18,22 25,22 31,25 34,27 37,33 37,47 34,53 31,55 25,58 10,58 3,55 0,53">
          <text:p/>
        </draw:polyline>
        <draw:polyline draw:style-name="gr5" draw:text-style-name="P2" draw:layer="layout" svg:width="0.033cm" svg:height="0.057cm" svg:x="9.202cm" svg:y="9.636cm" svg:viewBox="0 0 34 58" draw:points="6,58 17,58 22,55 25,53 31,45 34,33 34,11 31,6 27,3 22,0 11,0 6,3 3,6 0,11 0,25 3,30 6,33 11,35 22,35 27,33 31,30 34,25">
          <text:p/>
        </draw:polyline>
        <draw:polyline draw:style-name="gr5" draw:text-style-name="P2" draw:layer="layout" svg:width="0.035cm" svg:height="0.057cm" svg:x="9.09cm" svg:y="9.705cm" svg:viewBox="0 0 36 58" draw:points="0,0 36,0 16,21 24,21 30,24 33,27 36,33 36,47 33,52 30,55 24,58 7,58 2,55 0,52">
          <text:p/>
        </draw:polyline>
        <draw:polygon draw:style-name="gr5" draw:text-style-name="P2" draw:layer="layout" svg:width="0.032cm" svg:height="0.057cm" svg:x="9.147cm" svg:y="9.705cm" svg:viewBox="0 0 33 58" draw:points="13,0 19,0 25,2 28,5 30,11 33,21 33,36 30,47 28,52 25,55 19,58 13,58 8,55 5,52 2,47 0,36 0,21 2,11 5,5 8,2">
          <text:p/>
        </draw:polygon>
        <draw:polygon draw:style-name="gr5" draw:text-style-name="P2" draw:layer="layout" svg:width="0.032cm" svg:height="0.057cm" svg:x="9.201cm" svg:y="9.705cm" svg:viewBox="0 0 33 58" draw:points="13,0 19,0 24,2 27,5 30,11 33,21 33,36 30,47 27,52 24,55 19,58 13,58 8,55 5,52 3,47 0,36 0,21 3,11 5,5 8,2">
          <text:p/>
        </draw:polygon>
        <draw:line draw:style-name="gr3" draw:text-style-name="P2" draw:layer="layout" svg:x1="9.514cm" svg:y1="10.107cm" svg:x2="9.514cm" svg:y2="11.038cm">
          <text:p/>
        </draw:line>
        <draw:line draw:style-name="gr5" draw:text-style-name="P2" draw:layer="layout" svg:x1="8.432cm" svg:y1="9.694cm" svg:x2="8.412cm" svg:y2="9.666cm">
          <text:p/>
        </draw:line>
        <draw:polyline draw:style-name="gr5" draw:text-style-name="P2" draw:layer="layout" svg:width="0.033cm" svg:height="0.057cm" svg:x="8.398cm" svg:y="9.636cm" svg:viewBox="0 0 34 58" draw:points="0,58 0,0 23,0 28,3 31,6 34,11 34,19 31,25 28,27 23,30 0,30">
          <text:p/>
        </draw:polyline>
        <draw:line draw:style-name="gr5" draw:text-style-name="P2" draw:layer="layout" svg:x1="8.479cm" svg:y1="9.655cm" svg:x2="8.479cm" svg:y2="9.693cm">
          <text:p/>
        </draw:line>
        <draw:polyline draw:style-name="gr5" draw:text-style-name="P2" draw:layer="layout" svg:width="0.037cm" svg:height="0.04cm" svg:x="8.452cm" svg:y="9.634cm" svg:viewBox="0 0 38 41" draw:points="15,0 0,41 38,41">
          <text:p/>
        </draw:polyline>
        <draw:polyline draw:style-name="gr5" draw:text-style-name="P2" draw:layer="layout" svg:width="0.038cm" svg:height="0.057cm" svg:x="8.504cm" svg:y="9.636cm" svg:viewBox="0 0 39 58" draw:points="0,0 39,0 13,58">
          <text:p/>
        </draw:polyline>
        <draw:line draw:style-name="gr3" draw:text-style-name="P2" draw:layer="layout" svg:x1="8.682cm" svg:y1="9.26cm" svg:x2="8.682cm" svg:y2="9.448cm">
          <text:p/>
        </draw:line>
        <draw:line draw:style-name="gr3" draw:text-style-name="P2" draw:layer="layout" svg:x1="8.317cm" svg:y1="9.26cm" svg:x2="8.682cm" svg:y2="9.26cm">
          <text:p/>
        </draw:line>
        <draw:line draw:style-name="gr3" draw:text-style-name="P2" draw:layer="layout" svg:x1="8.317cm" svg:y1="9.448cm" svg:x2="8.317cm" svg:y2="9.26cm">
          <text:p/>
        </draw:line>
        <draw:line draw:style-name="gr3" draw:text-style-name="P2" draw:layer="layout" svg:x1="8.682cm" svg:y1="9.448cm" svg:x2="8.317cm" svg:y2="9.448cm">
          <text:p/>
        </draw:line>
        <draw:line draw:style-name="gr5" draw:text-style-name="P2" draw:layer="layout" svg:x1="8.496cm" svg:y1="9.415cm" svg:x2="8.476cm" svg:y2="9.387cm">
          <text:p/>
        </draw:line>
        <draw:polyline draw:style-name="gr5" draw:text-style-name="P2" draw:layer="layout" svg:width="0.033cm" svg:height="0.057cm" svg:x="8.462cm" svg:y="9.357cm" svg:viewBox="0 0 34 58" draw:points="0,58 0,0 23,0 28,3 31,5 34,11 34,19 31,24 28,27 23,30 0,30">
          <text:p/>
        </draw:polyline>
        <draw:line draw:style-name="gr5" draw:text-style-name="P2" draw:layer="layout" svg:x1="8.543cm" svg:y1="9.376cm" svg:x2="8.543cm" svg:y2="9.414cm">
          <text:p/>
        </draw:line>
        <draw:polyline draw:style-name="gr5" draw:text-style-name="P2" draw:layer="layout" svg:width="0.036cm" svg:height="0.041cm" svg:x="8.516cm" svg:y="9.354cm" svg:viewBox="0 0 37 42" draw:points="15,0 0,42 37,42">
          <text:p/>
        </draw:polyline>
        <draw:polyline draw:style-name="gr5" draw:text-style-name="P2" draw:layer="layout" svg:width="0.033cm" svg:height="0.057cm" svg:x="8.57cm" svg:y="9.357cm" svg:viewBox="0 0 34 58" draw:points="6,58 17,58 23,55 26,52 32,44 34,33 34,11 32,5 29,3 23,0 12,0 6,3 3,5 0,11 0,24 3,30 6,33 12,36 23,36 29,33 32,30 34,24">
          <text:p/>
        </draw:polyline>
        <draw:line draw:style-name="gr5" draw:text-style-name="P2" draw:layer="layout" svg:x1="8.488cm" svg:y1="9.307cm" svg:x2="8.488cm" svg:y2="9.345cm">
          <text:p/>
        </draw:line>
        <draw:polyline draw:style-name="gr5" draw:text-style-name="P2" draw:layer="layout" svg:width="0.036cm" svg:height="0.041cm" svg:x="8.46cm" svg:y="9.285cm" svg:viewBox="0 0 37 42" draw:points="14,0 0,42 37,42">
          <text:p/>
        </draw:polyline>
        <draw:polyline draw:style-name="gr5" draw:text-style-name="P2" draw:layer="layout" svg:width="0.033cm" svg:height="0.056cm" svg:x="8.515cm" svg:y="9.289cm" svg:viewBox="0 0 34 57" draw:points="5,57 17,57 23,55 25,52 31,44 34,33 34,11 31,5 28,2 23,0 11,0 5,2 2,5 0,11 0,25 2,30 5,33 11,36 23,36 28,33 31,30 34,25">
          <text:p/>
        </draw:polyline>
        <draw:polyline draw:style-name="gr5" draw:text-style-name="P2" draw:layer="layout" svg:width="0.037cm" svg:height="0.056cm" svg:x="8.567cm" svg:y="9.289cm" svg:viewBox="0 0 38 57" draw:points="0,0 38,0 13,57">
          <text:p/>
        </draw:polyline>
        <draw:line draw:style-name="gr3" draw:text-style-name="P2" draw:layer="layout" svg:x1="10.073cm" svg:y1="7.872cm" svg:x2="10.073cm" svg:y2="8.054cm">
          <text:p/>
        </draw:line>
        <draw:line draw:style-name="gr3" draw:text-style-name="P2" draw:layer="layout" svg:x1="10.073cm" svg:y1="8.054cm" svg:x2="9.708cm" svg:y2="8.054cm">
          <text:p/>
        </draw:line>
        <draw:line draw:style-name="gr3" draw:text-style-name="P2" draw:layer="layout" svg:x1="9.708cm" svg:y1="7.872cm" svg:x2="10.073cm" svg:y2="7.872cm">
          <text:p/>
        </draw:line>
        <draw:line draw:style-name="gr3" draw:text-style-name="P2" draw:layer="layout" svg:x1="9.708cm" svg:y1="8.054cm" svg:x2="9.708cm" svg:y2="7.872cm">
          <text:p/>
        </draw:line>
        <draw:polyline draw:style-name="gr5" draw:text-style-name="P2" draw:layer="layout" svg:width="0.036cm" svg:height="0.058cm" svg:x="9.786cm" svg:y="7.897cm" svg:viewBox="0 0 37 59" draw:points="37,53 34,56 25,59 19,59 11,56 6,50 3,45 0,34 0,26 3,15 6,8 11,3 19,0 25,0 34,3 37,6">
          <text:p/>
        </draw:polyline>
        <draw:polyline draw:style-name="gr5" draw:text-style-name="P2" draw:layer="layout" svg:width="0.032cm" svg:height="0.058cm" svg:x="9.844cm" svg:y="7.897cm" svg:viewBox="0 0 33 59" draw:points="10,26 5,23 2,20 0,15 0,11 2,6 5,3 10,0 21,0 27,3 30,6 33,11 33,15 30,20 27,23 21,26 10,26 5,28 2,31 0,37 0,47 2,53 5,56 10,59 21,59 27,56 30,53 33,47 33,37 30,31 27,28 21,26">
          <text:p/>
        </draw:polyline>
        <draw:polyline draw:style-name="gr5" draw:text-style-name="P2" draw:layer="layout" svg:width="0.032cm" svg:height="0.058cm" svg:x="9.898cm" svg:y="7.897cm" svg:viewBox="0 0 33 59" draw:points="5,59 17,59 22,56 25,53 31,45 33,34 33,11 31,6 28,3 22,0 12,0 5,3 2,6 0,11 0,26 2,31 5,34 12,37 22,37 28,34 31,31 33,26">
          <text:p/>
        </draw:polyline>
        <draw:line draw:style-name="gr3" draw:text-style-name="P2" draw:layer="layout" svg:x1="8.069cm" svg:y1="6.737cm" svg:x2="8.069cm" svg:y2="7.102cm">
          <text:p/>
        </draw:line>
        <draw:line draw:style-name="gr3" draw:text-style-name="P2" draw:layer="layout" svg:x1="8.317cm" svg:y1="7.872cm" svg:x2="8.682cm" svg:y2="7.872cm">
          <text:p/>
        </draw:line>
        <draw:line draw:style-name="gr3" draw:text-style-name="P2" draw:layer="layout" svg:x1="9.465cm" svg:y1="6.795cm" svg:x2="8.324cm" svg:y2="6.795cm">
          <text:p/>
        </draw:line>
        <draw:polyline draw:style-name="gr6" draw:text-style-name="P2" draw:layer="layout" svg:width="0.108cm" svg:height="0.229cm" svg:x="8.173cm" svg:y="6.969cm" svg:viewBox="0 0 109 230" draw:points="109,230 0,230 0,0">
          <text:p/>
        </draw:polyline>
        <draw:polyline draw:style-name="gr6" draw:text-style-name="P2" draw:layer="layout" svg:width="0.152cm" svg:height="0.229cm" svg:x="8.357cm" svg:y="6.969cm" svg:viewBox="0 0 153 230" draw:points="0,230 0,0 78,164 153,0 153,230">
          <text:p/>
        </draw:polyline>
        <draw:line draw:style-name="gr6" draw:text-style-name="P2" draw:layer="layout" svg:x1="8.618cm" svg:y1="7.198cm" svg:x2="8.618cm" svg:y2="6.969cm">
          <text:p/>
        </draw:line>
        <draw:line draw:style-name="gr6" draw:text-style-name="P2" draw:layer="layout" svg:x1="8.618cm" svg:y1="7.078cm" svg:x2="8.749cm" svg:y2="7.078cm">
          <text:p/>
        </draw:line>
        <draw:line draw:style-name="gr6" draw:text-style-name="P2" draw:layer="layout" svg:x1="8.749cm" svg:y1="7.198cm" svg:x2="8.749cm" svg:y2="6.969cm">
          <text:p/>
        </draw:line>
        <draw:polyline draw:style-name="gr6" draw:text-style-name="P2" draw:layer="layout" svg:width="0.153cm" svg:height="0.229cm" svg:x="8.835cm" svg:y="6.969cm" svg:viewBox="0 0 154 230" draw:points="0,0 154,0 55,230">
          <text:p/>
        </draw:polyline>
        <draw:polyline draw:style-name="gr6" draw:text-style-name="P2" draw:layer="layout" svg:width="0.141cm" svg:height="0.229cm" svg:x="9.053cm" svg:y="6.969cm" svg:viewBox="0 0 142 230" draw:points="0,0 142,0 66,88 99,88 120,99 131,110 142,132 142,186 131,208 120,219 99,230 33,230 10,219 0,208">
          <text:p/>
        </draw:polyline>
        <draw:polyline draw:style-name="gr6" draw:text-style-name="P2" draw:layer="layout" svg:width="0.142cm" svg:height="0.229cm" svg:x="9.27cm" svg:y="6.969cm" svg:viewBox="0 0 143 230" draw:points="11,22 22,11 44,0 98,0 121,11 131,22 143,43 143,67 131,99 0,230 143,230">
          <text:p/>
        </draw:polyline>
        <draw:line draw:style-name="gr6" draw:text-style-name="P2" draw:layer="layout" svg:x1="9.607cm" svg:y1="7.045cm" svg:x2="9.607cm" svg:y2="7.198cm">
          <text:p/>
        </draw:line>
        <draw:polyline draw:style-name="gr6" draw:text-style-name="P2" draw:layer="layout" svg:width="0.142cm" svg:height="0.163cm" svg:x="9.498cm" svg:y="6.958cm" svg:viewBox="0 0 143 164" draw:points="56,0 0,164 143,164">
          <text:p/>
        </draw:polyline>
        <draw:line draw:style-name="gr3" draw:text-style-name="P2" draw:layer="layout" svg:x1="9.708cm" svg:y1="7.591cm" svg:x2="9.708cm" svg:y2="7.408cm">
          <text:p/>
        </draw:line>
        <draw:line draw:style-name="gr3" draw:text-style-name="P2" draw:layer="layout" svg:x1="8.317cm" svg:y1="8.054cm" svg:x2="8.317cm" svg:y2="7.872cm">
          <text:p/>
        </draw:line>
        <draw:polyline draw:style-name="gr5" draw:text-style-name="P2" draw:layer="layout" svg:width="0.036cm" svg:height="0.058cm" svg:x="8.395cm" svg:y="7.897cm" svg:viewBox="0 0 37 59" draw:points="37,53 34,56 26,59 19,59 11,56 6,50 3,45 0,34 0,26 3,15 6,8 11,3 19,0 26,0 34,3 37,6">
          <text:p/>
        </draw:polyline>
        <draw:polyline draw:style-name="gr5" draw:text-style-name="P2" draw:layer="layout" svg:width="0.033cm" svg:height="0.058cm" svg:x="8.452cm" svg:y="7.897cm" svg:viewBox="0 0 34 59" draw:points="6,59 18,59 23,56 26,53 31,45 34,34 34,11 31,6 28,3 23,0 11,0 6,3 3,6 0,11 0,26 3,31 6,34 11,37 23,37 28,34 31,31 34,26">
          <text:p/>
        </draw:polyline>
        <draw:polygon draw:style-name="gr5" draw:text-style-name="P2" draw:layer="layout" svg:width="0.032cm" svg:height="0.058cm" svg:x="8.507cm" svg:y="7.897cm" svg:viewBox="0 0 33 59" draw:points="13,0 19,0 25,3 28,6 31,11 33,23 33,37 31,47 28,53 25,56 19,59 13,59 8,56 5,53 3,47 0,37 0,23 3,11 5,6 8,3">
          <text:p/>
        </draw:polygon>
        <draw:line draw:style-name="gr3" draw:text-style-name="P2" draw:layer="layout" svg:x1="9.012cm" svg:y1="7.872cm" svg:x2="9.377cm" svg:y2="7.872cm">
          <text:p/>
        </draw:line>
        <draw:line draw:style-name="gr3" draw:text-style-name="P2" draw:layer="layout" svg:x1="9.377cm" svg:y1="7.872cm" svg:x2="9.377cm" svg:y2="8.054cm">
          <text:p/>
        </draw:line>
        <draw:line draw:style-name="gr3" draw:text-style-name="P2" draw:layer="layout" svg:x1="9.377cm" svg:y1="8.054cm" svg:x2="9.012cm" svg:y2="8.054cm">
          <text:p/>
        </draw:line>
        <draw:polyline draw:style-name="gr5" draw:text-style-name="P2" draw:layer="layout" svg:width="0.035cm" svg:height="0.058cm" svg:x="9.091cm" svg:y="7.897cm" svg:viewBox="0 0 36 59" draw:points="36,53 33,56 24,59 19,59 11,56 5,50 3,45 0,34 0,26 3,15 5,8 11,3 19,0 24,0 33,3 36,6">
          <text:p/>
        </draw:polyline>
        <draw:polyline draw:style-name="gr5" draw:text-style-name="P2" draw:layer="layout" svg:width="0.038cm" svg:height="0.058cm" svg:x="9.145cm" svg:y="7.897cm" svg:viewBox="0 0 39 59" draw:points="0,0 39,0 14,59">
          <text:p/>
        </draw:polyline>
        <draw:polyline draw:style-name="gr5" draw:text-style-name="P2" draw:layer="layout" svg:width="0.033cm" svg:height="0.058cm" svg:x="9.202cm" svg:y="7.897cm" svg:viewBox="0 0 34 59" draw:points="11,26 6,23 3,20 0,15 0,11 3,6 6,3 11,0 22,0 27,3 31,6 34,11 34,15 31,20 27,23 22,26 11,26 6,28 3,31 0,37 0,47 3,53 6,56 11,59 22,59 27,56 31,53 34,47 34,37 31,31 27,28 22,26">
          <text:p/>
        </draw:polyline>
        <draw:polyline draw:style-name="gr5" draw:text-style-name="P2" draw:layer="layout" svg:width="0.035cm" svg:height="0.057cm" svg:x="9.091cm" svg:y="7.966cm" svg:viewBox="0 0 36 58" draw:points="3,6 5,3 11,0 24,0 31,3 33,6 36,12 36,17 33,25 0,58 36,58">
          <text:p/>
        </draw:polyline>
        <draw:polyline draw:style-name="gr5" draw:text-style-name="P2" draw:layer="layout" svg:width="0.038cm" svg:height="0.057cm" svg:x="9.145cm" svg:y="7.966cm" svg:viewBox="0 0 39 58" draw:points="0,0 39,0 14,58">
          <text:p/>
        </draw:polyline>
        <draw:line draw:style-name="gr5" draw:text-style-name="P2" draw:layer="layout" svg:x1="9.205cm" svg:y1="7.985cm" svg:x2="9.205cm" svg:y2="8.042cm">
          <text:p/>
        </draw:line>
        <draw:polyline draw:style-name="gr5" draw:text-style-name="P2" draw:layer="layout" svg:width="0.027cm" svg:height="0.038cm" svg:x="9.205cm" svg:y="7.985cm" svg:viewBox="0 0 28 39" draw:points="0,2 5,0 17,0 23,2 25,5 28,12 28,28 25,34 23,36 17,39 5,39 0,36">
          <text:p/>
        </draw:polyline>
        <draw:line draw:style-name="gr3" draw:text-style-name="P2" draw:layer="layout" svg:x1="9.708cm" svg:y1="7.408cm" svg:x2="10.073cm" svg:y2="7.408cm">
          <text:p/>
        </draw:line>
        <draw:line draw:style-name="gr3" draw:text-style-name="P2" draw:layer="layout" svg:x1="10.073cm" svg:y1="7.591cm" svg:x2="9.708cm" svg:y2="7.591cm">
          <text:p/>
        </draw:line>
        <draw:line draw:style-name="gr3" draw:text-style-name="P2" draw:layer="layout" svg:x1="10.073cm" svg:y1="7.408cm" svg:x2="10.073cm" svg:y2="7.591cm">
          <text:p/>
        </draw:line>
        <draw:polyline draw:style-name="gr5" draw:text-style-name="P2" draw:layer="layout" svg:width="0.035cm" svg:height="0.057cm" svg:x="9.85cm" svg:y="7.502cm" svg:viewBox="0 0 36 58" draw:points="36,53 34,56 25,58 19,58 11,56 6,50 3,45 0,34 0,25 3,15 6,8 11,3 19,0 25,0 34,3 36,5">
          <text:p/>
        </draw:polyline>
        <draw:polyline draw:style-name="gr5" draw:text-style-name="P2" draw:layer="layout" svg:width="0.033cm" svg:height="0.057cm" svg:x="9.907cm" svg:y="7.502cm" svg:viewBox="0 0 34 58" draw:points="11,25 6,23 3,20 0,15 0,12 3,5 6,3 11,0 22,0 28,3 31,5 34,12 34,15 31,20 28,23 22,25 11,25 6,28 3,31 0,37 0,47 3,53 6,56 11,58 22,58 28,56 31,53 34,47 34,37 31,31 28,28 22,25">
          <text:p/>
        </draw:polyline>
        <draw:polygon draw:style-name="gr5" draw:text-style-name="P2" draw:layer="layout" svg:width="0.032cm" svg:height="0.057cm" svg:x="9.962cm" svg:y="7.502cm" svg:viewBox="0 0 33 58" draw:points="14,0 20,0 25,3 28,5 31,12 33,23 33,37 31,47 28,53 25,56 20,58 14,58 8,56 5,53 2,47 0,37 0,23 2,12 5,5 8,3">
          <text:p/>
        </draw:polygon>
        <draw:line draw:style-name="gr5" draw:text-style-name="P2" draw:layer="layout" svg:x1="9.858cm" svg:y1="7.49cm" svg:x2="9.826cm" svg:y2="7.49cm">
          <text:p/>
        </draw:line>
        <draw:polyline draw:style-name="gr5" draw:text-style-name="P2" draw:layer="layout" svg:width="0.016cm" svg:height="0.056cm" svg:x="9.826cm" svg:y="7.434cm" svg:viewBox="0 0 17 57" draw:points="17,57 17,0 12,8 5,13 0,17">
          <text:p/>
        </draw:polyline>
        <draw:polygon draw:style-name="gr5" draw:text-style-name="P2" draw:layer="layout" svg:width="0.033cm" svg:height="0.056cm" svg:x="9.88cm" svg:y="7.434cm" svg:viewBox="0 0 34 57" draw:points="14,0 19,0 25,2 28,5 31,10 34,23 34,36 31,47 28,52 25,55 19,57 14,57 8,55 5,52 3,47 0,36 0,23 3,10 5,5 8,2">
          <text:p/>
        </draw:polygon>
        <draw:polygon draw:style-name="gr5" draw:text-style-name="P2" draw:layer="layout" svg:width="0.032cm" svg:height="0.056cm" svg:x="9.935cm" svg:y="7.434cm" svg:viewBox="0 0 33 57" draw:points="14,0 20,0 25,2 28,5 30,10 33,23 33,36 30,47 28,52 25,55 20,57 14,57 9,55 6,52 3,47 0,36 0,23 3,10 6,5 9,2">
          <text:p/>
        </draw:polygon>
        <draw:line draw:style-name="gr5" draw:text-style-name="P2" draw:layer="layout" svg:x1="9.992cm" svg:y1="7.453cm" svg:x2="9.992cm" svg:y2="7.49cm">
          <text:p/>
        </draw:line>
        <draw:polyline draw:style-name="gr5" draw:text-style-name="P2" draw:layer="layout" svg:width="0.024cm" svg:height="0.037cm" svg:x="9.992cm" svg:y="7.453cm" svg:viewBox="0 0 25 38" draw:points="0,5 2,3 9,0 17,0 22,3 25,8 25,38">
          <text:p/>
        </draw:polyline>
        <draw:line draw:style-name="gr3" draw:text-style-name="P2" draw:layer="layout" svg:x1="9.973cm" svg:y1="7.102cm" svg:x2="9.973cm" svg:y2="6.737cm">
          <text:p/>
        </draw:line>
        <draw:line draw:style-name="gr5" draw:text-style-name="P2" draw:layer="layout" svg:x1="10.056cm" svg:y1="6.924cm" svg:x2="10.056cm" svg:y2="6.957cm">
          <text:p/>
        </draw:line>
        <draw:polyline draw:style-name="gr5" draw:text-style-name="P2" draw:layer="layout" svg:width="0.057cm" svg:height="0.016cm" svg:x="9.999cm" svg:y="6.941cm" svg:viewBox="0 0 58 17" draw:points="58,0 0,0 9,5 14,11 17,17">
          <text:p/>
        </draw:polyline>
        <draw:polygon draw:style-name="gr5" draw:text-style-name="P2" draw:layer="layout" svg:width="0.057cm" svg:height="0.033cm" svg:x="9.999cm" svg:y="6.87cm" svg:viewBox="0 0 58 34" draw:points="0,20 0,15 2,9 6,5 12,2 22,0 36,0 47,2 52,5 55,9 58,15 58,20 55,25 52,28 47,31 36,34 22,34 12,31 6,28 2,25">
          <text:p/>
        </draw:polygon>
        <draw:line draw:style-name="gr5" draw:text-style-name="P2" draw:layer="layout" svg:x1="10.018cm" svg:y1="6.845cm" svg:x2="10.056cm" svg:y2="6.845cm">
          <text:p/>
        </draw:line>
        <draw:polyline draw:style-name="gr5" draw:text-style-name="P2" draw:layer="layout" svg:width="0.038cm" svg:height="0.024cm" svg:x="10.018cm" svg:y="6.821cm" svg:viewBox="0 0 39 25" draw:points="5,25 2,23 0,17 0,8 2,3 8,0 39,0">
          <text:p/>
        </draw:polyline>
        <draw:line draw:style-name="gr3" draw:text-style-name="P2" draw:layer="layout" svg:x1="6.8cm" svg:y1="8.65cm" svg:x2="6.982cm" svg:y2="8.65cm">
          <text:p/>
        </draw:line>
        <draw:line draw:style-name="gr3" draw:text-style-name="P2" draw:layer="layout" svg:x1="6.535cm" svg:y1="8.217cm" svg:x2="6.899cm" svg:y2="8.217cm">
          <text:p/>
        </draw:line>
        <draw:line draw:style-name="gr3" draw:text-style-name="P2" draw:layer="layout" svg:x1="6.899cm" svg:y1="8.217cm" svg:x2="6.899cm" svg:y2="8.405cm">
          <text:p/>
        </draw:line>
        <draw:line draw:style-name="gr3" draw:text-style-name="P2" draw:layer="layout" svg:x1="6.899cm" svg:y1="8.405cm" svg:x2="6.535cm" svg:y2="8.405cm">
          <text:p/>
        </draw:line>
        <draw:line draw:style-name="gr3" draw:text-style-name="P2" draw:layer="layout" svg:x1="7.886cm" svg:y1="9.014cm" svg:x2="7.886cm" svg:y2="8.649cm">
          <text:p/>
        </draw:line>
        <draw:line draw:style-name="gr3" draw:text-style-name="P2" draw:layer="layout" svg:x1="8.069cm" svg:y1="9.014cm" svg:x2="7.886cm" svg:y2="9.014cm">
          <text:p/>
        </draw:line>
        <draw:polyline draw:style-name="gr5" draw:text-style-name="P2" draw:layer="layout" svg:width="0.057cm" svg:height="0.035cm" svg:x="7.981cm" svg:y="8.837cm" svg:viewBox="0 0 58 36" draw:points="51,0 54,3 58,12 58,17 54,25 49,31 43,34 32,36 24,36 13,34 8,31 3,25 0,17 0,12 3,3 5,0">
          <text:p/>
        </draw:polyline>
        <draw:polyline draw:style-name="gr5" draw:text-style-name="P2" draw:layer="layout" svg:width="0.057cm" svg:height="0.038cm" svg:x="7.981cm" svg:y="8.78cm" svg:viewBox="0 0 58 39" draw:points="0,39 0,0 58,25">
          <text:p/>
        </draw:polyline>
        <draw:polyline draw:style-name="gr5" draw:text-style-name="P2" draw:layer="layout" svg:width="0.057cm" svg:height="0.036cm" svg:x="7.981cm" svg:y="8.728cm" svg:viewBox="0 0 58 37" draw:points="5,34 3,31 0,26 0,12 3,7 5,3 11,0 16,0 24,3 58,37 58,0">
          <text:p/>
        </draw:polyline>
        <draw:polyline draw:style-name="gr5" draw:text-style-name="P2" draw:layer="layout" svg:width="0.057cm" svg:height="0.036cm" svg:x="7.912cm" svg:y="8.85cm" svg:viewBox="0 0 58 37" draw:points="0,37 0,0 22,20 22,11 24,6 28,3 33,0 47,0 53,3 56,6 58,11 58,29 56,34 53,37">
          <text:p/>
        </draw:polyline>
        <draw:polyline draw:style-name="gr5" draw:text-style-name="P2" draw:layer="layout" svg:width="0.005cm" svg:height="0.005cm" svg:x="7.964cm" svg:y="8.824cm" svg:viewBox="0 0 6 6" draw:points="0,2 3,0 6,2 3,6 0,2 6,2">
          <text:p/>
        </draw:polyline>
        <draw:polyline draw:style-name="gr5" draw:text-style-name="P2" draw:layer="layout" svg:width="0.057cm" svg:height="0.035cm" svg:x="7.912cm" svg:y="8.769cm" svg:viewBox="0 0 58 36" draw:points="0,36 0,0 22,19 22,11 24,5 28,3 33,0 47,0 53,3 56,5 58,11 58,27 56,33 53,36">
          <text:p/>
        </draw:polyline>
        <draw:line draw:style-name="gr5" draw:text-style-name="P2" draw:layer="layout" svg:x1="7.931cm" svg:y1="8.745cm" svg:x2="7.988cm" svg:y2="8.745cm">
          <text:p/>
        </draw:line>
        <draw:polyline draw:style-name="gr5" draw:text-style-name="P2" draw:layer="layout" svg:width="0.038cm" svg:height="0.028cm" svg:x="7.931cm" svg:y="8.717cm" svg:viewBox="0 0 39 29" draw:points="3,29 0,22 0,11 3,6 5,3 11,0 27,0 34,3 37,6 39,11 39,22 37,29">
          <text:p/>
        </draw:polyline>
        <draw:line draw:style-name="gr3" draw:text-style-name="P2" draw:layer="layout" svg:x1="6.982cm" svg:y1="9.015cm" svg:x2="6.8cm" svg:y2="9.015cm">
          <text:p/>
        </draw:line>
        <draw:line draw:style-name="gr3" draw:text-style-name="P2" draw:layer="layout" svg:x1="6.982cm" svg:y1="8.65cm" svg:x2="6.982cm" svg:y2="9.015cm">
          <text:p/>
        </draw:line>
        <draw:polyline draw:style-name="gr5" draw:text-style-name="P2" draw:layer="layout" svg:width="0.057cm" svg:height="0.035cm" svg:x="6.894cm" svg:y="8.865cm" svg:viewBox="0 0 58 36" draw:points="52,0 56,2 58,10 58,17 56,25 50,30 44,33 33,36 24,36 14,33 8,30 3,25 0,17 0,10 3,2 5,0">
          <text:p/>
        </draw:polyline>
        <draw:line draw:style-name="gr5" draw:text-style-name="P2" draw:layer="layout" svg:x1="6.951cm" svg:y1="8.81cm" svg:x2="6.951cm" svg:y2="8.843cm">
          <text:p/>
        </draw:line>
        <draw:polyline draw:style-name="gr5" draw:text-style-name="P2" draw:layer="layout" svg:width="0.057cm" svg:height="0.016cm" svg:x="6.894cm" svg:y="8.827cm" svg:viewBox="0 0 58 17" draw:points="58,0 0,0 8,5 14,11 16,17">
          <text:p/>
        </draw:polyline>
        <draw:line draw:style-name="gr5" draw:text-style-name="P2" draw:layer="layout" svg:x1="6.951cm" svg:y1="8.756cm" svg:x2="6.951cm" svg:y2="8.789cm">
          <text:p/>
        </draw:line>
        <draw:polyline draw:style-name="gr5" draw:text-style-name="P2" draw:layer="layout" svg:width="0.057cm" svg:height="0.017cm" svg:x="6.894cm" svg:y="8.772cm" svg:viewBox="0 0 58 18" draw:points="58,0 0,0 8,5 14,11 16,18">
          <text:p/>
        </draw:polyline>
        <draw:polyline draw:style-name="gr5" draw:text-style-name="P2" draw:layer="layout" svg:width="0.057cm" svg:height="0.032cm" svg:x="6.894cm" svg:y="8.702cm" svg:viewBox="0 0 58 33" draw:points="0,2 0,29 27,33 24,29 22,24 22,10 24,5 27,2 33,0 47,0 52,2 56,5 58,10 58,24 56,29 52,33">
          <text:p/>
        </draw:polyline>
        <draw:polyline draw:style-name="gr5" draw:text-style-name="P2" draw:layer="layout" svg:width="0.056cm" svg:height="0.035cm" svg:x="6.826cm" svg:y="8.851cm" svg:viewBox="0 0 57 36" draw:points="0,36 0,0 21,19 21,11 24,5 27,3 32,0 47,0 52,3 55,5 57,11 57,28 55,34 52,36">
          <text:p/>
        </draw:polyline>
        <draw:polyline draw:style-name="gr5" draw:text-style-name="P2" draw:layer="layout" svg:width="0.005cm" svg:height="0.005cm" svg:x="6.877cm" svg:y="8.824cm" svg:viewBox="0 0 6 6" draw:points="0,3 4,0 6,3 4,6 0,3 6,3">
          <text:p/>
        </draw:polyline>
        <draw:polyline draw:style-name="gr5" draw:text-style-name="P2" draw:layer="layout" svg:width="0.056cm" svg:height="0.036cm" svg:x="6.826cm" svg:y="8.769cm" svg:viewBox="0 0 57 37" draw:points="0,37 0,0 21,20 21,11 24,6 27,3 32,0 47,0 52,3 55,6 57,11 57,27 55,33 52,37">
          <text:p/>
        </draw:polyline>
        <draw:line draw:style-name="gr5" draw:text-style-name="P2" draw:layer="layout" svg:x1="6.844cm" svg:y1="8.745cm" svg:x2="6.901cm" svg:y2="8.745cm">
          <text:p/>
        </draw:line>
        <draw:polyline draw:style-name="gr5" draw:text-style-name="P2" draw:layer="layout" svg:width="0.038cm" svg:height="0.027cm" svg:x="6.844cm" svg:y="8.718cm" svg:viewBox="0 0 39 28" draw:points="3,28 0,21 0,11 3,5 6,3 11,0 29,0 34,3 37,5 39,11 39,21 37,28">
          <text:p/>
        </draw:polyline>
        <draw:line draw:style-name="gr3" draw:text-style-name="P2" draw:layer="layout" svg:x1="6.637cm" svg:y1="8.65cm" svg:x2="6.637cm" svg:y2="9.015cm">
          <text:p/>
        </draw:line>
        <draw:line draw:style-name="gr5" draw:text-style-name="P2" draw:layer="layout" svg:x1="6.604cm" svg:y1="8.837cm" svg:x2="6.576cm" svg:y2="8.857cm">
          <text:p/>
        </draw:line>
        <draw:polyline draw:style-name="gr5" draw:text-style-name="P2" draw:layer="layout" svg:width="0.057cm" svg:height="0.033cm" svg:x="6.546cm" svg:y="8.837cm" svg:viewBox="0 0 58 34" draw:points="58,34 0,34 0,11 3,6 6,3 11,0 19,0 25,3 27,6 30,11 30,34">
          <text:p/>
        </draw:polyline>
        <draw:polyline draw:style-name="gr5" draw:text-style-name="P2" draw:layer="layout" svg:width="0.057cm" svg:height="0.033cm" svg:x="6.546cm" svg:y="8.783cm" svg:viewBox="0 0 58 34" draw:points="0,6 0,17 3,23 6,26 14,31 25,34 47,34 53,31 55,28 58,23 58,11 55,6 53,3 47,0 33,0 27,3 25,6 22,11 22,23 25,28 27,31 33,34">
          <text:p/>
        </draw:polyline>
        <draw:polyline draw:style-name="gr5" draw:text-style-name="P2" draw:layer="layout" svg:width="0.057cm" svg:height="0.033cm" svg:x="6.546cm" svg:y="8.729cm" svg:viewBox="0 0 58 34" draw:points="0,6 0,17 3,22 6,25 14,30 25,34 47,34 53,30 55,28 58,22 58,11 55,6 53,2 47,0 33,0 27,2 25,6 22,11 22,22 25,28 27,30 33,34">
          <text:p/>
        </draw:polyline>
        <draw:line draw:style-name="gr3" draw:text-style-name="P2" draw:layer="layout" svg:x1="7.621cm" svg:y1="9.26cm" svg:x2="7.986cm" svg:y2="9.26cm">
          <text:p/>
        </draw:line>
        <draw:line draw:style-name="gr3" draw:text-style-name="P2" draw:layer="layout" svg:x1="7.621cm" svg:y1="9.448cm" svg:x2="7.621cm" svg:y2="9.26cm">
          <text:p/>
        </draw:line>
        <draw:line draw:style-name="gr3" draw:text-style-name="P2" draw:layer="layout" svg:x1="7.986cm" svg:y1="9.448cm" svg:x2="7.621cm" svg:y2="9.448cm">
          <text:p/>
        </draw:line>
        <draw:line draw:style-name="gr3" draw:text-style-name="P2" draw:layer="layout" svg:x1="7.986cm" svg:y1="9.26cm" svg:x2="7.986cm" svg:y2="9.448cm">
          <text:p/>
        </draw:line>
        <draw:line draw:style-name="gr5" draw:text-style-name="P2" draw:layer="layout" svg:x1="7.8cm" svg:y1="9.415cm" svg:x2="7.78cm" svg:y2="9.387cm">
          <text:p/>
        </draw:line>
        <draw:polyline draw:style-name="gr5" draw:text-style-name="P2" draw:layer="layout" svg:width="0.032cm" svg:height="0.057cm" svg:x="7.767cm" svg:y="9.357cm" svg:viewBox="0 0 33 58" draw:points="0,58 0,0 21,0 28,3 30,5 33,11 33,19 30,24 28,27 21,30 0,30">
          <text:p/>
        </draw:polyline>
        <draw:line draw:style-name="gr5" draw:text-style-name="P2" draw:layer="layout" svg:x1="7.848cm" svg:y1="9.376cm" svg:x2="7.848cm" svg:y2="9.414cm">
          <text:p/>
        </draw:line>
        <draw:polyline draw:style-name="gr5" draw:text-style-name="P2" draw:layer="layout" svg:width="0.035cm" svg:height="0.041cm" svg:x="7.821cm" svg:y="9.354cm" svg:viewBox="0 0 36 42" draw:points="14,0 0,42 36,42">
          <text:p/>
        </draw:polyline>
        <draw:polygon draw:style-name="gr5" draw:text-style-name="P2" draw:layer="layout" svg:width="0.033cm" svg:height="0.057cm" svg:x="7.875cm" svg:y="9.357cm" svg:viewBox="0 0 34 58" draw:points="15,0 20,0 25,3 28,5 31,11 34,22 34,36 31,47 28,52 25,55 20,58 15,58 8,55 5,52 3,47 0,36 0,22 3,11 5,5 8,3">
          <text:p/>
        </draw:polygon>
        <draw:line draw:style-name="gr5" draw:text-style-name="P2" draw:layer="layout" svg:x1="7.792cm" svg:y1="9.307cm" svg:x2="7.792cm" svg:y2="9.345cm">
          <text:p/>
        </draw:line>
        <draw:polyline draw:style-name="gr5" draw:text-style-name="P2" draw:layer="layout" svg:width="0.035cm" svg:height="0.041cm" svg:x="7.765cm" svg:y="9.285cm" svg:viewBox="0 0 36 42" draw:points="14,0 0,42 36,42">
          <text:p/>
        </draw:polyline>
        <draw:polyline draw:style-name="gr5" draw:text-style-name="P2" draw:layer="layout" svg:width="0.032cm" svg:height="0.056cm" svg:x="7.82cm" svg:y="9.289cm" svg:viewBox="0 0 33 57" draw:points="6,57 17,57 22,55 25,52 30,44 33,33 33,11 30,5 27,2 22,0 11,0 6,2 2,5 0,11 0,25 2,30 6,33 11,36 22,36 27,33 30,30 33,25">
          <text:p/>
        </draw:polyline>
        <draw:polyline draw:style-name="gr5" draw:text-style-name="P2" draw:layer="layout" svg:width="0.038cm" svg:height="0.056cm" svg:x="7.871cm" svg:y="9.289cm" svg:viewBox="0 0 39 57" draw:points="0,0 39,0 15,57">
          <text:p/>
        </draw:polyline>
        <draw:polyline draw:style-name="gr6" draw:text-style-name="P2" draw:layer="layout" svg:width="0.087cm" svg:height="0.228cm" svg:x="7.033cm" svg:y="10.563cm" svg:viewBox="0 0 88 229" draw:points="88,0 88,164 77,196 54,218 22,229 0,229">
          <text:p/>
        </draw:polyline>
        <draw:polyline draw:style-name="gr6" draw:text-style-name="P2" draw:layer="layout" svg:width="0.152cm" svg:height="0.228cm" svg:x="7.207cm" svg:y="10.563cm" svg:viewBox="0 0 153 229" draw:points="0,0 153,0 56,229">
          <text:p/>
        </draw:polyline>
        <draw:line draw:style-name="gr3" draw:text-style-name="P2" draw:layer="layout" svg:x1="6.899cm" svg:y1="9.608cm" svg:x2="6.899cm" svg:y2="9.796cm">
          <text:p/>
        </draw:line>
        <draw:line draw:style-name="gr3" draw:text-style-name="P2" draw:layer="layout" svg:x1="6.899cm" svg:y1="7.872cm" svg:x2="6.899cm" svg:y2="8.055cm">
          <text:p/>
        </draw:line>
        <draw:line draw:style-name="gr3" draw:text-style-name="P2" draw:layer="layout" svg:x1="6.535cm" svg:y1="7.872cm" svg:x2="6.899cm" svg:y2="7.872cm">
          <text:p/>
        </draw:line>
        <draw:line draw:style-name="gr3" draw:text-style-name="P2" draw:layer="layout" svg:x1="6.899cm" svg:y1="8.055cm" svg:x2="6.535cm" svg:y2="8.055cm">
          <text:p/>
        </draw:line>
        <draw:line draw:style-name="gr3" draw:text-style-name="P2" draw:layer="layout" svg:x1="6.535cm" svg:y1="8.055cm" svg:x2="6.535cm" svg:y2="7.872cm">
          <text:p/>
        </draw:line>
        <draw:polyline draw:style-name="gr5" draw:text-style-name="P2" draw:layer="layout" svg:width="0.035cm" svg:height="0.057cm" svg:x="6.586cm" svg:y="7.898cm" svg:viewBox="0 0 36 58" draw:points="36,52 33,55 24,58 19,58 11,55 5,50 3,44 0,33 0,25 3,15 5,8 11,3 19,0 24,0 33,3 36,5">
          <text:p/>
        </draw:polyline>
        <draw:line draw:style-name="gr5" draw:text-style-name="P2" draw:layer="layout" svg:x1="6.675cm" svg:y1="7.955cm" svg:x2="6.643cm" svg:y2="7.955cm">
          <text:p/>
        </draw:line>
        <draw:polyline draw:style-name="gr5" draw:text-style-name="P2" draw:layer="layout" svg:width="0.016cm" svg:height="0.057cm" svg:x="6.643cm" svg:y="7.898cm" svg:viewBox="0 0 17 58" draw:points="17,58 17,0 12,8 6,15 0,17">
          <text:p/>
        </draw:polyline>
        <draw:line draw:style-name="gr5" draw:text-style-name="P2" draw:layer="layout" svg:x1="6.73cm" svg:y1="7.955cm" svg:x2="6.697cm" svg:y2="7.955cm">
          <text:p/>
        </draw:line>
        <draw:polyline draw:style-name="gr5" draw:text-style-name="P2" draw:layer="layout" svg:width="0.017cm" svg:height="0.057cm" svg:x="6.697cm" svg:y="7.898cm" svg:viewBox="0 0 18 58" draw:points="18,58 18,0 11,8 5,15 0,17">
          <text:p/>
        </draw:polyline>
        <draw:polyline draw:style-name="gr5" draw:text-style-name="P2" draw:layer="layout" svg:width="0.038cm" svg:height="0.057cm" svg:x="6.749cm" svg:y="7.898cm" svg:viewBox="0 0 39 58" draw:points="0,0 39,0 13,58">
          <text:p/>
        </draw:polyline>
        <draw:polyline draw:style-name="gr5" draw:text-style-name="P2" draw:layer="layout" svg:width="0.036cm" svg:height="0.057cm" svg:x="6.613cm" svg:y="7.966cm" svg:viewBox="0 0 37 58" draw:points="3,7 5,4 11,0 25,0 31,4 34,7 37,12 37,18 34,26 0,58 37,58">
          <text:p/>
        </draw:polyline>
        <draw:polyline draw:style-name="gr5" draw:text-style-name="P2" draw:layer="layout" svg:width="0.038cm" svg:height="0.057cm" svg:x="6.668cm" svg:y="7.966cm" svg:viewBox="0 0 39 58" draw:points="0,0 39,0 14,58">
          <text:p/>
        </draw:polyline>
        <draw:line draw:style-name="gr5" draw:text-style-name="P2" draw:layer="layout" svg:x1="6.727cm" svg:y1="7.985cm" svg:x2="6.727cm" svg:y2="8.042cm">
          <text:p/>
        </draw:line>
        <draw:polyline draw:style-name="gr5" draw:text-style-name="P2" draw:layer="layout" svg:width="0.027cm" svg:height="0.038cm" svg:x="6.727cm" svg:y="7.985cm" svg:viewBox="0 0 28 39" draw:points="0,3 6,0 17,0 23,3 26,6 28,12 28,28 26,34 23,37 17,39 6,39 0,37">
          <text:p/>
        </draw:polyline>
        <draw:line draw:style-name="gr3" draw:text-style-name="P2" draw:layer="layout" svg:x1="6.898cm" svg:y1="9.26cm" svg:x2="6.898cm" svg:y2="9.448cm">
          <text:p/>
        </draw:line>
        <draw:line draw:style-name="gr5" draw:text-style-name="P2" draw:layer="layout" svg:x1="6.711cm" svg:y1="9.416cm" svg:x2="6.691cm" svg:y2="9.387cm">
          <text:p/>
        </draw:line>
        <draw:polyline draw:style-name="gr5" draw:text-style-name="P2" draw:layer="layout" svg:width="0.032cm" svg:height="0.058cm" svg:x="6.678cm" svg:y="9.357cm" svg:viewBox="0 0 33 59" draw:points="0,59 0,0 21,0 28,3 31,6 33,11 33,19 31,25 28,27 21,30 0,30">
          <text:p/>
        </draw:polyline>
        <draw:polyline draw:style-name="gr5" draw:text-style-name="P2" draw:layer="layout" svg:width="0.032cm" svg:height="0.058cm" svg:x="6.732cm" svg:y="9.357cm" svg:viewBox="0 0 33 59" draw:points="28,0 17,0 12,3 9,6 3,14 0,25 0,48 3,53 6,56 12,59 23,59 28,56 31,53 33,48 33,33 31,27 28,25 23,22 12,22 6,25 3,27 0,33">
          <text:p/>
        </draw:polyline>
        <draw:line draw:style-name="gr5" draw:text-style-name="P2" draw:layer="layout" svg:x1="6.814cm" svg:y1="9.376cm" svg:x2="6.814cm" svg:y2="9.415cm">
          <text:p/>
        </draw:line>
        <draw:polyline draw:style-name="gr5" draw:text-style-name="P2" draw:layer="layout" svg:width="0.035cm" svg:height="0.04cm" svg:x="6.786cm" svg:y="9.355cm" svg:viewBox="0 0 36 41" draw:points="14,0 0,41 36,41">
          <text:p/>
        </draw:polyline>
        <draw:line draw:style-name="gr5" draw:text-style-name="P2" draw:layer="layout" svg:x1="6.704cm" svg:y1="9.308cm" svg:x2="6.704cm" svg:y2="9.346cm">
          <text:p/>
        </draw:line>
        <draw:polyline draw:style-name="gr5" draw:text-style-name="P2" draw:layer="layout" svg:width="0.035cm" svg:height="0.041cm" svg:x="6.677cm" svg:y="9.286cm" svg:viewBox="0 0 36 42" draw:points="14,0 0,42 36,42">
          <text:p/>
        </draw:polyline>
        <draw:polyline draw:style-name="gr5" draw:text-style-name="P2" draw:layer="layout" svg:width="0.032cm" svg:height="0.057cm" svg:x="6.731cm" svg:y="9.289cm" svg:viewBox="0 0 33 58" draw:points="6,58 17,58 22,55 25,53 31,45 33,34 33,12 31,5 28,3 22,0 12,0 6,3 2,5 0,12 0,26 2,31 6,34 12,36 22,36 28,34 31,31 33,26">
          <text:p/>
        </draw:polyline>
        <draw:polyline draw:style-name="gr5" draw:text-style-name="P2" draw:layer="layout" svg:width="0.04cm" svg:height="0.057cm" svg:x="6.782cm" svg:y="9.289cm" svg:viewBox="0 0 41 58" draw:points="0,0 41,0 15,58">
          <text:p/>
        </draw:polyline>
        <draw:line draw:style-name="gr3" draw:text-style-name="P2" draw:layer="layout" svg:x1="6.535cm" svg:y1="9.608cm" svg:x2="6.899cm" svg:y2="9.608cm">
          <text:p/>
        </draw:line>
        <draw:line draw:style-name="gr3" draw:text-style-name="P2" draw:layer="layout" svg:x1="6.899cm" svg:y1="9.796cm" svg:x2="6.535cm" svg:y2="9.796cm">
          <text:p/>
        </draw:line>
        <draw:line draw:style-name="gr3" draw:text-style-name="P2" draw:layer="layout" svg:x1="6.535cm" svg:y1="9.796cm" svg:x2="6.535cm" svg:y2="9.608cm">
          <text:p/>
        </draw:line>
        <draw:line draw:style-name="gr5" draw:text-style-name="P2" draw:layer="layout" svg:x1="6.65cm" svg:y1="9.695cm" svg:x2="6.629cm" svg:y2="9.666cm">
          <text:p/>
        </draw:line>
        <draw:polyline draw:style-name="gr5" draw:text-style-name="P2" draw:layer="layout" svg:width="0.033cm" svg:height="0.057cm" svg:x="6.616cm" svg:y="9.637cm" svg:viewBox="0 0 34 58" draw:points="0,58 0,0 21,0 28,2 31,5 34,10 34,19 31,24 28,27 21,29 0,29">
          <text:p/>
        </draw:polyline>
        <draw:polyline draw:style-name="gr5" draw:text-style-name="P2" draw:layer="layout" svg:width="0.032cm" svg:height="0.057cm" svg:x="6.67cm" svg:y="9.637cm" svg:viewBox="0 0 33 58" draw:points="28,0 18,0 12,2 9,5 4,13 0,24 0,47 4,52 6,55 12,58 23,58 28,55 31,52 33,47 33,32 31,27 28,24 23,22 12,22 6,24 4,27 0,32">
          <text:p/>
        </draw:polyline>
        <draw:polyline draw:style-name="gr5" draw:text-style-name="P2" draw:layer="layout" svg:width="0.035cm" svg:height="0.057cm" svg:x="6.722cm" svg:y="9.637cm" svg:viewBox="0 0 36 58" draw:points="3,5 5,2 11,0 25,0 31,2 33,5 36,10 36,16 33,24 0,58 36,58">
          <text:p/>
        </draw:polyline>
        <draw:polyline draw:style-name="gr5" draw:text-style-name="P2" draw:layer="layout" svg:width="0.035cm" svg:height="0.057cm" svg:x="6.612cm" svg:y="9.705cm" svg:viewBox="0 0 36 58" draw:points="0,0 36,0 17,22 25,22 31,24 33,27 36,34 36,47 33,53 31,56 25,58 9,58 4,56 0,53">
          <text:p/>
        </draw:polyline>
        <draw:polygon draw:style-name="gr5" draw:text-style-name="P2" draw:layer="layout" svg:width="0.032cm" svg:height="0.057cm" svg:x="6.669cm" svg:y="9.705cm" svg:viewBox="0 0 33 58" draw:points="14,0 20,0 25,3 28,5 31,11 33,22 33,37 31,47 28,53 25,56 20,58 14,58 9,56 6,53 2,47 0,37 0,22 2,11 6,5 9,3">
          <text:p/>
        </draw:polygon>
        <draw:polygon draw:style-name="gr5" draw:text-style-name="P2" draw:layer="layout" svg:width="0.033cm" svg:height="0.057cm" svg:x="6.723cm" svg:y="9.705cm" svg:viewBox="0 0 34 58" draw:points="15,0 20,0 25,3 28,5 31,11 34,22 34,37 31,47 28,53 25,56 20,58 15,58 8,56 5,53 3,47 0,37 0,22 3,11 5,5 8,3">
          <text:p/>
        </draw:polygon>
        <draw:line draw:style-name="gr3" draw:text-style-name="P2" draw:layer="layout" svg:x1="7.886cm" svg:y1="8.649cm" svg:x2="8.069cm" svg:y2="8.649cm">
          <text:p/>
        </draw:line>
        <draw:line draw:style-name="gr5" draw:text-style-name="P2" draw:layer="layout" svg:x1="7.736cm" svg:y1="8.303cm" svg:x2="7.716cm" svg:y2="8.275cm">
          <text:p/>
        </draw:line>
        <draw:polyline draw:style-name="gr5" draw:text-style-name="P2" draw:layer="layout" svg:width="0.032cm" svg:height="0.057cm" svg:x="7.703cm" svg:y="8.245cm" svg:viewBox="0 0 33 58" draw:points="0,58 0,0 21,0 28,3 30,5 33,12 33,20 30,26 28,28 21,31 0,31">
          <text:p/>
        </draw:polyline>
        <draw:line draw:style-name="gr5" draw:text-style-name="P2" draw:layer="layout" svg:x1="7.784cm" svg:y1="8.264cm" svg:x2="7.784cm" svg:y2="8.302cm">
          <text:p/>
        </draw:line>
        <draw:polyline draw:style-name="gr5" draw:text-style-name="P2" draw:layer="layout" svg:width="0.035cm" svg:height="0.04cm" svg:x="7.757cm" svg:y="8.243cm" svg:viewBox="0 0 36 41" draw:points="13,0 0,41 36,41">
          <text:p/>
        </draw:polyline>
        <draw:line draw:style-name="gr5" draw:text-style-name="P2" draw:layer="layout" svg:x1="7.839cm" svg:y1="8.264cm" svg:x2="7.839cm" svg:y2="8.302cm">
          <text:p/>
        </draw:line>
        <draw:polyline draw:style-name="gr5" draw:text-style-name="P2" draw:layer="layout" svg:width="0.035cm" svg:height="0.04cm" svg:x="7.811cm" svg:y="8.243cm" svg:viewBox="0 0 36 41" draw:points="15,0 0,41 36,41">
          <text:p/>
        </draw:polyline>
        <draw:line draw:style-name="gr5" draw:text-style-name="P2" draw:layer="layout" svg:x1="7.738cm" svg:y1="8.371cm" svg:x2="7.705cm" svg:y2="8.371cm">
          <text:p/>
        </draw:line>
        <draw:polyline draw:style-name="gr5" draw:text-style-name="P2" draw:layer="layout" svg:width="0.017cm" svg:height="0.058cm" svg:x="7.705cm" svg:y="8.313cm" svg:viewBox="0 0 18 59" draw:points="18,59 18,0 11,9 5,14 0,17">
          <text:p/>
        </draw:polyline>
        <draw:polygon draw:style-name="gr5" draw:text-style-name="P2" draw:layer="layout" svg:width="0.032cm" svg:height="0.058cm" svg:x="7.76cm" svg:y="8.313cm" svg:viewBox="0 0 33 59" draw:points="13,0 19,0 24,3 27,6 29,12 33,22 33,36 29,47 27,52 24,56 19,59 13,59 8,56 5,52 2,47 0,36 0,22 2,12 5,6 8,3">
          <text:p/>
        </draw:polygon>
        <draw:line draw:style-name="gr5" draw:text-style-name="P2" draw:layer="layout" svg:x1="7.816cm" svg:y1="8.371cm" svg:x2="7.816cm" svg:y2="8.313cm">
          <text:p/>
        </draw:line>
        <draw:line draw:style-name="gr5" draw:text-style-name="P2" draw:layer="layout" svg:x1="7.822cm" svg:y1="8.349cm" svg:x2="7.84cm" svg:y2="8.372cm">
          <text:p/>
        </draw:line>
        <draw:line draw:style-name="gr5" draw:text-style-name="P2" draw:layer="layout" svg:x1="7.84cm" svg:y1="8.333cm" svg:x2="7.816cm" svg:y2="8.355cm">
          <text:p/>
        </draw:line>
        <draw:line draw:style-name="gr3" draw:text-style-name="P2" draw:layer="layout" svg:x1="7.724cm" svg:y1="9.014cm" svg:x2="7.536cm" svg:y2="9.014cm">
          <text:p/>
        </draw:line>
        <draw:line draw:style-name="gr3" draw:text-style-name="P2" draw:layer="layout" svg:x1="7.536cm" svg:y1="9.014cm" svg:x2="7.536cm" svg:y2="8.649cm">
          <text:p/>
        </draw:line>
        <draw:line draw:style-name="gr3" draw:text-style-name="P2" draw:layer="layout" svg:x1="7.724cm" svg:y1="8.649cm" svg:x2="7.724cm" svg:y2="9.014cm">
          <text:p/>
        </draw:line>
        <draw:line draw:style-name="gr3" draw:text-style-name="P2" draw:layer="layout" svg:x1="7.536cm" svg:y1="8.649cm" svg:x2="7.724cm" svg:y2="8.649cm">
          <text:p/>
        </draw:line>
        <draw:line draw:style-name="gr5" draw:text-style-name="P2" draw:layer="layout" svg:x1="7.691cm" svg:y1="8.837cm" svg:x2="7.663cm" svg:y2="8.857cm">
          <text:p/>
        </draw:line>
        <draw:polyline draw:style-name="gr5" draw:text-style-name="P2" draw:layer="layout" svg:width="0.057cm" svg:height="0.033cm" svg:x="7.633cm" svg:y="8.837cm" svg:viewBox="0 0 58 34" draw:points="58,34 0,34 0,11 3,6 6,2 11,0 19,0 25,2 27,6 30,11 30,34">
          <text:p/>
        </draw:polyline>
        <draw:line draw:style-name="gr5" draw:text-style-name="P2" draw:layer="layout" svg:x1="7.652cm" svg:y1="8.788cm" svg:x2="7.69cm" svg:y2="8.788cm">
          <text:p/>
        </draw:line>
        <draw:polyline draw:style-name="gr5" draw:text-style-name="P2" draw:layer="layout" svg:width="0.041cm" svg:height="0.035cm" svg:x="7.63cm" svg:y="8.78cm" svg:viewBox="0 0 42 36" draw:points="0,22 42,36 42,0">
          <text:p/>
        </draw:polyline>
        <draw:polyline draw:style-name="gr5" draw:text-style-name="P2" draw:layer="layout" svg:width="0.057cm" svg:height="0.036cm" svg:x="7.633cm" svg:y="8.728cm" svg:viewBox="0 0 58 37" draw:points="6,34 3,31 0,26 0,12 3,7 6,3 11,0 16,0 25,3 58,37 58,0">
          <text:p/>
        </draw:polyline>
        <draw:polyline draw:style-name="gr5" draw:text-style-name="P2" draw:layer="layout" svg:width="0.057cm" svg:height="0.033cm" svg:x="7.565cm" svg:y="8.861cm" svg:viewBox="0 0 58 34" draw:points="58,28 58,17 55,11 52,9 43,3 32,0 11,0 5,3 2,6 0,11 0,22 2,28 5,30 11,34 24,34 29,30 32,28 35,22 35,11 32,6 29,3 24,0">
          <text:p/>
        </draw:polyline>
        <draw:polygon draw:style-name="gr5" draw:text-style-name="P2" draw:layer="layout" svg:width="0.057cm" svg:height="0.032cm" svg:x="7.565cm" svg:y="8.807cm" svg:viewBox="0 0 58 33" draw:points="0,19 0,13 2,8 5,5 11,3 21,0 35,0 47,3 52,5 55,8 58,13 58,19 55,25 52,28 47,31 35,33 21,33 11,31 5,28 2,25">
          <text:p/>
        </draw:polygon>
        <draw:line draw:style-name="gr5" draw:text-style-name="P2" draw:layer="layout" svg:x1="7.622cm" svg:y1="8.783cm" svg:x2="7.565cm" svg:y2="8.783cm">
          <text:p/>
        </draw:line>
        <draw:line draw:style-name="gr5" draw:text-style-name="P2" draw:layer="layout" svg:x1="7.6cm" svg:y1="8.778cm" svg:x2="7.623cm" svg:y2="8.761cm">
          <text:p/>
        </draw:line>
        <draw:line draw:style-name="gr5" draw:text-style-name="P2" draw:layer="layout" svg:x1="7.584cm" svg:y1="8.761cm" svg:x2="7.606cm" svg:y2="8.784cm">
          <text:p/>
        </draw:line>
        <draw:polyline draw:style-name="gr5" draw:text-style-name="P2" draw:layer="layout" svg:width="0.057cm" svg:height="0.033cm" svg:x="7.565cm" svg:y="8.706cm" svg:viewBox="0 0 58 34" draw:points="24,22 21,29 19,31 13,34 11,34 5,31 2,29 0,22 0,11 2,6 5,3 11,0 13,0 19,3 21,6 24,11 24,22 26,29 29,31 35,34 47,34 52,31 55,29 58,22 58,11 55,6 52,3 47,0 35,0 29,3 26,6 24,11">
          <text:p/>
        </draw:polyline>
        <draw:line draw:style-name="gr3" draw:text-style-name="P2" draw:layer="layout" svg:x1="8.553cm" svg:y1="5.653cm" svg:x2="8.324cm" svg:y2="5.883cm">
          <text:p/>
        </draw:line>
        <draw:polyline draw:style-name="gr5" draw:text-style-name="P2" draw:layer="layout" svg:width="0.048cm" svg:height="0.056cm" svg:x="8.343cm" svg:y="5.876cm" svg:viewBox="0 0 49 57" draw:points="0,42 1,46 7,52 12,55 20,57 27,55 33,51 41,43 44,37 48,25 49,20 46,11 40,5 36,2 27,0 24,1">
          <text:p/>
        </draw:polyline>
        <draw:polyline draw:style-name="gr5" draw:text-style-name="P2" draw:layer="layout" svg:width="0.04cm" svg:height="0.062cm" svg:x="8.313cm" svg:y="5.844cm" svg:viewBox="0 0 41 63" draw:points="41,20 7,0 0,63">
          <text:p/>
        </draw:polyline>
        <draw:polyline draw:style-name="gr5" draw:text-style-name="P2" draw:layer="layout" svg:width="0.049cm" svg:height="0.061cm" svg:x="8.252cm" svg:y="5.819cm" svg:viewBox="0 0 50 62" draw:points="26,0 50,14 39,40 38,36 34,30 23,24 17,23 13,24 8,27 0,40 0,46 1,50 4,55 17,62 23,62 27,61">
          <text:p/>
        </draw:polyline>
        <draw:line draw:style-name="gr5" draw:text-style-name="P2" draw:layer="layout" svg:x1="8.306cm" svg:y1="5.981cm" svg:x2="8.336cm" svg:y2="5.999cm">
          <text:p/>
        </draw:line>
        <draw:polyline draw:style-name="gr5" draw:text-style-name="P2" draw:layer="layout" svg:width="0.034cm" svg:height="0.049cm" svg:x="8.321cm" svg:y="5.94cm" svg:viewBox="0 0 35 50" draw:points="0,50 29,0 30,10 32,18 35,23">
          <text:p/>
        </draw:polyline>
        <draw:polygon draw:style-name="gr5" draw:text-style-name="P2" draw:layer="layout" svg:width="0.042cm" svg:height="0.053cm" svg:x="8.267cm" svg:y="5.911cm" svg:viewBox="0 0 43 54" draw:points="38,3 33,1 27,0 23,1 18,4 10,14 3,25 0,36 0,42 1,46 4,51 9,53 15,54 19,53 23,50 32,42 39,30 43,19 43,13 42,8">
          <text:p/>
        </draw:polygon>
        <draw:line draw:style-name="gr5" draw:text-style-name="P2" draw:layer="layout" svg:x1="8.258cm" svg:y1="5.909cm" svg:x2="8.238cm" svg:y2="5.943cm">
          <text:p/>
        </draw:line>
        <draw:polyline draw:style-name="gr5" draw:text-style-name="P2" draw:layer="layout" svg:width="0.038cm" svg:height="0.029cm" svg:x="8.217cm" svg:y="5.9cm" svg:viewBox="0 0 39 30" draw:points="39,14 37,10 34,5 27,1 21,0 15,4 0,30">
          <text:p/>
        </draw:polyline>
        <draw:line draw:style-name="gr5" draw:text-style-name="P2" draw:layer="layout" svg:x1="8.534cm" svg:y1="5.778cm" svg:x2="8.551cm" svg:y2="5.808cm">
          <text:p/>
        </draw:line>
        <draw:polyline draw:style-name="gr5" draw:text-style-name="P2" draw:layer="layout" svg:width="0.049cm" svg:height="0.029cm" svg:x="8.542cm" svg:y="5.764cm" svg:viewBox="0 0 50 30" draw:points="0,30 50,0 46,9 44,16 44,23">
          <text:p/>
        </draw:polyline>
        <draw:polygon draw:style-name="gr5" draw:text-style-name="P2" draw:layer="layout" svg:width="0.053cm" svg:height="0.042cm" svg:x="8.513cm" svg:y="5.71cm" svg:viewBox="0 0 54 43" draw:points="54,10 51,6 46,1 42,0 35,0 24,4 12,11 4,19 1,24 0,28 0,34 3,39 8,42 12,43 18,43 29,40 42,33 49,25 53,20 54,16">
          <text:p/>
        </draw:polygon>
        <draw:line draw:style-name="gr5" draw:text-style-name="P2" draw:layer="layout" svg:x1="8.528cm" svg:y1="5.691cm" svg:x2="8.494cm" svg:y2="5.711cm">
          <text:p/>
        </draw:line>
        <draw:polyline draw:style-name="gr5" draw:text-style-name="P2" draw:layer="layout" svg:width="0.041cm" svg:height="0.02cm" svg:x="8.482cm" svg:y="5.674cm" svg:viewBox="0 0 42 21" draw:points="42,21 42,17 42,10 38,3 33,0 27,0 0,15">
          <text:p/>
        </draw:polyline>
        <draw:polyline draw:style-name="gr6" draw:text-style-name="P2" draw:layer="layout" svg:width="0.13cm" svg:height="0.228cm" svg:x="8.722cm" svg:y="6.1cm" svg:viewBox="0 0 131 229" draw:points="0,0 0,185 10,208 21,218 43,229 87,229 109,218 120,208 131,185 131,0">
          <text:p/>
        </draw:polyline>
        <draw:line draw:style-name="gr6" draw:text-style-name="P2" draw:layer="layout" svg:x1="9.058cm" svg:y1="6.176cm" svg:x2="9.058cm" svg:y2="6.328cm">
          <text:p/>
        </draw:line>
        <draw:polyline draw:style-name="gr6" draw:text-style-name="P2" draw:layer="layout" svg:width="0.141cm" svg:height="0.163cm" svg:x="8.95cm" svg:y="6.089cm" svg:viewBox="0 0 142 164" draw:points="55,0 0,164 142,164">
          <text:p/>
        </draw:polyline>
        <draw:polyline draw:style-name="gr5" draw:text-style-name="P2" draw:layer="layout" svg:width="0.057cm" svg:height="0.036cm" svg:x="8.826cm" svg:y="6.651cm" svg:viewBox="0 0 58 37" draw:points="53,37 56,34 58,26 58,20 56,11 50,6 44,3 33,0 24,0 14,3 9,6 3,11 0,20 0,26 3,34 5,37">
          <text:p/>
        </draw:polyline>
        <draw:polyline draw:style-name="gr5" draw:text-style-name="P2" draw:layer="layout" svg:width="0.057cm" svg:height="0.033cm" svg:x="8.826cm" svg:y="6.708cm" svg:viewBox="0 0 58 34" draw:points="0,28 0,17 3,12 5,9 14,3 24,0 47,0 53,3 56,6 58,12 58,23 56,28 53,31 47,34 33,34 28,31 24,28 22,23 22,12 24,6 28,3 33,0">
          <text:p/>
        </draw:polyline>
        <draw:polyline draw:style-name="gr5" draw:text-style-name="P2" draw:layer="layout" svg:width="0.057cm" svg:height="0.033cm" svg:x="8.826cm" svg:y="6.762cm" svg:viewBox="0 0 58 34" draw:points="24,12 22,6 19,3 14,0 11,0 5,3 3,6 0,12 0,23 3,29 5,32 11,34 14,34 19,32 22,29 24,23 24,12 28,6 30,3 35,0 47,0 53,3 56,6 58,12 58,23 56,29 53,32 47,34 35,34 30,32 28,29 24,23">
          <text:p/>
        </draw:polyline>
        <draw:line draw:style-name="gr5" draw:text-style-name="P2" draw:layer="layout" svg:x1="8.951cm" svg:y1="6.687cm" svg:x2="8.951cm" svg:y2="6.654cm">
          <text:p/>
        </draw:line>
        <draw:polyline draw:style-name="gr5" draw:text-style-name="P2" draw:layer="layout" svg:width="0.056cm" svg:height="0.016cm" svg:x="8.895cm" svg:y="6.654cm" svg:viewBox="0 0 57 17" draw:points="57,17 0,17 8,12 13,5 16,0">
          <text:p/>
        </draw:polyline>
        <draw:polygon draw:style-name="gr5" draw:text-style-name="P2" draw:layer="layout" svg:width="0.056cm" svg:height="0.033cm" svg:x="8.895cm" svg:y="6.708cm" svg:viewBox="0 0 57 34" draw:points="0,15 0,20 3,26 5,28 10,31 22,34 35,34 47,31 52,28 55,26 57,20 57,15 55,9 52,6 47,3 35,0 22,0 10,3 5,6 3,9">
          <text:p/>
        </draw:polygon>
        <draw:line draw:style-name="gr5" draw:text-style-name="P2" draw:layer="layout" svg:x1="8.914cm" svg:y1="6.765cm" svg:x2="8.951cm" svg:y2="6.765cm">
          <text:p/>
        </draw:line>
        <draw:polyline draw:style-name="gr5" draw:text-style-name="P2" draw:layer="layout" svg:width="0.037cm" svg:height="0.025cm" svg:x="8.914cm" svg:y="6.765cm" svg:viewBox="0 0 38 26" draw:points="5,0 3,4 0,10 0,18 3,23 8,26 38,26">
          <text:p/>
        </draw:polyline>
        <draw:line draw:style-name="gr5" draw:text-style-name="P2" draw:layer="layout" svg:x1="8.665cm" svg:y1="6.754cm" svg:x2="8.677cm" svg:y2="6.722cm">
          <text:p/>
        </draw:line>
        <draw:polyline draw:style-name="gr5" draw:text-style-name="P2" draw:layer="layout" svg:width="0.053cm" svg:height="0.03cm" svg:x="8.617cm" svg:y="6.708cm" svg:viewBox="0 0 54 31" draw:points="54,31 0,11 9,9 16,6 20,0">
          <text:p/>
        </draw:polyline>
        <draw:polygon draw:style-name="gr5" draw:text-style-name="P2" draw:layer="layout" svg:width="0.055cm" svg:height="0.038cm" svg:x="8.597cm" svg:y="6.76cm" svg:viewBox="0 0 56 39" draw:points="1,7 0,12 0,19 2,23 6,27 17,33 29,38 40,39 46,38 50,36 54,33 56,27 55,21 54,18 50,12 40,6 28,1 17,0 9,1 6,2">
          <text:p/>
        </draw:polygon>
        <draw:line draw:style-name="gr5" draw:text-style-name="P2" draw:layer="layout" svg:x1="8.602cm" svg:y1="6.814cm" svg:x2="8.639cm" svg:y2="6.828cm">
          <text:p/>
        </draw:line>
        <draw:polyline draw:style-name="gr5" draw:text-style-name="P2" draw:layer="layout" svg:width="0.033cm" svg:height="0.034cm" svg:x="8.596cm" svg:y="6.816cm" svg:viewBox="0 0 34 35" draw:points="11,0 7,1 3,6 0,13 1,19 5,25 34,35">
          <text:p/>
        </draw:polyline>
        <draw:polyline draw:style-name="gr5" draw:text-style-name="P2" draw:layer="layout" svg:width="0.048cm" svg:height="0.055cm" svg:x="9.454cm" svg:y="6.567cm" svg:viewBox="0 0 49 56" draw:points="0,40 1,45 7,51 12,54 21,56 28,54 33,51 41,42 45,35 48,24 49,18 47,10 41,4 37,1 28,0 24,1">
          <text:p/>
        </draw:polyline>
        <draw:polyline draw:style-name="gr5" draw:text-style-name="P2" draw:layer="layout" svg:width="0.042cm" svg:height="0.057cm" svg:x="9.41cm" svg:y="6.539cm" svg:viewBox="0 0 43 58" draw:points="29,0 38,6 41,11 42,14 43,24 40,35 29,54 24,57 20,58 13,58 4,52 0,47 0,43 0,38 7,26 12,22 16,22 22,22 32,27 35,32 36,36 36,42">
          <text:p/>
        </draw:polyline>
        <draw:line draw:style-name="gr5" draw:text-style-name="P2" draw:layer="layout" svg:x1="9.382cm" svg:y1="6.527cm" svg:x2="9.362cm" svg:y2="6.562cm">
          <text:p/>
        </draw:line>
        <draw:polyline draw:style-name="gr5" draw:text-style-name="P2" draw:layer="layout" svg:width="0.039cm" svg:height="0.042cm" svg:x="9.365cm" svg:y="6.516cm" svg:viewBox="0 0 40 43" draw:points="40,0 31,43 0,25">
          <text:p/>
        </draw:polyline>
        <draw:line draw:style-name="gr5" draw:text-style-name="P2" draw:layer="layout" svg:x1="9.486cm" svg:y1="6.553cm" svg:x2="9.515cm" svg:y2="6.57cm">
          <text:p/>
        </draw:line>
        <draw:polyline draw:style-name="gr5" draw:text-style-name="P2" draw:layer="layout" svg:width="0.034cm" svg:height="0.049cm" svg:x="9.5cm" svg:y="6.512cm" svg:viewBox="0 0 35 50" draw:points="0,50 29,0 30,10 32,17 35,22">
          <text:p/>
        </draw:polyline>
        <draw:polygon draw:style-name="gr5" draw:text-style-name="P2" draw:layer="layout" svg:width="0.042cm" svg:height="0.053cm" svg:x="9.446cm" svg:y="6.482cm" svg:viewBox="0 0 43 54" draw:points="39,4 34,1 28,0 24,2 19,5 11,14 3,26 0,36 0,43 1,46 4,52 10,54 16,54 20,53 25,50 33,42 39,31 42,20 43,14 42,9">
          <text:p/>
        </draw:polygon>
        <draw:line draw:style-name="gr5" draw:text-style-name="P2" draw:layer="layout" svg:x1="9.438cm" svg:y1="6.48cm" svg:x2="9.418cm" svg:y2="6.515cm">
          <text:p/>
        </draw:line>
        <draw:polyline draw:style-name="gr5" draw:text-style-name="P2" draw:layer="layout" svg:width="0.038cm" svg:height="0.029cm" svg:x="9.396cm" svg:y="6.472cm" svg:viewBox="0 0 39 30" draw:points="39,14 38,10 34,5 27,0 20,0 15,4 0,30">
          <text:p/>
        </draw:polyline>
        <draw:polyline draw:style-name="gr5" draw:text-style-name="P2" draw:layer="layout" svg:width="0.056cm" svg:height="0.047cm" svg:x="9.18cm" svg:y="6.801cm" svg:viewBox="0 0 57 48" draw:points="1,24 0,28 2,36 4,41 11,46 18,48 24,48 36,45 43,41 51,33 54,28 57,21 54,12 52,6 45,0 42,0">
          <text:p/>
        </draw:polyline>
        <draw:polyline draw:style-name="gr5" draw:text-style-name="P2" draw:layer="layout" svg:width="0.053cm" svg:height="0.048cm" svg:x="9.154cm" svg:y="6.755cm" svg:viewBox="0 0 54 49" draw:points="48,0 53,11 54,17 53,21 49,30 40,37 21,48 14,49 11,47 6,44 1,35 0,28 1,25 4,20 16,13 22,13 27,14 32,17 38,26 38,33 37,36 33,41">
          <text:p/>
        </draw:polyline>
        <draw:polyline draw:style-name="gr5" draw:text-style-name="P2" draw:layer="layout" svg:width="0.052cm" svg:height="0.047cm" svg:x="9.127cm" svg:y="6.708cm" svg:viewBox="0 0 53 48" draw:points="47,0 53,10 53,16 52,19 47,28 39,36 20,48 14,48 11,47 5,44 0,34 0,27 1,24 4,19 16,12 22,12 25,13 31,16 36,25 37,32 35,35 32,40">
          <text:p/>
        </draw:polyline>
        <draw:line draw:style-name="gr5" draw:text-style-name="P2" draw:layer="layout" svg:x1="9.236cm" svg:y1="6.792cm" svg:x2="9.253cm" svg:y2="6.822cm">
          <text:p/>
        </draw:line>
        <draw:polyline draw:style-name="gr5" draw:text-style-name="P2" draw:layer="layout" svg:width="0.049cm" svg:height="0.028cm" svg:x="9.244cm" svg:y="6.778cm" svg:viewBox="0 0 50 29" draw:points="0,29 50,0 45,9 43,17 44,23">
          <text:p/>
        </draw:polyline>
        <draw:polygon draw:style-name="gr5" draw:text-style-name="P2" draw:layer="layout" svg:width="0.053cm" svg:height="0.042cm" svg:x="9.214cm" svg:y="6.724cm" svg:viewBox="0 0 54 43" draw:points="54,9 51,5 46,1 43,0 36,0 26,3 13,10 5,19 1,24 0,28 1,34 4,38 9,42 13,43 19,43 31,39 42,32 50,25 53,20 54,15">
          <text:p/>
        </draw:polygon>
        <draw:line draw:style-name="gr5" draw:text-style-name="P2" draw:layer="layout" svg:x1="9.23cm" svg:y1="6.705cm" svg:x2="9.196cm" svg:y2="6.725cm">
          <text:p/>
        </draw:line>
        <draw:polyline draw:style-name="gr5" draw:text-style-name="P2" draw:layer="layout" svg:width="0.041cm" svg:height="0.02cm" svg:x="9.184cm" svg:y="6.687cm" svg:viewBox="0 0 42 21" draw:points="41,21 42,18 42,12 38,5 32,0 27,1 0,17">
          <text:p/>
        </draw:polyline>
        <draw:line draw:style-name="gr3" draw:text-style-name="P2" draw:layer="layout" svg:x1="9.465cm" svg:y1="5.653cm" svg:x2="9.465cm" svg:y2="6.795cm">
          <text:p/>
        </draw:line>
        <draw:line draw:style-name="gr3" draw:text-style-name="P2" draw:layer="layout" svg:x1="9.465cm" svg:y1="5.653cm" svg:x2="8.552cm" svg:y2="5.653cm">
          <text:p/>
        </draw:line>
        <draw:polyline draw:style-name="gr5" draw:text-style-name="P2" draw:layer="layout" svg:width="0.035cm" svg:height="0.058cm" svg:x="9.408cm" svg:y="6.226cm" svg:viewBox="0 0 36 59" draw:points="0,53 3,56 11,59 16,59 26,56 31,51 34,45 36,34 36,25 34,14 31,9 26,3 16,0 11,0 3,3 0,6">
          <text:p/>
        </draw:polyline>
        <draw:polyline draw:style-name="gr5" draw:text-style-name="P2" draw:layer="layout" svg:width="0.038cm" svg:height="0.058cm" svg:x="9.351cm" svg:y="6.226cm" svg:viewBox="0 0 39 59" draw:points="39,0 0,0 25,59">
          <text:p/>
        </draw:polyline>
        <draw:line draw:style-name="gr5" draw:text-style-name="P2" draw:layer="layout" svg:x1="9.3cm" svg:y1="6.284cm" svg:x2="9.332cm" svg:y2="6.284cm">
          <text:p/>
        </draw:line>
        <draw:polyline draw:style-name="gr5" draw:text-style-name="P2" draw:layer="layout" svg:width="0.016cm" svg:height="0.058cm" svg:x="9.316cm" svg:y="6.226cm" svg:viewBox="0 0 17 59" draw:points="0,59 0,0 6,9 12,14 17,17">
          <text:p/>
        </draw:polyline>
        <draw:line draw:style-name="gr5" draw:text-style-name="P2" draw:layer="layout" svg:x1="9.408cm" svg:y1="6.215cm" svg:x2="9.441cm" svg:y2="6.215cm">
          <text:p/>
        </draw:line>
        <draw:polyline draw:style-name="gr5" draw:text-style-name="P2" draw:layer="layout" svg:width="0.017cm" svg:height="0.057cm" svg:x="9.424cm" svg:y="6.158cm" svg:viewBox="0 0 18 58" draw:points="0,58 0,0 6,8 13,14 18,16">
          <text:p/>
        </draw:polyline>
        <draw:polygon draw:style-name="gr5" draw:text-style-name="P2" draw:layer="layout" svg:width="0.032cm" svg:height="0.057cm" svg:x="9.354cm" svg:y="6.158cm" svg:viewBox="0 0 33 58" draw:points="20,0 14,0 9,3 5,5 3,11 0,22 0,36 3,47 5,52 9,56 14,58 20,58 25,56 28,52 31,47 33,36 33,22 31,11 28,5 25,3">
          <text:p/>
        </draw:polygon>
        <draw:line draw:style-name="gr5" draw:text-style-name="P2" draw:layer="layout" svg:x1="9.329cm" svg:y1="6.177cm" svg:x2="9.329cm" svg:y2="6.215cm">
          <text:p/>
        </draw:line>
        <draw:polyline draw:style-name="gr5" draw:text-style-name="P2" draw:layer="layout" svg:width="0.024cm" svg:height="0.038cm" svg:x="9.305cm" svg:y="6.177cm" svg:viewBox="0 0 25 39" draw:points="25,5 23,3 16,0 8,0 3,3 0,8 0,39">
          <text:p/>
        </draw:polyline>
        <draw:polyline draw:style-name="gr5" draw:text-style-name="P2" draw:layer="layout" svg:width="0.048cm" svg:height="0.056cm" svg:x="9.491cm" svg:y="5.885cm" svg:viewBox="0 0 49 57" draw:points="23,56 28,57 37,55 41,52 47,46 49,39 49,32 46,22 41,15 34,6 29,2 20,0 12,2 7,5 1,12 0,16">
          <text:p/>
        </draw:polyline>
        <draw:polyline draw:style-name="gr5" draw:text-style-name="P2" draw:layer="layout" svg:width="0.05cm" svg:height="0.056cm" svg:x="9.439cm" svg:y="5.905cm" svg:viewBox="0 0 51 57" draw:points="33,0 0,19 51,57">
          <text:p/>
        </draw:polyline>
        <draw:polygon draw:style-name="gr5" draw:text-style-name="P2" draw:layer="layout" svg:width="0.042cm" svg:height="0.052cm" svg:x="9.402cm" svg:y="5.94cm" svg:viewBox="0 0 43 53" draw:points="10,0 5,3 1,8 0,12 0,18 3,28 11,41 19,49 24,52 28,53 34,53 39,50 42,46 43,42 42,36 39,24 33,12 25,4 20,1 16,0">
          <text:p/>
        </draw:polygon>
        <draw:line draw:style-name="gr5" draw:text-style-name="P2" draw:layer="layout" svg:x1="9.483cm" svg:y1="5.886cm" svg:x2="9.512cm" svg:y2="5.869cm">
          <text:p/>
        </draw:line>
        <draw:polyline draw:style-name="gr5" draw:text-style-name="P2" draw:layer="layout" svg:width="0.029cm" svg:height="0.049cm" svg:x="9.468cm" svg:y="5.828cm" svg:viewBox="0 0 30 50" draw:points="30,50 0,0 9,4 18,6 24,6">
          <text:p/>
        </draw:polyline>
        <draw:polygon draw:style-name="gr5" draw:text-style-name="P2" draw:layer="layout" svg:width="0.042cm" svg:height="0.053cm" svg:x="9.415cm" svg:y="5.853cm" svg:viewBox="0 0 43 54" draw:points="9,0 4,3 1,8 0,12 0,19 3,30 10,42 18,49 23,53 26,54 33,54 39,51 42,46 43,42 42,36 39,25 32,13 24,5 19,1 15,0">
          <text:p/>
        </draw:polygon>
        <draw:line draw:style-name="gr5" draw:text-style-name="P2" draw:layer="layout" svg:x1="9.396cm" svg:y1="5.892cm" svg:x2="9.416cm" svg:y2="5.926cm">
          <text:p/>
        </draw:line>
        <draw:polyline draw:style-name="gr5" draw:text-style-name="P2" draw:layer="layout" svg:width="0.021cm" svg:height="0.041cm" svg:x="9.378cm" svg:y="5.896cm" svg:viewBox="0 0 22 42" draw:points="22,1 18,0 11,0 4,4 0,9 0,15 17,42">
          <text:p/>
        </draw:polyline>
        <draw:line draw:style-name="gr3" draw:text-style-name="P2" draw:layer="layout" svg:x1="8.324cm" svg:y1="5.882cm" svg:x2="8.324cm" svg:y2="6.795cm">
          <text:p/>
        </draw:line>
        <draw:polyline draw:style-name="gr5" draw:text-style-name="P2" draw:layer="layout" svg:width="0.048cm" svg:height="0.056cm" svg:x="8.318cm" svg:y="6.457cm" svg:viewBox="0 0 49 57" draw:points="23,56 28,57 36,54 41,52 47,45 49,37 48,31 45,20 41,13 33,5 28,2 20,0 11,2 7,4 1,11 0,14">
          <text:p/>
        </draw:polyline>
        <draw:polyline draw:style-name="gr5" draw:text-style-name="P2" draw:layer="layout" svg:width="0.047cm" svg:height="0.053cm" svg:x="8.273cm" svg:y="6.486cm" svg:viewBox="0 0 48 54" draw:points="0,5 10,0 15,0 19,1 29,5 37,14 48,32 48,39 47,42 43,48 34,53 28,54 24,52 19,49 12,37 11,31 12,28 15,22 26,17 32,16 35,18 41,21">
          <text:p/>
        </draw:polyline>
        <draw:polyline draw:style-name="gr5" draw:text-style-name="P2" draw:layer="layout" svg:width="0.049cm" svg:height="0.056cm" svg:x="8.219cm" svg:y="6.504cm" svg:viewBox="0 0 50 57" draw:points="33,0 0,19 50,57">
          <text:p/>
        </draw:polyline>
        <draw:line draw:style-name="gr5" draw:text-style-name="P2" draw:layer="layout" svg:x1="8.378cm" svg:y1="6.577cm" svg:x2="8.407cm" svg:y2="6.559cm">
          <text:p/>
        </draw:line>
        <draw:polyline draw:style-name="gr5" draw:text-style-name="P2" draw:layer="layout" svg:width="0.028cm" svg:height="0.049cm" svg:x="8.364cm" svg:y="6.518cm" svg:viewBox="0 0 29 50" draw:points="29,50 0,0 8,4 16,6 23,6">
          <text:p/>
        </draw:polyline>
        <draw:polygon draw:style-name="gr5" draw:text-style-name="P2" draw:layer="layout" svg:width="0.042cm" svg:height="0.053cm" svg:x="8.31cm" svg:y="6.543cm" svg:viewBox="0 0 43 54" draw:points="9,1 4,5 1,9 0,13 0,19 3,30 10,42 18,50 23,53 26,54 33,54 39,51 42,46 43,43 42,36 39,26 31,14 24,6 19,1 15,0">
          <text:p/>
        </draw:polygon>
        <draw:line draw:style-name="gr5" draw:text-style-name="P2" draw:layer="layout" svg:x1="8.291cm" svg:y1="6.582cm" svg:x2="8.31cm" svg:y2="6.616cm">
          <text:p/>
        </draw:line>
        <draw:polyline draw:style-name="gr5" draw:text-style-name="P2" draw:layer="layout" svg:width="0.02cm" svg:height="0.041cm" svg:x="8.274cm" svg:y="6.586cm" svg:viewBox="0 0 21 42" draw:points="21,1 17,0 10,0 3,4 0,9 0,15 14,42">
          <text:p/>
        </draw:polyline>
        <draw:polyline draw:style-name="gr5" draw:text-style-name="P2" draw:layer="layout" svg:width="0.056cm" svg:height="0.043cm" svg:x="8.55cm" svg:y="6.684cm" svg:viewBox="0 0 57 44" draw:points="45,44 49,43 55,36 57,30 57,22 54,15 49,10 39,4 32,1 20,0 14,1 7,4 2,11 0,16 0,24 1,28">
          <text:p/>
        </draw:polyline>
        <draw:polyline draw:style-name="gr5" draw:text-style-name="P2" draw:layer="layout" svg:width="0.062cm" svg:height="0.035cm" svg:x="8.527cm" svg:y="6.728cm" svg:viewBox="0 0 63 36" draw:points="13,0 0,36 63,33">
          <text:p/>
        </draw:polyline>
        <draw:line draw:style-name="gr5" draw:text-style-name="P2" draw:layer="layout" svg:x1="8.529cm" svg:y1="6.814cm" svg:x2="8.566cm" svg:y2="6.827cm">
          <text:p/>
        </draw:line>
        <draw:polyline draw:style-name="gr5" draw:text-style-name="P2" draw:layer="layout" svg:width="0.043cm" svg:height="0.034cm" svg:x="8.513cm" svg:y="6.794cm" svg:viewBox="0 0 44 35" draw:points="0,0 44,1 31,35">
          <text:p/>
        </draw:polyline>
        <draw:polyline draw:style-name="gr5" draw:text-style-name="P2" draw:layer="layout" svg:width="0.035cm" svg:height="0.057cm" svg:x="8.417cm" svg:y="6.158cm" svg:viewBox="0 0 36 58" draw:points="0,52 4,56 12,58 17,58 25,56 31,50 34,44 36,33 36,24 34,14 31,8 25,3 17,0 12,0 4,3 0,5">
          <text:p/>
        </draw:polyline>
        <draw:polyline draw:style-name="gr5" draw:text-style-name="P2" draw:layer="layout" svg:width="0.033cm" svg:height="0.057cm" svg:x="8.362cm" svg:y="6.158cm" svg:viewBox="0 0 34 58" draw:points="7,0 18,0 24,3 26,5 32,14 34,24 34,47 32,52 29,56 24,58 13,58 7,56 4,52 0,47 0,33 4,27 7,24 13,22 24,22 29,24 32,27 34,33">
          <text:p/>
        </draw:polyline>
        <draw:polyline draw:style-name="gr5" draw:text-style-name="P2" draw:layer="layout" svg:width="0.032cm" svg:height="0.057cm" svg:x="8.309cm" svg:y="6.158cm" svg:viewBox="0 0 33 58" draw:points="2,0 30,0 33,27 30,24 24,22 10,22 5,24 2,27 0,33 0,47 2,52 5,56 10,58 24,58 30,56 33,52">
          <text:p/>
        </draw:polyline>
        <draw:line draw:style-name="gr5" draw:text-style-name="P2" draw:layer="layout" svg:x1="8.417cm" svg:y1="6.284cm" svg:x2="8.45cm" svg:y2="6.284cm">
          <text:p/>
        </draw:line>
        <draw:polyline draw:style-name="gr5" draw:text-style-name="P2" draw:layer="layout" svg:width="0.017cm" svg:height="0.058cm" svg:x="8.433cm" svg:y="6.226cm" svg:viewBox="0 0 18 59" draw:points="0,59 0,0 6,9 12,14 18,17">
          <text:p/>
        </draw:polyline>
        <draw:polygon draw:style-name="gr5" draw:text-style-name="P2" draw:layer="layout" svg:width="0.033cm" svg:height="0.058cm" svg:x="8.362cm" svg:y="6.226cm" svg:viewBox="0 0 34 59" draw:points="21,0 15,0 10,3 7,6 4,11 0,22 0,37 4,48 7,53 10,56 15,59 21,59 26,56 29,53 32,48 34,37 34,22 32,11 29,6 26,3">
          <text:p/>
        </draw:polygon>
        <draw:line draw:style-name="gr5" draw:text-style-name="P2" draw:layer="layout" svg:x1="8.338cm" svg:y1="6.245cm" svg:x2="8.338cm" svg:y2="6.284cm">
          <text:p/>
        </draw:line>
        <draw:polyline draw:style-name="gr5" draw:text-style-name="P2" draw:layer="layout" svg:width="0.024cm" svg:height="0.039cm" svg:x="8.314cm" svg:y="6.245cm" svg:viewBox="0 0 25 40" draw:points="25,7 23,4 17,0 9,0 3,4 0,10 0,40">
          <text:p/>
        </draw:polyline>
        <draw:line draw:style-name="gr3" draw:text-style-name="P2" draw:layer="layout" svg:x1="12.311cm" svg:y1="4.158cm" svg:x2="12.311cm" svg:y2="4.523cm">
          <text:p/>
        </draw:line>
        <draw:line draw:style-name="gr3" draw:text-style-name="P2" draw:layer="layout" svg:x1="12.128cm" svg:y1="4.523cm" svg:x2="12.128cm" svg:y2="4.158cm">
          <text:p/>
        </draw:line>
        <draw:line draw:style-name="gr3" draw:text-style-name="P2" draw:layer="layout" svg:x1="12.128cm" svg:y1="4.158cm" svg:x2="12.311cm" svg:y2="4.158cm">
          <text:p/>
        </draw:line>
        <draw:polyline draw:style-name="gr5" draw:text-style-name="P2" draw:layer="layout" svg:width="0.057cm" svg:height="0.035cm" svg:x="12.154cm" svg:y="4.409cm" svg:viewBox="0 0 58 36" draw:points="53,0 55,3 58,11 58,16 55,25 50,31 45,33 34,36 26,36 14,33 8,31 3,25 0,16 0,11 3,3 6,0">
          <text:p/>
        </draw:polyline>
        <draw:line draw:style-name="gr5" draw:text-style-name="P2" draw:layer="layout" svg:x1="12.173cm" svg:y1="4.36cm" svg:x2="12.211cm" svg:y2="4.36cm">
          <text:p/>
        </draw:line>
        <draw:polyline draw:style-name="gr5" draw:text-style-name="P2" draw:layer="layout" svg:width="0.041cm" svg:height="0.035cm" svg:x="12.151cm" svg:y="4.352cm" svg:viewBox="0 0 42 36" draw:points="0,23 42,36 42,0">
          <text:p/>
        </draw:polyline>
        <draw:polyline draw:style-name="gr5" draw:text-style-name="P2" draw:layer="layout" svg:width="0.057cm" svg:height="0.038cm" svg:x="12.154cm" svg:y="4.298cm" svg:viewBox="0 0 58 39" draw:points="0,39 0,0 58,25">
          <text:p/>
        </draw:polyline>
        <draw:line draw:style-name="gr3" draw:text-style-name="P2" draw:layer="layout" svg:x1="12.447cm" svg:y1="4.523cm" svg:x2="12.447cm" svg:y2="4.158cm">
          <text:p/>
        </draw:line>
        <draw:line draw:style-name="gr3" draw:text-style-name="P2" draw:layer="layout" svg:x1="12.447cm" svg:y1="4.158cm" svg:x2="12.63cm" svg:y2="4.158cm">
          <text:p/>
        </draw:line>
        <draw:line draw:style-name="gr3" draw:text-style-name="P2" draw:layer="layout" svg:x1="12.63cm" svg:y1="4.523cm" svg:x2="12.447cm" svg:y2="4.523cm">
          <text:p/>
        </draw:line>
        <draw:line draw:style-name="gr3" draw:text-style-name="P2" draw:layer="layout" svg:x1="12.63cm" svg:y1="4.158cm" svg:x2="12.63cm" svg:y2="4.523cm">
          <text:p/>
        </draw:line>
        <draw:polyline draw:style-name="gr5" draw:text-style-name="P2" draw:layer="layout" svg:width="0.057cm" svg:height="0.035cm" svg:x="12.473cm" svg:y="4.409cm" svg:viewBox="0 0 58 36" draw:points="52,0 55,3 58,11 58,16 55,25 50,31 44,33 32,36 24,36 13,33 8,31 3,25 0,16 0,11 3,3 5,0">
          <text:p/>
        </draw:polyline>
        <draw:polyline draw:style-name="gr5" draw:text-style-name="P2" draw:layer="layout" svg:width="0.057cm" svg:height="0.032cm" svg:x="12.473cm" svg:y="4.355cm" svg:viewBox="0 0 58 33" draw:points="0,2 0,30 27,33 24,30 22,24 22,10 24,5 27,2 32,0 47,0 52,2 55,5 58,10 58,24 55,30 52,33">
          <text:p/>
        </draw:polyline>
        <draw:polygon draw:style-name="gr5" draw:text-style-name="P2" draw:layer="layout" svg:width="0.057cm" svg:height="0.033cm" svg:x="12.473cm" svg:y="4.3cm" svg:viewBox="0 0 58 34" draw:points="0,20 0,14 3,9 5,5 11,3 22,0 36,0 47,3 52,5 55,9 58,14 58,20 55,25 52,28 47,31 36,34 22,34 11,31 5,28 3,25">
          <text:p/>
        </draw:polygon>
        <draw:line draw:style-name="gr5" draw:text-style-name="P2" draw:layer="layout" svg:x1="12.598cm" svg:y1="4.436cm" svg:x2="12.598cm" svg:y2="4.468cm">
          <text:p/>
        </draw:line>
        <draw:polyline draw:style-name="gr5" draw:text-style-name="P2" draw:layer="layout" svg:width="0.057cm" svg:height="0.015cm" svg:x="12.541cm" svg:y="4.453cm" svg:viewBox="0 0 58 16" draw:points="58,0 0,0 9,5 14,11 17,16">
          <text:p/>
        </draw:polyline>
        <draw:polygon draw:style-name="gr5" draw:text-style-name="P2" draw:layer="layout" svg:width="0.057cm" svg:height="0.032cm" svg:x="12.541cm" svg:y="4.382cm" svg:viewBox="0 0 58 33" draw:points="0,19 0,13 3,8 6,5 11,2 22,0 37,0 47,2 53,5 56,8 58,13 58,19 56,24 53,27 47,31 37,33 22,33 11,31 6,27 3,24">
          <text:p/>
        </draw:polygon>
        <draw:polygon draw:style-name="gr5" draw:text-style-name="P2" draw:layer="layout" svg:width="0.057cm" svg:height="0.033cm" svg:x="12.541cm" svg:y="4.327cm" svg:viewBox="0 0 58 34" draw:points="0,19 0,14 3,9 6,6 11,3 22,0 37,0 47,3 53,6 56,9 58,14 58,19 56,26 53,29 47,31 37,34 22,34 11,31 6,29 3,26">
          <text:p/>
        </draw:polygon>
        <draw:line draw:style-name="gr5" draw:text-style-name="P2" draw:layer="layout" svg:x1="12.56cm" svg:y1="4.303cm" svg:x2="12.598cm" svg:y2="4.303cm">
          <text:p/>
        </draw:line>
        <draw:polyline draw:style-name="gr5" draw:text-style-name="P2" draw:layer="layout" svg:width="0.038cm" svg:height="0.025cm" svg:x="12.56cm" svg:y="4.278cm" svg:viewBox="0 0 39 26" draw:points="6,26 3,23 0,17 0,8 3,3 9,0 39,0">
          <text:p/>
        </draw:polyline>
        <draw:line draw:style-name="gr3" draw:text-style-name="P2" draw:layer="layout" svg:x1="12.753cm" svg:y1="4.928cm" svg:x2="12.753cm" svg:y2="4.564cm">
          <text:p/>
        </draw:line>
        <draw:line draw:style-name="gr3" draw:text-style-name="P2" draw:layer="layout" svg:x1="12.311cm" svg:y1="4.523cm" svg:x2="12.128cm" svg:y2="4.523cm">
          <text:p/>
        </draw:line>
        <draw:line draw:style-name="gr5" draw:text-style-name="P2" draw:layer="layout" svg:x1="12.28cm" svg:y1="4.409cm" svg:x2="12.28cm" svg:y2="4.441cm">
          <text:p/>
        </draw:line>
        <draw:polyline draw:style-name="gr5" draw:text-style-name="P2" draw:layer="layout" svg:width="0.057cm" svg:height="0.016cm" svg:x="12.223cm" svg:y="4.425cm" svg:viewBox="0 0 58 17" draw:points="58,0 0,0 9,6 14,12 17,17">
          <text:p/>
        </draw:polyline>
        <draw:polygon draw:style-name="gr5" draw:text-style-name="P2" draw:layer="layout" svg:width="0.057cm" svg:height="0.032cm" svg:x="12.223cm" svg:y="4.355cm" svg:viewBox="0 0 58 33" draw:points="0,19 0,13 2,8 6,5 11,2 22,0 36,0 47,2 52,5 55,8 58,13 58,19 55,24 52,28 47,30 36,33 22,33 11,30 6,28 2,24">
          <text:p/>
        </draw:polygon>
        <draw:line draw:style-name="gr5" draw:text-style-name="P2" draw:layer="layout" svg:x1="12.242cm" svg:y1="4.33cm" svg:x2="12.28cm" svg:y2="4.33cm">
          <text:p/>
        </draw:line>
        <draw:polyline draw:style-name="gr5" draw:text-style-name="P2" draw:layer="layout" svg:width="0.038cm" svg:height="0.025cm" svg:x="12.242cm" svg:y="4.305cm" svg:viewBox="0 0 39 26" draw:points="5,26 2,23 0,18 0,9 2,4 8,0 39,0">
          <text:p/>
        </draw:polyline>
        <draw:line draw:style-name="gr3" draw:text-style-name="P2" draw:layer="layout" svg:x1="11.992cm" svg:y1="4.523cm" svg:x2="11.809cm" svg:y2="4.523cm">
          <text:p/>
        </draw:line>
        <draw:line draw:style-name="gr3" draw:text-style-name="P2" draw:layer="layout" svg:x1="11.056cm" svg:y1="6.737cm" svg:x2="11.239cm" svg:y2="6.737cm">
          <text:p/>
        </draw:line>
        <draw:line draw:style-name="gr3" draw:text-style-name="P2" draw:layer="layout" svg:x1="11.673cm" svg:y1="4.523cm" svg:x2="11.491cm" svg:y2="4.523cm">
          <text:p/>
        </draw:line>
        <draw:line draw:style-name="gr3" draw:text-style-name="P2" draw:layer="layout" svg:x1="11.368cm" svg:y1="4.564cm" svg:x2="11.368cm" svg:y2="4.928cm">
          <text:p/>
        </draw:line>
        <draw:line draw:style-name="gr3" draw:text-style-name="P2" draw:layer="layout" svg:x1="11.992cm" svg:y1="4.158cm" svg:x2="11.992cm" svg:y2="4.523cm">
          <text:p/>
        </draw:line>
        <draw:line draw:style-name="gr3" draw:text-style-name="P2" draw:layer="layout" svg:x1="11.809cm" svg:y1="4.158cm" svg:x2="11.992cm" svg:y2="4.158cm">
          <text:p/>
        </draw:line>
        <draw:line draw:style-name="gr3" draw:text-style-name="P2" draw:layer="layout" svg:x1="11.809cm" svg:y1="4.523cm" svg:x2="11.809cm" svg:y2="4.158cm">
          <text:p/>
        </draw:line>
        <draw:polyline draw:style-name="gr5" draw:text-style-name="P2" draw:layer="layout" svg:width="0.057cm" svg:height="0.035cm" svg:x="11.904cm" svg:y="4.345cm" svg:viewBox="0 0 58 36" draw:points="52,0 55,3 58,12 58,18 55,26 50,31 45,33 32,36 25,36 13,33 8,31 2,26 0,18 0,12 2,3 5,0">
          <text:p/>
        </draw:polyline>
        <draw:polyline draw:style-name="gr5" draw:text-style-name="P2" draw:layer="layout" svg:width="0.057cm" svg:height="0.033cm" svg:x="11.904cm" svg:y="4.291cm" svg:viewBox="0 0 58 34" draw:points="0,2 0,30 27,34 25,30 21,24 21,11 25,5 27,2 32,0 47,0 52,2 55,5 58,11 58,24 55,30 52,34">
          <text:p/>
        </draw:polyline>
        <draw:polyline draw:style-name="gr5" draw:text-style-name="P2" draw:layer="layout" svg:width="0.057cm" svg:height="0.036cm" svg:x="11.904cm" svg:y="4.236cm" svg:viewBox="0 0 58 37" draw:points="0,37 0,0 21,20 21,11 25,6 27,3 32,0 47,0 52,3 55,6 58,11 58,29 55,34 52,37">
          <text:p/>
        </draw:polyline>
        <draw:line draw:style-name="gr5" draw:text-style-name="P2" draw:layer="layout" svg:x1="11.893cm" svg:y1="4.372cm" svg:x2="11.893cm" svg:y2="4.405cm">
          <text:p/>
        </draw:line>
        <draw:polyline draw:style-name="gr5" draw:text-style-name="P2" draw:layer="layout" svg:width="0.058cm" svg:height="0.016cm" svg:x="11.835cm" svg:y="4.389cm" svg:viewBox="0 0 59 17" draw:points="59,0 0,0 8,5 14,10 17,17">
          <text:p/>
        </draw:polyline>
        <draw:polygon draw:style-name="gr5" draw:text-style-name="P2" draw:layer="layout" svg:width="0.058cm" svg:height="0.033cm" svg:x="11.835cm" svg:y="4.318cm" svg:viewBox="0 0 59 34" draw:points="0,19 0,13 3,8 6,6 11,2 22,0 36,0 46,2 53,6 56,8 59,13 59,19 56,25 53,27 46,31 36,34 22,34 11,31 6,27 3,25">
          <text:p/>
        </draw:polygon>
        <draw:polygon draw:style-name="gr5" draw:text-style-name="P2" draw:layer="layout" svg:width="0.058cm" svg:height="0.032cm" svg:x="11.835cm" svg:y="4.264cm" svg:viewBox="0 0 59 33" draw:points="0,19 0,13 3,8 6,5 11,2 22,0 36,0 46,2 53,5 56,8 59,13 59,19 56,25 53,28 46,30 36,33 22,33 11,30 6,28 3,25">
          <text:p/>
        </draw:polygon>
        <draw:line draw:style-name="gr5" draw:text-style-name="P2" draw:layer="layout" svg:x1="11.854cm" svg:y1="4.239cm" svg:x2="11.893cm" svg:y2="4.239cm">
          <text:p/>
        </draw:line>
        <draw:polyline draw:style-name="gr5" draw:text-style-name="P2" draw:layer="layout" svg:width="0.039cm" svg:height="0.025cm" svg:x="11.854cm" svg:y="4.214cm" svg:viewBox="0 0 40 26" draw:points="6,26 3,23 0,18 0,9 3,3 8,0 40,0">
          <text:p/>
        </draw:polyline>
        <draw:line draw:style-name="gr3" draw:text-style-name="P2" draw:layer="layout" svg:x1="11.673cm" svg:y1="4.158cm" svg:x2="11.673cm" svg:y2="4.523cm">
          <text:p/>
        </draw:line>
        <draw:line draw:style-name="gr3" draw:text-style-name="P2" draw:layer="layout" svg:x1="11.491cm" svg:y1="4.158cm" svg:x2="11.673cm" svg:y2="4.158cm">
          <text:p/>
        </draw:line>
        <draw:line draw:style-name="gr3" draw:text-style-name="P2" draw:layer="layout" svg:x1="11.491cm" svg:y1="4.523cm" svg:x2="11.491cm" svg:y2="4.158cm">
          <text:p/>
        </draw:line>
        <draw:polyline draw:style-name="gr5" draw:text-style-name="P2" draw:layer="layout" svg:width="0.057cm" svg:height="0.035cm" svg:x="11.585cm" svg:y="4.345cm" svg:viewBox="0 0 58 36" draw:points="52,0 56,3 58,12 58,18 56,26 50,31 45,33 34,36 25,36 14,33 8,31 3,26 0,18 0,12 3,3 5,0">
          <text:p/>
        </draw:polyline>
        <draw:polyline draw:style-name="gr5" draw:text-style-name="P2" draw:layer="layout" svg:width="0.057cm" svg:height="0.033cm" svg:x="11.585cm" svg:y="4.291cm" svg:viewBox="0 0 58 34" draw:points="0,2 0,30 28,34 25,30 23,24 23,11 25,5 28,2 34,0 47,0 52,2 56,5 58,11 58,24 56,30 52,34">
          <text:p/>
        </draw:polyline>
        <draw:polyline draw:style-name="gr5" draw:text-style-name="P2" draw:layer="layout" svg:width="0.057cm" svg:height="0.033cm" svg:x="11.585cm" svg:y="4.236cm" svg:viewBox="0 0 58 34" draw:points="0,3 0,31 28,34 25,31 23,26 23,11 25,6 28,3 34,0 47,0 52,3 56,6 58,11 58,26 56,31 52,34">
          <text:p/>
        </draw:polyline>
        <draw:line draw:style-name="gr5" draw:text-style-name="P2" draw:layer="layout" svg:x1="11.573cm" svg:y1="4.372cm" svg:x2="11.573cm" svg:y2="4.405cm">
          <text:p/>
        </draw:line>
        <draw:polyline draw:style-name="gr5" draw:text-style-name="P2" draw:layer="layout" svg:width="0.056cm" svg:height="0.016cm" svg:x="11.517cm" svg:y="4.389cm" svg:viewBox="0 0 57 17" draw:points="57,0 0,0 8,5 13,10 16,17">
          <text:p/>
        </draw:polyline>
        <draw:polygon draw:style-name="gr5" draw:text-style-name="P2" draw:layer="layout" svg:width="0.056cm" svg:height="0.033cm" svg:x="11.517cm" svg:y="4.318cm" svg:viewBox="0 0 57 34" draw:points="0,19 0,13 2,8 5,6 10,2 22,0 35,0 46,2 52,6 55,8 57,13 57,19 55,25 52,27 46,31 35,34 22,34 10,31 5,27 2,25">
          <text:p/>
        </draw:polygon>
        <draw:polygon draw:style-name="gr5" draw:text-style-name="P2" draw:layer="layout" svg:width="0.056cm" svg:height="0.032cm" svg:x="11.517cm" svg:y="4.264cm" svg:viewBox="0 0 57 33" draw:points="0,19 0,13 2,8 5,5 10,2 22,0 35,0 46,2 52,5 55,8 57,13 57,19 55,25 52,28 46,30 35,33 22,33 10,30 5,28 2,25">
          <text:p/>
        </draw:polygon>
        <draw:line draw:style-name="gr5" draw:text-style-name="P2" draw:layer="layout" svg:x1="11.536cm" svg:y1="4.239cm" svg:x2="11.573cm" svg:y2="4.239cm">
          <text:p/>
        </draw:line>
        <draw:polyline draw:style-name="gr5" draw:text-style-name="P2" draw:layer="layout" svg:width="0.037cm" svg:height="0.025cm" svg:x="11.536cm" svg:y="4.214cm" svg:viewBox="0 0 38 26" draw:points="5,26 3,23 0,18 0,9 3,3 8,0 38,0">
          <text:p/>
        </draw:polyline>
        <draw:line draw:style-name="gr3" draw:text-style-name="P2" draw:layer="layout" svg:x1="12.182cm" svg:y1="7.872cm" svg:x2="12.547cm" svg:y2="7.872cm">
          <text:p/>
        </draw:line>
        <draw:polyline draw:style-name="gr5" draw:text-style-name="P2" draw:layer="layout" svg:width="0.036cm" svg:height="0.058cm" svg:x="12.26cm" svg:y="7.897cm" svg:viewBox="0 0 37 59" draw:points="37,53 34,56 26,59 20,59 12,56 6,50 4,45 0,34 0,26 4,15 6,8 12,3 20,0 26,0 34,3 37,6">
          <text:p/>
        </draw:polyline>
        <draw:line draw:style-name="gr5" draw:text-style-name="P2" draw:layer="layout" svg:x1="12.345cm" svg:y1="7.916cm" svg:x2="12.345cm" svg:y2="7.955cm">
          <text:p/>
        </draw:line>
        <draw:polyline draw:style-name="gr5" draw:text-style-name="P2" draw:layer="layout" svg:width="0.035cm" svg:height="0.041cm" svg:x="12.318cm" svg:y="7.895cm" svg:viewBox="0 0 36 42" draw:points="13,0 0,42 36,42">
          <text:p/>
        </draw:polyline>
        <draw:polyline draw:style-name="gr5" draw:text-style-name="P2" draw:layer="layout" svg:width="0.032cm" svg:height="0.058cm" svg:x="12.372cm" svg:y="7.897cm" svg:viewBox="0 0 33 59" draw:points="31,0 3,0 0,28 3,26 8,23 22,23 27,26 31,28 33,34 33,47 31,53 27,56 22,59 8,59 3,56 0,53">
          <text:p/>
        </draw:polyline>
        <draw:polyline draw:style-name="gr5" draw:text-style-name="P2" draw:layer="layout" svg:width="0.035cm" svg:height="0.058cm" svg:x="11.565cm" svg:y="7.897cm" svg:viewBox="0 0 36 59" draw:points="36,53 34,56 25,59 20,59 12,56 6,50 4,45 0,34 0,26 4,15 6,8 12,3 20,0 25,0 34,3 36,6">
          <text:p/>
        </draw:polyline>
        <draw:polyline draw:style-name="gr5" draw:text-style-name="P2" draw:layer="layout" svg:width="0.032cm" svg:height="0.058cm" svg:x="11.622cm" svg:y="7.897cm" svg:viewBox="0 0 33 59" draw:points="31,0 3,0 0,28 3,26 8,23 23,23 28,26 31,28 33,34 33,47 31,53 28,56 23,59 8,59 3,56 0,53">
          <text:p/>
        </draw:polyline>
        <draw:polyline draw:style-name="gr5" draw:text-style-name="P2" draw:layer="layout" svg:width="0.033cm" svg:height="0.058cm" svg:x="11.676cm" svg:y="7.897cm" svg:viewBox="0 0 34 59" draw:points="6,59 16,59 23,56 26,53 31,45 34,34 34,11 31,6 29,3 23,0 11,0 6,3 3,6 0,11 0,26 3,31 6,34 11,37 23,37 29,34 31,31 34,26">
          <text:p/>
        </draw:polyline>
        <draw:polyline draw:style-name="gr5" draw:text-style-name="P2" draw:layer="layout" svg:width="0.035cm" svg:height="0.057cm" svg:x="11.565cm" svg:y="7.966cm" svg:viewBox="0 0 36 58" draw:points="4,6 6,3 12,0 25,0 31,3 34,6 36,12 36,17 34,25 0,58 36,58">
          <text:p/>
        </draw:polyline>
        <draw:polyline draw:style-name="gr5" draw:text-style-name="P2" draw:layer="layout" svg:width="0.038cm" svg:height="0.057cm" svg:x="11.62cm" svg:y="7.966cm" svg:viewBox="0 0 39 58" draw:points="0,0 39,0 13,58">
          <text:p/>
        </draw:polyline>
        <draw:line draw:style-name="gr5" draw:text-style-name="P2" draw:layer="layout" svg:x1="11.679cm" svg:y1="7.985cm" svg:x2="11.679cm" svg:y2="8.042cm">
          <text:p/>
        </draw:line>
        <draw:polyline draw:style-name="gr5" draw:text-style-name="P2" draw:layer="layout" svg:width="0.027cm" svg:height="0.038cm" svg:x="11.679cm" svg:y="7.985cm" svg:viewBox="0 0 28 39" draw:points="0,2 6,0 16,0 22,2 25,5 28,12 28,28 25,34 22,36 16,39 6,39 0,36">
          <text:p/>
        </draw:polyline>
        <draw:line draw:style-name="gr3" draw:text-style-name="P2" draw:layer="layout" svg:x1="10.791cm" svg:y1="7.591cm" svg:x2="10.791cm" svg:y2="7.408cm">
          <text:p/>
        </draw:line>
        <draw:line draw:style-name="gr5" draw:text-style-name="P2" draw:layer="layout" svg:x1="10.878cm" svg:y1="7.559cm" svg:x2="10.845cm" svg:y2="7.559cm">
          <text:p/>
        </draw:line>
        <draw:polyline draw:style-name="gr5" draw:text-style-name="P2" draw:layer="layout" svg:width="0.016cm" svg:height="0.057cm" svg:x="10.845cm" svg:y="7.502cm" svg:viewBox="0 0 17 58" draw:points="17,58 17,0 12,8 6,15 0,18">
          <text:p/>
        </draw:polyline>
        <draw:polygon draw:style-name="gr5" draw:text-style-name="P2" draw:layer="layout" svg:width="0.033cm" svg:height="0.057cm" svg:x="10.899cm" svg:y="7.502cm" svg:viewBox="0 0 34 58" draw:points="14,0 19,0 25,3 27,5 31,12 34,23 34,37 31,47 27,53 25,56 19,58 14,58 9,56 6,53 3,47 0,37 0,23 3,12 6,5 9,3">
          <text:p/>
        </draw:polygon>
        <draw:polygon draw:style-name="gr5" draw:text-style-name="P2" draw:layer="layout" svg:width="0.032cm" svg:height="0.057cm" svg:x="10.954cm" svg:y="7.502cm" svg:viewBox="0 0 33 58" draw:points="14,0 20,0 25,3 28,5 30,12 33,23 33,37 30,47 28,53 25,56 20,58 14,58 9,56 5,53 2,47 0,37 0,23 2,12 5,5 9,3">
          <text:p/>
        </draw:polygon>
        <draw:line draw:style-name="gr5" draw:text-style-name="P2" draw:layer="layout" svg:x1="11.011cm" svg:y1="7.521cm" svg:x2="11.011cm" svg:y2="7.559cm">
          <text:p/>
        </draw:line>
        <draw:polyline draw:style-name="gr5" draw:text-style-name="P2" draw:layer="layout" svg:width="0.024cm" svg:height="0.038cm" svg:x="11.011cm" svg:y="7.521cm" svg:viewBox="0 0 25 39" draw:points="0,5 3,3 8,0 16,0 23,3 25,8 25,39">
          <text:p/>
        </draw:polyline>
        <draw:polyline draw:style-name="gr5" draw:text-style-name="P2" draw:layer="layout" svg:width="0.057cm" svg:height="0.035cm" svg:x="11.082cm" svg:y="6.988cm" svg:viewBox="0 0 58 36" draw:points="53,0 55,3 58,11 58,16 55,26 50,31 44,34 34,36 25,36 15,34 9,31 2,26 0,16 0,11 2,3 6,0">
          <text:p/>
        </draw:polyline>
        <draw:polyline draw:style-name="gr5" draw:text-style-name="P2" draw:layer="layout" svg:width="0.057cm" svg:height="0.032cm" svg:x="11.082cm" svg:y="6.934cm" svg:viewBox="0 0 58 33" draw:points="0,3 0,31 28,33 25,31 23,25 23,11 25,5 28,3 34,0 47,0 53,3 55,5 58,11 58,25 55,31 53,33">
          <text:p/>
        </draw:polyline>
        <draw:line draw:style-name="gr5" draw:text-style-name="P2" draw:layer="layout" svg:x1="11.101cm" svg:y1="6.885cm" svg:x2="11.139cm" svg:y2="6.885cm">
          <text:p/>
        </draw:line>
        <draw:polyline draw:style-name="gr5" draw:text-style-name="P2" draw:layer="layout" svg:width="0.041cm" svg:height="0.035cm" svg:x="11.079cm" svg:y="6.877cm" svg:viewBox="0 0 42 36" draw:points="0,22 42,36 42,0">
          <text:p/>
        </draw:polyline>
        <draw:line draw:style-name="gr5" draw:text-style-name="P2" draw:layer="layout" svg:x1="11.207cm" svg:y1="7.015cm" svg:x2="11.207cm" svg:y2="7.048cm">
          <text:p/>
        </draw:line>
        <draw:polyline draw:style-name="gr5" draw:text-style-name="P2" draw:layer="layout" svg:width="0.057cm" svg:height="0.016cm" svg:x="11.15cm" svg:y="7.032cm" svg:viewBox="0 0 58 17" draw:points="58,0 0,0 9,5 14,10 17,17">
          <text:p/>
        </draw:polyline>
        <draw:polygon draw:style-name="gr5" draw:text-style-name="P2" draw:layer="layout" svg:width="0.057cm" svg:height="0.033cm" svg:x="11.15cm" svg:y="6.961cm" svg:viewBox="0 0 58 34" draw:points="0,20 0,15 3,8 6,5 11,3 22,0 36,0 47,3 53,5 56,8 58,15 58,20 56,25 53,28 47,31 36,34 22,34 11,31 6,28 3,25">
          <text:p/>
        </draw:polygon>
        <draw:polygon draw:style-name="gr5" draw:text-style-name="P2" draw:layer="layout" svg:width="0.057cm" svg:height="0.032cm" svg:x="11.15cm" svg:y="6.907cm" svg:viewBox="0 0 58 33" draw:points="0,19 0,14 3,9 6,6 11,4 22,0 36,0 47,4 53,6 56,9 58,14 58,19 56,25 53,28 47,31 36,33 22,33 11,31 6,28 3,25">
          <text:p/>
        </draw:polygon>
        <draw:line draw:style-name="gr5" draw:text-style-name="P2" draw:layer="layout" svg:x1="11.169cm" svg:y1="6.882cm" svg:x2="11.207cm" svg:y2="6.882cm">
          <text:p/>
        </draw:line>
        <draw:polyline draw:style-name="gr5" draw:text-style-name="P2" draw:layer="layout" svg:width="0.038cm" svg:height="0.024cm" svg:x="11.169cm" svg:y="6.858cm" svg:viewBox="0 0 39 25" draw:points="6,25 3,22 0,17 0,9 3,2 9,0 39,0">
          <text:p/>
        </draw:polyline>
        <draw:line draw:style-name="gr3" draw:text-style-name="P2" draw:layer="layout" svg:x1="11.156cm" svg:y1="7.408cm" svg:x2="11.156cm" svg:y2="7.591cm">
          <text:p/>
        </draw:line>
        <draw:line draw:style-name="gr3" draw:text-style-name="P2" draw:layer="layout" svg:x1="11.486cm" svg:y1="7.872cm" svg:x2="11.851cm" svg:y2="7.872cm">
          <text:p/>
        </draw:line>
        <draw:line draw:style-name="gr3" draw:text-style-name="P2" draw:layer="layout" svg:x1="11.486cm" svg:y1="8.054cm" svg:x2="11.486cm" svg:y2="7.872cm">
          <text:p/>
        </draw:line>
        <draw:line draw:style-name="gr3" draw:text-style-name="P2" draw:layer="layout" svg:x1="11.851cm" svg:y1="8.054cm" svg:x2="11.486cm" svg:y2="8.054cm">
          <text:p/>
        </draw:line>
        <draw:line draw:style-name="gr3" draw:text-style-name="P2" draw:layer="layout" svg:x1="11.156cm" svg:y1="7.872cm" svg:x2="11.156cm" svg:y2="8.054cm">
          <text:p/>
        </draw:line>
        <draw:line draw:style-name="gr3" draw:text-style-name="P2" draw:layer="layout" svg:x1="11.156cm" svg:y1="7.591cm" svg:x2="10.791cm" svg:y2="7.591cm">
          <text:p/>
        </draw:line>
        <draw:line draw:style-name="gr3" draw:text-style-name="P2" draw:layer="layout" svg:x1="10.791cm" svg:y1="7.872cm" svg:x2="11.156cm" svg:y2="7.872cm">
          <text:p/>
        </draw:line>
        <draw:line draw:style-name="gr3" draw:text-style-name="P2" draw:layer="layout" svg:x1="11.156cm" svg:y1="8.054cm" svg:x2="10.791cm" svg:y2="8.054cm">
          <text:p/>
        </draw:line>
        <draw:line draw:style-name="gr3" draw:text-style-name="P2" draw:layer="layout" svg:x1="10.791cm" svg:y1="8.054cm" svg:x2="10.791cm" svg:y2="7.872cm">
          <text:p/>
        </draw:line>
        <draw:polyline draw:style-name="gr5" draw:text-style-name="P2" draw:layer="layout" svg:width="0.035cm" svg:height="0.058cm" svg:x="10.87cm" svg:y="7.897cm" svg:viewBox="0 0 36 59" draw:points="36,53 33,56 24,59 19,59 10,56 5,50 2,45 0,34 0,26 2,15 5,8 10,3 19,0 24,0 33,3 36,6">
          <text:p/>
        </draw:polyline>
        <draw:polyline draw:style-name="gr5" draw:text-style-name="P2" draw:layer="layout" svg:width="0.033cm" svg:height="0.058cm" svg:x="10.926cm" svg:y="7.897cm" svg:viewBox="0 0 34 59" draw:points="29,0 18,0 12,3 10,6 4,15 0,26 0,47 4,53 7,56 12,59 23,59 29,56 31,53 34,47 34,34 31,28 29,26 23,23 12,23 7,26 4,28 0,34">
          <text:p/>
        </draw:polyline>
        <draw:polygon draw:style-name="gr5" draw:text-style-name="P2" draw:layer="layout" svg:width="0.033cm" svg:height="0.058cm" svg:x="10.981cm" svg:y="7.897cm" svg:viewBox="0 0 34 59" draw:points="15,0 20,0 25,3 28,6 31,11 34,23 34,37 31,47 28,53 25,56 20,59 15,59 8,56 5,53 2,47 0,37 0,23 2,11 5,6 8,3">
          <text:p/>
        </draw:polygon>
        <draw:polyline draw:style-name="gr5" draw:text-style-name="P2" draw:layer="layout" svg:width="0.035cm" svg:height="0.057cm" svg:x="10.87cm" svg:y="7.966cm" svg:viewBox="0 0 36 58" draw:points="2,6 5,3 10,0 24,0 30,3 33,6 36,12 36,17 33,25 0,58 36,58">
          <text:p/>
        </draw:polyline>
        <draw:polyline draw:style-name="gr5" draw:text-style-name="P2" draw:layer="layout" svg:width="0.038cm" svg:height="0.057cm" svg:x="10.924cm" svg:y="7.966cm" svg:viewBox="0 0 39 58" draw:points="0,0 39,0 14,58">
          <text:p/>
        </draw:polyline>
        <draw:line draw:style-name="gr5" draw:text-style-name="P2" draw:layer="layout" svg:x1="10.983cm" svg:y1="7.985cm" svg:x2="10.983cm" svg:y2="8.042cm">
          <text:p/>
        </draw:line>
        <draw:polyline draw:style-name="gr5" draw:text-style-name="P2" draw:layer="layout" svg:width="0.028cm" svg:height="0.038cm" svg:x="10.983cm" svg:y="7.985cm" svg:viewBox="0 0 29 39" draw:points="0,2 6,0 17,0 23,2 26,5 29,12 29,28 26,34 23,36 17,39 6,39 0,36">
          <text:p/>
        </draw:polyline>
        <draw:line draw:style-name="gr3" draw:text-style-name="P2" draw:layer="layout" svg:x1="10.637cm" svg:y1="4.564cm" svg:x2="11.368cm" svg:y2="4.564cm">
          <text:p/>
        </draw:line>
        <draw:line draw:style-name="gr3" draw:text-style-name="P2" draw:layer="layout" svg:x1="10.637cm" svg:y1="4.928cm" svg:x2="10.637cm" svg:y2="4.564cm">
          <text:p/>
        </draw:line>
        <draw:line draw:style-name="gr3" draw:text-style-name="P2" draw:layer="layout" svg:x1="11.368cm" svg:y1="4.928cm" svg:x2="10.637cm" svg:y2="4.928cm">
          <text:p/>
        </draw:line>
        <draw:line draw:style-name="gr5" draw:text-style-name="P2" draw:layer="layout" svg:x1="10.929cm" svg:y1="4.7cm" svg:x2="10.909cm" svg:y2="4.672cm">
          <text:p/>
        </draw:line>
        <draw:polyline draw:style-name="gr5" draw:text-style-name="P2" draw:layer="layout" svg:width="0.032cm" svg:height="0.057cm" svg:x="10.896cm" svg:y="4.642cm" svg:viewBox="0 0 33 58" draw:points="0,58 0,0 21,0 27,3 30,6 33,11 33,20 30,25 27,29 21,31 0,31">
          <text:p/>
        </draw:polyline>
        <draw:polyline draw:style-name="gr5" draw:text-style-name="P2" draw:layer="layout" svg:width="0.032cm" svg:height="0.057cm" svg:x="10.953cm" svg:y="4.642cm" svg:viewBox="0 0 33 58" draw:points="0,58 0,0 33,58 33,0">
          <text:p/>
        </draw:polyline>
        <draw:polyline draw:style-name="gr5" draw:text-style-name="P2" draw:layer="layout" svg:width="0.039cm" svg:height="0.057cm" svg:x="11.007cm" svg:y="4.642cm" svg:viewBox="0 0 40 58" draw:points="0,0 40,0 14,58">
          <text:p/>
        </draw:polyline>
        <draw:polyline draw:style-name="gr5" draw:text-style-name="P2" draw:layer="layout" svg:width="0.035cm" svg:height="0.057cm" svg:x="10.906cm" svg:y="4.779cm" svg:viewBox="0 0 36 58" draw:points="2,5 5,3 11,0 24,0 30,3 33,5 36,11 36,16 33,24 0,58 36,58">
          <text:p/>
        </draw:polyline>
        <draw:polygon draw:style-name="gr5" draw:text-style-name="P2" draw:layer="layout" svg:width="0.032cm" svg:height="0.057cm" svg:x="10.963cm" svg:y="4.779cm" svg:viewBox="0 0 33 58" draw:points="14,0 19,0 24,3 27,5 30,11 33,22 33,36 30,46 27,52 24,56 19,58 14,58 8,56 5,52 2,46 0,36 0,22 2,11 5,5 8,3">
          <text:p/>
        </draw:polygon>
        <draw:polygon draw:style-name="gr5" draw:text-style-name="P2" draw:layer="layout" svg:width="0.033cm" svg:height="0.057cm" svg:x="11.017cm" svg:y="4.779cm" svg:viewBox="0 0 34 58" draw:points="15,0 20,0 26,3 28,5 31,11 34,22 34,36 31,46 28,52 26,56 20,58 15,58 9,56 6,52 3,46 0,36 0,22 3,11 6,5 9,3">
          <text:p/>
        </draw:polygon>
        <draw:line draw:style-name="gr3" draw:text-style-name="P2" draw:layer="layout" svg:x1="10.637cm" svg:y1="3.723cm" svg:x2="11.368cm" svg:y2="3.723cm">
          <text:p/>
        </draw:line>
        <draw:line draw:style-name="gr3" draw:text-style-name="P2" draw:layer="layout" svg:x1="11.368cm" svg:y1="3.723cm" svg:x2="11.368cm" svg:y2="4.088cm">
          <text:p/>
        </draw:line>
        <draw:line draw:style-name="gr3" draw:text-style-name="P2" draw:layer="layout" svg:x1="11.368cm" svg:y1="4.088cm" svg:x2="10.637cm" svg:y2="4.088cm">
          <text:p/>
        </draw:line>
        <draw:line draw:style-name="gr5" draw:text-style-name="P2" draw:layer="layout" svg:x1="10.94cm" svg:y1="3.848cm" svg:x2="10.92cm" svg:y2="3.82cm">
          <text:p/>
        </draw:line>
        <draw:polyline draw:style-name="gr5" draw:text-style-name="P2" draw:layer="layout" svg:width="0.032cm" svg:height="0.056cm" svg:x="10.907cm" svg:y="3.791cm" svg:viewBox="0 0 33 57" draw:points="0,57 0,0 23,0 28,2 31,5 33,10 33,19 31,25 28,28 23,30 0,30">
          <text:p/>
        </draw:polyline>
        <draw:polyline draw:style-name="gr5" draw:text-style-name="P2" draw:layer="layout" svg:width="0.033cm" svg:height="0.056cm" svg:x="10.964cm" svg:y="3.791cm" svg:viewBox="0 0 34 57" draw:points="0,57 0,0 34,57 34,0">
          <text:p/>
        </draw:polyline>
        <draw:polyline draw:style-name="gr5" draw:text-style-name="P2" draw:layer="layout" svg:width="0.033cm" svg:height="0.056cm" svg:x="11.021cm" svg:y="3.791cm" svg:viewBox="0 0 34 57" draw:points="12,25 7,22 4,19 0,13 0,10 4,5 7,2 12,0 23,0 28,2 31,5 34,10 34,13 31,19 28,22 23,25 12,25 7,28 4,30 0,35 0,47 4,52 7,55 12,57 23,57 28,55 31,52 34,47 34,35 31,30 28,28 23,25">
          <text:p/>
        </draw:polyline>
        <draw:line draw:style-name="gr5" draw:text-style-name="P2" draw:layer="layout" svg:x1="10.918cm" svg:y1="3.958cm" svg:x2="10.918cm" svg:y2="3.996cm">
          <text:p/>
        </draw:line>
        <draw:polyline draw:style-name="gr5" draw:text-style-name="P2" draw:layer="layout" svg:width="0.036cm" svg:height="0.041cm" svg:x="10.891cm" svg:y="3.936cm" svg:viewBox="0 0 37 42" draw:points="15,0 0,42 37,42">
          <text:p/>
        </draw:polyline>
        <draw:polyline draw:style-name="gr5" draw:text-style-name="P2" draw:layer="layout" svg:width="0.032cm" svg:height="0.057cm" svg:x="10.946cm" svg:y="3.939cm" svg:viewBox="0 0 33 58" draw:points="5,58 17,58 23,55 25,52 30,44 33,32 33,10 30,5 28,2 23,0 10,0 5,2 2,5 0,10 0,24 2,29 5,32 10,35 23,35 28,32 30,29 33,24">
          <text:p/>
        </draw:polyline>
        <draw:line draw:style-name="gr5" draw:text-style-name="P2" draw:layer="layout" svg:x1="11.036cm" svg:y1="3.997cm" svg:x2="11.016cm" svg:y2="3.968cm">
          <text:p/>
        </draw:line>
        <draw:polyline draw:style-name="gr5" draw:text-style-name="P2" draw:layer="layout" svg:width="0.033cm" svg:height="0.057cm" svg:x="11.002cm" svg:y="3.939cm" svg:viewBox="0 0 34 58" draw:points="0,58 0,0 23,0 29,2 32,5 34,10 34,19 32,24 29,27 23,29 0,29">
          <text:p/>
        </draw:polyline>
        <draw:polyline draw:style-name="gr5" draw:text-style-name="P2" draw:layer="layout" svg:width="0.033cm" svg:height="0.057cm" svg:x="11.057cm" svg:y="3.939cm" svg:viewBox="0 0 34 58" draw:points="5,58 16,58 22,55 24,52 30,44 34,32 34,10 30,5 27,2 22,0 11,0 5,2 3,5 0,10 0,24 3,29 5,32 11,35 22,35 27,32 30,29 34,24">
          <text:p/>
        </draw:polyline>
        <draw:line draw:style-name="gr3" draw:text-style-name="P2" draw:layer="layout" svg:x1="10.637cm" svg:y1="4.088cm" svg:x2="10.637cm" svg:y2="3.723cm">
          <text:p/>
        </draw:line>
        <draw:line draw:style-name="gr3" draw:text-style-name="P2" draw:layer="layout" svg:x1="10.313cm" svg:y1="3.723cm" svg:x2="10.313cm" svg:y2="4.088cm">
          <text:p/>
        </draw:line>
        <draw:line draw:style-name="gr3" draw:text-style-name="P2" draw:layer="layout" svg:x1="9.583cm" svg:y1="3.723cm" svg:x2="10.313cm" svg:y2="3.723cm">
          <text:p/>
        </draw:line>
        <draw:line draw:style-name="gr5" draw:text-style-name="P2" draw:layer="layout" svg:x1="9.894cm" svg:y1="3.837cm" svg:x2="9.874cm" svg:y2="3.809cm">
          <text:p/>
        </draw:line>
        <draw:polyline draw:style-name="gr5" draw:text-style-name="P2" draw:layer="layout" svg:width="0.033cm" svg:height="0.057cm" svg:x="9.86cm" svg:y="3.779cm" svg:viewBox="0 0 34 58" draw:points="0,58 0,0 23,0 28,3 31,5 34,11 34,19 31,24 28,28 23,31 0,31">
          <text:p/>
        </draw:polyline>
        <draw:polyline draw:style-name="gr5" draw:text-style-name="P2" draw:layer="layout" svg:width="0.032cm" svg:height="0.057cm" svg:x="9.917cm" svg:y="3.779cm" svg:viewBox="0 0 33 58" draw:points="0,58 0,0 33,58 33,0">
          <text:p/>
        </draw:polyline>
        <draw:line draw:style-name="gr5" draw:text-style-name="P2" draw:layer="layout" svg:x1="10.007cm" svg:y1="3.836cm" svg:x2="9.974cm" svg:y2="3.836cm">
          <text:p/>
        </draw:line>
        <draw:polyline draw:style-name="gr5" draw:text-style-name="P2" draw:layer="layout" svg:width="0.016cm" svg:height="0.057cm" svg:x="9.974cm" svg:y="3.779cm" svg:viewBox="0 0 17 58" draw:points="17,58 17,0 12,8 6,14 0,16">
          <text:p/>
        </draw:polyline>
        <draw:polygon draw:style-name="gr5" draw:text-style-name="P2" draw:layer="layout" svg:width="0.033cm" svg:height="0.057cm" svg:x="10.028cm" svg:y="3.779cm" svg:viewBox="0 0 34 58" draw:points="15,0 20,0 26,3 29,5 31,11 34,22 34,36 31,47 29,52 26,55 20,58 15,58 10,55 7,52 3,47 0,36 0,22 3,11 7,5 10,3">
          <text:p/>
        </draw:polygon>
        <draw:line draw:style-name="gr5" draw:text-style-name="P2" draw:layer="layout" svg:x1="9.887cm" svg:y1="3.958cm" svg:x2="9.887cm" svg:y2="3.996cm">
          <text:p/>
        </draw:line>
        <draw:polyline draw:style-name="gr5" draw:text-style-name="P2" draw:layer="layout" svg:width="0.035cm" svg:height="0.041cm" svg:x="9.86cm" svg:y="3.936cm" svg:viewBox="0 0 36 42" draw:points="14,0 0,42 36,42">
          <text:p/>
        </draw:polyline>
        <draw:polyline draw:style-name="gr5" draw:text-style-name="P2" draw:layer="layout" svg:width="0.033cm" svg:height="0.057cm" svg:x="9.914cm" svg:y="3.939cm" svg:viewBox="0 0 34 58" draw:points="6,58 16,58 23,55 26,52 31,44 34,32 34,10 31,5 28,2 23,0 11,0 6,2 3,5 0,10 0,24 3,29 6,32 11,35 23,35 28,32 31,29 34,24">
          <text:p/>
        </draw:polyline>
        <draw:line draw:style-name="gr5" draw:text-style-name="P2" draw:layer="layout" svg:x1="10.005cm" svg:y1="3.997cm" svg:x2="9.985cm" svg:y2="3.968cm">
          <text:p/>
        </draw:line>
        <draw:polyline draw:style-name="gr5" draw:text-style-name="P2" draw:layer="layout" svg:width="0.033cm" svg:height="0.057cm" svg:x="9.971cm" svg:y="3.939cm" svg:viewBox="0 0 34 58" draw:points="0,58 0,0 22,0 28,2 31,5 34,10 34,19 31,24 28,27 22,29 0,29">
          <text:p/>
        </draw:polyline>
        <draw:polyline draw:style-name="gr5" draw:text-style-name="P2" draw:layer="layout" svg:width="0.032cm" svg:height="0.057cm" svg:x="10.026cm" svg:y="3.939cm" svg:viewBox="0 0 33 58" draw:points="5,58 17,58 22,55 25,52 31,44 33,32 33,10 31,5 28,2 22,0 12,0 5,2 2,5 0,10 0,24 2,29 5,32 12,35 22,35 28,32 31,29 33,24">
          <text:p/>
        </draw:polyline>
        <draw:line draw:style-name="gr3" draw:text-style-name="P2" draw:layer="layout" svg:x1="9.583cm" svg:y1="4.088cm" svg:x2="9.583cm" svg:y2="3.723cm">
          <text:p/>
        </draw:line>
        <draw:line draw:style-name="gr3" draw:text-style-name="P2" draw:layer="layout" svg:x1="10.313cm" svg:y1="4.088cm" svg:x2="9.583cm" svg:y2="4.088cm">
          <text:p/>
        </draw:line>
        <draw:line draw:style-name="gr3" draw:text-style-name="P2" draw:layer="layout" svg:x1="10.313cm" svg:y1="4.928cm" svg:x2="9.583cm" svg:y2="4.928cm">
          <text:p/>
        </draw:line>
        <draw:line draw:style-name="gr3" draw:text-style-name="P2" draw:layer="layout" svg:x1="10.313cm" svg:y1="4.564cm" svg:x2="10.313cm" svg:y2="4.928cm">
          <text:p/>
        </draw:line>
        <draw:line draw:style-name="gr3" draw:text-style-name="P2" draw:layer="layout" svg:x1="9.583cm" svg:y1="4.928cm" svg:x2="9.583cm" svg:y2="4.564cm">
          <text:p/>
        </draw:line>
        <draw:line draw:style-name="gr3" draw:text-style-name="P2" draw:layer="layout" svg:x1="9.583cm" svg:y1="4.564cm" svg:x2="10.313cm" svg:y2="4.564cm">
          <text:p/>
        </draw:line>
        <draw:line draw:style-name="gr5" draw:text-style-name="P2" draw:layer="layout" svg:x1="9.898cm" svg:y1="4.689cm" svg:x2="9.878cm" svg:y2="4.661cm">
          <text:p/>
        </draw:line>
        <draw:polyline draw:style-name="gr5" draw:text-style-name="P2" draw:layer="layout" svg:width="0.033cm" svg:height="0.057cm" svg:x="9.864cm" svg:y="4.631cm" svg:viewBox="0 0 34 58" draw:points="0,58 0,0 23,0 28,3 31,5 34,11 34,19 31,24 28,27 23,31 0,31">
          <text:p/>
        </draw:polyline>
        <draw:polyline draw:style-name="gr5" draw:text-style-name="P2" draw:layer="layout" svg:width="0.033cm" svg:height="0.057cm" svg:x="9.921cm" svg:y="4.631cm" svg:viewBox="0 0 34 58" draw:points="0,58 0,0 34,58 34,0">
          <text:p/>
        </draw:polyline>
        <draw:polyline draw:style-name="gr5" draw:text-style-name="P2" draw:layer="layout" svg:width="0.032cm" svg:height="0.057cm" svg:x="9.979cm" svg:y="4.631cm" svg:viewBox="0 0 33 58" draw:points="5,58 16,58 22,55 25,52 30,44 33,33 33,11 30,5 28,3 22,0 10,0 5,3 2,5 0,11 0,24 2,31 5,33 10,36 22,36 28,33 30,31 33,24">
          <text:p/>
        </draw:polyline>
        <draw:polyline draw:style-name="gr5" draw:text-style-name="P2" draw:layer="layout" svg:width="0.035cm" svg:height="0.057cm" svg:x="9.863cm" svg:y="4.768cm" svg:viewBox="0 0 36 58" draw:points="3,5 5,3 11,0 25,0 31,3 33,5 36,12 36,17 33,25 0,58 36,58">
          <text:p/>
        </draw:polyline>
        <draw:polygon draw:style-name="gr5" draw:text-style-name="P2" draw:layer="layout" svg:width="0.033cm" svg:height="0.057cm" svg:x="9.92cm" svg:y="4.768cm" svg:viewBox="0 0 34 58" draw:points="14,0 20,0 26,3 28,5 31,12 34,23 34,36 31,47 28,52 26,55 20,58 14,58 8,55 6,52 3,47 0,36 0,23 3,12 6,5 8,3">
          <text:p/>
        </draw:polygon>
        <draw:polygon draw:style-name="gr5" draw:text-style-name="P2" draw:layer="layout" svg:width="0.033cm" svg:height="0.057cm" svg:x="9.974cm" svg:y="4.768cm" svg:viewBox="0 0 34 58" draw:points="14,0 19,0 25,3 28,5 31,12 34,23 34,36 31,47 28,52 25,55 19,58 14,58 8,55 6,52 3,47 0,36 0,23 3,12 6,5 8,3">
          <text:p/>
        </draw:polygon>
        <draw:polyline draw:style-name="gr6" draw:text-style-name="P2" draw:layer="layout" svg:width="0.087cm" svg:height="0.228cm" svg:x="10.408cm" svg:y="1.755cm" svg:viewBox="0 0 88 229" draw:points="88,0 88,164 77,196 55,218 22,229 0,229">
          <text:p/>
        </draw:polyline>
        <draw:line draw:style-name="gr6" draw:text-style-name="P2" draw:layer="layout" svg:x1="10.723cm" svg:y1="1.983cm" svg:x2="10.593cm" svg:y2="1.983cm">
          <text:p/>
        </draw:line>
        <draw:polyline draw:style-name="gr6" draw:text-style-name="P2" draw:layer="layout" svg:width="0.065cm" svg:height="0.228cm" svg:x="10.593cm" svg:y="1.755cm" svg:viewBox="0 0 66 229" draw:points="66,229 66,0 44,33 21,55 0,66">
          <text:p/>
        </draw:polyline>
        <draw:line draw:style-name="gr3" draw:text-style-name="P2" draw:layer="layout" svg:x1="10.103cm" svg:y1="1.137cm" svg:x2="10.103cm" svg:y2="0.864cm">
          <text:p/>
        </draw:line>
        <draw:line draw:style-name="gr3" draw:text-style-name="P2" draw:layer="layout" svg:x1="11.038cm" svg:y1="0.864cm" svg:x2="11.038cm" svg:y2="1.137cm">
          <text:p/>
        </draw:line>
        <draw:polyline draw:style-name="gr3" draw:text-style-name="P2" draw:layer="layout" svg:width="0cm" svg:height="0cm" svg:x="10.103cm" svg:y="1.137cm" svg:viewBox="0 0 0 0" draw:points="0,0">
          <text:p/>
        </draw:polyline>
        <draw:line draw:style-name="gr3" draw:text-style-name="P2" draw:layer="layout" svg:x1="8.822cm" svg:y1="4.158cm" svg:x2="8.822cm" svg:y2="4.523cm">
          <text:p/>
        </draw:line>
        <draw:line draw:style-name="gr3" draw:text-style-name="P2" draw:layer="layout" svg:x1="8.64cm" svg:y1="4.523cm" svg:x2="8.64cm" svg:y2="4.158cm">
          <text:p/>
        </draw:line>
        <draw:line draw:style-name="gr3" draw:text-style-name="P2" draw:layer="layout" svg:x1="8.822cm" svg:y1="4.523cm" svg:x2="8.64cm" svg:y2="4.523cm">
          <text:p/>
        </draw:line>
        <draw:line draw:style-name="gr3" draw:text-style-name="P2" draw:layer="layout" svg:x1="8.64cm" svg:y1="4.158cm" svg:x2="8.822cm" svg:y2="4.158cm">
          <text:p/>
        </draw:line>
        <draw:line draw:style-name="gr5" draw:text-style-name="P2" draw:layer="layout" svg:x1="8.723cm" svg:y1="4.372cm" svg:x2="8.723cm" svg:y2="4.405cm">
          <text:p/>
        </draw:line>
        <draw:polyline draw:style-name="gr5" draw:text-style-name="P2" draw:layer="layout" svg:width="0.057cm" svg:height="0.016cm" svg:x="8.666cm" svg:y="4.389cm" svg:viewBox="0 0 58 17" draw:points="58,0 0,0 8,5 13,10 16,17">
          <text:p/>
        </draw:polyline>
        <draw:polygon draw:style-name="gr5" draw:text-style-name="P2" draw:layer="layout" svg:width="0.057cm" svg:height="0.033cm" svg:x="8.666cm" svg:y="4.318cm" svg:viewBox="0 0 58 34" draw:points="0,19 0,13 2,8 5,6 11,2 21,0 36,0 47,2 53,6 55,8 58,13 58,19 55,25 53,27 47,31 36,34 21,34 11,31 5,27 2,25">
          <text:p/>
        </draw:polygon>
        <draw:polygon draw:style-name="gr5" draw:text-style-name="P2" draw:layer="layout" svg:width="0.057cm" svg:height="0.032cm" svg:x="8.666cm" svg:y="4.264cm" svg:viewBox="0 0 58 33" draw:points="0,19 0,13 2,8 5,5 11,2 21,0 36,0 47,2 53,5 55,8 58,13 58,19 55,25 53,28 47,30 36,33 21,33 11,30 5,28 2,25">
          <text:p/>
        </draw:polygon>
        <draw:line draw:style-name="gr5" draw:text-style-name="P2" draw:layer="layout" svg:x1="8.685cm" svg:y1="4.239cm" svg:x2="8.723cm" svg:y2="4.239cm">
          <text:p/>
        </draw:line>
        <draw:polyline draw:style-name="gr5" draw:text-style-name="P2" draw:layer="layout" svg:width="0.038cm" svg:height="0.025cm" svg:x="8.685cm" svg:y="4.214cm" svg:viewBox="0 0 39 26" draw:points="5,26 2,23 0,18 0,9 2,3 8,0 39,0">
          <text:p/>
        </draw:polyline>
        <draw:polyline draw:style-name="gr5" draw:text-style-name="P2" draw:layer="layout" svg:width="0.057cm" svg:height="0.035cm" svg:x="8.734cm" svg:y="4.345cm" svg:viewBox="0 0 58 36" draw:points="53,0 55,3 58,12 58,18 55,26 50,31 45,33 34,36 26,36 14,33 8,31 3,26 0,18 0,12 3,3 6,0">
          <text:p/>
        </draw:polyline>
        <draw:polyline draw:style-name="gr5" draw:text-style-name="P2" draw:layer="layout" svg:width="0.057cm" svg:height="0.033cm" svg:x="8.734cm" svg:y="4.291cm" svg:viewBox="0 0 58 34" draw:points="26,21 23,28 20,30 14,34 11,34 6,30 3,28 0,21 0,11 3,5 6,2 11,0 14,0 20,2 23,5 26,11 26,21 28,28 31,30 36,34 47,34 53,30 55,28 58,21 58,11 55,5 53,2 47,0 36,0 31,2 28,5 26,11">
          <text:p/>
        </draw:polyline>
        <draw:line draw:style-name="gr5" draw:text-style-name="P2" draw:layer="layout" svg:x1="8.753cm" svg:y1="4.242cm" svg:x2="8.791cm" svg:y2="4.242cm">
          <text:p/>
        </draw:line>
        <draw:polyline draw:style-name="gr5" draw:text-style-name="P2" draw:layer="layout" svg:width="0.041cm" svg:height="0.035cm" svg:x="8.731cm" svg:y="4.234cm" svg:viewBox="0 0 42 36" draw:points="0,22 42,36 42,0">
          <text:p/>
        </draw:polyline>
        <draw:line draw:style-name="gr3" draw:text-style-name="P2" draw:layer="layout" svg:x1="8.959cm" svg:y1="4.523cm" svg:x2="8.959cm" svg:y2="4.158cm">
          <text:p/>
        </draw:line>
        <draw:line draw:style-name="gr3" draw:text-style-name="P2" draw:layer="layout" svg:x1="8.959cm" svg:y1="4.158cm" svg:x2="9.141cm" svg:y2="4.158cm">
          <text:p/>
        </draw:line>
        <draw:polyline draw:style-name="gr5" draw:text-style-name="P2" draw:layer="layout" svg:width="0.057cm" svg:height="0.035cm" svg:x="8.984cm" svg:y="4.409cm" svg:viewBox="0 0 58 36" draw:points="53,0 56,3 58,11 58,16 56,25 49,31 44,33 33,36 25,36 14,33 9,31 3,25 0,16 0,11 3,3 6,0">
          <text:p/>
        </draw:polyline>
        <draw:polyline draw:style-name="gr5" draw:text-style-name="P2" draw:layer="layout" svg:width="0.057cm" svg:height="0.032cm" svg:x="8.984cm" svg:y="4.355cm" svg:viewBox="0 0 58 33" draw:points="25,21 22,28 19,30 14,33 11,33 6,30 3,28 0,21 0,10 3,5 6,2 11,0 14,0 19,2 22,5 25,10 25,21 28,28 30,30 36,33 47,33 53,30 56,28 58,21 58,10 56,5 53,2 47,0 36,0 30,2 28,5 25,10">
          <text:p/>
        </draw:polyline>
        <draw:polyline draw:style-name="gr5" draw:text-style-name="P2" draw:layer="layout" svg:width="0.057cm" svg:height="0.036cm" svg:x="8.984cm" svg:y="4.3cm" svg:viewBox="0 0 58 37" draw:points="6,34 3,31 0,25 0,11 3,5 6,3 11,0 17,0 25,3 58,37 58,0">
          <text:p/>
        </draw:polyline>
        <draw:line draw:style-name="gr3" draw:text-style-name="P2" draw:layer="layout" svg:x1="8.321cm" svg:y1="4.158cm" svg:x2="8.504cm" svg:y2="4.158cm">
          <text:p/>
        </draw:line>
        <draw:line draw:style-name="gr3" draw:text-style-name="P2" draw:layer="layout" svg:x1="8.321cm" svg:y1="4.523cm" svg:x2="8.321cm" svg:y2="4.158cm">
          <text:p/>
        </draw:line>
        <draw:line draw:style-name="gr3" draw:text-style-name="P2" draw:layer="layout" svg:x1="8.504cm" svg:y1="4.158cm" svg:x2="8.504cm" svg:y2="4.523cm">
          <text:p/>
        </draw:line>
        <draw:line draw:style-name="gr3" draw:text-style-name="P2" draw:layer="layout" svg:x1="8.504cm" svg:y1="4.523cm" svg:x2="8.321cm" svg:y2="4.523cm">
          <text:p/>
        </draw:line>
        <draw:polyline draw:style-name="gr5" draw:text-style-name="P2" draw:layer="layout" svg:width="0.058cm" svg:height="0.035cm" svg:x="8.415cm" svg:y="4.345cm" svg:viewBox="0 0 59 36" draw:points="53,0 56,3 59,12 59,18 56,26 49,31 44,33 33,36 25,36 14,33 8,31 3,26 0,18 0,12 3,3 6,0">
          <text:p/>
        </draw:polyline>
        <draw:polyline draw:style-name="gr5" draw:text-style-name="P2" draw:layer="layout" svg:width="0.058cm" svg:height="0.033cm" svg:x="8.415cm" svg:y="4.291cm" svg:viewBox="0 0 59 34" draw:points="25,21 22,28 19,30 14,34 11,34 6,30 3,28 0,21 0,11 3,5 6,2 11,0 14,0 19,2 22,5 25,11 25,21 27,28 30,30 36,34 46,34 53,30 56,28 59,21 59,11 56,5 53,2 46,0 36,0 30,2 27,5 25,11">
          <text:p/>
        </draw:polyline>
        <draw:polyline draw:style-name="gr5" draw:text-style-name="P2" draw:layer="layout" svg:width="0.058cm" svg:height="0.036cm" svg:x="8.415cm" svg:y="4.236cm" svg:viewBox="0 0 59 37" draw:points="0,37 0,0 22,20 22,11 25,6 27,3 33,0 46,0 53,3 56,6 59,11 59,29 56,34 53,37">
          <text:p/>
        </draw:polyline>
        <draw:line draw:style-name="gr5" draw:text-style-name="P2" draw:layer="layout" svg:x1="8.404cm" svg:y1="4.372cm" svg:x2="8.404cm" svg:y2="4.405cm">
          <text:p/>
        </draw:line>
        <draw:polyline draw:style-name="gr5" draw:text-style-name="P2" draw:layer="layout" svg:width="0.057cm" svg:height="0.016cm" svg:x="8.347cm" svg:y="4.389cm" svg:viewBox="0 0 58 17" draw:points="58,0 0,0 8,5 13,10 16,17">
          <text:p/>
        </draw:polyline>
        <draw:polygon draw:style-name="gr5" draw:text-style-name="P2" draw:layer="layout" svg:width="0.057cm" svg:height="0.033cm" svg:x="8.347cm" svg:y="4.318cm" svg:viewBox="0 0 58 34" draw:points="0,19 0,13 3,8 5,6 11,2 22,0 36,0 47,2 52,6 55,8 58,13 58,19 55,25 52,27 47,31 36,34 22,34 11,31 5,27 3,25">
          <text:p/>
        </draw:polygon>
        <draw:polygon draw:style-name="gr5" draw:text-style-name="P2" draw:layer="layout" svg:width="0.057cm" svg:height="0.032cm" svg:x="8.347cm" svg:y="4.264cm" svg:viewBox="0 0 58 33" draw:points="0,19 0,13 3,8 5,5 11,2 22,0 36,0 47,2 52,5 55,8 58,13 58,19 55,25 52,28 47,30 36,33 22,33 11,30 5,28 3,25">
          <text:p/>
        </draw:polygon>
        <draw:line draw:style-name="gr5" draw:text-style-name="P2" draw:layer="layout" svg:x1="8.366cm" svg:y1="4.239cm" svg:x2="8.404cm" svg:y2="4.239cm">
          <text:p/>
        </draw:line>
        <draw:polyline draw:style-name="gr5" draw:text-style-name="P2" draw:layer="layout" svg:width="0.038cm" svg:height="0.025cm" svg:x="8.366cm" svg:y="4.214cm" svg:viewBox="0 0 39 26" draw:points="5,26 3,23 0,18 0,9 3,3 8,0 39,0">
          <text:p/>
        </draw:polyline>
        <draw:line draw:style-name="gr3" draw:text-style-name="P2" draw:layer="layout" svg:x1="9.141cm" svg:y1="4.158cm" svg:x2="9.141cm" svg:y2="4.523cm">
          <text:p/>
        </draw:line>
        <draw:line draw:style-name="gr3" draw:text-style-name="P2" draw:layer="layout" svg:x1="9.141cm" svg:y1="4.523cm" svg:x2="8.959cm" svg:y2="4.523cm">
          <text:p/>
        </draw:line>
        <draw:line draw:style-name="gr5" draw:text-style-name="P2" draw:layer="layout" svg:x1="9.11cm" svg:y1="4.409cm" svg:x2="9.11cm" svg:y2="4.441cm">
          <text:p/>
        </draw:line>
        <draw:polyline draw:style-name="gr5" draw:text-style-name="P2" draw:layer="layout" svg:width="0.057cm" svg:height="0.016cm" svg:x="9.053cm" svg:y="4.425cm" svg:viewBox="0 0 58 17" draw:points="58,0 0,0 8,6 14,12 16,17">
          <text:p/>
        </draw:polyline>
        <draw:polygon draw:style-name="gr5" draw:text-style-name="P2" draw:layer="layout" svg:width="0.057cm" svg:height="0.032cm" svg:x="9.053cm" svg:y="4.355cm" svg:viewBox="0 0 58 33" draw:points="0,19 0,13 3,8 5,5 11,2 22,0 36,0 47,2 52,5 56,8 58,13 58,19 56,24 52,28 47,30 36,33 22,33 11,30 5,28 3,24">
          <text:p/>
        </draw:polygon>
        <draw:line draw:style-name="gr5" draw:text-style-name="P2" draw:layer="layout" svg:x1="9.072cm" svg:y1="4.33cm" svg:x2="9.11cm" svg:y2="4.33cm">
          <text:p/>
        </draw:line>
        <draw:polyline draw:style-name="gr5" draw:text-style-name="P2" draw:layer="layout" svg:width="0.038cm" svg:height="0.025cm" svg:x="9.072cm" svg:y="4.305cm" svg:viewBox="0 0 39 26" draw:points="5,26 3,23 0,18 0,9 3,4 8,0 39,0">
          <text:p/>
        </draw:polyline>
        <draw:polyline draw:style-name="gr5" draw:text-style-name="P2" draw:layer="layout" svg:width="0.058cm" svg:height="0.035cm" svg:x="9.303cm" svg:y="4.409cm" svg:viewBox="0 0 59 36" draw:points="53,0 56,3 59,11 59,16 56,25 50,31 45,33 34,36 26,36 14,33 8,31 3,25 0,16 0,11 3,3 6,0">
          <text:p/>
        </draw:polyline>
        <draw:polyline draw:style-name="gr5" draw:text-style-name="P2" draw:layer="layout" svg:width="0.058cm" svg:height="0.032cm" svg:x="9.303cm" svg:y="4.355cm" svg:viewBox="0 0 59 33" draw:points="26,21 23,28 20,30 14,33 11,33 6,30 3,28 0,21 0,10 3,5 6,2 11,0 14,0 20,2 23,5 26,10 26,21 28,28 31,30 37,33 47,33 53,30 56,28 59,21 59,10 56,5 53,2 47,0 37,0 31,2 28,5 26,10">
          <text:p/>
        </draw:polyline>
        <draw:polyline draw:style-name="gr5" draw:text-style-name="P2" draw:layer="layout" svg:width="0.058cm" svg:height="0.033cm" svg:x="9.303cm" svg:y="4.3cm" svg:viewBox="0 0 59 34" draw:points="0,5 0,18 3,23 6,25 14,31 26,34 47,34 53,31 56,28 59,23 59,11 56,5 53,3 47,0 34,0 28,3 26,5 23,11 23,23 26,28 28,31 34,34">
          <text:p/>
        </draw:polyline>
        <draw:line draw:style-name="gr3" draw:text-style-name="P2" draw:layer="layout" svg:x1="9.46cm" svg:y1="4.158cm" svg:x2="9.46cm" svg:y2="4.523cm">
          <text:p/>
        </draw:line>
        <draw:line draw:style-name="gr3" draw:text-style-name="P2" draw:layer="layout" svg:x1="9.277cm" svg:y1="4.523cm" svg:x2="9.277cm" svg:y2="4.158cm">
          <text:p/>
        </draw:line>
        <draw:line draw:style-name="gr3" draw:text-style-name="P2" draw:layer="layout" svg:x1="9.277cm" svg:y1="4.158cm" svg:x2="9.46cm" svg:y2="4.158cm">
          <text:p/>
        </draw:line>
        <draw:line draw:style-name="gr3" draw:text-style-name="P2" draw:layer="layout" svg:x1="9.46cm" svg:y1="4.523cm" svg:x2="9.277cm" svg:y2="4.523cm">
          <text:p/>
        </draw:line>
        <draw:line draw:style-name="gr5" draw:text-style-name="P2" draw:layer="layout" svg:x1="9.429cm" svg:y1="4.436cm" svg:x2="9.429cm" svg:y2="4.468cm">
          <text:p/>
        </draw:line>
        <draw:polyline draw:style-name="gr5" draw:text-style-name="P2" draw:layer="layout" svg:width="0.057cm" svg:height="0.015cm" svg:x="9.372cm" svg:y="4.453cm" svg:viewBox="0 0 58 16" draw:points="58,0 0,0 9,5 14,11 17,16">
          <text:p/>
        </draw:polyline>
        <draw:polygon draw:style-name="gr5" draw:text-style-name="P2" draw:layer="layout" svg:width="0.057cm" svg:height="0.032cm" svg:x="9.372cm" svg:y="4.382cm" svg:viewBox="0 0 58 33" draw:points="0,19 0,13 2,8 6,5 12,2 22,0 36,0 47,2 52,5 55,8 58,13 58,19 55,24 52,27 47,31 36,33 22,33 12,31 6,27 2,24">
          <text:p/>
        </draw:polygon>
        <draw:polygon draw:style-name="gr5" draw:text-style-name="P2" draw:layer="layout" svg:width="0.057cm" svg:height="0.033cm" svg:x="9.372cm" svg:y="4.327cm" svg:viewBox="0 0 58 34" draw:points="0,19 0,14 2,9 6,6 12,3 22,0 36,0 47,3 52,6 55,9 58,14 58,19 55,26 52,29 47,31 36,34 22,34 12,31 6,29 2,26">
          <text:p/>
        </draw:polygon>
        <draw:line draw:style-name="gr5" draw:text-style-name="P2" draw:layer="layout" svg:x1="9.391cm" svg:y1="4.303cm" svg:x2="9.429cm" svg:y2="4.303cm">
          <text:p/>
        </draw:line>
        <draw:polyline draw:style-name="gr5" draw:text-style-name="P2" draw:layer="layout" svg:width="0.038cm" svg:height="0.025cm" svg:x="9.391cm" svg:y="4.278cm" svg:viewBox="0 0 39 26" draw:points="5,26 2,23 0,17 0,8 2,3 8,0 39,0">
          <text:p/>
        </draw:polyline>
        <draw:line draw:style-name="gr3" draw:text-style-name="P2" draw:layer="layout" svg:x1="7.468cm" svg:y1="3.723cm" svg:x2="8.198cm" svg:y2="3.723cm">
          <text:p/>
        </draw:line>
        <draw:line draw:style-name="gr3" draw:text-style-name="P2" draw:layer="layout" svg:x1="8.198cm" svg:y1="3.723cm" svg:x2="8.198cm" svg:y2="4.088cm">
          <text:p/>
        </draw:line>
        <draw:line draw:style-name="gr3" draw:text-style-name="P2" draw:layer="layout" svg:x1="8.198cm" svg:y1="4.088cm" svg:x2="7.468cm" svg:y2="4.088cm">
          <text:p/>
        </draw:line>
        <draw:line draw:style-name="gr5" draw:text-style-name="P2" draw:layer="layout" svg:x1="7.744cm" svg:y1="3.848cm" svg:x2="7.724cm" svg:y2="3.82cm">
          <text:p/>
        </draw:line>
        <draw:polyline draw:style-name="gr5" draw:text-style-name="P2" draw:layer="layout" svg:width="0.033cm" svg:height="0.056cm" svg:x="7.71cm" svg:y="3.791cm" svg:viewBox="0 0 34 57" draw:points="0,57 0,0 23,0 28,2 31,5 34,10 34,19 31,25 28,28 23,30 0,30">
          <text:p/>
        </draw:polyline>
        <draw:polyline draw:style-name="gr5" draw:text-style-name="P2" draw:layer="layout" svg:width="0.033cm" svg:height="0.056cm" svg:x="7.767cm" svg:y="3.791cm" svg:viewBox="0 0 34 57" draw:points="0,57 0,0 34,57 34,0">
          <text:p/>
        </draw:polyline>
        <draw:line draw:style-name="gr5" draw:text-style-name="P2" draw:layer="layout" svg:x1="7.857cm" svg:y1="3.847cm" svg:x2="7.824cm" svg:y2="3.847cm">
          <text:p/>
        </draw:line>
        <draw:polyline draw:style-name="gr5" draw:text-style-name="P2" draw:layer="layout" svg:width="0.017cm" svg:height="0.056cm" svg:x="7.824cm" svg:y="3.791cm" svg:viewBox="0 0 18 57" draw:points="18,57 18,0 12,7 6,13 0,15">
          <text:p/>
        </draw:polyline>
        <draw:polyline draw:style-name="gr5" draw:text-style-name="P2" draw:layer="layout" svg:width="0.035cm" svg:height="0.056cm" svg:x="7.876cm" svg:y="3.791cm" svg:viewBox="0 0 36 57" draw:points="3,5 5,2 11,0 25,0 31,2 33,5 36,10 36,15 33,25 0,57 36,57">
          <text:p/>
        </draw:polyline>
        <draw:line draw:style-name="gr5" draw:text-style-name="P2" draw:layer="layout" svg:x1="7.749cm" svg:y1="3.958cm" svg:x2="7.749cm" svg:y2="3.996cm">
          <text:p/>
        </draw:line>
        <draw:polyline draw:style-name="gr5" draw:text-style-name="P2" draw:layer="layout" svg:width="0.035cm" svg:height="0.041cm" svg:x="7.722cm" svg:y="3.936cm" svg:viewBox="0 0 36 42" draw:points="13,0 0,42 36,42">
          <text:p/>
        </draw:polyline>
        <draw:polyline draw:style-name="gr5" draw:text-style-name="P2" draw:layer="layout" svg:width="0.032cm" svg:height="0.057cm" svg:x="7.776cm" svg:y="3.939cm" svg:viewBox="0 0 33 58" draw:points="5,58 17,58 23,55 25,52 31,44 33,32 33,10 31,5 28,2 23,0 11,0 5,2 3,5 0,10 0,24 3,29 5,32 11,35 23,35 28,32 31,29 33,24">
          <text:p/>
        </draw:polyline>
        <draw:line draw:style-name="gr5" draw:text-style-name="P2" draw:layer="layout" svg:x1="7.867cm" svg:y1="3.997cm" svg:x2="7.846cm" svg:y2="3.968cm">
          <text:p/>
        </draw:line>
        <draw:polyline draw:style-name="gr5" draw:text-style-name="P2" draw:layer="layout" svg:width="0.033cm" svg:height="0.057cm" svg:x="7.833cm" svg:y="3.939cm" svg:viewBox="0 0 34 58" draw:points="0,58 0,0 21,0 28,2 31,5 34,10 34,19 31,24 28,27 21,29 0,29">
          <text:p/>
        </draw:polyline>
        <draw:polyline draw:style-name="gr5" draw:text-style-name="P2" draw:layer="layout" svg:width="0.034cm" svg:height="0.057cm" svg:x="7.887cm" svg:y="3.939cm" svg:viewBox="0 0 35 58" draw:points="6,58 18,58 23,55 26,52 31,44 35,32 35,10 31,5 28,2 23,0 12,0 6,2 4,5 0,10 0,24 4,29 6,32 12,35 23,35 28,32 31,29 35,24">
          <text:p/>
        </draw:polyline>
        <draw:line draw:style-name="gr3" draw:text-style-name="P2" draw:layer="layout" svg:x1="7.468cm" svg:y1="4.088cm" svg:x2="7.468cm" svg:y2="3.723cm">
          <text:p/>
        </draw:line>
        <draw:line draw:style-name="gr3" draw:text-style-name="P2" draw:layer="layout" svg:x1="7.14cm" svg:y1="3.723cm" svg:x2="7.14cm" svg:y2="4.089cm">
          <text:p/>
        </draw:line>
        <draw:line draw:style-name="gr5" draw:text-style-name="P2" draw:layer="layout" svg:x1="6.72cm" svg:y1="3.838cm" svg:x2="6.7cm" svg:y2="3.809cm">
          <text:p/>
        </draw:line>
        <draw:polyline draw:style-name="gr5" draw:text-style-name="P2" draw:layer="layout" svg:width="0.032cm" svg:height="0.058cm" svg:x="6.687cm" svg:y="3.779cm" svg:viewBox="0 0 33 59" draw:points="0,59 0,0 22,0 28,3 31,6 33,12 33,19 31,25 28,28 22,31 0,31">
          <text:p/>
        </draw:polyline>
        <draw:polyline draw:style-name="gr5" draw:text-style-name="P2" draw:layer="layout" svg:width="0.033cm" svg:height="0.058cm" svg:x="6.744cm" svg:y="3.779cm" svg:viewBox="0 0 34 59" draw:points="0,59 0,0 34,59 34,0">
          <text:p/>
        </draw:polyline>
        <draw:line draw:style-name="gr5" draw:text-style-name="P2" draw:layer="layout" svg:x1="6.833cm" svg:y1="3.837cm" svg:x2="6.801cm" svg:y2="3.837cm">
          <text:p/>
        </draw:line>
        <draw:polyline draw:style-name="gr5" draw:text-style-name="P2" draw:layer="layout" svg:width="0.016cm" svg:height="0.058cm" svg:x="6.801cm" svg:y="3.779cm" svg:viewBox="0 0 17 59" draw:points="17,59 17,0 11,8 5,14 0,17">
          <text:p/>
        </draw:polyline>
        <draw:line draw:style-name="gr5" draw:text-style-name="P2" draw:layer="layout" svg:x1="6.882cm" svg:y1="3.798cm" svg:x2="6.882cm" svg:y2="3.837cm">
          <text:p/>
        </draw:line>
        <draw:polyline draw:style-name="gr5" draw:text-style-name="P2" draw:layer="layout" svg:width="0.035cm" svg:height="0.041cm" svg:x="6.855cm" svg:y="3.777cm" svg:viewBox="0 0 36 42" draw:points="14,0 0,42 36,42">
          <text:p/>
        </draw:polyline>
        <draw:line draw:style-name="gr5" draw:text-style-name="P2" draw:layer="layout" svg:x1="6.714cm" svg:y1="3.958cm" svg:x2="6.714cm" svg:y2="3.996cm">
          <text:p/>
        </draw:line>
        <draw:polyline draw:style-name="gr5" draw:text-style-name="P2" draw:layer="layout" svg:width="0.035cm" svg:height="0.04cm" svg:x="6.687cm" svg:y="3.937cm" svg:viewBox="0 0 36 41" draw:points="13,0 0,41 36,41">
          <text:p/>
        </draw:polyline>
        <draw:polyline draw:style-name="gr5" draw:text-style-name="P2" draw:layer="layout" svg:width="0.032cm" svg:height="0.057cm" svg:x="6.741cm" svg:y="3.939cm" svg:viewBox="0 0 33 58" draw:points="5,58 17,58 22,55 24,53 31,45 33,33 33,11 31,6 28,3 22,0 11,0 5,3 3,6 0,11 0,25 3,30 5,33 11,36 22,36 28,33 31,30 33,25">
          <text:p/>
        </draw:polyline>
        <draw:line draw:style-name="gr5" draw:text-style-name="P2" draw:layer="layout" svg:x1="6.833cm" svg:y1="3.997cm" svg:x2="6.811cm" svg:y2="3.969cm">
          <text:p/>
        </draw:line>
        <draw:polyline draw:style-name="gr5" draw:text-style-name="P2" draw:layer="layout" svg:width="0.033cm" svg:height="0.057cm" svg:x="6.798cm" svg:y="3.939cm" svg:viewBox="0 0 34 58" draw:points="0,58 0,0 23,0 28,3 31,6 34,11 34,19 31,25 28,27 23,30 0,30">
          <text:p/>
        </draw:polyline>
        <draw:polyline draw:style-name="gr5" draw:text-style-name="P2" draw:layer="layout" svg:width="0.033cm" svg:height="0.057cm" svg:x="6.852cm" svg:y="3.939cm" svg:viewBox="0 0 34 58" draw:points="6,58 18,58 23,55 26,53 31,45 34,33 34,11 31,6 29,3 23,0 11,0 6,3 3,6 0,11 0,25 3,30 6,33 11,36 23,36 29,33 31,30 34,25">
          <text:p/>
        </draw:polyline>
        <draw:line draw:style-name="gr3" draw:text-style-name="P2" draw:layer="layout" svg:x1="2.723cm" svg:y1="1.137cm" svg:x2="10.103cm" svg:y2="1.137cm">
          <text:p/>
        </draw:line>
        <draw:line draw:style-name="gr3" draw:text-style-name="P2" draw:layer="layout" svg:x1="2.723cm" svg:y1="2.621cm" svg:x2="2.723cm" svg:y2="1.137cm">
          <text:p/>
        </draw:line>
        <draw:line draw:style-name="gr3" draw:text-style-name="P2" draw:layer="layout" svg:x1="2.452cm" svg:y1="2.895cm" svg:x2="2.452cm" svg:y2="0.864cm">
          <text:p/>
        </draw:line>
        <draw:line draw:style-name="gr3" draw:text-style-name="P2" draw:layer="layout" svg:x1="3.374cm" svg:y1="3.351cm" svg:x2="3.374cm" svg:y2="3.647cm">
          <text:p/>
        </draw:line>
        <draw:line draw:style-name="gr3" draw:text-style-name="P2" draw:layer="layout" svg:x1="3.556cm" svg:y1="3.351cm" svg:x2="3.374cm" svg:y2="3.351cm">
          <text:p/>
        </draw:line>
        <draw:line draw:style-name="gr3" draw:text-style-name="P2" draw:layer="layout" svg:x1="3.556cm" svg:y1="3.716cm" svg:x2="3.556cm" svg:y2="3.351cm">
          <text:p/>
        </draw:line>
        <draw:polygon draw:style-name="gr6" draw:text-style-name="P2" draw:layer="layout" svg:width="0.228cm" svg:height="0.13cm" svg:x="3.014cm" svg:y="3.68cm" svg:viewBox="0 0 229 131" draw:points="229,131 0,131 0,77 12,44 33,22 55,11 99,0 132,0 176,11 197,22 219,44 229,77">
          <text:p/>
        </draw:polygon>
        <draw:line draw:style-name="gr6" draw:text-style-name="P2" draw:layer="layout" svg:x1="3.242cm" svg:y1="3.463cm" svg:x2="3.242cm" svg:y2="3.593cm">
          <text:p/>
        </draw:line>
        <draw:polyline draw:style-name="gr6" draw:text-style-name="P2" draw:layer="layout" svg:width="0.228cm" svg:height="0.065cm" svg:x="3.014cm" svg:y="3.528cm" svg:viewBox="0 0 229 66" draw:points="229,0 0,0 33,22 55,45 67,66">
          <text:p/>
        </draw:polyline>
        <draw:line draw:style-name="gr6" draw:text-style-name="P2" draw:layer="layout" svg:x1="3.242cm" svg:y1="3.246cm" svg:x2="3.242cm" svg:y2="3.376cm">
          <text:p/>
        </draw:line>
        <draw:polyline draw:style-name="gr6" draw:text-style-name="P2" draw:layer="layout" svg:width="0.228cm" svg:height="0.065cm" svg:x="3.014cm" svg:y="3.311cm" svg:viewBox="0 0 229 66" draw:points="229,0 0,0 33,22 55,43 67,66">
          <text:p/>
        </draw:polyline>
        <draw:polyline draw:style-name="gr6" draw:text-style-name="P2" draw:layer="layout" svg:width="0.13cm" svg:height="0.174cm" svg:x="3.743cm" svg:y="3.74cm" svg:viewBox="0 0 131 175" draw:points="0,175 65,0 131,175">
          <text:p/>
        </draw:polyline>
        <draw:line draw:style-name="gr6" draw:text-style-name="P2" draw:layer="layout" svg:x1="3.743cm" svg:y1="3.36cm" svg:x2="3.895cm" svg:y2="3.36cm">
          <text:p/>
        </draw:line>
        <draw:polyline draw:style-name="gr6" draw:text-style-name="P2" draw:layer="layout" svg:width="0.163cm" svg:height="0.142cm" svg:x="3.656cm" svg:y="3.327cm" svg:viewBox="0 0 164 143" draw:points="0,88 164,143 164,0">
          <text:p/>
        </draw:polyline>
        <draw:polyline draw:style-name="gr6" draw:text-style-name="P2" draw:layer="layout" svg:width="0.228cm" svg:height="0.153cm" svg:x="3.667cm" svg:y="3.12cm" svg:viewBox="0 0 229 154" draw:points="0,154 229,77 0,0">
          <text:p/>
        </draw:polyline>
        <draw:line draw:style-name="gr3" draw:text-style-name="P2" draw:layer="layout" svg:x1="2.452cm" svg:y1="0.864cm" svg:x2="18.462cm" svg:y2="0.864cm">
          <text:p/>
        </draw:line>
        <draw:line draw:style-name="gr3" draw:text-style-name="P2" draw:layer="layout" svg:x1="18.69cm" svg:y1="2.895cm" svg:x2="2.452cm" svg:y2="2.895cm">
          <text:p/>
        </draw:line>
        <draw:line draw:style-name="gr3" draw:text-style-name="P2" draw:layer="layout" svg:x1="18.418cm" svg:y1="2.621cm" svg:x2="2.723cm" svg:y2="2.621cm">
          <text:p/>
        </draw:line>
        <draw:line draw:style-name="gr3" draw:text-style-name="P2" draw:layer="layout" svg:x1="18.462cm" svg:y1="0.864cm" svg:x2="18.691cm" svg:y2="1.093cm">
          <text:p/>
        </draw:line>
        <draw:line draw:style-name="gr3" draw:text-style-name="P2" draw:layer="layout" svg:x1="7.468cm" svg:y1="4.564cm" svg:x2="8.198cm" svg:y2="4.564cm">
          <text:p/>
        </draw:line>
        <draw:line draw:style-name="gr3" draw:text-style-name="P2" draw:layer="layout" svg:x1="8.198cm" svg:y1="4.564cm" svg:x2="8.198cm" svg:y2="4.928cm">
          <text:p/>
        </draw:line>
        <draw:line draw:style-name="gr3" draw:text-style-name="P2" draw:layer="layout" svg:x1="8.198cm" svg:y1="4.928cm" svg:x2="7.468cm" svg:y2="4.928cm">
          <text:p/>
        </draw:line>
        <draw:line draw:style-name="gr5" draw:text-style-name="P2" draw:layer="layout" svg:x1="7.732cm" svg:y1="4.7cm" svg:x2="7.713cm" svg:y2="4.672cm">
          <text:p/>
        </draw:line>
        <draw:polyline draw:style-name="gr5" draw:text-style-name="P2" draw:layer="layout" svg:width="0.032cm" svg:height="0.057cm" svg:x="7.699cm" svg:y="4.642cm" svg:viewBox="0 0 33 58" draw:points="0,58 0,0 22,0 27,3 31,6 33,11 33,20 31,25 27,29 22,31 0,31">
          <text:p/>
        </draw:polyline>
        <draw:polyline draw:style-name="gr5" draw:text-style-name="P2" draw:layer="layout" svg:width="0.032cm" svg:height="0.057cm" svg:x="7.756cm" svg:y="4.642cm" svg:viewBox="0 0 33 58" draw:points="0,58 0,0 33,58 33,0">
          <text:p/>
        </draw:polyline>
        <draw:line draw:style-name="gr5" draw:text-style-name="P2" draw:layer="layout" svg:x1="7.845cm" svg:y1="4.699cm" svg:x2="7.813cm" svg:y2="4.699cm">
          <text:p/>
        </draw:line>
        <draw:polyline draw:style-name="gr5" draw:text-style-name="P2" draw:layer="layout" svg:width="0.016cm" svg:height="0.057cm" svg:x="7.813cm" svg:y="4.642cm" svg:viewBox="0 0 17 58" draw:points="17,58 17,0 12,8 7,14 0,16">
          <text:p/>
        </draw:polyline>
        <draw:line draw:style-name="gr5" draw:text-style-name="P2" draw:layer="layout" svg:x1="7.9cm" svg:y1="4.699cm" svg:x2="7.867cm" svg:y2="4.699cm">
          <text:p/>
        </draw:line>
        <draw:polyline draw:style-name="gr5" draw:text-style-name="P2" draw:layer="layout" svg:width="0.017cm" svg:height="0.057cm" svg:x="7.867cm" svg:y="4.642cm" svg:viewBox="0 0 18 58" draw:points="18,58 18,0 11,8 6,14 0,16">
          <text:p/>
        </draw:polyline>
        <draw:polyline draw:style-name="gr5" draw:text-style-name="P2" draw:layer="layout" svg:width="0.035cm" svg:height="0.057cm" svg:x="7.736cm" svg:y="4.779cm" svg:viewBox="0 0 36 58" draw:points="3,5 5,3 11,0 25,0 31,3 34,5 36,11 36,16 34,24 0,58 36,58">
          <text:p/>
        </draw:polyline>
        <draw:polygon draw:style-name="gr5" draw:text-style-name="P2" draw:layer="layout" svg:width="0.033cm" svg:height="0.057cm" svg:x="7.793cm" svg:y="4.779cm" svg:viewBox="0 0 34 58" draw:points="14,0 19,0 24,3 27,5 30,11 34,22 34,36 30,46 27,52 24,56 19,58 14,58 8,56 5,52 3,46 0,36 0,22 3,11 5,5 8,3">
          <text:p/>
        </draw:polygon>
        <draw:polygon draw:style-name="gr5" draw:text-style-name="P2" draw:layer="layout" svg:width="0.032cm" svg:height="0.057cm" svg:x="7.848cm" svg:y="4.779cm" svg:viewBox="0 0 33 58" draw:points="14,0 20,0 25,3 28,5 30,11 33,22 33,36 30,46 28,52 25,56 20,58 14,58 9,56 5,52 2,46 0,36 0,22 2,11 5,5 9,3">
          <text:p/>
        </draw:polygon>
        <draw:line draw:style-name="gr3" draw:text-style-name="P2" draw:layer="layout" svg:x1="7.468cm" svg:y1="4.928cm" svg:x2="7.468cm" svg:y2="4.564cm">
          <text:p/>
        </draw:line>
        <draw:line draw:style-name="gr3" draw:text-style-name="P2" draw:layer="layout" svg:x1="7.14cm" svg:y1="4.929cm" svg:x2="6.41cm" svg:y2="4.929cm">
          <text:p/>
        </draw:line>
        <draw:line draw:style-name="gr3" draw:text-style-name="P2" draw:layer="layout" svg:x1="7.14cm" svg:y1="4.564cm" svg:x2="7.14cm" svg:y2="4.929cm">
          <text:p/>
        </draw:line>
        <draw:line draw:style-name="gr5" draw:text-style-name="P2" draw:layer="layout" svg:x1="6.698cm" svg:y1="4.69cm" svg:x2="6.678cm" svg:y2="4.661cm">
          <text:p/>
        </draw:line>
        <draw:polyline draw:style-name="gr5" draw:text-style-name="P2" draw:layer="layout" svg:width="0.033cm" svg:height="0.058cm" svg:x="6.664cm" svg:y="4.631cm" svg:viewBox="0 0 34 59" draw:points="0,59 0,0 22,0 28,3 31,6 34,11 34,19 31,25 28,27 22,31 0,31">
          <text:p/>
        </draw:polyline>
        <draw:polyline draw:style-name="gr5" draw:text-style-name="P2" draw:layer="layout" svg:width="0.032cm" svg:height="0.058cm" svg:x="6.721cm" svg:y="4.631cm" svg:viewBox="0 0 33 59" draw:points="0,59 0,0 33,59 33,0">
          <text:p/>
        </draw:polyline>
        <draw:line draw:style-name="gr5" draw:text-style-name="P2" draw:layer="layout" svg:x1="6.81cm" svg:y1="4.689cm" svg:x2="6.778cm" svg:y2="4.689cm">
          <text:p/>
        </draw:line>
        <draw:polyline draw:style-name="gr5" draw:text-style-name="P2" draw:layer="layout" svg:width="0.016cm" svg:height="0.058cm" svg:x="6.778cm" svg:y="4.631cm" svg:viewBox="0 0 17 59" draw:points="17,59 17,0 11,8 5,14 0,17">
          <text:p/>
        </draw:polyline>
        <draw:polyline draw:style-name="gr5" draw:text-style-name="P2" draw:layer="layout" svg:width="0.036cm" svg:height="0.058cm" svg:x="6.829cm" svg:y="4.631cm" svg:viewBox="0 0 37 59" draw:points="0,0 37,0 18,22 26,22 32,25 34,27 37,34 37,48 34,53 32,55 26,59 9,59 3,55 0,53">
          <text:p/>
        </draw:polyline>
        <draw:polyline draw:style-name="gr5" draw:text-style-name="P2" draw:layer="layout" svg:width="0.035cm" svg:height="0.057cm" svg:x="6.69cm" svg:y="4.768cm" svg:viewBox="0 0 36 58" draw:points="2,6 5,3 10,0 25,0 30,3 33,6 36,12 36,17 33,26 0,58 36,58">
          <text:p/>
        </draw:polyline>
        <draw:polygon draw:style-name="gr5" draw:text-style-name="P2" draw:layer="layout" svg:width="0.032cm" svg:height="0.057cm" svg:x="6.747cm" svg:y="4.768cm" svg:viewBox="0 0 33 58" draw:points="13,0 19,0 25,3 28,6 31,12 33,23 33,36 31,48 28,53 25,55 19,58 13,58 8,55 5,53 3,48 0,36 0,23 3,12 5,6 8,3">
          <text:p/>
        </draw:polygon>
        <draw:polygon draw:style-name="gr5" draw:text-style-name="P2" draw:layer="layout" svg:width="0.033cm" svg:height="0.057cm" svg:x="6.801cm" svg:y="4.768cm" svg:viewBox="0 0 34 58" draw:points="14,0 19,0 25,3 27,6 30,12 34,23 34,36 30,48 27,53 25,55 19,58 14,58 8,55 6,53 3,48 0,36 0,23 3,12 6,6 8,3">
          <text:p/>
        </draw:polygon>
        <draw:line draw:style-name="gr3" draw:text-style-name="P2" draw:layer="layout" svg:x1="6.41cm" svg:y1="3.723cm" svg:x2="7.14cm" svg:y2="3.723cm">
          <text:p/>
        </draw:line>
        <draw:line draw:style-name="gr3" draw:text-style-name="P2" draw:layer="layout" svg:x1="7.14cm" svg:y1="4.089cm" svg:x2="6.41cm" svg:y2="4.089cm">
          <text:p/>
        </draw:line>
        <draw:line draw:style-name="gr3" draw:text-style-name="P2" draw:layer="layout" svg:x1="6.41cm" svg:y1="4.089cm" svg:x2="6.41cm" svg:y2="3.723cm">
          <text:p/>
        </draw:line>
        <draw:line draw:style-name="gr3" draw:text-style-name="P2" draw:layer="layout" svg:x1="6.41cm" svg:y1="4.564cm" svg:x2="7.14cm" svg:y2="4.564cm">
          <text:p/>
        </draw:line>
        <draw:line draw:style-name="gr3" draw:text-style-name="P2" draw:layer="layout" svg:x1="6.41cm" svg:y1="4.929cm" svg:x2="6.41cm" svg:y2="4.564cm">
          <text:p/>
        </draw:line>
        <draw:line draw:style-name="gr3" draw:text-style-name="P2" draw:layer="layout" svg:x1="5.968cm" svg:y1="4.523cm" svg:x2="5.785cm" svg:y2="4.523cm">
          <text:p/>
        </draw:line>
        <draw:line draw:style-name="gr3" draw:text-style-name="P2" draw:layer="layout" svg:x1="6.287cm" svg:y1="4.523cm" svg:x2="6.104cm" svg:y2="4.523cm">
          <text:p/>
        </draw:line>
        <draw:polyline draw:style-name="gr5" draw:text-style-name="P2" draw:layer="layout" svg:width="0.057cm" svg:height="0.035cm" svg:x="6.13cm" svg:y="4.437cm" svg:viewBox="0 0 58 36" draw:points="52,0 54,2 58,10 58,16 54,24 49,30 43,33 33,36 24,36 14,33 8,30 3,24 0,16 0,10 3,2 5,0">
          <text:p/>
        </draw:polyline>
        <draw:line draw:style-name="gr5" draw:text-style-name="P2" draw:layer="layout" svg:x1="6.187cm" svg:y1="4.382cm" svg:x2="6.187cm" svg:y2="4.415cm">
          <text:p/>
        </draw:line>
        <draw:polyline draw:style-name="gr5" draw:text-style-name="P2" draw:layer="layout" svg:width="0.057cm" svg:height="0.016cm" svg:x="6.13cm" svg:y="4.399cm" svg:viewBox="0 0 58 17" draw:points="58,0 0,0 8,6 14,11 16,17">
          <text:p/>
        </draw:polyline>
        <draw:line draw:style-name="gr5" draw:text-style-name="P2" draw:layer="layout" svg:x1="6.187cm" svg:y1="4.328cm" svg:x2="6.187cm" svg:y2="4.361cm">
          <text:p/>
        </draw:line>
        <draw:polyline draw:style-name="gr5" draw:text-style-name="P2" draw:layer="layout" svg:width="0.057cm" svg:height="0.017cm" svg:x="6.13cm" svg:y="4.344cm" svg:viewBox="0 0 58 18" draw:points="58,0 0,0 8,6 14,11 16,18">
          <text:p/>
        </draw:polyline>
        <draw:line draw:style-name="gr5" draw:text-style-name="P2" draw:layer="layout" svg:x1="6.149cm" svg:y1="4.279cm" svg:x2="6.187cm" svg:y2="4.279cm">
          <text:p/>
        </draw:line>
        <draw:polyline draw:style-name="gr5" draw:text-style-name="P2" draw:layer="layout" svg:width="0.041cm" svg:height="0.035cm" svg:x="6.127cm" svg:y="4.271cm" svg:viewBox="0 0 42 36" draw:points="0,23 42,36 42,0">
          <text:p/>
        </draw:polyline>
        <draw:line draw:style-name="gr5" draw:text-style-name="P2" draw:layer="layout" svg:x1="6.255cm" svg:y1="4.437cm" svg:x2="6.255cm" svg:y2="4.469cm">
          <text:p/>
        </draw:line>
        <draw:polyline draw:style-name="gr5" draw:text-style-name="P2" draw:layer="layout" svg:width="0.056cm" svg:height="0.016cm" svg:x="6.199cm" svg:y="4.453cm" svg:viewBox="0 0 57 17" draw:points="57,0 0,0 8,5 13,12 16,17">
          <text:p/>
        </draw:polyline>
        <draw:polygon draw:style-name="gr5" draw:text-style-name="P2" draw:layer="layout" svg:width="0.056cm" svg:height="0.033cm" svg:x="6.199cm" svg:y="4.382cm" svg:viewBox="0 0 57 34" draw:points="0,19 0,14 2,9 5,5 10,3 21,0 35,0 47,3 52,5 55,9 57,14 57,19 55,25 52,27 47,31 35,34 21,34 10,31 5,27 2,25">
          <text:p/>
        </draw:polygon>
        <draw:polygon draw:style-name="gr5" draw:text-style-name="P2" draw:layer="layout" svg:width="0.056cm" svg:height="0.033cm" svg:x="6.199cm" svg:y="4.328cm" svg:viewBox="0 0 57 34" draw:points="0,19 0,13 2,8 5,6 10,3 21,0 35,0 47,3 52,6 55,8 57,13 57,19 55,26 52,28 47,31 35,34 21,34 10,31 5,28 2,26">
          <text:p/>
        </draw:polygon>
        <draw:line draw:style-name="gr5" draw:text-style-name="P2" draw:layer="layout" svg:x1="6.217cm" svg:y1="4.303cm" svg:x2="6.255cm" svg:y2="4.303cm">
          <text:p/>
        </draw:line>
        <draw:polyline draw:style-name="gr5" draw:text-style-name="P2" draw:layer="layout" svg:width="0.038cm" svg:height="0.024cm" svg:x="6.217cm" svg:y="4.279cm" svg:viewBox="0 0 39 25" draw:points="6,25 3,23 0,16 0,8 3,3 9,0 39,0">
          <text:p/>
        </draw:polyline>
        <draw:polyline draw:style-name="gr5" draw:text-style-name="P2" draw:layer="layout" svg:width="0.055cm" svg:height="0.048cm" svg:x="8.597cm" svg:y="5.718cm" svg:viewBox="0 0 56 49" draw:points="1,25 0,28 1,37 4,41 10,47 19,49 25,48 36,45 43,42 51,34 54,28 56,21 54,13 52,7 45,1 42,0">
          <text:p/>
        </draw:polyline>
        <draw:polyline draw:style-name="gr5" draw:text-style-name="P2" draw:layer="layout" svg:width="0.053cm" svg:height="0.047cm" svg:x="8.571cm" svg:y="5.673cm" svg:viewBox="0 0 54 48" draw:points="48,0 53,10 54,16 53,19 49,29 41,37 21,48 15,48 11,47 6,44 0,35 0,28 1,25 4,19 16,12 22,11 26,13 31,16 37,26 37,33 37,36 32,41">
          <text:p/>
        </draw:polyline>
        <draw:polyline draw:style-name="gr5" draw:text-style-name="P2" draw:layer="layout" svg:width="0.062cm" svg:height="0.057cm" svg:x="8.544cm" svg:y="5.621cm" svg:viewBox="0 0 63 58" draw:points="63,31 45,0 35,28 31,21 26,17 22,16 16,17 4,24 1,29 0,32 0,40 8,53 13,57 17,58">
          <text:p/>
        </draw:polyline>
        <draw:polyline draw:style-name="gr5" draw:text-style-name="P2" draw:layer="layout" svg:width="0.055cm" svg:height="0.047cm" svg:x="9.235cm" svg:y="5.642cm" svg:viewBox="0 0 56 48" draw:points="41,48 45,47 52,42 54,36 56,28 54,20 51,15 43,7 35,3 24,0 18,0 11,2 4,8 1,12 0,21 1,25">
          <text:p/>
        </draw:polyline>
        <draw:polyline draw:style-name="gr5" draw:text-style-name="P2" draw:layer="layout" svg:width="0.058cm" svg:height="0.044cm" svg:x="9.206cm" svg:y="5.691cm" svg:viewBox="0 0 59 45" draw:points="0,16 6,7 11,3 15,2 24,0 35,5 54,16 58,20 59,24 59,30 52,40 48,43 44,45 38,45 26,37 23,32 22,28 22,22 27,13 32,9 36,8 42,9">
          <text:p/>
        </draw:polyline>
        <draw:polyline draw:style-name="gr5" draw:text-style-name="P2" draw:layer="layout" svg:width="0.057cm" svg:height="0.043cm" svg:x="9.182cm" svg:y="5.734cm" svg:viewBox="0 0 58 44" draw:points="58,29 53,38 48,43 44,43 34,44 23,40 4,29 1,24 0,20 0,14 5,5 10,1 14,0 20,1 33,8 36,13 37,17 37,22 31,32 27,35 22,36 15,36">
          <text:p/>
        </draw:polyline>
        <draw:line draw:style-name="gr5" draw:text-style-name="P2" draw:layer="layout" svg:x1="9.221cm" svg:y1="5.659cm" svg:x2="9.238cm" svg:y2="5.629cm">
          <text:p/>
        </draw:line>
        <draw:polyline draw:style-name="gr5" draw:text-style-name="P2" draw:layer="layout" svg:width="0.05cm" svg:height="0.035cm" svg:x="9.179cm" svg:y="5.609cm" svg:viewBox="0 0 51 36" draw:points="51,36 0,7 12,7 19,4 24,0">
          <text:p/>
        </draw:polyline>
        <draw:polygon draw:style-name="gr5" draw:text-style-name="P2" draw:layer="layout" svg:width="0.053cm" svg:height="0.043cm" svg:x="9.151cm" svg:y="5.655cm" svg:viewBox="0 0 54 44" draw:points="3,5 0,9 0,16 1,19 4,24 12,32 24,40 36,43 42,44 45,43 51,39 53,33 54,27 53,24 49,18 41,11 29,4 18,1 11,0 8,1">
          <text:p/>
        </draw:polygon>
        <draw:line draw:style-name="gr5" draw:text-style-name="P2" draw:layer="layout" svg:x1="9.149cm" svg:y1="5.707cm" svg:x2="9.183cm" svg:y2="5.727cm">
          <text:p/>
        </draw:line>
        <draw:polyline draw:style-name="gr5" draw:text-style-name="P2" draw:layer="layout" svg:width="0.029cm" svg:height="0.037cm" svg:x="9.14cm" svg:y="5.71cm" svg:viewBox="0 0 30 38" draw:points="15,0 11,1 5,4 0,11 0,17 3,22 30,38">
          <text:p/>
        </draw:polyline>
        <draw:polyline draw:style-name="gr5" draw:text-style-name="P2" draw:layer="layout" svg:width="0.056cm" svg:height="0.036cm" svg:x="8.895cm" svg:y="5.627cm" svg:viewBox="0 0 57 37" draw:points="52,37 55,34 57,25 57,19 55,11 50,6 44,3 32,0 24,0 13,3 8,6 3,11 0,19 0,25 3,34 5,37">
          <text:p/>
        </draw:polyline>
        <draw:polyline draw:style-name="gr5" draw:text-style-name="P2" draw:layer="layout" svg:width="0.056cm" svg:height="0.038cm" svg:x="8.895cm" svg:y="5.682cm" svg:viewBox="0 0 57 39" draw:points="0,0 0,39 57,13">
          <text:p/>
        </draw:polyline>
        <draw:polyline draw:style-name="gr5" draw:text-style-name="P2" draw:layer="layout" svg:width="0.056cm" svg:height="0.032cm" svg:x="8.895cm" svg:y="5.739cm" svg:viewBox="0 0 57 33" draw:points="0,28 0,16 3,11 5,8 13,3 24,0 47,0 52,3 55,5 57,11 57,23 55,28 52,31 47,33 32,33 27,31 24,28 22,23 22,11 24,5 27,3 32,0">
          <text:p/>
        </draw:polyline>
        <draw:line draw:style-name="gr5" draw:text-style-name="P2" draw:layer="layout" svg:x1="8.883cm" svg:y1="5.663cm" svg:x2="8.883cm" svg:y2="5.63cm">
          <text:p/>
        </draw:line>
        <draw:polyline draw:style-name="gr5" draw:text-style-name="P2" draw:layer="layout" svg:width="0.057cm" svg:height="0.016cm" svg:x="8.826cm" svg:y="5.63cm" svg:viewBox="0 0 58 17" draw:points="58,17 0,17 9,12 14,5 16,0">
          <text:p/>
        </draw:polyline>
        <draw:polygon draw:style-name="gr5" draw:text-style-name="P2" draw:layer="layout" svg:width="0.057cm" svg:height="0.033cm" svg:x="8.826cm" svg:y="5.684cm" svg:viewBox="0 0 58 34" draw:points="0,15 0,20 3,26 5,28 11,31 22,34 35,34 47,31 53,28 56,26 58,20 58,15 56,9 53,6 47,3 35,0 22,0 11,3 5,6 3,9">
          <text:p/>
        </draw:polygon>
        <draw:line draw:style-name="gr5" draw:text-style-name="P2" draw:layer="layout" svg:x1="8.845cm" svg:y1="5.742cm" svg:x2="8.883cm" svg:y2="5.742cm">
          <text:p/>
        </draw:line>
        <draw:polyline draw:style-name="gr5" draw:text-style-name="P2" draw:layer="layout" svg:width="0.038cm" svg:height="0.024cm" svg:x="8.845cm" svg:y="5.742cm" svg:viewBox="0 0 39 25" draw:points="5,0 3,2 0,8 0,15 3,22 9,25 39,25">
          <text:p/>
        </draw:polyline>
        <draw:line draw:style-name="gr3" draw:text-style-name="P2" draw:layer="layout" svg:x1="5.591cm" svg:y1="8.65cm" svg:x2="5.591cm" svg:y2="9.015cm">
          <text:p/>
        </draw:line>
        <draw:line draw:style-name="gr3" draw:text-style-name="P2" draw:layer="layout" svg:x1="5.591cm" svg:y1="9.015cm" svg:x2="5.409cm" svg:y2="9.015cm">
          <text:p/>
        </draw:line>
        <draw:polyline draw:style-name="gr5" draw:text-style-name="P2" draw:layer="layout" svg:width="0.057cm" svg:height="0.035cm" svg:x="5.503cm" svg:y="8.865cm" svg:viewBox="0 0 58 36" draw:points="52,0 54,2 58,10 58,17 54,25 49,30 43,33 33,36 24,36 14,33 8,30 2,25 0,17 0,10 2,2 5,0">
          <text:p/>
        </draw:polyline>
        <draw:line draw:style-name="gr5" draw:text-style-name="P2" draw:layer="layout" svg:x1="5.56cm" svg:y1="8.81cm" svg:x2="5.56cm" svg:y2="8.843cm">
          <text:p/>
        </draw:line>
        <draw:polyline draw:style-name="gr5" draw:text-style-name="P2" draw:layer="layout" svg:width="0.057cm" svg:height="0.016cm" svg:x="5.503cm" svg:y="8.827cm" svg:viewBox="0 0 58 17" draw:points="58,0 0,0 8,5 14,11 16,17">
          <text:p/>
        </draw:polyline>
        <draw:line draw:style-name="gr5" draw:text-style-name="P2" draw:layer="layout" svg:x1="5.56cm" svg:y1="8.756cm" svg:x2="5.56cm" svg:y2="8.789cm">
          <text:p/>
        </draw:line>
        <draw:polyline draw:style-name="gr5" draw:text-style-name="P2" draw:layer="layout" svg:width="0.057cm" svg:height="0.017cm" svg:x="5.503cm" svg:y="8.772cm" svg:viewBox="0 0 58 18" draw:points="58,0 0,0 8,5 14,11 16,18">
          <text:p/>
        </draw:polyline>
        <draw:polyline draw:style-name="gr5" draw:text-style-name="P2" draw:layer="layout" svg:width="0.057cm" svg:height="0.032cm" svg:x="5.503cm" svg:y="8.702cm" svg:viewBox="0 0 58 33" draw:points="0,5 0,16 2,21 5,24 14,29 24,33 46,33 52,29 54,27 58,21 58,10 54,5 52,2 46,0 33,0 27,2 24,5 21,10 21,21 24,27 27,29 33,33">
          <text:p/>
        </draw:polyline>
        <draw:line draw:style-name="gr3" draw:text-style-name="P2" draw:layer="layout" svg:x1="5.754cm" svg:y1="9.015cm" svg:x2="5.754cm" svg:y2="8.65cm">
          <text:p/>
        </draw:line>
        <draw:line draw:style-name="gr3" draw:text-style-name="P2" draw:layer="layout" svg:x1="5.409cm" svg:y1="9.015cm" svg:x2="5.409cm" svg:y2="8.65cm">
          <text:p/>
        </draw:line>
        <draw:line draw:style-name="gr3" draw:text-style-name="P2" draw:layer="layout" svg:x1="5.246cm" svg:y1="9.015cm" svg:x2="5.058cm" svg:y2="9.015cm">
          <text:p/>
        </draw:line>
        <draw:line draw:style-name="gr3" draw:text-style-name="P2" draw:layer="layout" svg:x1="5.058cm" svg:y1="9.015cm" svg:x2="5.058cm" svg:y2="8.65cm">
          <text:p/>
        </draw:line>
        <draw:line draw:style-name="gr3" draw:text-style-name="P2" draw:layer="layout" svg:x1="5.246cm" svg:y1="8.65cm" svg:x2="5.246cm" svg:y2="9.015cm">
          <text:p/>
        </draw:line>
        <draw:line draw:style-name="gr5" draw:text-style-name="P2" draw:layer="layout" svg:x1="5.213cm" svg:y1="8.837cm" svg:x2="5.185cm" svg:y2="8.857cm">
          <text:p/>
        </draw:line>
        <draw:polyline draw:style-name="gr5" draw:text-style-name="P2" draw:layer="layout" svg:width="0.057cm" svg:height="0.033cm" svg:x="5.155cm" svg:y="8.837cm" svg:viewBox="0 0 58 34" draw:points="58,34 0,34 0,11 3,6 7,3 12,0 20,0 26,3 28,6 31,11 31,34">
          <text:p/>
        </draw:polyline>
        <draw:polyline draw:style-name="gr5" draw:text-style-name="P2" draw:layer="layout" svg:width="0.057cm" svg:height="0.033cm" svg:x="5.155cm" svg:y="8.783cm" svg:viewBox="0 0 58 34" draw:points="0,6 0,17 3,23 7,26 15,31 26,34 47,34 53,31 56,28 58,23 58,11 56,6 53,3 47,0 34,0 28,3 26,6 23,11 23,23 26,28 28,31 34,34">
          <text:p/>
        </draw:polyline>
        <draw:polyline draw:style-name="gr5" draw:text-style-name="P2" draw:layer="layout" svg:width="0.057cm" svg:height="0.038cm" svg:x="5.155cm" svg:y="8.726cm" svg:viewBox="0 0 58 39" draw:points="0,39 0,0 58,24">
          <text:p/>
        </draw:polyline>
        <draw:polyline draw:style-name="gr5" draw:text-style-name="P2" draw:layer="layout" svg:width="0.057cm" svg:height="0.032cm" svg:x="5.087cm" svg:y="8.862cm" svg:viewBox="0 0 58 33" draw:points="58,27 58,16 55,11 52,8 44,3 32,0 11,0 5,3 3,5 0,11 0,22 3,27 5,31 11,33 24,33 30,31 32,27 35,22 35,11 32,5 30,3 24,0">
          <text:p/>
        </draw:polyline>
        <draw:polygon draw:style-name="gr5" draw:text-style-name="P2" draw:layer="layout" svg:width="0.057cm" svg:height="0.032cm" svg:x="5.087cm" svg:y="8.808cm" svg:viewBox="0 0 58 33" draw:points="0,19 0,13 3,8 5,5 11,2 22,0 35,0 47,2 52,5 55,8 58,13 58,19 55,25 52,28 47,30 35,33 22,33 11,30 5,28 3,25">
          <text:p/>
        </draw:polygon>
        <draw:line draw:style-name="gr5" draw:text-style-name="P2" draw:layer="layout" svg:x1="5.144cm" svg:y1="8.783cm" svg:x2="5.087cm" svg:y2="8.783cm">
          <text:p/>
        </draw:line>
        <draw:line draw:style-name="gr5" draw:text-style-name="P2" draw:layer="layout" svg:x1="5.122cm" svg:y1="8.778cm" svg:x2="5.145cm" svg:y2="8.762cm">
          <text:p/>
        </draw:line>
        <draw:line draw:style-name="gr5" draw:text-style-name="P2" draw:layer="layout" svg:x1="5.106cm" svg:y1="8.762cm" svg:x2="5.129cm" svg:y2="8.784cm">
          <text:p/>
        </draw:line>
        <draw:polyline draw:style-name="gr5" draw:text-style-name="P2" draw:layer="layout" svg:width="0.057cm" svg:height="0.032cm" svg:x="5.087cm" svg:y="8.707cm" svg:viewBox="0 0 58 33" draw:points="24,22 22,28 19,31 13,33 11,33 5,31 3,28 0,22 0,11 3,5 5,3 11,0 13,0 19,3 22,5 24,11 24,22 27,28 30,31 35,33 47,33 52,31 55,28 58,22 58,11 55,5 52,3 47,0 35,0 30,3 27,5 24,11">
          <text:p/>
        </draw:polyline>
        <draw:line draw:style-name="gr3" draw:text-style-name="P2" draw:layer="layout" svg:x1="6.287cm" svg:y1="9.015cm" svg:x2="6.104cm" svg:y2="9.015cm">
          <text:p/>
        </draw:line>
        <draw:line draw:style-name="gr3" draw:text-style-name="P2" draw:layer="layout" svg:x1="6.287cm" svg:y1="8.65cm" svg:x2="6.287cm" svg:y2="9.015cm">
          <text:p/>
        </draw:line>
        <draw:line draw:style-name="gr3" draw:text-style-name="P2" draw:layer="layout" svg:x1="6.104cm" svg:y1="8.65cm" svg:x2="6.287cm" svg:y2="8.65cm">
          <text:p/>
        </draw:line>
        <draw:polyline draw:style-name="gr5" draw:text-style-name="P2" draw:layer="layout" svg:width="0.056cm" svg:height="0.035cm" svg:x="6.199cm" svg:y="8.865cm" svg:viewBox="0 0 57 36" draw:points="52,0 55,2 57,10 57,17 55,25 49,30 43,33 32,36 24,36 13,33 8,30 2,25 0,17 0,10 2,2 5,0">
          <text:p/>
        </draw:polyline>
        <draw:line draw:style-name="gr5" draw:text-style-name="P2" draw:layer="layout" svg:x1="6.255cm" svg:y1="8.81cm" svg:x2="6.255cm" svg:y2="8.843cm">
          <text:p/>
        </draw:line>
        <draw:polyline draw:style-name="gr5" draw:text-style-name="P2" draw:layer="layout" svg:width="0.056cm" svg:height="0.016cm" svg:x="6.199cm" svg:y="8.827cm" svg:viewBox="0 0 57 17" draw:points="57,0 0,0 8,5 13,11 16,17">
          <text:p/>
        </draw:polyline>
        <draw:polygon draw:style-name="gr5" draw:text-style-name="P2" draw:layer="layout" svg:width="0.056cm" svg:height="0.033cm" svg:x="6.199cm" svg:y="8.756cm" svg:viewBox="0 0 57 34" draw:points="0,20 0,14 2,9 5,6 10,2 21,0 35,0 47,2 52,6 55,9 57,14 57,20 55,25 52,28 47,31 35,34 21,34 10,31 5,28 2,25">
          <text:p/>
        </draw:polygon>
        <draw:line draw:style-name="gr5" draw:text-style-name="P2" draw:layer="layout" svg:x1="6.255cm" svg:y1="8.702cm" svg:x2="6.255cm" svg:y2="8.734cm">
          <text:p/>
        </draw:line>
        <draw:polyline draw:style-name="gr5" draw:text-style-name="P2" draw:layer="layout" svg:width="0.056cm" svg:height="0.016cm" svg:x="6.199cm" svg:y="8.718cm" svg:viewBox="0 0 57 17" draw:points="57,0 0,0 8,5 13,12 16,17">
          <text:p/>
        </draw:polyline>
        <draw:polyline draw:style-name="gr5" draw:text-style-name="P2" draw:layer="layout" svg:width="0.057cm" svg:height="0.035cm" svg:x="6.13cm" svg:y="8.851cm" svg:viewBox="0 0 58 36" draw:points="0,36 0,0 22,19 22,11 24,5 27,3 33,0 46,0 52,3 54,5 58,11 58,28 54,34 52,36">
          <text:p/>
        </draw:polyline>
        <draw:polyline draw:style-name="gr5" draw:text-style-name="P2" draw:layer="layout" svg:width="0.005cm" svg:height="0.005cm" svg:x="6.182cm" svg:y="8.824cm" svg:viewBox="0 0 6 6" draw:points="0,3 3,0 6,3 3,6 0,3 6,3">
          <text:p/>
        </draw:polyline>
        <draw:polyline draw:style-name="gr5" draw:text-style-name="P2" draw:layer="layout" svg:width="0.057cm" svg:height="0.036cm" svg:x="6.13cm" svg:y="8.769cm" svg:viewBox="0 0 58 37" draw:points="0,37 0,0 22,20 22,11 24,6 27,3 33,0 46,0 52,3 54,6 58,11 58,27 54,33 52,37">
          <text:p/>
        </draw:polyline>
        <draw:line draw:style-name="gr5" draw:text-style-name="P2" draw:layer="layout" svg:x1="6.149cm" svg:y1="8.745cm" svg:x2="6.206cm" svg:y2="8.745cm">
          <text:p/>
        </draw:line>
        <draw:polyline draw:style-name="gr5" draw:text-style-name="P2" draw:layer="layout" svg:width="0.038cm" svg:height="0.027cm" svg:x="6.149cm" svg:y="8.718cm" svg:viewBox="0 0 39 28" draw:points="3,28 0,21 0,11 3,5 5,3 11,0 28,0 34,3 36,5 39,11 39,21 36,28">
          <text:p/>
        </draw:polyline>
        <draw:line draw:style-name="gr3" draw:text-style-name="P2" draw:layer="layout" svg:x1="5.839cm" svg:y1="9.448cm" svg:x2="5.839cm" svg:y2="9.26cm">
          <text:p/>
        </draw:line>
        <draw:line draw:style-name="gr3" draw:text-style-name="P2" draw:layer="layout" svg:x1="6.204cm" svg:y1="9.26cm" svg:x2="6.204cm" svg:y2="9.448cm">
          <text:p/>
        </draw:line>
        <draw:line draw:style-name="gr3" draw:text-style-name="P2" draw:layer="layout" svg:x1="6.204cm" svg:y1="9.448cm" svg:x2="5.839cm" svg:y2="9.448cm">
          <text:p/>
        </draw:line>
        <draw:line draw:style-name="gr3" draw:text-style-name="P2" draw:layer="layout" svg:x1="5.839cm" svg:y1="9.26cm" svg:x2="6.204cm" svg:y2="9.26cm">
          <text:p/>
        </draw:line>
        <draw:line draw:style-name="gr5" draw:text-style-name="P2" draw:layer="layout" svg:x1="6.018cm" svg:y1="9.416cm" svg:x2="5.998cm" svg:y2="9.387cm">
          <text:p/>
        </draw:line>
        <draw:polyline draw:style-name="gr5" draw:text-style-name="P2" draw:layer="layout" svg:width="0.033cm" svg:height="0.058cm" svg:x="5.984cm" svg:y="9.357cm" svg:viewBox="0 0 34 59" draw:points="0,59 0,0 23,0 28,3 31,6 34,11 34,19 31,25 28,27 23,30 0,30">
          <text:p/>
        </draw:polyline>
        <draw:polyline draw:style-name="gr5" draw:text-style-name="P2" draw:layer="layout" svg:width="0.033cm" svg:height="0.058cm" svg:x="6.038cm" svg:y="9.357cm" svg:viewBox="0 0 34 59" draw:points="32,0 3,0 0,27 3,25 9,22 22,22 29,25 32,27 34,33 34,48 32,53 29,56 22,59 9,59 3,56 0,53">
          <text:p/>
        </draw:polyline>
        <draw:polyline draw:style-name="gr5" draw:text-style-name="P2" draw:layer="layout" svg:width="0.038cm" svg:height="0.058cm" svg:x="6.09cm" svg:y="9.357cm" svg:viewBox="0 0 39 59" draw:points="0,0 39,0 14,59">
          <text:p/>
        </draw:polyline>
        <draw:line draw:style-name="gr5" draw:text-style-name="P2" draw:layer="layout" svg:x1="6.01cm" svg:y1="9.308cm" svg:x2="6.01cm" svg:y2="9.346cm">
          <text:p/>
        </draw:line>
        <draw:polyline draw:style-name="gr5" draw:text-style-name="P2" draw:layer="layout" svg:width="0.035cm" svg:height="0.041cm" svg:x="5.983cm" svg:y="9.286cm" svg:viewBox="0 0 36 42" draw:points="14,0 0,42 36,42">
          <text:p/>
        </draw:polyline>
        <draw:polyline draw:style-name="gr5" draw:text-style-name="P2" draw:layer="layout" svg:width="0.033cm" svg:height="0.057cm" svg:x="6.037cm" svg:y="9.289cm" svg:viewBox="0 0 34 58" draw:points="6,58 16,58 22,55 25,53 31,45 34,34 34,12 31,5 28,3 22,0 11,0 6,3 3,5 0,12 0,26 3,31 6,34 11,36 22,36 28,34 31,31 34,26">
          <text:p/>
        </draw:polyline>
        <draw:polyline draw:style-name="gr5" draw:text-style-name="P2" draw:layer="layout" svg:width="0.038cm" svg:height="0.057cm" svg:x="6.089cm" svg:y="9.289cm" svg:viewBox="0 0 39 58" draw:points="0,0 39,0 14,58">
          <text:p/>
        </draw:polyline>
        <draw:line draw:style-name="gr3" draw:text-style-name="P2" draw:layer="layout" svg:x1="6.104cm" svg:y1="9.015cm" svg:x2="6.104cm" svg:y2="8.65cm">
          <text:p/>
        </draw:line>
        <draw:line draw:style-name="gr3" draw:text-style-name="P2" draw:layer="layout" svg:x1="5.941cm" svg:y1="8.65cm" svg:x2="5.941cm" svg:y2="9.015cm">
          <text:p/>
        </draw:line>
        <draw:line draw:style-name="gr3" draw:text-style-name="P2" draw:layer="layout" svg:x1="5.941cm" svg:y1="9.015cm" svg:x2="5.754cm" svg:y2="9.015cm">
          <text:p/>
        </draw:line>
        <draw:line draw:style-name="gr3" draw:text-style-name="P2" draw:layer="layout" svg:x1="5.754cm" svg:y1="8.65cm" svg:x2="5.941cm" svg:y2="8.65cm">
          <text:p/>
        </draw:line>
        <draw:line draw:style-name="gr5" draw:text-style-name="P2" draw:layer="layout" svg:x1="5.909cm" svg:y1="8.837cm" svg:x2="5.881cm" svg:y2="8.857cm">
          <text:p/>
        </draw:line>
        <draw:polyline draw:style-name="gr5" draw:text-style-name="P2" draw:layer="layout" svg:width="0.058cm" svg:height="0.033cm" svg:x="5.85cm" svg:y="8.837cm" svg:viewBox="0 0 59 34" draw:points="59,34 0,34 0,11 3,6 6,3 12,0 20,0 25,3 28,6 31,11 31,34">
          <text:p/>
        </draw:polyline>
        <draw:polyline draw:style-name="gr5" draw:text-style-name="P2" draw:layer="layout" svg:width="0.058cm" svg:height="0.033cm" svg:x="5.85cm" svg:y="8.783cm" svg:viewBox="0 0 59 34" draw:points="0,3 0,31 28,34 25,31 22,26 22,11 25,6 28,3 33,0 47,0 53,3 56,6 59,11 59,26 56,31 53,34">
          <text:p/>
        </draw:polyline>
        <draw:polyline draw:style-name="gr5" draw:text-style-name="P2" draw:layer="layout" svg:width="0.058cm" svg:height="0.033cm" svg:x="5.85cm" svg:y="8.729cm" svg:viewBox="0 0 59 34" draw:points="59,28 59,17 56,11 53,9 44,2 33,0 12,0 6,2 3,6 0,11 0,22 3,28 6,30 12,34 25,34 31,30 33,28 36,22 36,11 33,6 31,2 25,0">
          <text:p/>
        </draw:polyline>
        <draw:polyline draw:style-name="gr5" draw:text-style-name="P2" draw:layer="layout" svg:width="0.057cm" svg:height="0.032cm" svg:x="5.782cm" svg:y="8.862cm" svg:viewBox="0 0 58 33" draw:points="58,27 58,16 56,11 53,8 45,3 34,0 12,0 7,3 3,5 0,11 0,22 3,27 7,31 12,33 26,33 31,31 34,27 37,22 37,11 34,5 31,3 26,0">
          <text:p/>
        </draw:polyline>
        <draw:polygon draw:style-name="gr5" draw:text-style-name="P2" draw:layer="layout" svg:width="0.057cm" svg:height="0.032cm" svg:x="5.782cm" svg:y="8.808cm" svg:viewBox="0 0 58 33" draw:points="0,19 0,13 3,8 7,5 12,2 23,0 37,0 47,2 53,5 56,8 58,13 58,19 56,25 53,28 47,30 37,33 23,33 12,30 7,28 3,25">
          <text:p/>
        </draw:polygon>
        <draw:line draw:style-name="gr5" draw:text-style-name="P2" draw:layer="layout" svg:x1="5.839cm" svg:y1="8.783cm" svg:x2="5.782cm" svg:y2="8.783cm">
          <text:p/>
        </draw:line>
        <draw:line draw:style-name="gr5" draw:text-style-name="P2" draw:layer="layout" svg:x1="5.818cm" svg:y1="8.778cm" svg:x2="5.84cm" svg:y2="8.762cm">
          <text:p/>
        </draw:line>
        <draw:line draw:style-name="gr5" draw:text-style-name="P2" draw:layer="layout" svg:x1="5.801cm" svg:y1="8.762cm" svg:x2="5.824cm" svg:y2="8.784cm">
          <text:p/>
        </draw:line>
        <draw:polyline draw:style-name="gr5" draw:text-style-name="P2" draw:layer="layout" svg:width="0.057cm" svg:height="0.032cm" svg:x="5.782cm" svg:y="8.707cm" svg:viewBox="0 0 58 33" draw:points="26,22 23,28 20,31 15,33 12,33 7,31 3,28 0,22 0,11 3,5 7,3 12,0 15,0 20,3 23,5 26,11 26,22 28,28 31,31 37,33 47,33 53,31 56,28 58,22 58,11 56,5 53,3 47,0 37,0 31,3 28,5 26,11">
          <text:p/>
        </draw:polyline>
        <draw:line draw:style-name="gr3" draw:text-style-name="P2" draw:layer="layout" svg:x1="5.409cm" svg:y1="8.65cm" svg:x2="5.591cm" svg:y2="8.65cm">
          <text:p/>
        </draw:line>
        <draw:polyline draw:style-name="gr5" draw:text-style-name="P2" draw:layer="layout" svg:width="0.057cm" svg:height="0.035cm" svg:x="5.435cm" svg:y="8.851cm" svg:viewBox="0 0 58 36" draw:points="0,36 0,0 22,19 22,11 25,5 27,3 33,0 47,0 52,3 55,5 58,11 58,28 55,34 52,36">
          <text:p/>
        </draw:polyline>
        <draw:polyline draw:style-name="gr5" draw:text-style-name="P2" draw:layer="layout" svg:width="0.006cm" svg:height="0.005cm" svg:x="5.486cm" svg:y="8.824cm" svg:viewBox="0 0 7 6" draw:points="0,3 4,0 7,3 4,6 0,3 7,3">
          <text:p/>
        </draw:polyline>
        <draw:polyline draw:style-name="gr5" draw:text-style-name="P2" draw:layer="layout" svg:width="0.057cm" svg:height="0.036cm" svg:x="5.435cm" svg:y="8.769cm" svg:viewBox="0 0 58 37" draw:points="0,37 0,0 22,20 22,11 25,6 27,3 33,0 47,0 52,3 55,6 58,11 58,27 55,33 52,37">
          <text:p/>
        </draw:polyline>
        <draw:line draw:style-name="gr5" draw:text-style-name="P2" draw:layer="layout" svg:x1="5.454cm" svg:y1="8.745cm" svg:x2="5.511cm" svg:y2="8.745cm">
          <text:p/>
        </draw:line>
        <draw:polyline draw:style-name="gr5" draw:text-style-name="P2" draw:layer="layout" svg:width="0.038cm" svg:height="0.027cm" svg:x="5.454cm" svg:y="8.718cm" svg:viewBox="0 0 39 28" draw:points="2,28 0,21 0,11 2,5 5,3 10,0 27,0 32,3 35,5 39,11 39,21 35,28">
          <text:p/>
        </draw:polyline>
        <draw:line draw:style-name="gr5" draw:text-style-name="P2" draw:layer="layout" svg:x1="5.26cm" svg:y1="8.371cm" svg:x2="5.228cm" svg:y2="8.371cm">
          <text:p/>
        </draw:line>
        <draw:polyline draw:style-name="gr5" draw:text-style-name="P2" draw:layer="layout" svg:width="0.015cm" svg:height="0.057cm" svg:x="5.228cm" svg:y="8.314cm" svg:viewBox="0 0 16 58" draw:points="16,58 16,0 10,8 5,14 0,16">
          <text:p/>
        </draw:polyline>
        <draw:polygon draw:style-name="gr5" draw:text-style-name="P2" draw:layer="layout" svg:width="0.032cm" svg:height="0.057cm" svg:x="5.282cm" svg:y="8.314cm" svg:viewBox="0 0 33 58" draw:points="13,0 20,0 25,3 28,6 31,11 33,22 33,35 31,46 28,53 25,55 20,58 13,58 8,55 5,53 2,46 0,35 0,22 2,11 5,6 8,3">
          <text:p/>
        </draw:polygon>
        <draw:line draw:style-name="gr5" draw:text-style-name="P2" draw:layer="layout" svg:x1="5.339cm" svg:y1="8.371cm" svg:x2="5.339cm" svg:y2="8.314cm">
          <text:p/>
        </draw:line>
        <draw:line draw:style-name="gr5" draw:text-style-name="P2" draw:layer="layout" svg:x1="5.344cm" svg:y1="8.349cm" svg:x2="5.361cm" svg:y2="8.372cm">
          <text:p/>
        </draw:line>
        <draw:line draw:style-name="gr5" draw:text-style-name="P2" draw:layer="layout" svg:x1="5.361cm" svg:y1="8.333cm" svg:x2="5.339cm" svg:y2="8.356cm">
          <text:p/>
        </draw:line>
        <draw:line draw:style-name="gr3" draw:text-style-name="P2" draw:layer="layout" svg:x1="5.058cm" svg:y1="8.65cm" svg:x2="5.246cm" svg:y2="8.65cm">
          <text:p/>
        </draw:line>
        <draw:line draw:style-name="gr3" draw:text-style-name="P2" draw:layer="layout" svg:x1="5.509cm" svg:y1="8.405cm" svg:x2="5.144cm" svg:y2="8.405cm">
          <text:p/>
        </draw:line>
        <draw:line draw:style-name="gr3" draw:text-style-name="P2" draw:layer="layout" svg:x1="5.144cm" svg:y1="8.217cm" svg:x2="5.509cm" svg:y2="8.217cm">
          <text:p/>
        </draw:line>
        <draw:line draw:style-name="gr3" draw:text-style-name="P2" draw:layer="layout" svg:x1="5.144cm" svg:y1="8.405cm" svg:x2="5.144cm" svg:y2="8.217cm">
          <text:p/>
        </draw:line>
        <draw:line draw:style-name="gr3" draw:text-style-name="P2" draw:layer="layout" svg:x1="5.509cm" svg:y1="8.217cm" svg:x2="5.509cm" svg:y2="8.405cm">
          <text:p/>
        </draw:line>
        <draw:line draw:style-name="gr5" draw:text-style-name="P2" draw:layer="layout" svg:x1="5.258cm" svg:y1="8.304cm" svg:x2="5.238cm" svg:y2="8.276cm">
          <text:p/>
        </draw:line>
        <draw:polyline draw:style-name="gr5" draw:text-style-name="P2" draw:layer="layout" svg:width="0.033cm" svg:height="0.057cm" svg:x="5.224cm" svg:y="8.246cm" svg:viewBox="0 0 34 58" draw:points="0,58 0,0 24,0 29,2 32,5 34,12 34,20 32,25 29,28 24,31 0,31">
          <text:p/>
        </draw:polyline>
        <draw:polyline draw:style-name="gr5" draw:text-style-name="P2" draw:layer="layout" svg:width="0.033cm" svg:height="0.057cm" svg:x="5.279cm" svg:y="8.246cm" svg:viewBox="0 0 34 58" draw:points="28,0 16,0 11,2 8,5 3,14 0,25 0,47 3,52 5,55 11,58 23,58 28,55 31,52 34,47 34,33 31,28 28,25 23,22 11,22 5,25 3,28 0,33">
          <text:p/>
        </draw:polyline>
        <draw:polyline draw:style-name="gr5" draw:text-style-name="P2" draw:layer="layout" svg:width="0.033cm" svg:height="0.057cm" svg:x="5.333cm" svg:y="8.246cm" svg:viewBox="0 0 34 58" draw:points="6,58 17,58 22,55 25,52 31,44 34,33 34,12 31,5 28,2 22,0 11,0 6,2 3,5 0,12 0,25 3,31 6,33 11,36 22,36 28,33 31,31 34,25">
          <text:p/>
        </draw:polyline>
        <draw:line draw:style-name="gr3" draw:text-style-name="P2" draw:layer="layout" svg:x1="4.448cm" svg:y1="7.409cm" svg:x2="4.813cm" svg:y2="7.409cm">
          <text:p/>
        </draw:line>
        <draw:line draw:style-name="gr3" draw:text-style-name="P2" draw:layer="layout" svg:x1="4.813cm" svg:y1="7.591cm" svg:x2="4.448cm" svg:y2="7.591cm">
          <text:p/>
        </draw:line>
        <draw:line draw:style-name="gr3" draw:text-style-name="P2" draw:layer="layout" svg:x1="4.813cm" svg:y1="7.409cm" svg:x2="4.813cm" svg:y2="7.591cm">
          <text:p/>
        </draw:line>
        <draw:line draw:style-name="gr3" draw:text-style-name="P2" draw:layer="layout" svg:x1="4.448cm" svg:y1="7.591cm" svg:x2="4.448cm" svg:y2="7.409cm">
          <text:p/>
        </draw:line>
        <draw:polyline draw:style-name="gr5" draw:text-style-name="P2" draw:layer="layout" svg:width="0.035cm" svg:height="0.057cm" svg:x="4.499cm" svg:y="7.434cm" svg:viewBox="0 0 36 58" draw:points="36,53 34,55 26,58 21,58 12,55 6,50 3,45 0,34 0,26 3,15 6,8 12,3 21,0 26,0 34,3 36,6">
          <text:p/>
        </draw:polyline>
        <draw:line draw:style-name="gr5" draw:text-style-name="P2" draw:layer="layout" svg:x1="4.589cm" svg:y1="7.491cm" svg:x2="4.556cm" svg:y2="7.491cm">
          <text:p/>
        </draw:line>
        <draw:polyline draw:style-name="gr5" draw:text-style-name="P2" draw:layer="layout" svg:width="0.017cm" svg:height="0.057cm" svg:x="4.556cm" svg:y="7.434cm" svg:viewBox="0 0 18 58" draw:points="18,58 18,0 11,8 6,15 0,17">
          <text:p/>
        </draw:polyline>
        <draw:line draw:style-name="gr5" draw:text-style-name="P2" draw:layer="layout" svg:x1="4.644cm" svg:y1="7.491cm" svg:x2="4.611cm" svg:y2="7.491cm">
          <text:p/>
        </draw:line>
        <draw:polyline draw:style-name="gr5" draw:text-style-name="P2" draw:layer="layout" svg:width="0.016cm" svg:height="0.057cm" svg:x="4.611cm" svg:y="7.434cm" svg:viewBox="0 0 17 58" draw:points="17,58 17,0 12,8 6,15 0,17">
          <text:p/>
        </draw:polyline>
        <draw:polyline draw:style-name="gr5" draw:text-style-name="P2" draw:layer="layout" svg:width="0.035cm" svg:height="0.057cm" svg:x="4.663cm" svg:y="7.434cm" svg:viewBox="0 0 36 58" draw:points="0,0 36,0 16,23 25,23 30,26 33,28 36,34 36,47 33,53 30,55 25,58 7,58 2,55 0,53">
          <text:p/>
        </draw:polyline>
        <draw:line draw:style-name="gr5" draw:text-style-name="P2" draw:layer="layout" svg:x1="4.534cm" svg:y1="7.56cm" svg:x2="4.502cm" svg:y2="7.56cm">
          <text:p/>
        </draw:line>
        <draw:polyline draw:style-name="gr5" draw:text-style-name="P2" draw:layer="layout" svg:width="0.017cm" svg:height="0.057cm" svg:x="4.502cm" svg:y="7.503cm" svg:viewBox="0 0 18 58" draw:points="18,58 18,0 12,9 6,14 0,17">
          <text:p/>
        </draw:polyline>
        <draw:polygon draw:style-name="gr5" draw:text-style-name="P2" draw:layer="layout" svg:width="0.033cm" svg:height="0.057cm" svg:x="4.556cm" svg:y="7.503cm" svg:viewBox="0 0 34 58" draw:points="15,0 20,0 26,2 29,5 31,12 34,22 34,36 31,47 29,53 26,55 20,58 15,58 10,55 7,53 3,47 0,36 0,22 3,12 7,5 10,2">
          <text:p/>
        </draw:polygon>
        <draw:polygon draw:style-name="gr5" draw:text-style-name="P2" draw:layer="layout" svg:width="0.033cm" svg:height="0.057cm" svg:x="4.611cm" svg:y="7.503cm" svg:viewBox="0 0 34 58" draw:points="14,0 20,0 25,2 28,5 31,12 34,22 34,36 31,47 28,53 25,55 20,58 14,58 8,55 5,53 2,47 0,36 0,22 2,12 5,5 8,2">
          <text:p/>
        </draw:polygon>
        <draw:line draw:style-name="gr5" draw:text-style-name="P2" draw:layer="layout" svg:x1="4.668cm" svg:y1="7.522cm" svg:x2="4.668cm" svg:y2="7.56cm">
          <text:p/>
        </draw:line>
        <draw:polyline draw:style-name="gr5" draw:text-style-name="P2" draw:layer="layout" svg:width="0.024cm" svg:height="0.038cm" svg:x="4.668cm" svg:y="7.522cm" svg:viewBox="0 0 25 39" draw:points="0,5 2,2 8,0 16,0 22,2 25,8 25,39">
          <text:p/>
        </draw:polyline>
        <draw:line draw:style-name="gr3" draw:text-style-name="P2" draw:layer="layout" svg:x1="4.448cm" svg:y1="7.872cm" svg:x2="4.813cm" svg:y2="7.872cm">
          <text:p/>
        </draw:line>
        <draw:line draw:style-name="gr3" draw:text-style-name="P2" draw:layer="layout" svg:x1="5.509cm" svg:y1="8.055cm" svg:x2="5.144cm" svg:y2="8.055cm">
          <text:p/>
        </draw:line>
        <draw:line draw:style-name="gr3" draw:text-style-name="P2" draw:layer="layout" svg:x1="5.509cm" svg:y1="7.872cm" svg:x2="5.509cm" svg:y2="8.055cm">
          <text:p/>
        </draw:line>
        <draw:line draw:style-name="gr3" draw:text-style-name="P2" draw:layer="layout" svg:x1="5.144cm" svg:y1="8.055cm" svg:x2="5.144cm" svg:y2="7.872cm">
          <text:p/>
        </draw:line>
        <draw:line draw:style-name="gr3" draw:text-style-name="P2" draw:layer="layout" svg:x1="5.144cm" svg:y1="7.872cm" svg:x2="5.509cm" svg:y2="7.872cm">
          <text:p/>
        </draw:line>
        <draw:polyline draw:style-name="gr5" draw:text-style-name="P2" draw:layer="layout" svg:width="0.035cm" svg:height="0.057cm" svg:x="5.195cm" svg:y="7.898cm" svg:viewBox="0 0 36 58" draw:points="36,52 34,55 25,58 20,58 12,55 6,50 2,44 0,33 0,25 2,15 6,8 12,3 20,0 25,0 34,3 36,5">
          <text:p/>
        </draw:polyline>
        <draw:line draw:style-name="gr5" draw:text-style-name="P2" draw:layer="layout" svg:x1="5.284cm" svg:y1="7.955cm" svg:x2="5.252cm" svg:y2="7.955cm">
          <text:p/>
        </draw:line>
        <draw:polyline draw:style-name="gr5" draw:text-style-name="P2" draw:layer="layout" svg:width="0.016cm" svg:height="0.057cm" svg:x="5.252cm" svg:y="7.898cm" svg:viewBox="0 0 17 58" draw:points="17,58 17,0 12,8 6,15 0,17">
          <text:p/>
        </draw:polyline>
        <draw:line draw:style-name="gr5" draw:text-style-name="P2" draw:layer="layout" svg:x1="5.339cm" svg:y1="7.955cm" svg:x2="5.306cm" svg:y2="7.955cm">
          <text:p/>
        </draw:line>
        <draw:polyline draw:style-name="gr5" draw:text-style-name="P2" draw:layer="layout" svg:width="0.016cm" svg:height="0.057cm" svg:x="5.306cm" svg:y="7.898cm" svg:viewBox="0 0 17 58" draw:points="17,58 17,0 11,8 6,15 0,17">
          <text:p/>
        </draw:polyline>
        <draw:polyline draw:style-name="gr5" draw:text-style-name="P2" draw:layer="layout" svg:width="0.033cm" svg:height="0.057cm" svg:x="5.36cm" svg:y="7.898cm" svg:viewBox="0 0 34 58" draw:points="12,25 6,23 3,20 0,15 0,11 3,5 6,3 12,0 22,0 28,3 31,5 34,11 34,15 31,20 28,23 22,25 12,25 6,28 3,31 0,36 0,47 3,52 6,55 12,58 22,58 28,55 31,52 34,47 34,36 31,31 28,28 22,25">
          <text:p/>
        </draw:polyline>
        <draw:polyline draw:style-name="gr5" draw:text-style-name="P2" draw:layer="layout" svg:width="0.035cm" svg:height="0.057cm" svg:x="5.222cm" svg:y="7.966cm" svg:viewBox="0 0 36 58" draw:points="2,7 6,4 12,0 26,0 31,4 34,7 36,12 36,18 34,26 0,58 36,58">
          <text:p/>
        </draw:polyline>
        <draw:polyline draw:style-name="gr5" draw:text-style-name="P2" draw:layer="layout" svg:width="0.038cm" svg:height="0.057cm" svg:x="5.276cm" svg:y="7.966cm" svg:viewBox="0 0 39 58" draw:points="0,0 39,0 14,58">
          <text:p/>
        </draw:polyline>
        <draw:line draw:style-name="gr5" draw:text-style-name="P2" draw:layer="layout" svg:x1="5.336cm" svg:y1="7.985cm" svg:x2="5.336cm" svg:y2="8.042cm">
          <text:p/>
        </draw:line>
        <draw:polyline draw:style-name="gr5" draw:text-style-name="P2" draw:layer="layout" svg:width="0.027cm" svg:height="0.038cm" svg:x="5.336cm" svg:y="7.985cm" svg:viewBox="0 0 28 39" draw:points="0,3 5,0 16,0 22,3 25,6 28,12 28,28 25,34 22,37 16,39 5,39 0,37">
          <text:p/>
        </draw:polyline>
        <draw:line draw:style-name="gr3" draw:text-style-name="P2" draw:layer="layout" svg:x1="4.713cm" svg:y1="9.015cm" svg:x2="4.713cm" svg:y2="8.65cm">
          <text:p/>
        </draw:line>
        <draw:line draw:style-name="gr3" draw:text-style-name="P2" draw:layer="layout" svg:x1="4.895cm" svg:y1="8.65cm" svg:x2="4.895cm" svg:y2="9.015cm">
          <text:p/>
        </draw:line>
        <draw:line draw:style-name="gr3" draw:text-style-name="P2" draw:layer="layout" svg:x1="4.895cm" svg:y1="9.015cm" svg:x2="4.713cm" svg:y2="9.015cm">
          <text:p/>
        </draw:line>
        <draw:polyline draw:style-name="gr5" draw:text-style-name="P2" draw:layer="layout" svg:width="0.058cm" svg:height="0.035cm" svg:x="4.807cm" svg:y="8.865cm" svg:viewBox="0 0 59 36" draw:points="53,0 55,2 59,10 59,17 55,25 50,30 45,33 34,36 26,36 15,33 8,30 3,25 0,17 0,10 3,2 6,0">
          <text:p/>
        </draw:polyline>
        <draw:line draw:style-name="gr5" draw:text-style-name="P2" draw:layer="layout" svg:x1="4.865cm" svg:y1="8.81cm" svg:x2="4.865cm" svg:y2="8.843cm">
          <text:p/>
        </draw:line>
        <draw:polyline draw:style-name="gr5" draw:text-style-name="P2" draw:layer="layout" svg:width="0.058cm" svg:height="0.016cm" svg:x="4.807cm" svg:y="8.827cm" svg:viewBox="0 0 59 17" draw:points="59,0 0,0 8,5 15,11 18,17">
          <text:p/>
        </draw:polyline>
        <draw:polygon draw:style-name="gr5" draw:text-style-name="P2" draw:layer="layout" svg:width="0.058cm" svg:height="0.033cm" svg:x="4.807cm" svg:y="8.756cm" svg:viewBox="0 0 59 34" draw:points="0,20 0,14 3,9 6,6 12,2 23,0 37,0 48,2 53,6 55,9 59,14 59,20 55,25 53,28 48,31 37,34 23,34 12,31 6,28 3,25">
          <text:p/>
        </draw:polygon>
        <draw:polygon draw:style-name="gr5" draw:text-style-name="P2" draw:layer="layout" svg:width="0.058cm" svg:height="0.032cm" svg:x="4.807cm" svg:y="8.702cm" svg:viewBox="0 0 59 33" draw:points="0,19 0,13 3,8 6,5 12,2 23,0 37,0 48,2 53,5 55,8 59,13 59,19 55,24 53,27 48,29 37,33 23,33 12,29 6,27 3,24">
          <text:p/>
        </draw:polygon>
        <draw:polyline draw:style-name="gr5" draw:text-style-name="P2" draw:layer="layout" svg:width="0.057cm" svg:height="0.035cm" svg:x="4.739cm" svg:y="8.851cm" svg:viewBox="0 0 58 36" draw:points="0,36 0,0 23,19 23,11 26,5 28,3 34,0 47,0 53,3 55,5 58,11 58,28 55,34 53,36">
          <text:p/>
        </draw:polyline>
        <draw:polyline draw:style-name="gr5" draw:text-style-name="P2" draw:layer="layout" svg:width="0.005cm" svg:height="0.005cm" svg:x="4.791cm" svg:y="8.824cm" svg:viewBox="0 0 6 6" draw:points="0,3 3,0 6,3 3,6 0,3 6,3">
          <text:p/>
        </draw:polyline>
        <draw:polyline draw:style-name="gr5" draw:text-style-name="P2" draw:layer="layout" svg:width="0.057cm" svg:height="0.036cm" svg:x="4.739cm" svg:y="8.769cm" svg:viewBox="0 0 58 37" draw:points="0,37 0,0 23,20 23,11 26,6 28,3 34,0 47,0 53,3 55,6 58,11 58,27 55,33 53,37">
          <text:p/>
        </draw:polyline>
        <draw:line draw:style-name="gr5" draw:text-style-name="P2" draw:layer="layout" svg:x1="4.758cm" svg:y1="8.745cm" svg:x2="4.815cm" svg:y2="8.745cm">
          <text:p/>
        </draw:line>
        <draw:polyline draw:style-name="gr5" draw:text-style-name="P2" draw:layer="layout" svg:width="0.038cm" svg:height="0.027cm" svg:x="4.758cm" svg:y="8.718cm" svg:viewBox="0 0 39 28" draw:points="3,28 0,21 0,11 3,5 6,3 12,0 28,0 34,3 36,5 39,11 39,21 36,28">
          <text:p/>
        </draw:polyline>
        <draw:line draw:style-name="gr3" draw:text-style-name="P2" draw:layer="layout" svg:x1="4.713cm" svg:y1="8.65cm" svg:x2="4.895cm" svg:y2="8.65cm">
          <text:p/>
        </draw:line>
        <draw:line draw:style-name="gr3" draw:text-style-name="P2" draw:layer="layout" svg:x1="4.551cm" svg:y1="8.65cm" svg:x2="4.551cm" svg:y2="9.015cm">
          <text:p/>
        </draw:line>
        <draw:line draw:style-name="gr5" draw:text-style-name="P2" draw:layer="layout" svg:x1="4.517cm" svg:y1="8.837cm" svg:x2="4.489cm" svg:y2="8.857cm">
          <text:p/>
        </draw:line>
        <draw:polyline draw:style-name="gr5" draw:text-style-name="P2" draw:layer="layout" svg:width="0.056cm" svg:height="0.033cm" svg:x="4.46cm" svg:y="8.837cm" svg:viewBox="0 0 57 34" draw:points="57,34 0,34 0,11 3,6 5,3 10,0 19,0 24,3 27,6 29,11 29,34">
          <text:p/>
        </draw:polyline>
        <draw:polyline draw:style-name="gr5" draw:text-style-name="P2" draw:layer="layout" svg:width="0.056cm" svg:height="0.033cm" svg:x="4.46cm" svg:y="8.783cm" svg:viewBox="0 0 57 34" draw:points="0,3 0,31 27,34 24,31 22,26 22,11 24,6 27,3 32,0 46,0 52,3 55,6 57,11 57,26 55,31 52,34">
          <text:p/>
        </draw:polyline>
        <draw:polyline draw:style-name="gr5" draw:text-style-name="P2" draw:layer="layout" svg:width="0.056cm" svg:height="0.033cm" svg:x="4.46cm" svg:y="8.729cm" svg:viewBox="0 0 57 34" draw:points="24,22 22,28 19,30 13,34 10,34 5,30 3,28 0,22 0,11 3,6 5,2 10,0 13,0 19,2 22,6 24,11 24,22 27,28 29,30 35,34 46,34 52,30 55,28 57,22 57,11 55,6 52,2 46,0 35,0 29,2 27,6 24,11">
          <text:p/>
        </draw:polyline>
        <draw:line draw:style-name="gr5" draw:text-style-name="P2" draw:layer="layout" svg:x1="4.565cm" svg:y1="8.371cm" svg:x2="4.532cm" svg:y2="8.371cm">
          <text:p/>
        </draw:line>
        <draw:polyline draw:style-name="gr5" draw:text-style-name="P2" draw:layer="layout" svg:width="0.016cm" svg:height="0.057cm" svg:x="4.532cm" svg:y="8.314cm" svg:viewBox="0 0 17 58" draw:points="17,58 17,0 12,8 7,14 0,16">
          <text:p/>
        </draw:polyline>
        <draw:polygon draw:style-name="gr5" draw:text-style-name="P2" draw:layer="layout" svg:width="0.033cm" svg:height="0.057cm" svg:x="4.586cm" svg:y="8.314cm" svg:viewBox="0 0 34 58" draw:points="15,0 20,0 26,3 28,6 31,11 34,22 34,35 31,46 28,53 26,55 20,58 15,58 9,55 7,53 3,46 0,35 0,22 3,11 7,6 9,3">
          <text:p/>
        </draw:polygon>
        <draw:line draw:style-name="gr5" draw:text-style-name="P2" draw:layer="layout" svg:x1="4.644cm" svg:y1="8.371cm" svg:x2="4.644cm" svg:y2="8.314cm">
          <text:p/>
        </draw:line>
        <draw:line draw:style-name="gr5" draw:text-style-name="P2" draw:layer="layout" svg:x1="4.649cm" svg:y1="8.349cm" svg:x2="4.666cm" svg:y2="8.372cm">
          <text:p/>
        </draw:line>
        <draw:line draw:style-name="gr5" draw:text-style-name="P2" draw:layer="layout" svg:x1="4.666cm" svg:y1="8.333cm" svg:x2="4.644cm" svg:y2="8.356cm">
          <text:p/>
        </draw:line>
        <draw:line draw:style-name="gr3" draw:text-style-name="P2" draw:layer="layout" svg:x1="4.448cm" svg:y1="8.405cm" svg:x2="4.448cm" svg:y2="8.217cm">
          <text:p/>
        </draw:line>
        <draw:line draw:style-name="gr3" draw:text-style-name="P2" draw:layer="layout" svg:x1="4.813cm" svg:y1="8.405cm" svg:x2="4.448cm" svg:y2="8.405cm">
          <text:p/>
        </draw:line>
        <draw:line draw:style-name="gr3" draw:text-style-name="P2" draw:layer="layout" svg:x1="4.448cm" svg:y1="8.217cm" svg:x2="4.813cm" svg:y2="8.217cm">
          <text:p/>
        </draw:line>
        <draw:line draw:style-name="gr3" draw:text-style-name="P2" draw:layer="layout" svg:x1="4.813cm" svg:y1="8.217cm" svg:x2="4.813cm" svg:y2="8.405cm">
          <text:p/>
        </draw:line>
        <draw:line draw:style-name="gr5" draw:text-style-name="P2" draw:layer="layout" svg:x1="4.563cm" svg:y1="8.304cm" svg:x2="4.543cm" svg:y2="8.276cm">
          <text:p/>
        </draw:line>
        <draw:polyline draw:style-name="gr5" draw:text-style-name="P2" draw:layer="layout" svg:width="0.033cm" svg:height="0.057cm" svg:x="4.529cm" svg:y="8.246cm" svg:viewBox="0 0 34 58" draw:points="0,58 0,0 22,0 27,2 30,5 34,12 34,20 30,25 27,28 22,31 0,31">
          <text:p/>
        </draw:polyline>
        <draw:polyline draw:style-name="gr5" draw:text-style-name="P2" draw:layer="layout" svg:width="0.032cm" svg:height="0.057cm" svg:x="4.584cm" svg:y="8.246cm" svg:viewBox="0 0 33 58" draw:points="28,0 17,0 11,2 9,5 2,14 0,25 0,47 2,52 5,55 11,58 22,58 28,55 30,52 33,47 33,33 30,28 28,25 22,22 11,22 5,25 2,28 0,33">
          <text:p/>
        </draw:polyline>
        <draw:polygon draw:style-name="gr5" draw:text-style-name="P2" draw:layer="layout" svg:width="0.032cm" svg:height="0.057cm" svg:x="4.638cm" svg:y="8.246cm" svg:viewBox="0 0 33 58" draw:points="13,0 20,0 26,2 28,5 31,12 33,22 33,36 31,47 28,52 26,55 20,58 13,58 8,55 6,52 3,47 0,36 0,22 3,12 6,5 8,2">
          <text:p/>
        </draw:polygon>
        <draw:line draw:style-name="gr3" draw:text-style-name="P2" draw:layer="layout" svg:x1="4.813cm" svg:y1="8.055cm" svg:x2="4.448cm" svg:y2="8.055cm">
          <text:p/>
        </draw:line>
        <draw:line draw:style-name="gr3" draw:text-style-name="P2" draw:layer="layout" svg:x1="4.813cm" svg:y1="7.872cm" svg:x2="4.813cm" svg:y2="8.055cm">
          <text:p/>
        </draw:line>
        <draw:line draw:style-name="gr3" draw:text-style-name="P2" draw:layer="layout" svg:x1="4.448cm" svg:y1="8.055cm" svg:x2="4.448cm" svg:y2="7.872cm">
          <text:p/>
        </draw:line>
        <draw:polyline draw:style-name="gr5" draw:text-style-name="P2" draw:layer="layout" svg:width="0.035cm" svg:height="0.057cm" svg:x="4.499cm" svg:y="7.898cm" svg:viewBox="0 0 36 58" draw:points="36,52 34,55 26,58 21,58 12,55 6,50 3,44 0,33 0,25 3,15 6,8 12,3 21,0 26,0 34,3 36,5">
          <text:p/>
        </draw:polyline>
        <draw:line draw:style-name="gr5" draw:text-style-name="P2" draw:layer="layout" svg:x1="4.589cm" svg:y1="7.955cm" svg:x2="4.556cm" svg:y2="7.955cm">
          <text:p/>
        </draw:line>
        <draw:polyline draw:style-name="gr5" draw:text-style-name="P2" draw:layer="layout" svg:width="0.017cm" svg:height="0.057cm" svg:x="4.556cm" svg:y="7.898cm" svg:viewBox="0 0 18 58" draw:points="18,58 18,0 11,8 6,15 0,17">
          <text:p/>
        </draw:polyline>
        <draw:polygon draw:style-name="gr5" draw:text-style-name="P2" draw:layer="layout" svg:width="0.033cm" svg:height="0.057cm" svg:x="4.611cm" svg:y="7.898cm" svg:viewBox="0 0 34 58" draw:points="14,0 20,0 25,3 28,5 31,11 34,23 34,36 31,47 28,52 25,55 20,58 14,58 8,55 5,52 2,47 0,36 0,23 2,11 5,5 8,3">
          <text:p/>
        </draw:polygon>
        <draw:polyline draw:style-name="gr5" draw:text-style-name="P2" draw:layer="layout" svg:width="0.033cm" svg:height="0.057cm" svg:x="4.665cm" svg:y="7.898cm" svg:viewBox="0 0 34 58" draw:points="31,0 3,0 0,28 3,25 8,23 22,23 28,25 31,28 34,33 34,47 31,52 28,55 22,58 8,58 3,55 0,52">
          <text:p/>
        </draw:polyline>
        <draw:polyline draw:style-name="gr5" draw:text-style-name="P2" draw:layer="layout" svg:width="0.036cm" svg:height="0.057cm" svg:x="4.526cm" svg:y="7.966cm" svg:viewBox="0 0 37 58" draw:points="3,7 6,4 13,0 26,0 31,4 34,7 37,12 37,18 34,26 0,58 37,58">
          <text:p/>
        </draw:polyline>
        <draw:polyline draw:style-name="gr5" draw:text-style-name="P2" draw:layer="layout" svg:width="0.038cm" svg:height="0.057cm" svg:x="4.581cm" svg:y="7.966cm" svg:viewBox="0 0 39 58" draw:points="0,0 39,0 13,58">
          <text:p/>
        </draw:polyline>
        <draw:line draw:style-name="gr5" draw:text-style-name="P2" draw:layer="layout" svg:x1="4.641cm" svg:y1="7.985cm" svg:x2="4.641cm" svg:y2="8.042cm">
          <text:p/>
        </draw:line>
        <draw:polyline draw:style-name="gr5" draw:text-style-name="P2" draw:layer="layout" svg:width="0.027cm" svg:height="0.038cm" svg:x="4.641cm" svg:y="7.985cm" svg:viewBox="0 0 28 39" draw:points="0,3 5,0 16,0 22,3 24,6 28,12 28,28 24,34 22,37 16,39 5,39 0,37">
          <text:p/>
        </draw:polyline>
        <draw:line draw:style-name="gr3" draw:text-style-name="P2" draw:layer="layout" svg:x1="4.448cm" svg:y1="9.796cm" svg:x2="4.448cm" svg:y2="9.608cm">
          <text:p/>
        </draw:line>
        <draw:line draw:style-name="gr3" draw:text-style-name="P2" draw:layer="layout" svg:x1="4.813cm" svg:y1="9.796cm" svg:x2="4.448cm" svg:y2="9.796cm">
          <text:p/>
        </draw:line>
        <draw:line draw:style-name="gr3" draw:text-style-name="P2" draw:layer="layout" svg:x1="4.448cm" svg:y1="9.608cm" svg:x2="4.813cm" svg:y2="9.608cm">
          <text:p/>
        </draw:line>
        <draw:line draw:style-name="gr5" draw:text-style-name="P2" draw:layer="layout" svg:x1="4.563cm" svg:y1="9.695cm" svg:x2="4.543cm" svg:y2="9.666cm">
          <text:p/>
        </draw:line>
        <draw:polyline draw:style-name="gr5" draw:text-style-name="P2" draw:layer="layout" svg:width="0.033cm" svg:height="0.057cm" svg:x="4.529cm" svg:y="9.637cm" svg:viewBox="0 0 34 58" draw:points="0,58 0,0 22,0 27,2 30,5 34,10 34,19 30,24 27,27 22,29 0,29">
          <text:p/>
        </draw:polyline>
        <draw:polyline draw:style-name="gr5" draw:text-style-name="P2" draw:layer="layout" svg:width="0.032cm" svg:height="0.057cm" svg:x="4.584cm" svg:y="9.637cm" svg:viewBox="0 0 33 58" draw:points="30,0 2,0 0,27 2,24 9,22 22,22 28,24 30,27 33,32 33,47 30,52 28,55 22,58 9,58 2,55 0,52">
          <text:p/>
        </draw:polyline>
        <draw:line draw:style-name="gr5" draw:text-style-name="P2" draw:layer="layout" svg:x1="4.665cm" svg:y1="9.656cm" svg:x2="4.665cm" svg:y2="9.694cm">
          <text:p/>
        </draw:line>
        <draw:polyline draw:style-name="gr5" draw:text-style-name="P2" draw:layer="layout" svg:width="0.035cm" svg:height="0.041cm" svg:x="4.638cm" svg:y="9.634cm" svg:viewBox="0 0 36 42" draw:points="13,0 0,42 36,42">
          <text:p/>
        </draw:polyline>
        <draw:polyline draw:style-name="gr5" draw:text-style-name="P2" draw:layer="layout" svg:width="0.035cm" svg:height="0.057cm" svg:x="4.525cm" svg:y="9.705cm" svg:viewBox="0 0 36 58" draw:points="0,0 36,0 17,22 26,22 31,24 34,27 36,34 36,47 34,53 31,56 26,58 9,58 3,56 0,53">
          <text:p/>
        </draw:polyline>
        <draw:polygon draw:style-name="gr5" draw:text-style-name="P2" draw:layer="layout" svg:width="0.033cm" svg:height="0.057cm" svg:x="4.582cm" svg:y="9.705cm" svg:viewBox="0 0 34 58" draw:points="15,0 20,0 25,3 29,5 31,11 34,22 34,37 31,47 29,53 25,56 20,58 15,58 9,56 5,53 3,47 0,37 0,22 3,11 5,5 9,3">
          <text:p/>
        </draw:polygon>
        <draw:polygon draw:style-name="gr5" draw:text-style-name="P2" draw:layer="layout" svg:width="0.032cm" svg:height="0.057cm" svg:x="4.637cm" svg:y="9.705cm" svg:viewBox="0 0 33 58" draw:points="13,0 20,0 25,3 28,5 30,11 33,22 33,37 30,47 28,53 25,56 20,58 13,58 8,56 5,53 2,47 0,37 0,22 2,11 5,5 8,3">
          <text:p/>
        </draw:polygon>
        <draw:line draw:style-name="gr3" draw:text-style-name="P2" draw:layer="layout" svg:x1="4.813cm" svg:y1="9.608cm" svg:x2="4.813cm" svg:y2="9.796cm">
          <text:p/>
        </draw:line>
        <draw:line draw:style-name="gr3" draw:text-style-name="P2" draw:layer="layout" svg:x1="5.144cm" svg:y1="9.796cm" svg:x2="5.144cm" svg:y2="9.608cm">
          <text:p/>
        </draw:line>
        <draw:line draw:style-name="gr3" draw:text-style-name="P2" draw:layer="layout" svg:x1="5.509cm" svg:y1="9.796cm" svg:x2="5.144cm" svg:y2="9.796cm">
          <text:p/>
        </draw:line>
        <draw:line draw:style-name="gr5" draw:text-style-name="P2" draw:layer="layout" svg:x1="5.258cm" svg:y1="9.695cm" svg:x2="5.238cm" svg:y2="9.666cm">
          <text:p/>
        </draw:line>
        <draw:polyline draw:style-name="gr5" draw:text-style-name="P2" draw:layer="layout" svg:width="0.033cm" svg:height="0.057cm" svg:x="5.224cm" svg:y="9.637cm" svg:viewBox="0 0 34 58" draw:points="0,58 0,0 24,0 29,2 32,5 34,10 34,19 32,24 29,27 24,29 0,29">
          <text:p/>
        </draw:polyline>
        <draw:polyline draw:style-name="gr5" draw:text-style-name="P2" draw:layer="layout" svg:width="0.033cm" svg:height="0.057cm" svg:x="5.279cm" svg:y="9.637cm" svg:viewBox="0 0 34 58" draw:points="28,0 16,0 11,2 8,5 3,13 0,24 0,47 3,52 5,55 11,58 23,58 28,55 31,52 34,47 34,32 31,27 28,24 23,22 11,22 5,24 3,27 0,32">
          <text:p/>
        </draw:polyline>
        <draw:polyline draw:style-name="gr5" draw:text-style-name="P2" draw:layer="layout" svg:width="0.035cm" svg:height="0.057cm" svg:x="5.331cm" svg:y="9.637cm" svg:viewBox="0 0 36 58" draw:points="0,0 36,0 16,22 24,22 30,24 33,27 36,32 36,47 33,52 30,55 24,58 8,58 2,55 0,52">
          <text:p/>
        </draw:polyline>
        <draw:polyline draw:style-name="gr5" draw:text-style-name="P2" draw:layer="layout" svg:width="0.035cm" svg:height="0.057cm" svg:x="5.221cm" svg:y="9.705cm" svg:viewBox="0 0 36 58" draw:points="0,0 36,0 17,22 25,22 30,24 33,27 36,34 36,47 33,53 30,56 25,58 8,58 2,56 0,53">
          <text:p/>
        </draw:polyline>
        <draw:polygon draw:style-name="gr5" draw:text-style-name="P2" draw:layer="layout" svg:width="0.032cm" svg:height="0.057cm" svg:x="5.278cm" svg:y="9.705cm" svg:viewBox="0 0 33 58" draw:points="13,0 20,0 25,3 28,5 31,11 33,22 33,37 31,47 28,53 25,56 20,58 13,58 8,56 5,53 3,47 0,37 0,22 3,11 5,5 8,3">
          <text:p/>
        </draw:polygon>
        <draw:polygon draw:style-name="gr5" draw:text-style-name="P2" draw:layer="layout" svg:width="0.033cm" svg:height="0.057cm" svg:x="5.332cm" svg:y="9.705cm" svg:viewBox="0 0 34 58" draw:points="14,0 19,0 24,3 27,5 31,11 34,22 34,37 31,47 27,53 24,56 19,58 14,58 8,56 6,53 3,47 0,37 0,22 3,11 6,5 8,3">
          <text:p/>
        </draw:polygon>
        <draw:line draw:style-name="gr3" draw:text-style-name="P2" draw:layer="layout" svg:x1="4.813cm" svg:y1="9.26cm" svg:x2="4.813cm" svg:y2="9.448cm">
          <text:p/>
        </draw:line>
        <draw:line draw:style-name="gr3" draw:text-style-name="P2" draw:layer="layout" svg:x1="5.509cm" svg:y1="9.608cm" svg:x2="5.509cm" svg:y2="9.796cm">
          <text:p/>
        </draw:line>
        <draw:line draw:style-name="gr3" draw:text-style-name="P2" draw:layer="layout" svg:x1="5.144cm" svg:y1="9.608cm" svg:x2="5.509cm" svg:y2="9.608cm">
          <text:p/>
        </draw:line>
        <draw:line draw:style-name="gr3" draw:text-style-name="P2" draw:layer="layout" svg:x1="5.509cm" svg:y1="9.26cm" svg:x2="5.509cm" svg:y2="9.448cm">
          <text:p/>
        </draw:line>
        <draw:line draw:style-name="gr3" draw:text-style-name="P2" draw:layer="layout" svg:x1="5.144cm" svg:y1="9.448cm" svg:x2="5.144cm" svg:y2="9.26cm">
          <text:p/>
        </draw:line>
        <draw:line draw:style-name="gr3" draw:text-style-name="P2" draw:layer="layout" svg:x1="5.144cm" svg:y1="9.26cm" svg:x2="5.509cm" svg:y2="9.26cm">
          <text:p/>
        </draw:line>
        <draw:line draw:style-name="gr3" draw:text-style-name="P2" draw:layer="layout" svg:x1="5.509cm" svg:y1="9.448cm" svg:x2="5.144cm" svg:y2="9.448cm">
          <text:p/>
        </draw:line>
        <draw:line draw:style-name="gr5" draw:text-style-name="P2" draw:layer="layout" svg:x1="5.322cm" svg:y1="9.416cm" svg:x2="5.302cm" svg:y2="9.387cm">
          <text:p/>
        </draw:line>
        <draw:polyline draw:style-name="gr5" draw:text-style-name="P2" draw:layer="layout" svg:width="0.032cm" svg:height="0.058cm" svg:x="5.289cm" svg:y="9.357cm" svg:viewBox="0 0 33 59" draw:points="0,59 0,0 22,0 28,3 31,6 33,11 33,19 31,25 28,27 22,30 0,30">
          <text:p/>
        </draw:polyline>
        <draw:polyline draw:style-name="gr5" draw:text-style-name="P2" draw:layer="layout" svg:width="0.033cm" svg:height="0.058cm" svg:x="5.343cm" svg:y="9.357cm" svg:viewBox="0 0 34 59" draw:points="28,0 16,0 11,3 8,6 3,14 0,25 0,48 3,53 5,56 11,59 23,59 28,56 31,53 34,48 34,33 31,27 28,25 23,22 11,22 5,25 3,27 0,33">
          <text:p/>
        </draw:polyline>
        <draw:polyline draw:style-name="gr5" draw:text-style-name="P2" draw:layer="layout" svg:width="0.032cm" svg:height="0.058cm" svg:x="5.398cm" svg:y="9.357cm" svg:viewBox="0 0 33 59" draw:points="30,0 2,0 0,27 2,25 7,22 21,22 28,25 30,27 33,33 33,48 30,53 28,56 21,59 7,59 2,56 0,53">
          <text:p/>
        </draw:polyline>
        <draw:line draw:style-name="gr5" draw:text-style-name="P2" draw:layer="layout" svg:x1="5.314cm" svg:y1="9.308cm" svg:x2="5.314cm" svg:y2="9.346cm">
          <text:p/>
        </draw:line>
        <draw:polyline draw:style-name="gr5" draw:text-style-name="P2" draw:layer="layout" svg:width="0.036cm" svg:height="0.041cm" svg:x="5.287cm" svg:y="9.286cm" svg:viewBox="0 0 37 42" draw:points="15,0 0,42 37,42">
          <text:p/>
        </draw:polyline>
        <draw:polyline draw:style-name="gr5" draw:text-style-name="P2" draw:layer="layout" svg:width="0.033cm" svg:height="0.057cm" svg:x="5.341cm" svg:y="9.289cm" svg:viewBox="0 0 34 58" draw:points="6,58 17,58 23,55 26,53 32,45 34,34 34,12 32,5 29,3 23,0 11,0 6,3 3,5 0,12 0,26 3,31 6,34 11,36 23,36 29,34 32,31 34,26">
          <text:p/>
        </draw:polyline>
        <draw:polyline draw:style-name="gr5" draw:text-style-name="P2" draw:layer="layout" svg:width="0.038cm" svg:height="0.057cm" svg:x="5.393cm" svg:y="9.289cm" svg:viewBox="0 0 39 58" draw:points="0,0 39,0 14,58">
          <text:p/>
        </draw:polyline>
        <draw:line draw:style-name="gr3" draw:text-style-name="P2" draw:layer="layout" svg:x1="4.448cm" svg:y1="9.26cm" svg:x2="4.813cm" svg:y2="9.26cm">
          <text:p/>
        </draw:line>
        <draw:line draw:style-name="gr3" draw:text-style-name="P2" draw:layer="layout" svg:x1="4.448cm" svg:y1="9.448cm" svg:x2="4.448cm" svg:y2="9.26cm">
          <text:p/>
        </draw:line>
        <draw:line draw:style-name="gr3" draw:text-style-name="P2" draw:layer="layout" svg:x1="4.813cm" svg:y1="9.448cm" svg:x2="4.448cm" svg:y2="9.448cm">
          <text:p/>
        </draw:line>
        <draw:line draw:style-name="gr5" draw:text-style-name="P2" draw:layer="layout" svg:x1="4.626cm" svg:y1="9.416cm" svg:x2="4.607cm" svg:y2="9.387cm">
          <text:p/>
        </draw:line>
        <draw:polyline draw:style-name="gr5" draw:text-style-name="P2" draw:layer="layout" svg:width="0.032cm" svg:height="0.058cm" svg:x="4.593cm" svg:y="9.357cm" svg:viewBox="0 0 33 59" draw:points="0,59 0,0 22,0 27,3 30,6 33,11 33,19 30,25 27,27 22,30 0,30">
          <text:p/>
        </draw:polyline>
        <draw:polyline draw:style-name="gr5" draw:text-style-name="P2" draw:layer="layout" svg:width="0.032cm" svg:height="0.058cm" svg:x="4.648cm" svg:y="9.357cm" svg:viewBox="0 0 33 59" draw:points="30,0 2,0 0,27 2,25 9,22 22,22 28,25 30,27 33,33 33,48 30,53 28,56 22,59 9,59 2,56 0,53">
          <text:p/>
        </draw:polyline>
        <draw:polyline draw:style-name="gr5" draw:text-style-name="P2" draw:layer="layout" svg:width="0.032cm" svg:height="0.058cm" svg:x="4.702cm" svg:y="9.357cm" svg:viewBox="0 0 33 59" draw:points="28,0 16,0 11,3 8,6 2,14 0,25 0,48 2,53 5,56 11,59 22,59 28,56 31,53 33,48 33,33 31,27 28,25 22,22 11,22 5,25 2,27 0,33">
          <text:p/>
        </draw:polyline>
        <draw:line draw:style-name="gr5" draw:text-style-name="P2" draw:layer="layout" svg:x1="4.619cm" svg:y1="9.308cm" svg:x2="4.619cm" svg:y2="9.346cm">
          <text:p/>
        </draw:line>
        <draw:polyline draw:style-name="gr5" draw:text-style-name="P2" draw:layer="layout" svg:width="0.035cm" svg:height="0.041cm" svg:x="4.592cm" svg:y="9.286cm" svg:viewBox="0 0 36 42" draw:points="14,0 0,42 36,42">
          <text:p/>
        </draw:polyline>
        <draw:polyline draw:style-name="gr5" draw:text-style-name="P2" draw:layer="layout" svg:width="0.033cm" svg:height="0.057cm" svg:x="4.646cm" svg:y="9.289cm" svg:viewBox="0 0 34 58" draw:points="5,58 18,58 23,55 25,53 31,45 34,34 34,12 31,5 28,3 23,0 12,0 5,3 3,5 0,12 0,26 3,31 5,34 12,36 23,36 28,34 31,31 34,26">
          <text:p/>
        </draw:polyline>
        <draw:polyline draw:style-name="gr5" draw:text-style-name="P2" draw:layer="layout" svg:width="0.038cm" svg:height="0.057cm" svg:x="4.698cm" svg:y="9.289cm" svg:viewBox="0 0 39 58" draw:points="0,0 39,0 13,58">
          <text:p/>
        </draw:polyline>
        <draw:line draw:style-name="gr3" draw:text-style-name="P2" draw:layer="layout" svg:x1="7.986cm" svg:y1="7.872cm" svg:x2="7.986cm" svg:y2="8.054cm">
          <text:p/>
        </draw:line>
        <draw:line draw:style-name="gr3" draw:text-style-name="P2" draw:layer="layout" svg:x1="7.986cm" svg:y1="8.054cm" svg:x2="7.621cm" svg:y2="8.054cm">
          <text:p/>
        </draw:line>
        <draw:line draw:style-name="gr3" draw:text-style-name="P2" draw:layer="layout" svg:x1="7.621cm" svg:y1="8.054cm" svg:x2="7.621cm" svg:y2="7.872cm">
          <text:p/>
        </draw:line>
        <draw:line draw:style-name="gr3" draw:text-style-name="P2" draw:layer="layout" svg:x1="7.621cm" svg:y1="7.872cm" svg:x2="7.986cm" svg:y2="7.872cm">
          <text:p/>
        </draw:line>
        <draw:polyline draw:style-name="gr5" draw:text-style-name="P2" draw:layer="layout" svg:width="0.035cm" svg:height="0.058cm" svg:x="7.7cm" svg:y="7.897cm" svg:viewBox="0 0 36 59" draw:points="36,53 33,56 25,59 20,59 11,56 6,50 4,45 0,34 0,26 4,15 6,8 11,3 20,0 25,0 33,3 36,6">
          <text:p/>
        </draw:polyline>
        <draw:polyline draw:style-name="gr5" draw:text-style-name="P2" draw:layer="layout" svg:width="0.038cm" svg:height="0.058cm" svg:x="7.754cm" svg:y="7.897cm" svg:viewBox="0 0 39 59" draw:points="0,0 39,0 14,59">
          <text:p/>
        </draw:polyline>
        <draw:polyline draw:style-name="gr5" draw:text-style-name="P2" draw:layer="layout" svg:width="0.038cm" svg:height="0.058cm" svg:x="7.808cm" svg:y="7.897cm" svg:viewBox="0 0 39 59" draw:points="0,0 39,0 15,59">
          <text:p/>
        </draw:polyline>
        <draw:polyline draw:style-name="gr5" draw:text-style-name="P2" draw:layer="layout" svg:width="0.035cm" svg:height="0.057cm" svg:x="7.7cm" svg:y="7.966cm" svg:viewBox="0 0 36 58" draw:points="4,6 6,3 11,0 25,0 31,3 33,6 36,12 36,17 33,25 0,58 36,58">
          <text:p/>
        </draw:polyline>
        <draw:polyline draw:style-name="gr5" draw:text-style-name="P2" draw:layer="layout" svg:width="0.038cm" svg:height="0.057cm" svg:x="7.754cm" svg:y="7.966cm" svg:viewBox="0 0 39 58" draw:points="0,0 39,0 14,58">
          <text:p/>
        </draw:polyline>
        <draw:line draw:style-name="gr5" draw:text-style-name="P2" draw:layer="layout" svg:x1="7.814cm" svg:y1="7.985cm" svg:x2="7.814cm" svg:y2="8.042cm">
          <text:p/>
        </draw:line>
        <draw:polyline draw:style-name="gr5" draw:text-style-name="P2" draw:layer="layout" svg:width="0.027cm" svg:height="0.038cm" svg:x="7.814cm" svg:y="7.985cm" svg:viewBox="0 0 28 39" draw:points="0,2 7,0 17,0 22,2 26,5 28,12 28,28 26,34 22,36 17,39 7,39 0,36">
          <text:p/>
        </draw:polyline>
        <draw:line draw:style-name="gr3" draw:text-style-name="P2" draw:layer="layout" svg:x1="6.899cm" svg:y1="7.591cm" svg:x2="6.535cm" svg:y2="7.591cm">
          <text:p/>
        </draw:line>
        <draw:line draw:style-name="gr3" draw:text-style-name="P2" draw:layer="layout" svg:x1="6.535cm" svg:y1="7.409cm" svg:x2="6.899cm" svg:y2="7.409cm">
          <text:p/>
        </draw:line>
        <draw:line draw:style-name="gr3" draw:text-style-name="P2" draw:layer="layout" svg:x1="6.899cm" svg:y1="7.409cm" svg:x2="6.899cm" svg:y2="7.591cm">
          <text:p/>
        </draw:line>
        <draw:polyline draw:style-name="gr5" draw:text-style-name="P2" draw:layer="layout" svg:width="0.035cm" svg:height="0.057cm" svg:x="6.65cm" svg:y="7.503cm" svg:viewBox="0 0 36 58" draw:points="36,53 33,55 25,58 20,58 11,55 5,49 3,44 0,34 0,25 3,14 5,9 11,2 20,0 25,0 33,2 36,5">
          <text:p/>
        </draw:polyline>
        <draw:line draw:style-name="gr5" draw:text-style-name="P2" draw:layer="layout" svg:x1="6.739cm" svg:y1="7.56cm" svg:x2="6.707cm" svg:y2="7.56cm">
          <text:p/>
        </draw:line>
        <draw:polyline draw:style-name="gr5" draw:text-style-name="P2" draw:layer="layout" svg:width="0.016cm" svg:height="0.057cm" svg:x="6.707cm" svg:y="7.503cm" svg:viewBox="0 0 17 58" draw:points="17,58 17,0 12,9 6,14 0,17">
          <text:p/>
        </draw:polyline>
        <draw:polygon draw:style-name="gr5" draw:text-style-name="P2" draw:layer="layout" svg:width="0.033cm" svg:height="0.057cm" svg:x="6.761cm" svg:y="7.503cm" svg:viewBox="0 0 34 58" draw:points="15,0 20,0 25,2 28,5 31,12 34,22 34,36 31,47 28,53 25,55 20,58 15,58 9,55 5,53 3,47 0,36 0,22 3,12 5,5 9,2">
          <text:p/>
        </draw:polygon>
        <draw:polyline draw:style-name="gr5" draw:text-style-name="P2" draw:layer="layout" svg:width="0.032cm" svg:height="0.057cm" svg:x="6.816cm" svg:y="7.503cm" svg:viewBox="0 0 33 58" draw:points="10,25 5,22 2,20 0,14 0,12 2,5 5,2 10,0 22,0 28,2 30,5 33,12 33,14 30,20 28,22 22,25 10,25 5,28 2,30 0,36 0,47 2,53 5,55 10,58 22,58 28,55 30,53 33,47 33,36 30,30 28,28 22,25">
          <text:p/>
        </draw:polyline>
        <draw:line draw:style-name="gr5" draw:text-style-name="P2" draw:layer="layout" svg:x1="6.685cm" svg:y1="7.491cm" svg:x2="6.653cm" svg:y2="7.491cm">
          <text:p/>
        </draw:line>
        <draw:polyline draw:style-name="gr5" draw:text-style-name="P2" draw:layer="layout" svg:width="0.016cm" svg:height="0.057cm" svg:x="6.653cm" svg:y="7.434cm" svg:viewBox="0 0 17 58" draw:points="17,58 17,0 10,8 5,15 0,17">
          <text:p/>
        </draw:polyline>
        <draw:polygon draw:style-name="gr5" draw:text-style-name="P2" draw:layer="layout" svg:width="0.032cm" svg:height="0.057cm" svg:x="6.707cm" svg:y="7.434cm" svg:viewBox="0 0 33 58" draw:points="13,0 19,0 24,3 27,6 31,11 33,23 33,36 31,47 27,53 24,55 19,58 13,58 8,55 5,53 2,47 0,36 0,23 2,11 5,6 8,3">
          <text:p/>
        </draw:polygon>
        <draw:polygon draw:style-name="gr5" draw:text-style-name="P2" draw:layer="layout" svg:width="0.033cm" svg:height="0.057cm" svg:x="6.761cm" svg:y="7.434cm" svg:viewBox="0 0 34 58" draw:points="15,0 20,0 25,3 28,6 31,11 34,23 34,36 31,47 28,53 25,55 20,58 15,58 9,55 5,53 3,47 0,36 0,23 3,11 5,6 9,3">
          <text:p/>
        </draw:polygon>
        <draw:line draw:style-name="gr5" draw:text-style-name="P2" draw:layer="layout" svg:x1="6.818cm" svg:y1="7.453cm" svg:x2="6.818cm" svg:y2="7.491cm">
          <text:p/>
        </draw:line>
        <draw:polyline draw:style-name="gr5" draw:text-style-name="P2" draw:layer="layout" svg:width="0.025cm" svg:height="0.038cm" svg:x="6.818cm" svg:y="7.453cm" svg:viewBox="0 0 26 39" draw:points="0,6 3,3 8,0 18,0 23,3 26,8 26,39">
          <text:p/>
        </draw:polyline>
        <draw:line draw:style-name="gr3" draw:text-style-name="P2" draw:layer="layout" svg:x1="6.535cm" svg:y1="7.591cm" svg:x2="6.535cm" svg:y2="7.409cm">
          <text:p/>
        </draw:line>
        <draw:line draw:style-name="gr3" draw:text-style-name="P2" draw:layer="layout" svg:x1="6.204cm" svg:y1="7.872cm" svg:x2="6.204cm" svg:y2="8.055cm">
          <text:p/>
        </draw:line>
        <draw:line draw:style-name="gr3" draw:text-style-name="P2" draw:layer="layout" svg:x1="5.839cm" svg:y1="7.872cm" svg:x2="6.204cm" svg:y2="7.872cm">
          <text:p/>
        </draw:line>
        <draw:polyline draw:style-name="gr5" draw:text-style-name="P2" draw:layer="layout" svg:width="0.036cm" svg:height="0.057cm" svg:x="5.89cm" svg:y="7.898cm" svg:viewBox="0 0 37 58" draw:points="37,52 34,55 26,58 20,58 12,55 6,50 3,44 0,33 0,25 3,15 6,8 12,3 20,0 26,0 34,3 37,5">
          <text:p/>
        </draw:polyline>
        <draw:line draw:style-name="gr5" draw:text-style-name="P2" draw:layer="layout" svg:x1="5.98cm" svg:y1="7.955cm" svg:x2="5.947cm" svg:y2="7.955cm">
          <text:p/>
        </draw:line>
        <draw:polyline draw:style-name="gr5" draw:text-style-name="P2" draw:layer="layout" svg:width="0.017cm" svg:height="0.057cm" svg:x="5.947cm" svg:y="7.898cm" svg:viewBox="0 0 18 58" draw:points="18,58 18,0 11,8 6,15 0,17">
          <text:p/>
        </draw:polyline>
        <draw:polygon draw:style-name="gr5" draw:text-style-name="P2" draw:layer="layout" svg:width="0.032cm" svg:height="0.057cm" svg:x="6.002cm" svg:y="7.898cm" svg:viewBox="0 0 33 58" draw:points="14,0 19,0 24,3 27,5 29,11 33,23 33,36 29,47 27,52 24,55 19,58 14,58 8,55 5,52 2,47 0,36 0,23 2,11 5,5 8,3">
          <text:p/>
        </draw:polygon>
        <draw:polyline draw:style-name="gr5" draw:text-style-name="P2" draw:layer="layout" svg:width="0.033cm" svg:height="0.057cm" svg:x="6.056cm" svg:y="7.898cm" svg:viewBox="0 0 34 58" draw:points="28,0 17,0 12,3 9,5 3,15 0,25 0,47 3,52 6,55 12,58 23,58 28,55 31,52 34,47 34,33 31,28 28,25 23,23 12,23 6,25 3,28 0,33">
          <text:p/>
        </draw:polyline>
        <draw:line draw:style-name="gr3" draw:text-style-name="P2" draw:layer="layout" svg:x1="5.839cm" svg:y1="8.055cm" svg:x2="5.839cm" svg:y2="7.872cm">
          <text:p/>
        </draw:line>
        <draw:line draw:style-name="gr3" draw:text-style-name="P2" draw:layer="layout" svg:x1="6.204cm" svg:y1="8.055cm" svg:x2="5.839cm" svg:y2="8.055cm">
          <text:p/>
        </draw:line>
        <draw:polyline draw:style-name="gr5" draw:text-style-name="P2" draw:layer="layout" svg:width="0.035cm" svg:height="0.057cm" svg:x="5.918cm" svg:y="7.966cm" svg:viewBox="0 0 36 58" draw:points="2,7 5,4 10,0 25,0 30,4 33,7 36,12 36,18 33,26 0,58 36,58">
          <text:p/>
        </draw:polyline>
        <draw:polyline draw:style-name="gr5" draw:text-style-name="P2" draw:layer="layout" svg:width="0.038cm" svg:height="0.057cm" svg:x="5.972cm" svg:y="7.966cm" svg:viewBox="0 0 39 58" draw:points="0,0 39,0 14,58">
          <text:p/>
        </draw:polyline>
        <draw:line draw:style-name="gr5" draw:text-style-name="P2" draw:layer="layout" svg:x1="6.031cm" svg:y1="7.985cm" svg:x2="6.031cm" svg:y2="8.042cm">
          <text:p/>
        </draw:line>
        <draw:polyline draw:style-name="gr5" draw:text-style-name="P2" draw:layer="layout" svg:width="0.028cm" svg:height="0.038cm" svg:x="6.031cm" svg:y="7.985cm" svg:viewBox="0 0 29 39" draw:points="0,3 7,0 18,0 23,3 26,6 29,12 29,28 26,34 23,37 18,39 7,39 0,37">
          <text:p/>
        </draw:polyline>
        <draw:line draw:style-name="gr5" draw:text-style-name="P2" draw:layer="layout" svg:x1="5.954cm" svg:y1="8.304cm" svg:x2="5.934cm" svg:y2="8.276cm">
          <text:p/>
        </draw:line>
        <draw:polyline draw:style-name="gr5" draw:text-style-name="P2" draw:layer="layout" svg:width="0.033cm" svg:height="0.057cm" svg:x="5.92cm" svg:y="8.246cm" svg:viewBox="0 0 34 58" draw:points="0,58 0,0 23,0 28,2 31,5 34,12 34,20 31,25 28,28 23,31 0,31">
          <text:p/>
        </draw:polyline>
        <draw:polyline draw:style-name="gr5" draw:text-style-name="P2" draw:layer="layout" svg:width="0.032cm" svg:height="0.057cm" svg:x="5.975cm" svg:y="8.246cm" svg:viewBox="0 0 33 58" draw:points="28,0 16,0 10,2 8,5 2,14 0,25 0,47 2,52 5,55 10,58 22,58 28,55 30,52 33,47 33,33 30,28 28,25 22,22 10,22 5,25 2,28 0,33">
          <text:p/>
        </draw:polyline>
        <draw:line draw:style-name="gr5" draw:text-style-name="P2" draw:layer="layout" svg:x1="6.062cm" svg:y1="8.303cm" svg:x2="6.029cm" svg:y2="8.303cm">
          <text:p/>
        </draw:line>
        <draw:polyline draw:style-name="gr5" draw:text-style-name="P2" draw:layer="layout" svg:width="0.016cm" svg:height="0.057cm" svg:x="6.029cm" svg:y="8.246cm" svg:viewBox="0 0 17 58" draw:points="17,58 17,0 12,9 5,14 0,17">
          <text:p/>
        </draw:polyline>
        <draw:line draw:style-name="gr3" draw:text-style-name="P2" draw:layer="layout" svg:x1="6.204cm" svg:y1="8.405cm" svg:x2="5.839cm" svg:y2="8.405cm">
          <text:p/>
        </draw:line>
        <draw:line draw:style-name="gr3" draw:text-style-name="P2" draw:layer="layout" svg:x1="5.839cm" svg:y1="8.217cm" svg:x2="6.204cm" svg:y2="8.217cm">
          <text:p/>
        </draw:line>
        <draw:line draw:style-name="gr3" draw:text-style-name="P2" draw:layer="layout" svg:x1="6.204cm" svg:y1="8.217cm" svg:x2="6.204cm" svg:y2="8.405cm">
          <text:p/>
        </draw:line>
        <draw:line draw:style-name="gr3" draw:text-style-name="P2" draw:layer="layout" svg:x1="5.839cm" svg:y1="8.405cm" svg:x2="5.839cm" svg:y2="8.217cm">
          <text:p/>
        </draw:line>
        <draw:line draw:style-name="gr5" draw:text-style-name="P2" draw:layer="layout" svg:x1="5.956cm" svg:y1="8.371cm" svg:x2="5.923cm" svg:y2="8.371cm">
          <text:p/>
        </draw:line>
        <draw:polyline draw:style-name="gr5" draw:text-style-name="P2" draw:layer="layout" svg:width="0.016cm" svg:height="0.057cm" svg:x="5.923cm" svg:y="8.314cm" svg:viewBox="0 0 17 58" draw:points="17,58 17,0 12,8 6,14 0,16">
          <text:p/>
        </draw:polyline>
        <draw:polygon draw:style-name="gr5" draw:text-style-name="P2" draw:layer="layout" svg:width="0.033cm" svg:height="0.057cm" svg:x="5.977cm" svg:y="8.314cm" svg:viewBox="0 0 34 58" draw:points="14,0 20,0 26,3 28,6 31,11 34,22 34,35 31,46 28,53 26,55 20,58 14,58 8,55 6,53 3,46 0,35 0,22 3,11 6,6 8,3">
          <text:p/>
        </draw:polygon>
        <draw:line draw:style-name="gr5" draw:text-style-name="P2" draw:layer="layout" svg:x1="6.034cm" svg:y1="8.371cm" svg:x2="6.034cm" svg:y2="8.314cm">
          <text:p/>
        </draw:line>
        <draw:line draw:style-name="gr5" draw:text-style-name="P2" draw:layer="layout" svg:x1="6.04cm" svg:y1="8.349cm" svg:x2="6.057cm" svg:y2="8.372cm">
          <text:p/>
        </draw:line>
        <draw:line draw:style-name="gr5" draw:text-style-name="P2" draw:layer="layout" svg:x1="6.057cm" svg:y1="8.333cm" svg:x2="6.034cm" svg:y2="8.356cm">
          <text:p/>
        </draw:line>
        <draw:line draw:style-name="gr3" draw:text-style-name="P2" draw:layer="layout" svg:x1="5.466cm" svg:y1="4.158cm" svg:x2="5.649cm" svg:y2="4.158cm">
          <text:p/>
        </draw:line>
        <draw:line draw:style-name="gr3" draw:text-style-name="P2" draw:layer="layout" svg:x1="5.025cm" svg:y1="3.723cm" svg:x2="5.025cm" svg:y2="4.089cm">
          <text:p/>
        </draw:line>
        <draw:line draw:style-name="gr3" draw:text-style-name="P2" draw:layer="layout" svg:x1="5.148cm" svg:y1="4.158cm" svg:x2="5.33cm" svg:y2="4.158cm">
          <text:p/>
        </draw:line>
        <draw:polyline draw:style-name="gr5" draw:text-style-name="P2" draw:layer="layout" svg:width="0.057cm" svg:height="0.035cm" svg:x="5.242cm" svg:y="4.373cm" svg:viewBox="0 0 58 36" draw:points="53,0 55,2 58,11 58,16 55,25 50,31 44,33 34,36 24,36 14,33 8,31 3,25 0,16 0,11 3,2 6,0">
          <text:p/>
        </draw:polyline>
        <draw:line draw:style-name="gr5" draw:text-style-name="P2" draw:layer="layout" svg:x1="5.299cm" svg:y1="4.318cm" svg:x2="5.299cm" svg:y2="4.351cm">
          <text:p/>
        </draw:line>
        <draw:polyline draw:style-name="gr5" draw:text-style-name="P2" draw:layer="layout" svg:width="0.057cm" svg:height="0.016cm" svg:x="5.242cm" svg:y="4.335cm" svg:viewBox="0 0 58 17" draw:points="58,0 0,0 8,6 14,12 16,17">
          <text:p/>
        </draw:polyline>
        <draw:line draw:style-name="gr5" draw:text-style-name="P2" draw:layer="layout" svg:x1="5.299cm" svg:y1="4.264cm" svg:x2="5.299cm" svg:y2="4.296cm">
          <text:p/>
        </draw:line>
        <draw:polyline draw:style-name="gr5" draw:text-style-name="P2" draw:layer="layout" svg:width="0.057cm" svg:height="0.015cm" svg:x="5.242cm" svg:y="4.281cm" svg:viewBox="0 0 58 16" draw:points="58,0 0,0 8,6 14,11 16,16">
          <text:p/>
        </draw:polyline>
        <draw:line draw:style-name="gr5" draw:text-style-name="P2" draw:layer="layout" svg:x1="5.299cm" svg:y1="4.21cm" svg:x2="5.299cm" svg:y2="4.242cm">
          <text:p/>
        </draw:line>
        <draw:polyline draw:style-name="gr5" draw:text-style-name="P2" draw:layer="layout" svg:width="0.057cm" svg:height="0.016cm" svg:x="5.242cm" svg:y="4.226cm" svg:viewBox="0 0 58 17" draw:points="58,0 0,0 8,6 14,12 16,17">
          <text:p/>
        </draw:polyline>
        <draw:line draw:style-name="gr3" draw:text-style-name="P2" draw:layer="layout" svg:x1="5.466cm" svg:y1="4.523cm" svg:x2="5.466cm" svg:y2="4.158cm">
          <text:p/>
        </draw:line>
        <draw:line draw:style-name="gr5" draw:text-style-name="P2" draw:layer="layout" svg:x1="5.549cm" svg:y1="4.373cm" svg:x2="5.549cm" svg:y2="4.405cm">
          <text:p/>
        </draw:line>
        <draw:polyline draw:style-name="gr5" draw:text-style-name="P2" draw:layer="layout" svg:width="0.057cm" svg:height="0.016cm" svg:x="5.492cm" svg:y="4.389cm" svg:viewBox="0 0 58 17" draw:points="58,0 0,0 10,5 15,11 18,17">
          <text:p/>
        </draw:polyline>
        <draw:polygon draw:style-name="gr5" draw:text-style-name="P2" draw:layer="layout" svg:width="0.057cm" svg:height="0.033cm" svg:x="5.492cm" svg:y="4.318cm" svg:viewBox="0 0 58 34" draw:points="0,19 0,14 3,9 6,6 12,3 23,0 37,0 48,3 53,6 56,9 58,14 58,19 56,25 53,28 48,31 37,34 23,34 12,31 6,28 3,25">
          <text:p/>
        </draw:polygon>
        <draw:polygon draw:style-name="gr5" draw:text-style-name="P2" draw:layer="layout" svg:width="0.057cm" svg:height="0.032cm" svg:x="5.492cm" svg:y="4.264cm" svg:viewBox="0 0 58 33" draw:points="0,19 0,13 3,8 6,5 12,3 23,0 37,0 48,3 53,5 56,8 58,13 58,19 56,26 53,28 48,31 37,33 23,33 12,31 6,28 3,26">
          <text:p/>
        </draw:polygon>
        <draw:line draw:style-name="gr5" draw:text-style-name="P2" draw:layer="layout" svg:x1="5.511cm" svg:y1="4.24cm" svg:x2="5.549cm" svg:y2="4.24cm">
          <text:p/>
        </draw:line>
        <draw:polyline draw:style-name="gr5" draw:text-style-name="P2" draw:layer="layout" svg:width="0.038cm" svg:height="0.025cm" svg:x="5.511cm" svg:y="4.215cm" svg:viewBox="0 0 39 26" draw:points="6,26 3,23 0,17 0,8 3,3 9,0 39,0">
          <text:p/>
        </draw:polyline>
        <draw:line draw:style-name="gr3" draw:text-style-name="P2" draw:layer="layout" svg:x1="5.33cm" svg:y1="4.158cm" svg:x2="5.33cm" svg:y2="4.523cm">
          <text:p/>
        </draw:line>
        <draw:line draw:style-name="gr3" draw:text-style-name="P2" draw:layer="layout" svg:x1="5.148cm" svg:y1="4.523cm" svg:x2="5.148cm" svg:y2="4.158cm">
          <text:p/>
        </draw:line>
        <draw:line draw:style-name="gr5" draw:text-style-name="P2" draw:layer="layout" svg:x1="5.231cm" svg:y1="4.373cm" svg:x2="5.231cm" svg:y2="4.405cm">
          <text:p/>
        </draw:line>
        <draw:polyline draw:style-name="gr5" draw:text-style-name="P2" draw:layer="layout" svg:width="0.057cm" svg:height="0.016cm" svg:x="5.174cm" svg:y="4.389cm" svg:viewBox="0 0 58 17" draw:points="58,0 0,0 8,5 13,11 16,17">
          <text:p/>
        </draw:polyline>
        <draw:polygon draw:style-name="gr5" draw:text-style-name="P2" draw:layer="layout" svg:width="0.057cm" svg:height="0.033cm" svg:x="5.174cm" svg:y="4.318cm" svg:viewBox="0 0 58 34" draw:points="0,19 0,14 2,9 5,6 10,3 21,0 35,0 47,3 52,6 55,9 58,14 58,19 55,25 52,28 47,31 35,34 21,34 10,31 5,28 2,25">
          <text:p/>
        </draw:polygon>
        <draw:polygon draw:style-name="gr5" draw:text-style-name="P2" draw:layer="layout" svg:width="0.057cm" svg:height="0.032cm" svg:x="5.174cm" svg:y="4.264cm" svg:viewBox="0 0 58 33" draw:points="0,19 0,13 2,8 5,5 10,3 21,0 35,0 47,3 52,5 55,8 58,13 58,19 55,26 52,28 47,31 35,33 21,33 10,31 5,28 2,26">
          <text:p/>
        </draw:polygon>
        <draw:line draw:style-name="gr5" draw:text-style-name="P2" draw:layer="layout" svg:x1="5.193cm" svg:y1="4.24cm" svg:x2="5.231cm" svg:y2="4.24cm">
          <text:p/>
        </draw:line>
        <draw:polyline draw:style-name="gr5" draw:text-style-name="P2" draw:layer="layout" svg:width="0.038cm" svg:height="0.025cm" svg:x="5.193cm" svg:y="4.215cm" svg:viewBox="0 0 39 26" draw:points="5,26 2,23 0,17 0,8 2,3 8,0 39,0">
          <text:p/>
        </draw:polyline>
        <draw:line draw:style-name="gr5" draw:text-style-name="P2" draw:layer="layout" svg:x1="4.559cm" svg:y1="4.701cm" svg:x2="4.539cm" svg:y2="4.673cm">
          <text:p/>
        </draw:line>
        <draw:polyline draw:style-name="gr5" draw:text-style-name="P2" draw:layer="layout" svg:width="0.032cm" svg:height="0.057cm" svg:x="4.526cm" svg:y="4.643cm" svg:viewBox="0 0 33 58" draw:points="0,58 0,0 22,0 27,2 31,5 33,11 33,20 31,25 27,28 22,31 0,31">
          <text:p/>
        </draw:polyline>
        <draw:polyline draw:style-name="gr5" draw:text-style-name="P2" draw:layer="layout" svg:width="0.032cm" svg:height="0.057cm" svg:x="4.583cm" svg:y="4.643cm" svg:viewBox="0 0 33 58" draw:points="0,58 0,0 33,58 33,0">
          <text:p/>
        </draw:polyline>
        <draw:line draw:style-name="gr5" draw:text-style-name="P2" draw:layer="layout" svg:x1="4.672cm" svg:y1="4.7cm" svg:x2="4.64cm" svg:y2="4.7cm">
          <text:p/>
        </draw:line>
        <draw:polyline draw:style-name="gr5" draw:text-style-name="P2" draw:layer="layout" svg:width="0.016cm" svg:height="0.057cm" svg:x="4.64cm" svg:y="4.643cm" svg:viewBox="0 0 17 58" draw:points="17,58 17,0 11,8 6,13 0,16">
          <text:p/>
        </draw:polyline>
        <draw:polyline draw:style-name="gr5" draw:text-style-name="P2" draw:layer="layout" svg:width="0.033cm" svg:height="0.057cm" svg:x="4.694cm" svg:y="4.643cm" svg:viewBox="0 0 34 58" draw:points="31,0 3,0 0,28 3,25 8,22 21,22 28,25 31,28 34,33 34,47 31,52 28,55 21,58 8,58 3,55 0,52">
          <text:p/>
        </draw:polyline>
        <draw:polyline draw:style-name="gr5" draw:text-style-name="P2" draw:layer="layout" svg:width="0.036cm" svg:height="0.057cm" svg:x="4.562cm" svg:y="4.78cm" svg:viewBox="0 0 37 58" draw:points="4,5 7,2 13,0 26,0 32,2 34,5 37,11 37,16 34,24 0,58 37,58">
          <text:p/>
        </draw:polyline>
        <draw:polygon draw:style-name="gr5" draw:text-style-name="P2" draw:layer="layout" svg:width="0.032cm" svg:height="0.057cm" svg:x="4.62cm" svg:y="4.78cm" svg:viewBox="0 0 33 58" draw:points="14,0 20,0 25,2 28,5 31,11 33,21 33,35 31,46 28,51 25,55 20,58 14,58 9,55 6,51 2,46 0,35 0,21 2,11 6,5 9,2">
          <text:p/>
        </draw:polygon>
        <draw:polygon draw:style-name="gr5" draw:text-style-name="P2" draw:layer="layout" svg:width="0.032cm" svg:height="0.057cm" svg:x="4.674cm" svg:y="4.78cm" svg:viewBox="0 0 33 58" draw:points="15,0 20,0 25,2 28,5 31,11 33,21 33,35 31,46 28,51 25,55 20,58 15,58 8,55 5,51 3,46 0,35 0,21 3,11 5,5 8,2">
          <text:p/>
        </draw:polygon>
        <draw:line draw:style-name="gr3" draw:text-style-name="P2" draw:layer="layout" svg:x1="5.33cm" svg:y1="4.523cm" svg:x2="5.148cm" svg:y2="4.523cm">
          <text:p/>
        </draw:line>
        <draw:line draw:style-name="gr3" draw:text-style-name="P2" draw:layer="layout" svg:x1="5.381cm" svg:y1="5.654cm" svg:x2="5.151cm" svg:y2="5.883cm">
          <text:p/>
        </draw:line>
        <draw:line draw:style-name="gr3" draw:text-style-name="P2" draw:layer="layout" svg:x1="5.025cm" svg:y1="4.564cm" svg:x2="5.025cm" svg:y2="4.929cm">
          <text:p/>
        </draw:line>
        <draw:polyline draw:style-name="gr5" draw:text-style-name="P2" draw:layer="layout" svg:width="0.056cm" svg:height="0.047cm" svg:x="5.423cm" svg:y="5.719cm" svg:viewBox="0 0 57 48" draw:points="2,24 0,28 2,36 5,41 12,46 19,48 25,48 35,45 43,41 52,33 55,28 57,20 55,12 53,7 45,1 41,0">
          <text:p/>
        </draw:polyline>
        <draw:polyline draw:style-name="gr5" draw:text-style-name="P2" draw:layer="layout" svg:width="0.053cm" svg:height="0.047cm" svg:x="5.4cm" svg:y="5.674cm" svg:viewBox="0 0 54 48" draw:points="6,48 1,39 0,33 1,29 5,20 14,12 32,0 40,0 43,1 48,5 54,14 54,21 53,25 50,30 38,36 31,37 27,36 22,33 17,23 17,16 18,13 21,7">
          <text:p/>
        </draw:polyline>
        <draw:line draw:style-name="gr5" draw:text-style-name="P2" draw:layer="layout" svg:x1="5.365cm" svg:y1="5.651cm" svg:x2="5.383cm" svg:y2="5.68cm">
          <text:p/>
        </draw:line>
        <draw:polyline draw:style-name="gr5" draw:text-style-name="P2" draw:layer="layout" svg:width="0.049cm" svg:height="0.029cm" svg:x="5.374cm" svg:y="5.636cm" svg:viewBox="0 0 50 30" draw:points="0,30 50,0 46,10 44,17 44,24">
          <text:p/>
        </draw:polyline>
        <draw:line draw:style-name="gr3" draw:text-style-name="P2" draw:layer="layout" svg:x1="5.649cm" svg:y1="4.158cm" svg:x2="5.649cm" svg:y2="4.523cm">
          <text:p/>
        </draw:line>
        <draw:line draw:style-name="gr3" draw:text-style-name="P2" draw:layer="layout" svg:x1="5.649cm" svg:y1="4.523cm" svg:x2="5.466cm" svg:y2="4.523cm">
          <text:p/>
        </draw:line>
        <draw:polyline draw:style-name="gr5" draw:text-style-name="P2" draw:layer="layout" svg:width="0.057cm" svg:height="0.035cm" svg:x="5.561cm" svg:y="4.373cm" svg:viewBox="0 0 58 36" draw:points="51,0 55,2 58,11 58,16 55,25 49,31 43,33 32,36 24,36 13,33 8,31 3,25 0,16 0,11 3,2 5,0">
          <text:p/>
        </draw:polyline>
        <draw:line draw:style-name="gr5" draw:text-style-name="P2" draw:layer="layout" svg:x1="5.618cm" svg:y1="4.318cm" svg:x2="5.618cm" svg:y2="4.351cm">
          <text:p/>
        </draw:line>
        <draw:polyline draw:style-name="gr5" draw:text-style-name="P2" draw:layer="layout" svg:width="0.057cm" svg:height="0.016cm" svg:x="5.561cm" svg:y="4.335cm" svg:viewBox="0 0 58 17" draw:points="58,0 0,0 8,6 13,12 16,17">
          <text:p/>
        </draw:polyline>
        <draw:line draw:style-name="gr5" draw:text-style-name="P2" draw:layer="layout" svg:x1="5.618cm" svg:y1="4.264cm" svg:x2="5.618cm" svg:y2="4.296cm">
          <text:p/>
        </draw:line>
        <draw:polyline draw:style-name="gr5" draw:text-style-name="P2" draw:layer="layout" svg:width="0.057cm" svg:height="0.015cm" svg:x="5.561cm" svg:y="4.281cm" svg:viewBox="0 0 58 16" draw:points="58,0 0,0 8,6 13,11 16,16">
          <text:p/>
        </draw:polyline>
        <draw:polyline draw:style-name="gr5" draw:text-style-name="P2" draw:layer="layout" svg:width="0.057cm" svg:height="0.035cm" svg:x="5.561cm" svg:y="4.21cm" svg:viewBox="0 0 58 36" draw:points="5,33 3,31 0,25 0,12 3,5 5,2 11,0 16,0 24,2 58,36 58,0">
          <text:p/>
        </draw:polyline>
        <draw:line draw:style-name="gr3" draw:text-style-name="P2" draw:layer="layout" svg:x1="5.785cm" svg:y1="4.523cm" svg:x2="5.785cm" svg:y2="4.158cm">
          <text:p/>
        </draw:line>
        <draw:line draw:style-name="gr3" draw:text-style-name="P2" draw:layer="layout" svg:x1="5.785cm" svg:y1="4.158cm" svg:x2="5.968cm" svg:y2="4.158cm">
          <text:p/>
        </draw:line>
        <draw:line draw:style-name="gr5" draw:text-style-name="P2" draw:layer="layout" svg:x1="5.937cm" svg:y1="4.409cm" svg:x2="5.937cm" svg:y2="4.442cm">
          <text:p/>
        </draw:line>
        <draw:polyline draw:style-name="gr5" draw:text-style-name="P2" draw:layer="layout" svg:width="0.057cm" svg:height="0.016cm" svg:x="5.88cm" svg:y="4.426cm" svg:viewBox="0 0 58 17" draw:points="58,0 0,0 8,5 13,12 16,17">
          <text:p/>
        </draw:polyline>
        <draw:polygon draw:style-name="gr5" draw:text-style-name="P2" draw:layer="layout" svg:width="0.057cm" svg:height="0.032cm" svg:x="5.88cm" svg:y="4.355cm" svg:viewBox="0 0 58 33" draw:points="0,19 0,13 2,8 5,6 11,3 22,0 36,0 47,3 52,6 55,8 58,13 58,19 55,26 52,28 47,31 36,33 22,33 11,31 5,28 2,26">
          <text:p/>
        </draw:polygon>
        <draw:line draw:style-name="gr5" draw:text-style-name="P2" draw:layer="layout" svg:x1="5.899cm" svg:y1="4.331cm" svg:x2="5.937cm" svg:y2="4.331cm">
          <text:p/>
        </draw:line>
        <draw:polyline draw:style-name="gr5" draw:text-style-name="P2" draw:layer="layout" svg:width="0.038cm" svg:height="0.025cm" svg:x="5.899cm" svg:y="4.306cm" svg:viewBox="0 0 39 26" draw:points="5,26 2,23 0,17 0,8 2,3 8,0 39,0">
          <text:p/>
        </draw:polyline>
        <draw:line draw:style-name="gr3" draw:text-style-name="P2" draw:layer="layout" svg:x1="5.968cm" svg:y1="4.158cm" svg:x2="5.968cm" svg:y2="4.523cm">
          <text:p/>
        </draw:line>
        <draw:polyline draw:style-name="gr5" draw:text-style-name="P2" draw:layer="layout" svg:width="0.057cm" svg:height="0.035cm" svg:x="5.811cm" svg:y="4.437cm" svg:viewBox="0 0 58 36" draw:points="53,0 55,2 58,10 58,16 55,24 50,30 45,33 34,36 25,36 14,33 8,30 3,24 0,16 0,10 3,2 6,0">
          <text:p/>
        </draw:polyline>
        <draw:line draw:style-name="gr5" draw:text-style-name="P2" draw:layer="layout" svg:x1="5.868cm" svg:y1="4.382cm" svg:x2="5.868cm" svg:y2="4.415cm">
          <text:p/>
        </draw:line>
        <draw:polyline draw:style-name="gr5" draw:text-style-name="P2" draw:layer="layout" svg:width="0.057cm" svg:height="0.016cm" svg:x="5.811cm" svg:y="4.399cm" svg:viewBox="0 0 58 17" draw:points="58,0 0,0 8,6 14,11 17,17">
          <text:p/>
        </draw:polyline>
        <draw:line draw:style-name="gr5" draw:text-style-name="P2" draw:layer="layout" svg:x1="5.868cm" svg:y1="4.328cm" svg:x2="5.868cm" svg:y2="4.361cm">
          <text:p/>
        </draw:line>
        <draw:polyline draw:style-name="gr5" draw:text-style-name="P2" draw:layer="layout" svg:width="0.057cm" svg:height="0.017cm" svg:x="5.811cm" svg:y="4.344cm" svg:viewBox="0 0 58 18" draw:points="58,0 0,0 8,6 14,11 17,18">
          <text:p/>
        </draw:polyline>
        <draw:polygon draw:style-name="gr5" draw:text-style-name="P2" draw:layer="layout" svg:width="0.057cm" svg:height="0.032cm" svg:x="5.811cm" svg:y="4.274cm" svg:viewBox="0 0 58 33" draw:points="0,20 0,14 3,8 6,5 11,2 22,0 36,0 47,2 53,5 55,8 58,14 58,20 55,25 53,28 47,30 36,33 22,33 11,30 6,28 3,25">
          <text:p/>
        </draw:polygon>
        <draw:line draw:style-name="gr3" draw:text-style-name="P2" draw:layer="layout" svg:x1="6.104cm" svg:y1="4.158cm" svg:x2="6.287cm" svg:y2="4.158cm">
          <text:p/>
        </draw:line>
        <draw:line draw:style-name="gr3" draw:text-style-name="P2" draw:layer="layout" svg:x1="6.287cm" svg:y1="4.158cm" svg:x2="6.287cm" svg:y2="4.523cm">
          <text:p/>
        </draw:line>
        <draw:line draw:style-name="gr3" draw:text-style-name="P2" draw:layer="layout" svg:x1="6.104cm" svg:y1="4.523cm" svg:x2="6.104cm" svg:y2="4.158cm">
          <text:p/>
        </draw:line>
        <draw:line draw:style-name="gr3" draw:text-style-name="P2" draw:layer="layout" svg:x1="6.535cm" svg:y1="8.405cm" svg:x2="6.535cm" svg:y2="8.217cm">
          <text:p/>
        </draw:line>
        <draw:line draw:style-name="gr5" draw:text-style-name="P2" draw:layer="layout" svg:x1="6.65cm" svg:y1="8.304cm" svg:x2="6.629cm" svg:y2="8.276cm">
          <text:p/>
        </draw:line>
        <draw:polyline draw:style-name="gr5" draw:text-style-name="P2" draw:layer="layout" svg:width="0.033cm" svg:height="0.057cm" svg:x="6.616cm" svg:y="8.246cm" svg:viewBox="0 0 34 58" draw:points="0,58 0,0 21,0 28,2 31,5 34,12 34,20 31,25 28,28 21,31 0,31">
          <text:p/>
        </draw:polyline>
        <draw:polyline draw:style-name="gr5" draw:text-style-name="P2" draw:layer="layout" svg:width="0.032cm" svg:height="0.057cm" svg:x="6.67cm" svg:y="8.246cm" svg:viewBox="0 0 33 58" draw:points="28,0 18,0 12,2 9,5 4,14 0,25 0,47 4,52 6,55 12,58 23,58 28,55 31,52 33,47 33,33 31,28 28,25 23,22 12,22 6,25 4,28 0,33">
          <text:p/>
        </draw:polyline>
        <draw:polyline draw:style-name="gr5" draw:text-style-name="P2" draw:layer="layout" svg:width="0.032cm" svg:height="0.057cm" svg:x="6.725cm" svg:y="8.246cm" svg:viewBox="0 0 33 58" draw:points="10,25 5,22 2,20 0,14 0,12 2,5 5,2 10,0 22,0 28,2 30,5 33,12 33,14 30,20 28,22 22,25 10,25 5,28 2,31 0,36 0,47 2,52 5,55 10,58 22,58 28,55 30,52 33,47 33,36 30,31 28,28 22,25">
          <text:p/>
        </draw:polyline>
        <draw:line draw:style-name="gr5" draw:text-style-name="P2" draw:layer="layout" svg:x1="6.651cm" svg:y1="8.371cm" svg:x2="6.618cm" svg:y2="8.371cm">
          <text:p/>
        </draw:line>
        <draw:polyline draw:style-name="gr5" draw:text-style-name="P2" draw:layer="layout" svg:width="0.017cm" svg:height="0.057cm" svg:x="6.618cm" svg:y="8.314cm" svg:viewBox="0 0 18 58" draw:points="18,58 18,0 11,8 6,14 0,16">
          <text:p/>
        </draw:polyline>
        <draw:polygon draw:style-name="gr5" draw:text-style-name="P2" draw:layer="layout" svg:width="0.033cm" svg:height="0.057cm" svg:x="6.673cm" svg:y="8.314cm" svg:viewBox="0 0 34 58" draw:points="14,0 19,0 24,3 27,6 29,11 34,22 34,35 29,46 27,53 24,55 19,58 14,58 8,55 5,53 2,46 0,35 0,22 2,11 5,6 8,3">
          <text:p/>
        </draw:polygon>
        <draw:line draw:style-name="gr5" draw:text-style-name="P2" draw:layer="layout" svg:x1="6.73cm" svg:y1="8.371cm" svg:x2="6.73cm" svg:y2="8.314cm">
          <text:p/>
        </draw:line>
        <draw:line draw:style-name="gr5" draw:text-style-name="P2" draw:layer="layout" svg:x1="6.735cm" svg:y1="8.349cm" svg:x2="6.753cm" svg:y2="8.372cm">
          <text:p/>
        </draw:line>
        <draw:line draw:style-name="gr5" draw:text-style-name="P2" draw:layer="layout" svg:x1="6.754cm" svg:y1="8.333cm" svg:x2="6.73cm" svg:y2="8.356cm">
          <text:p/>
        </draw:line>
        <draw:line draw:style-name="gr3" draw:text-style-name="P2" draw:layer="layout" svg:x1="6.449cm" svg:y1="8.65cm" svg:x2="6.637cm" svg:y2="8.65cm">
          <text:p/>
        </draw:line>
        <draw:line draw:style-name="gr3" draw:text-style-name="P2" draw:layer="layout" svg:x1="6.449cm" svg:y1="9.015cm" svg:x2="6.449cm" svg:y2="8.65cm">
          <text:p/>
        </draw:line>
        <draw:line draw:style-name="gr3" draw:text-style-name="P2" draw:layer="layout" svg:x1="6.637cm" svg:y1="9.015cm" svg:x2="6.449cm" svg:y2="9.015cm">
          <text:p/>
        </draw:line>
        <draw:polyline draw:style-name="gr5" draw:text-style-name="P2" draw:layer="layout" svg:width="0.057cm" svg:height="0.032cm" svg:x="6.478cm" svg:y="8.862cm" svg:viewBox="0 0 58 33" draw:points="58,27 58,16 55,11 52,8 43,3 32,0 11,0 5,3 2,5 0,11 0,22 2,27 5,31 11,33 24,33 30,31 32,27 35,22 35,11 32,5 30,3 24,0">
          <text:p/>
        </draw:polyline>
        <draw:polygon draw:style-name="gr5" draw:text-style-name="P2" draw:layer="layout" svg:width="0.057cm" svg:height="0.032cm" svg:x="6.478cm" svg:y="8.808cm" svg:viewBox="0 0 58 33" draw:points="0,19 0,13 2,8 5,5 11,2 21,0 35,0 46,2 52,5 55,8 58,13 58,19 55,25 52,28 46,30 35,33 21,33 11,30 5,28 2,25">
          <text:p/>
        </draw:polygon>
        <draw:line draw:style-name="gr5" draw:text-style-name="P2" draw:layer="layout" svg:x1="6.535cm" svg:y1="8.783cm" svg:x2="6.478cm" svg:y2="8.783cm">
          <text:p/>
        </draw:line>
        <draw:line draw:style-name="gr5" draw:text-style-name="P2" draw:layer="layout" svg:x1="6.513cm" svg:y1="8.778cm" svg:x2="6.536cm" svg:y2="8.762cm">
          <text:p/>
        </draw:line>
        <draw:line draw:style-name="gr5" draw:text-style-name="P2" draw:layer="layout" svg:x1="6.497cm" svg:y1="8.762cm" svg:x2="6.519cm" svg:y2="8.784cm">
          <text:p/>
        </draw:line>
        <draw:polyline draw:style-name="gr5" draw:text-style-name="P2" draw:layer="layout" svg:width="0.057cm" svg:height="0.032cm" svg:x="6.478cm" svg:y="8.707cm" svg:viewBox="0 0 58 33" draw:points="24,22 21,28 19,31 13,33 11,33 5,31 2,28 0,22 0,11 2,5 5,3 11,0 13,0 19,3 21,5 24,11 24,22 27,28 30,31 35,33 46,33 52,31 55,28 58,22 58,11 55,5 52,3 46,0 35,0 30,3 27,5 24,11">
          <text:p/>
        </draw:polyline>
        <draw:line draw:style-name="gr3" draw:text-style-name="P2" draw:layer="layout" svg:x1="7.621cm" svg:y1="9.607cm" svg:x2="7.986cm" svg:y2="9.607cm">
          <text:p/>
        </draw:line>
        <draw:line draw:style-name="gr3" draw:text-style-name="P2" draw:layer="layout" svg:x1="7.986cm" svg:y1="9.796cm" svg:x2="7.621cm" svg:y2="9.796cm">
          <text:p/>
        </draw:line>
        <draw:line draw:style-name="gr3" draw:text-style-name="P2" draw:layer="layout" svg:x1="7.986cm" svg:y1="9.607cm" svg:x2="7.986cm" svg:y2="9.796cm">
          <text:p/>
        </draw:line>
        <draw:line draw:style-name="gr5" draw:text-style-name="P2" draw:layer="layout" svg:x1="7.736cm" svg:y1="9.694cm" svg:x2="7.716cm" svg:y2="9.666cm">
          <text:p/>
        </draw:line>
        <draw:polyline draw:style-name="gr5" draw:text-style-name="P2" draw:layer="layout" svg:width="0.032cm" svg:height="0.057cm" svg:x="7.703cm" svg:y="9.636cm" svg:viewBox="0 0 33 58" draw:points="0,58 0,0 21,0 28,3 30,6 33,11 33,19 30,25 28,27 21,30 0,30">
          <text:p/>
        </draw:polyline>
        <draw:polyline draw:style-name="gr5" draw:text-style-name="P2" draw:layer="layout" svg:width="0.035cm" svg:height="0.057cm" svg:x="7.754cm" svg:y="9.636cm" svg:viewBox="0 0 36 58" draw:points="0,0 36,0 16,22 25,22 30,25 33,27 36,33 36,47 33,53 30,55 25,58 8,58 3,55 0,53">
          <text:p/>
        </draw:polyline>
        <draw:polyline draw:style-name="gr5" draw:text-style-name="P2" draw:layer="layout" svg:width="0.033cm" svg:height="0.057cm" svg:x="7.811cm" svg:y="9.636cm" svg:viewBox="0 0 34 58" draw:points="11,25 5,22 3,19 0,13 0,11 3,6 5,3 11,0 23,0 29,3 31,6 34,11 34,13 31,19 29,22 23,25 11,25 5,27 3,30 0,35 0,47 3,53 5,55 11,58 23,58 29,55 31,53 34,47 34,35 31,30 29,27 23,25">
          <text:p/>
        </draw:polyline>
        <draw:polyline draw:style-name="gr5" draw:text-style-name="P2" draw:layer="layout" svg:width="0.036cm" svg:height="0.057cm" svg:x="7.698cm" svg:y="9.705cm" svg:viewBox="0 0 37 58" draw:points="0,0 37,0 17,21 26,21 32,24 34,27 37,33 37,47 34,52 32,55 26,58 9,58 3,55 0,52">
          <text:p/>
        </draw:polyline>
        <draw:polygon draw:style-name="gr5" draw:text-style-name="P2" draw:layer="layout" svg:width="0.033cm" svg:height="0.057cm" svg:x="7.755cm" svg:y="9.705cm" svg:viewBox="0 0 34 58" draw:points="15,0 21,0 26,2 29,5 31,11 34,21 34,36 31,47 29,52 26,55 21,58 15,58 9,55 7,52 3,47 0,36 0,21 3,11 7,5 9,2">
          <text:p/>
        </draw:polygon>
        <draw:polygon draw:style-name="gr5" draw:text-style-name="P2" draw:layer="layout" svg:width="0.032cm" svg:height="0.057cm" svg:x="7.81cm" svg:y="9.705cm" svg:viewBox="0 0 33 58" draw:points="13,0 20,0 25,2 28,5 31,11 33,21 33,36 31,47 28,52 25,55 20,58 13,58 8,55 5,52 3,47 0,36 0,21 3,11 5,5 8,2">
          <text:p/>
        </draw:polygon>
        <draw:line draw:style-name="gr3" draw:text-style-name="P2" draw:layer="layout" svg:x1="4.877cm" svg:y1="11.267cm" svg:x2="4.877cm" svg:y2="10.107cm">
          <text:p/>
        </draw:line>
        <draw:line draw:style-name="gr3" draw:text-style-name="P2" draw:layer="layout" svg:x1="6.204cm" svg:y1="9.608cm" svg:x2="6.204cm" svg:y2="9.796cm">
          <text:p/>
        </draw:line>
        <draw:line draw:style-name="gr3" draw:text-style-name="P2" draw:layer="layout" svg:x1="5.839cm" svg:y1="9.608cm" svg:x2="6.204cm" svg:y2="9.608cm">
          <text:p/>
        </draw:line>
        <draw:line draw:style-name="gr3" draw:text-style-name="P2" draw:layer="layout" svg:x1="5.839cm" svg:y1="9.796cm" svg:x2="5.839cm" svg:y2="9.608cm">
          <text:p/>
        </draw:line>
        <draw:line draw:style-name="gr3" draw:text-style-name="P2" draw:layer="layout" svg:x1="6.204cm" svg:y1="9.796cm" svg:x2="5.839cm" svg:y2="9.796cm">
          <text:p/>
        </draw:line>
        <draw:line draw:style-name="gr5" draw:text-style-name="P2" draw:layer="layout" svg:x1="5.954cm" svg:y1="9.695cm" svg:x2="5.934cm" svg:y2="9.666cm">
          <text:p/>
        </draw:line>
        <draw:polyline draw:style-name="gr5" draw:text-style-name="P2" draw:layer="layout" svg:width="0.033cm" svg:height="0.057cm" svg:x="5.92cm" svg:y="9.637cm" svg:viewBox="0 0 34 58" draw:points="0,58 0,0 23,0 28,2 31,5 34,10 34,19 31,24 28,27 23,29 0,29">
          <text:p/>
        </draw:polyline>
        <draw:polyline draw:style-name="gr5" draw:text-style-name="P2" draw:layer="layout" svg:width="0.032cm" svg:height="0.057cm" svg:x="5.975cm" svg:y="9.637cm" svg:viewBox="0 0 33 58" draw:points="30,0 2,0 0,27 2,24 8,22 22,22 28,24 30,27 33,32 33,47 30,52 28,55 22,58 8,58 2,55 0,52">
          <text:p/>
        </draw:polyline>
        <draw:polyline draw:style-name="gr5" draw:text-style-name="P2" draw:layer="layout" svg:width="0.033cm" svg:height="0.057cm" svg:x="6.029cm" svg:y="9.637cm" svg:viewBox="0 0 34 58" draw:points="31,0 2,0 0,27 2,24 9,22 22,22 28,24 31,27 34,32 34,47 31,52 28,55 22,58 9,58 2,55 0,52">
          <text:p/>
        </draw:polyline>
        <draw:polyline draw:style-name="gr5" draw:text-style-name="P2" draw:layer="layout" svg:width="0.036cm" svg:height="0.057cm" svg:x="5.916cm" svg:y="9.705cm" svg:viewBox="0 0 37 58" draw:points="0,0 37,0 18,22 25,22 31,24 34,27 37,34 37,47 34,53 31,56 25,58 9,58 3,56 0,53">
          <text:p/>
        </draw:polyline>
        <draw:polygon draw:style-name="gr5" draw:text-style-name="P2" draw:layer="layout" svg:width="0.033cm" svg:height="0.057cm" svg:x="5.973cm" svg:y="9.705cm" svg:viewBox="0 0 34 58" draw:points="14,0 19,0 25,3 28,5 31,11 34,22 34,37 31,47 28,53 25,56 19,58 14,58 8,56 6,53 3,47 0,37 0,22 3,11 6,5 8,3">
          <text:p/>
        </draw:polygon>
        <draw:polygon draw:style-name="gr5" draw:text-style-name="P2" draw:layer="layout" svg:width="0.032cm" svg:height="0.057cm" svg:x="6.028cm" svg:y="9.705cm" svg:viewBox="0 0 33 58" draw:points="14,0 20,0 25,3 28,5 30,11 33,22 33,37 30,47 28,53 25,56 20,58 14,58 9,56 6,53 2,47 0,37 0,22 2,11 6,5 9,3">
          <text:p/>
        </draw:polygon>
        <draw:line draw:style-name="gr3" draw:text-style-name="P2" draw:layer="layout" svg:x1="7.621cm" svg:y1="9.796cm" svg:x2="7.621cm" svg:y2="9.607cm">
          <text:p/>
        </draw:line>
        <draw:line draw:style-name="gr3" draw:text-style-name="P2" draw:layer="layout" svg:x1="4.877cm" svg:y1="10.107cm" svg:x2="9.514cm" svg:y2="10.107cm">
          <text:p/>
        </draw:line>
        <draw:line draw:style-name="gr3" draw:text-style-name="P2" draw:layer="layout" svg:x1="9.286cm" svg:y1="11.267cm" svg:x2="4.877cm" svg:y2="11.267cm">
          <text:p/>
        </draw:line>
        <draw:line draw:style-name="gr3" draw:text-style-name="P2" draw:layer="layout" svg:x1="9.515cm" svg:y1="11.038cm" svg:x2="9.286cm" svg:y2="11.268cm">
          <text:p/>
        </draw:line>
        <draw:line draw:style-name="gr3" draw:text-style-name="P2" draw:layer="layout" svg:x1="6.8cm" svg:y1="9.015cm" svg:x2="6.8cm" svg:y2="8.65cm">
          <text:p/>
        </draw:line>
        <draw:line draw:style-name="gr3" draw:text-style-name="P2" draw:layer="layout" svg:x1="6.533cm" svg:y1="9.448cm" svg:x2="6.533cm" svg:y2="9.26cm">
          <text:p/>
        </draw:line>
        <draw:line draw:style-name="gr3" draw:text-style-name="P2" draw:layer="layout" svg:x1="6.533cm" svg:y1="9.26cm" svg:x2="6.898cm" svg:y2="9.26cm">
          <text:p/>
        </draw:line>
        <draw:line draw:style-name="gr3" draw:text-style-name="P2" draw:layer="layout" svg:x1="6.898cm" svg:y1="9.448cm" svg:x2="6.533cm" svg:y2="9.448cm">
          <text:p/>
        </draw:line>
        <draw:line draw:style-name="gr3" draw:text-style-name="P2" draw:layer="layout" svg:x1="6.292cm" svg:y1="6.795cm" svg:x2="5.151cm" svg:y2="6.795cm">
          <text:p/>
        </draw:line>
        <draw:line draw:style-name="gr3" draw:text-style-name="P2" draw:layer="layout" svg:x1="5.151cm" svg:y1="5.882cm" svg:x2="5.151cm" svg:y2="6.795cm">
          <text:p/>
        </draw:line>
        <draw:polyline draw:style-name="gr5" draw:text-style-name="P2" draw:layer="layout" svg:width="0.057cm" svg:height="0.035cm" svg:x="5.653cm" svg:y="6.652cm" svg:viewBox="0 0 58 36" draw:points="52,36 55,33 58,25 58,20 55,10 50,5 44,2 33,0 25,0 13,2 8,5 3,10 0,20 0,25 3,33 5,36">
          <text:p/>
        </draw:polyline>
        <draw:polyline draw:style-name="gr5" draw:text-style-name="P2" draw:layer="layout" svg:width="0.057cm" svg:height="0.032cm" svg:x="5.653cm" svg:y="6.709cm" svg:viewBox="0 0 58 33" draw:points="58,5 58,17 55,23 52,25 44,31 33,33 11,33 5,31 3,28 0,23 0,12 3,5 5,3 11,0 25,0 31,3 33,5 36,12 36,23 33,28 31,31 25,33">
          <text:p/>
        </draw:polyline>
        <draw:polyline draw:style-name="gr5" draw:text-style-name="P2" draw:layer="layout" svg:width="0.057cm" svg:height="0.033cm" svg:x="5.653cm" svg:y="6.763cm" svg:viewBox="0 0 58 34" draw:points="0,28 0,16 3,11 5,8 13,3 25,0 47,0 52,3 55,6 58,11 58,23 55,28 52,31 47,34 33,34 28,31 25,28 23,23 23,11 25,6 28,3 33,0">
          <text:p/>
        </draw:polyline>
        <draw:polyline draw:style-name="gr5" draw:text-style-name="P2" draw:layer="layout" svg:width="0.036cm" svg:height="0.057cm" svg:x="5.243cm" svg:y="6.159cm" svg:viewBox="0 0 37 58" draw:points="0,52 4,55 12,58 17,58 26,55 32,49 34,44 37,32 37,24 34,13 32,7 26,2 17,0 12,0 4,2 0,5">
          <text:p/>
        </draw:polyline>
        <draw:polyline draw:style-name="gr5" draw:text-style-name="P2" draw:layer="layout" svg:width="0.032cm" svg:height="0.057cm" svg:x="5.19cm" svg:y="6.159cm" svg:viewBox="0 0 33 58" draw:points="28,58 17,58 11,55 7,52 2,44 0,32 0,10 2,5 5,2 11,0 22,0 28,2 30,5 33,10 33,24 30,29 28,32 22,35 11,35 5,32 2,29 0,24">
          <text:p/>
        </draw:polyline>
        <draw:polyline draw:style-name="gr5" draw:text-style-name="P2" draw:layer="layout" svg:width="0.035cm" svg:height="0.057cm" svg:x="5.135cm" svg:y="6.159cm" svg:viewBox="0 0 36 58" draw:points="36,0 0,0 19,21 11,21 5,24 3,27 0,32 0,47 3,52 5,55 11,58 27,58 34,55 36,52">
          <text:p/>
        </draw:polyline>
        <draw:line draw:style-name="gr5" draw:text-style-name="P2" draw:layer="layout" svg:x1="5.243cm" svg:y1="6.284cm" svg:x2="5.276cm" svg:y2="6.284cm">
          <text:p/>
        </draw:line>
        <draw:polyline draw:style-name="gr5" draw:text-style-name="P2" draw:layer="layout" svg:width="0.016cm" svg:height="0.057cm" svg:x="5.26cm" svg:y="6.227cm" svg:viewBox="0 0 17 58" draw:points="0,58 0,0 5,8 11,14 17,16">
          <text:p/>
        </draw:polyline>
        <draw:polygon draw:style-name="gr5" draw:text-style-name="P2" draw:layer="layout" svg:width="0.032cm" svg:height="0.057cm" svg:x="5.19cm" svg:y="6.227cm" svg:viewBox="0 0 33 58" draw:points="20,0 14,0 7,2 5,6 2,11 0,22 0,36 2,47 5,53 7,55 14,58 20,58 25,55 28,53 30,47 33,36 33,22 30,11 28,6 25,2">
          <text:p/>
        </draw:polygon>
        <draw:line draw:style-name="gr5" draw:text-style-name="P2" draw:layer="layout" svg:x1="5.165cm" svg:y1="6.246cm" svg:x2="5.165cm" svg:y2="6.284cm">
          <text:p/>
        </draw:line>
        <draw:polyline draw:style-name="gr5" draw:text-style-name="P2" draw:layer="layout" svg:width="0.025cm" svg:height="0.038cm" svg:x="5.14cm" svg:y="6.246cm" svg:viewBox="0 0 26 39" draw:points="26,7 23,4 18,0 10,0 3,4 0,9 0,39">
          <text:p/>
        </draw:polyline>
        <draw:polyline draw:style-name="gr5" draw:text-style-name="P2" draw:layer="layout" svg:width="0.047cm" svg:height="0.056cm" svg:x="5.194cm" svg:y="5.89cm" svg:viewBox="0 0 48 57" draw:points="0,43 1,46 6,53 11,55 19,57 27,55 32,52 40,44 44,36 48,26 48,20 45,12 39,6 35,2 26,0 23,1">
          <text:p/>
        </draw:polyline>
        <draw:line draw:style-name="gr5" draw:text-style-name="P2" draw:layer="layout" svg:x1="5.144cm" svg:y1="5.909cm" svg:x2="5.173cm" svg:y2="5.926cm">
          <text:p/>
        </draw:line>
        <draw:polyline draw:style-name="gr5" draw:text-style-name="P2" draw:layer="layout" svg:width="0.035cm" svg:height="0.049cm" svg:x="5.158cm" svg:y="5.868cm" svg:viewBox="0 0 36 50" draw:points="0,50 29,0 30,10 32,17 36,22">
          <text:p/>
        </draw:polyline>
        <draw:polygon draw:style-name="gr5" draw:text-style-name="P2" draw:layer="layout" svg:width="0.043cm" svg:height="0.052cm" svg:x="5.104cm" svg:y="5.839cm" svg:viewBox="0 0 44 53" draw:points="39,3 34,0 28,0 24,0 19,4 11,12 5,24 0,36 0,42 2,45 6,51 10,53 16,53 20,53 25,49 33,41 39,29 44,17 44,12 42,8">
          <text:p/>
        </draw:polygon>
        <draw:polyline draw:style-name="gr5" draw:text-style-name="P2" draw:layer="layout" svg:width="0.054cm" svg:height="0.064cm" svg:x="5.055cm" svg:y="5.805cm" svg:viewBox="0 0 55 65" draw:points="55,18 23,0 29,30 22,25 16,25 12,26 7,29 0,41 0,47 1,51 4,56 18,64 24,65 28,64">
          <text:p/>
        </draw:polyline>
        <draw:line draw:style-name="gr5" draw:text-style-name="P2" draw:layer="layout" svg:x1="5.133cm" svg:y1="5.982cm" svg:x2="5.162cm" svg:y2="5.999cm">
          <text:p/>
        </draw:line>
        <draw:polyline draw:style-name="gr5" draw:text-style-name="P2" draw:layer="layout" svg:width="0.035cm" svg:height="0.049cm" svg:x="5.147cm" svg:y="5.941cm" svg:viewBox="0 0 36 50" draw:points="0,50 30,0 30,9 32,18 36,23">
          <text:p/>
        </draw:polyline>
        <draw:polygon draw:style-name="gr5" draw:text-style-name="P2" draw:layer="layout" svg:width="0.042cm" svg:height="0.052cm" svg:x="5.094cm" svg:y="5.912cm" svg:viewBox="0 0 43 53" draw:points="38,3 34,0 27,0 24,1 19,4 10,13 3,25 0,35 0,42 0,45 4,50 9,53 16,53 19,52 25,49 32,41 39,29 42,18 43,13 41,8">
          <text:p/>
        </draw:polygon>
        <draw:line draw:style-name="gr5" draw:text-style-name="P2" draw:layer="layout" svg:x1="5.085cm" svg:y1="5.909cm" svg:x2="5.065cm" svg:y2="5.943cm">
          <text:p/>
        </draw:line>
        <draw:polyline draw:style-name="gr5" draw:text-style-name="P2" draw:layer="layout" svg:width="0.037cm" svg:height="0.029cm" svg:x="5.044cm" svg:y="5.901cm" svg:viewBox="0 0 38 30" draw:points="38,13 37,9 34,4 27,0 21,0 16,3 0,30">
          <text:p/>
        </draw:polyline>
        <draw:polyline draw:style-name="gr5" draw:text-style-name="P2" draw:layer="layout" svg:width="0.055cm" svg:height="0.048cm" svg:x="6.007cm" svg:y="6.801cm" svg:viewBox="0 0 56 49" draw:points="1,24 0,28 1,36 4,41 10,47 19,49 25,48 36,45 43,41 51,33 54,29 56,21 55,13 51,8 45,1 41,0">
          <text:p/>
        </draw:polyline>
        <draw:polyline draw:style-name="gr5" draw:text-style-name="P2" draw:layer="layout" svg:width="0.053cm" svg:height="0.046cm" svg:x="5.983cm" svg:y="6.757cm" svg:viewBox="0 0 54 47" draw:points="6,47 1,37 0,31 1,27 6,19 14,11 34,0 40,0 44,0 48,4 54,13 54,19 53,23 50,28 38,35 32,35 28,34 24,31 17,21 17,15 18,12 21,6">
          <text:p/>
        </draw:polyline>
        <draw:line draw:style-name="gr5" draw:text-style-name="P2" draw:layer="layout" svg:x1="5.985cm" svg:y1="6.719cm" svg:x2="5.951cm" svg:y2="6.739cm">
          <text:p/>
        </draw:line>
        <draw:polyline draw:style-name="gr5" draw:text-style-name="P2" draw:layer="layout" svg:width="0.046cm" svg:height="0.031cm" svg:x="5.964cm" svg:y="6.72cm" svg:viewBox="0 0 47 32" draw:points="47,0 17,32 0,1">
          <text:p/>
        </draw:polyline>
        <draw:line draw:style-name="gr5" draw:text-style-name="P2" draw:layer="layout" svg:x1="6.062cm" svg:y1="6.793cm" svg:x2="6.08cm" svg:y2="6.822cm">
          <text:p/>
        </draw:line>
        <draw:polyline draw:style-name="gr5" draw:text-style-name="P2" draw:layer="layout" svg:width="0.05cm" svg:height="0.029cm" svg:x="6.07cm" svg:y="6.778cm" svg:viewBox="0 0 51 30" draw:points="0,30 51,0 46,9 44,18 44,24">
          <text:p/>
        </draw:polyline>
        <draw:polygon draw:style-name="gr5" draw:text-style-name="P2" draw:layer="layout" svg:width="0.052cm" svg:height="0.043cm" svg:x="6.042cm" svg:y="6.724cm" svg:viewBox="0 0 53 44" draw:points="53,9 50,5 45,1 41,0 36,1 24,4 12,11 4,19 1,25 0,28 0,34 3,39 7,43 11,44 19,43 29,40 41,33 49,26 52,20 53,16">
          <text:p/>
        </draw:polygon>
        <draw:line draw:style-name="gr5" draw:text-style-name="P2" draw:layer="layout" svg:x1="6.058cm" svg:y1="6.705cm" svg:x2="6.022cm" svg:y2="6.725cm">
          <text:p/>
        </draw:line>
        <draw:polyline draw:style-name="gr5" draw:text-style-name="P2" draw:layer="layout" svg:width="0.042cm" svg:height="0.02cm" svg:x="6.01cm" svg:y="6.688cm" svg:viewBox="0 0 43 21" draw:points="42,21 43,17 43,11 37,5 33,0 26,0 0,16">
          <text:p/>
        </draw:polyline>
        <draw:polyline draw:style-name="gr5" draw:text-style-name="P2" draw:layer="layout" svg:width="0.047cm" svg:height="0.056cm" svg:x="6.281cm" svg:y="6.567cm" svg:viewBox="0 0 48 57" draw:points="0,42 1,46 7,52 11,55 20,57 27,55 32,51 40,43 45,35 48,24 48,18 46,11 40,4 35,2 27,0 23,1">
          <text:p/>
        </draw:polyline>
        <draw:polyline draw:style-name="gr5" draw:text-style-name="P2" draw:layer="layout" svg:width="0.043cm" svg:height="0.059cm" svg:x="6.24cm" svg:y="6.541cm" svg:viewBox="0 0 44 60" draw:points="15,60 5,54 2,49 1,45 0,35 3,24 14,5 19,2 23,0 29,2 39,7 43,12 44,16 43,22 35,33 31,37 27,38 21,38 12,32 8,27 7,23 7,17">
          <text:p/>
        </draw:polyline>
        <draw:polyline draw:style-name="gr5" draw:text-style-name="P2" draw:layer="layout" svg:width="0.054cm" svg:height="0.062cm" svg:x="6.184cm" svg:y="6.514cm" svg:viewBox="0 0 55 63" draw:points="55,17 54,13 50,7 38,0 32,0 28,1 23,4 21,10 19,19 31,63 0,45">
          <text:p/>
        </draw:polyline>
        <draw:line draw:style-name="gr5" draw:text-style-name="P2" draw:layer="layout" svg:x1="6.312cm" svg:y1="6.553cm" svg:x2="6.342cm" svg:y2="6.571cm">
          <text:p/>
        </draw:line>
        <draw:polyline draw:style-name="gr5" draw:text-style-name="P2" draw:layer="layout" svg:width="0.035cm" svg:height="0.049cm" svg:x="6.326cm" svg:y="6.512cm" svg:viewBox="0 0 36 50" draw:points="0,50 30,0 31,10 33,18 36,22">
          <text:p/>
        </draw:polyline>
        <draw:polygon draw:style-name="gr5" draw:text-style-name="P2" draw:layer="layout" svg:width="0.042cm" svg:height="0.052cm" svg:x="6.273cm" svg:y="6.484cm" svg:viewBox="0 0 43 53" draw:points="38,2 34,0 28,0 24,0 18,4 10,13 3,24 0,35 0,41 1,45 4,50 9,53 15,53 18,52 25,49 33,41 39,29 42,18 43,12 42,7">
          <text:p/>
        </draw:polygon>
        <draw:line draw:style-name="gr5" draw:text-style-name="P2" draw:layer="layout" svg:x1="6.264cm" svg:y1="6.481cm" svg:x2="6.244cm" svg:y2="6.515cm">
          <text:p/>
        </draw:line>
        <draw:polyline draw:style-name="gr5" draw:text-style-name="P2" draw:layer="layout" svg:width="0.038cm" svg:height="0.03cm" svg:x="6.223cm" svg:y="6.472cm" svg:viewBox="0 0 39 31" draw:points="39,15 38,11 34,5 27,1 21,0 16,4 0,31">
          <text:p/>
        </draw:polyline>
        <draw:polyline draw:style-name="gr6" draw:text-style-name="P2" draw:layer="layout" svg:width="0.13cm" svg:height="0.229cm" svg:x="5.548cm" svg:y="6.1cm" svg:viewBox="0 0 131 230" draw:points="0,0 0,186 11,208 22,219 43,230 87,230 110,219 121,208 131,186 131,0">
          <text:p/>
        </draw:polyline>
        <draw:polyline draw:style-name="gr6" draw:text-style-name="P2" draw:layer="layout" svg:width="0.131cm" svg:height="0.229cm" svg:x="5.776cm" svg:y="6.1cm" svg:viewBox="0 0 132 230" draw:points="121,0 12,0 0,110 12,99 34,88 88,88 110,99 121,110 132,132 132,186 121,208 110,219 88,230 34,230 12,219 0,208">
          <text:p/>
        </draw:polyline>
        <draw:line draw:style-name="gr3" draw:text-style-name="P2" draw:layer="layout" svg:x1="6.292cm" svg:y1="5.654cm" svg:x2="6.292cm" svg:y2="6.795cm">
          <text:p/>
        </draw:line>
        <draw:line draw:style-name="gr5" draw:text-style-name="P2" draw:layer="layout" svg:x1="5.779cm" svg:y1="6.687cm" svg:x2="5.779cm" svg:y2="6.654cm">
          <text:p/>
        </draw:line>
        <draw:polyline draw:style-name="gr5" draw:text-style-name="P2" draw:layer="layout" svg:width="0.058cm" svg:height="0.017cm" svg:x="5.721cm" svg:y="6.654cm" svg:viewBox="0 0 59 18" draw:points="59,18 0,18 9,12 15,7 18,0">
          <text:p/>
        </draw:polyline>
        <draw:polygon draw:style-name="gr5" draw:text-style-name="P2" draw:layer="layout" svg:width="0.058cm" svg:height="0.032cm" svg:x="5.721cm" svg:y="6.709cm" svg:viewBox="0 0 59 33" draw:points="0,14 0,20 3,25 6,28 12,31 23,33 37,33 47,31 53,28 56,25 59,20 59,14 56,9 53,5 47,3 37,0 23,0 12,3 6,5 3,9">
          <text:p/>
        </draw:polygon>
        <draw:line draw:style-name="gr5" draw:text-style-name="P2" draw:layer="layout" svg:x1="5.74cm" svg:y1="6.766cm" svg:x2="5.779cm" svg:y2="6.766cm">
          <text:p/>
        </draw:line>
        <draw:polyline draw:style-name="gr5" draw:text-style-name="P2" draw:layer="layout" svg:width="0.039cm" svg:height="0.024cm" svg:x="5.74cm" svg:y="6.766cm" svg:viewBox="0 0 40 25" draw:points="6,0 3,4 0,9 0,17 3,23 8,25 40,25">
          <text:p/>
        </draw:polyline>
        <draw:polyline draw:style-name="gr5" draw:text-style-name="P2" draw:layer="layout" svg:width="0.048cm" svg:height="0.055cm" svg:x="6.318cm" svg:y="5.886cm" svg:viewBox="0 0 49 56" draw:points="24,56 28,56 36,55 41,52 47,46 49,38 48,32 45,21 41,14 34,5 28,2 21,0 12,2 8,4 1,12 0,15">
          <text:p/>
        </draw:polyline>
        <draw:polyline draw:style-name="gr5" draw:text-style-name="P2" draw:layer="layout" svg:width="0.047cm" svg:height="0.052cm" svg:x="6.273cm" svg:y="5.912cm" svg:viewBox="0 0 48 53" draw:points="48,48 39,53 33,53 29,52 20,48 12,40 1,21 0,15 1,12 6,5 15,0 21,0 25,1 30,4 37,17 37,23 36,26 33,32 23,37 17,37 13,37 9,33">
          <text:p/>
        </draw:polyline>
        <draw:polyline draw:style-name="gr5" draw:text-style-name="P2" draw:layer="layout" svg:width="0.047cm" svg:height="0.056cm" svg:x="6.226cm" svg:y="5.939cm" svg:viewBox="0 0 48 57" draw:points="27,22 31,17 32,14 31,6 30,4 25,1 21,0 15,0 5,6 1,12 0,15 1,22 2,24 8,27 12,28 18,28 27,22 34,22 37,23 42,26 48,36 48,42 47,46 43,51 34,56 28,57 24,56 19,52 14,43 13,37 14,33 18,28">
          <text:p/>
        </draw:polyline>
        <draw:line draw:style-name="gr5" draw:text-style-name="P2" draw:layer="layout" svg:x1="6.31cm" svg:y1="5.887cm" svg:x2="6.339cm" svg:y2="5.87cm">
          <text:p/>
        </draw:line>
        <draw:polyline draw:style-name="gr5" draw:text-style-name="P2" draw:layer="layout" svg:width="0.029cm" svg:height="0.05cm" svg:x="6.295cm" svg:y="5.828cm" svg:viewBox="0 0 30 51" draw:points="30,51 0,0 9,5 16,7 24,6">
          <text:p/>
        </draw:polyline>
        <draw:polygon draw:style-name="gr5" draw:text-style-name="P2" draw:layer="layout" svg:width="0.041cm" svg:height="0.053cm" svg:x="6.242cm" svg:y="5.854cm" svg:viewBox="0 0 42 54" draw:points="9,0 4,3 1,8 0,12 0,19 3,29 10,41 19,49 24,53 27,54 33,53 38,51 41,45 42,42 42,36 39,25 32,12 24,4 20,1 16,0">
          <text:p/>
        </draw:polygon>
        <draw:line draw:style-name="gr5" draw:text-style-name="P2" draw:layer="layout" svg:x1="6.222cm" svg:y1="5.892cm" svg:x2="6.244cm" svg:y2="5.926cm">
          <text:p/>
        </draw:line>
        <draw:polyline draw:style-name="gr5" draw:text-style-name="P2" draw:layer="layout" svg:width="0.02cm" svg:height="0.041cm" svg:x="6.205cm" svg:y="5.896cm" svg:viewBox="0 0 21 42" draw:points="21,1 17,0 12,0 3,4 0,10 1,16 16,42">
          <text:p/>
        </draw:polyline>
        <draw:polyline draw:style-name="gr5" draw:text-style-name="P2" draw:layer="layout" svg:width="0.035cm" svg:height="0.057cm" svg:x="6.235cm" svg:y="6.227cm" svg:viewBox="0 0 36 58" draw:points="0,53 3,55 12,58 17,58 26,55 31,50 34,44 36,34 36,25 34,14 31,8 26,2 17,0 12,0 3,2 0,6">
          <text:p/>
        </draw:polyline>
        <draw:polyline draw:style-name="gr5" draw:text-style-name="P2" draw:layer="layout" svg:width="0.033cm" svg:height="0.057cm" svg:x="6.181cm" svg:y="6.227cm" svg:viewBox="0 0 34 58" draw:points="28,58 17,58 10,55 8,53 2,44 0,34 0,11 2,6 5,2 10,0 22,0 28,2 30,6 34,11 34,25 30,31 28,34 22,36 10,36 5,34 2,31 0,25">
          <text:p/>
        </draw:polyline>
        <draw:polyline draw:style-name="gr5" draw:text-style-name="P2" draw:layer="layout" svg:width="0.033cm" svg:height="0.057cm" svg:x="6.126cm" svg:y="6.227cm" svg:viewBox="0 0 34 58" draw:points="29,58 18,58 12,55 10,53 4,44 0,34 0,11 4,6 7,2 12,0 23,0 29,2 31,6 34,11 34,25 31,31 29,34 23,36 12,36 7,34 4,31 0,25">
          <text:p/>
        </draw:polyline>
        <draw:line draw:style-name="gr5" draw:text-style-name="P2" draw:layer="layout" svg:x1="6.235cm" svg:y1="6.216cm" svg:x2="6.268cm" svg:y2="6.216cm">
          <text:p/>
        </draw:line>
        <draw:polyline draw:style-name="gr5" draw:text-style-name="P2" draw:layer="layout" svg:width="0.017cm" svg:height="0.057cm" svg:x="6.251cm" svg:y="6.159cm" svg:viewBox="0 0 18 58" draw:points="0,58 0,0 6,7 11,13 18,16">
          <text:p/>
        </draw:polyline>
        <draw:polygon draw:style-name="gr5" draw:text-style-name="P2" draw:layer="layout" svg:width="0.033cm" svg:height="0.057cm" svg:x="6.181cm" svg:y="6.159cm" svg:viewBox="0 0 34 58" draw:points="20,0 14,0 8,2 5,5 2,10 0,21 0,35 2,47 5,52 8,55 14,58 20,58 25,55 28,52 30,47 34,35 34,21 30,10 28,5 25,2">
          <text:p/>
        </draw:polygon>
        <draw:line draw:style-name="gr5" draw:text-style-name="P2" draw:layer="layout" svg:x1="6.156cm" svg:y1="6.178cm" svg:x2="6.156cm" svg:y2="6.216cm">
          <text:p/>
        </draw:line>
        <draw:polyline draw:style-name="gr5" draw:text-style-name="P2" draw:layer="layout" svg:width="0.024cm" svg:height="0.038cm" svg:x="6.132cm" svg:y="6.178cm" svg:viewBox="0 0 25 39" draw:points="25,5 22,2 16,0 8,0 3,2 0,8 0,39">
          <text:p/>
        </draw:polyline>
        <draw:line draw:style-name="gr3" draw:text-style-name="P2" draw:layer="layout" svg:x1="6.292cm" svg:y1="5.654cm" svg:x2="5.38cm" svg:y2="5.654cm">
          <text:p/>
        </draw:line>
        <draw:polyline draw:style-name="gr5" draw:text-style-name="P2" draw:layer="layout" svg:width="0.056cm" svg:height="0.048cm" svg:x="6.061cm" svg:y="5.642cm" svg:viewBox="0 0 57 49" draw:points="42,49 46,48 52,42 55,37 57,28 55,21 51,15 43,8 36,4 25,1 20,0 11,2 5,8 2,13 0,21 1,25">
          <text:p/>
        </draw:polyline>
        <draw:polyline draw:style-name="gr5" draw:text-style-name="P2" draw:layer="layout" svg:width="0.057cm" svg:height="0.042cm" svg:x="6.036cm" svg:y="5.688cm" svg:viewBox="0 0 58 43" draw:points="58,29 53,39 48,42 44,43 34,43 22,40 4,30 0,24 0,21 0,15 5,5 10,1 14,0 20,0 32,8 36,13 37,17 37,23 30,32 25,36 21,37 16,36">
          <text:p/>
        </draw:polyline>
        <draw:polyline draw:style-name="gr5" draw:text-style-name="P2" draw:layer="layout" svg:width="0.061cm" svg:height="0.041cm" svg:x="6.002cm" svg:y="5.727cm" svg:viewBox="0 0 62 42" draw:points="20,0 0,35 62,42">
          <text:p/>
        </draw:polyline>
        <draw:line draw:style-name="gr5" draw:text-style-name="P2" draw:layer="layout" svg:x1="6.048cm" svg:y1="5.66cm" svg:x2="6.065cm" svg:y2="5.63cm">
          <text:p/>
        </draw:line>
        <draw:polyline draw:style-name="gr5" draw:text-style-name="P2" draw:layer="layout" svg:width="0.049cm" svg:height="0.034cm" svg:x="6.007cm" svg:y="5.61cm" svg:viewBox="0 0 50 35" draw:points="50,35 0,7 9,6 17,3 22,0">
          <text:p/>
        </draw:polyline>
        <draw:polygon draw:style-name="gr5" draw:text-style-name="P2" draw:layer="layout" svg:width="0.053cm" svg:height="0.042cm" svg:x="5.977cm" svg:y="5.656cm" svg:viewBox="0 0 54 43" draw:points="4,5 1,9 0,15 2,19 5,24 13,32 25,40 36,43 43,43 46,42 51,39 54,33 54,27 53,23 50,18 42,11 30,4 18,0 12,0 8,1">
          <text:p/>
        </draw:polygon>
        <draw:line draw:style-name="gr5" draw:text-style-name="P2" draw:layer="layout" svg:x1="5.975cm" svg:y1="5.708cm" svg:x2="6.009cm" svg:y2="5.728cm">
          <text:p/>
        </draw:line>
        <draw:polyline draw:style-name="gr5" draw:text-style-name="P2" draw:layer="layout" svg:width="0.029cm" svg:height="0.038cm" svg:x="5.967cm" svg:y="5.71cm" svg:viewBox="0 0 30 39" draw:points="13,0 9,1 4,5 1,12 0,18 3,23 30,39">
          <text:p/>
        </draw:polyline>
        <draw:polyline draw:style-name="gr5" draw:text-style-name="P2" draw:layer="layout" svg:width="0.058cm" svg:height="0.035cm" svg:x="5.721cm" svg:y="5.601cm" svg:viewBox="0 0 59 36" draw:points="53,36 56,33 59,25 59,20 56,10 50,5 45,3 34,0 26,0 15,3 9,5 3,10 0,20 0,25 3,33 6,36">
          <text:p/>
        </draw:polyline>
        <draw:line draw:style-name="gr5" draw:text-style-name="P2" draw:layer="layout" svg:x1="5.779cm" svg:y1="5.69cm" svg:x2="5.779cm" svg:y2="5.658cm">
          <text:p/>
        </draw:line>
        <draw:polyline draw:style-name="gr5" draw:text-style-name="P2" draw:layer="layout" svg:width="0.058cm" svg:height="0.016cm" svg:x="5.721cm" svg:y="5.658cm" svg:viewBox="0 0 59 17" draw:points="59,17 0,17 9,12 15,6 18,0">
          <text:p/>
        </draw:polyline>
        <draw:polygon draw:style-name="gr5" draw:text-style-name="P2" draw:layer="layout" svg:width="0.058cm" svg:height="0.033cm" svg:x="5.721cm" svg:y="5.712cm" svg:viewBox="0 0 59 34" draw:points="0,15 0,20 3,25 6,29 12,31 23,34 37,34 47,31 53,29 56,25 59,20 59,15 56,8 53,6 47,3 37,0 23,0 12,3 6,6 3,8">
          <text:p/>
        </draw:polygon>
        <draw:line draw:style-name="gr5" draw:text-style-name="P2" draw:layer="layout" svg:x1="5.74cm" svg:y1="5.793cm" svg:x2="5.779cm" svg:y2="5.793cm">
          <text:p/>
        </draw:line>
        <draw:polyline draw:style-name="gr5" draw:text-style-name="P2" draw:layer="layout" svg:width="0.04cm" svg:height="0.036cm" svg:x="5.719cm" svg:y="5.766cm" svg:viewBox="0 0 41 37" draw:points="0,14 41,0 41,37">
          <text:p/>
        </draw:polyline>
        <draw:line draw:style-name="gr5" draw:text-style-name="P2" draw:layer="layout" svg:x1="5.71cm" svg:y1="5.663cm" svg:x2="5.71cm" svg:y2="5.631cm">
          <text:p/>
        </draw:line>
        <draw:polyline draw:style-name="gr5" draw:text-style-name="P2" draw:layer="layout" svg:width="0.057cm" svg:height="0.016cm" svg:x="5.653cm" svg:y="5.631cm" svg:viewBox="0 0 58 17" draw:points="58,17 0,17 8,12 13,6 16,0">
          <text:p/>
        </draw:polyline>
        <draw:polygon draw:style-name="gr5" draw:text-style-name="P2" draw:layer="layout" svg:width="0.057cm" svg:height="0.033cm" svg:x="5.653cm" svg:y="5.685cm" svg:viewBox="0 0 58 34" draw:points="0,15 0,20 3,25 5,28 11,31 23,34 36,34 47,31 52,28 55,25 58,20 58,15 55,9 52,5 47,3 36,0 23,0 11,3 5,5 3,9">
          <text:p/>
        </draw:polygon>
        <draw:line draw:style-name="gr5" draw:text-style-name="P2" draw:layer="layout" svg:x1="5.672cm" svg:y1="5.742cm" svg:x2="5.71cm" svg:y2="5.742cm">
          <text:p/>
        </draw:line>
        <draw:polyline draw:style-name="gr5" draw:text-style-name="P2" draw:layer="layout" svg:width="0.038cm" svg:height="0.024cm" svg:x="5.672cm" svg:y="5.742cm" svg:viewBox="0 0 39 25" draw:points="5,0 3,3 0,8 0,17 3,23 8,25 39,25">
          <text:p/>
        </draw:polyline>
        <draw:line draw:style-name="gr5" draw:text-style-name="P2" draw:layer="layout" svg:x1="5.36cm" svg:y1="5.779cm" svg:x2="5.378cm" svg:y2="5.808cm">
          <text:p/>
        </draw:line>
        <draw:polyline draw:style-name="gr5" draw:text-style-name="P2" draw:layer="layout" svg:width="0.05cm" svg:height="0.029cm" svg:x="5.368cm" svg:y="5.764cm" svg:viewBox="0 0 51 30" draw:points="0,30 51,0 46,9 44,17 44,24">
          <text:p/>
        </draw:polyline>
        <draw:polygon draw:style-name="gr5" draw:text-style-name="P2" draw:layer="layout" svg:width="0.053cm" svg:height="0.042cm" svg:x="5.34cm" svg:y="5.711cm" svg:viewBox="0 0 54 43" draw:points="53,10 51,5 45,1 41,0 35,0 24,3 12,11 4,19 1,24 0,27 0,34 3,39 8,42 12,43 18,42 28,39 40,33 49,25 53,20 54,16">
          <text:p/>
        </draw:polygon>
        <draw:line draw:style-name="gr5" draw:text-style-name="P2" draw:layer="layout" svg:x1="5.355cm" svg:y1="5.692cm" svg:x2="5.321cm" svg:y2="5.712cm">
          <text:p/>
        </draw:line>
        <draw:polyline draw:style-name="gr5" draw:text-style-name="P2" draw:layer="layout" svg:width="0.041cm" svg:height="0.021cm" svg:x="5.309cm" svg:y="5.674cm" svg:viewBox="0 0 42 22" draw:points="41,22 42,18 42,10 38,4 33,0 27,0 0,17">
          <text:p/>
        </draw:polyline>
        <draw:polyline draw:style-name="gr6" draw:text-style-name="P2" draw:layer="layout" svg:width="0.109cm" svg:height="0.228cm" svg:x="4.999cm" svg:y="6.97cm" svg:viewBox="0 0 110 229" draw:points="110,229 0,229 0,0">
          <text:p/>
        </draw:polyline>
        <draw:polyline draw:style-name="gr6" draw:text-style-name="P2" draw:layer="layout" svg:width="0.152cm" svg:height="0.228cm" svg:x="5.184cm" svg:y="6.97cm" svg:viewBox="0 0 153 229" draw:points="0,229 0,0 77,163 153,0 153,229">
          <text:p/>
        </draw:polyline>
        <draw:line draw:style-name="gr6" draw:text-style-name="P2" draw:layer="layout" svg:x1="5.445cm" svg:y1="7.198cm" svg:x2="5.445cm" svg:y2="6.97cm">
          <text:p/>
        </draw:line>
        <draw:line draw:style-name="gr6" draw:text-style-name="P2" draw:layer="layout" svg:x1="5.445cm" svg:y1="7.079cm" svg:x2="5.575cm" svg:y2="7.079cm">
          <text:p/>
        </draw:line>
        <draw:line draw:style-name="gr6" draw:text-style-name="P2" draw:layer="layout" svg:x1="5.575cm" svg:y1="7.198cm" svg:x2="5.575cm" svg:y2="6.97cm">
          <text:p/>
        </draw:line>
        <draw:polyline draw:style-name="gr6" draw:text-style-name="P2" draw:layer="layout" svg:width="0.153cm" svg:height="0.228cm" svg:x="5.662cm" svg:y="6.97cm" svg:viewBox="0 0 154 229" draw:points="0,0 154,0 55,229">
          <text:p/>
        </draw:polyline>
        <draw:polyline draw:style-name="gr6" draw:text-style-name="P2" draw:layer="layout" svg:width="0.142cm" svg:height="0.228cm" svg:x="5.879cm" svg:y="6.97cm" svg:viewBox="0 0 143 229" draw:points="0,0 143,0 65,88 98,88 121,98 132,110 143,131 143,185 132,207 121,218 98,229 33,229 11,218 0,207">
          <text:p/>
        </draw:polyline>
        <draw:polyline draw:style-name="gr6" draw:text-style-name="P2" draw:layer="layout" svg:width="0.141cm" svg:height="0.228cm" svg:x="6.097cm" svg:y="6.97cm" svg:viewBox="0 0 142 229" draw:points="10,21 22,11 44,0 99,0 120,11 131,21 142,43 142,66 131,98 0,229 142,229">
          <text:p/>
        </draw:polyline>
        <draw:line draw:style-name="gr6" draw:text-style-name="P2" draw:layer="layout" svg:x1="6.433cm" svg:y1="7.046cm" svg:x2="6.433cm" svg:y2="7.198cm">
          <text:p/>
        </draw:line>
        <draw:polyline draw:style-name="gr6" draw:text-style-name="P2" draw:layer="layout" svg:width="0.141cm" svg:height="0.163cm" svg:x="6.325cm" svg:y="6.959cm" svg:viewBox="0 0 142 164" draw:points="54,0 0,164 142,164">
          <text:p/>
        </draw:polyline>
        <draw:polyline draw:style-name="gr5" draw:text-style-name="P2" draw:layer="layout" svg:width="0.056cm" svg:height="0.044cm" svg:x="5.386cm" svg:y="6.659cm" svg:viewBox="0 0 57 45" draw:points="46,45 50,43 55,36 57,31 57,22 54,14 50,10 40,4 33,1 22,0 14,1 7,4 2,11 0,16 0,26 1,29">
          <text:p/>
        </draw:polyline>
        <draw:line draw:style-name="gr5" draw:text-style-name="P2" draw:layer="layout" svg:x1="5.418cm" svg:y1="6.756cm" svg:x2="5.43cm" svg:y2="6.725cm">
          <text:p/>
        </draw:line>
        <draw:polyline draw:style-name="gr5" draw:text-style-name="P2" draw:layer="layout" svg:width="0.054cm" svg:height="0.029cm" svg:x="5.369cm" svg:y="6.711cm" svg:viewBox="0 0 55 30" draw:points="55,30 0,10 10,8 18,4 22,0">
          <text:p/>
        </draw:polyline>
        <draw:polygon draw:style-name="gr5" draw:text-style-name="P2" draw:layer="layout" svg:width="0.055cm" svg:height="0.038cm" svg:x="5.35cm" svg:y="6.763cm" svg:viewBox="0 0 56 39" draw:points="2,6 0,12 0,18 2,22 6,26 17,33 30,37 41,39 46,38 50,36 54,32 56,27 56,21 54,17 50,12 41,6 28,1 17,0 9,0 6,2">
          <text:p/>
        </draw:polygon>
        <draw:polyline draw:style-name="gr5" draw:text-style-name="P2" draw:layer="layout" svg:width="0.062cm" svg:height="0.049cm" svg:x="5.33cm" svg:y="6.809cm" svg:viewBox="0 0 63 50" draw:points="14,0 10,2 5,6 0,19 1,25 3,29 7,33 13,35 21,35 63,15 51,50">
          <text:p/>
        </draw:polyline>
        <draw:line draw:style-name="gr5" draw:text-style-name="P2" draw:layer="layout" svg:x1="5.491cm" svg:y1="6.754cm" svg:x2="5.503cm" svg:y2="6.723cm">
          <text:p/>
        </draw:line>
        <draw:polyline draw:style-name="gr5" draw:text-style-name="P2" draw:layer="layout" svg:width="0.053cm" svg:height="0.029cm" svg:x="5.443cm" svg:y="6.709cm" svg:viewBox="0 0 54 30" draw:points="54,30 0,11 10,8 16,5 21,0">
          <text:p/>
        </draw:polyline>
        <draw:polygon draw:style-name="gr5" draw:text-style-name="P2" draw:layer="layout" svg:width="0.056cm" svg:height="0.037cm" svg:x="5.423cm" svg:y="6.761cm" svg:viewBox="0 0 57 38" draw:points="3,6 0,11 2,18 3,22 7,26 16,33 29,37 40,38 46,38 51,36 55,32 57,27 56,21 55,17 51,12 40,6 27,1 16,0 11,0 7,2">
          <text:p/>
        </draw:polygon>
        <draw:line draw:style-name="gr5" draw:text-style-name="P2" draw:layer="layout" svg:x1="5.428cm" svg:y1="6.815cm" svg:x2="5.465cm" svg:y2="6.829cm">
          <text:p/>
        </draw:line>
        <draw:polyline draw:style-name="gr5" draw:text-style-name="P2" draw:layer="layout" svg:width="0.034cm" svg:height="0.035cm" svg:x="5.423cm" svg:y="6.816cm" svg:viewBox="0 0 35 36" draw:points="12,0 8,2 4,6 0,14 0,20 6,25 35,36">
          <text:p/>
        </draw:polyline>
        <draw:polyline draw:style-name="gr5" draw:text-style-name="P2" draw:layer="layout" svg:width="0.047cm" svg:height="0.055cm" svg:x="5.145cm" svg:y="6.458cm" svg:viewBox="0 0 48 56" draw:points="24,55 28,56 36,54 41,51 46,45 48,37 48,31 45,20 41,13 33,5 28,2 21,0 12,1 7,4 1,10 0,14">
          <text:p/>
        </draw:polyline>
        <draw:polyline draw:style-name="gr5" draw:text-style-name="P2" draw:layer="layout" svg:width="0.047cm" svg:height="0.052cm" svg:x="5.1cm" svg:y="6.484cm" svg:viewBox="0 0 48 53" draw:points="48,47 38,53 31,53 28,52 19,48 11,40 0,21 0,15 1,10 4,5 14,0 20,0 23,0 29,4 36,16 36,22 34,26 31,31 22,37 16,37 12,36 7,33">
          <text:p/>
        </draw:polyline>
        <draw:polyline draw:style-name="gr5" draw:text-style-name="P2" draw:layer="layout" svg:width="0.052cm" svg:height="0.059cm" svg:x="5.05cm" svg:y="6.507cm" svg:viewBox="0 0 53 60" draw:points="0,14 24,0 41,22 37,21 31,22 18,28 15,33 14,37 14,44 21,56 27,59 30,60 37,60 49,53 52,48 53,44">
          <text:p/>
        </draw:polyline>
        <draw:line draw:style-name="gr5" draw:text-style-name="P2" draw:layer="layout" svg:x1="5.205cm" svg:y1="6.577cm" svg:x2="5.234cm" svg:y2="6.56cm">
          <text:p/>
        </draw:line>
        <draw:polyline draw:style-name="gr5" draw:text-style-name="P2" draw:layer="layout" svg:width="0.029cm" svg:height="0.05cm" svg:x="5.19cm" svg:y="6.518cm" svg:viewBox="0 0 30 51" draw:points="30,51 0,0 10,5 18,7 23,6">
          <text:p/>
        </draw:polyline>
        <draw:polygon draw:style-name="gr5" draw:text-style-name="P2" draw:layer="layout" svg:width="0.041cm" svg:height="0.053cm" svg:x="5.137cm" svg:y="6.544cm" svg:viewBox="0 0 42 54" draw:points="10,0 4,4 1,9 0,13 0,19 3,29 11,42 19,50 23,53 28,54 33,53 38,51 41,46 42,42 42,36 39,25 32,14 25,5 19,1 15,0">
          <text:p/>
        </draw:polygon>
        <draw:line draw:style-name="gr5" draw:text-style-name="P2" draw:layer="layout" svg:x1="5.118cm" svg:y1="6.583cm" svg:x2="5.138cm" svg:y2="6.616cm">
          <text:p/>
        </draw:line>
        <draw:polyline draw:style-name="gr5" draw:text-style-name="P2" draw:layer="layout" svg:width="0.02cm" svg:height="0.041cm" svg:x="5.1cm" svg:y="6.586cm" svg:viewBox="0 0 21 42" draw:points="21,1 18,0 11,1 3,4 0,10 0,16 16,42">
          <text:p/>
        </draw:polyline>
        <draw:path draw:style-name="gr8" draw:text-style-name="P3" draw:layer="layout" svg:width="0.229cm" svg:height="0.229cm" svg:x="15.598cm" svg:y="10.867cm" svg:viewBox="0 0 230 230" svg:d="M230 114c0 65-51 116-114 116-65 0-116-51-116-116 0-63 51-114 116-114 63 0 114 51 114 114z">
          <text:p/>
        </draw:path>
        <draw:path draw:style-name="gr8" draw:text-style-name="P3" draw:layer="layout" svg:width="0.229cm" svg:height="0.229cm" svg:x="15.598cm" svg:y="10.287cm" svg:viewBox="0 0 230 230" svg:d="M230 115c0 64-51 115-114 115-65 0-116-51-116-115 0-63 51-115 116-115 63 0 114 52 114 115z">
          <text:p/>
        </draw:path>
        <draw:path draw:style-name="gr8" draw:text-style-name="P3" draw:layer="layout" svg:width="0.229cm" svg:height="0.229cm" svg:x="15.019cm" svg:y="10.867cm" svg:viewBox="0 0 230 230" svg:d="M230 114c0 65-53 116-116 116s-114-51-114-116c0-63 51-114 114-114s116 51 116 114z">
          <text:p/>
        </draw:path>
        <draw:path draw:style-name="gr8" draw:text-style-name="P3" draw:layer="layout" svg:width="0.229cm" svg:height="0.229cm" svg:x="15.019cm" svg:y="10.287cm" svg:viewBox="0 0 230 230" svg:d="M230 115c0 64-53 115-116 115s-114-51-114-115c0-63 51-115 114-115s116 52 116 115z">
          <text:p/>
        </draw:path>
        <draw:path draw:style-name="gr8" draw:text-style-name="P3" draw:layer="layout" svg:width="0.229cm" svg:height="0.229cm" svg:x="14.439cm" svg:y="10.867cm" svg:viewBox="0 0 230 230" svg:d="M230 114c0 65-52 116-115 116-64 0-115-51-115-116 0-63 51-114 115-114 63 0 115 51 115 114z">
          <text:p/>
        </draw:path>
        <draw:path draw:style-name="gr8" draw:text-style-name="P3" draw:layer="layout" svg:width="0.229cm" svg:height="0.229cm" svg:x="14.439cm" svg:y="10.287cm" svg:viewBox="0 0 230 230" svg:d="M230 115c0 64-52 115-115 115-64 0-115-51-115-115 0-63 51-115 115-115 63 0 115 52 115 115z">
          <text:p/>
        </draw:path>
        <draw:path draw:style-name="gr8" draw:text-style-name="P3" draw:layer="layout" svg:width="0.229cm" svg:height="0.229cm" svg:x="13.859cm" svg:y="10.867cm" svg:viewBox="0 0 230 230" svg:d="M230 114c0 65-52 116-115 116s-115-51-115-116c0-63 52-114 115-114s115 51 115 114z">
          <text:p/>
        </draw:path>
        <draw:path draw:style-name="gr8" draw:text-style-name="P3" draw:layer="layout" svg:width="0.229cm" svg:height="0.229cm" svg:x="13.859cm" svg:y="10.287cm" svg:viewBox="0 0 230 230" svg:d="M230 115c0 64-52 115-115 115s-115-51-115-115c0-63 52-115 115-115s115 52 115 115z">
          <text:p/>
        </draw:path>
        <draw:path draw:style-name="gr8" draw:text-style-name="P3" draw:layer="layout" svg:width="0.229cm" svg:height="0.229cm" svg:x="13.28cm" svg:y="10.867cm" svg:viewBox="0 0 230 230" svg:d="M230 114c0 65-51 116-116 116-63 0-114-51-114-116 0-63 51-114 114-114 65 0 116 51 116 114z">
          <text:p/>
        </draw:path>
        <draw:path draw:style-name="gr8" draw:text-style-name="P3" draw:layer="layout" svg:width="0.229cm" svg:height="0.229cm" svg:x="13.28cm" svg:y="10.287cm" svg:viewBox="0 0 230 230" svg:d="M230 115c0 64-51 115-116 115-63 0-114-51-114-115 0-63 51-115 114-115 65 0 116 52 116 115z">
          <text:p/>
        </draw:path>
        <draw:path draw:style-name="gr8" draw:text-style-name="P3" draw:layer="layout" svg:width="0.229cm" svg:height="0.229cm" svg:x="12.7cm" svg:y="10.867cm" svg:viewBox="0 0 230 230" svg:d="M230 114c0 65-51 116-114 116s-116-51-116-116c0-63 53-114 116-114s114 51 114 114z">
          <text:p/>
        </draw:path>
        <draw:path draw:style-name="gr8" draw:text-style-name="P3" draw:layer="layout" svg:width="0.229cm" svg:height="0.229cm" svg:x="12.7cm" svg:y="10.287cm" svg:viewBox="0 0 230 230" svg:d="M230 115c0 64-51 115-114 115s-116-51-116-115c0-63 53-115 116-115s114 52 114 115z">
          <text:p/>
        </draw:path>
        <draw:path draw:style-name="gr8" draw:text-style-name="P3" draw:layer="layout" svg:width="0.229cm" svg:height="0.229cm" svg:x="12.12cm" svg:y="10.867cm" svg:viewBox="0 0 230 230" svg:d="M230 114c0 65-51 116-115 116-63 0-115-51-115-116 0-63 52-114 115-114 64 0 115 51 115 114z">
          <text:p/>
        </draw:path>
        <draw:path draw:style-name="gr8" draw:text-style-name="P3" draw:layer="layout" svg:width="0.229cm" svg:height="0.229cm" svg:x="12.12cm" svg:y="10.287cm" svg:viewBox="0 0 230 230" svg:d="M230 115c0 64-51 115-115 115-63 0-115-51-115-115 0-63 52-115 115-115 64 0 115 52 115 115z">
          <text:p/>
        </draw:path>
        <draw:path draw:style-name="gr8" draw:text-style-name="P3" draw:layer="layout" svg:width="0.229cm" svg:height="0.229cm" svg:x="11.541cm" svg:y="10.867cm" svg:viewBox="0 0 230 230" svg:d="M230 114c0 65-51 116-115 116-63 0-115-51-115-116 0-63 52-114 115-114 64 0 115 51 115 114z">
          <text:p/>
        </draw:path>
        <draw:path draw:style-name="gr8" draw:text-style-name="P3" draw:layer="layout" svg:width="0.229cm" svg:height="0.229cm" svg:x="11.541cm" svg:y="10.287cm" svg:viewBox="0 0 230 230" svg:d="M230 115c0 64-51 115-115 115-63 0-115-51-115-115 0-63 52-115 115-115 64 0 115 52 115 115z">
          <text:p/>
        </draw:path>
        <draw:path draw:style-name="gr8" draw:text-style-name="P3" draw:layer="layout" svg:width="0.115cm" svg:height="0.115cm" svg:x="19.951cm" svg:y="10.927cm" svg:viewBox="0 0 116 116" svg:d="M116 59c0 31-25 57-57 57-33 0-59-26-59-57 0-33 26-59 59-59 32 0 57 26 57 59z">
          <text:p/>
        </draw:path>
        <draw:path draw:style-name="gr8" draw:text-style-name="P3" draw:layer="layout" svg:width="0.115cm" svg:height="0.115cm" svg:x="19.564cm" svg:y="10.767cm" svg:viewBox="0 0 116 116" svg:d="M116 57c0 33-27 59-58 59-32 0-58-26-58-59 0-31 26-57 58-57 31 0 58 26 58 57z">
          <text:p/>
        </draw:path>
        <draw:path draw:style-name="gr8" draw:text-style-name="P3" draw:layer="layout" svg:width="0.115cm" svg:height="0.115cm" svg:x="20.338cm" svg:y="10.767cm" svg:viewBox="0 0 116 116" svg:d="M116 57c0 33-26 59-57 59-32 0-59-26-59-59 0-31 27-57 59-57 31 0 57 26 57 57z">
          <text:p/>
        </draw:path>
        <draw:path draw:style-name="gr8" draw:text-style-name="P3" draw:layer="layout" svg:width="0.115cm" svg:height="0.114cm" svg:x="20.499cm" svg:y="10.38cm" svg:viewBox="0 0 116 115" svg:d="M116 58c0 32-26 57-58 57s-58-25-58-57 26-58 58-58 58 26 58 58z">
          <text:p/>
        </draw:path>
        <draw:path draw:style-name="gr8" draw:text-style-name="P3" draw:layer="layout" svg:width="0.731cm" svg:height="0.731cm" svg:x="19.643cm" svg:y="10.072cm" svg:viewBox="0 0 732 732" svg:d="M732 366c0 132-69 252-182 317-114 66-254 66-367 0-113-65-183-185-183-317 0-131 70-251 183-317 113-65 253-65 367 0 113 66 182 186 182 317z">
          <text:p/>
        </draw:path>
        <draw:path draw:style-name="gr8" draw:text-style-name="P3" draw:layer="layout" svg:width="0.115cm" svg:height="0.115cm" svg:x="19.951cm" svg:y="9.832cm" svg:viewBox="0 0 116 116" svg:d="M116 57c0 32-25 59-57 59-33 0-59-27-59-59 0-31 26-57 59-57 32 0 57 26 57 57z">
          <text:p/>
        </draw:path>
        <draw:path draw:style-name="gr8" draw:text-style-name="P3" draw:layer="layout" svg:width="0.115cm" svg:height="0.115cm" svg:x="20.338cm" svg:y="9.992cm" svg:viewBox="0 0 116 116" svg:d="M116 59c0 31-26 57-57 57-32 0-59-26-59-57 0-33 27-59 59-59 31 0 57 26 57 59z">
          <text:p/>
        </draw:path>
        <draw:path draw:style-name="gr8" draw:text-style-name="P3" draw:layer="layout" svg:width="0.115cm" svg:height="0.115cm" svg:x="19.564cm" svg:y="9.992cm" svg:viewBox="0 0 116 116" svg:d="M116 59c0 31-27 57-58 57-32 0-58-26-58-57 0-33 26-59 58-59 31 0 58 26 58 59z">
          <text:p/>
        </draw:path>
        <draw:path draw:style-name="gr8" draw:text-style-name="P3" draw:layer="layout" svg:width="0.115cm" svg:height="0.114cm" svg:x="19.404cm" svg:y="10.38cm" svg:viewBox="0 0 116 115" svg:d="M116 58c0 32-26 57-58 57-33 0-58-25-58-57s25-58 58-58c32 0 58 26 58 58z">
          <text:p/>
        </draw:path>
        <draw:path draw:style-name="gr8" draw:text-style-name="P3" draw:layer="layout" svg:width="0.23cm" svg:height="0.229cm" svg:x="17.411cm" svg:y="1.475cm" svg:viewBox="0 0 231 230" svg:d="M231 114c0 65-52 116-115 116-64 0-116-51-116-116 0-63 52-114 116-114 63 0 115 51 115 114z">
          <text:p/>
        </draw:path>
        <draw:path draw:style-name="gr8" draw:text-style-name="P3" draw:layer="layout" svg:width="0.23cm" svg:height="0.229cm" svg:x="17.411cm" svg:y="2.054cm" svg:viewBox="0 0 231 230" svg:d="M231 116c0 63-52 114-115 114-64 0-116-51-116-114 0-64 52-116 116-116 63 0 115 52 115 116z">
          <text:p/>
        </draw:path>
        <draw:path draw:style-name="gr8" draw:text-style-name="P3" draw:layer="layout" svg:width="0.229cm" svg:height="0.229cm" svg:x="16.832cm" svg:y="1.475cm" svg:viewBox="0 0 230 230" svg:d="M230 114c0 65-53 116-116 116s-114-51-114-116c0-63 51-114 114-114s116 51 116 114z">
          <text:p/>
        </draw:path>
        <draw:path draw:style-name="gr8" draw:text-style-name="P3" draw:layer="layout" svg:width="0.229cm" svg:height="0.229cm" svg:x="16.832cm" svg:y="2.054cm" svg:viewBox="0 0 230 230" svg:d="M230 116c0 63-53 114-116 114s-114-51-114-114c0-64 51-116 114-116s116 52 116 116z">
          <text:p/>
        </draw:path>
        <draw:path draw:style-name="gr8" draw:text-style-name="P3" draw:layer="layout" svg:width="0.229cm" svg:height="0.229cm" svg:x="16.252cm" svg:y="1.475cm" svg:viewBox="0 0 230 230" svg:d="M230 114c0 65-51 116-115 116s-115-51-115-116c0-63 51-114 115-114s115 51 115 114z">
          <text:p/>
        </draw:path>
        <draw:path draw:style-name="gr8" draw:text-style-name="P3" draw:layer="layout" svg:width="0.229cm" svg:height="0.229cm" svg:x="16.252cm" svg:y="2.054cm" svg:viewBox="0 0 230 230" svg:d="M230 116c0 63-51 114-115 114s-115-51-115-114c0-64 51-116 115-116s115 52 115 116z">
          <text:p/>
        </draw:path>
        <draw:path draw:style-name="gr8" draw:text-style-name="P3" draw:layer="layout" svg:width="0.229cm" svg:height="0.229cm" svg:x="15.673cm" svg:y="1.475cm" svg:viewBox="0 0 230 230" svg:d="M230 114c0 65-51 116-115 116-63 0-115-51-115-116 0-63 52-114 115-114 64 0 115 51 115 114z">
          <text:p/>
        </draw:path>
        <draw:path draw:style-name="gr8" draw:text-style-name="P3" draw:layer="layout" svg:width="0.229cm" svg:height="0.229cm" svg:x="15.673cm" svg:y="2.054cm" svg:viewBox="0 0 230 230" svg:d="M230 116c0 63-51 114-115 114-63 0-115-51-115-114 0-64 52-116 115-116 64 0 115 52 115 116z">
          <text:p/>
        </draw:path>
        <draw:path draw:style-name="gr8" draw:text-style-name="P3" draw:layer="layout" svg:width="0.229cm" svg:height="0.229cm" svg:x="15.093cm" svg:y="1.475cm" svg:viewBox="0 0 230 230" svg:d="M230 114c0 65-51 116-116 116-63 0-114-51-114-116 0-63 51-114 114-114 65 0 116 51 116 114z">
          <text:p/>
        </draw:path>
        <draw:path draw:style-name="gr8" draw:text-style-name="P3" draw:layer="layout" svg:width="0.229cm" svg:height="0.229cm" svg:x="15.093cm" svg:y="2.054cm" svg:viewBox="0 0 230 230" svg:d="M230 116c0 63-51 114-116 114-63 0-114-51-114-114 0-64 51-116 114-116 65 0 116 52 116 116z">
          <text:p/>
        </draw:path>
        <draw:path draw:style-name="gr8" draw:text-style-name="P3" draw:layer="layout" svg:width="0.229cm" svg:height="0.229cm" svg:x="14.513cm" svg:y="1.475cm" svg:viewBox="0 0 230 230" svg:d="M230 114c0 65-51 116-114 116s-116-51-116-116c0-63 53-114 116-114s114 51 114 114z">
          <text:p/>
        </draw:path>
        <draw:path draw:style-name="gr8" draw:text-style-name="P3" draw:layer="layout" svg:width="0.229cm" svg:height="0.229cm" svg:x="14.513cm" svg:y="2.054cm" svg:viewBox="0 0 230 230" svg:d="M230 116c0 63-51 114-114 114s-116-51-116-114c0-64 53-116 116-116s114 52 114 116z">
          <text:p/>
        </draw:path>
        <draw:path draw:style-name="gr8" draw:text-style-name="P3" draw:layer="layout" svg:width="0.229cm" svg:height="0.229cm" svg:x="13.934cm" svg:y="1.475cm" svg:viewBox="0 0 230 230" svg:d="M230 114c0 65-51 116-116 116-63 0-114-51-114-116 0-63 51-114 114-114 65 0 116 51 116 114z">
          <text:p/>
        </draw:path>
        <draw:path draw:style-name="gr8" draw:text-style-name="P3" draw:layer="layout" svg:width="0.229cm" svg:height="0.229cm" svg:x="13.934cm" svg:y="2.054cm" svg:viewBox="0 0 230 230" svg:d="M230 116c0 63-51 114-116 114-63 0-114-51-114-114 0-64 51-116 114-116 65 0 116 52 116 116z">
          <text:p/>
        </draw:path>
        <draw:path draw:style-name="gr8" draw:text-style-name="P3" draw:layer="layout" svg:width="0.229cm" svg:height="0.229cm" svg:x="13.354cm" svg:y="1.475cm" svg:viewBox="0 0 230 230" svg:d="M230 114c0 65-51 116-115 116-63 0-115-51-115-116 0-63 52-114 115-114 64 0 115 51 115 114z">
          <text:p/>
        </draw:path>
        <draw:path draw:style-name="gr8" draw:text-style-name="P3" draw:layer="layout" svg:width="0.229cm" svg:height="0.229cm" svg:x="13.354cm" svg:y="2.054cm" svg:viewBox="0 0 230 230" svg:d="M230 116c0 63-51 114-115 114-63 0-115-51-115-114 0-64 52-116 115-116 64 0 115 52 115 116z">
          <text:p/>
        </draw:path>
        <draw:path draw:style-name="gr8" draw:text-style-name="P3" draw:layer="layout" svg:width="0.229cm" svg:height="0.229cm" svg:x="12.774cm" svg:y="1.475cm" svg:viewBox="0 0 230 230" svg:d="M230 114c0 65-51 116-115 116-63 0-115-51-115-116 0-63 52-114 115-114 64 0 115 51 115 114z">
          <text:p/>
        </draw:path>
        <draw:path draw:style-name="gr8" draw:text-style-name="P3" draw:layer="layout" svg:width="0.229cm" svg:height="0.229cm" svg:x="12.774cm" svg:y="2.054cm" svg:viewBox="0 0 230 230" svg:d="M230 116c0 63-51 114-115 114-63 0-115-51-115-114 0-64 52-116 115-116 64 0 115 52 115 116z">
          <text:p/>
        </draw:path>
        <draw:path draw:style-name="gr8" draw:text-style-name="P3" draw:layer="layout" svg:width="0.229cm" svg:height="0.229cm" svg:x="12.195cm" svg:y="1.475cm" svg:viewBox="0 0 230 230" svg:d="M230 114c0 65-51 116-114 116-65 0-116-51-116-116 0-63 51-114 116-114 63 0 114 51 114 114z">
          <text:p/>
        </draw:path>
        <draw:path draw:style-name="gr8" draw:text-style-name="P3" draw:layer="layout" svg:width="0.229cm" svg:height="0.229cm" svg:x="12.195cm" svg:y="2.054cm" svg:viewBox="0 0 230 230" svg:d="M230 116c0 63-51 114-114 114-65 0-116-51-116-114 0-64 51-116 116-116 63 0 114 52 114 116z">
          <text:p/>
        </draw:path>
        <draw:path draw:style-name="gr8" draw:text-style-name="P3" draw:layer="layout" svg:width="0.115cm" svg:height="0.115cm" svg:x="20.499cm" svg:y="1.813cm" svg:viewBox="0 0 116 116" svg:d="M116 59c0 31-26 57-58 57s-58-26-58-57c0-32 26-59 58-59s58 27 58 59z">
          <text:p/>
        </draw:path>
        <draw:path draw:style-name="gr8" draw:text-style-name="P3" draw:layer="layout" svg:width="0.115cm" svg:height="0.115cm" svg:x="20.338cm" svg:y="1.426cm" svg:viewBox="0 0 116 116" svg:d="M116 57c0 33-26 59-57 59-32 0-59-26-59-59 0-31 27-57 59-57 31 0 57 26 57 57z">
          <text:p/>
        </draw:path>
        <draw:path draw:style-name="gr8" draw:text-style-name="P3" draw:layer="layout" svg:width="0.115cm" svg:height="0.115cm" svg:x="20.338cm" svg:y="2.2cm" svg:viewBox="0 0 116 116" svg:d="M116 58c0 31-26 58-57 58-32 0-59-27-59-58 0-32 27-58 59-58 31 0 57 26 57 58z">
          <text:p/>
        </draw:path>
        <draw:path draw:style-name="gr8" draw:text-style-name="P3" draw:layer="layout" svg:width="0.115cm" svg:height="0.115cm" svg:x="19.951cm" svg:y="1.266cm" svg:viewBox="0 0 116 116" svg:d="M116 58c0 32-25 58-57 58-33 0-59-26-59-58s26-58 59-58c32 0 57 26 57 58z">
          <text:p/>
        </draw:path>
        <draw:path draw:style-name="gr8" draw:text-style-name="P3" draw:layer="layout" svg:width="0.115cm" svg:height="0.115cm" svg:x="19.564cm" svg:y="1.426cm" svg:viewBox="0 0 116 116" svg:d="M116 57c0 33-27 59-58 59-32 0-58-26-58-59 0-31 26-57 58-57 31 0 58 26 58 57z">
          <text:p/>
        </draw:path>
        <draw:path draw:style-name="gr8" draw:text-style-name="P3" draw:layer="layout" svg:width="0.731cm" svg:height="0.731cm" svg:x="19.643cm" svg:y="1.505cm" svg:viewBox="0 0 732 732" svg:d="M732 367c0 130-69 251-182 316-114 65-254 65-367 0s-183-186-183-316c0-132 70-252 183-318 113-65 253-65 367 0 113 66 182 186 182 318z">
          <text:p/>
        </draw:path>
        <draw:path draw:style-name="gr8" draw:text-style-name="P3" draw:layer="layout" svg:width="0.115cm" svg:height="0.115cm" svg:x="19.404cm" svg:y="1.813cm" svg:viewBox="0 0 116 116" svg:d="M116 59c0 31-26 57-58 57-33 0-58-26-58-57 0-32 25-59 58-59 32 0 58 27 58 59z">
          <text:p/>
        </draw:path>
        <draw:path draw:style-name="gr8" draw:text-style-name="P3" draw:layer="layout" svg:width="0.115cm" svg:height="0.115cm" svg:x="19.564cm" svg:y="2.2cm" svg:viewBox="0 0 116 116" svg:d="M116 58c0 31-27 58-58 58-32 0-58-27-58-58 0-32 26-58 58-58 31 0 58 26 58 58z">
          <text:p/>
        </draw:path>
        <draw:path draw:style-name="gr8" draw:text-style-name="P3" draw:layer="layout" svg:width="0.115cm" svg:height="0.115cm" svg:x="19.951cm" svg:y="2.361cm" svg:viewBox="0 0 116 116" svg:d="M116 59c0 31-25 57-57 57-33 0-59-26-59-57 0-33 26-59 59-59 32 0 57 26 57 59z">
          <text:p/>
        </draw:path>
        <draw:path draw:style-name="gr8" draw:text-style-name="P3" draw:layer="layout" svg:width="0.229cm" svg:height="0.229cm" svg:x="11.616cm" svg:y="1.475cm" svg:viewBox="0 0 230 230" svg:d="M230 114c0 65-53 116-116 116s-114-51-114-116c0-63 51-114 114-114s116 51 116 114z">
          <text:p/>
        </draw:path>
        <draw:path draw:style-name="gr8" draw:text-style-name="P3" draw:layer="layout" svg:width="0.229cm" svg:height="0.229cm" svg:x="11.616cm" svg:y="2.054cm" svg:viewBox="0 0 230 230" svg:d="M230 116c0 63-53 114-116 114s-114-51-114-114c0-64 51-116 114-116s116 52 116 116z">
          <text:p/>
        </draw:path>
        <draw:path draw:style-name="gr8" draw:text-style-name="P3" draw:layer="layout" svg:width="0.229cm" svg:height="0.229cm" svg:x="11.036cm" svg:y="1.475cm" svg:viewBox="0 0 230 230" svg:d="M230 114c0 65-52 116-115 116-64 0-115-51-115-116 0-63 51-114 115-114 63 0 115 51 115 114z">
          <text:p/>
        </draw:path>
        <draw:path draw:style-name="gr8" draw:text-style-name="P3" draw:layer="layout" svg:width="0.229cm" svg:height="0.229cm" svg:x="11.036cm" svg:y="2.054cm" svg:viewBox="0 0 230 230" svg:d="M230 116c0 63-52 114-115 114-64 0-115-51-115-114 0-64 51-116 115-116 63 0 115 52 115 116z">
          <text:p/>
        </draw:path>
        <draw:path draw:style-name="gr8" draw:text-style-name="P3" draw:layer="layout" svg:width="0.229cm" svg:height="0.229cm" svg:x="10.456cm" svg:y="1.475cm" svg:viewBox="0 0 230 230" svg:d="M230 114c0 65-52 116-115 116-64 0-115-51-115-116 0-63 51-114 115-114 63 0 115 51 115 114z">
          <text:p/>
        </draw:path>
        <draw:path draw:style-name="gr8" draw:text-style-name="P3" draw:layer="layout" svg:width="0.229cm" svg:height="0.229cm" svg:x="10.456cm" svg:y="2.054cm" svg:viewBox="0 0 230 230" svg:d="M230 116c0 63-52 114-115 114-64 0-115-51-115-114 0-64 51-116 115-116 63 0 115 52 115 116z">
          <text:p/>
        </draw:path>
        <draw:path draw:style-name="gr8" draw:text-style-name="P3" draw:layer="layout" svg:width="0.229cm" svg:height="0.229cm" svg:x="9.877cm" svg:y="1.475cm" svg:viewBox="0 0 230 230" svg:d="M230 114c0 65-52 116-115 116-64 0-115-51-115-116 0-63 51-114 115-114 63 0 115 51 115 114z">
          <text:p/>
        </draw:path>
        <draw:path draw:style-name="gr8" draw:text-style-name="P3" draw:layer="layout" svg:width="0.229cm" svg:height="0.229cm" svg:x="9.877cm" svg:y="2.054cm" svg:viewBox="0 0 230 230" svg:d="M230 116c0 63-52 114-115 114-64 0-115-51-115-114 0-64 51-116 115-116 63 0 115 52 115 116z">
          <text:p/>
        </draw:path>
        <draw:path draw:style-name="gr8" draw:text-style-name="P3" draw:layer="layout" svg:width="0.229cm" svg:height="0.229cm" svg:x="9.297cm" svg:y="1.475cm" svg:viewBox="0 0 230 230" svg:d="M230 114c0 65-53 116-116 116s-114-51-114-116c0-63 51-114 114-114s116 51 116 114z">
          <text:p/>
        </draw:path>
        <draw:path draw:style-name="gr8" draw:text-style-name="P3" draw:layer="layout" svg:width="0.229cm" svg:height="0.229cm" svg:x="9.297cm" svg:y="2.054cm" svg:viewBox="0 0 230 230" svg:d="M230 116c0 63-53 114-116 114s-114-51-114-114c0-64 51-116 114-116s116 52 116 116z">
          <text:p/>
        </draw:path>
        <draw:path draw:style-name="gr8" draw:text-style-name="P3" draw:layer="layout" svg:width="0.229cm" svg:height="0.229cm" svg:x="8.717cm" svg:y="1.475cm" svg:viewBox="0 0 230 230" svg:d="M230 114c0 65-51 116-114 116-65 0-116-51-116-116 0-63 51-114 116-114 63 0 114 51 114 114z">
          <text:p/>
        </draw:path>
        <draw:path draw:style-name="gr8" draw:text-style-name="P3" draw:layer="layout" svg:width="0.229cm" svg:height="0.229cm" svg:x="8.717cm" svg:y="2.054cm" svg:viewBox="0 0 230 230" svg:d="M230 116c0 63-51 114-114 114-65 0-116-51-116-114 0-64 51-116 116-116 63 0 114 52 114 116z">
          <text:p/>
        </draw:path>
        <draw:path draw:style-name="gr8" draw:text-style-name="P3" draw:layer="layout" svg:width="0.229cm" svg:height="0.229cm" svg:x="8.138cm" svg:y="1.475cm" svg:viewBox="0 0 230 230" svg:d="M230 114c0 65-52 116-116 116-63 0-114-51-114-116 0-63 51-114 114-114 64 0 116 51 116 114z">
          <text:p/>
        </draw:path>
        <draw:path draw:style-name="gr8" draw:text-style-name="P3" draw:layer="layout" svg:width="0.229cm" svg:height="0.229cm" svg:x="8.138cm" svg:y="2.054cm" svg:viewBox="0 0 230 230" svg:d="M230 116c0 63-52 114-116 114-63 0-114-51-114-114 0-64 51-116 114-116 64 0 116 52 116 116z">
          <text:p/>
        </draw:path>
        <draw:path draw:style-name="gr8" draw:text-style-name="P3" draw:layer="layout" svg:width="0.229cm" svg:height="0.229cm" svg:x="7.558cm" svg:y="1.475cm" svg:viewBox="0 0 230 230" svg:d="M230 114c0 65-51 116-115 116s-115-51-115-116c0-63 51-114 115-114s115 51 115 114z">
          <text:p/>
        </draw:path>
        <draw:path draw:style-name="gr8" draw:text-style-name="P3" draw:layer="layout" svg:width="0.229cm" svg:height="0.229cm" svg:x="7.558cm" svg:y="2.054cm" svg:viewBox="0 0 230 230" svg:d="M230 116c0 63-51 114-115 114s-115-51-115-114c0-64 51-116 115-116s115 52 115 116z">
          <text:p/>
        </draw:path>
        <draw:path draw:style-name="gr8" draw:text-style-name="P3" draw:layer="layout" svg:width="0.23cm" svg:height="0.229cm" svg:x="6.978cm" svg:y="1.475cm" svg:viewBox="0 0 231 230" svg:d="M231 114c0 65-52 116-115 116s-116-51-116-116c0-63 53-114 116-114s115 51 115 114z">
          <text:p/>
        </draw:path>
        <draw:path draw:style-name="gr8" draw:text-style-name="P3" draw:layer="layout" svg:width="0.23cm" svg:height="0.229cm" svg:x="6.978cm" svg:y="2.054cm" svg:viewBox="0 0 231 230" svg:d="M231 116c0 63-52 114-115 114s-116-51-116-114c0-64 53-116 116-116s115 52 115 116z">
          <text:p/>
        </draw:path>
        <draw:path draw:style-name="gr8" draw:text-style-name="P3" draw:layer="layout" svg:width="0.229cm" svg:height="0.229cm" svg:x="6.399cm" svg:y="1.475cm" svg:viewBox="0 0 230 230" svg:d="M230 114c0 65-51 116-116 116-63 0-114-51-114-116 0-63 51-114 114-114 65 0 116 51 116 114z">
          <text:p/>
        </draw:path>
        <draw:path draw:style-name="gr8" draw:text-style-name="P3" draw:layer="layout" svg:width="0.229cm" svg:height="0.229cm" svg:x="6.399cm" svg:y="2.054cm" svg:viewBox="0 0 230 230" svg:d="M230 116c0 63-51 114-116 114-63 0-114-51-114-114 0-64 51-116 114-116 65 0 116 52 116 116z">
          <text:p/>
        </draw:path>
        <draw:path draw:style-name="gr8" draw:text-style-name="P3" draw:layer="layout" svg:width="0.229cm" svg:height="0.229cm" svg:x="5.82cm" svg:y="1.475cm" svg:viewBox="0 0 230 230" svg:d="M230 114c0 65-52 116-115 116s-115-51-115-116c0-63 52-114 115-114s115 51 115 114z">
          <text:p/>
        </draw:path>
        <draw:path draw:style-name="gr8" draw:text-style-name="P3" draw:layer="layout" svg:width="0.229cm" svg:height="0.229cm" svg:x="5.82cm" svg:y="2.054cm" svg:viewBox="0 0 230 230" svg:d="M230 116c0 63-52 114-115 114s-115-51-115-114c0-64 52-116 115-116s115 52 115 116z">
          <text:p/>
        </draw:path>
        <draw:path draw:style-name="gr8" draw:text-style-name="P3" draw:layer="layout" svg:width="0.229cm" svg:height="0.229cm" svg:x="5.24cm" svg:y="1.475cm" svg:viewBox="0 0 230 230" svg:d="M230 114c0 65-52 116-116 116-63 0-114-51-114-116 0-63 51-114 114-114 64 0 116 51 116 114z">
          <text:p/>
        </draw:path>
        <draw:path draw:style-name="gr8" draw:text-style-name="P3" draw:layer="layout" svg:width="0.229cm" svg:height="0.229cm" svg:x="5.24cm" svg:y="2.054cm" svg:viewBox="0 0 230 230" svg:d="M230 116c0 63-52 114-116 114-63 0-114-51-114-114 0-64 51-116 114-116 64 0 116 52 116 116z">
          <text:p/>
        </draw:path>
        <draw:path draw:style-name="gr8" draw:text-style-name="P3" draw:layer="layout" svg:width="0.229cm" svg:height="0.229cm" svg:x="4.66cm" svg:y="1.475cm" svg:viewBox="0 0 230 230" svg:d="M230 114c0 65-51 116-114 116-64 0-116-51-116-116 0-63 52-114 116-114 63 0 114 51 114 114z">
          <text:p/>
        </draw:path>
        <draw:path draw:style-name="gr8" draw:text-style-name="P3" draw:layer="layout" svg:width="0.229cm" svg:height="0.229cm" svg:x="4.66cm" svg:y="2.054cm" svg:viewBox="0 0 230 230" svg:d="M230 116c0 63-51 114-114 114-64 0-116-51-116-114 0-64 52-116 116-116 63 0 114 52 114 116z">
          <text:p/>
        </draw:path>
        <draw:path draw:style-name="gr8" draw:text-style-name="P3" draw:layer="layout" svg:width="0.229cm" svg:height="0.229cm" svg:x="4.081cm" svg:y="1.475cm" svg:viewBox="0 0 230 230" svg:d="M230 114c0 65-51 116-116 116-63 0-114-51-114-116 0-63 51-114 114-114 65 0 116 51 116 114z">
          <text:p/>
        </draw:path>
        <draw:path draw:style-name="gr8" draw:text-style-name="P3" draw:layer="layout" svg:width="0.229cm" svg:height="0.229cm" svg:x="4.081cm" svg:y="2.054cm" svg:viewBox="0 0 230 230" svg:d="M230 116c0 63-51 114-116 114-63 0-114-51-114-114 0-64 51-116 114-116 65 0 116 52 116 116z">
          <text:p/>
        </draw:path>
        <draw:path draw:style-name="gr8" draw:text-style-name="P3" draw:layer="layout" svg:width="0.229cm" svg:height="0.229cm" svg:x="3.501cm" svg:y="1.475cm" svg:viewBox="0 0 230 230" svg:d="M230 114c0 65-51 116-115 116-63 0-115-51-115-116 0-63 52-114 115-114 64 0 115 51 115 114z">
          <text:p/>
        </draw:path>
        <draw:path draw:style-name="gr8" draw:text-style-name="P3" draw:layer="layout" svg:width="0.229cm" svg:height="0.229cm" svg:x="3.501cm" svg:y="2.054cm" svg:viewBox="0 0 230 230" svg:d="M230 116c0 63-51 114-115 114-63 0-115-51-115-114 0-64 52-116 115-116 64 0 115 52 115 116z">
          <text:p/>
        </draw:path>
        <draw:path draw:style-name="gr8" draw:text-style-name="P3" draw:layer="layout" svg:width="0.23cm" svg:height="0.229cm" svg:x="2.215cm" svg:y="4.332cm" svg:viewBox="0 0 231 230" svg:d="M231 116c0 63-53 114-116 114s-115-51-115-114c0-64 52-116 115-116s116 52 116 116z">
          <text:p/>
        </draw:path>
        <draw:path draw:style-name="gr8" draw:text-style-name="P3" draw:layer="layout" svg:width="0.23cm" svg:height="0.229cm" svg:x="2.215cm" svg:y="3.753cm" svg:viewBox="0 0 231 230" svg:d="M231 114c0 65-53 116-116 116s-115-51-115-116c0-63 52-114 115-114s116 51 116 114z">
          <text:p/>
        </draw:path>
        <draw:path draw:style-name="gr8" draw:text-style-name="P3" draw:layer="layout" svg:width="0.229cm" svg:height="0.229cm" svg:x="1.636cm" svg:y="4.332cm" svg:viewBox="0 0 230 230" svg:d="M230 116c0 63-51 114-114 114-65 0-116-51-116-114 0-64 51-116 116-116 63 0 114 52 114 116z">
          <text:p/>
        </draw:path>
        <draw:path draw:style-name="gr8" draw:text-style-name="P3" draw:layer="layout" svg:width="0.229cm" svg:height="0.229cm" svg:x="1.636cm" svg:y="3.753cm" svg:viewBox="0 0 230 230" svg:d="M230 114c0 65-51 116-114 116-65 0-116-51-116-116 0-63 51-114 116-114 63 0 114 51 114 114z">
          <text:p/>
        </draw:path>
        <draw:path draw:style-name="gr8" draw:text-style-name="P3" draw:layer="layout" svg:width="0.229cm" svg:height="0.229cm" svg:x="1.056cm" svg:y="4.332cm" svg:viewBox="0 0 230 230" svg:d="M230 116c0 63-52 114-115 114-64 0-115-51-115-114 0-64 51-116 115-116 63 0 115 52 115 116z">
          <text:p/>
        </draw:path>
        <draw:path draw:style-name="gr8" draw:text-style-name="P3" draw:layer="layout" svg:width="0.229cm" svg:height="0.229cm" svg:x="1.056cm" svg:y="3.753cm" svg:viewBox="0 0 230 230" svg:d="M230 114c0 65-52 116-115 116-64 0-115-51-115-116 0-63 51-114 115-114 63 0 115 51 115 114z">
          <text:p/>
        </draw:path>
        <draw:path draw:style-name="gr8" draw:text-style-name="P3" draw:layer="layout" svg:width="0.115cm" svg:height="0.115cm" svg:x="1.24cm" svg:y="2.361cm" svg:viewBox="0 0 116 116" svg:d="M116 59c0 31-26 57-58 57s-58-26-58-57c0-33 26-59 58-59s58 26 58 59z">
          <text:p/>
        </draw:path>
        <draw:path draw:style-name="gr8" draw:text-style-name="P3" draw:layer="layout" svg:width="0.115cm" svg:height="0.115cm" svg:x="0.853cm" svg:y="2.2cm" svg:viewBox="0 0 116 116" svg:d="M116 58c0 31-26 58-58 58-31 0-58-27-58-58 0-32 27-58 58-58 32 0 58 26 58 58z">
          <text:p/>
        </draw:path>
        <draw:path draw:style-name="gr8" draw:text-style-name="P3" draw:layer="layout" svg:width="0.115cm" svg:height="0.115cm" svg:x="1.627cm" svg:y="2.2cm" svg:viewBox="0 0 116 116" svg:d="M116 58c0 31-26 58-58 58-31 0-58-27-58-58 0-32 27-58 58-58 32 0 58 26 58 58z">
          <text:p/>
        </draw:path>
        <draw:path draw:style-name="gr8" draw:text-style-name="P3" draw:layer="layout" svg:width="0.115cm" svg:height="0.115cm" svg:x="1.24cm" svg:y="1.266cm" svg:viewBox="0 0 116 116" svg:d="M116 58c0 32-26 58-58 58s-58-26-58-58 26-58 58-58 58 26 58 58z">
          <text:p/>
        </draw:path>
        <draw:path draw:style-name="gr8" draw:text-style-name="P3" draw:layer="layout" svg:width="0.115cm" svg:height="0.115cm" svg:x="0.692cm" svg:y="1.813cm" svg:viewBox="0 0 116 116" svg:d="M116 59c0 31-25 57-57 57-33 0-59-26-59-57 0-32 26-59 59-59 32 0 57 27 57 59z">
          <text:p/>
        </draw:path>
        <draw:path draw:style-name="gr8" draw:text-style-name="P3" draw:layer="layout" svg:width="0.731cm" svg:height="0.731cm" svg:x="0.932cm" svg:y="1.505cm" svg:viewBox="0 0 732 732" svg:d="M732 367c0 130-70 251-183 316s-252 65-365 0c-114-65-184-186-184-316 0-132 70-252 184-318 113-65 252-65 365 0 113 66 183 186 183 318z">
          <text:p/>
        </draw:path>
        <draw:path draw:style-name="gr8" draw:text-style-name="P3" draw:layer="layout" svg:width="0.115cm" svg:height="0.115cm" svg:x="1.627cm" svg:y="1.426cm" svg:viewBox="0 0 116 116" svg:d="M116 57c0 33-26 59-58 59-31 0-58-26-58-59 0-31 27-57 58-57 32 0 58 26 58 57z">
          <text:p/>
        </draw:path>
        <draw:path draw:style-name="gr8" draw:text-style-name="P3" draw:layer="layout" svg:width="0.115cm" svg:height="0.115cm" svg:x="1.787cm" svg:y="1.813cm" svg:viewBox="0 0 116 116" svg:d="M116 59c0 31-27 57-58 57-32 0-58-26-58-57 0-32 26-59 58-59 31 0 58 27 58 59z">
          <text:p/>
        </draw:path>
        <draw:path draw:style-name="gr8" draw:text-style-name="P3" draw:layer="layout" svg:width="0.115cm" svg:height="0.115cm" svg:x="0.853cm" svg:y="1.426cm" svg:viewBox="0 0 116 116" svg:d="M116 57c0 33-26 59-58 59-31 0-58-26-58-59 0-31 27-57 58-57 32 0 58 26 58 57z">
          <text:p/>
        </draw:path>
        <draw:path draw:style-name="gr8" draw:text-style-name="P3" draw:layer="layout" svg:width="0.115cm" svg:height="0.115cm" svg:x="1.627cm" svg:y="9.992cm" svg:viewBox="0 0 116 116" svg:d="M116 59c0 31-26 57-58 57-31 0-58-26-58-57 0-33 27-59 58-59 32 0 58 26 58 59z">
          <text:p/>
        </draw:path>
        <draw:path draw:style-name="gr8" draw:text-style-name="P3" draw:layer="layout" svg:width="0.115cm" svg:height="0.114cm" svg:x="1.787cm" svg:y="10.38cm" svg:viewBox="0 0 116 115" svg:d="M116 58c0 32-27 57-58 57-32 0-58-25-58-57s26-58 58-58c31 0 58 26 58 58z">
          <text:p/>
        </draw:path>
        <draw:path draw:style-name="gr8" draw:text-style-name="P3" draw:layer="layout" svg:width="0.115cm" svg:height="0.115cm" svg:x="1.627cm" svg:y="10.767cm" svg:viewBox="0 0 116 116" svg:d="M116 57c0 33-26 59-58 59-31 0-58-26-58-59 0-31 27-57 58-57 32 0 58 26 58 57z">
          <text:p/>
        </draw:path>
        <draw:path draw:style-name="gr8" draw:text-style-name="P3" draw:layer="layout" svg:width="0.115cm" svg:height="0.115cm" svg:x="1.24cm" svg:y="10.927cm" svg:viewBox="0 0 116 116" svg:d="M116 59c0 31-26 57-58 57s-58-26-58-57c0-33 26-59 58-59s58 26 58 59z">
          <text:p/>
        </draw:path>
        <draw:path draw:style-name="gr8" draw:text-style-name="P3" draw:layer="layout" svg:width="0.115cm" svg:height="0.115cm" svg:x="0.853cm" svg:y="10.767cm" svg:viewBox="0 0 116 116" svg:d="M116 57c0 33-26 59-58 59-31 0-58-26-58-59 0-31 27-57 58-57 32 0 58 26 58 57z">
          <text:p/>
        </draw:path>
        <draw:path draw:style-name="gr8" draw:text-style-name="P3" draw:layer="layout" svg:width="0.731cm" svg:height="0.731cm" svg:x="0.932cm" svg:y="10.072cm" svg:viewBox="0 0 732 732" svg:d="M732 366c0 132-70 252-183 317-113 66-252 66-365 0-114-65-184-185-184-317 0-131 70-251 184-317 113-65 252-65 365 0 113 66 183 186 183 317z">
          <text:p/>
        </draw:path>
        <draw:path draw:style-name="gr8" draw:text-style-name="P3" draw:layer="layout" svg:width="0.115cm" svg:height="0.115cm" svg:x="0.853cm" svg:y="9.992cm" svg:viewBox="0 0 116 116" svg:d="M116 59c0 31-26 57-58 57-31 0-58-26-58-57 0-33 27-59 58-59 32 0 58 26 58 59z">
          <text:p/>
        </draw:path>
        <draw:path draw:style-name="gr8" draw:text-style-name="P3" draw:layer="layout" svg:width="0.115cm" svg:height="0.115cm" svg:x="1.24cm" svg:y="9.832cm" svg:viewBox="0 0 116 116" svg:d="M116 57c0 32-26 59-58 59s-58-27-58-59c0-31 26-57 58-57s58 26 58 57z">
          <text:p/>
        </draw:path>
        <draw:path draw:style-name="gr8" draw:text-style-name="P3" draw:layer="layout" svg:width="0.115cm" svg:height="0.114cm" svg:x="0.692cm" svg:y="10.38cm" svg:viewBox="0 0 116 115" svg:d="M116 58c0 32-25 57-57 57-33 0-59-25-59-57s26-58 59-58c32 0 57 26 57 58z">
          <text:p/>
        </draw:path>
        <draw:path draw:style-name="gr8" draw:text-style-name="P3" draw:layer="layout" svg:width="0.229cm" svg:height="0.229cm" svg:x="9.11cm" svg:y="10.862cm" svg:viewBox="0 0 230 230" svg:d="M230 115c0 64-51 115-116 115-63 0-114-51-114-115s51-115 114-115c65 0 116 51 116 115z">
          <text:p/>
        </draw:path>
        <draw:path draw:style-name="gr8" draw:text-style-name="P3" draw:layer="layout" svg:width="0.229cm" svg:height="0.229cm" svg:x="9.11cm" svg:y="10.283cm" svg:viewBox="0 0 230 230" svg:d="M230 115c0 63-51 115-116 115-63 0-114-52-114-115s51-115 114-115c65 0 116 52 116 115z">
          <text:p/>
        </draw:path>
        <draw:path draw:style-name="gr8" draw:text-style-name="P3" draw:layer="layout" svg:width="0.229cm" svg:height="0.229cm" svg:x="8.531cm" svg:y="10.862cm" svg:viewBox="0 0 230 230" svg:d="M230 115c0 64-52 115-115 115-64 0-115-51-115-115s51-115 115-115c63 0 115 51 115 115z">
          <text:p/>
        </draw:path>
        <draw:path draw:style-name="gr8" draw:text-style-name="P3" draw:layer="layout" svg:width="0.229cm" svg:height="0.229cm" svg:x="8.531cm" svg:y="10.283cm" svg:viewBox="0 0 230 230" svg:d="M230 115c0 63-52 115-115 115-64 0-115-52-115-115s51-115 115-115c63 0 115 52 115 115z">
          <text:p/>
        </draw:path>
        <draw:path draw:style-name="gr8" draw:text-style-name="P3" draw:layer="layout" svg:width="0.229cm" svg:height="0.229cm" svg:x="7.951cm" svg:y="10.862cm" svg:viewBox="0 0 230 230" svg:d="M230 115c0 64-52 115-115 115-64 0-115-51-115-115s51-115 115-115c63 0 115 51 115 115z">
          <text:p/>
        </draw:path>
        <draw:path draw:style-name="gr8" draw:text-style-name="P3" draw:layer="layout" svg:width="0.229cm" svg:height="0.229cm" svg:x="7.951cm" svg:y="10.283cm" svg:viewBox="0 0 230 230" svg:d="M230 115c0 63-52 115-115 115-64 0-115-52-115-115s51-115 115-115c63 0 115 52 115 115z">
          <text:p/>
        </draw:path>
        <draw:path draw:style-name="gr8" draw:text-style-name="P3" draw:layer="layout" svg:width="0.229cm" svg:height="0.229cm" svg:x="7.371cm" svg:y="10.862cm" svg:viewBox="0 0 230 230" svg:d="M230 115c0 64-51 115-114 115-65 0-116-51-116-115s51-115 116-115c63 0 114 51 114 115z">
          <text:p/>
        </draw:path>
        <draw:path draw:style-name="gr8" draw:text-style-name="P3" draw:layer="layout" svg:width="0.229cm" svg:height="0.229cm" svg:x="7.371cm" svg:y="10.283cm" svg:viewBox="0 0 230 230" svg:d="M230 115c0 63-51 115-114 115-65 0-116-52-116-115s51-115 116-115c63 0 114 52 114 115z">
          <text:p/>
        </draw:path>
        <draw:path draw:style-name="gr8" draw:text-style-name="P3" draw:layer="layout" svg:width="0.229cm" svg:height="0.229cm" svg:x="6.792cm" svg:y="10.862cm" svg:viewBox="0 0 230 230" svg:d="M230 115c0 64-53 115-116 115s-114-51-114-115 51-115 114-115 116 51 116 115z">
          <text:p/>
        </draw:path>
        <draw:path draw:style-name="gr8" draw:text-style-name="P3" draw:layer="layout" svg:width="0.229cm" svg:height="0.229cm" svg:x="6.792cm" svg:y="10.283cm" svg:viewBox="0 0 230 230" svg:d="M230 115c0 63-53 115-116 115s-114-52-114-115 51-115 114-115 116 52 116 115z">
          <text:p/>
        </draw:path>
        <draw:path draw:style-name="gr8" draw:text-style-name="P3" draw:layer="layout" svg:width="0.229cm" svg:height="0.229cm" svg:x="6.212cm" svg:y="10.862cm" svg:viewBox="0 0 230 230" svg:d="M230 115c0 64-51 115-114 115-65 0-116-51-116-115s51-115 116-115c63 0 114 51 114 115z">
          <text:p/>
        </draw:path>
        <draw:path draw:style-name="gr8" draw:text-style-name="P3" draw:layer="layout" svg:width="0.229cm" svg:height="0.229cm" svg:x="6.212cm" svg:y="10.283cm" svg:viewBox="0 0 230 230" svg:d="M230 115c0 63-51 115-114 115-65 0-116-52-116-115s51-115 116-115c63 0 114 52 114 115z">
          <text:p/>
        </draw:path>
        <draw:path draw:style-name="gr8" draw:text-style-name="P3" draw:layer="layout" svg:width="0.229cm" svg:height="0.229cm" svg:x="5.632cm" svg:y="10.862cm" svg:viewBox="0 0 230 230" svg:d="M230 115c0 64-52 115-115 115-64 0-115-51-115-115s51-115 115-115c63 0 115 51 115 115z">
          <text:p/>
        </draw:path>
        <draw:path draw:style-name="gr8" draw:text-style-name="P3" draw:layer="layout" svg:width="0.229cm" svg:height="0.229cm" svg:x="5.632cm" svg:y="10.283cm" svg:viewBox="0 0 230 230" svg:d="M230 115c0 63-52 115-115 115-64 0-115-52-115-115s51-115 115-115c63 0 115 52 115 115z">
          <text:p/>
        </draw:path>
        <draw:path draw:style-name="gr8" draw:text-style-name="P3" draw:layer="layout" svg:width="0.229cm" svg:height="0.229cm" svg:x="5.053cm" svg:y="10.862cm" svg:viewBox="0 0 230 230" svg:d="M230 115c0 64-51 115-115 115s-115-51-115-115 51-115 115-115 115 51 115 115z">
          <text:p/>
        </draw:path>
        <draw:path draw:style-name="gr8" draw:text-style-name="P3" draw:layer="layout" svg:width="0.229cm" svg:height="0.229cm" svg:x="5.053cm" svg:y="10.283cm" svg:viewBox="0 0 230 230" svg:d="M230 115c0 63-51 115-115 115s-115-52-115-115 51-115 115-115 115 52 115 115z">
          <text:p/>
        </draw:path>
        <draw:path draw:style-name="gr8" draw:text-style-name="P3" draw:layer="layout" svg:width="0.07cm" svg:height="0.069cm" svg:x="14.696cm" svg:y="6.914cm" svg:viewBox="0 0 71 70" svg:d="M71 36c0 19-16 34-36 34-19 0-35-15-35-34 0-20 16-36 35-36 20 0 36 16 36 36z">
          <text:p/>
        </draw:path>
        <draw:path draw:style-name="gr8" draw:text-style-name="P3" draw:layer="layout" svg:width="0.069cm" svg:height="0.069cm" svg:x="15.607cm" svg:y="7.522cm" svg:viewBox="0 0 70 70" svg:d="M70 34c0 20-15 36-34 36-21 0-36-16-36-36 0-19 15-34 36-34 19 0 34 15 34 34z">
          <text:p/>
        </draw:path>
        <draw:path draw:style-name="gr8" draw:text-style-name="P3" draw:layer="layout" svg:width="0.069cm" svg:height="0.07cm" svg:x="14.754cm" svg:y="7.522cm" svg:viewBox="0 0 70 71" svg:d="M70 35c0 20-15 36-35 36s-35-16-35-36c0-19 15-35 35-35s35 16 35 35z">
          <text:p/>
        </draw:path>
        <draw:path draw:style-name="gr8" draw:text-style-name="P3" draw:layer="layout" svg:width="0.069cm" svg:height="0.07cm" svg:x="15.682cm" svg:y="7.754cm" svg:viewBox="0 0 70 71" svg:d="M70 36c0 19-16 35-35 35-20 0-35-16-35-35 0-20 15-36 35-36 19 0 35 16 35 36z">
          <text:p/>
        </draw:path>
        <draw:path draw:style-name="gr8" draw:text-style-name="P3" draw:layer="layout" svg:width="0.069cm" svg:height="0.07cm" svg:x="14.985cm" svg:y="7.753cm" svg:viewBox="0 0 70 71" svg:d="M70 36c0 19-16 35-35 35-20 0-35-16-35-35 0-20 15-36 35-36 19 0 35 16 35 36z">
          <text:p/>
        </draw:path>
        <draw:path draw:style-name="gr8" draw:text-style-name="P3" draw:layer="layout" svg:width="0.07cm" svg:height="0.069cm" svg:x="15.208cm" svg:y="6.896cm" svg:viewBox="0 0 71 70" svg:d="M71 35c0 20-16 35-35 35s-36-15-36-35c0-19 17-35 36-35s35 16 35 35z">
          <text:p/>
        </draw:path>
        <draw:path draw:style-name="gr8" draw:text-style-name="P3" draw:layer="layout" svg:width="0.069cm" svg:height="0.069cm" svg:x="15.482cm" svg:y="7.05cm" svg:viewBox="0 0 70 70" svg:d="M70 36c0 19-16 34-35 34s-35-15-35-34c0-20 16-36 35-36s35 16 35 36z">
          <text:p/>
        </draw:path>
        <draw:path draw:style-name="gr8" draw:text-style-name="P3" draw:layer="layout" svg:width="0.069cm" svg:height="0.069cm" svg:x="14.917cm" svg:y="6.996cm" svg:viewBox="0 0 70 70" svg:d="M70 35c0 19-15 35-34 35-21 0-36-16-36-35 0-20 15-35 36-35 19 0 34 15 34 35z">
          <text:p/>
        </draw:path>
        <draw:path draw:style-name="gr8" draw:text-style-name="P3" draw:layer="layout" svg:width="0.069cm" svg:height="0.069cm" svg:x="15.015cm" svg:y="6.363cm" svg:viewBox="0 0 70 70" svg:d="M70 36c0 19-16 34-36 34-19 0-34-15-34-34 0-20 15-36 34-36 20 0 36 16 36 36z">
          <text:p/>
        </draw:path>
        <draw:path draw:style-name="gr8" draw:text-style-name="P3" draw:layer="layout" svg:width="0.069cm" svg:height="0.07cm" svg:x="15.218cm" svg:y="6.16cm" svg:viewBox="0 0 70 71" svg:d="M70 36c0 19-17 35-36 35s-34-16-34-35c0-20 15-36 34-36s36 16 36 36z">
          <text:p/>
        </draw:path>
        <draw:path draw:style-name="gr8" draw:text-style-name="P3" draw:layer="layout" svg:width="0.069cm" svg:height="0.069cm" svg:x="15.421cm" svg:y="6.363cm" svg:viewBox="0 0 70 70" svg:d="M70 36c0 19-15 34-35 34-19 0-35-15-35-34 0-20 16-36 35-36 20 0 35 16 35 36z">
          <text:p/>
        </draw:path>
        <draw:path draw:style-name="gr8" draw:text-style-name="P3" draw:layer="layout" svg:width="0.069cm" svg:height="0.07cm" svg:x="15.015cm" svg:y="6.16cm" svg:viewBox="0 0 70 71" svg:d="M70 36c0 19-16 35-36 35-19 0-34-16-34-35 0-20 15-36 34-36 20 0 36 16 36 36z">
          <text:p/>
        </draw:path>
        <draw:path draw:style-name="gr8" draw:text-style-name="P3" draw:layer="layout" svg:width="0.069cm" svg:height="0.07cm" svg:x="15.015cm" svg:y="5.986cm" svg:viewBox="0 0 70 71" svg:d="M70 35c0 19-16 36-36 36-19 0-34-17-34-36s15-35 34-35c20 0 36 16 36 35z">
          <text:p/>
        </draw:path>
        <draw:path draw:style-name="gr8" draw:text-style-name="P3" draw:layer="layout" svg:width="0.069cm" svg:height="0.069cm" svg:x="14.464cm" svg:y="6.189cm" svg:viewBox="0 0 70 70" svg:d="M70 35c0 19-16 35-35 35s-35-16-35-35 16-35 35-35 35 16 35 35z">
          <text:p/>
        </draw:path>
        <draw:path draw:style-name="gr8" draw:text-style-name="P3" draw:layer="layout" svg:width="0.069cm" svg:height="0.07cm" svg:x="14.02cm" svg:y="6.159cm" svg:viewBox="0 0 70 71" svg:d="M70 36c0 19-15 35-34 35-20 0-36-16-36-35 0-20 16-36 36-36 19 0 34 16 34 36z">
          <text:p/>
        </draw:path>
        <draw:path draw:style-name="gr8" draw:text-style-name="P3" draw:layer="layout" svg:width="0.069cm" svg:height="0.07cm" svg:x="14.03cm" svg:y="6.421cm" svg:viewBox="0 0 70 71" svg:d="M70 35c0 20-16 36-35 36s-35-16-35-36c0-19 16-35 35-35s35 16 35 35z">
          <text:p/>
        </draw:path>
        <draw:path draw:style-name="gr8" draw:text-style-name="P3" draw:layer="layout" svg:width="0.07cm" svg:height="0.069cm" svg:x="12.429cm" svg:y="7.522cm" svg:viewBox="0 0 71 70" svg:d="M71 34c0 20-16 36-35 36-20 0-36-16-36-36 0-19 16-34 36-34 19 0 35 15 35 34z">
          <text:p/>
        </draw:path>
        <draw:path draw:style-name="gr8" draw:text-style-name="P3" draw:layer="layout" svg:width="0.07cm" svg:height="0.07cm" svg:x="12.503cm" svg:y="7.754cm" svg:viewBox="0 0 71 71" svg:d="M71 36c0 19-16 35-35 35-20 0-36-16-36-35 0-20 16-36 36-36 19 0 35 16 35 36z">
          <text:p/>
        </draw:path>
        <draw:path draw:style-name="gr8" draw:text-style-name="P3" draw:layer="layout" svg:width="0.07cm" svg:height="0.07cm" svg:x="13.199cm" svg:y="7.754cm" svg:viewBox="0 0 71 71" svg:d="M71 36c0 19-16 35-35 35s-36-16-36-35c0-20 17-36 36-36s35 16 35 36z">
          <text:p/>
        </draw:path>
        <draw:path draw:style-name="gr8" draw:text-style-name="P3" draw:layer="layout" svg:width="0.069cm" svg:height="0.069cm" svg:x="12.678cm" svg:y="7.262cm" svg:viewBox="0 0 70 70" svg:d="M70 35c0 19-16 35-36 35-19 0-34-16-34-35 0-20 15-35 34-35 20 0 36 15 36 35z">
          <text:p/>
        </draw:path>
        <draw:path draw:style-name="gr8" draw:text-style-name="P3" draw:layer="layout" svg:width="0.069cm" svg:height="0.07cm" svg:x="12.852cm" svg:y="7.754cm" svg:viewBox="0 0 70 71" svg:d="M70 36c0 19-16 35-35 35-20 0-35-16-35-35 0-20 15-36 35-36 19 0 35 16 35 36z">
          <text:p/>
        </draw:path>
        <draw:path draw:style-name="gr8" draw:text-style-name="P3" draw:layer="layout" svg:width="0.069cm" svg:height="0.07cm" svg:x="13.746cm" svg:y="7.522cm" svg:viewBox="0 0 70 71" svg:d="M70 35c0 20-15 36-34 36-21 0-36-16-36-36 0-19 15-35 36-35 19 0 34 16 34 35z">
          <text:p/>
        </draw:path>
        <draw:path draw:style-name="gr8" draw:text-style-name="P3" draw:layer="layout" svg:width="0.07cm" svg:height="0.069cm" svg:x="14.29cm" svg:y="7.746cm" svg:viewBox="0 0 71 70" svg:d="M71 35c0 20-16 35-35 35-20 0-36-15-36-35s16-35 36-35c19 0 35 15 35 35z">
          <text:p/>
        </draw:path>
        <draw:path draw:style-name="gr8" draw:text-style-name="P3" draw:layer="layout" svg:width="0.07cm" svg:height="0.07cm" svg:x="13.584cm" svg:y="7.198cm" svg:viewBox="0 0 71 71" svg:d="M71 36c0 19-16 35-36 35-19 0-35-16-35-35 0-20 16-36 35-36 20 0 36 16 36 36z">
          <text:p/>
        </draw:path>
        <draw:path draw:style-name="gr8" draw:text-style-name="P3" draw:layer="layout" svg:width="0.07cm" svg:height="0.069cm" svg:x="14.551cm" svg:y="6.798cm" svg:viewBox="0 0 71 70" svg:d="M71 36c0 19-16 34-36 34-19 0-35-15-35-34s16-36 35-36c20 0 36 17 36 36z">
          <text:p/>
        </draw:path>
        <draw:path draw:style-name="gr8" draw:text-style-name="P3" draw:layer="layout" svg:width="0.069cm" svg:height="0.069cm" svg:x="14.049cm" svg:y="6.6cm" svg:viewBox="0 0 70 70" svg:d="M70 35c0 19-16 35-35 35s-35-16-35-35 16-35 35-35 35 16 35 35z">
          <text:p/>
        </draw:path>
        <draw:path draw:style-name="gr8" draw:text-style-name="P3" draw:layer="layout" svg:width="0.069cm" svg:height="0.071cm" svg:x="14.011cm" svg:y="7.774cm" svg:viewBox="0 0 70 72" svg:d="M70 36c0 19-16 36-35 36-20 0-35-17-35-36s15-36 35-36c19 0 35 17 35 36z">
          <text:p/>
        </draw:path>
        <draw:path draw:style-name="gr8" draw:text-style-name="P3" draw:layer="layout" svg:width="0.07cm" svg:height="0.069cm" svg:x="14.786cm" svg:y="5.47cm" svg:viewBox="0 0 71 70" svg:d="M71 36c0 19-16 34-35 34s-36-15-36-34c0-21 17-36 36-36s35 15 35 36z">
          <text:p/>
        </draw:path>
        <draw:path draw:style-name="gr8" draw:text-style-name="P3" draw:layer="layout" svg:width="0.069cm" svg:height="0.069cm" svg:x="15.636cm" svg:y="5.482cm" svg:viewBox="0 0 70 70" svg:d="M70 35c0 19-16 35-35 35s-35-16-35-35c0-20 16-35 35-35s35 15 35 35z">
          <text:p/>
        </draw:path>
        <draw:path draw:style-name="gr8" draw:text-style-name="P3" draw:layer="layout" svg:width="0.07cm" svg:height="0.07cm" svg:x="15.208cm" svg:y="5.367cm" svg:viewBox="0 0 71 71" svg:d="M71 35c0 19-16 36-35 36s-36-17-36-36 17-35 36-35 35 16 35 35z">
          <text:p/>
        </draw:path>
        <draw:path draw:style-name="gr8" draw:text-style-name="P3" draw:layer="layout" svg:width="0.069cm" svg:height="0.07cm" svg:x="15.355cm" svg:y="5.434cm" svg:viewBox="0 0 70 71" svg:d="M70 35c0 19-16 36-35 36s-35-17-35-36 16-35 35-35 35 16 35 35z">
          <text:p/>
        </draw:path>
        <draw:path draw:style-name="gr8" draw:text-style-name="P3" draw:layer="layout" svg:width="0.07cm" svg:height="0.07cm" svg:x="15.061cm" svg:y="5.457cm" svg:viewBox="0 0 71 71" svg:d="M71 35c0 20-16 36-35 36s-36-16-36-36c0-19 17-35 36-35s35 16 35 35z">
          <text:p/>
        </draw:path>
        <draw:path draw:style-name="gr8" draw:text-style-name="P3" draw:layer="layout" svg:width="0.069cm" svg:height="0.069cm" svg:x="15.044cm" svg:y="5.291cm" svg:viewBox="0 0 70 70" svg:d="M70 35c0 19-15 35-34 35-20 0-36-16-36-35s16-35 36-35c19 0 34 16 34 35z">
          <text:p/>
        </draw:path>
        <draw:path draw:style-name="gr8" draw:text-style-name="P3" draw:layer="layout" svg:width="0.069cm" svg:height="0.069cm" svg:x="15.392cm" svg:y="5.291cm" svg:viewBox="0 0 70 70" svg:d="M70 35c0 19-16 35-35 35-20 0-35-16-35-35s15-35 35-35c19 0 35 16 35 35z">
          <text:p/>
        </draw:path>
        <draw:path draw:style-name="gr8" draw:text-style-name="P3" draw:layer="layout" svg:width="0.07cm" svg:height="0.069cm" svg:x="12.503cm" svg:y="6.925cm" svg:viewBox="0 0 71 70" svg:d="M71 35c0 19-16 35-35 35-20 0-36-16-36-35 0-20 16-35 36-35 19 0 35 15 35 35z">
          <text:p/>
        </draw:path>
        <draw:path draw:style-name="gr8" draw:text-style-name="P3" draw:layer="layout" svg:width="0.069cm" svg:height="0.069cm" svg:x="12.681cm" svg:y="6.691cm" svg:viewBox="0 0 70 70" svg:d="M70 34c0 20-16 36-36 36-19 0-34-16-34-36 0-19 15-34 34-34 20 0 36 15 36 34z">
          <text:p/>
        </draw:path>
        <draw:path draw:style-name="gr8" draw:text-style-name="P3" draw:layer="layout" svg:width="0.069cm" svg:height="0.069cm" svg:x="12.738cm" svg:y="6.189cm" svg:viewBox="0 0 70 70" svg:d="M70 34c0 19-16 36-35 36-20 0-35-17-35-36s15-34 35-34c19 0 35 15 35 34z">
          <text:p/>
        </draw:path>
        <draw:path draw:style-name="gr8" draw:text-style-name="P3" draw:layer="layout" svg:width="0.07cm" svg:height="0.07cm" svg:x="13.083cm" svg:y="6.247cm" svg:viewBox="0 0 71 71" svg:d="M71 36c0 19-17 35-36 35s-35-16-35-35 16-36 35-36 36 17 36 36z">
          <text:p/>
        </draw:path>
        <draw:path draw:style-name="gr8" draw:text-style-name="P3" draw:layer="layout" svg:width="0.069cm" svg:height="0.07cm" svg:x="13.215cm" svg:y="6.314cm" svg:viewBox="0 0 70 71" svg:d="M70 36c0 19-16 35-35 35s-35-16-35-35 16-36 35-36 35 17 35 36z">
          <text:p/>
        </draw:path>
        <draw:path draw:style-name="gr8" draw:text-style-name="P3" draw:layer="layout" svg:width="0.07cm" svg:height="0.069cm" svg:x="13.034cm" svg:y="6.712cm" svg:viewBox="0 0 71 70" svg:d="M71 36c0 19-16 34-36 34-19 0-35-15-35-34 0-21 16-36 35-36 20 0 36 15 36 36z">
          <text:p/>
        </draw:path>
        <draw:path draw:style-name="gr8" draw:text-style-name="P3" draw:layer="layout" svg:width="0.07cm" svg:height="0.069cm" svg:x="14.145cm" svg:y="5.262cm" svg:viewBox="0 0 71 70" svg:d="M71 36c0 19-16 34-35 34-20 0-36-15-36-34 0-20 16-36 36-36 19 0 35 16 35 36z">
          <text:p/>
        </draw:path>
        <draw:path draw:style-name="gr8" draw:text-style-name="P3" draw:layer="layout" svg:width="0.07cm" svg:height="0.069cm" svg:x="14.812cm" svg:y="5.088cm" svg:viewBox="0 0 71 70" svg:d="M71 34c0 20-17 36-36 36s-35-16-35-36c0-19 16-34 35-34s36 15 36 34z">
          <text:p/>
        </draw:path>
        <draw:path draw:style-name="gr8" draw:text-style-name="P3" draw:layer="layout" svg:width="0.069cm" svg:height="0.069cm" svg:x="14.58cm" svg:y="5.61cm" svg:viewBox="0 0 70 70" svg:d="M70 35c0 19-15 35-34 35-20 0-36-16-36-35 0-20 16-35 36-35 19 0 34 15 34 35z">
          <text:p/>
        </draw:path>
        <draw:path draw:style-name="gr8" draw:text-style-name="P3" draw:layer="layout" svg:width="0.069cm" svg:height="0.069cm" svg:x="14.054cm" svg:y="4.71cm" svg:viewBox="0 0 70 70" svg:d="M70 36c0 19-16 34-35 34-20 0-35-15-35-34 0-21 15-36 35-36 19 0 35 15 35 36z">
          <text:p/>
        </draw:path>
        <draw:path draw:style-name="gr8" draw:text-style-name="P3" draw:layer="layout" svg:width="0.069cm" svg:height="0.069cm" svg:x="13.885cm" svg:y="4.711cm" svg:viewBox="0 0 70 70" svg:d="M70 36c0 19-16 34-35 34-20 0-35-15-35-34 0-20 15-36 35-36 19 0 35 16 35 36z">
          <text:p/>
        </draw:path>
        <draw:path draw:style-name="gr8" draw:text-style-name="P3" draw:layer="layout" svg:width="0.069cm" svg:height="0.069cm" svg:x="15.508cm" svg:y="3.9cm" svg:viewBox="0 0 70 70" svg:d="M70 35c0 20-16 35-36 35-19 0-34-15-34-35 0-19 15-35 34-35 20 0 36 16 36 35z">
          <text:p/>
        </draw:path>
        <draw:path draw:style-name="gr8" draw:text-style-name="P3" draw:layer="layout" svg:width="0.069cm" svg:height="0.069cm" svg:x="14.899cm" svg:y="3.9cm" svg:viewBox="0 0 70 70" svg:d="M70 35c0 20-15 35-35 35-19 0-35-15-35-35 0-19 16-35 35-35 20 0 35 16 35 35z">
          <text:p/>
        </draw:path>
        <draw:path draw:style-name="gr8" draw:text-style-name="P3" draw:layer="layout" svg:width="0.069cm" svg:height="0.069cm" svg:x="15.189cm" svg:y="3.9cm" svg:viewBox="0 0 70 70" svg:d="M70 35c0 20-15 35-34 35-20 0-36-15-36-35 0-19 16-35 36-35 19 0 34 16 34 35z">
          <text:p/>
        </draw:path>
        <draw:path draw:style-name="gr8" draw:text-style-name="P3" draw:layer="layout" svg:width="0.069cm" svg:height="0.07cm" svg:x="14.957cm" svg:y="4.363cm" svg:viewBox="0 0 70 71" svg:d="M70 36c0 19-16 35-36 35-19 0-34-16-34-35 0-20 15-36 34-36 20 0 36 16 36 36z">
          <text:p/>
        </draw:path>
        <draw:path draw:style-name="gr8" draw:text-style-name="P3" draw:layer="layout" svg:width="0.069cm" svg:height="0.07cm" svg:x="15.131cm" svg:y="4.363cm" svg:viewBox="0 0 70 71" svg:d="M70 36c0 19-15 35-35 35-19 0-35-16-35-35 0-20 16-36 35-36 20 0 35 16 35 36z">
          <text:p/>
        </draw:path>
        <draw:path draw:style-name="gr8" draw:text-style-name="P3" draw:layer="layout" svg:width="0.07cm" svg:height="0.069cm" svg:x="15.913cm" svg:y="3.295cm" svg:viewBox="0 0 71 70" svg:d="M71 35c0 19-17 35-36 35s-35-16-35-35 16-35 35-35 36 16 36 35z">
          <text:p/>
        </draw:path>
        <draw:path draw:style-name="gr8" draw:text-style-name="P3" draw:layer="layout" svg:width="0.069cm" svg:height="0.069cm" svg:x="16.087cm" svg:y="3.295cm" svg:viewBox="0 0 70 70" svg:d="M70 35c0 19-15 35-34 35-21 0-36-16-36-35s15-35 36-35c19 0 34 16 34 35z">
          <text:p/>
        </draw:path>
        <draw:path draw:style-name="gr8" draw:text-style-name="P3" draw:layer="layout" svg:width="0.069cm" svg:height="0.069cm" svg:x="17.008cm" svg:y="3.205cm" svg:viewBox="0 0 70 70" svg:d="M70 36c0 19-15 34-35 34-19 0-35-15-35-34s16-36 35-36c20 0 35 17 35 36z">
          <text:p/>
        </draw:path>
        <draw:path draw:style-name="gr8" draw:text-style-name="P3" draw:layer="layout" svg:width="0.069cm" svg:height="0.07cm" svg:x="17.008cm" svg:y="3.661cm" svg:viewBox="0 0 70 71" svg:d="M70 35c0 20-15 36-35 36-19 0-35-16-35-36 0-19 16-35 35-35 20 0 35 16 35 35z">
          <text:p/>
        </draw:path>
        <draw:path draw:style-name="gr8" draw:text-style-name="P3" draw:layer="layout" svg:width="0.069cm" svg:height="0.069cm" svg:x="17.008cm" svg:y="3.433cm" svg:viewBox="0 0 70 70" svg:d="M70 35c0 19-15 35-35 35-19 0-35-16-35-35s16-35 35-35c20 0 35 16 35 35z">
          <text:p/>
        </draw:path>
        <draw:path draw:style-name="gr8" draw:text-style-name="P3" draw:layer="layout" svg:width="0.069cm" svg:height="0.069cm" svg:x="17.578cm" svg:y="3.89cm" svg:viewBox="0 0 70 70" svg:d="M70 35c0 20-15 35-35 35-19 0-35-15-35-35s16-35 35-35c20 0 35 15 35 35z">
          <text:p/>
        </draw:path>
        <draw:path draw:style-name="gr8" draw:text-style-name="P3" draw:layer="layout" svg:width="0.069cm" svg:height="0.069cm" svg:x="17.35cm" svg:y="3.89cm" svg:viewBox="0 0 70 70" svg:d="M70 35c0 20-15 35-34 35s-36-15-36-35 17-35 36-35 34 15 34 35z">
          <text:p/>
        </draw:path>
        <draw:path draw:style-name="gr8" draw:text-style-name="P3" draw:layer="layout" svg:width="0.069cm" svg:height="0.069cm" svg:x="17.35cm" svg:y="4.118cm" svg:viewBox="0 0 70 70" svg:d="M70 34c0 20-15 36-34 36s-36-16-36-36c0-19 17-34 36-34s34 15 34 34z">
          <text:p/>
        </draw:path>
        <draw:path draw:style-name="gr8" draw:text-style-name="P3" draw:layer="layout" svg:width="0.069cm" svg:height="0.069cm" svg:x="17.464cm" svg:y="4.004cm" svg:viewBox="0 0 70 70" svg:d="M70 34c0 20-15 36-34 36-21 0-36-16-36-36 0-19 15-34 36-34 19 0 34 15 34 34z">
          <text:p/>
        </draw:path>
        <draw:path draw:style-name="gr8" draw:text-style-name="P3" draw:layer="layout" svg:width="0.069cm" svg:height="0.069cm" svg:x="17.008cm" svg:y="4.803cm" svg:viewBox="0 0 70 70" svg:d="M70 35c0 19-15 35-35 35-19 0-35-16-35-35s16-35 35-35c20 0 35 16 35 35z">
          <text:p/>
        </draw:path>
        <draw:path draw:style-name="gr8" draw:text-style-name="P3" draw:layer="layout" svg:width="0.069cm" svg:height="0.069cm" svg:x="17.236cm" svg:y="4.574cm" svg:viewBox="0 0 70 70" svg:d="M70 36c0 19-15 34-36 34-19 0-34-15-34-34 0-20 15-36 34-36 21 0 36 16 36 36z">
          <text:p/>
        </draw:path>
        <draw:path draw:style-name="gr8" draw:text-style-name="P3" draw:layer="layout" svg:width="0.07cm" svg:height="0.07cm" svg:x="17.121cm" svg:y="4.688cm" svg:viewBox="0 0 71 71" svg:d="M71 35c0 20-16 36-35 36-20 0-36-16-36-36 0-19 16-35 36-35 19 0 35 16 35 35z">
          <text:p/>
        </draw:path>
        <draw:path draw:style-name="gr8" draw:text-style-name="P3" draw:layer="layout" svg:width="0.069cm" svg:height="0.07cm" svg:x="16.535cm" svg:y="4.698cm" svg:viewBox="0 0 70 71" svg:d="M70 35c0 20-17 36-36 36s-34-16-34-36c0-19 15-35 34-35s36 16 36 35z">
          <text:p/>
        </draw:path>
        <draw:path draw:style-name="gr8" draw:text-style-name="P3" draw:layer="layout" svg:width="0.069cm" svg:height="0.069cm" svg:x="16.377cm" svg:y="4.711cm" svg:viewBox="0 0 70 70" svg:d="M70 36c0 19-15 34-34 34s-36-15-36-34c0-20 17-36 36-36s34 16 34 36z">
          <text:p/>
        </draw:path>
        <draw:path draw:style-name="gr8" draw:text-style-name="P3" draw:layer="layout" svg:width="0.069cm" svg:height="0.069cm" svg:x="17.578cm" svg:y="4.574cm" svg:viewBox="0 0 70 70" svg:d="M70 36c0 19-15 34-35 34-19 0-35-15-35-34 0-20 16-36 35-36 20 0 35 16 35 36z">
          <text:p/>
        </draw:path>
        <draw:path draw:style-name="gr8" draw:text-style-name="P3" draw:layer="layout" svg:width="0.07cm" svg:height="0.069cm" svg:x="15.478cm" svg:y="4.711cm" svg:viewBox="0 0 71 70" svg:d="M71 36c0 19-16 34-35 34s-36-15-36-34c0-20 17-36 36-36s35 16 35 36z">
          <text:p/>
        </draw:path>
        <draw:path draw:style-name="gr8" draw:text-style-name="P3" draw:layer="layout" svg:width="0.069cm" svg:height="0.069cm" svg:x="14.986cm" svg:y="4.711cm" svg:viewBox="0 0 70 70" svg:d="M70 36c0 19-15 34-35 34s-35-15-35-34c0-20 15-36 35-36s35 16 35 36z">
          <text:p/>
        </draw:path>
        <draw:path draw:style-name="gr8" draw:text-style-name="P3" draw:layer="layout" svg:width="0.07cm" svg:height="0.069cm" svg:x="15.594cm" svg:y="4.711cm" svg:viewBox="0 0 71 70" svg:d="M71 36c0 19-16 34-35 34-20 0-36-15-36-34 0-20 16-36 36-36 19 0 35 16 35 36z">
          <text:p/>
        </draw:path>
        <draw:path draw:style-name="gr8" draw:text-style-name="P3" draw:layer="layout" svg:width="0.07cm" svg:height="0.069cm" svg:x="14.812cm" svg:y="4.972cm" svg:viewBox="0 0 71 70" svg:d="M71 35c0 20-17 35-36 35s-35-15-35-35 16-35 35-35 36 15 36 35z">
          <text:p/>
        </draw:path>
        <draw:path draw:style-name="gr8" draw:text-style-name="P3" draw:layer="layout" svg:width="0.07cm" svg:height="0.069cm" svg:x="12.458cm" svg:y="5.482cm" svg:viewBox="0 0 71 70" svg:d="M71 35c0 19-17 35-36 35s-35-16-35-35c0-20 16-35 35-35s36 15 36 35z">
          <text:p/>
        </draw:path>
        <draw:path draw:style-name="gr8" draw:text-style-name="P3" draw:layer="layout" svg:width="0.069cm" svg:height="0.07cm" svg:x="12.243cm" svg:y="5.986cm" svg:viewBox="0 0 70 71" svg:d="M70 35c0 19-16 36-35 36s-35-17-35-36 16-35 35-35 35 16 35 35z">
          <text:p/>
        </draw:path>
        <draw:path draw:style-name="gr8" draw:text-style-name="P3" draw:layer="layout" svg:width="0.07cm" svg:height="0.069cm" svg:x="12.62cm" svg:y="5.639cm" svg:viewBox="0 0 71 70" svg:d="M71 34c0 20-16 36-36 36-19 0-35-16-35-36 0-19 16-34 35-34 20 0 36 15 36 34z">
          <text:p/>
        </draw:path>
        <draw:path draw:style-name="gr8" draw:text-style-name="P3" draw:layer="layout" svg:width="0.07cm" svg:height="0.07cm" svg:x="12.03cm" svg:y="5.367cm" svg:viewBox="0 0 71 71" svg:d="M71 35c0 19-16 36-35 36s-36-17-36-36 17-35 36-35 35 16 35 35z">
          <text:p/>
        </draw:path>
        <draw:path draw:style-name="gr8" draw:text-style-name="P3" draw:layer="layout" svg:width="0.07cm" svg:height="0.07cm" svg:x="12.177cm" svg:y="5.434cm" svg:viewBox="0 0 71 71" svg:d="M71 35c0 19-16 36-35 36s-36-17-36-36 17-35 36-35 35 16 35 35z">
          <text:p/>
        </draw:path>
        <draw:path draw:style-name="gr8" draw:text-style-name="P3" draw:layer="layout" svg:width="0.069cm" svg:height="0.069cm" svg:x="11.518cm" svg:y="6.914cm" svg:viewBox="0 0 70 70" svg:d="M70 36c0 19-15 34-35 34-19 0-35-15-35-34 0-20 16-36 35-36 20 0 35 16 35 36z">
          <text:p/>
        </draw:path>
        <draw:path draw:style-name="gr8" draw:text-style-name="P3" draw:layer="layout" svg:width="0.07cm" svg:height="0.07cm" svg:x="11.576cm" svg:y="7.522cm" svg:viewBox="0 0 71 71" svg:d="M71 35c0 20-16 36-36 36-19 0-35-16-35-36 0-19 16-35 35-35 20 0 36 16 36 35z">
          <text:p/>
        </draw:path>
        <draw:path draw:style-name="gr8" draw:text-style-name="P3" draw:layer="layout" svg:width="0.069cm" svg:height="0.07cm" svg:x="11.807cm" svg:y="7.753cm" svg:viewBox="0 0 70 71" svg:d="M70 36c0 19-15 35-34 35-20 0-36-16-36-35 0-20 16-36 36-36 19 0 34 16 34 36z">
          <text:p/>
        </draw:path>
        <draw:path draw:style-name="gr8" draw:text-style-name="P3" draw:layer="layout" svg:width="0.07cm" svg:height="0.069cm" svg:x="12.03cm" svg:y="6.896cm" svg:viewBox="0 0 71 70" svg:d="M71 35c0 20-16 35-35 35s-36-15-36-35c0-19 17-35 36-35s35 16 35 35z">
          <text:p/>
        </draw:path>
        <draw:path draw:style-name="gr8" draw:text-style-name="P3" draw:layer="layout" svg:width="0.07cm" svg:height="0.069cm" svg:x="11.739cm" svg:y="6.996cm" svg:viewBox="0 0 71 70" svg:d="M71 35c0 19-16 35-35 35-20 0-36-16-36-35 0-20 16-35 36-35 19 0 35 15 35 35z">
          <text:p/>
        </draw:path>
        <draw:path draw:style-name="gr8" draw:text-style-name="P3" draw:layer="layout" svg:width="0.069cm" svg:height="0.069cm" svg:x="12.304cm" svg:y="7.05cm" svg:viewBox="0 0 70 70" svg:d="M70 36c0 19-15 34-34 34-20 0-36-15-36-34 0-20 16-36 36-36 19 0 34 16 34 36z">
          <text:p/>
        </draw:path>
        <draw:path draw:style-name="gr8" draw:text-style-name="P3" draw:layer="layout" svg:width="0.069cm" svg:height="0.07cm" svg:x="12.04cm" svg:y="5.986cm" svg:viewBox="0 0 70 71" svg:d="M70 35c0 19-15 36-34 36-20 0-36-17-36-36s16-35 36-35c19 0 34 16 34 35z">
          <text:p/>
        </draw:path>
        <draw:path draw:style-name="gr8" draw:text-style-name="P3" draw:layer="layout" svg:width="0.069cm" svg:height="0.07cm" svg:x="12.04cm" svg:y="6.16cm" svg:viewBox="0 0 70 71" svg:d="M70 36c0 19-15 35-34 35-20 0-36-16-36-35 0-20 16-36 36-36 19 0 34 16 34 36z">
          <text:p/>
        </draw:path>
        <draw:path draw:style-name="gr8" draw:text-style-name="P3" draw:layer="layout" svg:width="0.07cm" svg:height="0.07cm" svg:x="11.837cm" svg:y="5.986cm" svg:viewBox="0 0 71 71" svg:d="M71 35c0 19-17 36-36 36s-35-17-35-36 16-35 35-35 36 16 36 35z">
          <text:p/>
        </draw:path>
        <draw:path draw:style-name="gr8" draw:text-style-name="P3" draw:layer="layout" svg:width="0.07cm" svg:height="0.07cm" svg:x="11.837cm" svg:y="6.16cm" svg:viewBox="0 0 71 71" svg:d="M71 36c0 19-17 35-36 35s-35-16-35-35c0-20 16-36 35-36s36 16 36 36z">
          <text:p/>
        </draw:path>
        <draw:path draw:style-name="gr8" draw:text-style-name="P3" draw:layer="layout" svg:width="0.069cm" svg:height="0.07cm" svg:x="12.243cm" svg:y="6.16cm" svg:viewBox="0 0 70 71" svg:d="M70 36c0 19-16 35-35 35s-35-16-35-35c0-20 16-36 35-36s35 16 35 36z">
          <text:p/>
        </draw:path>
        <draw:path draw:style-name="gr8" draw:text-style-name="P3" draw:layer="layout" svg:width="0.069cm" svg:height="0.069cm" svg:x="12.243cm" svg:y="6.363cm" svg:viewBox="0 0 70 70" svg:d="M70 36c0 19-16 34-35 34s-35-15-35-34c0-20 16-36 35-36s35 16 35 36z">
          <text:p/>
        </draw:path>
        <draw:path draw:style-name="gr8" draw:text-style-name="P3" draw:layer="layout" svg:width="0.07cm" svg:height="0.069cm" svg:x="11.837cm" svg:y="6.363cm" svg:viewBox="0 0 71 70" svg:d="M71 36c0 19-17 34-36 34s-35-15-35-34c0-20 16-36 35-36s36 16 36 36z">
          <text:p/>
        </draw:path>
        <draw:path draw:style-name="gr8" draw:text-style-name="P3" draw:layer="layout" svg:width="0.069cm" svg:height="0.069cm" svg:x="12.04cm" svg:y="6.363cm" svg:viewBox="0 0 70 70" svg:d="M70 36c0 19-15 34-34 34-20 0-36-15-36-34 0-20 16-36 36-36 19 0 34 16 34 36z">
          <text:p/>
        </draw:path>
        <draw:path draw:style-name="gr8" draw:text-style-name="P3" draw:layer="layout" svg:width="0.069cm" svg:height="0.069cm" svg:x="11.374cm" svg:y="6.798cm" svg:viewBox="0 0 70 70" svg:d="M70 36c0 19-16 34-36 34-19 0-34-15-34-34s15-36 34-36c20 0 36 17 36 36z">
          <text:p/>
        </draw:path>
        <draw:path draw:style-name="gr8" draw:text-style-name="P3" draw:layer="layout" svg:width="0.07cm" svg:height="0.069cm" svg:x="11.286cm" svg:y="6.189cm" svg:viewBox="0 0 71 70" svg:d="M71 35c0 19-17 35-36 35s-35-16-35-35 16-35 35-35 36 16 36 35z">
          <text:p/>
        </draw:path>
        <draw:path draw:style-name="gr8" draw:text-style-name="P3" draw:layer="layout" svg:width="0.07cm" svg:height="0.07cm" svg:x="10.842cm" svg:y="6.159cm" svg:viewBox="0 0 71 71" svg:d="M71 36c0 19-16 35-35 35-20 0-36-16-36-35 0-20 16-36 36-36 19 0 35 16 35 36z">
          <text:p/>
        </draw:path>
        <draw:path draw:style-name="gr8" draw:text-style-name="P3" draw:layer="layout" svg:width="0.069cm" svg:height="0.069cm" svg:x="11.808cm" svg:y="4.711cm" svg:viewBox="0 0 70 70" svg:d="M70 36c0 19-15 34-34 34-20 0-36-15-36-34 0-20 16-36 36-36 19 0 34 16 34 36z">
          <text:p/>
        </draw:path>
        <draw:path draw:style-name="gr8" draw:text-style-name="P3" draw:layer="layout" svg:width="0.069cm" svg:height="0.069cm" svg:x="12.417cm" svg:y="4.711cm" svg:viewBox="0 0 70 70" svg:d="M70 36c0 19-16 34-36 34-19 0-34-15-34-34 0-20 15-36 34-36 20 0 36 16 36 36z">
          <text:p/>
        </draw:path>
        <draw:path draw:style-name="gr8" draw:text-style-name="P3" draw:layer="layout" svg:width="0.069cm" svg:height="0.069cm" svg:x="12.301cm" svg:y="4.711cm" svg:viewBox="0 0 70 70" svg:d="M70 36c0 19-15 34-35 34s-35-15-35-34c0-20 15-36 35-36s35 16 35 36z">
          <text:p/>
        </draw:path>
        <draw:path draw:style-name="gr8" draw:text-style-name="P3" draw:layer="layout" svg:width="0.069cm" svg:height="0.07cm" svg:x="11.953cm" svg:y="4.363cm" svg:viewBox="0 0 70 71" svg:d="M70 36c0 19-15 35-34 35-20 0-36-16-36-35 0-20 16-36 36-36 19 0 34 16 34 36z">
          <text:p/>
        </draw:path>
        <draw:path draw:style-name="gr8" draw:text-style-name="P3" draw:layer="layout" svg:width="0.069cm" svg:height="0.07cm" svg:x="11.779cm" svg:y="4.363cm" svg:viewBox="0 0 70 71" svg:d="M70 36c0 19-16 35-35 35s-35-16-35-35c0-20 16-36 35-36s35 16 35 36z">
          <text:p/>
        </draw:path>
        <draw:path draw:style-name="gr8" draw:text-style-name="P3" draw:layer="layout" svg:width="0.069cm" svg:height="0.069cm" svg:x="11.609cm" svg:y="5.47cm" svg:viewBox="0 0 70 70" svg:d="M70 36c0 19-16 34-35 34-20 0-35-15-35-34 0-21 15-36 35-36 19 0 35 15 35 36z">
          <text:p/>
        </draw:path>
        <draw:path draw:style-name="gr8" draw:text-style-name="P3" draw:layer="layout" svg:width="0.069cm" svg:height="0.069cm" svg:x="11.634cm" svg:y="5.088cm" svg:viewBox="0 0 70 70" svg:d="M70 34c0 20-16 36-35 36s-35-16-35-36c0-19 16-34 35-34s35 15 35 34z">
          <text:p/>
        </draw:path>
        <draw:path draw:style-name="gr8" draw:text-style-name="P3" draw:layer="layout" svg:width="0.07cm" svg:height="0.069cm" svg:x="11.402cm" svg:y="5.61cm" svg:viewBox="0 0 71 70" svg:d="M71 35c0 19-16 35-35 35-20 0-36-16-36-35 0-20 16-35 36-35 19 0 35 15 35 35z">
          <text:p/>
        </draw:path>
        <draw:path draw:style-name="gr8" draw:text-style-name="P3" draw:layer="layout" svg:width="0.069cm" svg:height="0.069cm" svg:x="11.634cm" svg:y="4.972cm" svg:viewBox="0 0 70 70" svg:d="M70 35c0 20-16 35-35 35s-35-15-35-35 16-35 35-35 35 15 35 35z">
          <text:p/>
        </draw:path>
        <draw:path draw:style-name="gr8" draw:text-style-name="P3" draw:layer="layout" svg:width="0.069cm" svg:height="0.07cm" svg:x="11.884cm" svg:y="5.457cm" svg:viewBox="0 0 70 71" svg:d="M70 35c0 20-15 36-35 36s-35-16-35-36c0-19 15-35 35-35s35 16 35 35z">
          <text:p/>
        </draw:path>
        <draw:path draw:style-name="gr8" draw:text-style-name="P3" draw:layer="layout" svg:width="0.069cm" svg:height="0.069cm" svg:x="12.214cm" svg:y="5.291cm" svg:viewBox="0 0 70 70" svg:d="M70 35c0 19-15 35-34 35-21 0-36-16-36-35s15-35 36-35c19 0 34 16 34 35z">
          <text:p/>
        </draw:path>
        <draw:path draw:style-name="gr8" draw:text-style-name="P3" draw:layer="layout" svg:width="0.07cm" svg:height="0.069cm" svg:x="11.866cm" svg:y="5.291cm" svg:viewBox="0 0 71 70" svg:d="M71 35c0 19-16 35-36 35-19 0-35-16-35-35s16-35 35-35c20 0 36 16 36 35z">
          <text:p/>
        </draw:path>
        <draw:path draw:style-name="gr8" draw:text-style-name="P3" draw:layer="layout" svg:width="0.07cm" svg:height="0.069cm" svg:x="13.083cm" svg:y="5.262cm" svg:viewBox="0 0 71 70" svg:d="M71 36c0 19-17 34-36 34s-35-15-35-34c0-20 16-36 35-36s36 16 36 36z">
          <text:p/>
        </draw:path>
        <draw:path draw:style-name="gr8" draw:text-style-name="P3" draw:layer="layout" svg:width="0.069cm" svg:height="0.069cm" svg:x="12.446cm" svg:y="5.03cm" svg:viewBox="0 0 70 70" svg:d="M70 35c0 20-15 35-35 35-19 0-35-15-35-35 0-19 16-35 35-35 20 0 35 16 35 35z">
          <text:p/>
        </draw:path>
        <draw:path draw:style-name="gr8" draw:text-style-name="P3" draw:layer="layout" svg:width="0.07cm" svg:height="0.069cm" svg:x="13.199cm" svg:y="4.711cm" svg:viewBox="0 0 71 70" svg:d="M71 36c0 19-16 34-35 34s-36-15-36-34c0-20 17-36 36-36s35 16 35 36z">
          <text:p/>
        </draw:path>
        <draw:path draw:style-name="gr8" draw:text-style-name="P3" draw:layer="layout" svg:width="0.069cm" svg:height="0.07cm" svg:x="13.357cm" svg:y="4.698cm" svg:viewBox="0 0 70 71" svg:d="M70 35c0 20-16 36-35 36s-35-16-35-36c0-19 16-35 35-35s35 16 35 35z">
          <text:p/>
        </draw:path>
        <draw:path draw:style-name="gr8" draw:text-style-name="P3" draw:layer="layout" svg:width="0.069cm" svg:height="0.069cm" svg:x="12.33cm" svg:y="3.9cm" svg:viewBox="0 0 70 70" svg:d="M70 35c0 20-16 35-35 35-20 0-35-15-35-35 0-19 15-35 35-35 19 0 35 16 35 35z">
          <text:p/>
        </draw:path>
        <draw:path draw:style-name="gr8" draw:text-style-name="P3" draw:layer="layout" svg:width="0.07cm" svg:height="0.069cm" svg:x="11.721cm" svg:y="3.9cm" svg:viewBox="0 0 71 70" svg:d="M71 35c0 20-16 35-36 35-19 0-35-15-35-35 0-19 16-35 35-35 20 0 36 16 36 35z">
          <text:p/>
        </draw:path>
        <draw:path draw:style-name="gr8" draw:text-style-name="P3" draw:layer="layout" svg:width="0.069cm" svg:height="0.069cm" svg:x="12.011cm" svg:y="3.9cm" svg:viewBox="0 0 70 70" svg:d="M70 35c0 20-15 35-35 35s-35-15-35-35c0-19 15-35 35-35s35 16 35 35z">
          <text:p/>
        </draw:path>
        <draw:path draw:style-name="gr8" draw:text-style-name="P3" draw:layer="layout" svg:width="0.07cm" svg:height="0.07cm" svg:x="13.156cm" svg:y="2.5cm" svg:viewBox="0 0 71 71" svg:d="M71 36c0 19-17 35-36 35s-35-16-35-35c0-20 16-36 35-36s36 16 36 36z">
          <text:p/>
        </draw:path>
        <draw:path draw:style-name="gr8" draw:text-style-name="P3" draw:layer="layout" svg:width="0.069cm" svg:height="0.069cm" svg:x="13.177cm" svg:y="2.352cm" svg:viewBox="0 0 70 70" svg:d="M70 35c0 20-15 35-35 35-19 0-35-15-35-35 0-19 16-35 35-35 20 0 35 16 35 35z">
          <text:p/>
        </draw:path>
        <draw:path draw:style-name="gr8" draw:text-style-name="P3" draw:layer="layout" svg:width="0.069cm" svg:height="0.07cm" svg:x="13.591cm" svg:y="3.001cm" svg:viewBox="0 0 70 71" svg:d="M70 36c0 19-15 35-35 35s-35-16-35-35 15-36 35-36 35 17 35 36z">
          <text:p/>
        </draw:path>
        <draw:path draw:style-name="gr8" draw:text-style-name="P3" draw:layer="layout" svg:width="0.07cm" svg:height="0.069cm" svg:x="13.528cm" svg:y="3.136cm" svg:viewBox="0 0 71 70" svg:d="M71 35c0 20-16 35-35 35-20 0-36-15-36-35s16-35 36-35c19 0 35 15 35 35z">
          <text:p/>
        </draw:path>
        <draw:path draw:style-name="gr8" draw:text-style-name="P3" draw:layer="layout" svg:width="0.07cm" svg:height="0.07cm" svg:x="10.698cm" svg:y="4.688cm" svg:viewBox="0 0 71 71" svg:d="M71 35c0 20-16 36-35 36-20 0-36-16-36-36 0-19 16-35 36-35 19 0 35 16 35 35z">
          <text:p/>
        </draw:path>
        <draw:path draw:style-name="gr8" draw:text-style-name="P3" draw:layer="layout" svg:width="0.069cm" svg:height="0.07cm" svg:x="10.847cm" svg:y="4.688cm" svg:viewBox="0 0 70 71" svg:d="M70 35c0 20-16 36-35 36-20 0-35-16-35-36 0-19 15-35 35-35 19 0 35 16 35 35z">
          <text:p/>
        </draw:path>
        <draw:path draw:style-name="gr8" draw:text-style-name="P3" draw:layer="layout" svg:width="0.069cm" svg:height="0.07cm" svg:x="10.694cm" svg:y="3.407cm" svg:viewBox="0 0 70 71" svg:d="M70 36c0 19-15 35-36 35-19 0-34-16-34-35 0-20 15-36 34-36 21 0 36 16 36 36z">
          <text:p/>
        </draw:path>
        <draw:path draw:style-name="gr8" draw:text-style-name="P3" draw:layer="layout" svg:width="0.069cm" svg:height="0.07cm" svg:x="10.867cm" svg:y="3.519cm" svg:viewBox="0 0 70 71" svg:d="M70 35c0 20-15 36-35 36-19 0-35-16-35-36 0-19 16-35 35-35 20 0 35 16 35 35z">
          <text:p/>
        </draw:path>
        <draw:path draw:style-name="gr8" draw:text-style-name="P3" draw:layer="layout" svg:width="0.069cm" svg:height="0.069cm" svg:x="11.219cm" svg:y="3.813cm" svg:viewBox="0 0 70 70" svg:d="M70 36c0 19-17 34-36 34s-34-15-34-34c0-20 15-36 34-36s36 16 36 36z">
          <text:p/>
        </draw:path>
        <draw:path draw:style-name="gr8" draw:text-style-name="P3" draw:layer="layout" svg:width="0.07cm" svg:height="0.069cm" svg:x="11.044cm" svg:y="3.813cm" svg:viewBox="0 0 71 70" svg:d="M71 36c0 19-16 34-35 34-20 0-36-15-36-34 0-20 16-36 36-36 19 0 35 16 35 36z">
          <text:p/>
        </draw:path>
        <draw:path draw:style-name="gr8" draw:text-style-name="P3" draw:layer="layout" svg:width="0.069cm" svg:height="0.069cm" svg:x="15.218cm" svg:y="6.363cm" svg:viewBox="0 0 70 70" svg:d="M70 36c0 19-17 34-36 34s-34-15-34-34c0-20 15-36 34-36s36 16 36 36z">
          <text:p/>
        </draw:path>
        <draw:path draw:style-name="gr8" draw:text-style-name="P3" draw:layer="layout" svg:width="0.069cm" svg:height="0.07cm" svg:x="15.218cm" svg:y="5.986cm" svg:viewBox="0 0 70 71" svg:d="M70 35c0 19-17 36-36 36s-34-17-34-36 15-35 34-35 36 16 36 35z">
          <text:p/>
        </draw:path>
        <draw:path draw:style-name="gr8" draw:text-style-name="P3" draw:layer="layout" svg:width="0.069cm" svg:height="0.07cm" svg:x="15.421cm" svg:y="6.16cm" svg:viewBox="0 0 70 71" svg:d="M70 36c0 19-15 35-35 35-19 0-35-16-35-35 0-20 16-36 35-36 20 0 35 16 35 36z">
          <text:p/>
        </draw:path>
        <draw:path draw:style-name="gr8" draw:text-style-name="P3" draw:layer="layout" svg:width="0.069cm" svg:height="0.07cm" svg:x="15.421cm" svg:y="5.986cm" svg:viewBox="0 0 70 71" svg:d="M70 35c0 19-15 36-35 36-19 0-35-17-35-36s16-35 35-35c20 0 35 16 35 35z">
          <text:p/>
        </draw:path>
        <draw:path draw:style-name="gr8" draw:text-style-name="P3" draw:layer="layout" svg:width="0.069cm" svg:height="0.069cm" svg:x="15.916cm" svg:y="6.189cm" svg:viewBox="0 0 70 70" svg:d="M70 34c0 19-17 36-36 36s-34-17-34-36 15-34 34-34 36 15 36 34z">
          <text:p/>
        </draw:path>
        <draw:path draw:style-name="gr8" draw:text-style-name="P3" draw:layer="layout" svg:width="0.07cm" svg:height="0.069cm" svg:x="16.802cm" svg:y="6.377cm" svg:viewBox="0 0 71 70" svg:d="M71 35c0 20-17 35-36 35s-35-15-35-35 16-35 35-35 36 15 36 35z">
          <text:p/>
        </draw:path>
        <draw:path draw:style-name="gr8" draw:text-style-name="P3" draw:layer="layout" svg:width="0.069cm" svg:height="0.07cm" svg:x="17.236cm" svg:y="6.285cm" svg:viewBox="0 0 70 71" svg:d="M70 35c0 20-15 36-36 36-19 0-34-16-34-36 0-19 15-35 34-35 21 0 36 16 36 35z">
          <text:p/>
        </draw:path>
        <draw:path draw:style-name="gr8" draw:text-style-name="P3" draw:layer="layout" svg:width="0.07cm" svg:height="0.069cm" svg:x="17.121cm" svg:y="6.4cm" svg:viewBox="0 0 71 70" svg:d="M71 34c0 19-16 36-35 36-20 0-36-17-36-36s16-34 36-34c19 0 35 15 35 34z">
          <text:p/>
        </draw:path>
        <draw:path draw:style-name="gr8" draw:text-style-name="P3" draw:layer="layout" svg:width="0.07cm" svg:height="0.069cm" svg:x="17.121cm" svg:y="6.172cm" svg:viewBox="0 0 71 70" svg:d="M71 35c0 19-16 35-35 35-20 0-36-16-36-35 0-20 16-35 36-35 19 0 35 15 35 35z">
          <text:p/>
        </draw:path>
        <draw:path draw:style-name="gr8" draw:text-style-name="P3" draw:layer="layout" svg:width="0.069cm" svg:height="0.069cm" svg:x="18.149cm" svg:y="5.715cm" svg:viewBox="0 0 70 70" svg:d="M70 35c0 19-16 35-35 35-20 0-35-16-35-35 0-20 15-35 35-35 19 0 35 15 35 35z">
          <text:p/>
        </draw:path>
        <draw:path draw:style-name="gr8" draw:text-style-name="P3" draw:layer="layout" svg:width="0.07cm" svg:height="0.069cm" svg:x="16.802cm" svg:y="6.605cm" svg:viewBox="0 0 71 70" svg:d="M71 35c0 19-17 35-36 35s-35-16-35-35 16-35 35-35 36 16 36 35z">
          <text:p/>
        </draw:path>
        <draw:path draw:style-name="gr8" draw:text-style-name="P3" draw:layer="layout" svg:width="0.07cm" svg:height="0.069cm" svg:x="16.802cm" svg:y="6.833cm" svg:viewBox="0 0 71 70" svg:d="M71 35c0 20-17 35-36 35s-35-15-35-35c0-19 16-35 35-35s36 16 36 35z">
          <text:p/>
        </draw:path>
        <draw:path draw:style-name="gr8" draw:text-style-name="P3" draw:layer="layout" svg:width="0.069cm" svg:height="0.07cm" svg:x="16.78cm" svg:y="7.312cm" svg:viewBox="0 0 70 71" svg:d="M70 35c0 20-16 36-35 36-20 0-35-16-35-36 0-19 15-35 35-35 19 0 35 16 35 35z">
          <text:p/>
        </draw:path>
        <draw:path draw:style-name="gr8" draw:text-style-name="P3" draw:layer="layout" svg:width="0.069cm" svg:height="0.069cm" svg:x="16.212cm" svg:y="6.712cm" svg:viewBox="0 0 70 70" svg:d="M70 36c0 19-15 34-35 34s-35-15-35-34c0-21 15-36 35-36s35 15 35 36z">
          <text:p/>
        </draw:path>
        <draw:path draw:style-name="gr8" draw:text-style-name="P3" draw:layer="layout" svg:width="0.069cm" svg:height="0.069cm" svg:x="16.261cm" svg:y="5.262cm" svg:viewBox="0 0 70 70" svg:d="M70 36c0 19-16 34-35 34s-35-15-35-34c0-20 16-36 35-36s35 16 35 36z">
          <text:p/>
        </draw:path>
        <draw:path draw:style-name="gr8" draw:text-style-name="P3" draw:layer="layout" svg:width="0.07cm" svg:height="0.069cm" svg:x="15.623cm" svg:y="5.03cm" svg:viewBox="0 0 71 70" svg:d="M71 35c0 20-16 35-35 35s-36-15-36-35c0-19 17-35 36-35s35 16 35 35z">
          <text:p/>
        </draw:path>
        <draw:path draw:style-name="gr8" draw:text-style-name="P3" draw:layer="layout" svg:width="0.069cm" svg:height="0.069cm" svg:x="15.798cm" svg:y="5.639cm" svg:viewBox="0 0 70 70" svg:d="M70 34c0 20-15 36-35 36-19 0-35-16-35-36 0-19 16-34 35-34 20 0 35 15 35 34z">
          <text:p/>
        </draw:path>
        <draw:path draw:style-name="gr8" draw:text-style-name="P3" draw:layer="layout" svg:width="0.07cm" svg:height="0.07cm" svg:x="16.393cm" svg:y="6.314cm" svg:viewBox="0 0 71 71" svg:d="M71 36c0 19-17 35-36 35s-35-16-35-35 16-36 35-36 36 17 36 36z">
          <text:p/>
        </draw:path>
        <draw:path draw:style-name="gr8" draw:text-style-name="P3" draw:layer="layout" svg:width="0.069cm" svg:height="0.07cm" svg:x="16.261cm" svg:y="6.247cm" svg:viewBox="0 0 70 71" svg:d="M70 36c0 19-16 35-35 35s-35-16-35-35 16-36 35-36 35 17 35 36z">
          <text:p/>
        </draw:path>
        <draw:path draw:style-name="gr8" draw:text-style-name="P3" draw:layer="layout" svg:width="0.069cm" svg:height="0.069cm" svg:x="15.682cm" svg:y="6.925cm" svg:viewBox="0 0 70 70" svg:d="M70 35c0 19-16 35-35 35-20 0-35-16-35-35 0-20 15-35 35-35 19 0 35 15 35 35z">
          <text:p/>
        </draw:path>
        <draw:path draw:style-name="gr8" draw:text-style-name="P3" draw:layer="layout" svg:width="0.069cm" svg:height="0.07cm" svg:x="16.377cm" svg:y="7.754cm" svg:viewBox="0 0 70 71" svg:d="M70 36c0 19-15 35-34 35s-36-16-36-35c0-20 17-36 36-36s34 16 34 36z">
          <text:p/>
        </draw:path>
        <draw:path draw:style-name="gr8" draw:text-style-name="P3" draw:layer="layout" svg:width="0.07cm" svg:height="0.069cm" svg:x="15.855cm" svg:y="7.262cm" svg:viewBox="0 0 71 70" svg:d="M71 35c0 19-16 35-36 35-19 0-35-16-35-35 0-20 16-35 35-35 20 0 36 15 36 35z">
          <text:p/>
        </draw:path>
        <draw:path draw:style-name="gr8" draw:text-style-name="P3" draw:layer="layout" svg:width="0.069cm" svg:height="0.069cm" svg:x="15.859cm" svg:y="6.691cm" svg:viewBox="0 0 70 70" svg:d="M70 34c0 20-15 36-35 36s-35-16-35-36c0-19 15-34 35-34s35 15 35 34z">
          <text:p/>
        </draw:path>
        <draw:path draw:style-name="gr8" draw:text-style-name="P3" draw:layer="layout" svg:width="0.07cm" svg:height="0.07cm" svg:x="16.029cm" svg:y="7.754cm" svg:viewBox="0 0 71 71" svg:d="M71 36c0 19-16 35-35 35s-36-16-36-35c0-20 17-36 36-36s35 16 35 36z">
          <text:p/>
        </draw:path>
        <draw:path draw:style-name="gr8" draw:text-style-name="P3" draw:layer="layout" svg:width="0.069cm" svg:height="0.069cm" svg:x="17.236cm" svg:y="6.514cm" svg:viewBox="0 0 70 70" svg:d="M70 36c0 19-15 34-36 34-19 0-34-15-34-34 0-21 15-36 34-36 21 0 36 15 36 36z">
          <text:p/>
        </draw:path>
        <draw:path draw:style-name="gr8" draw:text-style-name="P3" draw:layer="layout" svg:width="0.069cm" svg:height="0.069cm" svg:x="17.632cm" svg:y="7.031cm" svg:viewBox="0 0 70 70" svg:d="M70 35c0 20-17 35-36 35s-34-15-34-35 15-35 34-35 36 15 36 35z">
          <text:p/>
        </draw:path>
        <draw:path draw:style-name="gr8" draw:text-style-name="P3" draw:layer="layout" svg:width="0.07cm" svg:height="0.069cm" svg:x="18.034cm" svg:y="8.568cm" svg:viewBox="0 0 71 70" svg:d="M71 34c0 20-16 36-35 36s-36-16-36-36c0-19 17-34 36-34s35 15 35 34z">
          <text:p/>
        </draw:path>
        <draw:path draw:style-name="gr8" draw:text-style-name="P3" draw:layer="layout" svg:width="0.07cm" svg:height="0.07cm" svg:x="17.327cm" svg:y="8.225cm" svg:viewBox="0 0 71 71" svg:d="M71 36c0 19-16 35-35 35-20 0-36-16-36-35 0-20 16-36 36-36 19 0 35 16 35 36z">
          <text:p/>
        </draw:path>
        <draw:path draw:style-name="gr8" draw:text-style-name="P3" draw:layer="layout" svg:width="0.069cm" svg:height="0.069cm" svg:x="8.439cm" svg:y="5.47cm" svg:viewBox="0 0 70 70" svg:d="M70 36c0 19-15 34-34 34-20 0-36-15-36-34 0-21 16-36 36-36 19 0 34 15 34 36z">
          <text:p/>
        </draw:path>
        <draw:path draw:style-name="gr8" draw:text-style-name="P3" draw:layer="layout" svg:width="0.07cm" svg:height="0.07cm" svg:x="8.667cm" svg:y="6.16cm" svg:viewBox="0 0 71 71" svg:d="M71 36c0 19-17 35-36 35s-35-16-35-35c0-20 16-36 35-36s36 16 36 36z">
          <text:p/>
        </draw:path>
        <draw:path draw:style-name="gr8" draw:text-style-name="P3" draw:layer="layout" svg:width="0.07cm" svg:height="0.07cm" svg:x="8.667cm" svg:y="5.986cm" svg:viewBox="0 0 71 71" svg:d="M71 35c0 19-17 36-36 36s-35-17-35-36 16-35 35-35 36 16 36 35z">
          <text:p/>
        </draw:path>
        <draw:path draw:style-name="gr8" draw:text-style-name="P3" draw:layer="layout" svg:width="0.069cm" svg:height="0.069cm" svg:x="8.233cm" svg:y="5.61cm" svg:viewBox="0 0 70 70" svg:d="M70 35c0 19-16 35-35 35s-35-16-35-35c0-20 16-35 35-35s35 15 35 35z">
          <text:p/>
        </draw:path>
        <draw:path draw:style-name="gr8" draw:text-style-name="P3" draw:layer="layout" svg:width="0.069cm" svg:height="0.07cm" svg:x="8.714cm" svg:y="5.457cm" svg:viewBox="0 0 70 71" svg:d="M70 35c0 20-15 36-34 36s-36-16-36-36c0-19 17-35 36-35s34 16 34 35z">
          <text:p/>
        </draw:path>
        <draw:path draw:style-name="gr8" draw:text-style-name="P3" draw:layer="layout" svg:width="0.069cm" svg:height="0.07cm" svg:x="7.673cm" svg:y="6.159cm" svg:viewBox="0 0 70 71" svg:d="M70 36c0 19-16 35-35 35-20 0-35-16-35-35 0-20 15-36 35-36 19 0 35 16 35 36z">
          <text:p/>
        </draw:path>
        <draw:path draw:style-name="gr8" draw:text-style-name="P3" draw:layer="layout" svg:width="0.069cm" svg:height="0.069cm" svg:x="9.131cm" svg:y="4.711cm" svg:viewBox="0 0 70 70" svg:d="M70 36c0 19-15 34-34 34s-36-15-36-34c0-20 17-36 36-36s34 16 34 36z">
          <text:p/>
        </draw:path>
        <draw:path draw:style-name="gr8" draw:text-style-name="P3" draw:layer="layout" svg:width="0.069cm" svg:height="0.069cm" svg:x="9.247cm" svg:y="4.711cm" svg:viewBox="0 0 70 70" svg:d="M70 36c0 19-15 34-34 34-20 0-36-15-36-34 0-20 16-36 36-36 19 0 34 16 34 36z">
          <text:p/>
        </draw:path>
        <draw:path draw:style-name="gr8" draw:text-style-name="P3" draw:layer="layout" svg:width="0.069cm" svg:height="0.069cm" svg:x="9.276cm" svg:y="5.03cm" svg:viewBox="0 0 70 70" svg:d="M70 35c0 20-15 35-34 35s-36-15-36-35c0-19 17-35 36-35s34 16 34 35z">
          <text:p/>
        </draw:path>
        <draw:path draw:style-name="gr8" draw:text-style-name="P3" draw:layer="layout" svg:width="0.07cm" svg:height="0.07cm" svg:x="8.783cm" svg:y="4.363cm" svg:viewBox="0 0 71 71" svg:d="M71 36c0 19-16 35-35 35s-36-16-36-35c0-20 17-36 36-36s35 16 35 36z">
          <text:p/>
        </draw:path>
        <draw:path draw:style-name="gr8" draw:text-style-name="P3" draw:layer="layout" svg:width="0.07cm" svg:height="0.07cm" svg:x="8.609cm" svg:y="4.363cm" svg:viewBox="0 0 71 71" svg:d="M71 36c0 19-16 35-36 35-19 0-35-16-35-35 0-20 16-36 35-36 20 0 36 16 36 36z">
          <text:p/>
        </draw:path>
        <draw:path draw:style-name="gr8" draw:text-style-name="P3" draw:layer="layout" svg:width="0.07cm" svg:height="0.069cm" svg:x="8.638cm" svg:y="4.711cm" svg:viewBox="0 0 71 70" svg:d="M71 36c0 19-16 34-35 34-20 0-36-15-36-34 0-20 16-36 36-36 19 0 35 16 35 36z">
          <text:p/>
        </draw:path>
        <draw:path draw:style-name="gr8" draw:text-style-name="P3" draw:layer="layout" svg:width="0.069cm" svg:height="0.069cm" svg:x="8.465cm" svg:y="5.088cm" svg:viewBox="0 0 70 70" svg:d="M70 34c0 20-16 36-35 36-20 0-35-16-35-36 0-19 15-34 35-34 19 0 35 15 35 34z">
          <text:p/>
        </draw:path>
        <draw:path draw:style-name="gr8" draw:text-style-name="P3" draw:layer="layout" svg:width="0.069cm" svg:height="0.069cm" svg:x="8.465cm" svg:y="4.972cm" svg:viewBox="0 0 70 70" svg:d="M70 35c0 20-16 35-35 35-20 0-35-15-35-35s15-35 35-35c19 0 35 15 35 35z">
          <text:p/>
        </draw:path>
        <draw:path draw:style-name="gr8" draw:text-style-name="P3" draw:layer="layout" svg:width="0.069cm" svg:height="0.069cm" svg:x="8.697cm" svg:y="5.291cm" svg:viewBox="0 0 70 70" svg:d="M70 35c0 19-16 35-35 35-20 0-35-16-35-35s15-35 35-35c19 0 35 16 35 35z">
          <text:p/>
        </draw:path>
        <draw:path draw:style-name="gr8" draw:text-style-name="P3" draw:layer="layout" svg:width="0.069cm" svg:height="0.069cm" svg:x="9.289cm" svg:y="5.482cm" svg:viewBox="0 0 70 70" svg:d="M70 35c0 19-16 35-36 35-19 0-34-16-34-35 0-20 15-35 34-35 20 0 36 15 36 35z">
          <text:p/>
        </draw:path>
        <draw:path draw:style-name="gr8" draw:text-style-name="P3" draw:layer="layout" svg:width="0.07cm" svg:height="0.07cm" svg:x="8.87cm" svg:y="5.986cm" svg:viewBox="0 0 71 71" svg:d="M71 35c0 19-17 36-36 36s-35-17-35-36 16-35 35-35 36 16 36 35z">
          <text:p/>
        </draw:path>
        <draw:path draw:style-name="gr8" draw:text-style-name="P3" draw:layer="layout" svg:width="0.071cm" svg:height="0.07cm" svg:x="9.073cm" svg:y="5.986cm" svg:viewBox="0 0 72 71" svg:d="M72 35c0 19-17 36-36 36s-36-17-36-36 17-35 36-35 36 16 36 35z">
          <text:p/>
        </draw:path>
        <draw:path draw:style-name="gr8" draw:text-style-name="P3" draw:layer="layout" svg:width="0.069cm" svg:height="0.069cm" svg:x="9.451cm" svg:y="5.639cm" svg:viewBox="0 0 70 70" svg:d="M70 34c0 20-15 36-36 36-19 0-34-16-34-36 0-19 15-34 34-34 21 0 36 15 36 34z">
          <text:p/>
        </draw:path>
        <draw:path draw:style-name="gr8" draw:text-style-name="P3" draw:layer="layout" svg:width="0.069cm" svg:height="0.069cm" svg:x="9.568cm" svg:y="6.189cm" svg:viewBox="0 0 70 70" svg:d="M70 34c0 19-16 36-35 36s-35-17-35-36 16-34 35-34 35 15 35 34z">
          <text:p/>
        </draw:path>
        <draw:path draw:style-name="gr8" draw:text-style-name="P3" draw:layer="layout" svg:width="0.07cm" svg:height="0.07cm" svg:x="8.861cm" svg:y="5.367cm" svg:viewBox="0 0 71 71" svg:d="M71 35c0 19-16 36-35 36s-36-17-36-36 17-35 36-35 35 16 35 35z">
          <text:p/>
        </draw:path>
        <draw:path draw:style-name="gr8" draw:text-style-name="P3" draw:layer="layout" svg:width="0.07cm" svg:height="0.069cm" svg:x="9.044cm" svg:y="5.291cm" svg:viewBox="0 0 71 70" svg:d="M71 35c0 19-16 35-35 35-20 0-36-16-36-35s16-35 36-35c19 0 35 16 35 35z">
          <text:p/>
        </draw:path>
        <draw:path draw:style-name="gr8" draw:text-style-name="P3" draw:layer="layout" svg:width="0.069cm" svg:height="0.07cm" svg:x="9.008cm" svg:y="5.434cm" svg:viewBox="0 0 70 71" svg:d="M70 35c0 19-16 36-36 36-19 0-34-17-34-36s15-35 34-35c20 0 36 16 36 35z">
          <text:p/>
        </draw:path>
        <draw:path draw:style-name="gr8" draw:text-style-name="P3" draw:layer="layout" svg:width="0.069cm" svg:height="0.069cm" svg:x="8.552cm" svg:y="3.9cm" svg:viewBox="0 0 70 70" svg:d="M70 35c0 20-16 35-36 35-19 0-34-15-34-35 0-19 15-35 34-35 20 0 36 16 36 35z">
          <text:p/>
        </draw:path>
        <draw:path draw:style-name="gr8" draw:text-style-name="P3" draw:layer="layout" svg:width="0.069cm" svg:height="0.069cm" svg:x="9.16cm" svg:y="3.9cm" svg:viewBox="0 0 70 70" svg:d="M70 35c0 20-15 35-35 35-19 0-35-15-35-35 0-19 16-35 35-35 20 0 35 16 35 35z">
          <text:p/>
        </draw:path>
        <draw:path draw:style-name="gr8" draw:text-style-name="P3" draw:layer="layout" svg:width="0.069cm" svg:height="0.069cm" svg:x="8.841cm" svg:y="3.9cm" svg:viewBox="0 0 70 70" svg:d="M70 35c0 20-15 35-34 35-20 0-36-15-36-35 0-19 16-35 36-35 19 0 34 16 34 35z">
          <text:p/>
        </draw:path>
        <draw:path draw:style-name="gr8" draw:text-style-name="P3" draw:layer="layout" svg:width="0.069cm" svg:height="0.069cm" svg:x="8.394cm" svg:y="3.239cm" svg:viewBox="0 0 70 70" svg:d="M70 35c0 20-16 35-35 35-20 0-35-15-35-35s15-35 35-35c19 0 35 15 35 35z">
          <text:p/>
        </draw:path>
        <draw:path draw:style-name="gr8" draw:text-style-name="P3" draw:layer="layout" svg:width="0.07cm" svg:height="0.069cm" svg:x="8.494cm" svg:y="3.114cm" svg:viewBox="0 0 71 70" svg:d="M71 34c0 20-16 36-35 36-20 0-36-16-36-36 0-19 16-34 36-34 19 0 35 15 35 34z">
          <text:p/>
        </draw:path>
        <draw:path draw:style-name="gr8" draw:text-style-name="P3" draw:layer="layout" svg:width="0.07cm" svg:height="0.069cm" svg:x="8.175cm" svg:y="3.114cm" svg:viewBox="0 0 71 70" svg:d="M71 34c0 20-16 36-35 36s-36-16-36-36c0-19 17-34 36-34s35 15 35 34z">
          <text:p/>
        </draw:path>
        <draw:path draw:style-name="gr8" draw:text-style-name="P3" draw:layer="layout" svg:width="0.069cm" svg:height="0.07cm" svg:x="9.708cm" svg:y="3.843cm" svg:viewBox="0 0 70 71" svg:d="M70 35c0 19-16 36-35 36-20 0-35-17-35-36s15-35 35-35c19 0 35 16 35 35z">
          <text:p/>
        </draw:path>
        <draw:path draw:style-name="gr8" draw:text-style-name="P3" draw:layer="layout" svg:width="0.069cm" svg:height="0.069cm" svg:x="9.857cm" svg:y="3.842cm" svg:viewBox="0 0 70 70" svg:d="M70 35c0 19-16 35-36 35-19 0-34-16-34-35s15-35 34-35c20 0 36 16 36 35z">
          <text:p/>
        </draw:path>
        <draw:path draw:style-name="gr8" draw:text-style-name="P3" draw:layer="layout" svg:width="0.07cm" svg:height="0.07cm" svg:x="10.178cm" svg:y="3.407cm" svg:viewBox="0 0 71 71" svg:d="M71 36c0 19-17 35-36 35s-35-16-35-35c0-20 16-36 35-36s36 16 36 36z">
          <text:p/>
        </draw:path>
        <draw:path draw:style-name="gr8" draw:text-style-name="P3" draw:layer="layout" svg:width="0.069cm" svg:height="0.07cm" svg:x="10.03cm" svg:y="3.407cm" svg:viewBox="0 0 70 71" svg:d="M70 36c0 19-15 35-34 35s-36-16-36-35c0-20 17-36 36-36s34 16 34 36z">
          <text:p/>
        </draw:path>
        <draw:path draw:style-name="gr8" draw:text-style-name="P3" draw:layer="layout" svg:width="0.069cm" svg:height="0.069cm" svg:x="10.187cm" svg:y="4.712cm" svg:viewBox="0 0 70 70" svg:d="M70 35c0 19-16 35-36 35-19 0-34-16-34-35 0-20 15-35 34-35 20 0 36 15 36 35z">
          <text:p/>
        </draw:path>
        <draw:path draw:style-name="gr8" draw:text-style-name="P3" draw:layer="layout" svg:width="0.069cm" svg:height="0.069cm" svg:x="10.03cm" svg:y="4.711cm" svg:viewBox="0 0 70 70" svg:d="M70 36c0 19-16 34-35 34s-35-15-35-34c0-20 16-36 35-36s35 16 35 36z">
          <text:p/>
        </draw:path>
        <draw:path draw:style-name="gr8" draw:text-style-name="P3" draw:layer="layout" svg:width="0.069cm" svg:height="0.069cm" svg:x="7.754cm" svg:y="2.844cm" svg:viewBox="0 0 70 70" svg:d="M70 35c0 20-15 35-34 35s-36-15-36-35 17-35 36-35 34 15 34 35z">
          <text:p/>
        </draw:path>
        <draw:path draw:style-name="gr8" draw:text-style-name="P3" draw:layer="layout" svg:width="0.069cm" svg:height="0.069cm" svg:x="7.543cm" svg:y="2.841cm" svg:viewBox="0 0 70 70" svg:d="M70 36c0 19-15 34-34 34s-36-15-36-34c0-20 17-36 36-36s34 16 34 36z">
          <text:p/>
        </draw:path>
        <draw:path draw:style-name="gr8" draw:text-style-name="P3" draw:layer="layout" svg:width="0.07cm" svg:height="0.069cm" svg:x="7.503cm" svg:y="3.804cm" svg:viewBox="0 0 71 70" svg:d="M71 35c0 20-16 35-36 35-19 0-35-15-35-35 0-19 16-35 35-35 20 0 36 16 36 35z">
          <text:p/>
        </draw:path>
        <draw:path draw:style-name="gr8" draw:text-style-name="P3" draw:layer="layout" svg:width="0.069cm" svg:height="0.069cm" svg:x="7.686cm" svg:y="3.804cm" svg:viewBox="0 0 70 70" svg:d="M70 35c0 20-15 35-34 35-20 0-36-15-36-35 0-19 16-35 36-35 19 0 34 16 34 35z">
          <text:p/>
        </draw:path>
        <draw:path draw:style-name="gr8" draw:text-style-name="P3" draw:layer="layout" svg:width="0.069cm" svg:height="0.069cm" svg:x="7.886cm" svg:y="3.233cm" svg:viewBox="0 0 70 70" svg:d="M70 35c0 19-15 35-34 35-20 0-36-16-36-35s16-35 36-35c19 0 34 16 34 35z">
          <text:p/>
        </draw:path>
        <draw:path draw:style-name="gr8" draw:text-style-name="P3" draw:layer="layout" svg:width="0.07cm" svg:height="0.07cm" svg:x="7.074cm" svg:y="3.465cm" svg:viewBox="0 0 71 71" svg:d="M71 36c0 19-17 35-36 35s-35-16-35-35c0-20 16-36 35-36s36 16 36 36z">
          <text:p/>
        </draw:path>
        <draw:path draw:style-name="gr8" draw:text-style-name="P3" draw:layer="layout" svg:width="0.069cm" svg:height="0.07cm" svg:x="6.901cm" svg:y="3.465cm" svg:viewBox="0 0 70 71" svg:d="M70 36c0 19-16 35-35 35-20 0-35-16-35-35 0-20 15-36 35-36 19 0 35 16 35 36z">
          <text:p/>
        </draw:path>
        <draw:path draw:style-name="gr8" draw:text-style-name="P3" draw:layer="layout" svg:width="0.069cm" svg:height="0.069cm" svg:x="7.798cm" svg:y="5.262cm" svg:viewBox="0 0 70 70" svg:d="M70 36c0 19-15 34-34 34-20 0-36-15-36-34 0-20 16-36 36-36 19 0 34 16 34 36z">
          <text:p/>
        </draw:path>
        <draw:path draw:style-name="gr8" draw:text-style-name="P3" draw:layer="layout" svg:width="0.07cm" svg:height="0.07cm" svg:x="6.74cm" svg:y="5.262cm" svg:viewBox="0 0 71 71" svg:d="M71 36c0 19-17 35-36 35s-35-16-35-35c0-20 16-36 35-36s36 16 36 36z">
          <text:p/>
        </draw:path>
        <draw:path draw:style-name="gr8" draw:text-style-name="P3" draw:layer="layout" svg:width="0.069cm" svg:height="0.069cm" svg:x="7.704cm" svg:y="4.709cm" svg:viewBox="0 0 70 70" svg:d="M70 36c0 19-16 34-35 34-20 0-35-15-35-34 0-20 15-36 35-36 19 0 35 16 35 36z">
          <text:p/>
        </draw:path>
        <draw:path draw:style-name="gr8" draw:text-style-name="P3" draw:layer="layout" svg:width="0.07cm" svg:height="0.069cm" svg:x="7.537cm" svg:y="4.711cm" svg:viewBox="0 0 71 70" svg:d="M71 36c0 19-16 34-35 34-20 0-36-15-36-34 0-20 16-36 36-36 19 0 35 16 35 36z">
          <text:p/>
        </draw:path>
        <draw:path draw:style-name="gr8" draw:text-style-name="P3" draw:layer="layout" svg:width="0.069cm" svg:height="0.069cm" svg:x="7.014cm" svg:y="4.699cm" svg:viewBox="0 0 70 70" svg:d="M70 35c0 20-16 35-35 35-20 0-35-15-35-35s15-35 35-35c19 0 35 15 35 35z">
          <text:p/>
        </draw:path>
        <draw:path draw:style-name="gr8" draw:text-style-name="P3" draw:layer="layout" svg:width="0.07cm" svg:height="0.069cm" svg:x="6.856cm" svg:y="4.712cm" svg:viewBox="0 0 71 70" svg:d="M71 35c0 19-16 35-35 35s-36-16-36-35c0-20 17-35 36-35s35 15 35 35z">
          <text:p/>
        </draw:path>
        <draw:path draw:style-name="gr8" draw:text-style-name="P3" draw:layer="layout" svg:width="0.069cm" svg:height="0.069cm" svg:x="5.958cm" svg:y="4.712cm" svg:viewBox="0 0 70 70" svg:d="M70 35c0 19-16 35-35 35s-35-16-35-35c0-20 16-35 35-35s35 15 35 35z">
          <text:p/>
        </draw:path>
        <draw:path draw:style-name="gr8" draw:text-style-name="P3" draw:layer="layout" svg:width="0.069cm" svg:height="0.07cm" svg:x="5.987cm" svg:y="3.9cm" svg:viewBox="0 0 70 71" svg:d="M70 36c0 19-15 35-36 35-19 0-34-16-34-35s15-36 34-36c21 0 36 17 36 36z">
          <text:p/>
        </draw:path>
        <draw:path draw:style-name="gr8" draw:text-style-name="P3" draw:layer="layout" svg:width="0.07cm" svg:height="0.07cm" svg:x="5.668cm" svg:y="3.9cm" svg:viewBox="0 0 71 71" svg:d="M71 36c0 19-16 35-35 35-20 0-36-16-36-35s16-36 36-36c19 0 35 17 35 36z">
          <text:p/>
        </draw:path>
        <draw:path draw:style-name="gr8" draw:text-style-name="P3" draw:layer="layout" svg:width="0.069cm" svg:height="0.069cm" svg:x="5.61cm" svg:y="4.364cm" svg:viewBox="0 0 70 70" svg:d="M70 36c0 19-15 34-34 34-20 0-36-15-36-34 0-21 16-36 36-36 19 0 34 15 34 36z">
          <text:p/>
        </draw:path>
        <draw:path draw:style-name="gr8" draw:text-style-name="P3" draw:layer="layout" svg:width="0.069cm" svg:height="0.07cm" svg:x="6.318cm" svg:y="3.718cm" svg:viewBox="0 0 70 71" svg:d="M70 35c0 19-16 36-35 36s-35-17-35-36 16-35 35-35 35 16 35 35z">
          <text:p/>
        </draw:path>
        <draw:path draw:style-name="gr8" draw:text-style-name="P3" draw:layer="layout" svg:width="0.07cm" svg:height="0.069cm" svg:x="5.233cm" svg:y="7.523cm" svg:viewBox="0 0 71 70" svg:d="M71 35c0 20-16 35-36 35-19 0-35-15-35-35 0-19 16-35 35-35 20 0 36 16 36 35z">
          <text:p/>
        </draw:path>
        <draw:path draw:style-name="gr8" draw:text-style-name="P3" draw:layer="layout" svg:width="0.07cm" svg:height="0.069cm" svg:x="6.086cm" svg:y="7.522cm" svg:viewBox="0 0 71 70" svg:d="M71 35c0 20-16 35-35 35-20 0-36-15-36-35s16-35 36-35c19 0 35 15 35 35z">
          <text:p/>
        </draw:path>
        <draw:path draw:style-name="gr8" draw:text-style-name="P3" draw:layer="layout" svg:width="0.069cm" svg:height="0.069cm" svg:x="5.464cm" svg:y="7.754cm" svg:viewBox="0 0 70 70" svg:d="M70 35c0 20-15 35-34 35-21 0-36-15-36-35s15-35 36-35c19 0 34 15 34 35z">
          <text:p/>
        </draw:path>
        <draw:path draw:style-name="gr8" draw:text-style-name="P3" draw:layer="layout" svg:width="0.069cm" svg:height="0.069cm" svg:x="6.161cm" svg:y="7.755cm" svg:viewBox="0 0 70 70" svg:d="M70 36c0 19-15 34-34 34-20 0-36-15-36-34 0-21 16-36 36-36 19 0 34 15 34 36z">
          <text:p/>
        </draw:path>
        <draw:path draw:style-name="gr8" draw:text-style-name="P3" draw:layer="layout" svg:width="0.069cm" svg:height="0.069cm" svg:x="6.509cm" svg:y="7.755cm" svg:viewBox="0 0 70 70" svg:d="M70 36c0 19-16 34-35 34s-35-15-35-34c0-21 16-36 35-36s35 15 35 36z">
          <text:p/>
        </draw:path>
        <draw:path draw:style-name="gr8" draw:text-style-name="P3" draw:layer="layout" svg:width="0.069cm" svg:height="0.069cm" svg:x="5.9cm" svg:y="6.364cm" svg:viewBox="0 0 70 70" svg:d="M70 35c0 19-16 35-35 35s-35-16-35-35c0-20 16-35 35-35s35 15 35 35z">
          <text:p/>
        </draw:path>
        <draw:path draw:style-name="gr8" draw:text-style-name="P3" draw:layer="layout" svg:width="0.069cm" svg:height="0.069cm" svg:x="5.9cm" svg:y="6.161cm" svg:viewBox="0 0 70 70" svg:d="M70 36c0 19-16 34-35 34s-35-15-35-34c0-20 16-36 35-36s35 16 35 36z">
          <text:p/>
        </draw:path>
        <draw:path draw:style-name="gr8" draw:text-style-name="P3" draw:layer="layout" svg:width="0.069cm" svg:height="0.069cm" svg:x="5.697cm" svg:y="6.364cm" svg:viewBox="0 0 70 70" svg:d="M70 35c0 19-16 35-36 35-19 0-34-16-34-35 0-20 15-35 34-35 20 0 36 15 36 35z">
          <text:p/>
        </draw:path>
        <draw:path draw:style-name="gr8" draw:text-style-name="P3" draw:layer="layout" svg:width="0.069cm" svg:height="0.069cm" svg:x="5.9cm" svg:y="5.987cm" svg:viewBox="0 0 70 70" svg:d="M70 35c0 19-16 35-35 35s-35-16-35-35c0-20 16-35 35-35s35 15 35 35z">
          <text:p/>
        </draw:path>
        <draw:path draw:style-name="gr8" draw:text-style-name="P3" draw:layer="layout" svg:width="0.07cm" svg:height="0.069cm" svg:x="6.395cm" svg:y="6.189cm" svg:viewBox="0 0 71 70" svg:d="M71 35c0 19-17 35-36 35s-35-16-35-35 16-35 35-35 36 16 36 35z">
          <text:p/>
        </draw:path>
        <draw:path draw:style-name="gr8" draw:text-style-name="P3" draw:layer="layout" svg:width="0.07cm" svg:height="0.069cm" svg:x="6.74cm" svg:y="6.248cm" svg:viewBox="0 0 71 70" svg:d="M71 35c0 20-17 35-36 35s-35-15-35-35c0-19 16-35 35-35s36 16 36 35z">
          <text:p/>
        </draw:path>
        <draw:path draw:style-name="gr8" draw:text-style-name="P3" draw:layer="layout" svg:width="0.07cm" svg:height="0.069cm" svg:x="6.073cm" svg:y="4.712cm" svg:viewBox="0 0 71 70" svg:d="M71 35c0 19-16 35-35 35-20 0-36-16-36-35 0-20 16-35 36-35 19 0 35 15 35 35z">
          <text:p/>
        </draw:path>
        <draw:path draw:style-name="gr8" draw:text-style-name="P3" draw:layer="layout" svg:width="0.07cm" svg:height="0.069cm" svg:x="6.115cm" svg:y="5.482cm" svg:viewBox="0 0 71 70" svg:d="M71 36c0 19-17 34-36 34s-35-15-35-34 16-36 35-36 36 17 36 36z">
          <text:p/>
        </draw:path>
        <draw:path draw:style-name="gr8" draw:text-style-name="P3" draw:layer="layout" svg:width="0.07cm" svg:height="0.07cm" svg:x="6.277cm" svg:y="5.639cm" svg:viewBox="0 0 71 71" svg:d="M71 35c0 19-16 36-36 36-19 0-35-17-35-36s16-35 35-35c20 0 36 16 36 35z">
          <text:p/>
        </draw:path>
        <draw:path draw:style-name="gr8" draw:text-style-name="P3" draw:layer="layout" svg:width="0.069cm" svg:height="0.069cm" svg:x="6.103cm" svg:y="5.031cm" svg:viewBox="0 0 70 70" svg:d="M70 34c0 20-16 36-35 36s-35-16-35-36c0-19 16-34 35-34s35 15 35 34z">
          <text:p/>
        </draw:path>
        <draw:path draw:style-name="gr8" draw:text-style-name="P3" draw:layer="layout" svg:width="0.069cm" svg:height="0.069cm" svg:x="6.161cm" svg:y="6.925cm" svg:viewBox="0 0 70 70" svg:d="M70 36c0 19-15 34-34 34-20 0-36-15-36-34 0-20 16-36 36-36 19 0 34 16 34 36z">
          <text:p/>
        </draw:path>
        <draw:path draw:style-name="gr8" draw:text-style-name="P3" draw:layer="layout" svg:width="0.069cm" svg:height="0.07cm" svg:x="6.338cm" svg:y="6.691cm" svg:viewBox="0 0 70 71" svg:d="M70 35c0 20-15 36-35 36-19 0-35-16-35-36 0-19 16-35 35-35 20 0 35 16 35 35z">
          <text:p/>
        </draw:path>
        <draw:path draw:style-name="gr8" draw:text-style-name="P3" draw:layer="layout" svg:width="0.07cm" svg:height="0.07cm" svg:x="6.334cm" svg:y="7.262cm" svg:viewBox="0 0 71 71" svg:d="M71 36c0 19-16 35-36 35-19 0-35-16-35-35 0-20 16-36 35-36 20 0 36 16 36 36z">
          <text:p/>
        </draw:path>
        <draw:path draw:style-name="gr8" draw:text-style-name="P3" draw:layer="layout" svg:width="0.069cm" svg:height="0.069cm" svg:x="5.688cm" svg:y="6.897cm" svg:viewBox="0 0 70 70" svg:d="M70 34c0 20-15 36-34 36-20 0-36-16-36-36 0-19 16-34 36-34 19 0 34 15 34 34z">
          <text:p/>
        </draw:path>
        <draw:path draw:style-name="gr8" draw:text-style-name="P3" draw:layer="layout" svg:width="0.069cm" svg:height="0.069cm" svg:x="5.961cm" svg:y="7.051cm" svg:viewBox="0 0 70 70" svg:d="M70 35c0 19-15 35-35 35-19 0-35-16-35-35 0-20 16-35 35-35 20 0 35 15 35 35z">
          <text:p/>
        </draw:path>
        <draw:path draw:style-name="gr8" draw:text-style-name="P3" draw:layer="layout" svg:width="0.069cm" svg:height="0.07cm" svg:x="6.691cm" svg:y="6.712cm" svg:viewBox="0 0 70 71" svg:d="M70 36c0 19-15 35-35 35-19 0-35-16-35-35 0-20 16-36 35-36 20 0 35 16 35 36z">
          <text:p/>
        </draw:path>
        <draw:path draw:style-name="gr8" draw:text-style-name="P3" draw:layer="layout" svg:width="0.069cm" svg:height="0.069cm" svg:x="5.396cm" svg:y="6.996cm" svg:viewBox="0 0 70 70" svg:d="M70 36c0 19-15 34-34 34-20 0-36-15-36-34 0-21 16-36 36-36 19 0 34 15 34 36z">
          <text:p/>
        </draw:path>
        <draw:path draw:style-name="gr8" draw:text-style-name="P3" draw:layer="layout" svg:width="0.069cm" svg:height="0.069cm" svg:x="5.688cm" svg:y="5.368cm" svg:viewBox="0 0 70 70" svg:d="M70 35c0 19-15 35-34 35-20 0-36-16-36-35 0-20 16-35 36-35 19 0 34 15 34 35z">
          <text:p/>
        </draw:path>
        <draw:path draw:style-name="gr8" draw:text-style-name="P3" draw:layer="layout" svg:width="0.069cm" svg:height="0.069cm" svg:x="5.871cm" svg:y="5.292cm" svg:viewBox="0 0 70 70" svg:d="M70 34c0 19-15 36-35 36s-35-17-35-36 15-34 35-34 35 15 35 34z">
          <text:p/>
        </draw:path>
        <draw:path draw:style-name="gr8" draw:text-style-name="P3" draw:layer="layout" svg:width="0.07cm" svg:height="0.069cm" svg:x="5.523cm" svg:y="5.292cm" svg:viewBox="0 0 71 70" svg:d="M71 34c0 19-16 36-35 36-20 0-36-17-36-36s16-34 36-34c19 0 35 15 35 34z">
          <text:p/>
        </draw:path>
        <draw:path draw:style-name="gr8" draw:text-style-name="P3" draw:layer="layout" svg:width="0.069cm" svg:height="0.069cm" svg:x="5.541cm" svg:y="5.458cm" svg:viewBox="0 0 70 70" svg:d="M70 34c0 21-16 36-35 36s-35-15-35-36c0-19 16-34 35-34s35 15 35 34z">
          <text:p/>
        </draw:path>
        <draw:path draw:style-name="gr8" draw:text-style-name="P3" draw:layer="layout" svg:width="0.07cm" svg:height="0.069cm" svg:x="5.834cm" svg:y="5.435cm" svg:viewBox="0 0 71 70" svg:d="M71 35c0 19-17 35-36 35s-35-16-35-35c0-20 16-35 35-35s36 15 36 35z">
          <text:p/>
        </draw:path>
        <draw:path draw:style-name="gr8" draw:text-style-name="P3" draw:layer="layout" svg:width="0.07cm" svg:height="0.069cm" svg:x="4.499cm" svg:y="6.16cm" svg:viewBox="0 0 71 70" svg:d="M71 36c0 19-16 34-35 34-20 0-36-15-36-34 0-21 16-36 36-36 19 0 35 15 35 36z">
          <text:p/>
        </draw:path>
        <draw:path draw:style-name="gr8" draw:text-style-name="P3" draw:layer="layout" svg:width="0.069cm" svg:height="0.069cm" svg:x="4.509cm" svg:y="6.422cm" svg:viewBox="0 0 70 70" svg:d="M70 35c0 20-15 35-35 35-19 0-35-15-35-35s16-35 35-35c20 0 35 15 35 35z">
          <text:p/>
        </draw:path>
        <draw:path draw:style-name="gr8" draw:text-style-name="P3" draw:layer="layout" svg:width="0.07cm" svg:height="0.07cm" svg:x="5.378cm" svg:y="3.9cm" svg:viewBox="0 0 71 71" svg:d="M71 36c0 19-16 35-36 35-19 0-35-16-35-35s16-36 35-36c20 0 36 17 36 36z">
          <text:p/>
        </draw:path>
        <draw:path draw:style-name="gr8" draw:text-style-name="P3" draw:layer="layout" svg:width="0.07cm" svg:height="0.069cm" svg:x="5.436cm" svg:y="4.364cm" svg:viewBox="0 0 71 70" svg:d="M71 36c0 19-16 34-36 34-19 0-35-15-35-34 0-21 16-36 35-36 20 0 36 15 36 36z">
          <text:p/>
        </draw:path>
        <draw:path draw:style-name="gr8" draw:text-style-name="P3" draw:layer="layout" svg:width="0.069cm" svg:height="0.07cm" svg:x="4.379cm" svg:y="3.465cm" svg:viewBox="0 0 70 71" svg:d="M70 36c0 19-15 35-34 35s-36-16-36-35c0-20 17-36 36-36s34 16 34 36z">
          <text:p/>
        </draw:path>
        <draw:path draw:style-name="gr8" draw:text-style-name="P3" draw:layer="layout" svg:width="0.07cm" svg:height="0.07cm" svg:x="4.553cm" svg:y="3.345cm" svg:viewBox="0 0 71 71" svg:d="M71 36c0 19-16 35-36 35-19 0-35-16-35-35s16-36 35-36c20 0 36 17 36 36z">
          <text:p/>
        </draw:path>
        <draw:path draw:style-name="gr8" draw:text-style-name="P3" draw:layer="layout" svg:width="0.07cm" svg:height="0.07cm" svg:x="4.535cm" svg:y="4.714cm" svg:viewBox="0 0 71 71" svg:d="M71 36c0 19-16 35-36 35-19 0-35-16-35-35 0-20 16-36 35-36 20 0 36 16 36 36z">
          <text:p/>
        </draw:path>
        <draw:path draw:style-name="gr8" draw:text-style-name="P3" draw:layer="layout" svg:width="0.069cm" svg:height="0.069cm" svg:x="9.26cm" svg:y="7.522cm" svg:viewBox="0 0 70 70" svg:d="M70 34c0 20-15 36-35 36s-35-16-35-36c0-19 15-34 35-34s35 15 35 34z">
          <text:p/>
        </draw:path>
        <draw:path draw:style-name="gr8" draw:text-style-name="P3" draw:layer="layout" svg:width="0.069cm" svg:height="0.069cm" svg:x="9.334cm" svg:y="6.925cm" svg:viewBox="0 0 70 70" svg:d="M70 35c0 19-15 35-35 35s-35-16-35-35c0-20 15-35 35-35s35 15 35 35z">
          <text:p/>
        </draw:path>
        <draw:path draw:style-name="gr8" draw:text-style-name="P3" draw:layer="layout" svg:width="0.069cm" svg:height="0.07cm" svg:x="9.334cm" svg:y="7.754cm" svg:viewBox="0 0 70 71" svg:d="M70 36c0 19-15 35-35 35s-35-16-35-35c0-20 15-36 35-36s35 16 35 36z">
          <text:p/>
        </draw:path>
        <draw:path draw:style-name="gr8" draw:text-style-name="P3" draw:layer="layout" svg:width="0.069cm" svg:height="0.069cm" svg:x="9.508cm" svg:y="7.262cm" svg:viewBox="0 0 70 70" svg:d="M70 35c0 19-15 35-35 35s-35-16-35-35c0-20 15-35 35-35s35 15 35 35z">
          <text:p/>
        </draw:path>
        <draw:path draw:style-name="gr8" draw:text-style-name="P3" draw:layer="layout" svg:width="0.069cm" svg:height="0.069cm" svg:x="9.512cm" svg:y="6.691cm" svg:viewBox="0 0 70 70" svg:d="M70 34c0 20-16 36-36 36-19 0-34-16-34-36 0-19 15-34 34-34 20 0 36 15 36 34z">
          <text:p/>
        </draw:path>
        <draw:path draw:style-name="gr8" draw:text-style-name="P3" draw:layer="layout" svg:width="0.07cm" svg:height="0.069cm" svg:x="9.134cm" svg:y="7.05cm" svg:viewBox="0 0 71 70" svg:d="M71 36c0 19-16 34-35 34s-36-15-36-34c0-20 17-36 36-36s35 16 35 36z">
          <text:p/>
        </draw:path>
        <draw:path draw:style-name="gr8" draw:text-style-name="P3" draw:layer="layout" svg:width="0.069cm" svg:height="0.07cm" svg:x="9.682cm" svg:y="7.754cm" svg:viewBox="0 0 70 71" svg:d="M70 36c0 19-15 35-34 35-20 0-36-16-36-35 0-20 16-36 36-36 19 0 34 16 34 36z">
          <text:p/>
        </draw:path>
        <draw:path draw:style-name="gr8" draw:text-style-name="P3" draw:layer="layout" svg:width="0.069cm" svg:height="0.069cm" svg:x="7.358cm" svg:y="7.523cm" svg:viewBox="0 0 70 70" svg:d="M70 35c0 20-16 35-35 35-20 0-35-15-35-35 0-19 15-35 35-35 19 0 35 16 35 35z">
          <text:p/>
        </draw:path>
        <draw:path draw:style-name="gr8" draw:text-style-name="P3" draw:layer="layout" svg:width="0.069cm" svg:height="0.069cm" svg:x="7.943cm" svg:y="7.746cm" svg:viewBox="0 0 70 70" svg:d="M70 35c0 20-15 35-34 35-20 0-36-15-36-35s16-35 36-35c19 0 34 15 34 35z">
          <text:p/>
        </draw:path>
        <draw:path draw:style-name="gr8" draw:text-style-name="P3" draw:layer="layout" svg:width="0.07cm" svg:height="0.069cm" svg:x="6.856cm" svg:y="7.755cm" svg:viewBox="0 0 71 70" svg:d="M71 36c0 19-16 34-35 34s-36-15-36-34c0-21 17-36 36-36s35 15 35 36z">
          <text:p/>
        </draw:path>
        <draw:path draw:style-name="gr8" draw:text-style-name="P3" draw:layer="layout" svg:width="0.069cm" svg:height="0.071cm" svg:x="7.31cm" svg:y="7.084cm" svg:viewBox="0 0 70 72" svg:d="M70 36c0 19-16 36-36 36-19 0-34-17-34-36s15-36 34-36c20 0 36 17 36 36z">
          <text:p/>
        </draw:path>
        <draw:path draw:style-name="gr8" draw:text-style-name="P3" draw:layer="layout" svg:width="0.069cm" svg:height="0.069cm" svg:x="7.702cm" svg:y="6.6cm" svg:viewBox="0 0 70 70" svg:d="M70 35c0 19-16 35-36 35-19 0-34-16-34-35s15-35 34-35c20 0 36 16 36 35z">
          <text:p/>
        </draw:path>
        <draw:path draw:style-name="gr8" draw:text-style-name="P3" draw:layer="layout" svg:width="0.069cm" svg:height="0.071cm" svg:x="7.663cm" svg:y="7.774cm" svg:viewBox="0 0 70 72" svg:d="M70 36c0 19-15 36-34 36-20 0-36-17-36-36s16-36 36-36c19 0 34 17 34 36z">
          <text:p/>
        </draw:path>
        <draw:path draw:style-name="gr8" draw:text-style-name="P3" draw:layer="layout" svg:width="0.07cm" svg:height="0.07cm" svg:x="7.682cm" svg:y="6.421cm" svg:viewBox="0 0 71 71" svg:d="M71 35c0 20-16 36-35 36s-36-16-36-36c0-19 17-35 36-35s35 16 35 35z">
          <text:p/>
        </draw:path>
        <draw:path draw:style-name="gr8" draw:text-style-name="P3" draw:layer="layout" svg:width="0.069cm" svg:height="0.069cm" svg:x="6.873cm" svg:y="6.315cm" svg:viewBox="0 0 70 70" svg:d="M70 36c0 19-17 34-36 34s-34-15-34-34c0-20 15-36 34-36s36 16 36 36z">
          <text:p/>
        </draw:path>
        <draw:path draw:style-name="gr8" draw:text-style-name="P3" draw:layer="layout" svg:width="0.069cm" svg:height="0.07cm" svg:x="10.558cm" svg:y="7.522cm" svg:viewBox="0 0 70 71" svg:d="M70 35c0 20-16 36-35 36-20 0-35-16-35-36 0-19 15-35 35-35 19 0 35 16 35 35z">
          <text:p/>
        </draw:path>
        <draw:path draw:style-name="gr8" draw:text-style-name="P3" draw:layer="layout" svg:width="0.069cm" svg:height="0.071cm" svg:x="10.39cm" svg:y="7.084cm" svg:viewBox="0 0 70 72" svg:d="M70 36c0 19-16 36-35 36-20 0-35-17-35-36s15-36 35-36c19 0 35 17 35 36z">
          <text:p/>
        </draw:path>
        <draw:path draw:style-name="gr8" draw:text-style-name="P3" draw:layer="layout" svg:width="0.069cm" svg:height="0.069cm" svg:x="11.113cm" svg:y="7.746cm" svg:viewBox="0 0 70 70" svg:d="M70 35c0 20-15 35-35 35s-35-15-35-35 15-35 35-35 35 15 35 35z">
          <text:p/>
        </draw:path>
        <draw:path draw:style-name="gr8" draw:text-style-name="P3" draw:layer="layout" svg:width="0.069cm" svg:height="0.07cm" svg:x="10.03cm" svg:y="7.754cm" svg:viewBox="0 0 70 71" svg:d="M70 36c0 19-16 35-35 35s-35-16-35-35c0-20 16-36 35-36s35 16 35 36z">
          <text:p/>
        </draw:path>
        <draw:path draw:style-name="gr8" draw:text-style-name="P3" draw:layer="layout" svg:width="0.069cm" svg:height="0.071cm" svg:x="10.833cm" svg:y="7.774cm" svg:viewBox="0 0 70 72" svg:d="M70 36c0 19-15 36-34 36-21 0-36-17-36-36s15-36 36-36c19 0 34 17 34 36z">
          <text:p/>
        </draw:path>
        <draw:path draw:style-name="gr8" draw:text-style-name="P3" draw:layer="layout" svg:width="0.07cm" svg:height="0.07cm" svg:x="8.87cm" svg:y="6.16cm" svg:viewBox="0 0 71 71" svg:d="M71 36c0 19-17 35-36 35s-35-16-35-35c0-20 16-36 35-36s36 16 36 36z">
          <text:p/>
        </draw:path>
        <draw:path draw:style-name="gr8" draw:text-style-name="P3" draw:layer="layout" svg:width="0.071cm" svg:height="0.07cm" svg:x="9.073cm" svg:y="6.16cm" svg:viewBox="0 0 72 71" svg:d="M72 36c0 19-17 35-36 35s-36-16-36-35c0-20 17-36 36-36s36 16 36 36z">
          <text:p/>
        </draw:path>
        <draw:path draw:style-name="gr8" draw:text-style-name="P3" draw:layer="layout" svg:width="0.071cm" svg:height="0.069cm" svg:x="9.073cm" svg:y="6.363cm" svg:viewBox="0 0 72 70" svg:d="M72 36c0 19-17 34-36 34s-36-15-36-34c0-20 17-36 36-36s36 16 36 36z">
          <text:p/>
        </draw:path>
        <draw:path draw:style-name="gr8" draw:text-style-name="P3" draw:layer="layout" svg:width="0.07cm" svg:height="0.069cm" svg:x="8.667cm" svg:y="6.363cm" svg:viewBox="0 0 71 70" svg:d="M71 36c0 19-17 34-36 34s-35-15-35-34c0-20 16-36 35-36s36 16 36 36z">
          <text:p/>
        </draw:path>
        <draw:path draw:style-name="gr8" draw:text-style-name="P3" draw:layer="layout" svg:width="0.07cm" svg:height="0.069cm" svg:x="8.87cm" svg:y="6.363cm" svg:viewBox="0 0 71 70" svg:d="M71 36c0 19-17 34-36 34s-35-15-35-34c0-20 16-36 35-36s36 16 36 36z">
          <text:p/>
        </draw:path>
        <draw:path draw:style-name="gr8" draw:text-style-name="P3" draw:layer="layout" svg:width="0.069cm" svg:height="0.069cm" svg:x="8.117cm" svg:y="6.189cm" svg:viewBox="0 0 70 70" svg:d="M70 35c0 19-17 35-36 35s-34-16-34-35 15-35 34-35 36 16 36 35z">
          <text:p/>
        </draw:path>
        <draw:path draw:style-name="gr8" draw:text-style-name="P3" draw:layer="layout" svg:width="0.069cm" svg:height="0.07cm" svg:x="8.407cm" svg:y="7.522cm" svg:viewBox="0 0 70 71" svg:d="M70 35c0 20-16 36-36 36-19 0-34-16-34-36 0-19 15-35 34-35 20 0 36 16 36 35z">
          <text:p/>
        </draw:path>
        <draw:path draw:style-name="gr8" draw:text-style-name="P3" draw:layer="layout" svg:width="0.07cm" svg:height="0.069cm" svg:x="8.348cm" svg:y="6.914cm" svg:viewBox="0 0 71 70" svg:d="M71 36c0 19-16 34-36 34-19 0-35-15-35-34 0-20 16-36 35-36 20 0 36 16 36 36z">
          <text:p/>
        </draw:path>
        <draw:path draw:style-name="gr8" draw:text-style-name="P3" draw:layer="layout" svg:width="0.07cm" svg:height="0.07cm" svg:x="8.637cm" svg:y="7.753cm" svg:viewBox="0 0 71 71" svg:d="M71 36c0 19-16 35-35 35-20 0-36-16-36-35 0-20 16-36 36-36 19 0 35 16 35 36z">
          <text:p/>
        </draw:path>
        <draw:path draw:style-name="gr8" draw:text-style-name="P3" draw:layer="layout" svg:width="0.069cm" svg:height="0.069cm" svg:x="8.204cm" svg:y="6.798cm" svg:viewBox="0 0 70 70" svg:d="M70 36c0 19-15 34-35 34-19 0-35-15-35-34s16-36 35-36c20 0 35 17 35 36z">
          <text:p/>
        </draw:path>
        <draw:path draw:style-name="gr8" draw:text-style-name="P3" draw:layer="layout" svg:width="0.07cm" svg:height="0.069cm" svg:x="8.861cm" svg:y="6.896cm" svg:viewBox="0 0 71 70" svg:d="M71 35c0 20-16 35-35 35s-36-15-36-35c0-19 17-35 36-35s35 16 35 35z">
          <text:p/>
        </draw:path>
        <draw:path draw:style-name="gr8" draw:text-style-name="P3" draw:layer="layout" svg:width="0.069cm" svg:height="0.069cm" svg:x="8.57cm" svg:y="6.996cm" svg:viewBox="0 0 70 70" svg:d="M70 35c0 19-16 35-35 35-20 0-35-16-35-35 0-20 15-35 35-35 19 0 35 15 35 35z">
          <text:p/>
        </draw:path>
        <draw:path draw:style-name="gr8" draw:text-style-name="P3" draw:layer="layout" svg:width="0.069cm" svg:height="0.069cm" svg:x="10.968cm" svg:y="5.262cm" svg:viewBox="0 0 70 70" svg:d="M70 36c0 19-15 34-36 34-19 0-34-15-34-34 0-20 15-36 34-36 21 0 36 16 36 36z">
          <text:p/>
        </draw:path>
        <draw:path draw:style-name="gr8" draw:text-style-name="P3" draw:layer="layout" svg:width="0.069cm" svg:height="0.069cm" svg:x="9.914cm" svg:y="5.262cm" svg:viewBox="0 0 70 70" svg:d="M70 36c0 19-16 34-36 34-19 0-34-15-34-34 0-20 15-36 34-36 20 0 36 16 36 36z">
          <text:p/>
        </draw:path>
        <draw:path draw:style-name="gr8" draw:text-style-name="P3" draw:layer="layout" svg:width="0.069cm" svg:height="0.069cm" svg:x="10.872cm" svg:y="6.6cm" svg:viewBox="0 0 70 70" svg:d="M70 35c0 19-17 35-36 35s-34-16-34-35 15-35 34-35 36 16 36 35z">
          <text:p/>
        </draw:path>
        <draw:path draw:style-name="gr8" draw:text-style-name="P3" draw:layer="layout" svg:width="0.069cm" svg:height="0.07cm" svg:x="10.852cm" svg:y="6.421cm" svg:viewBox="0 0 70 71" svg:d="M70 35c0 20-15 36-34 36-21 0-36-16-36-36 0-19 15-35 36-35 19 0 34 16 34 35z">
          <text:p/>
        </draw:path>
        <draw:path draw:style-name="gr8" draw:text-style-name="P3" draw:layer="layout" svg:width="0.07cm" svg:height="0.069cm" svg:x="9.864cm" svg:y="6.712cm" svg:viewBox="0 0 71 70" svg:d="M71 36c0 19-16 34-36 34-19 0-35-15-35-34 0-21 16-36 35-36 20 0 36 15 36 36z">
          <text:p/>
        </draw:path>
        <draw:path draw:style-name="gr8" draw:text-style-name="P3" draw:layer="layout" svg:width="0.07cm" svg:height="0.07cm" svg:x="10.045cm" svg:y="6.314cm" svg:viewBox="0 0 71 71" svg:d="M71 36c0 19-17 35-36 35s-35-16-35-35 16-36 35-36 36 17 36 36z">
          <text:p/>
        </draw:path>
        <draw:path draw:style-name="gr8" draw:text-style-name="P3" draw:layer="layout" svg:width="0.069cm" svg:height="0.07cm" svg:x="9.914cm" svg:y="6.247cm" svg:viewBox="0 0 70 71" svg:d="M70 36c0 19-16 35-36 35-19 0-34-16-34-35s15-36 34-36c20 0 36 17 36 36z">
          <text:p/>
        </draw:path>
        <draw:path draw:style-name="gr8" draw:text-style-name="P3" draw:layer="layout" svg:width="0.069cm" svg:height="0.07cm" svg:x="5.176cm" svg:y="6.914cm" svg:viewBox="0 0 70 71" svg:d="M70 36c0 19-16 35-35 35-20 0-35-16-35-35 0-20 15-36 35-36 19 0 35 16 35 36z">
          <text:p/>
        </draw:path>
        <draw:path draw:style-name="gr8" draw:text-style-name="P3" draw:layer="layout" svg:width="0.069cm" svg:height="0.07cm" svg:x="4.77cm" svg:y="7.746cm" svg:viewBox="0 0 70 71" svg:d="M70 36c0 19-16 35-35 35-20 0-35-16-35-35 0-20 15-36 35-36 19 0 35 16 35 36z">
          <text:p/>
        </draw:path>
        <draw:path draw:style-name="gr8" draw:text-style-name="P3" draw:layer="layout" svg:width="0.07cm" svg:height="0.069cm" svg:x="4.457cm" svg:y="6.97cm" svg:viewBox="0 0 71 70" svg:d="M71 35c0 20-17 35-36 35s-35-15-35-35c0-19 16-35 35-35s36 16 36 35z">
          <text:p/>
        </draw:path>
        <draw:path draw:style-name="gr8" draw:text-style-name="P3" draw:layer="layout" svg:width="0.069cm" svg:height="0.069cm" svg:x="5.031cm" svg:y="6.799cm" svg:viewBox="0 0 70 70" svg:d="M70 35c0 19-16 35-36 35-19 0-34-16-34-35s15-35 34-35c20 0 36 16 36 35z">
          <text:p/>
        </draw:path>
        <draw:path draw:style-name="gr8" draw:text-style-name="P3" draw:layer="layout" svg:width="0.07cm" svg:height="0.069cm" svg:x="4.528cm" svg:y="6.6cm" svg:viewBox="0 0 71 70" svg:d="M71 36c0 19-17 34-36 34s-35-15-35-34 16-36 35-36 36 17 36 36z">
          <text:p/>
        </draw:path>
        <draw:path draw:style-name="gr8" draw:text-style-name="P3" draw:layer="layout" svg:width="0.069cm" svg:height="0.069cm" svg:x="4.49cm" svg:y="7.775cm" svg:viewBox="0 0 70 70" svg:d="M70 35c0 19-15 35-35 35s-35-16-35-35 15-35 35-35 35 16 35 35z">
          <text:p/>
        </draw:path>
        <draw:path draw:style-name="gr8" draw:text-style-name="P3" draw:layer="layout" svg:width="0.069cm" svg:height="0.069cm" svg:x="5.465cm" svg:y="4.712cm" svg:viewBox="0 0 70 70" svg:d="M70 35c0 19-15 35-34 35-20 0-36-16-36-35 0-20 16-35 36-35 19 0 34 15 34 35z">
          <text:p/>
        </draw:path>
        <draw:path draw:style-name="gr8" draw:text-style-name="P3" draw:layer="layout" svg:width="0.069cm" svg:height="0.07cm" svg:x="5.266cm" svg:y="5.47cm" svg:viewBox="0 0 70 71" svg:d="M70 36c0 19-16 35-35 35s-35-16-35-35c0-20 16-36 35-36s35 16 35 36z">
          <text:p/>
        </draw:path>
        <draw:path draw:style-name="gr8" draw:text-style-name="P3" draw:layer="layout" svg:width="0.07cm" svg:height="0.07cm" svg:x="5.291cm" svg:y="5.088cm" svg:viewBox="0 0 71 71" svg:d="M71 35c0 19-17 36-36 36s-35-17-35-36 16-35 35-35 36 16 36 35z">
          <text:p/>
        </draw:path>
        <draw:path draw:style-name="gr8" draw:text-style-name="P3" draw:layer="layout" svg:width="0.07cm" svg:height="0.069cm" svg:x="5.291cm" svg:y="4.973cm" svg:viewBox="0 0 71 70" svg:d="M71 34c0 20-17 36-36 36s-35-16-35-36c0-19 16-34 35-34s36 15 36 34z">
          <text:p/>
        </draw:path>
        <draw:path draw:style-name="gr8" draw:text-style-name="P3" draw:layer="layout" svg:width="0.069cm" svg:height="0.069cm" svg:x="5.06cm" svg:y="5.61cm" svg:viewBox="0 0 70 70" svg:d="M70 36c0 19-16 34-35 34s-35-15-35-34c0-20 16-36 35-36s35 16 35 36z">
          <text:p/>
        </draw:path>
        <draw:path draw:style-name="gr8" draw:text-style-name="P3" draw:layer="layout" svg:width="0.069cm" svg:height="0.069cm" svg:x="4.364cm" svg:y="4.712cm" svg:viewBox="0 0 70 70" svg:d="M70 35c0 19-15 35-35 35s-35-16-35-35c0-20 15-35 35-35s35 15 35 35z">
          <text:p/>
        </draw:path>
        <draw:path draw:style-name="gr8" draw:text-style-name="P3" draw:layer="layout" svg:width="0.069cm" svg:height="0.069cm" svg:x="5.494cm" svg:y="6.364cm" svg:viewBox="0 0 70 70" svg:d="M70 35c0 19-16 35-35 35s-35-16-35-35c0-20 16-35 35-35s35 15 35 35z">
          <text:p/>
        </draw:path>
        <draw:path draw:style-name="gr8" draw:text-style-name="P3" draw:layer="layout" svg:width="0.069cm" svg:height="0.069cm" svg:x="5.697cm" svg:y="6.161cm" svg:viewBox="0 0 70 70" svg:d="M70 36c0 19-16 34-36 34-19 0-34-15-34-34 0-20 15-36 34-36 20 0 36 16 36 36z">
          <text:p/>
        </draw:path>
        <draw:path draw:style-name="gr8" draw:text-style-name="P3" draw:layer="layout" svg:width="0.069cm" svg:height="0.069cm" svg:x="5.494cm" svg:y="6.161cm" svg:viewBox="0 0 70 70" svg:d="M70 36c0 19-16 34-35 34s-35-15-35-34c0-20 16-36 35-36s35 16 35 36z">
          <text:p/>
        </draw:path>
        <draw:path draw:style-name="gr8" draw:text-style-name="P3" draw:layer="layout" svg:width="0.069cm" svg:height="0.069cm" svg:x="5.494cm" svg:y="5.987cm" svg:viewBox="0 0 70 70" svg:d="M70 35c0 19-16 35-35 35s-35-16-35-35c0-20 16-35 35-35s35 15 35 35z">
          <text:p/>
        </draw:path>
        <draw:path draw:style-name="gr8" draw:text-style-name="P3" draw:layer="layout" svg:width="0.069cm" svg:height="0.069cm" svg:x="5.697cm" svg:y="5.987cm" svg:viewBox="0 0 70 70" svg:d="M70 35c0 19-16 35-36 35-19 0-34-16-34-35 0-20 15-35 34-35 20 0 36 15 36 35z">
          <text:p/>
        </draw:path>
        <draw:path draw:style-name="gr8" draw:text-style-name="P3" draw:layer="layout" svg:width="0.069cm" svg:height="0.069cm" svg:x="4.944cm" svg:y="6.19cm" svg:viewBox="0 0 70 70" svg:d="M70 35c0 19-16 35-36 35-19 0-34-16-34-35s15-35 34-35c20 0 36 16 36 35z">
          <text:p/>
        </draw:path>
        <draw:path draw:style-name="gr8" draw:text-style-name="P3" draw:layer="layout" svg:width="0.069cm" svg:height="0.07cm" svg:x="4.625cm" svg:y="5.262cm" svg:viewBox="0 0 70 71" svg:d="M70 36c0 19-16 35-35 35-20 0-35-16-35-35 0-20 15-36 35-36 19 0 35 16 35 36z">
          <text:p/>
        </draw:path>
        <draw:path draw:style-name="gr8" draw:text-style-name="P3" draw:layer="layout" svg:width="0.069cm" svg:height="0.069cm" svg:x="2.96cm" svg:y="5.264cm" svg:viewBox="0 0 70 70" svg:d="M70 36c0 19-15 34-35 34s-35-15-35-34c0-20 15-36 35-36s35 16 35 36z">
          <text:p/>
        </draw:path>
        <draw:path draw:style-name="gr8" draw:text-style-name="P3" draw:layer="layout" svg:width="0.069cm" svg:height="0.069cm" svg:x="2.746cm" svg:y="6.742cm" svg:viewBox="0 0 70 70" svg:d="M70 35c0 19-16 35-36 35-19 0-34-16-34-35s15-35 34-35c20 0 36 16 36 35z">
          <text:p/>
        </draw:path>
        <draw:path draw:style-name="gr8" draw:text-style-name="P3" draw:layer="layout" svg:width="0.069cm" svg:height="0.069cm" svg:x="3.773cm" svg:y="7.427cm" svg:viewBox="0 0 70 70" svg:d="M70 35c0 20-16 35-36 35-19 0-34-15-34-35 0-19 15-35 34-35 20 0 36 16 36 35z">
          <text:p/>
        </draw:path>
        <draw:path draw:style-name="gr8" draw:text-style-name="P3" draw:layer="layout" svg:width="0.069cm" svg:height="0.069cm" svg:x="3.1cm" svg:y="5.214cm" svg:viewBox="0 0 70 70" svg:d="M70 35c0 20-16 35-36 35-19 0-34-15-34-35 0-19 15-35 34-35 20 0 36 16 36 35z">
          <text:p/>
        </draw:path>
        <draw:path draw:style-name="gr8" draw:text-style-name="P3" draw:layer="layout" svg:width="0.069cm" svg:height="0.069cm" svg:x="4.147cm" svg:y="7.523cm" svg:viewBox="0 0 70 70" svg:d="M70 35c0 20-15 35-34 35-21 0-36-15-36-35 0-19 15-35 36-35 19 0 34 16 34 35z">
          <text:p/>
        </draw:path>
        <draw:path draw:style-name="gr8" draw:text-style-name="P3" draw:layer="layout" svg:width="0.069cm" svg:height="0.07cm" svg:x="3.773cm" svg:y="8.795cm" svg:viewBox="0 0 70 71" svg:d="M70 36c0 19-16 35-36 35-19 0-34-16-34-35s15-36 34-36c20 0 36 17 36 36z">
          <text:p/>
        </draw:path>
        <draw:path draw:style-name="gr8" draw:text-style-name="P3" draw:layer="layout" svg:width="0.069cm" svg:height="0.07cm" svg:x="4.001cm" svg:y="7.997cm" svg:viewBox="0 0 70 71" svg:d="M70 35c0 20-15 36-36 36-19 0-34-16-34-36 0-19 15-35 34-35 21 0 36 16 36 35z">
          <text:p/>
        </draw:path>
        <draw:path draw:style-name="gr8" draw:text-style-name="P3" draw:layer="layout" svg:width="0.07cm" svg:height="0.07cm" svg:x="2.974cm" svg:y="8.225cm" svg:viewBox="0 0 71 71" svg:d="M71 36c0 19-16 35-35 35-20 0-36-16-36-35 0-20 16-36 36-36 19 0 35 16 35 36z">
          <text:p/>
        </draw:path>
        <draw:path draw:style-name="gr8" draw:text-style-name="P3" draw:layer="layout" svg:width="0.069cm" svg:height="0.07cm" svg:x="1.719cm" svg:y="8.681cm" svg:viewBox="0 0 70 71" svg:d="M70 35c0 19-15 36-35 36-19 0-35-17-35-36s16-35 35-35c20 0 35 16 35 35z">
          <text:p/>
        </draw:path>
        <draw:path draw:style-name="gr8" draw:text-style-name="P3" draw:layer="layout" svg:width="0.069cm" svg:height="0.069cm" svg:x="3.773cm" svg:y="9.366cm" svg:viewBox="0 0 70 70" svg:d="M70 35c0 19-16 35-36 35-19 0-34-16-34-35s15-35 34-35c20 0 36 16 36 35z">
          <text:p/>
        </draw:path>
        <draw:path draw:style-name="gr8" draw:text-style-name="P3" draw:layer="layout" svg:width="0.069cm" svg:height="0.07cm" svg:x="1.263cm" svg:y="4.916cm" svg:viewBox="0 0 70 71" svg:d="M70 36c0 19-15 35-34 35-20 0-36-16-36-35 0-20 16-36 36-36 19 0 34 16 34 36z">
          <text:p/>
        </draw:path>
        <draw:path draw:style-name="gr8" draw:text-style-name="P3" draw:layer="layout" svg:width="0.069cm" svg:height="0.069cm" svg:x="0.85cm" svg:y="7.584cm" svg:viewBox="0 0 70 70" svg:d="M70 35c0 20-16 35-35 35s-35-15-35-35c0-19 16-35 35-35s35 16 35 35z">
          <text:p/>
        </draw:path>
        <draw:path draw:style-name="gr8" draw:text-style-name="P3" draw:layer="layout" svg:width="0.069cm" svg:height="0.069cm" svg:x="1.149cm" svg:y="6.4cm" svg:viewBox="0 0 70 70" svg:d="M70 34c0 19-17 36-36 36s-34-17-34-36 15-34 34-34 36 15 36 34z">
          <text:p/>
        </draw:path>
        <draw:path draw:style-name="gr8" draw:text-style-name="P3" draw:layer="layout" svg:width="0.069cm" svg:height="0.07cm" svg:x="1.149cm" svg:y="6.856cm" svg:viewBox="0 0 70 71" svg:d="M70 36c0 19-17 35-36 35s-34-16-34-35c0-20 15-36 34-36s36 16 36 36z">
          <text:p/>
        </draw:path>
        <draw:frame draw:style-name="standard" draw:layer="layout" svg:width="20.356cm" svg:height="17.188cm" svg:x="0.393cm" svg:y="11.7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4">C1, C2, C3, </text:p>
              </table:table-cell>
              <table:table-cell table:style-name="ce2">
                <text:p text:style-name="P4">3</text:p>
              </table:table-cell>
              <table:table-cell>
                <text:p text:style-name="P4">10uF</text:p>
              </table:table-cell>
              <table:table-cell>
                <text:p text:style-name="P4">C</text:p>
              </table:table-cell>
              <table:table-cell>
                <text:p text:style-name="P4">Capacitor_SMD:C_0805_2012Metric</text:p>
              </table:table-cell>
            </table:table-row>
            <table:table-row table:style-name="ro2" table:default-cell-style-name="ce1">
              <table:table-cell>
                <text:p text:style-name="P4">C4, C22, C23, C25, C26, C27, C28, C50, C51, C53, C54, C55, C56, C61, C62, C80, C81, C83, C84, C85, C86, C108, C109, C111, C112, C113, C114, </text:p>
              </table:table-cell>
              <table:table-cell table:style-name="ce2">
                <text:p text:style-name="P4">27</text:p>
              </table:table-cell>
              <table:table-cell>
                <text:p text:style-name="P4">100n</text:p>
              </table:table-cell>
              <table:table-cell>
                <text:p text:style-name="P4">C</text:p>
              </table:table-cell>
              <table:table-cell>
                <text:p text:style-name="P4">Capacitor_SMD:C_0603_1608Metric</text:p>
              </table:table-cell>
            </table:table-row>
            <table:table-row table:style-name="ro3" table:default-cell-style-name="ce1">
              <table:table-cell>
                <text:p text:style-name="P4">C5, C6, C7, C8, C9, C10, C11, C12, C15, C18, C21, C24, C33, C34, C35, C36, C37, C38, C39, C40, C43, C46, C49, C52, C63, C64, C65, C66, C67, C68, C69, C70, C71, C74, C75, C76, C91, C92, C93, C94, C95, C96, C97, C98, C99, C102, C103, C104, </text:p>
              </table:table-cell>
              <table:table-cell table:style-name="ce2">
                <text:p text:style-name="P4">48</text:p>
              </table:table-cell>
              <table:table-cell>
                <text:p text:style-name="P4">10n</text:p>
              </table:table-cell>
              <table:table-cell>
                <text:p text:style-name="P4">C</text:p>
              </table:table-cell>
              <table:table-cell>
                <text:p text:style-name="P4">Capacitor_SMD:C_0402_1005Metric</text:p>
              </table:table-cell>
            </table:table-row>
            <table:table-row table:style-name="ro4" table:default-cell-style-name="ce1">
              <table:table-cell>
                <text:p text:style-name="P4">C13, C14, C29, C30, C41, C42, C57, C58, C72, C73, C87, C88, C100, C101, C115, C116, </text:p>
              </table:table-cell>
              <table:table-cell table:style-name="ce2">
                <text:p text:style-name="P4">16</text:p>
              </table:table-cell>
              <table:table-cell>
                <text:p text:style-name="P4">3.3p</text:p>
              </table:table-cell>
              <table:table-cell>
                <text:p text:style-name="P4">C</text:p>
              </table:table-cell>
              <table:table-cell>
                <text:p text:style-name="P4">Capacitor_SMD:C_0603_1608Metric</text:p>
              </table:table-cell>
            </table:table-row>
            <table:table-row table:style-name="ro4" table:default-cell-style-name="ce1">
              <table:table-cell>
                <text:p text:style-name="P4">C16, C17, C31, C32, C44, C45, C59, C60, C77, C78, C89, C90, C105, C106, C117, C118, </text:p>
              </table:table-cell>
              <table:table-cell table:style-name="ce2">
                <text:p text:style-name="P4">16</text:p>
              </table:table-cell>
              <table:table-cell>
                <text:p text:style-name="P4">27p</text:p>
              </table:table-cell>
              <table:table-cell>
                <text:p text:style-name="P4">C</text:p>
              </table:table-cell>
              <table:table-cell>
                <text:p text:style-name="P4">Capacitor_SMD:C_0603_1608Metric</text:p>
              </table:table-cell>
            </table:table-row>
            <table:table-row table:style-name="ro5" table:default-cell-style-name="ce1">
              <table:table-cell>
                <text:p text:style-name="P4">C19, C20, C47, C48, C79, C82, C107, C110, </text:p>
              </table:table-cell>
              <table:table-cell table:style-name="ce2">
                <text:p text:style-name="P4">8</text:p>
              </table:table-cell>
              <table:table-cell>
                <text:p text:style-name="P4">10n</text:p>
              </table:table-cell>
              <table:table-cell>
                <text:p text:style-name="P4">C</text:p>
              </table:table-cell>
              <table:table-cell>
                <text:p text:style-name="P4">Capacitor_SMD:C_0603_1608Metric</text:p>
              </table:table-cell>
            </table:table-row>
            <table:table-row table:style-name="ro5" table:default-cell-style-name="ce1">
              <table:table-cell>
                <text:p text:style-name="P4">D1, D11, </text:p>
              </table:table-cell>
              <table:table-cell table:style-name="ce2">
                <text:p text:style-name="P4">2</text:p>
              </table:table-cell>
              <table:table-cell>
                <text:p text:style-name="P4">&gt; 4V</text:p>
              </table:table-cell>
              <table:table-cell>
                <text:p text:style-name="P4">LED</text:p>
              </table:table-cell>
              <table:table-cell>
                <text:p text:style-name="P4">LED_SMD:LED_0603_1608Metric</text:p>
              </table:table-cell>
            </table:table-row>
            <table:table-row table:style-name="ro5" table:default-cell-style-name="ce1">
              <table:table-cell>
                <text:p text:style-name="P4">D2, D12, </text:p>
              </table:table-cell>
              <table:table-cell table:style-name="ce2">
                <text:p text:style-name="P4">2</text:p>
              </table:table-cell>
              <table:table-cell>
                <text:p text:style-name="P4">PECL 3.7V</text:p>
              </table:table-cell>
              <table:table-cell>
                <text:p text:style-name="P4">LED</text:p>
              </table:table-cell>
              <table:table-cell>
                <text:p text:style-name="P4">LED_SMD:LED_0603_1608Metric</text:p>
              </table:table-cell>
            </table:table-row>
            <table:table-row table:style-name="ro5" table:default-cell-style-name="ce1">
              <table:table-cell>
                <text:p text:style-name="P4">D3, D13, </text:p>
              </table:table-cell>
              <table:table-cell table:style-name="ce2">
                <text:p text:style-name="P4">2</text:p>
              </table:table-cell>
              <table:table-cell>
                <text:p text:style-name="P4">CMOS 5 2.5V</text:p>
              </table:table-cell>
              <table:table-cell>
                <text:p text:style-name="P4">LED</text:p>
              </table:table-cell>
              <table:table-cell>
                <text:p text:style-name="P4">LED_SMD:LED_0603_1608Metric</text:p>
              </table:table-cell>
            </table:table-row>
            <table:table-row table:style-name="ro5" table:default-cell-style-name="ce1">
              <table:table-cell>
                <text:p text:style-name="P4">D4, D14, </text:p>
              </table:table-cell>
              <table:table-cell table:style-name="ce2">
                <text:p text:style-name="P4">2</text:p>
              </table:table-cell>
              <table:table-cell>
                <text:p text:style-name="P4">CMOS 3.3 1.65V</text:p>
              </table:table-cell>
              <table:table-cell>
                <text:p text:style-name="P4">LED</text:p>
              </table:table-cell>
              <table:table-cell>
                <text:p text:style-name="P4">LED_SMD:LED_0603_1608Metric</text:p>
              </table:table-cell>
            </table:table-row>
            <table:table-row table:style-name="ro5" table:default-cell-style-name="ce1">
              <table:table-cell>
                <text:p text:style-name="P4">D5, D15, </text:p>
              </table:table-cell>
              <table:table-cell table:style-name="ce2">
                <text:p text:style-name="P4">2</text:p>
              </table:table-cell>
              <table:table-cell>
                <text:p text:style-name="P4">TTL 1.4V</text:p>
              </table:table-cell>
              <table:table-cell>
                <text:p text:style-name="P4">LED</text:p>
              </table:table-cell>
              <table:table-cell>
                <text:p text:style-name="P4">LED_SMD:LED_0603_1608Metric</text:p>
              </table:table-cell>
            </table:table-row>
            <table:table-row table:style-name="ro5" table:default-cell-style-name="ce1">
              <table:table-cell>
                <text:p text:style-name="P4">D6, D16, </text:p>
              </table:table-cell>
              <table:table-cell table:style-name="ce2">
                <text:p text:style-name="P4">2</text:p>
              </table:table-cell>
              <table:table-cell>
                <text:p text:style-name="P4">LVDS 1.2V</text:p>
              </table:table-cell>
              <table:table-cell>
                <text:p text:style-name="P4">LED</text:p>
              </table:table-cell>
              <table:table-cell>
                <text:p text:style-name="P4">LED_SMD:LED_0603_1608Metric</text:p>
              </table:table-cell>
            </table:table-row>
            <table:table-row table:style-name="ro5" table:default-cell-style-name="ce1">
              <table:table-cell>
                <text:p text:style-name="P4">D7, D17, </text:p>
              </table:table-cell>
              <table:table-cell table:style-name="ce2">
                <text:p text:style-name="P4">2</text:p>
              </table:table-cell>
              <table:table-cell>
                <text:p text:style-name="P4">CMOS 1.8 0.9V</text:p>
              </table:table-cell>
              <table:table-cell>
                <text:p text:style-name="P4">LED</text:p>
              </table:table-cell>
              <table:table-cell>
                <text:p text:style-name="P4">LED_SMD:LED_0603_1608Metric</text:p>
              </table:table-cell>
            </table:table-row>
            <table:table-row table:style-name="ro5" table:default-cell-style-name="ce1">
              <table:table-cell>
                <text:p text:style-name="P4">D8, D18, </text:p>
              </table:table-cell>
              <table:table-cell table:style-name="ce2">
                <text:p text:style-name="P4">2</text:p>
              </table:table-cell>
              <table:table-cell>
                <text:p text:style-name="P4">0V</text:p>
              </table:table-cell>
              <table:table-cell>
                <text:p text:style-name="P4">LED</text:p>
              </table:table-cell>
              <table:table-cell>
                <text:p text:style-name="P4">LED_SMD:LED_0603_1608Metric</text:p>
              </table:table-cell>
            </table:table-row>
            <table:table-row table:style-name="ro5" table:default-cell-style-name="ce1">
              <table:table-cell>
                <text:p text:style-name="P4">D9, D19, </text:p>
              </table:table-cell>
              <table:table-cell table:style-name="ce2">
                <text:p text:style-name="P4">2</text:p>
              </table:table-cell>
              <table:table-cell>
                <text:p text:style-name="P4">ECL -1.3V</text:p>
              </table:table-cell>
              <table:table-cell>
                <text:p text:style-name="P4">LED</text:p>
              </table:table-cell>
              <table:table-cell>
                <text:p text:style-name="P4">LED_SMD:LED_0603_1608Metric</text:p>
              </table:table-cell>
            </table:table-row>
            <table:table-row table:style-name="ro5" table:default-cell-style-name="ce1">
              <table:table-cell>
                <text:p text:style-name="P4">D10, D20, </text:p>
              </table:table-cell>
              <table:table-cell table:style-name="ce2">
                <text:p text:style-name="P4">2</text:p>
              </table:table-cell>
              <table:table-cell>
                <text:p text:style-name="P4">&lt; -2V</text:p>
              </table:table-cell>
              <table:table-cell>
                <text:p text:style-name="P4">LED</text:p>
              </table:table-cell>
              <table:table-cell>
                <text:p text:style-name="P4">LED_SMD:LED_0603_1608Metric</text:p>
              </table:table-cell>
            </table:table-row>
            <table:table-row table:style-name="ro6" table:default-cell-style-name="ce1">
              <table:table-cell>
                <text:p text:style-name="P4">J1, </text:p>
              </table:table-cell>
              <table:table-cell table:style-name="ce2">
                <text:p text:style-name="P4">1</text:p>
              </table:table-cell>
              <table:table-cell>
                <text:p text:style-name="P4">scope</text:p>
              </table:table-cell>
              <table:table-cell/>
              <table:table-cell>
                <text:p text:style-name="P4">Connector_IDC:IDC-Header_2x25_P2.54mm_Vertical</text:p>
              </table:table-cell>
            </table:table-row>
            <table:table-row table:style-name="ro6" table:default-cell-style-name="ce1">
              <table:table-cell>
                <text:p text:style-name="P4">J2, J7, </text:p>
              </table:table-cell>
              <table:table-cell table:style-name="ce2">
                <text:p text:style-name="P4">2</text:p>
              </table:table-cell>
              <table:table-cell>
                <text:p text:style-name="P4">in</text:p>
              </table:table-cell>
              <table:table-cell/>
              <table:table-cell>
                <text:p text:style-name="P4">Connector_PinSocket_2.54mm:PinSocket_2x08_P2.54mm_Vertical</text:p>
              </table:table-cell>
            </table:table-row>
            <table:table-row table:style-name="ro6" table:default-cell-style-name="ce1">
              <table:table-cell>
                <text:p text:style-name="P4">J8, </text:p>
              </table:table-cell>
              <table:table-cell table:style-name="ce2">
                <text:p text:style-name="P4">1</text:p>
              </table:table-cell>
              <table:table-cell>
                <text:p text:style-name="P4">Conn_02x03_Odd_Even</text:p>
              </table:table-cell>
              <table:table-cell/>
              <table:table-cell>
                <text:p text:style-name="P4">Connector_PinSocket_2.54mm:PinSocket_2x03_P2.54mm_Vertical</text:p>
              </table:table-cell>
            </table:table-row>
            <table:table-row table:style-name="ro6" table:default-cell-style-name="ce1">
              <table:table-cell>
                <text:p text:style-name="P4">J9, </text:p>
              </table:table-cell>
              <table:table-cell table:style-name="ce2">
                <text:p text:style-name="P4">1</text:p>
              </table:table-cell>
              <table:table-cell>
                <text:p text:style-name="P4">Conn_01x04_Female</text:p>
              </table:table-cell>
              <table:table-cell/>
              <table:table-cell>
                <text:p text:style-name="P4">Connector_PinHeader_2.54mm:PinHeader_1x04_P2.54mm_Vertical</text:p>
              </table:table-cell>
            </table:table-row>
            <table:table-row table:style-name="ro4" table:default-cell-style-name="ce1">
              <table:table-cell>
                <text:p text:style-name="P4">R1, R2, R9, R10, R17, R18, R25, R26, R38, R39, R46, R47, R54, R55, R62, R63, </text:p>
              </table:table-cell>
              <table:table-cell table:style-name="ce2">
                <text:p text:style-name="P4">16</text:p>
              </table:table-cell>
              <table:table-cell table:style-name="ce2">
                <text:p text:style-name="P4">300</text:p>
              </table:table-cell>
              <table:table-cell>
                <text:p text:style-name="P4">R</text:p>
              </table:table-cell>
              <table:table-cell>
                <text:p text:style-name="P4">Resistor_SMD:R_0603_1608Metric</text:p>
              </table:table-cell>
            </table:table-row>
            <table:table-row table:style-name="ro4" table:default-cell-style-name="ce1">
              <table:table-cell>
                <text:p text:style-name="P4">R3, R4, R11, R12, R19, R20, R27, R28, R40, R41, R48, R49, R56, R57, R64, R65, </text:p>
              </table:table-cell>
              <table:table-cell table:style-name="ce2">
                <text:p text:style-name="P4">16</text:p>
              </table:table-cell>
              <table:table-cell table:style-name="ce2">
                <text:p text:style-name="P4">497</text:p>
              </table:table-cell>
              <table:table-cell>
                <text:p text:style-name="P4">R</text:p>
              </table:table-cell>
              <table:table-cell>
                <text:p text:style-name="P4">Resistor_SMD:R_0603_1608Metric</text:p>
              </table:table-cell>
            </table:table-row>
            <table:table-row table:style-name="ro4" table:default-cell-style-name="ce1">
              <table:table-cell>
                <text:p text:style-name="P4">R5, R6, R13, R14, R21, R22, R29, R30, R42, R43, R50, R51, R58, R59, R66, R67, </text:p>
              </table:table-cell>
              <table:table-cell table:style-name="ce2">
                <text:p text:style-name="P4">16</text:p>
              </table:table-cell>
              <table:table-cell>
                <text:p text:style-name="P4">90k8</text:p>
              </table:table-cell>
              <table:table-cell>
                <text:p text:style-name="P4">R</text:p>
              </table:table-cell>
              <table:table-cell>
                <text:p text:style-name="P4">Resistor_SMD:R_0603_1608Metric</text:p>
              </table:table-cell>
            </table:table-row>
            <table:table-row table:style-name="ro4" table:default-cell-style-name="ce1">
              <table:table-cell>
                <text:p text:style-name="P4">R7, R8, R15, R16, R23, R24, R31, R32, R44, R45, R52, R53, R60, R61, R68, R69, </text:p>
              </table:table-cell>
              <table:table-cell table:style-name="ce2">
                <text:p text:style-name="P4">16</text:p>
              </table:table-cell>
              <table:table-cell>
                <text:p text:style-name="P4">10k</text:p>
              </table:table-cell>
              <table:table-cell>
                <text:p text:style-name="P4">R</text:p>
              </table:table-cell>
              <table:table-cell>
                <text:p text:style-name="P4">Resistor_SMD:R_0603_1608Metric</text:p>
              </table:table-cell>
            </table:table-row>
            <table:table-row table:style-name="ro5" table:default-cell-style-name="ce1">
              <table:table-cell>
                <text:p text:style-name="P4">R33, R34, R35, R36, R37, </text:p>
              </table:table-cell>
              <table:table-cell table:style-name="ce2">
                <text:p text:style-name="P4">5</text:p>
              </table:table-cell>
              <table:table-cell table:style-name="ce2">
                <text:p text:style-name="P4">220</text:p>
              </table:table-cell>
              <table:table-cell>
                <text:p text:style-name="P4">R</text:p>
              </table:table-cell>
              <table:table-cell>
                <text:p text:style-name="P4">Resistor_SMD:R_0603_1608Metric</text:p>
              </table:table-cell>
            </table:table-row>
            <table:table-row table:style-name="ro5" table:default-cell-style-name="ce1">
              <table:table-cell>
                <text:p text:style-name="P4">RN1, RN3, RN5, RN7, RN9, RN11, RN13, RN15, </text:p>
              </table:table-cell>
              <table:table-cell table:style-name="ce2">
                <text:p text:style-name="P4">8</text:p>
              </table:table-cell>
              <table:table-cell table:style-name="ce2">
                <text:p text:style-name="P4">200</text:p>
              </table:table-cell>
              <table:table-cell>
                <text:p text:style-name="P4">R_Pack04</text:p>
              </table:table-cell>
              <table:table-cell>
                <text:p text:style-name="P4">Resistor_SMD:R_Array_Convex_4x0603</text:p>
              </table:table-cell>
            </table:table-row>
            <table:table-row table:style-name="ro5" table:default-cell-style-name="ce1">
              <table:table-cell>
                <text:p text:style-name="P4">RN2, RN4, RN6, RN8, RN10, RN12, RN14, RN16, </text:p>
              </table:table-cell>
              <table:table-cell table:style-name="ce2">
                <text:p text:style-name="P4">8</text:p>
              </table:table-cell>
              <table:table-cell>
                <text:p text:style-name="P4">49R9</text:p>
              </table:table-cell>
              <table:table-cell>
                <text:p text:style-name="P4">R_Pack04</text:p>
              </table:table-cell>
              <table:table-cell>
                <text:p text:style-name="P4">Resistor_SMD:R_Array_Convex_4x0603</text:p>
              </table:table-cell>
            </table:table-row>
            <table:table-row table:style-name="ro5" table:default-cell-style-name="ce1">
              <table:table-cell>
                <text:p text:style-name="P4">U1, </text:p>
              </table:table-cell>
              <table:table-cell table:style-name="ce2">
                <text:p text:style-name="P4">1</text:p>
              </table:table-cell>
              <table:table-cell>
                <text:p text:style-name="P4">ATtiny44A-SS</text:p>
              </table:table-cell>
              <table:table-cell>
                <text:p text:style-name="P4">ATtiny44A-SS</text:p>
              </table:table-cell>
              <table:table-cell>
                <text:p text:style-name="P4">Package_SO:SOIC-14_3.9x8.7mm_P1.27mm</text:p>
              </table:table-cell>
            </table:table-row>
            <table:table-row table:style-name="ro7" table:default-cell-style-name="ce1">
              <table:table-cell>
                <text:p text:style-name="P4">U2, U3, U4, U5, </text:p>
              </table:table-cell>
              <table:table-cell table:style-name="ce2">
                <text:p text:style-name="P4">4</text:p>
              </table:table-cell>
              <table:table-cell>
                <text:p text:style-name="P4">LMH7324</text:p>
              </table:table-cell>
              <table:table-cell>
                <text:p text:style-name="P4">LMH7324</text:p>
              </table:table-cell>
              <table:table-cell>
                <text:p text:style-name="P4">Package_DFN_QFN:WQFN-32-1EP_5x5mm_P0.5mm_EP3.1x3.1mm</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6-30T15:59:44.775734630</dc:date>
    <meta:editing-duration>PT5M36S</meta:editing-duration>
    <meta:editing-cycles>1</meta:editing-cycles>
    <meta:document-statistic meta:object-count="3663"/>
    <meta:generator>LibreOffice/7.5.4.2$Linux_X86_64 LibreOffice_project/50$Build-2</meta:generator>
  </office:meta>
</office:document-meta>
</file>